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xgb_val" table:style-name="ta1">
        <table:table-column table:style-name="co1" table:number-columns-repeated="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y_val</text:p>
          </table:table-cell>
          <table:table-cell office:value-type="string" calcext:value-type="string">
            <text:p>y_pred</text:p>
          </table:table-cell>
          <table:table-cell office:value-type="string" calcext:value-type="string">
            <text:p>y_pca_val</text:p>
          </table:table-cell>
          <table:table-cell office:value-type="string" calcext:value-type="string">
            <text:p>y_pca_pred</text:p>
          </table:table-cell>
          <table:table-cell/>
          <table:table-cell office:value-type="string" calcext:value-type="string">
            <text:p>diff_y</text:p>
          </table:table-cell>
          <table:table-cell office:value-type="string" calcext:value-type="string">
            <text:p>diff_pred</text:p>
          </table:table-cell>
          <table:table-cell office:value-type="string" calcext:value-type="string">
            <text:p>diff_pred_pca</text:p>
          </table:table-cell>
          <table:table-cell office:value-type="string" calcext:value-type="string">
            <text:p>dii_of_dii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menad_diff</text:p>
          </table:table-cell>
        </table:table-row>
        <table:table-row table:style-name="ro1">
          <table:table-cell office:value-type="float" office:value="73.45" calcext:value-type="float">
            <text:p>73.45</text:p>
          </table:table-cell>
          <table:table-cell office:value-type="float" office:value="79.1687545776367" calcext:value-type="float">
            <text:p>79.1687545776</text:p>
          </table:table-cell>
          <table:table-cell office:value-type="float" office:value="73.45" calcext:value-type="float">
            <text:p>73.45</text:p>
          </table:table-cell>
          <table:table-cell office:value-type="float" office:value="81.3861236572266" calcext:value-type="float">
            <text:p>81.3861236572</text:p>
          </table:table-cell>
          <table:table-cell/>
          <table:table-cell table:formula="of:=[.A2]-[.C2]" office:value-type="float" office:value="0" calcext:value-type="float">
            <text:p>0</text:p>
          </table:table-cell>
          <table:table-cell table:formula="of:=([.A2]-[.B2])^2" office:value-type="float" office:value="32.7041539192409" calcext:value-type="float">
            <text:p>32.7041539192</text:p>
          </table:table-cell>
          <table:table-cell table:formula="of:=([.C2]-[.D2])^2" office:value-type="float" office:value="62.9820587027911" calcext:value-type="float">
            <text:p>62.9820587028</text:p>
          </table:table-cell>
          <table:table-cell table:formula="of:=[.G2]-[.H2]" office:value-type="float" office:value="-30.2779047835502" calcext:value-type="float">
            <text:p>-30.2779047836</text:p>
          </table:table-cell>
          <table:table-cell table:formula="of:=([.A2]-(([.B2]+[.D2])/2))^2" office:value-type="float" office:value="46.6139249022357" calcext:value-type="float">
            <text:p>46.6139249022</text:p>
          </table:table-cell>
          <table:table-cell table:formula="of:=([.A2]-100.04)^2" office:value-type="float" office:value="707.0281" calcext:value-type="float">
            <text:p>707.0281</text:p>
          </table:table-cell>
        </table:table-row>
        <table:table-row table:style-name="ro1">
          <table:table-cell office:value-type="float" office:value="73.52" calcext:value-type="float">
            <text:p>73.52</text:p>
          </table:table-cell>
          <table:table-cell office:value-type="float" office:value="79.3480224609375" calcext:value-type="float">
            <text:p>79.3480224609</text:p>
          </table:table-cell>
          <table:table-cell office:value-type="float" office:value="73.52" calcext:value-type="float">
            <text:p>73.52</text:p>
          </table:table-cell>
          <table:table-cell office:value-type="float" office:value="88.8508529663086" calcext:value-type="float">
            <text:p>88.8508529663</text:p>
          </table:table-cell>
          <table:table-cell/>
          <table:table-cell table:formula="of:=[.A3]-[.C3]" office:value-type="float" office:value="0" calcext:value-type="float">
            <text:p>0</text:p>
          </table:table-cell>
          <table:table-cell table:formula="of:=([.A3]-[.B3])^2" office:value-type="float" office:value="33.965845805192" calcext:value-type="float">
            <text:p>33.9658458052</text:p>
          </table:table-cell>
          <table:table-cell table:formula="of:=([.C3]-[.D3])^2" office:value-type="float" office:value="235.035052674573" calcext:value-type="float">
            <text:p>235.0350526746</text:p>
          </table:table-cell>
          <table:table-cell table:formula="of:=[.G3]-[.H3]" office:value-type="float" office:value="-201.069206869381" calcext:value-type="float">
            <text:p>-201.0692068694</text:p>
          </table:table-cell>
          <table:table-cell table:formula="of:=([.A3]-(([.B3]+[.D3])/2))^2" office:value-type="float" office:value="111.92450233643" calcext:value-type="float">
            <text:p>111.9245023364</text:p>
          </table:table-cell>
          <table:table-cell table:formula="of:=([.A3]-100.04)^2" office:value-type="float" office:value="703.310400000001" calcext:value-type="float">
            <text:p>703.3104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78.7807388305664" calcext:value-type="float">
            <text:p>78.7807388306</text:p>
          </table:table-cell>
          <table:table-cell office:value-type="float" office:value="73.7" calcext:value-type="float">
            <text:p>73.7</text:p>
          </table:table-cell>
          <table:table-cell office:value-type="float" office:value="80.0013580322266" calcext:value-type="float">
            <text:p>80.0013580322</text:p>
          </table:table-cell>
          <table:table-cell/>
          <table:table-cell table:formula="of:=[.A4]-[.C4]" office:value-type="float" office:value="0" calcext:value-type="float">
            <text:p>0</text:p>
          </table:table-cell>
          <table:table-cell table:formula="of:=([.A4]-[.B4])^2" office:value-type="float" office:value="25.8139070644253" calcext:value-type="float">
            <text:p>25.8139070644</text:p>
          </table:table-cell>
          <table:table-cell table:formula="of:=([.C4]-[.D4])^2" office:value-type="float" office:value="39.7071130503062" calcext:value-type="float">
            <text:p>39.7071130503</text:p>
          </table:table-cell>
          <table:table-cell table:formula="of:=[.G4]-[.H4]" office:value-type="float" office:value="-13.8932059858809" calcext:value-type="float">
            <text:p>-13.8932059859</text:p>
          </table:table-cell>
          <table:table-cell table:formula="of:=([.A4]-(([.B4]+[.D4])/2))^2" office:value-type="float" office:value="32.3880322485004" calcext:value-type="float">
            <text:p>32.3880322485</text:p>
          </table:table-cell>
          <table:table-cell table:formula="of:=([.A4]-100.04)^2" office:value-type="float" office:value="693.7956" calcext:value-type="float">
            <text:p>693.7956</text:p>
          </table:table-cell>
        </table:table-row>
        <table:table-row table:style-name="ro1">
          <table:table-cell office:value-type="float" office:value="73.71" calcext:value-type="float">
            <text:p>73.71</text:p>
          </table:table-cell>
          <table:table-cell office:value-type="float" office:value="78.7693786621094" calcext:value-type="float">
            <text:p>78.7693786621</text:p>
          </table:table-cell>
          <table:table-cell office:value-type="float" office:value="73.71" calcext:value-type="float">
            <text:p>73.71</text:p>
          </table:table-cell>
          <table:table-cell office:value-type="float" office:value="77.3710708618164" calcext:value-type="float">
            <text:p>77.3710708618</text:p>
          </table:table-cell>
          <table:table-cell/>
          <table:table-cell table:formula="of:=[.A5]-[.C5]" office:value-type="float" office:value="0" calcext:value-type="float">
            <text:p>0</text:p>
          </table:table-cell>
          <table:table-cell table:formula="of:=([.A5]-[.B5])^2" office:value-type="float" office:value="25.5973124466077" calcext:value-type="float">
            <text:p>25.5973124466</text:p>
          </table:table-cell>
          <table:table-cell table:formula="of:=([.C5]-[.D5])^2" office:value-type="float" office:value="13.4034398552412" calcext:value-type="float">
            <text:p>13.4034398552</text:p>
          </table:table-cell>
          <table:table-cell table:formula="of:=[.G5]-[.H5]" office:value-type="float" office:value="12.1938725913665" calcext:value-type="float">
            <text:p>12.1938725914</text:p>
          </table:table-cell>
          <table:table-cell table:formula="of:=([.A5]-(([.B5]+[.D5])/2))^2" office:value-type="float" office:value="19.0115599748344" calcext:value-type="float">
            <text:p>19.0115599748</text:p>
          </table:table-cell>
          <table:table-cell table:formula="of:=([.A5]-100.04)^2" office:value-type="float" office:value="693.268900000001" calcext:value-type="float">
            <text:p>693.26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8.5756759643555" calcext:value-type="float">
            <text:p>78.5756759644</text:p>
          </table:table-cell>
          <table:table-cell office:value-type="float" office:value="74" calcext:value-type="float">
            <text:p>74</text:p>
          </table:table-cell>
          <table:table-cell office:value-type="float" office:value="77.7852325439453" calcext:value-type="float">
            <text:p>77.7852325439</text:p>
          </table:table-cell>
          <table:table-cell/>
          <table:table-cell table:formula="of:=[.A6]-[.C6]" office:value-type="float" office:value="0" calcext:value-type="float">
            <text:p>0</text:p>
          </table:table-cell>
          <table:table-cell table:formula="of:=([.A6]-[.B6])^2" office:value-type="float" office:value="20.9368105307803" calcext:value-type="float">
            <text:p>20.9368105308</text:p>
          </table:table-cell>
          <table:table-cell table:formula="of:=([.C6]-[.D6])^2" office:value-type="float" office:value="14.3279854117427" calcext:value-type="float">
            <text:p>14.3279854117</text:p>
          </table:table-cell>
          <table:table-cell table:formula="of:=[.G6]-[.H6]" office:value-type="float" office:value="6.60882511903765" calcext:value-type="float">
            <text:p>6.608825119</text:p>
          </table:table-cell>
          <table:table-cell table:formula="of:=([.A6]-(([.B6]+[.D6])/2))^2" office:value-type="float" office:value="17.4761977710441" calcext:value-type="float">
            <text:p>17.476197771</text:p>
          </table:table-cell>
          <table:table-cell table:formula="of:=([.A6]-100.04)^2" office:value-type="float" office:value="678.0816" calcext:value-type="float">
            <text:p>678.0816</text:p>
          </table:table-cell>
        </table:table-row>
        <table:table-row table:style-name="ro1">
          <table:table-cell office:value-type="float" office:value="74.87" calcext:value-type="float">
            <text:p>74.87</text:p>
          </table:table-cell>
          <table:table-cell office:value-type="float" office:value="79.0889282226563" calcext:value-type="float">
            <text:p>79.0889282227</text:p>
          </table:table-cell>
          <table:table-cell office:value-type="float" office:value="74.87" calcext:value-type="float">
            <text:p>74.87</text:p>
          </table:table-cell>
          <table:table-cell office:value-type="float" office:value="76.8815155029297" calcext:value-type="float">
            <text:p>76.8815155029</text:p>
          </table:table-cell>
          <table:table-cell/>
          <table:table-cell table:formula="of:=[.A7]-[.C7]" office:value-type="float" office:value="0" calcext:value-type="float">
            <text:p>0</text:p>
          </table:table-cell>
          <table:table-cell table:formula="of:=([.A7]-[.B7])^2" office:value-type="float" office:value="17.7993553479254" calcext:value-type="float">
            <text:p>17.7993553479</text:p>
          </table:table-cell>
          <table:table-cell table:formula="of:=([.C7]-[.D7])^2" office:value-type="float" office:value="4.04619461852646" calcext:value-type="float">
            <text:p>4.0461946185</text:p>
          </table:table-cell>
          <table:table-cell table:formula="of:=[.G7]-[.H7]" office:value-type="float" office:value="13.7531607293989" calcext:value-type="float">
            <text:p>13.7531607294</text:p>
          </table:table-cell>
          <table:table-cell table:formula="of:=([.A7]-(([.B7]+[.D7])/2))^2" office:value-type="float" office:value="9.70460725442327" calcext:value-type="float">
            <text:p>9.7046072544</text:p>
          </table:table-cell>
          <table:table-cell table:formula="of:=([.A7]-100.04)^2" office:value-type="float" office:value="633.5289" calcext:value-type="float">
            <text:p>633.5289</text:p>
          </table:table-cell>
        </table:table-row>
        <table:table-row table:style-name="ro1">
          <table:table-cell office:value-type="float" office:value="74.99" calcext:value-type="float">
            <text:p>74.99</text:p>
          </table:table-cell>
          <table:table-cell office:value-type="float" office:value="78.3690567016602" calcext:value-type="float">
            <text:p>78.3690567017</text:p>
          </table:table-cell>
          <table:table-cell office:value-type="float" office:value="74.99" calcext:value-type="float">
            <text:p>74.99</text:p>
          </table:table-cell>
          <table:table-cell office:value-type="float" office:value="78.1767807006836" calcext:value-type="float">
            <text:p>78.1767807007</text:p>
          </table:table-cell>
          <table:table-cell/>
          <table:table-cell table:formula="of:=[.A8]-[.C8]" office:value-type="float" office:value="0" calcext:value-type="float">
            <text:p>0</text:p>
          </table:table-cell>
          <table:table-cell table:formula="of:=([.A8]-[.B8])^2" office:value-type="float" office:value="11.4180241930344" calcext:value-type="float">
            <text:p>11.418024193</text:p>
          </table:table-cell>
          <table:table-cell table:formula="of:=([.C8]-[.D8])^2" office:value-type="float" office:value="10.1555712342495" calcext:value-type="float">
            <text:p>10.1555712342</text:p>
          </table:table-cell>
          <table:table-cell table:formula="of:=[.G8]-[.H8]" office:value-type="float" office:value="1.262452958785" calcext:value-type="float">
            <text:p>1.2624529588</text:p>
          </table:table-cell>
          <table:table-cell table:formula="of:=([.A8]-(([.B8]+[.D8])/2))^2" office:value-type="float" office:value="10.7775551985041" calcext:value-type="float">
            <text:p>10.7775551985</text:p>
          </table:table-cell>
          <table:table-cell table:formula="of:=([.A8]-100.04)^2" office:value-type="float" office:value="627.502500000001" calcext:value-type="float">
            <text:p>627.5025</text:p>
          </table:table-cell>
        </table:table-row>
        <table:table-row table:style-name="ro1">
          <table:table-cell office:value-type="float" office:value="75.19" calcext:value-type="float">
            <text:p>75.19</text:p>
          </table:table-cell>
          <table:table-cell office:value-type="float" office:value="78.4532318115234" calcext:value-type="float">
            <text:p>78.4532318115</text:p>
          </table:table-cell>
          <table:table-cell office:value-type="float" office:value="75.19" calcext:value-type="float">
            <text:p>75.19</text:p>
          </table:table-cell>
          <table:table-cell office:value-type="float" office:value="81.2846298217773" calcext:value-type="float">
            <text:p>81.2846298218</text:p>
          </table:table-cell>
          <table:table-cell/>
          <table:table-cell table:formula="of:=[.A9]-[.C9]" office:value-type="float" office:value="0" calcext:value-type="float">
            <text:p>0</text:p>
          </table:table-cell>
          <table:table-cell table:formula="of:=([.A9]-[.B9])^2" office:value-type="float" office:value="10.6486818557386" calcext:value-type="float">
            <text:p>10.6486818557</text:p>
          </table:table-cell>
          <table:table-cell table:formula="of:=([.C9]-[.D9])^2" office:value-type="float" office:value="37.1445126644978" calcext:value-type="float">
            <text:p>37.1445126645</text:p>
          </table:table-cell>
          <table:table-cell table:formula="of:=[.G9]-[.H9]" office:value-type="float" office:value="-26.4958308087592" calcext:value-type="float">
            <text:p>-26.4958308088</text:p>
          </table:table-cell>
          <table:table-cell table:formula="of:=([.A9]-(([.B9]+[.D9])/2))^2" office:value-type="float" office:value="21.8923935870007" calcext:value-type="float">
            <text:p>21.892393587</text:p>
          </table:table-cell>
          <table:table-cell table:formula="of:=([.A9]-100.04)^2" office:value-type="float" office:value="617.5225" calcext:value-type="float">
            <text:p>617.5225</text:p>
          </table:table-cell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float" office:value="78.7910003662109" calcext:value-type="float">
            <text:p>78.7910003662</text:p>
          </table:table-cell>
          <table:table-cell office:value-type="float" office:value="75.26" calcext:value-type="float">
            <text:p>75.26</text:p>
          </table:table-cell>
          <table:table-cell office:value-type="float" office:value="84.1427917480469" calcext:value-type="float">
            <text:p>84.142791748</text:p>
          </table:table-cell>
          <table:table-cell/>
          <table:table-cell table:formula="of:=[.A10]-[.C10]" office:value-type="float" office:value="0" calcext:value-type="float">
            <text:p>0</text:p>
          </table:table-cell>
          <table:table-cell table:formula="of:=([.A10]-[.B10])^2" office:value-type="float" office:value="12.4679635861817" calcext:value-type="float">
            <text:p>12.4679635862</text:p>
          </table:table-cell>
          <table:table-cell table:formula="of:=([.C10]-[.D10])^2" office:value-type="float" office:value="78.9039892391696" calcext:value-type="float">
            <text:p>78.9039892392</text:p>
          </table:table-cell>
          <table:table-cell table:formula="of:=[.G10]-[.H10]" office:value-type="float" office:value="-66.4360256529878" calcext:value-type="float">
            <text:p>-66.436025653</text:p>
          </table:table-cell>
          <table:table-cell table:formula="of:=([.A10]-(([.B10]+[.D10])/2))^2" office:value-type="float" office:value="38.5255586640023" calcext:value-type="float">
            <text:p>38.525558664</text:p>
          </table:table-cell>
          <table:table-cell table:formula="of:=([.A10]-100.04)^2" office:value-type="float" office:value="614.0484" calcext:value-type="float">
            <text:p>614.0484</text:p>
          </table:table-cell>
        </table:table-row>
        <table:table-row table:style-name="ro1">
          <table:table-cell office:value-type="float" office:value="75.42" calcext:value-type="float">
            <text:p>75.42</text:p>
          </table:table-cell>
          <table:table-cell office:value-type="float" office:value="78.5108489990234" calcext:value-type="float">
            <text:p>78.510848999</text:p>
          </table:table-cell>
          <table:table-cell office:value-type="float" office:value="75.42" calcext:value-type="float">
            <text:p>75.42</text:p>
          </table:table-cell>
          <table:table-cell office:value-type="float" office:value="81.83544921875" calcext:value-type="float">
            <text:p>81.8354492188</text:p>
          </table:table-cell>
          <table:table-cell/>
          <table:table-cell table:formula="of:=[.A11]-[.C11]" office:value-type="float" office:value="0" calcext:value-type="float">
            <text:p>0</text:p>
          </table:table-cell>
          <table:table-cell table:formula="of:=([.A11]-[.B11])^2" office:value-type="float" office:value="9.55334753476418" calcext:value-type="float">
            <text:p>9.5533475348</text:p>
          </table:table-cell>
          <table:table-cell table:formula="of:=([.C11]-[.D11])^2" office:value-type="float" office:value="41.15798867836" calcext:value-type="float">
            <text:p>41.1579886784</text:p>
          </table:table-cell>
          <table:table-cell table:formula="of:=[.G11]-[.H11]" office:value-type="float" office:value="-31.6046411435958" calcext:value-type="float">
            <text:p>-31.6046411436</text:p>
          </table:table-cell>
          <table:table-cell table:formula="of:=([.A11]-(([.B11]+[.D11])/2))^2" office:value-type="float" office:value="22.5924264513106" calcext:value-type="float">
            <text:p>22.5924264513</text:p>
          </table:table-cell>
          <table:table-cell table:formula="of:=([.A11]-100.04)^2" office:value-type="float" office:value="606.1444" calcext:value-type="float">
            <text:p>606.1444</text:p>
          </table:table-cell>
        </table:table-row>
        <table:table-row table:style-name="ro1">
          <table:table-cell office:value-type="float" office:value="75.86" calcext:value-type="float">
            <text:p>75.86</text:p>
          </table:table-cell>
          <table:table-cell office:value-type="float" office:value="78.399040222168" calcext:value-type="float">
            <text:p>78.3990402222</text:p>
          </table:table-cell>
          <table:table-cell office:value-type="float" office:value="75.86" calcext:value-type="float">
            <text:p>75.86</text:p>
          </table:table-cell>
          <table:table-cell office:value-type="float" office:value="80.0337753295898" calcext:value-type="float">
            <text:p>80.0337753296</text:p>
          </table:table-cell>
          <table:table-cell/>
          <table:table-cell table:formula="of:=[.A12]-[.C12]" office:value-type="float" office:value="0" calcext:value-type="float">
            <text:p>0</text:p>
          </table:table-cell>
          <table:table-cell table:formula="of:=([.A12]-[.B12])^2" office:value-type="float" office:value="6.44672524978677" calcext:value-type="float">
            <text:p>6.4467252498</text:p>
          </table:table-cell>
          <table:table-cell table:formula="of:=([.C12]-[.D12])^2" office:value-type="float" office:value="17.4204005018928" calcext:value-type="float">
            <text:p>17.4204005019</text:p>
          </table:table-cell>
          <table:table-cell table:formula="of:=[.G12]-[.H12]" office:value-type="float" office:value="-10.973675252106" calcext:value-type="float">
            <text:p>-10.9736752521</text:p>
          </table:table-cell>
          <table:table-cell table:formula="of:=([.A12]-(([.B12]+[.D12])/2))^2" office:value-type="float" office:value="11.2654731579804" calcext:value-type="float">
            <text:p>11.265473158</text:p>
          </table:table-cell>
          <table:table-cell table:formula="of:=([.A12]-100.04)^2" office:value-type="float" office:value="584.6724" calcext:value-type="float">
            <text:p>584.6724</text:p>
          </table:table-cell>
        </table:table-row>
        <table:table-row table:style-name="ro1">
          <table:table-cell office:value-type="float" office:value="76.18" calcext:value-type="float">
            <text:p>76.18</text:p>
          </table:table-cell>
          <table:table-cell office:value-type="float" office:value="78.7134704589844" calcext:value-type="float">
            <text:p>78.713470459</text:p>
          </table:table-cell>
          <table:table-cell office:value-type="float" office:value="76.18" calcext:value-type="float">
            <text:p>76.18</text:p>
          </table:table-cell>
          <table:table-cell office:value-type="float" office:value="77.7852325439453" calcext:value-type="float">
            <text:p>77.7852325439</text:p>
          </table:table-cell>
          <table:table-cell/>
          <table:table-cell table:formula="of:=[.A13]-[.C13]" office:value-type="float" office:value="0" calcext:value-type="float">
            <text:p>0</text:p>
          </table:table-cell>
          <table:table-cell table:formula="of:=([.A13]-[.B13])^2" office:value-type="float" office:value="6.41847256654647" calcext:value-type="float">
            <text:p>6.4184725665</text:p>
          </table:table-cell>
          <table:table-cell table:formula="of:=([.C13]-[.D13])^2" office:value-type="float" office:value="2.57677152014112" calcext:value-type="float">
            <text:p>2.5767715201</text:p>
          </table:table-cell>
          <table:table-cell table:formula="of:=[.G13]-[.H13]" office:value-type="float" office:value="3.84170104640535" calcext:value-type="float">
            <text:p>3.8417010464</text:p>
          </table:table-cell>
          <table:table-cell table:formula="of:=([.A13]-(([.B13]+[.D13])/2))^2" office:value-type="float" office:value="4.28221563661478" calcext:value-type="float">
            <text:p>4.2822156366</text:p>
          </table:table-cell>
          <table:table-cell table:formula="of:=([.A13]-100.04)^2" office:value-type="float" office:value="569.2996" calcext:value-type="float">
            <text:p>569.2996</text:p>
          </table:table-cell>
        </table:table-row>
        <table:table-row table:style-name="ro1">
          <table:table-cell office:value-type="float" office:value="76.27" calcext:value-type="float">
            <text:p>76.27</text:p>
          </table:table-cell>
          <table:table-cell office:value-type="float" office:value="78.5756759643555" calcext:value-type="float">
            <text:p>78.5756759644</text:p>
          </table:table-cell>
          <table:table-cell office:value-type="float" office:value="76.27" calcext:value-type="float">
            <text:p>76.27</text:p>
          </table:table-cell>
          <table:table-cell office:value-type="float" office:value="77.5069580078125" calcext:value-type="float">
            <text:p>77.5069580078</text:p>
          </table:table-cell>
          <table:table-cell/>
          <table:table-cell table:formula="of:=[.A14]-[.C14]" office:value-type="float" office:value="0" calcext:value-type="float">
            <text:p>0</text:p>
          </table:table-cell>
          <table:table-cell table:formula="of:=([.A14]-[.B14])^2" office:value-type="float" office:value="5.31614165260654" calcext:value-type="float">
            <text:p>5.3161416526</text:p>
          </table:table-cell>
          <table:table-cell table:formula="of:=([.C14]-[.D14])^2" office:value-type="float" office:value="1.53006511309148" calcext:value-type="float">
            <text:p>1.5300651131</text:p>
          </table:table-cell>
          <table:table-cell table:formula="of:=[.G14]-[.H14]" office:value-type="float" office:value="3.78607653951506" calcext:value-type="float">
            <text:p>3.7860765395</text:p>
          </table:table-cell>
          <table:table-cell table:formula="of:=([.A14]-(([.B14]+[.D14])/2))^2" office:value-type="float" office:value="3.13756386518966" calcext:value-type="float">
            <text:p>3.1375638652</text:p>
          </table:table-cell>
          <table:table-cell table:formula="of:=([.A14]-100.04)^2" office:value-type="float" office:value="565.012900000001" calcext:value-type="float">
            <text:p>565.0129</text:p>
          </table:table-cell>
        </table:table-row>
        <table:table-row table:style-name="ro1">
          <table:table-cell office:value-type="float" office:value="76.59" calcext:value-type="float">
            <text:p>76.59</text:p>
          </table:table-cell>
          <table:table-cell office:value-type="float" office:value="79.1134414672852" calcext:value-type="float">
            <text:p>79.1134414673</text:p>
          </table:table-cell>
          <table:table-cell office:value-type="float" office:value="76.59" calcext:value-type="float">
            <text:p>76.59</text:p>
          </table:table-cell>
          <table:table-cell office:value-type="float" office:value="82.3081817626953" calcext:value-type="float">
            <text:p>82.3081817627</text:p>
          </table:table-cell>
          <table:table-cell/>
          <table:table-cell table:formula="of:=[.A15]-[.C15]" office:value-type="float" office:value="0" calcext:value-type="float">
            <text:p>0</text:p>
          </table:table-cell>
          <table:table-cell table:formula="of:=([.A15]-[.B15])^2" office:value-type="float" office:value="6.36775683881425" calcext:value-type="float">
            <text:p>6.3677568388</text:p>
          </table:table-cell>
          <table:table-cell table:formula="of:=([.C15]-[.D15])^2" office:value-type="float" office:value="32.6976026712212" calcext:value-type="float">
            <text:p>32.6976026712</text:p>
          </table:table-cell>
          <table:table-cell table:formula="of:=[.G15]-[.H15]" office:value-type="float" office:value="-26.329845832407" calcext:value-type="float">
            <text:p>-26.3298458324</text:p>
          </table:table-cell>
          <table:table-cell table:formula="of:=([.A15]-(([.B15]+[.D15])/2))^2" office:value-type="float" office:value="16.9810883662384" calcext:value-type="float">
            <text:p>16.9810883662</text:p>
          </table:table-cell>
          <table:table-cell table:formula="of:=([.A15]-100.04)^2" office:value-type="float" office:value="549.9025" calcext:value-type="float">
            <text:p>549.9025</text:p>
          </table:table-cell>
        </table:table-row>
        <table:table-row table:style-name="ro1">
          <table:table-cell office:value-type="float" office:value="76.64" calcext:value-type="float">
            <text:p>76.64</text:p>
          </table:table-cell>
          <table:table-cell office:value-type="float" office:value="79.1687545776367" calcext:value-type="float">
            <text:p>79.1687545776</text:p>
          </table:table-cell>
          <table:table-cell office:value-type="float" office:value="76.64" calcext:value-type="float">
            <text:p>76.64</text:p>
          </table:table-cell>
          <table:table-cell office:value-type="float" office:value="79.7168807983398" calcext:value-type="float">
            <text:p>79.7168807983</text:p>
          </table:table-cell>
          <table:table-cell/>
          <table:table-cell table:formula="of:=[.A16]-[.C16]" office:value-type="float" office:value="0" calcext:value-type="float">
            <text:p>0</text:p>
          </table:table-cell>
          <table:table-cell table:formula="of:=([.A16]-[.B16])^2" office:value-type="float" office:value="6.39459971391866" calcext:value-type="float">
            <text:p>6.3945997139</text:p>
          </table:table-cell>
          <table:table-cell table:formula="of:=([.C16]-[.D16])^2" office:value-type="float" office:value="9.46719544719243" calcext:value-type="float">
            <text:p>9.4671954472</text:p>
          </table:table-cell>
          <table:table-cell table:formula="of:=[.G16]-[.H16]" office:value-type="float" office:value="-3.07259573327377" calcext:value-type="float">
            <text:p>-3.0725957333</text:p>
          </table:table-cell>
          <table:table-cell table:formula="of:=([.A16]-(([.B16]+[.D16])/2))^2" office:value-type="float" office:value="7.85578699209997" calcext:value-type="float">
            <text:p>7.8557869921</text:p>
          </table:table-cell>
          <table:table-cell table:formula="of:=([.A16]-100.04)^2" office:value-type="float" office:value="547.56" calcext:value-type="float">
            <text:p>547.56</text:p>
          </table:table-cell>
        </table:table-row>
        <table:table-row table:style-name="ro1">
          <table:table-cell office:value-type="float" office:value="76.84" calcext:value-type="float">
            <text:p>76.84</text:p>
          </table:table-cell>
          <table:table-cell office:value-type="float" office:value="82.4608154296875" calcext:value-type="float">
            <text:p>82.4608154297</text:p>
          </table:table-cell>
          <table:table-cell office:value-type="float" office:value="76.84" calcext:value-type="float">
            <text:p>76.84</text:p>
          </table:table-cell>
          <table:table-cell office:value-type="float" office:value="83.890869140625" calcext:value-type="float">
            <text:p>83.8908691406</text:p>
          </table:table-cell>
          <table:table-cell/>
          <table:table-cell table:formula="of:=[.A17]-[.C17]" office:value-type="float" office:value="0" calcext:value-type="float">
            <text:p>0</text:p>
          </table:table-cell>
          <table:table-cell table:formula="of:=([.A17]-[.B17])^2" office:value-type="float" office:value="31.593566094613" calcext:value-type="float">
            <text:p>31.5935660946</text:p>
          </table:table-cell>
          <table:table-cell table:formula="of:=([.C17]-[.D17])^2" office:value-type="float" office:value="49.7147556382179" calcext:value-type="float">
            <text:p>49.7147556382</text:p>
          </table:table-cell>
          <table:table-cell table:formula="of:=[.G17]-[.H17]" office:value-type="float" office:value="-18.1211895436048" calcext:value-type="float">
            <text:p>-18.1211895436</text:p>
          </table:table-cell>
          <table:table-cell table:formula="of:=([.A17]-(([.B17]+[.D17])/2))^2" office:value-type="float" office:value="40.1428974623739" calcext:value-type="float">
            <text:p>40.1428974624</text:p>
          </table:table-cell>
          <table:table-cell table:formula="of:=([.A17]-100.04)^2" office:value-type="float" office:value="538.24" calcext:value-type="float">
            <text:p>538.24</text:p>
          </table:table-cell>
        </table:table-row>
        <table:table-row table:style-name="ro1">
          <table:table-cell office:value-type="float" office:value="76.96" calcext:value-type="float">
            <text:p>76.96</text:p>
          </table:table-cell>
          <table:table-cell office:value-type="float" office:value="79.9367752075195" calcext:value-type="float">
            <text:p>79.9367752075</text:p>
          </table:table-cell>
          <table:table-cell office:value-type="float" office:value="76.96" calcext:value-type="float">
            <text:p>76.96</text:p>
          </table:table-cell>
          <table:table-cell office:value-type="float" office:value="90.3359298706055" calcext:value-type="float">
            <text:p>90.3359298706</text:p>
          </table:table-cell>
          <table:table-cell/>
          <table:table-cell table:formula="of:=[.A18]-[.C18]" office:value-type="float" office:value="0" calcext:value-type="float">
            <text:p>0</text:p>
          </table:table-cell>
          <table:table-cell table:formula="of:=([.A18]-[.B18])^2" office:value-type="float" office:value="8.86119063610299" calcext:value-type="float">
            <text:p>8.8611906361</text:p>
          </table:table-cell>
          <table:table-cell table:formula="of:=([.C18]-[.D18])^2" office:value-type="float" office:value="178.915499903356" calcext:value-type="float">
            <text:p>178.9154999034</text:p>
          </table:table-cell>
          <table:table-cell table:formula="of:=[.G18]-[.H18]" office:value-type="float" office:value="-170.054309267253" calcext:value-type="float">
            <text:p>-170.0543092673</text:p>
          </table:table-cell>
          <table:table-cell table:formula="of:=([.A18]-(([.B18]+[.D18])/2))^2" office:value-type="float" office:value="66.8527408430339" calcext:value-type="float">
            <text:p>66.852740843</text:p>
          </table:table-cell>
          <table:table-cell table:formula="of:=([.A18]-100.04)^2" office:value-type="float" office:value="532.686400000001" calcext:value-type="float">
            <text:p>532.6864</text:p>
          </table:table-cell>
        </table:table-row>
        <table:table-row table:style-name="ro1">
          <table:table-cell office:value-type="float" office:value="76.99" calcext:value-type="float">
            <text:p>76.99</text:p>
          </table:table-cell>
          <table:table-cell office:value-type="float" office:value="78.7134704589844" calcext:value-type="float">
            <text:p>78.713470459</text:p>
          </table:table-cell>
          <table:table-cell office:value-type="float" office:value="76.99" calcext:value-type="float">
            <text:p>76.99</text:p>
          </table:table-cell>
          <table:table-cell office:value-type="float" office:value="78.4211196899414" calcext:value-type="float">
            <text:p>78.4211196899</text:p>
          </table:table-cell>
          <table:table-cell/>
          <table:table-cell table:formula="of:=[.A19]-[.C19]" office:value-type="float" office:value="0" calcext:value-type="float">
            <text:p>0</text:p>
          </table:table-cell>
          <table:table-cell table:formula="of:=([.A19]-[.B19])^2" office:value-type="float" office:value="2.97035042299183" calcext:value-type="float">
            <text:p>2.970350423</text:p>
          </table:table-cell>
          <table:table-cell table:formula="of:=([.C19]-[.D19])^2" office:value-type="float" office:value="2.048103566938" calcext:value-type="float">
            <text:p>2.0481035669</text:p>
          </table:table-cell>
          <table:table-cell table:formula="of:=[.G19]-[.H19]" office:value-type="float" office:value="0.922246856053829" calcext:value-type="float">
            <text:p>0.9222468561</text:p>
          </table:table-cell>
          <table:table-cell table:formula="of:=([.A19]-(([.B19]+[.D19])/2))^2" office:value-type="float" office:value="2.48785975192491" calcext:value-type="float">
            <text:p>2.4878597519</text:p>
          </table:table-cell>
          <table:table-cell table:formula="of:=([.A19]-100.04)^2" office:value-type="float" office:value="531.302500000001" calcext:value-type="float">
            <text:p>531.3025</text:p>
          </table:table-cell>
        </table:table-row>
        <table:table-row table:style-name="ro1">
          <table:table-cell office:value-type="float" office:value="77.42" calcext:value-type="float">
            <text:p>77.42</text:p>
          </table:table-cell>
          <table:table-cell office:value-type="float" office:value="78.7134704589844" calcext:value-type="float">
            <text:p>78.713470459</text:p>
          </table:table-cell>
          <table:table-cell office:value-type="float" office:value="77.42" calcext:value-type="float">
            <text:p>77.42</text:p>
          </table:table-cell>
          <table:table-cell office:value-type="float" office:value="80.8110961914062" calcext:value-type="float">
            <text:p>80.8110961914</text:p>
          </table:table-cell>
          <table:table-cell/>
          <table:table-cell table:formula="of:=[.A20]-[.C20]" office:value-type="float" office:value="0" calcext:value-type="float">
            <text:p>0</text:p>
          </table:table-cell>
          <table:table-cell table:formula="of:=([.A20]-[.B20])^2" office:value-type="float" office:value="1.67306582826525" calcext:value-type="float">
            <text:p>1.6730658283</text:p>
          </table:table-cell>
          <table:table-cell table:formula="of:=([.C20]-[.D20])^2" office:value-type="float" office:value="11.49953337937" calcext:value-type="float">
            <text:p>11.4995333794</text:p>
          </table:table-cell>
          <table:table-cell table:formula="of:=[.G20]-[.H20]" office:value-type="float" office:value="-9.82646755110472" calcext:value-type="float">
            <text:p>-9.8264675511</text:p>
          </table:table-cell>
          <table:table-cell table:formula="of:=([.A20]-(([.B20]+[.D20])/2))^2" office:value-type="float" office:value="5.486291175488" calcext:value-type="float">
            <text:p>5.4862911755</text:p>
          </table:table-cell>
          <table:table-cell table:formula="of:=([.A20]-100.04)^2" office:value-type="float" office:value="511.6644" calcext:value-type="float">
            <text:p>511.6644</text:p>
          </table:table-cell>
        </table:table-row>
        <table:table-row table:style-name="ro1">
          <table:table-cell office:value-type="float" office:value="77.47" calcext:value-type="float">
            <text:p>77.47</text:p>
          </table:table-cell>
          <table:table-cell office:value-type="float" office:value="78.3690567016602" calcext:value-type="float">
            <text:p>78.3690567017</text:p>
          </table:table-cell>
          <table:table-cell office:value-type="float" office:value="77.47" calcext:value-type="float">
            <text:p>77.47</text:p>
          </table:table-cell>
          <table:table-cell office:value-type="float" office:value="80.6199569702148" calcext:value-type="float">
            <text:p>80.6199569702</text:p>
          </table:table-cell>
          <table:table-cell/>
          <table:table-cell table:formula="of:=[.A21]-[.C21]" office:value-type="float" office:value="0" calcext:value-type="float">
            <text:p>0</text:p>
          </table:table-cell>
          <table:table-cell table:formula="of:=([.A21]-[.B21])^2" office:value-type="float" office:value="0.808302952800041" calcext:value-type="float">
            <text:p>0.8083029528</text:p>
          </table:table-cell>
          <table:table-cell table:formula="of:=([.C21]-[.D21])^2" office:value-type="float" office:value="9.92222891420509" calcext:value-type="float">
            <text:p>9.9222289142</text:p>
          </table:table-cell>
          <table:table-cell table:formula="of:=[.G21]-[.H21]" office:value-type="float" office:value="-9.11392596140504" calcext:value-type="float">
            <text:p>-9.1139259614</text:p>
          </table:table-cell>
          <table:table-cell table:formula="of:=([.A21]-(([.B21]+[.D21])/2))^2" office:value-type="float" office:value="4.09862792875767" calcext:value-type="float">
            <text:p>4.0986279288</text:p>
          </table:table-cell>
          <table:table-cell table:formula="of:=([.A21]-100.04)^2" office:value-type="float" office:value="509.4049" calcext:value-type="float">
            <text:p>509.4049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78.4157333374023" calcext:value-type="float">
            <text:p>78.4157333374</text:p>
          </table:table-cell>
          <table:table-cell office:value-type="float" office:value="77.5" calcext:value-type="float">
            <text:p>77.5</text:p>
          </table:table-cell>
          <table:table-cell office:value-type="float" office:value="78.6821212768555" calcext:value-type="float">
            <text:p>78.6821212769</text:p>
          </table:table-cell>
          <table:table-cell/>
          <table:table-cell table:formula="of:=[.A22]-[.C22]" office:value-type="float" office:value="0" calcext:value-type="float">
            <text:p>0</text:p>
          </table:table-cell>
          <table:table-cell table:formula="of:=([.A22]-[.B22])^2" office:value-type="float" office:value="0.838567545230035" calcext:value-type="float">
            <text:p>0.8385675452</text:p>
          </table:table-cell>
          <table:table-cell table:formula="of:=([.C22]-[.D22])^2" office:value-type="float" office:value="1.3974107131944" calcext:value-type="float">
            <text:p>1.3974107132</text:p>
          </table:table-cell>
          <table:table-cell table:formula="of:=[.G22]-[.H22]" office:value-type="float" office:value="-0.558843167964369" calcext:value-type="float">
            <text:p>-0.558843168</text:p>
          </table:table-cell>
          <table:table-cell table:formula="of:=([.A22]-(([.B22]+[.D22])/2))^2" office:value-type="float" office:value="1.1002484956407" calcext:value-type="float">
            <text:p>1.1002484956</text:p>
          </table:table-cell>
          <table:table-cell table:formula="of:=([.A22]-100.04)^2" office:value-type="float" office:value="508.0516" calcext:value-type="float">
            <text:p>508.0516</text:p>
          </table:table-cell>
        </table:table-row>
        <table:table-row table:style-name="ro1">
          <table:table-cell office:value-type="float" office:value="77.505" calcext:value-type="float">
            <text:p>77.505</text:p>
          </table:table-cell>
          <table:table-cell office:value-type="float" office:value="79.1687545776367" calcext:value-type="float">
            <text:p>79.1687545776</text:p>
          </table:table-cell>
          <table:table-cell office:value-type="float" office:value="77.505" calcext:value-type="float">
            <text:p>77.505</text:p>
          </table:table-cell>
          <table:table-cell office:value-type="float" office:value="79.7168807983398" calcext:value-type="float">
            <text:p>79.7168807983</text:p>
          </table:table-cell>
          <table:table-cell/>
          <table:table-cell table:formula="of:=[.A23]-[.C23]" office:value-type="float" office:value="0" calcext:value-type="float">
            <text:p>0</text:p>
          </table:table-cell>
          <table:table-cell table:formula="of:=([.A23]-[.B23])^2" office:value-type="float" office:value="2.76807929460715" calcext:value-type="float">
            <text:p>2.7680792946</text:p>
          </table:table-cell>
          <table:table-cell table:formula="of:=([.C23]-[.D23])^2" office:value-type="float" office:value="4.89241666606452" calcext:value-type="float">
            <text:p>4.8924166661</text:p>
          </table:table-cell>
          <table:table-cell table:formula="of:=[.G23]-[.H23]" office:value-type="float" office:value="-2.12433737145737" calcext:value-type="float">
            <text:p>-2.1243373715</text:p>
          </table:table-cell>
          <table:table-cell table:formula="of:=([.A23]-(([.B23]+[.D23])/2))^2" office:value-type="float" office:value="3.75513739188027" calcext:value-type="float">
            <text:p>3.7551373919</text:p>
          </table:table-cell>
          <table:table-cell table:formula="of:=([.A23]-100.04)^2" office:value-type="float" office:value="507.826225000001" calcext:value-type="float">
            <text:p>507.826225</text:p>
          </table:table-cell>
        </table:table-row>
        <table:table-row table:style-name="ro1">
          <table:table-cell office:value-type="float" office:value="77.69" calcext:value-type="float">
            <text:p>77.69</text:p>
          </table:table-cell>
          <table:table-cell office:value-type="float" office:value="79.2760009765625" calcext:value-type="float">
            <text:p>79.2760009766</text:p>
          </table:table-cell>
          <table:table-cell office:value-type="float" office:value="77.69" calcext:value-type="float">
            <text:p>77.69</text:p>
          </table:table-cell>
          <table:table-cell office:value-type="float" office:value="84.1356201171875" calcext:value-type="float">
            <text:p>84.1356201172</text:p>
          </table:table-cell>
          <table:table-cell/>
          <table:table-cell table:formula="of:=[.A24]-[.C24]" office:value-type="float" office:value="0" calcext:value-type="float">
            <text:p>0</text:p>
          </table:table-cell>
          <table:table-cell table:formula="of:=([.A24]-[.B24])^2" office:value-type="float" office:value="2.51539909765721" calcext:value-type="float">
            <text:p>2.5153990977</text:p>
          </table:table-cell>
          <table:table-cell table:formula="of:=([.C24]-[.D24])^2" office:value-type="float" office:value="41.5460186950922" calcext:value-type="float">
            <text:p>41.5460186951</text:p>
          </table:table-cell>
          <table:table-cell table:formula="of:=[.G24]-[.H24]" office:value-type="float" office:value="-39.030619597435" calcext:value-type="float">
            <text:p>-39.0306195974</text:p>
          </table:table-cell>
          <table:table-cell table:formula="of:=([.A24]-(([.B24]+[.D24])/2))^2" office:value-type="float" office:value="16.1267343483925" calcext:value-type="float">
            <text:p>16.1267343484</text:p>
          </table:table-cell>
          <table:table-cell table:formula="of:=([.A24]-100.04)^2" office:value-type="float" office:value="499.5225" calcext:value-type="float">
            <text:p>499.5225</text:p>
          </table:table-cell>
        </table:table-row>
        <table:table-row table:style-name="ro1">
          <table:table-cell office:value-type="float" office:value="77.77" calcext:value-type="float">
            <text:p>77.77</text:p>
          </table:table-cell>
          <table:table-cell office:value-type="float" office:value="77.3137893676758" calcext:value-type="float">
            <text:p>77.3137893677</text:p>
          </table:table-cell>
          <table:table-cell office:value-type="float" office:value="77.77" calcext:value-type="float">
            <text:p>77.77</text:p>
          </table:table-cell>
          <table:table-cell office:value-type="float" office:value="79.8827667236328" calcext:value-type="float">
            <text:p>79.8827667236</text:p>
          </table:table-cell>
          <table:table-cell/>
          <table:table-cell table:formula="of:=[.A25]-[.C25]" office:value-type="float" office:value="0" calcext:value-type="float">
            <text:p>0</text:p>
          </table:table-cell>
          <table:table-cell table:formula="of:=([.A25]-[.B25])^2" office:value-type="float" office:value="0.20812814104566" calcext:value-type="float">
            <text:p>0.208128141</text:p>
          </table:table-cell>
          <table:table-cell table:formula="of:=([.C25]-[.D25])^2" office:value-type="float" office:value="4.46378322849015" calcext:value-type="float">
            <text:p>4.4637832285</text:p>
          </table:table-cell>
          <table:table-cell table:formula="of:=[.G25]-[.H25]" office:value-type="float" office:value="-4.25565508744449" calcext:value-type="float">
            <text:p>-4.2556550874</text:p>
          </table:table-cell>
          <table:table-cell table:formula="of:=([.A25]-(([.B25]+[.D25])/2))^2" office:value-type="float" office:value="0.686044520912908" calcext:value-type="float">
            <text:p>0.6860445209</text:p>
          </table:table-cell>
          <table:table-cell table:formula="of:=([.A25]-100.04)^2" office:value-type="float" office:value="495.9529" calcext:value-type="float">
            <text:p>495.9529</text:p>
          </table:table-cell>
        </table:table-row>
        <table:table-row table:style-name="ro1">
          <table:table-cell office:value-type="float" office:value="77.86" calcext:value-type="float">
            <text:p>77.86</text:p>
          </table:table-cell>
          <table:table-cell office:value-type="float" office:value="79.4186096191406" calcext:value-type="float">
            <text:p>79.4186096191</text:p>
          </table:table-cell>
          <table:table-cell office:value-type="float" office:value="77.86" calcext:value-type="float">
            <text:p>77.86</text:p>
          </table:table-cell>
          <table:table-cell office:value-type="float" office:value="83.7976837158203" calcext:value-type="float">
            <text:p>83.7976837158</text:p>
          </table:table-cell>
          <table:table-cell/>
          <table:table-cell table:formula="of:=[.A26]-[.C26]" office:value-type="float" office:value="0" calcext:value-type="float">
            <text:p>0</text:p>
          </table:table-cell>
          <table:table-cell table:formula="of:=([.A26]-[.B26])^2" office:value-type="float" office:value="2.42926394487769" calcext:value-type="float">
            <text:p>2.4292639449</text:p>
          </table:table-cell>
          <table:table-cell table:formula="of:=([.C26]-[.D26])^2" office:value-type="float" office:value="35.2560879091177" calcext:value-type="float">
            <text:p>35.2560879091</text:p>
          </table:table-cell>
          <table:table-cell table:formula="of:=[.G26]-[.H26]" office:value-type="float" office:value="-32.82682396424" calcext:value-type="float">
            <text:p>-32.8268239642</text:p>
          </table:table-cell>
          <table:table-cell table:formula="of:=([.A26]-(([.B26]+[.D26])/2))^2" office:value-type="float" office:value="14.0486034409449" calcext:value-type="float">
            <text:p>14.0486034409</text:p>
          </table:table-cell>
          <table:table-cell table:formula="of:=([.A26]-100.04)^2" office:value-type="float" office:value="491.9524" calcext:value-type="float">
            <text:p>491.9524</text:p>
          </table:table-cell>
        </table:table-row>
        <table:table-row table:style-name="ro1">
          <table:table-cell office:value-type="float" office:value="78.225" calcext:value-type="float">
            <text:p>78.225</text:p>
          </table:table-cell>
          <table:table-cell office:value-type="float" office:value="78.8679504394531" calcext:value-type="float">
            <text:p>78.8679504395</text:p>
          </table:table-cell>
          <table:table-cell office:value-type="float" office:value="78.225" calcext:value-type="float">
            <text:p>78.225</text:p>
          </table:table-cell>
          <table:table-cell office:value-type="float" office:value="82.7707061767578" calcext:value-type="float">
            <text:p>82.7707061768</text:p>
          </table:table-cell>
          <table:table-cell/>
          <table:table-cell table:formula="of:=[.A27]-[.C27]" office:value-type="float" office:value="0" calcext:value-type="float">
            <text:p>0</text:p>
          </table:table-cell>
          <table:table-cell table:formula="of:=([.A27]-[.B27])^2" office:value-type="float" office:value="0.413385267592974" calcext:value-type="float">
            <text:p>0.4133852676</text:p>
          </table:table-cell>
          <table:table-cell table:formula="of:=([.C27]-[.D27])^2" office:value-type="float" office:value="20.6634446454142" calcext:value-type="float">
            <text:p>20.6634446454</text:p>
          </table:table-cell>
          <table:table-cell table:formula="of:=[.G27]-[.H27]" office:value-type="float" office:value="-20.2500593778212" calcext:value-type="float">
            <text:p>-20.2500593778</text:p>
          </table:table-cell>
          <table:table-cell table:formula="of:=([.A27]-(([.B27]+[.D27])/2))^2" office:value-type="float" office:value="6.73053937023741" calcext:value-type="float">
            <text:p>6.7305393702</text:p>
          </table:table-cell>
          <table:table-cell table:formula="of:=([.A27]-100.04)^2" office:value-type="float" office:value="475.894225000001" calcext:value-type="float">
            <text:p>475.894225</text:p>
          </table:table-cell>
        </table:table-row>
        <table:table-row table:style-name="ro1">
          <table:table-cell office:value-type="float" office:value="79.81" calcext:value-type="float">
            <text:p>79.81</text:p>
          </table:table-cell>
          <table:table-cell office:value-type="float" office:value="79.4186096191406" calcext:value-type="float">
            <text:p>79.4186096191</text:p>
          </table:table-cell>
          <table:table-cell office:value-type="float" office:value="79.81" calcext:value-type="float">
            <text:p>79.81</text:p>
          </table:table-cell>
          <table:table-cell office:value-type="float" office:value="80.8130798339844" calcext:value-type="float">
            <text:p>80.813079834</text:p>
          </table:table-cell>
          <table:table-cell/>
          <table:table-cell table:formula="of:=[.A28]-[.C28]" office:value-type="float" office:value="0" calcext:value-type="float">
            <text:p>0</text:p>
          </table:table-cell>
          <table:table-cell table:formula="of:=([.A28]-[.B28])^2" office:value-type="float" office:value="0.153186430229248" calcext:value-type="float">
            <text:p>0.1531864302</text:p>
          </table:table-cell>
          <table:table-cell table:formula="of:=([.C28]-[.D28])^2" office:value-type="float" office:value="1.00616915334612" calcext:value-type="float">
            <text:p>1.0061691533</text:p>
          </table:table-cell>
          <table:table-cell table:formula="of:=[.G28]-[.H28]" office:value-type="float" office:value="-0.852982723116868" calcext:value-type="float">
            <text:p>-0.8529827231</text:p>
          </table:table-cell>
          <table:table-cell table:formula="of:=([.A28]-(([.B28]+[.D28])/2))^2" office:value-type="float" office:value="0.093540996766089" calcext:value-type="float">
            <text:p>0.0935409968</text:p>
          </table:table-cell>
          <table:table-cell table:formula="of:=([.A28]-100.04)^2" office:value-type="float" office:value="409.2529" calcext:value-type="float">
            <text:p>409.2529</text:p>
          </table:table-cell>
        </table:table-row>
        <table:table-row table:style-name="ro1">
          <table:table-cell office:value-type="float" office:value="80.01" calcext:value-type="float">
            <text:p>80.01</text:p>
          </table:table-cell>
          <table:table-cell office:value-type="float" office:value="78.7134704589844" calcext:value-type="float">
            <text:p>78.713470459</text:p>
          </table:table-cell>
          <table:table-cell office:value-type="float" office:value="80.01" calcext:value-type="float">
            <text:p>80.01</text:p>
          </table:table-cell>
          <table:table-cell office:value-type="float" office:value="79.9837341308594" calcext:value-type="float">
            <text:p>79.9837341309</text:p>
          </table:table-cell>
          <table:table-cell/>
          <table:table-cell table:formula="of:=[.A29]-[.C29]" office:value-type="float" office:value="0" calcext:value-type="float">
            <text:p>0</text:p>
          </table:table-cell>
          <table:table-cell table:formula="of:=([.A29]-[.B29])^2" office:value-type="float" office:value="1.6809888507262" calcext:value-type="float">
            <text:p>1.6809888507</text:p>
          </table:table-cell>
          <table:table-cell table:formula="of:=([.C29]-[.D29])^2" office:value-type="float" office:value="0.000689895881712705" calcext:value-type="float">
            <text:p>0.0006898959</text:p>
          </table:table-cell>
          <table:table-cell table:formula="of:=[.G29]-[.H29]" office:value-type="float" office:value="1.68029895484449" calcext:value-type="float">
            <text:p>1.6802989548</text:p>
          </table:table-cell>
          <table:table-cell table:formula="of:=([.A29]-(([.B29]+[.D29])/2))^2" office:value-type="float" office:value="0.437446924282617" calcext:value-type="float">
            <text:p>0.4374469243</text:p>
          </table:table-cell>
          <table:table-cell table:formula="of:=([.A29]-100.04)^2" office:value-type="float" office:value="401.2009" calcext:value-type="float">
            <text:p>401.2009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78.5756759643555" calcext:value-type="float">
            <text:p>78.5756759644</text:p>
          </table:table-cell>
          <table:table-cell office:value-type="float" office:value="80.2" calcext:value-type="float">
            <text:p>80.2</text:p>
          </table:table-cell>
          <table:table-cell office:value-type="float" office:value="77.8664398193359" calcext:value-type="float">
            <text:p>77.8664398193</text:p>
          </table:table-cell>
          <table:table-cell/>
          <table:table-cell table:formula="of:=[.A30]-[.C30]" office:value-type="float" office:value="0" calcext:value-type="float">
            <text:p>0</text:p>
          </table:table-cell>
          <table:table-cell table:formula="of:=([.A30]-[.B30])^2" office:value-type="float" office:value="2.63842857277255" calcext:value-type="float">
            <text:p>2.6384285728</text:p>
          </table:table-cell>
          <table:table-cell table:formula="of:=([.C30]-[.D30])^2" office:value-type="float" office:value="5.44550311678091" calcext:value-type="float">
            <text:p>5.4455031168</text:p>
          </table:table-cell>
          <table:table-cell table:formula="of:=[.G30]-[.H30]" office:value-type="float" office:value="-2.80707454400836" calcext:value-type="float">
            <text:p>-2.807074544</text:p>
          </table:table-cell>
          <table:table-cell table:formula="of:=([.A30]-(([.B30]+[.D30])/2))^2" office:value-type="float" office:value="3.91621186742618" calcext:value-type="float">
            <text:p>3.9162118674</text:p>
          </table:table-cell>
          <table:table-cell table:formula="of:=([.A30]-100.04)^2" office:value-type="float" office:value="393.6256" calcext:value-type="float">
            <text:p>393.6256</text:p>
          </table:table-cell>
        </table:table-row>
        <table:table-row table:style-name="ro1">
          <table:table-cell office:value-type="float" office:value="80.34" calcext:value-type="float">
            <text:p>80.34</text:p>
          </table:table-cell>
          <table:table-cell office:value-type="float" office:value="78.8679504394531" calcext:value-type="float">
            <text:p>78.8679504395</text:p>
          </table:table-cell>
          <table:table-cell office:value-type="float" office:value="80.34" calcext:value-type="float">
            <text:p>80.34</text:p>
          </table:table-cell>
          <table:table-cell office:value-type="float" office:value="82.7707061767578" calcext:value-type="float">
            <text:p>82.7707061768</text:p>
          </table:table-cell>
          <table:table-cell/>
          <table:table-cell table:formula="of:=[.A31]-[.C31]" office:value-type="float" office:value="0" calcext:value-type="float">
            <text:p>0</text:p>
          </table:table-cell>
          <table:table-cell table:formula="of:=([.A31]-[.B31])^2" office:value-type="float" office:value="2.16692990870626" calcext:value-type="float">
            <text:p>2.1669299087</text:p>
          </table:table-cell>
          <table:table-cell table:formula="of:=([.C31]-[.D31])^2" office:value-type="float" office:value="5.90833251772857" calcext:value-type="float">
            <text:p>5.9083325177</text:p>
          </table:table-cell>
          <table:table-cell table:formula="of:=[.G31]-[.H31]" office:value-type="float" office:value="-3.74140260902231" calcext:value-type="float">
            <text:p>-3.741402609</text:p>
          </table:table-cell>
          <table:table-cell table:formula="of:=([.A31]-(([.B31]+[.D31])/2))^2" office:value-type="float" office:value="0.229755626951248" calcext:value-type="float">
            <text:p>0.229755627</text:p>
          </table:table-cell>
          <table:table-cell table:formula="of:=([.A31]-100.04)^2" office:value-type="float" office:value="388.09" calcext:value-type="float">
            <text:p>388.09</text:p>
          </table:table-cell>
        </table:table-row>
        <table:table-row table:style-name="ro1">
          <table:table-cell office:value-type="float" office:value="80.44" calcext:value-type="float">
            <text:p>80.44</text:p>
          </table:table-cell>
          <table:table-cell office:value-type="float" office:value="81.0702819824219" calcext:value-type="float">
            <text:p>81.0702819824</text:p>
          </table:table-cell>
          <table:table-cell office:value-type="float" office:value="80.44" calcext:value-type="float">
            <text:p>80.44</text:p>
          </table:table-cell>
          <table:table-cell office:value-type="float" office:value="77.8625106811523" calcext:value-type="float">
            <text:p>77.8625106812</text:p>
          </table:table-cell>
          <table:table-cell/>
          <table:table-cell table:formula="of:=[.A32]-[.C32]" office:value-type="float" office:value="0" calcext:value-type="float">
            <text:p>0</text:p>
          </table:table-cell>
          <table:table-cell table:formula="of:=([.A32]-[.B32])^2" office:value-type="float" office:value="0.397255377365652" calcext:value-type="float">
            <text:p>0.3972553774</text:p>
          </table:table-cell>
          <table:table-cell table:formula="of:=([.C32]-[.D32])^2" office:value-type="float" office:value="6.64345118877374" calcext:value-type="float">
            <text:p>6.6434511888</text:p>
          </table:table-cell>
          <table:table-cell table:formula="of:=[.G32]-[.H32]" office:value-type="float" office:value="-6.24619581140809" calcext:value-type="float">
            <text:p>-6.2461958114</text:p>
          </table:table-cell>
          <table:table-cell table:formula="of:=([.A32]-(([.B32]+[.D32])/2))^2" office:value-type="float" office:value="0.947904102757592" calcext:value-type="float">
            <text:p>0.9479041028</text:p>
          </table:table-cell>
          <table:table-cell table:formula="of:=([.A32]-100.04)^2" office:value-type="float" office:value="384.16" calcext:value-type="float">
            <text:p>384.16</text:p>
          </table:table-cell>
        </table:table-row>
        <table:table-row table:style-name="ro1">
          <table:table-cell office:value-type="float" office:value="81.08" calcext:value-type="float">
            <text:p>81.08</text:p>
          </table:table-cell>
          <table:table-cell office:value-type="float" office:value="78.5756759643555" calcext:value-type="float">
            <text:p>78.5756759644</text:p>
          </table:table-cell>
          <table:table-cell office:value-type="float" office:value="81.08" calcext:value-type="float">
            <text:p>81.08</text:p>
          </table:table-cell>
          <table:table-cell office:value-type="float" office:value="77.6214904785156" calcext:value-type="float">
            <text:p>77.6214904785</text:p>
          </table:table-cell>
          <table:table-cell/>
          <table:table-cell table:formula="of:=[.A33]-[.C33]" office:value-type="float" office:value="0" calcext:value-type="float">
            <text:p>0</text:p>
          </table:table-cell>
          <table:table-cell table:formula="of:=([.A33]-[.B33])^2" office:value-type="float" office:value="6.2716388755069" calcext:value-type="float">
            <text:p>6.2716388755</text:p>
          </table:table-cell>
          <table:table-cell table:formula="of:=([.C33]-[.D33])^2" office:value-type="float" office:value="11.9612881101981" calcext:value-type="float">
            <text:p>11.9612881102</text:p>
          </table:table-cell>
          <table:table-cell table:formula="of:=[.G33]-[.H33]" office:value-type="float" office:value="-5.68964923469117" calcext:value-type="float">
            <text:p>-5.6896492347</text:p>
          </table:table-cell>
          <table:table-cell table:formula="of:=([.A33]-(([.B33]+[.D33])/2))^2" office:value-type="float" office:value="8.88884600750563" calcext:value-type="float">
            <text:p>8.8888460075</text:p>
          </table:table-cell>
          <table:table-cell table:formula="of:=([.A33]-100.04)^2" office:value-type="float" office:value="359.4816" calcext:value-type="float">
            <text:p>359.4816</text:p>
          </table:table-cell>
        </table:table-row>
        <table:table-row table:style-name="ro1">
          <table:table-cell office:value-type="float" office:value="81.96" calcext:value-type="float">
            <text:p>81.96</text:p>
          </table:table-cell>
          <table:table-cell office:value-type="float" office:value="78.7134704589844" calcext:value-type="float">
            <text:p>78.713470459</text:p>
          </table:table-cell>
          <table:table-cell office:value-type="float" office:value="81.96" calcext:value-type="float">
            <text:p>81.96</text:p>
          </table:table-cell>
          <table:table-cell office:value-type="float" office:value="78.3878631591797" calcext:value-type="float">
            <text:p>78.3878631592</text:p>
          </table:table-cell>
          <table:table-cell/>
          <table:table-cell table:formula="of:=[.A34]-[.C34]" office:value-type="float" office:value="0" calcext:value-type="float">
            <text:p>0</text:p>
          </table:table-cell>
          <table:table-cell table:formula="of:=([.A34]-[.B34])^2" office:value-type="float" office:value="10.5399540606871" calcext:value-type="float">
            <text:p>10.5399540607</text:p>
          </table:table-cell>
          <table:table-cell table:formula="of:=([.C34]-[.D34])^2" office:value-type="float" office:value="12.7601616095457" calcext:value-type="float">
            <text:p>12.7601616095</text:p>
          </table:table-cell>
          <table:table-cell table:formula="of:=[.G34]-[.H34]" office:value-type="float" office:value="-2.22020754885859" calcext:value-type="float">
            <text:p>-2.2202075489</text:p>
          </table:table-cell>
          <table:table-cell table:formula="of:=([.A34]-(([.B34]+[.D34])/2))^2" office:value-type="float" office:value="11.6235528066949" calcext:value-type="float">
            <text:p>11.6235528067</text:p>
          </table:table-cell>
          <table:table-cell table:formula="of:=([.A34]-100.04)^2" office:value-type="float" office:value="326.8864" calcext:value-type="float">
            <text:p>326.8864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78.7134704589844" calcext:value-type="float">
            <text:p>78.713470459</text:p>
          </table:table-cell>
          <table:table-cell office:value-type="float" office:value="82.2" calcext:value-type="float">
            <text:p>82.2</text:p>
          </table:table-cell>
          <table:table-cell office:value-type="float" office:value="79.0693817138672" calcext:value-type="float">
            <text:p>79.0693817139</text:p>
          </table:table-cell>
          <table:table-cell/>
          <table:table-cell table:formula="of:=[.A35]-[.C35]" office:value-type="float" office:value="0" calcext:value-type="float">
            <text:p>0</text:p>
          </table:table-cell>
          <table:table-cell table:formula="of:=([.A35]-[.B35])^2" office:value-type="float" office:value="12.1558882403746" calcext:value-type="float">
            <text:p>12.1558882404</text:p>
          </table:table-cell>
          <table:table-cell table:formula="of:=([.C35]-[.D35])^2" office:value-type="float" office:value="9.80077085346917" calcext:value-type="float">
            <text:p>9.8007708535</text:p>
          </table:table-cell>
          <table:table-cell table:formula="of:=[.G35]-[.H35]" office:value-type="float" office:value="2.35511738690548" calcext:value-type="float">
            <text:p>2.3551173869</text:p>
          </table:table-cell>
          <table:table-cell table:formula="of:=([.A35]-(([.B35]+[.D35])/2))^2" office:value-type="float" office:value="10.9466613415838" calcext:value-type="float">
            <text:p>10.9466613416</text:p>
          </table:table-cell>
          <table:table-cell table:formula="of:=([.A35]-100.04)^2" office:value-type="float" office:value="318.2656" calcext:value-type="float">
            <text:p>318.2656</text:p>
          </table:table-cell>
        </table:table-row>
        <table:table-row table:style-name="ro1">
          <table:table-cell office:value-type="float" office:value="83.09" calcext:value-type="float">
            <text:p>83.09</text:p>
          </table:table-cell>
          <table:table-cell office:value-type="float" office:value="78.8207168579102" calcext:value-type="float">
            <text:p>78.8207168579</text:p>
          </table:table-cell>
          <table:table-cell office:value-type="float" office:value="83.09" calcext:value-type="float">
            <text:p>83.09</text:p>
          </table:table-cell>
          <table:table-cell office:value-type="float" office:value="79.1674194335937" calcext:value-type="float">
            <text:p>79.1674194336</text:p>
          </table:table-cell>
          <table:table-cell/>
          <table:table-cell table:formula="of:=[.A36]-[.C36]" office:value-type="float" office:value="0" calcext:value-type="float">
            <text:p>0</text:p>
          </table:table-cell>
          <table:table-cell table:formula="of:=([.A36]-[.B36])^2" office:value-type="float" office:value="18.2267785473326" calcext:value-type="float">
            <text:p>18.2267785473</text:p>
          </table:table-cell>
          <table:table-cell table:formula="of:=([.C36]-[.D36])^2" office:value-type="float" office:value="15.386638299948" calcext:value-type="float">
            <text:p>15.3866382999</text:p>
          </table:table-cell>
          <table:table-cell table:formula="of:=[.G36]-[.H36]" office:value-type="float" office:value="2.84014024738455" calcext:value-type="float">
            <text:p>2.8401402474</text:p>
          </table:table-cell>
          <table:table-cell table:formula="of:=([.A36]-(([.B36]+[.D36])/2))^2" office:value-type="float" office:value="16.7766577546439" calcext:value-type="float">
            <text:p>16.7766577546</text:p>
          </table:table-cell>
          <table:table-cell table:formula="of:=([.A36]-100.04)^2" office:value-type="float" office:value="287.3025" calcext:value-type="float">
            <text:p>287.3025</text:p>
          </table:table-cell>
        </table:table-row>
        <table:table-row table:style-name="ro1">
          <table:table-cell office:value-type="float" office:value="84.15" calcext:value-type="float">
            <text:p>84.15</text:p>
          </table:table-cell>
          <table:table-cell office:value-type="float" office:value="78.7134704589844" calcext:value-type="float">
            <text:p>78.713470459</text:p>
          </table:table-cell>
          <table:table-cell office:value-type="float" office:value="84.15" calcext:value-type="float">
            <text:p>84.15</text:p>
          </table:table-cell>
          <table:table-cell office:value-type="float" office:value="78.7096405029297" calcext:value-type="float">
            <text:p>78.7096405029</text:p>
          </table:table-cell>
          <table:table-cell/>
          <table:table-cell table:formula="of:=[.A37]-[.C37]" office:value-type="float" office:value="0" calcext:value-type="float">
            <text:p>0</text:p>
          </table:table-cell>
          <table:table-cell table:formula="of:=([.A37]-[.B37])^2" office:value-type="float" office:value="29.5558534503356" calcext:value-type="float">
            <text:p>29.5558534503</text:p>
          </table:table-cell>
          <table:table-cell table:formula="of:=([.C37]-[.D37])^2" office:value-type="float" office:value="29.5975114573632" calcext:value-type="float">
            <text:p>29.5975114574</text:p>
          </table:table-cell>
          <table:table-cell table:formula="of:=[.G37]-[.H37]" office:value-type="float" office:value="-0.0416580070275785" calcext:value-type="float">
            <text:p>-0.041658007</text:p>
          </table:table-cell>
          <table:table-cell table:formula="of:=([.A37]-(([.B37]+[.D37])/2))^2" office:value-type="float" office:value="29.5766787867086" calcext:value-type="float">
            <text:p>29.5766787867</text:p>
          </table:table-cell>
          <table:table-cell table:formula="of:=([.A37]-100.04)^2" office:value-type="float" office:value="252.4921" calcext:value-type="float">
            <text:p>252.4921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78.5756759643555" calcext:value-type="float">
            <text:p>78.5756759644</text:p>
          </table:table-cell>
          <table:table-cell office:value-type="float" office:value="84.2" calcext:value-type="float">
            <text:p>84.2</text:p>
          </table:table-cell>
          <table:table-cell office:value-type="float" office:value="78.2010726928711" calcext:value-type="float">
            <text:p>78.2010726929</text:p>
          </table:table-cell>
          <table:table-cell/>
          <table:table-cell table:formula="of:=[.A38]-[.C38]" office:value-type="float" office:value="0" calcext:value-type="float">
            <text:p>0</text:p>
          </table:table-cell>
          <table:table-cell table:formula="of:=([.A38]-[.B38])^2" office:value-type="float" office:value="31.6330208579288" calcext:value-type="float">
            <text:p>31.6330208579</text:p>
          </table:table-cell>
          <table:table-cell table:formula="of:=([.C38]-[.D38])^2" office:value-type="float" office:value="35.9871288362169" calcext:value-type="float">
            <text:p>35.9871288362</text:p>
          </table:table-cell>
          <table:table-cell table:formula="of:=[.G38]-[.H38]" office:value-type="float" office:value="-4.35410797828808" calcext:value-type="float">
            <text:p>-4.3541079783</text:p>
          </table:table-cell>
          <table:table-cell table:formula="of:=([.A38]-(([.B38]+[.D38])/2))^2" office:value-type="float" office:value="33.7749929443212" calcext:value-type="float">
            <text:p>33.7749929443</text:p>
          </table:table-cell>
          <table:table-cell table:formula="of:=([.A38]-100.04)^2" office:value-type="float" office:value="250.9056" calcext:value-type="float">
            <text:p>250.9056</text:p>
          </table:table-cell>
        </table:table-row>
        <table:table-row table:style-name="ro1">
          <table:table-cell office:value-type="float" office:value="84.42" calcext:value-type="float">
            <text:p>84.42</text:p>
          </table:table-cell>
          <table:table-cell office:value-type="float" office:value="92.1767425537109" calcext:value-type="float">
            <text:p>92.1767425537</text:p>
          </table:table-cell>
          <table:table-cell office:value-type="float" office:value="84.42" calcext:value-type="float">
            <text:p>84.42</text:p>
          </table:table-cell>
          <table:table-cell office:value-type="float" office:value="96.6978378295898" calcext:value-type="float">
            <text:p>96.6978378296</text:p>
          </table:table-cell>
          <table:table-cell/>
          <table:table-cell table:formula="of:=[.A39]-[.C39]" office:value-type="float" office:value="0" calcext:value-type="float">
            <text:p>0</text:p>
          </table:table-cell>
          <table:table-cell table:formula="of:=([.A39]-[.B39])^2" office:value-type="float" office:value="60.1670550445501" calcext:value-type="float">
            <text:p>60.1670550446</text:p>
          </table:table-cell>
          <table:table-cell table:formula="of:=([.C39]-[.D39])^2" office:value-type="float" office:value="150.745301769707" calcext:value-type="float">
            <text:p>150.7453017697</text:p>
          </table:table-cell>
          <table:table-cell table:formula="of:=[.G39]-[.H39]" office:value-type="float" office:value="-90.5782467251574" calcext:value-type="float">
            <text:p>-90.5782467252</text:p>
          </table:table-cell>
          <table:table-cell table:formula="of:=([.A39]-(([.B39]+[.D39])/2))^2" office:value-type="float" office:value="100.346102783735" calcext:value-type="float">
            <text:p>100.3461027837</text:p>
          </table:table-cell>
          <table:table-cell table:formula="of:=([.A39]-100.04)^2" office:value-type="float" office:value="243.9844" calcext:value-type="float">
            <text:p>243.9844</text:p>
          </table:table-cell>
        </table:table-row>
        <table:table-row table:style-name="ro1">
          <table:table-cell office:value-type="float" office:value="84.72" calcext:value-type="float">
            <text:p>84.72</text:p>
          </table:table-cell>
          <table:table-cell office:value-type="float" office:value="94.9528427124023" calcext:value-type="float">
            <text:p>94.9528427124</text:p>
          </table:table-cell>
          <table:table-cell office:value-type="float" office:value="84.72" calcext:value-type="float">
            <text:p>84.72</text:p>
          </table:table-cell>
          <table:table-cell office:value-type="float" office:value="95.9998550415039" calcext:value-type="float">
            <text:p>95.9998550415</text:p>
          </table:table-cell>
          <table:table-cell/>
          <table:table-cell table:formula="of:=[.A40]-[.C40]" office:value-type="float" office:value="0" calcext:value-type="float">
            <text:p>0</text:p>
          </table:table-cell>
          <table:table-cell table:formula="of:=([.A40]-[.B40])^2" office:value-type="float" office:value="104.711069976766" calcext:value-type="float">
            <text:p>104.7110699768</text:p>
          </table:table-cell>
          <table:table-cell table:formula="of:=([.C40]-[.D40])^2" office:value-type="float" office:value="127.235129757341" calcext:value-type="float">
            <text:p>127.2351297573</text:p>
          </table:table-cell>
          <table:table-cell table:formula="of:=[.G40]-[.H40]" office:value-type="float" office:value="-22.5240597805753" calcext:value-type="float">
            <text:p>-22.5240597806</text:p>
          </table:table-cell>
          <table:table-cell table:formula="of:=([.A40]-(([.B40]+[.D40])/2))^2" office:value-type="float" office:value="115.699041162731" calcext:value-type="float">
            <text:p>115.6990411627</text:p>
          </table:table-cell>
          <table:table-cell table:formula="of:=([.A40]-100.04)^2" office:value-type="float" office:value="234.7024" calcext:value-type="float">
            <text:p>234.7024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93.0599136352539" calcext:value-type="float">
            <text:p>93.0599136353</text:p>
          </table:table-cell>
          <table:table-cell office:value-type="float" office:value="84.8" calcext:value-type="float">
            <text:p>84.8</text:p>
          </table:table-cell>
          <table:table-cell office:value-type="float" office:value="96.0168991088867" calcext:value-type="float">
            <text:p>96.0168991089</text:p>
          </table:table-cell>
          <table:table-cell/>
          <table:table-cell table:formula="of:=[.A41]-[.C41]" office:value-type="float" office:value="0" calcext:value-type="float">
            <text:p>0</text:p>
          </table:table-cell>
          <table:table-cell table:formula="of:=([.A41]-[.B41])^2" office:value-type="float" office:value="68.2261732618534" calcext:value-type="float">
            <text:p>68.2261732619</text:p>
          </table:table-cell>
          <table:table-cell table:formula="of:=([.C41]-[.D41])^2" office:value-type="float" office:value="125.818825618944" calcext:value-type="float">
            <text:p>125.8188256189</text:p>
          </table:table-cell>
          <table:table-cell table:formula="of:=[.G41]-[.H41]" office:value-type="float" office:value="-57.5926523570903" calcext:value-type="float">
            <text:p>-57.5926523571</text:p>
          </table:table-cell>
          <table:table-cell table:formula="of:=([.A41]-(([.B41]+[.D41])/2))^2" office:value-type="float" office:value="94.8365586675797" calcext:value-type="float">
            <text:p>94.8365586676</text:p>
          </table:table-cell>
          <table:table-cell table:formula="of:=([.A41]-100.04)^2" office:value-type="float" office:value="232.2576" calcext:value-type="float">
            <text:p>232.2576</text:p>
          </table:table-cell>
        </table:table-row>
        <table:table-row table:style-name="ro1">
          <table:table-cell office:value-type="float" office:value="84.84" calcext:value-type="float">
            <text:p>84.84</text:p>
          </table:table-cell>
          <table:table-cell office:value-type="float" office:value="95.5017929077149" calcext:value-type="float">
            <text:p>95.5017929077</text:p>
          </table:table-cell>
          <table:table-cell office:value-type="float" office:value="84.84" calcext:value-type="float">
            <text:p>84.84</text:p>
          </table:table-cell>
          <table:table-cell office:value-type="float" office:value="98.2155914306641" calcext:value-type="float">
            <text:p>98.2155914307</text:p>
          </table:table-cell>
          <table:table-cell/>
          <table:table-cell table:formula="of:=[.A42]-[.C42]" office:value-type="float" office:value="0" calcext:value-type="float">
            <text:p>0</text:p>
          </table:table-cell>
          <table:table-cell table:formula="of:=([.A42]-[.B42])^2" office:value-type="float" office:value="113.673828006998" calcext:value-type="float">
            <text:p>113.673828007</text:p>
          </table:table-cell>
          <table:table-cell table:formula="of:=([.C42]-[.D42])^2" office:value-type="float" office:value="178.906446120054" calcext:value-type="float">
            <text:p>178.9064461201</text:p>
          </table:table-cell>
          <table:table-cell table:formula="of:=[.G42]-[.H42]" office:value-type="float" office:value="-65.2326181130553" calcext:value-type="float">
            <text:p>-65.2326181131</text:p>
          </table:table-cell>
          <table:table-cell table:formula="of:=([.A42]-(([.B42]+[.D42])/2))^2" office:value-type="float" office:value="144.448961457736" calcext:value-type="float">
            <text:p>144.4489614577</text:p>
          </table:table-cell>
          <table:table-cell table:formula="of:=([.A42]-100.04)^2" office:value-type="float" office:value="231.04" calcext:value-type="float">
            <text:p>231.04</text:p>
          </table:table-cell>
        </table:table-row>
        <table:table-row table:style-name="ro1">
          <table:table-cell office:value-type="float" office:value="84.86" calcext:value-type="float">
            <text:p>84.86</text:p>
          </table:table-cell>
          <table:table-cell office:value-type="float" office:value="78.2779388427734" calcext:value-type="float">
            <text:p>78.2779388428</text:p>
          </table:table-cell>
          <table:table-cell office:value-type="float" office:value="84.86" calcext:value-type="float">
            <text:p>84.86</text:p>
          </table:table-cell>
          <table:table-cell office:value-type="float" office:value="76.8815155029297" calcext:value-type="float">
            <text:p>76.8815155029</text:p>
          </table:table-cell>
          <table:table-cell/>
          <table:table-cell table:formula="of:=[.A43]-[.C43]" office:value-type="float" office:value="0" calcext:value-type="float">
            <text:p>0</text:p>
          </table:table-cell>
          <table:table-cell table:formula="of:=([.A43]-[.B43])^2" office:value-type="float" office:value="43.3235290774707" calcext:value-type="float">
            <text:p>43.3235290775</text:p>
          </table:table-cell>
          <table:table-cell table:formula="of:=([.C43]-[.D43])^2" office:value-type="float" office:value="63.6562148699913" calcext:value-type="float">
            <text:p>63.65621487</text:p>
          </table:table-cell>
          <table:table-cell table:formula="of:=[.G43]-[.H43]" office:value-type="float" office:value="-20.3326857925206" calcext:value-type="float">
            <text:p>-20.3326857925</text:p>
          </table:table-cell>
          <table:table-cell table:formula="of:=([.A43]-(([.B43]+[.D43])/2))^2" office:value-type="float" office:value="53.0023724377159" calcext:value-type="float">
            <text:p>53.0023724377</text:p>
          </table:table-cell>
          <table:table-cell table:formula="of:=([.A43]-100.04)^2" office:value-type="float" office:value="230.4324" calcext:value-type="float">
            <text:p>230.4324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93.536506652832" calcext:value-type="float">
            <text:p>93.5365066528</text:p>
          </table:table-cell>
          <table:table-cell office:value-type="float" office:value="84.9" calcext:value-type="float">
            <text:p>84.9</text:p>
          </table:table-cell>
          <table:table-cell office:value-type="float" office:value="97.0918273925781" calcext:value-type="float">
            <text:p>97.0918273926</text:p>
          </table:table-cell>
          <table:table-cell/>
          <table:table-cell table:formula="of:=[.A44]-[.C44]" office:value-type="float" office:value="0" calcext:value-type="float">
            <text:p>0</text:p>
          </table:table-cell>
          <table:table-cell table:formula="of:=([.A44]-[.B44])^2" office:value-type="float" office:value="74.5892471644118" calcext:value-type="float">
            <text:p>74.5892471644</text:p>
          </table:table-cell>
          <table:table-cell table:formula="of:=([.C44]-[.D44])^2" office:value-type="float" office:value="148.640655170418" calcext:value-type="float">
            <text:p>148.6406551704</text:p>
          </table:table-cell>
          <table:table-cell table:formula="of:=[.G44]-[.H44]" office:value-type="float" office:value="-74.0514080060063" calcext:value-type="float">
            <text:p>-74.051408006</text:p>
          </table:table-cell>
          <table:table-cell table:formula="of:=([.A44]-(([.B44]+[.D44])/2))^2" office:value-type="float" office:value="108.454874776798" calcext:value-type="float">
            <text:p>108.4548747768</text:p>
          </table:table-cell>
          <table:table-cell table:formula="of:=([.A44]-100.04)^2" office:value-type="float" office:value="229.2196" calcext:value-type="float">
            <text:p>229.2196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92.330451965332" calcext:value-type="float">
            <text:p>92.3304519653</text:p>
          </table:table-cell>
          <table:table-cell office:value-type="float" office:value="85.2" calcext:value-type="float">
            <text:p>85.2</text:p>
          </table:table-cell>
          <table:table-cell office:value-type="float" office:value="97.6892776489258" calcext:value-type="float">
            <text:p>97.6892776489</text:p>
          </table:table-cell>
          <table:table-cell/>
          <table:table-cell table:formula="of:=[.A45]-[.C45]" office:value-type="float" office:value="0" calcext:value-type="float">
            <text:p>0</text:p>
          </table:table-cell>
          <table:table-cell table:formula="of:=([.A45]-[.B45])^2" office:value-type="float" office:value="50.8433452299074" calcext:value-type="float">
            <text:p>50.8433452299</text:p>
          </table:table-cell>
          <table:table-cell table:formula="of:=([.C45]-[.D45])^2" office:value-type="float" office:value="155.982056191957" calcext:value-type="float">
            <text:p>155.982056192</text:p>
          </table:table-cell>
          <table:table-cell table:formula="of:=[.G45]-[.H45]" office:value-type="float" office:value="-105.13871096205" calcext:value-type="float">
            <text:p>-105.1387109621</text:p>
          </table:table-cell>
          <table:table-cell table:formula="of:=([.A45]-(([.B45]+[.D45])/2))^2" office:value-type="float" office:value="96.2334475341462" calcext:value-type="float">
            <text:p>96.2334475341</text:p>
          </table:table-cell>
          <table:table-cell table:formula="of:=([.A45]-100.04)^2" office:value-type="float" office:value="220.2256" calcext:value-type="float">
            <text:p>220.2256</text:p>
          </table:table-cell>
        </table:table-row>
        <table:table-row table:style-name="ro1">
          <table:table-cell office:value-type="float" office:value="85.71" calcext:value-type="float">
            <text:p>85.71</text:p>
          </table:table-cell>
          <table:table-cell office:value-type="float" office:value="94.8583831787109" calcext:value-type="float">
            <text:p>94.8583831787</text:p>
          </table:table-cell>
          <table:table-cell office:value-type="float" office:value="85.71" calcext:value-type="float">
            <text:p>85.71</text:p>
          </table:table-cell>
          <table:table-cell office:value-type="float" office:value="97.0218124389649" calcext:value-type="float">
            <text:p>97.021812439</text:p>
          </table:table-cell>
          <table:table-cell/>
          <table:table-cell table:formula="of:=[.A46]-[.C46]" office:value-type="float" office:value="0" calcext:value-type="float">
            <text:p>0</text:p>
          </table:table-cell>
          <table:table-cell table:formula="of:=([.A46]-[.B46])^2" office:value-type="float" office:value="83.6929147845214" calcext:value-type="float">
            <text:p>83.6929147845</text:p>
          </table:table-cell>
          <table:table-cell table:formula="of:=([.C46]-[.D46])^2" office:value-type="float" office:value="127.95710065432" calcext:value-type="float">
            <text:p>127.9571006543</text:p>
          </table:table-cell>
          <table:table-cell table:formula="of:=[.G46]-[.H46]" office:value-type="float" office:value="-44.2641858697986" calcext:value-type="float">
            <text:p>-44.2641858698</text:p>
          </table:table-cell>
          <table:table-cell table:formula="of:=([.A46]-(([.B46]+[.D46])/2))^2" office:value-type="float" office:value="104.65490117839" calcext:value-type="float">
            <text:p>104.6549011784</text:p>
          </table:table-cell>
          <table:table-cell table:formula="of:=([.A46]-100.04)^2" office:value-type="float" office:value="205.3489" calcext:value-type="float">
            <text:p>205.3489</text:p>
          </table:table-cell>
        </table:table-row>
        <table:table-row table:style-name="ro1">
          <table:table-cell office:value-type="float" office:value="85.82" calcext:value-type="float">
            <text:p>85.82</text:p>
          </table:table-cell>
          <table:table-cell office:value-type="float" office:value="92.4093399047852" calcext:value-type="float">
            <text:p>92.4093399048</text:p>
          </table:table-cell>
          <table:table-cell office:value-type="float" office:value="85.82" calcext:value-type="float">
            <text:p>85.82</text:p>
          </table:table-cell>
          <table:table-cell office:value-type="float" office:value="98.4205856323242" calcext:value-type="float">
            <text:p>98.4205856323</text:p>
          </table:table-cell>
          <table:table-cell/>
          <table:table-cell table:formula="of:=[.A47]-[.C47]" office:value-type="float" office:value="0" calcext:value-type="float">
            <text:p>0</text:p>
          </table:table-cell>
          <table:table-cell table:formula="of:=([.A47]-[.B47])^2" office:value-type="float" office:value="43.4194003807941" calcext:value-type="float">
            <text:p>43.4194003808</text:p>
          </table:table-cell>
          <table:table-cell table:formula="of:=([.C47]-[.D47])^2" office:value-type="float" office:value="158.774758277536" calcext:value-type="float">
            <text:p>158.7747582775</text:p>
          </table:table-cell>
          <table:table-cell table:formula="of:=[.G47]-[.H47]" office:value-type="float" office:value="-115.355357896742" calcext:value-type="float">
            <text:p>-115.3553578967</text:p>
          </table:table-cell>
          <table:table-cell table:formula="of:=([.A47]-(([.B47]+[.D47])/2))^2" office:value-type="float" office:value="92.0633105299508" calcext:value-type="float">
            <text:p>92.06331053</text:p>
          </table:table-cell>
          <table:table-cell table:formula="of:=([.A47]-100.04)^2" office:value-type="float" office:value="202.2084" calcext:value-type="float">
            <text:p>202.2084</text:p>
          </table:table-cell>
        </table:table-row>
        <table:table-row table:style-name="ro1">
          <table:table-cell office:value-type="float" office:value="85.91" calcext:value-type="float">
            <text:p>85.91</text:p>
          </table:table-cell>
          <table:table-cell office:value-type="float" office:value="94.0306701660156" calcext:value-type="float">
            <text:p>94.030670166</text:p>
          </table:table-cell>
          <table:table-cell office:value-type="float" office:value="85.91" calcext:value-type="float">
            <text:p>85.91</text:p>
          </table:table-cell>
          <table:table-cell office:value-type="float" office:value="95.8013076782227" calcext:value-type="float">
            <text:p>95.8013076782</text:p>
          </table:table-cell>
          <table:table-cell/>
          <table:table-cell table:formula="of:=[.A48]-[.C48]" office:value-type="float" office:value="0" calcext:value-type="float">
            <text:p>0</text:p>
          </table:table-cell>
          <table:table-cell table:formula="of:=([.A48]-[.B48])^2" office:value-type="float" office:value="65.9452839452163" calcext:value-type="float">
            <text:p>65.9452839452</text:p>
          </table:table-cell>
          <table:table-cell table:formula="of:=([.C48]-[.D48])^2" office:value-type="float" office:value="97.8379675852665" calcext:value-type="float">
            <text:p>97.8379675853</text:p>
          </table:table-cell>
          <table:table-cell table:formula="of:=[.G48]-[.H48]" office:value-type="float" office:value="-31.8926836400502" calcext:value-type="float">
            <text:p>-31.8926836401</text:p>
          </table:table-cell>
          <table:table-cell table:formula="of:=([.A48]-(([.B48]+[.D48])/2))^2" office:value-type="float" office:value="81.1078364653327" calcext:value-type="float">
            <text:p>81.1078364653</text:p>
          </table:table-cell>
          <table:table-cell table:formula="of:=([.A48]-100.04)^2" office:value-type="float" office:value="199.6569" calcext:value-type="float">
            <text:p>199.6569</text:p>
          </table:table-cell>
        </table:table-row>
        <table:table-row table:style-name="ro1">
          <table:table-cell office:value-type="float" office:value="85.92" calcext:value-type="float">
            <text:p>85.92</text:p>
          </table:table-cell>
          <table:table-cell office:value-type="float" office:value="94.2436065673828" calcext:value-type="float">
            <text:p>94.2436065674</text:p>
          </table:table-cell>
          <table:table-cell office:value-type="float" office:value="85.92" calcext:value-type="float">
            <text:p>85.92</text:p>
          </table:table-cell>
          <table:table-cell office:value-type="float" office:value="92.8510818481445" calcext:value-type="float">
            <text:p>92.8510818481</text:p>
          </table:table-cell>
          <table:table-cell/>
          <table:table-cell table:formula="of:=[.A49]-[.C49]" office:value-type="float" office:value="0" calcext:value-type="float">
            <text:p>0</text:p>
          </table:table-cell>
          <table:table-cell table:formula="of:=([.A49]-[.B49])^2" office:value-type="float" office:value="69.2824262885783" calcext:value-type="float">
            <text:p>69.2824262886</text:p>
          </table:table-cell>
          <table:table-cell table:formula="of:=([.C49]-[.D49])^2" office:value-type="float" office:value="48.0398955856786" calcext:value-type="float">
            <text:p>48.0398955857</text:p>
          </table:table-cell>
          <table:table-cell table:formula="of:=[.G49]-[.H49]" office:value-type="float" office:value="21.2425307028997" calcext:value-type="float">
            <text:p>21.2425307029</text:p>
          </table:table-cell>
          <table:table-cell table:formula="of:=([.A49]-(([.B49]+[.D49])/2))^2" office:value-type="float" office:value="58.176379663706" calcext:value-type="float">
            <text:p>58.1763796637</text:p>
          </table:table-cell>
          <table:table-cell table:formula="of:=([.A49]-100.04)^2" office:value-type="float" office:value="199.3744" calcext:value-type="float">
            <text:p>199.3744</text:p>
          </table:table-cell>
        </table:table-row>
        <table:table-row table:style-name="ro1">
          <table:table-cell office:value-type="float" office:value="86.03" calcext:value-type="float">
            <text:p>86.03</text:p>
          </table:table-cell>
          <table:table-cell office:value-type="float" office:value="94.5605926513672" calcext:value-type="float">
            <text:p>94.5605926514</text:p>
          </table:table-cell>
          <table:table-cell office:value-type="float" office:value="86.03" calcext:value-type="float">
            <text:p>86.03</text:p>
          </table:table-cell>
          <table:table-cell office:value-type="float" office:value="95.125129699707" calcext:value-type="float">
            <text:p>95.1251296997</text:p>
          </table:table-cell>
          <table:table-cell/>
          <table:table-cell table:formula="of:=[.A50]-[.C50]" office:value-type="float" office:value="0" calcext:value-type="float">
            <text:p>0</text:p>
          </table:table-cell>
          <table:table-cell table:formula="of:=([.A50]-[.B50])^2" office:value-type="float" office:value="72.7710109835599" calcext:value-type="float">
            <text:p>72.7710109836</text:p>
          </table:table-cell>
          <table:table-cell table:formula="of:=([.C50]-[.D50])^2" office:value-type="float" office:value="82.7213842544929" calcext:value-type="float">
            <text:p>82.7213842545</text:p>
          </table:table-cell>
          <table:table-cell table:formula="of:=[.G50]-[.H50]" office:value-type="float" office:value="-9.95037327093304" calcext:value-type="float">
            <text:p>-9.9503732709</text:p>
          </table:table-cell>
          <table:table-cell table:formula="of:=([.A50]-(([.B50]+[.D50])/2))^2" office:value-type="float" office:value="77.6665220992893" calcext:value-type="float">
            <text:p>77.6665220993</text:p>
          </table:table-cell>
          <table:table-cell table:formula="of:=([.A50]-100.04)^2" office:value-type="float" office:value="196.2801" calcext:value-type="float">
            <text:p>196.2801</text:p>
          </table:table-cell>
        </table:table-row>
        <table:table-row table:style-name="ro1">
          <table:table-cell office:value-type="float" office:value="86.07" calcext:value-type="float">
            <text:p>86.07</text:p>
          </table:table-cell>
          <table:table-cell office:value-type="float" office:value="94.3329391479492" calcext:value-type="float">
            <text:p>94.3329391479</text:p>
          </table:table-cell>
          <table:table-cell office:value-type="float" office:value="86.07" calcext:value-type="float">
            <text:p>86.07</text:p>
          </table:table-cell>
          <table:table-cell office:value-type="float" office:value="96.0216522216797" calcext:value-type="float">
            <text:p>96.0216522217</text:p>
          </table:table-cell>
          <table:table-cell/>
          <table:table-cell table:formula="of:=[.A51]-[.C51]" office:value-type="float" office:value="0" calcext:value-type="float">
            <text:p>0</text:p>
          </table:table-cell>
          <table:table-cell table:formula="of:=([.A51]-[.B51])^2" office:value-type="float" office:value="68.2761633627119" calcext:value-type="float">
            <text:p>68.2761633627</text:p>
          </table:table-cell>
          <table:table-cell table:formula="of:=([.C51]-[.D51])^2" office:value-type="float" office:value="99.0353819412624" calcext:value-type="float">
            <text:p>99.0353819413</text:p>
          </table:table-cell>
          <table:table-cell table:formula="of:=[.G51]-[.H51]" office:value-type="float" office:value="-30.7592185785505" calcext:value-type="float">
            <text:p>-30.7592185786</text:p>
          </table:table-cell>
          <table:table-cell table:formula="of:=([.A51]-(([.B51]+[.D51])/2))^2" office:value-type="float" office:value="82.9428346906401" calcext:value-type="float">
            <text:p>82.9428346906</text:p>
          </table:table-cell>
          <table:table-cell table:formula="of:=([.A51]-100.04)^2" office:value-type="float" office:value="195.1609" calcext:value-type="float">
            <text:p>195.1609</text:p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94.67822265625" calcext:value-type="float">
            <text:p>94.6782226563</text:p>
          </table:table-cell>
          <table:table-cell office:value-type="float" office:value="86.25" calcext:value-type="float">
            <text:p>86.25</text:p>
          </table:table-cell>
          <table:table-cell office:value-type="float" office:value="98.3242874145508" calcext:value-type="float">
            <text:p>98.3242874146</text:p>
          </table:table-cell>
          <table:table-cell/>
          <table:table-cell table:formula="of:=[.A52]-[.C52]" office:value-type="float" office:value="0" calcext:value-type="float">
            <text:p>0</text:p>
          </table:table-cell>
          <table:table-cell table:formula="of:=([.A52]-[.B52])^2" office:value-type="float" office:value="71.0349371433258" calcext:value-type="float">
            <text:p>71.0349371433</text:p>
          </table:table-cell>
          <table:table-cell table:formula="of:=([.C52]-[.D52])^2" office:value-type="float" office:value="145.788416569179" calcext:value-type="float">
            <text:p>145.7884165692</text:p>
          </table:table-cell>
          <table:table-cell table:formula="of:=[.G52]-[.H52]" office:value-type="float" office:value="-74.7534794258536" calcext:value-type="float">
            <text:p>-74.7534794259</text:p>
          </table:table-cell>
          <table:table-cell table:formula="of:=([.A52]-(([.B52]+[.D52])/2))^2" office:value-type="float" office:value="105.088229800822" calcext:value-type="float">
            <text:p>105.0882298008</text:p>
          </table:table-cell>
          <table:table-cell table:formula="of:=([.A52]-100.04)^2" office:value-type="float" office:value="190.1641" calcext:value-type="float">
            <text:p>190.1641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92.6270523071289" calcext:value-type="float">
            <text:p>92.6270523071</text:p>
          </table:table-cell>
          <table:table-cell office:value-type="float" office:value="86.4" calcext:value-type="float">
            <text:p>86.4</text:p>
          </table:table-cell>
          <table:table-cell office:value-type="float" office:value="99.0498504638672" calcext:value-type="float">
            <text:p>99.0498504639</text:p>
          </table:table-cell>
          <table:table-cell/>
          <table:table-cell table:formula="of:=[.A53]-[.C53]" office:value-type="float" office:value="0" calcext:value-type="float">
            <text:p>0</text:p>
          </table:table-cell>
          <table:table-cell table:formula="of:=([.A53]-[.B53])^2" office:value-type="float" office:value="38.7761804357194" calcext:value-type="float">
            <text:p>38.7761804357</text:p>
          </table:table-cell>
          <table:table-cell table:formula="of:=([.C53]-[.D53])^2" office:value-type="float" office:value="160.018716758201" calcext:value-type="float">
            <text:p>160.0187167582</text:p>
          </table:table-cell>
          <table:table-cell table:formula="of:=[.G53]-[.H53]" office:value-type="float" office:value="-121.242536322481" calcext:value-type="float">
            <text:p>-121.2425363225</text:p>
          </table:table-cell>
          <table:table-cell table:formula="of:=([.A53]-(([.B53]+[.D53])/2))^2" office:value-type="float" office:value="89.0843645564099" calcext:value-type="float">
            <text:p>89.0843645564</text:p>
          </table:table-cell>
          <table:table-cell table:formula="of:=([.A53]-100.04)^2" office:value-type="float" office:value="186.0496" calcext:value-type="float">
            <text:p>186.0496</text:p>
          </table:table-cell>
        </table:table-row>
        <table:table-row table:style-name="ro1">
          <table:table-cell office:value-type="float" office:value="86.41" calcext:value-type="float">
            <text:p>86.41</text:p>
          </table:table-cell>
          <table:table-cell office:value-type="float" office:value="92.3350982666016" calcext:value-type="float">
            <text:p>92.3350982666</text:p>
          </table:table-cell>
          <table:table-cell office:value-type="float" office:value="86.41" calcext:value-type="float">
            <text:p>86.41</text:p>
          </table:table-cell>
          <table:table-cell office:value-type="float" office:value="94.4395904541016" calcext:value-type="float">
            <text:p>94.4395904541</text:p>
          </table:table-cell>
          <table:table-cell/>
          <table:table-cell table:formula="of:=[.A54]-[.C54]" office:value-type="float" office:value="0" calcext:value-type="float">
            <text:p>0</text:p>
          </table:table-cell>
          <table:table-cell table:formula="of:=([.A54]-[.B54])^2" office:value-type="float" office:value="35.1067894688849" calcext:value-type="float">
            <text:p>35.1067894689</text:p>
          </table:table-cell>
          <table:table-cell table:formula="of:=([.C54]-[.D54])^2" office:value-type="float" office:value="64.474322860599" calcext:value-type="float">
            <text:p>64.4743228606</text:p>
          </table:table-cell>
          <table:table-cell table:formula="of:=[.G54]-[.H54]" office:value-type="float" office:value="-29.3675333917141" calcext:value-type="float">
            <text:p>-29.3675333917</text:p>
          </table:table-cell>
          <table:table-cell table:formula="of:=([.A54]-(([.B54]+[.D54])/2))^2" office:value-type="float" office:value="48.6833343229298" calcext:value-type="float">
            <text:p>48.6833343229</text:p>
          </table:table-cell>
          <table:table-cell table:formula="of:=([.A54]-100.04)^2" office:value-type="float" office:value="185.7769" calcext:value-type="float">
            <text:p>185.7769</text:p>
          </table:table-cell>
        </table:table-row>
        <table:table-row table:style-name="ro1">
          <table:table-cell office:value-type="float" office:value="86.47" calcext:value-type="float">
            <text:p>86.47</text:p>
          </table:table-cell>
          <table:table-cell office:value-type="float" office:value="92.8663711547852" calcext:value-type="float">
            <text:p>92.8663711548</text:p>
          </table:table-cell>
          <table:table-cell office:value-type="float" office:value="86.47" calcext:value-type="float">
            <text:p>86.47</text:p>
          </table:table-cell>
          <table:table-cell office:value-type="float" office:value="90.2971954345703" calcext:value-type="float">
            <text:p>90.2971954346</text:p>
          </table:table-cell>
          <table:table-cell/>
          <table:table-cell table:formula="of:=[.A55]-[.C55]" office:value-type="float" office:value="0" calcext:value-type="float">
            <text:p>0</text:p>
          </table:table-cell>
          <table:table-cell table:formula="of:=([.A55]-[.B55])^2" office:value-type="float" office:value="40.9135639497676" calcext:value-type="float">
            <text:p>40.9135639498</text:p>
          </table:table-cell>
          <table:table-cell table:formula="of:=([.C55]-[.D55])^2" office:value-type="float" office:value="14.6474248943959" calcext:value-type="float">
            <text:p>14.6474248944</text:p>
          </table:table-cell>
          <table:table-cell table:formula="of:=[.G55]-[.H55]" office:value-type="float" office:value="26.2661390553718" calcext:value-type="float">
            <text:p>26.2661390554</text:p>
          </table:table-cell>
          <table:table-cell table:formula="of:=([.A55]-(([.B55]+[.D55])/2))^2" office:value-type="float" office:value="26.1303284517464" calcext:value-type="float">
            <text:p>26.1303284517</text:p>
          </table:table-cell>
          <table:table-cell table:formula="of:=([.A55]-100.04)^2" office:value-type="float" office:value="184.1449" calcext:value-type="float">
            <text:p>184.1449</text:p>
          </table:table-cell>
        </table:table-row>
        <table:table-row table:style-name="ro1">
          <table:table-cell office:value-type="float" office:value="86.48" calcext:value-type="float">
            <text:p>86.48</text:p>
          </table:table-cell>
          <table:table-cell office:value-type="float" office:value="92.0533294677734" calcext:value-type="float">
            <text:p>92.0533294678</text:p>
          </table:table-cell>
          <table:table-cell office:value-type="float" office:value="86.48" calcext:value-type="float">
            <text:p>86.48</text:p>
          </table:table-cell>
          <table:table-cell office:value-type="float" office:value="91.0563659667969" calcext:value-type="float">
            <text:p>91.0563659668</text:p>
          </table:table-cell>
          <table:table-cell/>
          <table:table-cell table:formula="of:=[.A56]-[.C56]" office:value-type="float" office:value="0" calcext:value-type="float">
            <text:p>0</text:p>
          </table:table-cell>
          <table:table-cell table:formula="of:=([.A56]-[.B56])^2" office:value-type="float" office:value="31.0620013563517" calcext:value-type="float">
            <text:p>31.0620013564</text:p>
          </table:table-cell>
          <table:table-cell table:formula="of:=([.C56]-[.D56])^2" office:value-type="float" office:value="20.9431254620567" calcext:value-type="float">
            <text:p>20.9431254621</text:p>
          </table:table-cell>
          <table:table-cell table:formula="of:=[.G56]-[.H56]" office:value-type="float" office:value="10.118875894295" calcext:value-type="float">
            <text:p>10.1188758943</text:p>
          </table:table-cell>
          <table:table-cell table:formula="of:=([.A56]-(([.B56]+[.D56])/2))^2" office:value-type="float" office:value="25.7540793536343" calcext:value-type="float">
            <text:p>25.7540793536</text:p>
          </table:table-cell>
          <table:table-cell table:formula="of:=([.A56]-100.04)^2" office:value-type="float" office:value="183.8736" calcext:value-type="float">
            <text:p>183.8736</text:p>
          </table:table-cell>
        </table:table-row>
        <table:table-row table:style-name="ro1">
          <table:table-cell office:value-type="float" office:value="86.72" calcext:value-type="float">
            <text:p>86.72</text:p>
          </table:table-cell>
          <table:table-cell office:value-type="float" office:value="94.6893539428711" calcext:value-type="float">
            <text:p>94.6893539429</text:p>
          </table:table-cell>
          <table:table-cell office:value-type="float" office:value="86.72" calcext:value-type="float">
            <text:p>86.72</text:p>
          </table:table-cell>
          <table:table-cell office:value-type="float" office:value="95.4588317871094" calcext:value-type="float">
            <text:p>95.4588317871</text:p>
          </table:table-cell>
          <table:table-cell/>
          <table:table-cell table:formula="of:=[.A57]-[.C57]" office:value-type="float" office:value="0" calcext:value-type="float">
            <text:p>0</text:p>
          </table:table-cell>
          <table:table-cell table:formula="of:=([.A57]-[.B57])^2" office:value-type="float" office:value="63.5106022667551" calcext:value-type="float">
            <text:p>63.5106022668</text:p>
          </table:table-cell>
          <table:table-cell table:formula="of:=([.C57]-[.D57])^2" office:value-type="float" office:value="76.3671810033933" calcext:value-type="float">
            <text:p>76.3671810034</text:p>
          </table:table-cell>
          <table:table-cell table:formula="of:=[.G57]-[.H57]" office:value-type="float" office:value="-12.8565787366382" calcext:value-type="float">
            <text:p>-12.8565787366</text:p>
          </table:table-cell>
          <table:table-cell table:formula="of:=([.A57]-(([.B57]+[.D57])/2))^2" office:value-type="float" office:value="69.7908675968808" calcext:value-type="float">
            <text:p>69.7908675969</text:p>
          </table:table-cell>
          <table:table-cell table:formula="of:=([.A57]-100.04)^2" office:value-type="float" office:value="177.4224" calcext:value-type="float">
            <text:p>177.4224</text:p>
          </table:table-cell>
        </table:table-row>
        <table:table-row table:style-name="ro1">
          <table:table-cell office:value-type="float" office:value="86.77" calcext:value-type="float">
            <text:p>86.77</text:p>
          </table:table-cell>
          <table:table-cell office:value-type="float" office:value="92.7505111694336" calcext:value-type="float">
            <text:p>92.7505111694</text:p>
          </table:table-cell>
          <table:table-cell office:value-type="float" office:value="86.77" calcext:value-type="float">
            <text:p>86.77</text:p>
          </table:table-cell>
          <table:table-cell office:value-type="float" office:value="94.5667419433594" calcext:value-type="float">
            <text:p>94.5667419434</text:p>
          </table:table-cell>
          <table:table-cell/>
          <table:table-cell table:formula="of:=[.A58]-[.C58]" office:value-type="float" office:value="0" calcext:value-type="float">
            <text:p>0</text:p>
          </table:table-cell>
          <table:table-cell table:formula="of:=([.A58]-[.B58])^2" office:value-type="float" office:value="35.76651384772" calcext:value-type="float">
            <text:p>35.7665138477</text:p>
          </table:table-cell>
          <table:table-cell table:formula="of:=([.C58]-[.D58])^2" office:value-type="float" office:value="60.7891849313394" calcext:value-type="float">
            <text:p>60.7891849313</text:p>
          </table:table-cell>
          <table:table-cell table:formula="of:=[.G58]-[.H58]" office:value-type="float" office:value="-25.0226710836194" calcext:value-type="float">
            <text:p>-25.0226710836</text:p>
          </table:table-cell>
          <table:table-cell table:formula="of:=([.A58]-(([.B58]+[.D58])/2))^2" office:value-type="float" office:value="47.4531758334909" calcext:value-type="float">
            <text:p>47.4531758335</text:p>
          </table:table-cell>
          <table:table-cell table:formula="of:=([.A58]-100.04)^2" office:value-type="float" office:value="176.0929" calcext:value-type="float">
            <text:p>176.0929</text:p>
          </table:table-cell>
        </table:table-row>
        <table:table-row table:style-name="ro1">
          <table:table-cell office:value-type="float" office:value="86.81" calcext:value-type="float">
            <text:p>86.81</text:p>
          </table:table-cell>
          <table:table-cell office:value-type="float" office:value="93.4011459350586" calcext:value-type="float">
            <text:p>93.4011459351</text:p>
          </table:table-cell>
          <table:table-cell office:value-type="float" office:value="86.81" calcext:value-type="float">
            <text:p>86.81</text:p>
          </table:table-cell>
          <table:table-cell office:value-type="float" office:value="90.8754806518555" calcext:value-type="float">
            <text:p>90.8754806519</text:p>
          </table:table-cell>
          <table:table-cell/>
          <table:table-cell table:formula="of:=[.A59]-[.C59]" office:value-type="float" office:value="0" calcext:value-type="float">
            <text:p>0</text:p>
          </table:table-cell>
          <table:table-cell table:formula="of:=([.A59]-[.B59])^2" office:value-type="float" office:value="43.4432047372394" calcext:value-type="float">
            <text:p>43.4432047372</text:p>
          </table:table-cell>
          <table:table-cell table:formula="of:=([.C59]-[.D59])^2" office:value-type="float" office:value="16.5281329306112" calcext:value-type="float">
            <text:p>16.5281329306</text:p>
          </table:table-cell>
          <table:table-cell table:formula="of:=[.G59]-[.H59]" office:value-type="float" office:value="26.9150718066282" calcext:value-type="float">
            <text:p>26.9150718066</text:p>
          </table:table-cell>
          <table:table-cell table:formula="of:=([.A59]-(([.B59]+[.D59])/2))^2" office:value-type="float" office:value="28.3909225532309" calcext:value-type="float">
            <text:p>28.3909225532</text:p>
          </table:table-cell>
          <table:table-cell table:formula="of:=([.A59]-100.04)^2" office:value-type="float" office:value="175.0329" calcext:value-type="float">
            <text:p>175.0329</text:p>
          </table:table-cell>
        </table:table-row>
        <table:table-row table:style-name="ro1">
          <table:table-cell office:value-type="float" office:value="86.83" calcext:value-type="float">
            <text:p>86.83</text:p>
          </table:table-cell>
          <table:table-cell office:value-type="float" office:value="93.8302383422852" calcext:value-type="float">
            <text:p>93.8302383423</text:p>
          </table:table-cell>
          <table:table-cell office:value-type="float" office:value="86.83" calcext:value-type="float">
            <text:p>86.83</text:p>
          </table:table-cell>
          <table:table-cell office:value-type="float" office:value="96.8181610107422" calcext:value-type="float">
            <text:p>96.8181610107</text:p>
          </table:table-cell>
          <table:table-cell/>
          <table:table-cell table:formula="of:=[.A60]-[.C60]" office:value-type="float" office:value="0" calcext:value-type="float">
            <text:p>0</text:p>
          </table:table-cell>
          <table:table-cell table:formula="of:=([.A60]-[.B60])^2" office:value-type="float" office:value="49.0033368487993" calcext:value-type="float">
            <text:p>49.0033368488</text:p>
          </table:table-cell>
          <table:table-cell table:formula="of:=([.C60]-[.D60])^2" office:value-type="float" office:value="99.7633603765104" calcext:value-type="float">
            <text:p>99.7633603765</text:p>
          </table:table-cell>
          <table:table-cell table:formula="of:=[.G60]-[.H60]" office:value-type="float" office:value="-50.7600235277112" calcext:value-type="float">
            <text:p>-50.7600235277</text:p>
          </table:table-cell>
          <table:table-cell table:formula="of:=([.A60]-(([.B60]+[.D60])/2))^2" office:value-type="float" office:value="72.151428144485" calcext:value-type="float">
            <text:p>72.1514281445</text:p>
          </table:table-cell>
          <table:table-cell table:formula="of:=([.A60]-100.04)^2" office:value-type="float" office:value="174.5041" calcext:value-type="float">
            <text:p>174.5041</text:p>
          </table:table-cell>
        </table:table-row>
        <table:table-row table:style-name="ro1">
          <table:table-cell office:value-type="float" office:value="86.86" calcext:value-type="float">
            <text:p>86.86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6.86" calcext:value-type="float">
            <text:p>86.86</text:p>
          </table:table-cell>
          <table:table-cell office:value-type="float" office:value="92.2851104736328" calcext:value-type="float">
            <text:p>92.2851104736</text:p>
          </table:table-cell>
          <table:table-cell/>
          <table:table-cell table:formula="of:=[.A61]-[.C61]" office:value-type="float" office:value="0" calcext:value-type="float">
            <text:p>0</text:p>
          </table:table-cell>
          <table:table-cell table:formula="of:=([.A61]-[.B61])^2" office:value-type="float" office:value="58.9142306457021" calcext:value-type="float">
            <text:p>58.9142306457</text:p>
          </table:table-cell>
          <table:table-cell table:formula="of:=([.C61]-[.D61])^2" office:value-type="float" office:value="29.4318236511204" calcext:value-type="float">
            <text:p>29.4318236511</text:p>
          </table:table-cell>
          <table:table-cell table:formula="of:=[.G61]-[.H61]" office:value-type="float" office:value="29.4824069945817" calcext:value-type="float">
            <text:p>29.4824069946</text:p>
          </table:table-cell>
          <table:table-cell table:formula="of:=([.A61]-(([.B61]+[.D61])/2))^2" office:value-type="float" office:value="42.9068956966941" calcext:value-type="float">
            <text:p>42.9068956967</text:p>
          </table:table-cell>
          <table:table-cell table:formula="of:=([.A61]-100.04)^2" office:value-type="float" office:value="173.7124" calcext:value-type="float">
            <text:p>173.7124</text:p>
          </table:table-cell>
        </table:table-row>
        <table:table-row table:style-name="ro1">
          <table:table-cell office:value-type="float" office:value="87.05" calcext:value-type="float">
            <text:p>87.05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7.05" calcext:value-type="float">
            <text:p>87.05</text:p>
          </table:table-cell>
          <table:table-cell office:value-type="float" office:value="96.4117736816406" calcext:value-type="float">
            <text:p>96.4117736816</text:p>
          </table:table-cell>
          <table:table-cell/>
          <table:table-cell table:formula="of:=[.A62]-[.C62]" office:value-type="float" office:value="0" calcext:value-type="float">
            <text:p>0</text:p>
          </table:table-cell>
          <table:table-cell table:formula="of:=([.A62]-[.B62])^2" office:value-type="float" office:value="56.0336176146963" calcext:value-type="float">
            <text:p>56.0336176147</text:p>
          </table:table-cell>
          <table:table-cell table:formula="of:=([.C62]-[.D62])^2" office:value-type="float" office:value="87.6428064662591" calcext:value-type="float">
            <text:p>87.6428064663</text:p>
          </table:table-cell>
          <table:table-cell table:formula="of:=[.G62]-[.H62]" office:value-type="float" office:value="-31.6091888515628" calcext:value-type="float">
            <text:p>-31.6091888516</text:p>
          </table:table-cell>
          <table:table-cell table:formula="of:=([.A62]-(([.B62]+[.D62])/2))^2" office:value-type="float" office:value="70.9581681659684" calcext:value-type="float">
            <text:p>70.958168166</text:p>
          </table:table-cell>
          <table:table-cell table:formula="of:=([.A62]-100.04)^2" office:value-type="float" office:value="168.7401" calcext:value-type="float">
            <text:p>168.7401</text:p>
          </table:table-cell>
        </table:table-row>
        <table:table-row table:style-name="ro1">
          <table:table-cell office:value-type="float" office:value="87.09" calcext:value-type="float">
            <text:p>87.09</text:p>
          </table:table-cell>
          <table:table-cell office:value-type="float" office:value="93.7820663452149" calcext:value-type="float">
            <text:p>93.7820663452</text:p>
          </table:table-cell>
          <table:table-cell office:value-type="float" office:value="87.09" calcext:value-type="float">
            <text:p>87.09</text:p>
          </table:table-cell>
          <table:table-cell office:value-type="float" office:value="93.4477005004883" calcext:value-type="float">
            <text:p>93.4477005005</text:p>
          </table:table-cell>
          <table:table-cell/>
          <table:table-cell table:formula="of:=[.A63]-[.C63]" office:value-type="float" office:value="0" calcext:value-type="float">
            <text:p>0</text:p>
          </table:table-cell>
          <table:table-cell table:formula="of:=([.A63]-[.B63])^2" office:value-type="float" office:value="44.7837519687571" calcext:value-type="float">
            <text:p>44.7837519688</text:p>
          </table:table-cell>
          <table:table-cell table:formula="of:=([.C63]-[.D63])^2" office:value-type="float" office:value="40.4203556539089" calcext:value-type="float">
            <text:p>40.4203556539</text:p>
          </table:table-cell>
          <table:table-cell table:formula="of:=[.G63]-[.H63]" office:value-type="float" office:value="4.36339631484821" calcext:value-type="float">
            <text:p>4.3633963148</text:p>
          </table:table-cell>
          <table:table-cell table:formula="of:=([.A63]-(([.B63]+[.D63])/2))^2" office:value-type="float" office:value="42.5741036818031" calcext:value-type="float">
            <text:p>42.5741036818</text:p>
          </table:table-cell>
          <table:table-cell table:formula="of:=([.A63]-100.04)^2" office:value-type="float" office:value="167.7025" calcext:value-type="float">
            <text:p>167.7025</text:p>
          </table:table-cell>
        </table:table-row>
        <table:table-row table:style-name="ro1">
          <table:table-cell office:value-type="float" office:value="87.15" calcext:value-type="float">
            <text:p>87.15</text:p>
          </table:table-cell>
          <table:table-cell office:value-type="float" office:value="94.4464263916016" calcext:value-type="float">
            <text:p>94.4464263916</text:p>
          </table:table-cell>
          <table:table-cell office:value-type="float" office:value="87.15" calcext:value-type="float">
            <text:p>87.15</text:p>
          </table:table-cell>
          <table:table-cell office:value-type="float" office:value="93.9976272583008" calcext:value-type="float">
            <text:p>93.9976272583</text:p>
          </table:table-cell>
          <table:table-cell/>
          <table:table-cell table:formula="of:=[.A64]-[.C64]" office:value-type="float" office:value="0" calcext:value-type="float">
            <text:p>0</text:p>
          </table:table-cell>
          <table:table-cell table:formula="of:=([.A64]-[.B64])^2" office:value-type="float" office:value="53.2378380880597" calcext:value-type="float">
            <text:p>53.2378380881</text:p>
          </table:table-cell>
          <table:table-cell table:formula="of:=([.C64]-[.D64])^2" office:value-type="float" office:value="46.8899990686238" calcext:value-type="float">
            <text:p>46.8899990686</text:p>
          </table:table-cell>
          <table:table-cell table:formula="of:=[.G64]-[.H64]" office:value-type="float" office:value="6.34783901943592" calcext:value-type="float">
            <text:p>6.3478390194</text:p>
          </table:table-cell>
          <table:table-cell table:formula="of:=([.A64]-(([.B64]+[.D64])/2))^2" office:value-type="float" office:value="50.0135634128289" calcext:value-type="float">
            <text:p>50.0135634128</text:p>
          </table:table-cell>
          <table:table-cell table:formula="of:=([.A64]-100.04)^2" office:value-type="float" office:value="166.1521" calcext:value-type="float">
            <text:p>166.1521</text:p>
          </table:table-cell>
        </table:table-row>
        <table:table-row table:style-name="ro1">
          <table:table-cell office:value-type="float" office:value="87.21" calcext:value-type="float">
            <text:p>87.21</text:p>
          </table:table-cell>
          <table:table-cell office:value-type="float" office:value="95.0364303588867" calcext:value-type="float">
            <text:p>95.0364303589</text:p>
          </table:table-cell>
          <table:table-cell office:value-type="float" office:value="87.21" calcext:value-type="float">
            <text:p>87.21</text:p>
          </table:table-cell>
          <table:table-cell office:value-type="float" office:value="98.4395217895508" calcext:value-type="float">
            <text:p>98.4395217896</text:p>
          </table:table-cell>
          <table:table-cell/>
          <table:table-cell table:formula="of:=[.A65]-[.C65]" office:value-type="float" office:value="0" calcext:value-type="float">
            <text:p>0</text:p>
          </table:table-cell>
          <table:table-cell table:formula="of:=([.A65]-[.B65])^2" office:value-type="float" office:value="61.2530121625038" calcext:value-type="float">
            <text:p>61.2530121625</text:p>
          </table:table-cell>
          <table:table-cell table:formula="of:=([.C65]-[.D65])^2" office:value-type="float" office:value="126.102159621996" calcext:value-type="float">
            <text:p>126.102159622</text:p>
          </table:table-cell>
          <table:table-cell table:formula="of:=[.G65]-[.H65]" office:value-type="float" office:value="-64.8491474594921" calcext:value-type="float">
            <text:p>-64.8491474595</text:p>
          </table:table-cell>
          <table:table-cell table:formula="of:=([.A65]-(([.B65]+[.D65])/2))^2" office:value-type="float" office:value="90.7823280708851" calcext:value-type="float">
            <text:p>90.7823280709</text:p>
          </table:table-cell>
          <table:table-cell table:formula="of:=([.A65]-100.04)^2" office:value-type="float" office:value="164.6089" calcext:value-type="float">
            <text:p>164.6089</text:p>
          </table:table-cell>
        </table:table-row>
        <table:table-row table:style-name="ro1">
          <table:table-cell office:value-type="float" office:value="87.22" calcext:value-type="float">
            <text:p>87.22</text:p>
          </table:table-cell>
          <table:table-cell office:value-type="float" office:value="94.0599060058594" calcext:value-type="float">
            <text:p>94.0599060059</text:p>
          </table:table-cell>
          <table:table-cell office:value-type="float" office:value="87.22" calcext:value-type="float">
            <text:p>87.22</text:p>
          </table:table-cell>
          <table:table-cell office:value-type="float" office:value="93.3426055908203" calcext:value-type="float">
            <text:p>93.3426055908</text:p>
          </table:table-cell>
          <table:table-cell/>
          <table:table-cell table:formula="of:=[.A66]-[.C66]" office:value-type="float" office:value="0" calcext:value-type="float">
            <text:p>0</text:p>
          </table:table-cell>
          <table:table-cell table:formula="of:=([.A66]-[.B66])^2" office:value-type="float" office:value="46.7843141689912" calcext:value-type="float">
            <text:p>46.784314169</text:p>
          </table:table-cell>
          <table:table-cell table:formula="of:=([.C66]-[.D66])^2" office:value-type="float" office:value="37.4862992207442" calcext:value-type="float">
            <text:p>37.4862992207</text:p>
          </table:table-cell>
          <table:table-cell table:formula="of:=[.G66]-[.H66]" office:value-type="float" office:value="9.298014948247" calcext:value-type="float">
            <text:p>9.2980149482</text:p>
          </table:table-cell>
          <table:table-cell table:formula="of:=([.A66]-(([.B66]+[.D66])/2))^2" office:value-type="float" office:value="42.0066767235139" calcext:value-type="float">
            <text:p>42.0066767235</text:p>
          </table:table-cell>
          <table:table-cell table:formula="of:=([.A66]-100.04)^2" office:value-type="float" office:value="164.3524" calcext:value-type="float">
            <text:p>164.3524</text:p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94.705940246582" calcext:value-type="float">
            <text:p>94.7059402466</text:p>
          </table:table-cell>
          <table:table-cell office:value-type="float" office:value="87.25" calcext:value-type="float">
            <text:p>87.25</text:p>
          </table:table-cell>
          <table:table-cell office:value-type="float" office:value="95.9075164794922" calcext:value-type="float">
            <text:p>95.9075164795</text:p>
          </table:table-cell>
          <table:table-cell/>
          <table:table-cell table:formula="of:=[.A67]-[.C67]" office:value-type="float" office:value="0" calcext:value-type="float">
            <text:p>0</text:p>
          </table:table-cell>
          <table:table-cell table:formula="of:=([.A67]-[.B67])^2" office:value-type="float" office:value="55.5910449606017" calcext:value-type="float">
            <text:p>55.5910449606</text:p>
          </table:table-cell>
          <table:table-cell table:formula="of:=([.C67]-[.D67])^2" office:value-type="float" office:value="74.9525915926788" calcext:value-type="float">
            <text:p>74.9525915927</text:p>
          </table:table-cell>
          <table:table-cell table:formula="of:=[.G67]-[.H67]" office:value-type="float" office:value="-19.3615466320771" calcext:value-type="float">
            <text:p>-19.3615466321</text:p>
          </table:table-cell>
          <table:table-cell table:formula="of:=([.A67]-(([.B67]+[.D67])/2))^2" office:value-type="float" office:value="64.9108719157666" calcext:value-type="float">
            <text:p>64.9108719158</text:p>
          </table:table-cell>
          <table:table-cell table:formula="of:=([.A67]-100.04)^2" office:value-type="float" office:value="163.5841" calcext:value-type="float">
            <text:p>163.5841</text:p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95.1317291259766" calcext:value-type="float">
            <text:p>95.131729126</text:p>
          </table:table-cell>
          <table:table-cell office:value-type="float" office:value="87.25" calcext:value-type="float">
            <text:p>87.25</text:p>
          </table:table-cell>
          <table:table-cell office:value-type="float" office:value="99.3095703125" calcext:value-type="float">
            <text:p>99.3095703125</text:p>
          </table:table-cell>
          <table:table-cell/>
          <table:table-cell table:formula="of:=[.A68]-[.C68]" office:value-type="float" office:value="0" calcext:value-type="float">
            <text:p>0</text:p>
          </table:table-cell>
          <table:table-cell table:formula="of:=([.A68]-[.B68])^2" office:value-type="float" office:value="62.1216540152673" calcext:value-type="float">
            <text:p>62.1216540153</text:p>
          </table:table-cell>
          <table:table-cell table:formula="of:=([.C68]-[.D68])^2" office:value-type="float" office:value="145.433236122131" calcext:value-type="float">
            <text:p>145.4332361221</text:p>
          </table:table-cell>
          <table:table-cell table:formula="of:=[.G68]-[.H68]" office:value-type="float" office:value="-83.3115821068641" calcext:value-type="float">
            <text:p>-83.3115821069</text:p>
          </table:table-cell>
          <table:table-cell table:formula="of:=([.A68]-(([.B68]+[.D68])/2))^2" office:value-type="float" office:value="99.4138558237464" calcext:value-type="float">
            <text:p>99.4138558237</text:p>
          </table:table-cell>
          <table:table-cell table:formula="of:=([.A68]-100.04)^2" office:value-type="float" office:value="163.5841" calcext:value-type="float">
            <text:p>163.5841</text:p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94.2378234863281" calcext:value-type="float">
            <text:p>94.2378234863</text:p>
          </table:table-cell>
          <table:table-cell office:value-type="float" office:value="87.25" calcext:value-type="float">
            <text:p>87.25</text:p>
          </table:table-cell>
          <table:table-cell office:value-type="float" office:value="95.2314834594727" calcext:value-type="float">
            <text:p>95.2314834595</text:p>
          </table:table-cell>
          <table:table-cell/>
          <table:table-cell table:formula="of:=[.A69]-[.C69]" office:value-type="float" office:value="0" calcext:value-type="float">
            <text:p>0</text:p>
          </table:table-cell>
          <table:table-cell table:formula="of:=([.A69]-[.B69])^2" office:value-type="float" office:value="48.829677076079" calcext:value-type="float">
            <text:p>48.8296770761</text:p>
          </table:table-cell>
          <table:table-cell table:formula="of:=([.C69]-[.D69])^2" office:value-type="float" office:value="63.7040782138356" calcext:value-type="float">
            <text:p>63.7040782138</text:p>
          </table:table-cell>
          <table:table-cell table:formula="of:=[.G69]-[.H69]" office:value-type="float" office:value="-14.8744011377567" calcext:value-type="float">
            <text:p>-14.8744011378</text:p>
          </table:table-cell>
          <table:table-cell table:formula="of:=([.A69]-(([.B69]+[.D69])/2))^2" office:value-type="float" office:value="56.0200376093999" calcext:value-type="float">
            <text:p>56.0200376094</text:p>
          </table:table-cell>
          <table:table-cell table:formula="of:=([.A69]-100.04)^2" office:value-type="float" office:value="163.5841" calcext:value-type="float">
            <text:p>163.5841</text:p>
          </table:table-cell>
        </table:table-row>
        <table:table-row table:style-name="ro1">
          <table:table-cell office:value-type="float" office:value="87.26" calcext:value-type="float">
            <text:p>87.26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7.26" calcext:value-type="float">
            <text:p>87.26</text:p>
          </table:table-cell>
          <table:table-cell office:value-type="float" office:value="97.2306594848633" calcext:value-type="float">
            <text:p>97.2306594849</text:p>
          </table:table-cell>
          <table:table-cell/>
          <table:table-cell table:formula="of:=[.A70]-[.C70]" office:value-type="float" office:value="0" calcext:value-type="float">
            <text:p>0</text:p>
          </table:table-cell>
          <table:table-cell table:formula="of:=([.A70]-[.B70])^2" office:value-type="float" office:value="52.9337821593739" calcext:value-type="float">
            <text:p>52.9337821594</text:p>
          </table:table-cell>
          <table:table-cell table:formula="of:=([.C70]-[.D70])^2" office:value-type="float" office:value="99.414050563094" calcext:value-type="float">
            <text:p>99.4140505631</text:p>
          </table:table-cell>
          <table:table-cell table:formula="of:=[.G70]-[.H70]" office:value-type="float" office:value="-46.4802684037201" calcext:value-type="float">
            <text:p>-46.4802684037</text:p>
          </table:table-cell>
          <table:table-cell table:formula="of:=([.A70]-(([.B70]+[.D70])/2))^2" office:value-type="float" office:value="74.3580268720955" calcext:value-type="float">
            <text:p>74.3580268721</text:p>
          </table:table-cell>
          <table:table-cell table:formula="of:=([.A70]-100.04)^2" office:value-type="float" office:value="163.3284" calcext:value-type="float">
            <text:p>163.3284</text:p>
          </table:table-cell>
        </table:table-row>
        <table:table-row table:style-name="ro1">
          <table:table-cell office:value-type="float" office:value="87.44" calcext:value-type="float">
            <text:p>87.44</text:p>
          </table:table-cell>
          <table:table-cell office:value-type="float" office:value="94.0433197021484" calcext:value-type="float">
            <text:p>94.0433197021</text:p>
          </table:table-cell>
          <table:table-cell office:value-type="float" office:value="87.44" calcext:value-type="float">
            <text:p>87.44</text:p>
          </table:table-cell>
          <table:table-cell office:value-type="float" office:value="93.5673294067383" calcext:value-type="float">
            <text:p>93.5673294067</text:p>
          </table:table-cell>
          <table:table-cell/>
          <table:table-cell table:formula="of:=[.A71]-[.C71]" office:value-type="float" office:value="0" calcext:value-type="float">
            <text:p>0</text:p>
          </table:table-cell>
          <table:table-cell table:formula="of:=([.A71]-[.B71])^2" office:value-type="float" office:value="43.6038310887818" calcext:value-type="float">
            <text:p>43.6038310888</text:p>
          </table:table-cell>
          <table:table-cell table:formula="of:=([.C71]-[.D71])^2" office:value-type="float" office:value="37.5441656586797" calcext:value-type="float">
            <text:p>37.5441656587</text:p>
          </table:table-cell>
          <table:table-cell table:formula="of:=[.G71]-[.H71]" office:value-type="float" office:value="6.05966543010204" calcext:value-type="float">
            <text:p>6.0596654301</text:p>
          </table:table-cell>
          <table:table-cell table:formula="of:=([.A71]-(([.B71]+[.D71])/2))^2" office:value-type="float" office:value="40.5173566833996" calcext:value-type="float">
            <text:p>40.5173566834</text:p>
          </table:table-cell>
          <table:table-cell table:formula="of:=([.A71]-100.04)^2" office:value-type="float" office:value="158.76" calcext:value-type="float">
            <text:p>158.76</text:p>
          </table:table-cell>
        </table:table-row>
        <table:table-row table:style-name="ro1">
          <table:table-cell office:value-type="float" office:value="87.46" calcext:value-type="float">
            <text:p>87.46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87.46" calcext:value-type="float">
            <text:p>87.46</text:p>
          </table:table-cell>
          <table:table-cell office:value-type="float" office:value="94.796257019043" calcext:value-type="float">
            <text:p>94.796257019</text:p>
          </table:table-cell>
          <table:table-cell/>
          <table:table-cell table:formula="of:=[.A72]-[.C72]" office:value-type="float" office:value="0" calcext:value-type="float">
            <text:p>0</text:p>
          </table:table-cell>
          <table:table-cell table:formula="of:=([.A72]-[.B72])^2" office:value-type="float" office:value="57.2213989278497" calcext:value-type="float">
            <text:p>57.2213989278</text:p>
          </table:table-cell>
          <table:table-cell table:formula="of:=([.C72]-[.D72])^2" office:value-type="float" office:value="53.8206670494573" calcext:value-type="float">
            <text:p>53.8206670495</text:p>
          </table:table-cell>
          <table:table-cell table:formula="of:=[.G72]-[.H72]" office:value-type="float" office:value="3.4007318783924" calcext:value-type="float">
            <text:p>3.4007318784</text:p>
          </table:table-cell>
          <table:table-cell table:formula="of:=([.A72]-(([.B72]+[.D72])/2))^2" office:value-type="float" office:value="55.5080112452046" calcext:value-type="float">
            <text:p>55.5080112452</text:p>
          </table:table-cell>
          <table:table-cell table:formula="of:=([.A72]-100.04)^2" office:value-type="float" office:value="158.2564" calcext:value-type="float">
            <text:p>158.2564</text:p>
          </table:table-cell>
        </table:table-row>
        <table:table-row table:style-name="ro1">
          <table:table-cell office:value-type="float" office:value="87.47" calcext:value-type="float">
            <text:p>87.47</text:p>
          </table:table-cell>
          <table:table-cell office:value-type="float" office:value="94.4613037109375" calcext:value-type="float">
            <text:p>94.4613037109</text:p>
          </table:table-cell>
          <table:table-cell office:value-type="float" office:value="87.47" calcext:value-type="float">
            <text:p>87.47</text:p>
          </table:table-cell>
          <table:table-cell office:value-type="float" office:value="94.6764984130859" calcext:value-type="float">
            <text:p>94.6764984131</text:p>
          </table:table-cell>
          <table:table-cell/>
          <table:table-cell table:formula="of:=[.A73]-[.C73]" office:value-type="float" office:value="0" calcext:value-type="float">
            <text:p>0</text:p>
          </table:table-cell>
          <table:table-cell table:formula="of:=([.A73]-[.B73])^2" office:value-type="float" office:value="48.8783275785685" calcext:value-type="float">
            <text:p>48.8783275786</text:p>
          </table:table-cell>
          <table:table-cell table:formula="of:=([.C73]-[.D73])^2" office:value-type="float" office:value="51.9336193778102" calcext:value-type="float">
            <text:p>51.9336193778</text:p>
          </table:table-cell>
          <table:table-cell table:formula="of:=[.G73]-[.H73]" office:value-type="float" office:value="-3.05529179924168" calcext:value-type="float">
            <text:p>-3.0552917992</text:p>
          </table:table-cell>
          <table:table-cell table:formula="of:=([.A73]-(([.B73]+[.D73])/2))^2" office:value-type="float" office:value="50.3943962882311" calcext:value-type="float">
            <text:p>50.3943962882</text:p>
          </table:table-cell>
          <table:table-cell table:formula="of:=([.A73]-100.04)^2" office:value-type="float" office:value="158.0049" calcext:value-type="float">
            <text:p>158.0049</text:p>
          </table:table-cell>
        </table:table-row>
        <table:table-row table:style-name="ro1">
          <table:table-cell office:value-type="float" office:value="87.49" calcext:value-type="float">
            <text:p>87.49</text:p>
          </table:table-cell>
          <table:table-cell office:value-type="float" office:value="94.1381683349609" calcext:value-type="float">
            <text:p>94.138168335</text:p>
          </table:table-cell>
          <table:table-cell office:value-type="float" office:value="87.49" calcext:value-type="float">
            <text:p>87.49</text:p>
          </table:table-cell>
          <table:table-cell office:value-type="float" office:value="97.29296875" calcext:value-type="float">
            <text:p>97.29296875</text:p>
          </table:table-cell>
          <table:table-cell/>
          <table:table-cell table:formula="of:=[.A74]-[.C74]" office:value-type="float" office:value="0" calcext:value-type="float">
            <text:p>0</text:p>
          </table:table-cell>
          <table:table-cell table:formula="of:=([.A74]-[.B74])^2" office:value-type="float" office:value="44.1981422099774" calcext:value-type="float">
            <text:p>44.19814221</text:p>
          </table:table-cell>
          <table:table-cell table:formula="of:=([.C74]-[.D74])^2" office:value-type="float" office:value="96.0981963134767" calcext:value-type="float">
            <text:p>96.0981963135</text:p>
          </table:table-cell>
          <table:table-cell table:formula="of:=[.G74]-[.H74]" office:value-type="float" office:value="-51.9000541034993" calcext:value-type="float">
            <text:p>-51.9000541035</text:p>
          </table:table-cell>
          <table:table-cell table:formula="of:=([.A74]-(([.B74]+[.D74])/2))^2" office:value-type="float" office:value="67.6599778470443" calcext:value-type="float">
            <text:p>67.659977847</text:p>
          </table:table-cell>
          <table:table-cell table:formula="of:=([.A74]-100.04)^2" office:value-type="float" office:value="157.5025" calcext:value-type="float">
            <text:p>157.5025</text:p>
          </table:table-cell>
        </table:table-row>
        <table:table-row table:style-name="ro1">
          <table:table-cell office:value-type="float" office:value="87.58" calcext:value-type="float">
            <text:p>87.58</text:p>
          </table:table-cell>
          <table:table-cell office:value-type="float" office:value="94.9186782836914" calcext:value-type="float">
            <text:p>94.9186782837</text:p>
          </table:table-cell>
          <table:table-cell office:value-type="float" office:value="87.58" calcext:value-type="float">
            <text:p>87.58</text:p>
          </table:table-cell>
          <table:table-cell office:value-type="float" office:value="95.4090347290039" calcext:value-type="float">
            <text:p>95.409034729</text:p>
          </table:table-cell>
          <table:table-cell/>
          <table:table-cell table:formula="of:=[.A75]-[.C75]" office:value-type="float" office:value="0" calcext:value-type="float">
            <text:p>0</text:p>
          </table:table-cell>
          <table:table-cell table:formula="of:=([.A75]-[.B75])^2" office:value-type="float" office:value="53.8561989515239" calcext:value-type="float">
            <text:p>53.8561989515</text:p>
          </table:table-cell>
          <table:table-cell table:formula="of:=([.C75]-[.D75])^2" office:value-type="float" office:value="61.2937847879493" calcext:value-type="float">
            <text:p>61.2937847879</text:p>
          </table:table-cell>
          <table:table-cell table:formula="of:=[.G75]-[.H75]" office:value-type="float" office:value="-7.43758583642542" calcext:value-type="float">
            <text:p>-7.4375858364</text:p>
          </table:table-cell>
          <table:table-cell table:formula="of:=([.A75]-(([.B75]+[.D75])/2))^2" office:value-type="float" office:value="57.5148795088717" calcext:value-type="float">
            <text:p>57.5148795089</text:p>
          </table:table-cell>
          <table:table-cell table:formula="of:=([.A75]-100.04)^2" office:value-type="float" office:value="155.2516" calcext:value-type="float">
            <text:p>155.2516</text:p>
          </table:table-cell>
        </table:table-row>
        <table:table-row table:style-name="ro1">
          <table:table-cell office:value-type="float" office:value="87.63" calcext:value-type="float">
            <text:p>87.63</text:p>
          </table:table-cell>
          <table:table-cell office:value-type="float" office:value="95.4652709960937" calcext:value-type="float">
            <text:p>95.4652709961</text:p>
          </table:table-cell>
          <table:table-cell office:value-type="float" office:value="87.63" calcext:value-type="float">
            <text:p>87.63</text:p>
          </table:table-cell>
          <table:table-cell office:value-type="float" office:value="103.36083984375" calcext:value-type="float">
            <text:p>103.3608398438</text:p>
          </table:table-cell>
          <table:table-cell/>
          <table:table-cell table:formula="of:=[.A76]-[.C76]" office:value-type="float" office:value="0" calcext:value-type="float">
            <text:p>0</text:p>
          </table:table-cell>
          <table:table-cell table:formula="of:=([.A76]-[.B76])^2" office:value-type="float" office:value="61.391471582228" calcext:value-type="float">
            <text:p>61.3914715822</text:p>
          </table:table-cell>
          <table:table-cell table:formula="of:=([.C76]-[.D76])^2" office:value-type="float" office:value="247.459322189713" calcext:value-type="float">
            <text:p>247.4593221897</text:p>
          </table:table-cell>
          <table:table-cell table:formula="of:=[.G76]-[.H76]" office:value-type="float" office:value="-186.067850607485" calcext:value-type="float">
            <text:p>-186.0678506075</text:p>
          </table:table-cell>
          <table:table-cell table:formula="of:=([.A76]-(([.B76]+[.D76])/2))^2" office:value-type="float" office:value="138.84039502895" calcext:value-type="float">
            <text:p>138.840395029</text:p>
          </table:table-cell>
          <table:table-cell table:formula="of:=([.A76]-100.04)^2" office:value-type="float" office:value="154.0081" calcext:value-type="float">
            <text:p>154.0081</text:p>
          </table:table-cell>
        </table:table-row>
        <table:table-row table:style-name="ro1">
          <table:table-cell office:value-type="float" office:value="87.71" calcext:value-type="float">
            <text:p>87.71</text:p>
          </table:table-cell>
          <table:table-cell office:value-type="float" office:value="92.7009353637695" calcext:value-type="float">
            <text:p>92.7009353638</text:p>
          </table:table-cell>
          <table:table-cell office:value-type="float" office:value="87.71" calcext:value-type="float">
            <text:p>87.71</text:p>
          </table:table-cell>
          <table:table-cell office:value-type="float" office:value="95.6448059082031" calcext:value-type="float">
            <text:p>95.6448059082</text:p>
          </table:table-cell>
          <table:table-cell/>
          <table:table-cell table:formula="of:=[.A77]-[.C77]" office:value-type="float" office:value="0" calcext:value-type="float">
            <text:p>0</text:p>
          </table:table-cell>
          <table:table-cell table:formula="of:=([.A77]-[.B77])^2" office:value-type="float" office:value="24.9094358053254" calcext:value-type="float">
            <text:p>24.9094358053</text:p>
          </table:table-cell>
          <table:table-cell table:formula="of:=([.C77]-[.D77])^2" office:value-type="float" office:value="62.9611448008553" calcext:value-type="float">
            <text:p>62.9611448009</text:p>
          </table:table-cell>
          <table:table-cell table:formula="of:=[.G77]-[.H77]" office:value-type="float" office:value="-38.0517089955299" calcext:value-type="float">
            <text:p>-38.0517089955</text:p>
          </table:table-cell>
          <table:table-cell table:formula="of:=([.A77]-(([.B77]+[.D77])/2))^2" office:value-type="float" office:value="41.7686968574944" calcext:value-type="float">
            <text:p>41.7686968575</text:p>
          </table:table-cell>
          <table:table-cell table:formula="of:=([.A77]-100.04)^2" office:value-type="float" office:value="152.0289" calcext:value-type="float">
            <text:p>152.0289</text:p>
          </table:table-cell>
        </table:table-row>
        <table:table-row table:style-name="ro1">
          <table:table-cell office:value-type="float" office:value="87.71" calcext:value-type="float">
            <text:p>87.71</text:p>
          </table:table-cell>
          <table:table-cell office:value-type="float" office:value="93.5273513793945" calcext:value-type="float">
            <text:p>93.5273513794</text:p>
          </table:table-cell>
          <table:table-cell office:value-type="float" office:value="87.71" calcext:value-type="float">
            <text:p>87.71</text:p>
          </table:table-cell>
          <table:table-cell office:value-type="float" office:value="91.4953460693359" calcext:value-type="float">
            <text:p>91.4953460693</text:p>
          </table:table-cell>
          <table:table-cell/>
          <table:table-cell table:formula="of:=[.A78]-[.C78]" office:value-type="float" office:value="0" calcext:value-type="float">
            <text:p>0</text:p>
          </table:table-cell>
          <table:table-cell table:formula="of:=([.A78]-[.B78])^2" office:value-type="float" office:value="33.8415770713435" calcext:value-type="float">
            <text:p>33.8415770713</text:p>
          </table:table-cell>
          <table:table-cell table:formula="of:=([.C78]-[.D78])^2" office:value-type="float" office:value="14.3288448646371" calcext:value-type="float">
            <text:p>14.3288448646</text:p>
          </table:table-cell>
          <table:table-cell table:formula="of:=[.G78]-[.H78]" office:value-type="float" office:value="19.5127322067065" calcext:value-type="float">
            <text:p>19.5127322067</text:p>
          </table:table-cell>
          <table:table-cell table:formula="of:=([.A78]-(([.B78]+[.D78])/2))^2" office:value-type="float" office:value="23.0529495729637" calcext:value-type="float">
            <text:p>23.052949573</text:p>
          </table:table-cell>
          <table:table-cell table:formula="of:=([.A78]-100.04)^2" office:value-type="float" office:value="152.0289" calcext:value-type="float">
            <text:p>152.0289</text:p>
          </table:table-cell>
        </table:table-row>
        <table:table-row table:style-name="ro1">
          <table:table-cell office:value-type="float" office:value="87.72" calcext:value-type="float">
            <text:p>87.72</text:p>
          </table:table-cell>
          <table:table-cell office:value-type="float" office:value="94.7530517578125" calcext:value-type="float">
            <text:p>94.7530517578</text:p>
          </table:table-cell>
          <table:table-cell office:value-type="float" office:value="87.72" calcext:value-type="float">
            <text:p>87.72</text:p>
          </table:table-cell>
          <table:table-cell office:value-type="float" office:value="97.4669723510742" calcext:value-type="float">
            <text:p>97.4669723511</text:p>
          </table:table-cell>
          <table:table-cell/>
          <table:table-cell table:formula="of:=[.A79]-[.C79]" office:value-type="float" office:value="0" calcext:value-type="float">
            <text:p>0</text:p>
          </table:table-cell>
          <table:table-cell table:formula="of:=([.A79]-[.B79])^2" office:value-type="float" office:value="49.4638170280695" calcext:value-type="float">
            <text:p>49.4638170281</text:p>
          </table:table-cell>
          <table:table-cell table:formula="of:=([.C79]-[.D79])^2" office:value-type="float" office:value="95.0034700126053" calcext:value-type="float">
            <text:p>95.0034700126</text:p>
          </table:table-cell>
          <table:table-cell table:formula="of:=[.G79]-[.H79]" office:value-type="float" office:value="-45.5396529845358" calcext:value-type="float">
            <text:p>-45.5396529845</text:p>
          </table:table-cell>
          <table:table-cell table:formula="of:=([.A79]-(([.B79]+[.D79])/2))^2" office:value-type="float" office:value="70.3923022737049" calcext:value-type="float">
            <text:p>70.3923022737</text:p>
          </table:table-cell>
          <table:table-cell table:formula="of:=([.A79]-100.04)^2" office:value-type="float" office:value="151.7824" calcext:value-type="float">
            <text:p>151.7824</text:p>
          </table:table-cell>
        </table:table-row>
        <table:table-row table:style-name="ro1">
          <table:table-cell office:value-type="float" office:value="87.73" calcext:value-type="float">
            <text:p>87.73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87.73" calcext:value-type="float">
            <text:p>87.73</text:p>
          </table:table-cell>
          <table:table-cell office:value-type="float" office:value="96.2983856201172" calcext:value-type="float">
            <text:p>96.2983856201</text:p>
          </table:table-cell>
          <table:table-cell/>
          <table:table-cell table:formula="of:=[.A80]-[.C80]" office:value-type="float" office:value="0" calcext:value-type="float">
            <text:p>0</text:p>
          </table:table-cell>
          <table:table-cell table:formula="of:=([.A80]-[.B80])^2" office:value-type="float" office:value="45.534019649792" calcext:value-type="float">
            <text:p>45.5340196498</text:p>
          </table:table-cell>
          <table:table-cell table:formula="of:=([.C80]-[.D80])^2" office:value-type="float" office:value="73.4172321350309" calcext:value-type="float">
            <text:p>73.417232135</text:p>
          </table:table-cell>
          <table:table-cell table:formula="of:=[.G80]-[.H80]" office:value-type="float" office:value="-27.8832124852389" calcext:value-type="float">
            <text:p>-27.8832124852</text:p>
          </table:table-cell>
          <table:table-cell table:formula="of:=([.A80]-(([.B80]+[.D80])/2))^2" office:value-type="float" office:value="58.6470748300287" calcext:value-type="float">
            <text:p>58.64707483</text:p>
          </table:table-cell>
          <table:table-cell table:formula="of:=([.A80]-100.04)^2" office:value-type="float" office:value="151.5361" calcext:value-type="float">
            <text:p>151.5361</text:p>
          </table:table-cell>
        </table:table-row>
        <table:table-row table:style-name="ro1">
          <table:table-cell office:value-type="float" office:value="87.79" calcext:value-type="float">
            <text:p>87.79</text:p>
          </table:table-cell>
          <table:table-cell office:value-type="float" office:value="94.4536437988281" calcext:value-type="float">
            <text:p>94.4536437988</text:p>
          </table:table-cell>
          <table:table-cell office:value-type="float" office:value="87.79" calcext:value-type="float">
            <text:p>87.79</text:p>
          </table:table-cell>
          <table:table-cell office:value-type="float" office:value="95.8395233154297" calcext:value-type="float">
            <text:p>95.8395233154</text:p>
          </table:table-cell>
          <table:table-cell/>
          <table:table-cell table:formula="of:=[.A81]-[.C81]" office:value-type="float" office:value="0" calcext:value-type="float">
            <text:p>0</text:p>
          </table:table-cell>
          <table:table-cell table:formula="of:=([.A81]-[.B81])^2" office:value-type="float" office:value="44.4041486776604" calcext:value-type="float">
            <text:p>44.4041486777</text:p>
          </table:table-cell>
          <table:table-cell table:formula="of:=([.C81]-[.D81])^2" office:value-type="float" office:value="64.7948256056461" calcext:value-type="float">
            <text:p>64.7948256056</text:p>
          </table:table-cell>
          <table:table-cell table:formula="of:=[.G81]-[.H81]" office:value-type="float" office:value="-20.3906769279856" calcext:value-type="float">
            <text:p>-20.390676928</text:p>
          </table:table-cell>
          <table:table-cell table:formula="of:=([.A81]-(([.B81]+[.D81])/2))^2" office:value-type="float" office:value="54.1193216330193" calcext:value-type="float">
            <text:p>54.119321633</text:p>
          </table:table-cell>
          <table:table-cell table:formula="of:=([.A81]-100.04)^2" office:value-type="float" office:value="150.0625" calcext:value-type="float">
            <text:p>150.0625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94.1333389282227" calcext:value-type="float">
            <text:p>94.1333389282</text:p>
          </table:table-cell>
          <table:table-cell office:value-type="float" office:value="87.8" calcext:value-type="float">
            <text:p>87.8</text:p>
          </table:table-cell>
          <table:table-cell office:value-type="float" office:value="92.6677169799805" calcext:value-type="float">
            <text:p>92.66771698</text:p>
          </table:table-cell>
          <table:table-cell/>
          <table:table-cell table:formula="of:=[.A82]-[.C82]" office:value-type="float" office:value="0" calcext:value-type="float">
            <text:p>0</text:p>
          </table:table-cell>
          <table:table-cell table:formula="of:=([.A82]-[.B82])^2" office:value-type="float" office:value="40.1111819797405" calcext:value-type="float">
            <text:p>40.1111819797</text:p>
          </table:table-cell>
          <table:table-cell table:formula="of:=([.C82]-[.D82])^2" office:value-type="float" office:value="23.6946685971902" calcext:value-type="float">
            <text:p>23.6946685972</text:p>
          </table:table-cell>
          <table:table-cell table:formula="of:=[.G82]-[.H82]" office:value-type="float" office:value="16.4165133825503" calcext:value-type="float">
            <text:p>16.4165133826</text:p>
          </table:table-cell>
          <table:table-cell table:formula="of:=([.A82]-(([.B82]+[.D82])/2))^2" office:value-type="float" office:value="31.3659133646731" calcext:value-type="float">
            <text:p>31.3659133647</text:p>
          </table:table-cell>
          <table:table-cell table:formula="of:=([.A82]-100.04)^2" office:value-type="float" office:value="149.8176" calcext:value-type="float">
            <text:p>149.8176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93.7883224487305" calcext:value-type="float">
            <text:p>93.7883224487</text:p>
          </table:table-cell>
          <table:table-cell office:value-type="float" office:value="87.9" calcext:value-type="float">
            <text:p>87.9</text:p>
          </table:table-cell>
          <table:table-cell office:value-type="float" office:value="94.3687515258789" calcext:value-type="float">
            <text:p>94.3687515259</text:p>
          </table:table-cell>
          <table:table-cell/>
          <table:table-cell table:formula="of:=[.A83]-[.C83]" office:value-type="float" office:value="0" calcext:value-type="float">
            <text:p>0</text:p>
          </table:table-cell>
          <table:table-cell table:formula="of:=([.A83]-[.B83])^2" office:value-type="float" office:value="34.6723412602231" calcext:value-type="float">
            <text:p>34.6723412602</text:p>
          </table:table-cell>
          <table:table-cell table:formula="of:=([.C83]-[.D83])^2" office:value-type="float" office:value="41.8447463035606" calcext:value-type="float">
            <text:p>41.8447463036</text:p>
          </table:table-cell>
          <table:table-cell table:formula="of:=[.G83]-[.H83]" office:value-type="float" office:value="-7.17240504333749" calcext:value-type="float">
            <text:p>-7.1724050433</text:p>
          </table:table-cell>
          <table:table-cell table:formula="of:=([.A83]-(([.B83]+[.D83])/2))^2" office:value-type="float" office:value="38.174319303492" calcext:value-type="float">
            <text:p>38.1743193035</text:p>
          </table:table-cell>
          <table:table-cell table:formula="of:=([.A83]-100.04)^2" office:value-type="float" office:value="147.3796" calcext:value-type="float">
            <text:p>147.3796</text:p>
          </table:table-cell>
        </table:table-row>
        <table:table-row table:style-name="ro1">
          <table:table-cell office:value-type="float" office:value="87.91" calcext:value-type="float">
            <text:p>87.91</text:p>
          </table:table-cell>
          <table:table-cell office:value-type="float" office:value="93.7514572143555" calcext:value-type="float">
            <text:p>93.7514572144</text:p>
          </table:table-cell>
          <table:table-cell office:value-type="float" office:value="87.91" calcext:value-type="float">
            <text:p>87.91</text:p>
          </table:table-cell>
          <table:table-cell office:value-type="float" office:value="101.622756958008" calcext:value-type="float">
            <text:p>101.622756958</text:p>
          </table:table-cell>
          <table:table-cell/>
          <table:table-cell table:formula="of:=[.A84]-[.C84]" office:value-type="float" office:value="0" calcext:value-type="float">
            <text:p>0</text:p>
          </table:table-cell>
          <table:table-cell table:formula="of:=([.A84]-[.B84])^2" office:value-type="float" office:value="34.1226223871456" calcext:value-type="float">
            <text:p>34.1226223871</text:p>
          </table:table-cell>
          <table:table-cell table:formula="of:=([.C84]-[.D84])^2" office:value-type="float" office:value="188.039703389392" calcext:value-type="float">
            <text:p>188.0397033894</text:p>
          </table:table-cell>
          <table:table-cell table:formula="of:=[.G84]-[.H84]" office:value-type="float" office:value="-153.917081002246" calcext:value-type="float">
            <text:p>-153.9170810022</text:p>
          </table:table-cell>
          <table:table-cell table:formula="of:=([.A84]-(([.B84]+[.D84])/2))^2" office:value-type="float" office:value="95.5918229746633" calcext:value-type="float">
            <text:p>95.5918229747</text:p>
          </table:table-cell>
          <table:table-cell table:formula="of:=([.A84]-100.04)^2" office:value-type="float" office:value="147.1369" calcext:value-type="float">
            <text:p>147.1369</text:p>
          </table:table-cell>
        </table:table-row>
        <table:table-row table:style-name="ro1">
          <table:table-cell office:value-type="float" office:value="87.91" calcext:value-type="float">
            <text:p>87.91</text:p>
          </table:table-cell>
          <table:table-cell office:value-type="float" office:value="94.6661682128906" calcext:value-type="float">
            <text:p>94.6661682129</text:p>
          </table:table-cell>
          <table:table-cell office:value-type="float" office:value="87.91" calcext:value-type="float">
            <text:p>87.91</text:p>
          </table:table-cell>
          <table:table-cell office:value-type="float" office:value="98.9123077392578" calcext:value-type="float">
            <text:p>98.9123077393</text:p>
          </table:table-cell>
          <table:table-cell/>
          <table:table-cell table:formula="of:=[.A85]-[.C85]" office:value-type="float" office:value="0" calcext:value-type="float">
            <text:p>0</text:p>
          </table:table-cell>
          <table:table-cell table:formula="of:=([.A85]-[.B85])^2" office:value-type="float" office:value="45.6458089208738" calcext:value-type="float">
            <text:p>45.6458089209</text:p>
          </table:table-cell>
          <table:table-cell table:formula="of:=([.C85]-[.D85])^2" office:value-type="float" office:value="121.050775589332" calcext:value-type="float">
            <text:p>121.0507755893</text:p>
          </table:table-cell>
          <table:table-cell table:formula="of:=[.G85]-[.H85]" office:value-type="float" office:value="-75.4049666684587" calcext:value-type="float">
            <text:p>-75.4049666685</text:p>
          </table:table-cell>
          <table:table-cell table:formula="of:=([.A85]-(([.B85]+[.D85])/2))^2" office:value-type="float" office:value="78.8408670357587" calcext:value-type="float">
            <text:p>78.8408670358</text:p>
          </table:table-cell>
          <table:table-cell table:formula="of:=([.A85]-100.04)^2" office:value-type="float" office:value="147.1369" calcext:value-type="float">
            <text:p>147.1369</text:p>
          </table:table-cell>
        </table:table-row>
        <table:table-row table:style-name="ro1">
          <table:table-cell office:value-type="float" office:value="87.97" calcext:value-type="float">
            <text:p>87.97</text:p>
          </table:table-cell>
          <table:table-cell office:value-type="float" office:value="94.701545715332" calcext:value-type="float">
            <text:p>94.7015457153</text:p>
          </table:table-cell>
          <table:table-cell office:value-type="float" office:value="87.97" calcext:value-type="float">
            <text:p>87.97</text:p>
          </table:table-cell>
          <table:table-cell office:value-type="float" office:value="94.8674850463867" calcext:value-type="float">
            <text:p>94.8674850464</text:p>
          </table:table-cell>
          <table:table-cell/>
          <table:table-cell table:formula="of:=[.A86]-[.C86]" office:value-type="float" office:value="0" calcext:value-type="float">
            <text:p>0</text:p>
          </table:table-cell>
          <table:table-cell table:formula="of:=([.A86]-[.B86])^2" office:value-type="float" office:value="45.313707717605" calcext:value-type="float">
            <text:p>45.3137077176</text:p>
          </table:table-cell>
          <table:table-cell table:formula="of:=([.C86]-[.D86])^2" office:value-type="float" office:value="47.5752999651284" calcext:value-type="float">
            <text:p>47.5752999651</text:p>
          </table:table-cell>
          <table:table-cell table:formula="of:=[.G86]-[.H86]" office:value-type="float" office:value="-2.26159224752337" calcext:value-type="float">
            <text:p>-2.2615922475</text:p>
          </table:table-cell>
          <table:table-cell table:formula="of:=([.A86]-(([.B86]+[.D86])/2))^2" office:value-type="float" office:value="46.437619875969" calcext:value-type="float">
            <text:p>46.437619876</text:p>
          </table:table-cell>
          <table:table-cell table:formula="of:=([.A86]-100.04)^2" office:value-type="float" office:value="145.6849" calcext:value-type="float">
            <text:p>145.6849</text:p>
          </table:table-cell>
        </table:table-row>
        <table:table-row table:style-name="ro1">
          <table:table-cell office:value-type="float" office:value="87.99" calcext:value-type="float">
            <text:p>87.99</text:p>
          </table:table-cell>
          <table:table-cell office:value-type="float" office:value="94.4422225952149" calcext:value-type="float">
            <text:p>94.4422225952</text:p>
          </table:table-cell>
          <table:table-cell office:value-type="float" office:value="87.99" calcext:value-type="float">
            <text:p>87.99</text:p>
          </table:table-cell>
          <table:table-cell office:value-type="float" office:value="100.883964538574" calcext:value-type="float">
            <text:p>100.8839645386</text:p>
          </table:table-cell>
          <table:table-cell/>
          <table:table-cell table:formula="of:=[.A87]-[.C87]" office:value-type="float" office:value="0" calcext:value-type="float">
            <text:p>0</text:p>
          </table:table-cell>
          <table:table-cell table:formula="of:=([.A87]-[.B87])^2" office:value-type="float" office:value="41.631176418201" calcext:value-type="float">
            <text:p>41.6311764182</text:p>
          </table:table-cell>
          <table:table-cell table:formula="of:=([.C87]-[.D87])^2" office:value-type="float" office:value="166.25432152201" calcext:value-type="float">
            <text:p>166.254321522</text:p>
          </table:table-cell>
          <table:table-cell table:formula="of:=[.G87]-[.H87]" office:value-type="float" office:value="-124.623145103809" calcext:value-type="float">
            <text:p>-124.6231451038</text:p>
          </table:table-cell>
          <table:table-cell table:formula="of:=([.A87]-(([.B87]+[.D87])/2))^2" office:value-type="float" office:value="93.5687391538965" calcext:value-type="float">
            <text:p>93.5687391539</text:p>
          </table:table-cell>
          <table:table-cell table:formula="of:=([.A87]-100.04)^2" office:value-type="float" office:value="145.2025" calcext:value-type="float">
            <text:p>145.2025</text:p>
          </table:table-cell>
        </table:table-row>
        <table:table-row table:style-name="ro1">
          <table:table-cell office:value-type="float" office:value="88.03" calcext:value-type="float">
            <text:p>88.03</text:p>
          </table:table-cell>
          <table:table-cell office:value-type="float" office:value="95.1640853881836" calcext:value-type="float">
            <text:p>95.1640853882</text:p>
          </table:table-cell>
          <table:table-cell office:value-type="float" office:value="88.03" calcext:value-type="float">
            <text:p>88.03</text:p>
          </table:table-cell>
          <table:table-cell office:value-type="float" office:value="99.6542892456055" calcext:value-type="float">
            <text:p>99.6542892456</text:p>
          </table:table-cell>
          <table:table-cell/>
          <table:table-cell table:formula="of:=[.A88]-[.C88]" office:value-type="float" office:value="0" calcext:value-type="float">
            <text:p>0</text:p>
          </table:table-cell>
          <table:table-cell table:formula="of:=([.A88]-[.B88])^2" office:value-type="float" office:value="50.8951743258946" calcext:value-type="float">
            <text:p>50.8951743259</text:p>
          </table:table-cell>
          <table:table-cell table:formula="of:=([.C88]-[.D88])^2" office:value-type="float" office:value="135.124100465499" calcext:value-type="float">
            <text:p>135.1241004655</text:p>
          </table:table-cell>
          <table:table-cell table:formula="of:=[.G88]-[.H88]" office:value-type="float" office:value="-84.2289261396043" calcext:value-type="float">
            <text:p>-84.2289261396</text:p>
          </table:table-cell>
          <table:table-cell table:formula="of:=([.A88]-(([.B88]+[.D88])/2))^2" office:value-type="float" office:value="87.9691547253952" calcext:value-type="float">
            <text:p>87.9691547254</text:p>
          </table:table-cell>
          <table:table-cell table:formula="of:=([.A88]-100.04)^2" office:value-type="float" office:value="144.2401" calcext:value-type="float">
            <text:p>144.2401</text:p>
          </table:table-cell>
        </table:table-row>
        <table:table-row table:style-name="ro1">
          <table:table-cell office:value-type="float" office:value="88.05" calcext:value-type="float">
            <text:p>88.05</text:p>
          </table:table-cell>
          <table:table-cell office:value-type="float" office:value="93.3586120605469" calcext:value-type="float">
            <text:p>93.3586120605</text:p>
          </table:table-cell>
          <table:table-cell office:value-type="float" office:value="88.05" calcext:value-type="float">
            <text:p>88.05</text:p>
          </table:table-cell>
          <table:table-cell office:value-type="float" office:value="95.0940246582031" calcext:value-type="float">
            <text:p>95.0940246582</text:p>
          </table:table-cell>
          <table:table-cell/>
          <table:table-cell table:formula="of:=[.A89]-[.C89]" office:value-type="float" office:value="0" calcext:value-type="float">
            <text:p>0</text:p>
          </table:table-cell>
          <table:table-cell table:formula="of:=([.A89]-[.B89])^2" office:value-type="float" office:value="28.1813620093838" calcext:value-type="float">
            <text:p>28.1813620094</text:p>
          </table:table-cell>
          <table:table-cell table:formula="of:=([.C89]-[.D89])^2" office:value-type="float" office:value="49.6182833853737" calcext:value-type="float">
            <text:p>49.6182833854</text:p>
          </table:table-cell>
          <table:table-cell table:formula="of:=[.G89]-[.H89]" office:value-type="float" office:value="-21.4369213759899" calcext:value-type="float">
            <text:p>-21.436921376</text:p>
          </table:table-cell>
          <table:table-cell table:formula="of:=([.A89]-(([.B89]+[.D89])/2))^2" office:value-type="float" office:value="38.1469084763527" calcext:value-type="float">
            <text:p>38.1469084764</text:p>
          </table:table-cell>
          <table:table-cell table:formula="of:=([.A89]-100.04)^2" office:value-type="float" office:value="143.7601" calcext:value-type="float">
            <text:p>143.7601</text:p>
          </table:table-cell>
        </table:table-row>
        <table:table-row table:style-name="ro1">
          <table:table-cell office:value-type="float" office:value="88.05" calcext:value-type="float">
            <text:p>88.05</text:p>
          </table:table-cell>
          <table:table-cell office:value-type="float" office:value="93.7961807250977" calcext:value-type="float">
            <text:p>93.7961807251</text:p>
          </table:table-cell>
          <table:table-cell office:value-type="float" office:value="88.05" calcext:value-type="float">
            <text:p>88.05</text:p>
          </table:table-cell>
          <table:table-cell office:value-type="float" office:value="97.2797470092774" calcext:value-type="float">
            <text:p>97.2797470093</text:p>
          </table:table-cell>
          <table:table-cell/>
          <table:table-cell table:formula="of:=[.A90]-[.C90]" office:value-type="float" office:value="0" calcext:value-type="float">
            <text:p>0</text:p>
          </table:table-cell>
          <table:table-cell table:formula="of:=([.A90]-[.B90])^2" office:value-type="float" office:value="33.0185929254839" calcext:value-type="float">
            <text:p>33.0185929255</text:p>
          </table:table-cell>
          <table:table-cell table:formula="of:=([.C90]-[.D90])^2" office:value-type="float" office:value="85.1882298552641" calcext:value-type="float">
            <text:p>85.1882298553</text:p>
          </table:table-cell>
          <table:table-cell table:formula="of:=[.G90]-[.H90]" office:value-type="float" office:value="-52.1696369297803" calcext:value-type="float">
            <text:p>-52.1696369298</text:p>
          </table:table-cell>
          <table:table-cell table:formula="of:=([.A90]-(([.B90]+[.D90])/2))^2" office:value-type="float" office:value="56.0696028763056" calcext:value-type="float">
            <text:p>56.0696028763</text:p>
          </table:table-cell>
          <table:table-cell table:formula="of:=([.A90]-100.04)^2" office:value-type="float" office:value="143.7601" calcext:value-type="float">
            <text:p>143.7601</text:p>
          </table:table-cell>
        </table:table-row>
        <table:table-row table:style-name="ro1">
          <table:table-cell office:value-type="float" office:value="88.06" calcext:value-type="float">
            <text:p>88.06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8.06" calcext:value-type="float">
            <text:p>88.06</text:p>
          </table:table-cell>
          <table:table-cell office:value-type="float" office:value="102.23583984375" calcext:value-type="float">
            <text:p>102.2358398438</text:p>
          </table:table-cell>
          <table:table-cell/>
          <table:table-cell table:formula="of:=[.A91]-[.C91]" office:value-type="float" office:value="0" calcext:value-type="float">
            <text:p>0</text:p>
          </table:table-cell>
          <table:table-cell table:formula="of:=([.A91]-[.B91])^2" office:value-type="float" office:value="41.9328851867177" calcext:value-type="float">
            <text:p>41.9328851867</text:p>
          </table:table-cell>
          <table:table-cell table:formula="of:=([.C91]-[.D91])^2" office:value-type="float" office:value="200.95443527565" calcext:value-type="float">
            <text:p>200.9544352757</text:p>
          </table:table-cell>
          <table:table-cell table:formula="of:=[.G91]-[.H91]" office:value-type="float" office:value="-159.021550088932" calcext:value-type="float">
            <text:p>-159.0215500889</text:p>
          </table:table-cell>
          <table:table-cell table:formula="of:=([.A91]-(([.B91]+[.D91])/2))^2" office:value-type="float" office:value="106.620085153707" calcext:value-type="float">
            <text:p>106.6200851537</text:p>
          </table:table-cell>
          <table:table-cell table:formula="of:=([.A91]-100.04)^2" office:value-type="float" office:value="143.5204" calcext:value-type="float">
            <text:p>143.5204</text:p>
          </table:table-cell>
        </table:table-row>
        <table:table-row table:style-name="ro1">
          <table:table-cell office:value-type="float" office:value="88.08" calcext:value-type="float">
            <text:p>88.08</text:p>
          </table:table-cell>
          <table:table-cell office:value-type="float" office:value="94.7635116577149" calcext:value-type="float">
            <text:p>94.7635116577</text:p>
          </table:table-cell>
          <table:table-cell office:value-type="float" office:value="88.08" calcext:value-type="float">
            <text:p>88.08</text:p>
          </table:table-cell>
          <table:table-cell office:value-type="float" office:value="96.5738830566406" calcext:value-type="float">
            <text:p>96.5738830566</text:p>
          </table:table-cell>
          <table:table-cell/>
          <table:table-cell table:formula="of:=[.A92]-[.C92]" office:value-type="float" office:value="0" calcext:value-type="float">
            <text:p>0</text:p>
          </table:table-cell>
          <table:table-cell table:formula="of:=([.A92]-[.B92])^2" office:value-type="float" office:value="44.6693280788102" calcext:value-type="float">
            <text:p>44.6693280788</text:p>
          </table:table-cell>
          <table:table-cell table:formula="of:=([.C92]-[.D92])^2" office:value-type="float" office:value="72.1460493798867" calcext:value-type="float">
            <text:p>72.1460493799</text:p>
          </table:table-cell>
          <table:table-cell table:formula="of:=[.G92]-[.H92]" office:value-type="float" office:value="-27.4767213010765" calcext:value-type="float">
            <text:p>-27.4767213011</text:p>
          </table:table-cell>
          <table:table-cell table:formula="of:=([.A92]-(([.B92]+[.D92])/2))^2" office:value-type="float" office:value="57.5883275788364" calcext:value-type="float">
            <text:p>57.5883275788</text:p>
          </table:table-cell>
          <table:table-cell table:formula="of:=([.A92]-100.04)^2" office:value-type="float" office:value="143.0416" calcext:value-type="float">
            <text:p>143.0416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94.295539855957" calcext:value-type="float">
            <text:p>94.295539856</text:p>
          </table:table-cell>
          <table:table-cell office:value-type="float" office:value="88.1" calcext:value-type="float">
            <text:p>88.1</text:p>
          </table:table-cell>
          <table:table-cell office:value-type="float" office:value="93.8339080810547" calcext:value-type="float">
            <text:p>93.8339080811</text:p>
          </table:table-cell>
          <table:table-cell/>
          <table:table-cell table:formula="of:=[.A93]-[.C93]" office:value-type="float" office:value="0" calcext:value-type="float">
            <text:p>0</text:p>
          </table:table-cell>
          <table:table-cell table:formula="of:=([.A93]-[.B93])^2" office:value-type="float" office:value="38.3847141067521" calcext:value-type="float">
            <text:p>38.3847141068</text:p>
          </table:table-cell>
          <table:table-cell table:formula="of:=([.C93]-[.D93])^2" office:value-type="float" office:value="32.8777018819843" calcext:value-type="float">
            <text:p>32.877701882</text:p>
          </table:table-cell>
          <table:table-cell table:formula="of:=[.G93]-[.H93]" office:value-type="float" office:value="5.50701222476783" calcext:value-type="float">
            <text:p>5.5070122248</text:p>
          </table:table-cell>
          <table:table-cell table:formula="of:=([.A93]-(([.B93]+[.D93])/2))^2" office:value-type="float" office:value="35.5779320204684" calcext:value-type="float">
            <text:p>35.5779320205</text:p>
          </table:table-cell>
          <table:table-cell table:formula="of:=([.A93]-100.04)^2" office:value-type="float" office:value="142.5636" calcext:value-type="float">
            <text:p>142.5636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95.5093460083008" calcext:value-type="float">
            <text:p>95.5093460083</text:p>
          </table:table-cell>
          <table:table-cell office:value-type="float" office:value="88.1" calcext:value-type="float">
            <text:p>88.1</text:p>
          </table:table-cell>
          <table:table-cell office:value-type="float" office:value="102.535263061523" calcext:value-type="float">
            <text:p>102.5352630615</text:p>
          </table:table-cell>
          <table:table-cell/>
          <table:table-cell table:formula="of:=[.A94]-[.C94]" office:value-type="float" office:value="0" calcext:value-type="float">
            <text:p>0</text:p>
          </table:table-cell>
          <table:table-cell table:formula="of:=([.A94]-[.B94])^2" office:value-type="float" office:value="54.8984082707228" calcext:value-type="float">
            <text:p>54.8984082707</text:p>
          </table:table-cell>
          <table:table-cell table:formula="of:=([.C94]-[.D94])^2" office:value-type="float" office:value="208.376819655383" calcext:value-type="float">
            <text:p>208.3768196554</text:p>
          </table:table-cell>
          <table:table-cell table:formula="of:=[.G94]-[.H94]" office:value-type="float" office:value="-153.47841138466" calcext:value-type="float">
            <text:p>-153.4784113847</text:p>
          </table:table-cell>
          <table:table-cell table:formula="of:=([.A94]-(([.B94]+[.D94])/2))^2" office:value-type="float" office:value="119.296736353362" calcext:value-type="float">
            <text:p>119.2967363534</text:p>
          </table:table-cell>
          <table:table-cell table:formula="of:=([.A94]-100.04)^2" office:value-type="float" office:value="142.5636" calcext:value-type="float">
            <text:p>142.5636</text:p>
          </table:table-cell>
        </table:table-row>
        <table:table-row table:style-name="ro1">
          <table:table-cell office:value-type="float" office:value="88.12" calcext:value-type="float">
            <text:p>88.12</text:p>
          </table:table-cell>
          <table:table-cell office:value-type="float" office:value="93.5592193603516" calcext:value-type="float">
            <text:p>93.5592193604</text:p>
          </table:table-cell>
          <table:table-cell office:value-type="float" office:value="88.12" calcext:value-type="float">
            <text:p>88.12</text:p>
          </table:table-cell>
          <table:table-cell office:value-type="float" office:value="90.9626693725586" calcext:value-type="float">
            <text:p>90.9626693726</text:p>
          </table:table-cell>
          <table:table-cell/>
          <table:table-cell table:formula="of:=[.A95]-[.C95]" office:value-type="float" office:value="0" calcext:value-type="float">
            <text:p>0</text:p>
          </table:table-cell>
          <table:table-cell table:formula="of:=([.A95]-[.B95])^2" office:value-type="float" office:value="29.5851072500232" calcext:value-type="float">
            <text:p>29.58510725</text:p>
          </table:table-cell>
          <table:table-cell table:formula="of:=([.C95]-[.D95])^2" office:value-type="float" office:value="8.08076916168264" calcext:value-type="float">
            <text:p>8.0807691617</text:p>
          </table:table-cell>
          <table:table-cell table:formula="of:=[.G95]-[.H95]" office:value-type="float" office:value="21.5043380883406" calcext:value-type="float">
            <text:p>21.5043380883</text:p>
          </table:table-cell>
          <table:table-cell table:formula="of:=([.A95]-(([.B95]+[.D95])/2))^2" office:value-type="float" office:value="17.147420246076" calcext:value-type="float">
            <text:p>17.1474202461</text:p>
          </table:table-cell>
          <table:table-cell table:formula="of:=([.A95]-100.04)^2" office:value-type="float" office:value="142.0864" calcext:value-type="float">
            <text:p>142.0864</text:p>
          </table:table-cell>
        </table:table-row>
        <table:table-row table:style-name="ro1">
          <table:table-cell office:value-type="float" office:value="88.12" calcext:value-type="float">
            <text:p>88.12</text:p>
          </table:table-cell>
          <table:table-cell office:value-type="float" office:value="95.0803909301758" calcext:value-type="float">
            <text:p>95.0803909302</text:p>
          </table:table-cell>
          <table:table-cell office:value-type="float" office:value="88.12" calcext:value-type="float">
            <text:p>88.12</text:p>
          </table:table-cell>
          <table:table-cell office:value-type="float" office:value="96.8870315551758" calcext:value-type="float">
            <text:p>96.8870315552</text:p>
          </table:table-cell>
          <table:table-cell/>
          <table:table-cell table:formula="of:=[.A96]-[.C96]" office:value-type="float" office:value="0" calcext:value-type="float">
            <text:p>0</text:p>
          </table:table-cell>
          <table:table-cell table:formula="of:=([.A96]-[.B96])^2" office:value-type="float" office:value="48.4470419008732" calcext:value-type="float">
            <text:p>48.4470419009</text:p>
          </table:table-cell>
          <table:table-cell table:formula="of:=([.C96]-[.D96])^2" office:value-type="float" office:value="76.8608422894478" calcext:value-type="float">
            <text:p>76.8608422894</text:p>
          </table:table-cell>
          <table:table-cell table:formula="of:=[.G96]-[.H96]" office:value-type="float" office:value="-28.4138003885746" calcext:value-type="float">
            <text:p>-28.4138003886</text:p>
          </table:table-cell>
          <table:table-cell table:formula="of:=([.A96]-(([.B96]+[.D96])/2))^2" office:value-type="float" office:value="61.8379545081854" calcext:value-type="float">
            <text:p>61.8379545082</text:p>
          </table:table-cell>
          <table:table-cell table:formula="of:=([.A96]-100.04)^2" office:value-type="float" office:value="142.0864" calcext:value-type="float">
            <text:p>142.0864</text:p>
          </table:table-cell>
        </table:table-row>
        <table:table-row table:style-name="ro1">
          <table:table-cell office:value-type="float" office:value="88.21" calcext:value-type="float">
            <text:p>88.21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8.21" calcext:value-type="float">
            <text:p>88.21</text:p>
          </table:table-cell>
          <table:table-cell office:value-type="float" office:value="97.8503189086914" calcext:value-type="float">
            <text:p>97.8503189087</text:p>
          </table:table-cell>
          <table:table-cell/>
          <table:table-cell table:formula="of:=[.A97]-[.C97]" office:value-type="float" office:value="0" calcext:value-type="float">
            <text:p>0</text:p>
          </table:table-cell>
          <table:table-cell table:formula="of:=([.A97]-[.B97])^2" office:value-type="float" office:value="40.0127170043448" calcext:value-type="float">
            <text:p>40.0127170043</text:p>
          </table:table-cell>
          <table:table-cell table:formula="of:=([.C97]-[.D97])^2" office:value-type="float" office:value="92.9357486612732" calcext:value-type="float">
            <text:p>92.9357486613</text:p>
          </table:table-cell>
          <table:table-cell table:formula="of:=[.G97]-[.H97]" office:value-type="float" office:value="-52.9230316569284" calcext:value-type="float">
            <text:p>-52.9230316569</text:p>
          </table:table-cell>
          <table:table-cell table:formula="of:=([.A97]-(([.B97]+[.D97])/2))^2" office:value-type="float" office:value="63.7273271846594" calcext:value-type="float">
            <text:p>63.7273271847</text:p>
          </table:table-cell>
          <table:table-cell table:formula="of:=([.A97]-100.04)^2" office:value-type="float" office:value="139.9489" calcext:value-type="float">
            <text:p>139.9489</text:p>
          </table:table-cell>
        </table:table-row>
        <table:table-row table:style-name="ro1">
          <table:table-cell office:value-type="float" office:value="88.22" calcext:value-type="float">
            <text:p>88.22</text:p>
          </table:table-cell>
          <table:table-cell office:value-type="float" office:value="94.2127380371094" calcext:value-type="float">
            <text:p>94.2127380371</text:p>
          </table:table-cell>
          <table:table-cell office:value-type="float" office:value="88.22" calcext:value-type="float">
            <text:p>88.22</text:p>
          </table:table-cell>
          <table:table-cell office:value-type="float" office:value="93.4348907470703" calcext:value-type="float">
            <text:p>93.4348907471</text:p>
          </table:table-cell>
          <table:table-cell/>
          <table:table-cell table:formula="of:=[.A98]-[.C98]" office:value-type="float" office:value="0" calcext:value-type="float">
            <text:p>0</text:p>
          </table:table-cell>
          <table:table-cell table:formula="of:=([.A98]-[.B98])^2" office:value-type="float" office:value="35.9129091814175" calcext:value-type="float">
            <text:p>35.9129091814</text:p>
          </table:table-cell>
          <table:table-cell table:formula="of:=([.C98]-[.D98])^2" office:value-type="float" office:value="27.1950855038796" calcext:value-type="float">
            <text:p>27.1950855039</text:p>
          </table:table-cell>
          <table:table-cell table:formula="of:=[.G98]-[.H98]" office:value-type="float" office:value="8.71782367753796" calcext:value-type="float">
            <text:p>8.7178236775</text:p>
          </table:table-cell>
          <table:table-cell table:formula="of:=([.A98]-(([.B98]+[.D98])/2))^2" office:value-type="float" office:value="31.4027357409933" calcext:value-type="float">
            <text:p>31.402735741</text:p>
          </table:table-cell>
          <table:table-cell table:formula="of:=([.A98]-100.04)^2" office:value-type="float" office:value="139.7124" calcext:value-type="float">
            <text:p>139.7124</text:p>
          </table:table-cell>
        </table:table-row>
        <table:table-row table:style-name="ro1">
          <table:table-cell office:value-type="float" office:value="88.27" calcext:value-type="float">
            <text:p>88.27</text:p>
          </table:table-cell>
          <table:table-cell office:value-type="float" office:value="95.2019577026367" calcext:value-type="float">
            <text:p>95.2019577026</text:p>
          </table:table-cell>
          <table:table-cell office:value-type="float" office:value="88.27" calcext:value-type="float">
            <text:p>88.27</text:p>
          </table:table-cell>
          <table:table-cell office:value-type="float" office:value="98.2352600097656" calcext:value-type="float">
            <text:p>98.2352600098</text:p>
          </table:table-cell>
          <table:table-cell/>
          <table:table-cell table:formula="of:=[.A99]-[.C99]" office:value-type="float" office:value="0" calcext:value-type="float">
            <text:p>0</text:p>
          </table:table-cell>
          <table:table-cell table:formula="of:=([.A99]-[.B99])^2" office:value-type="float" office:value="48.0520375911446" calcext:value-type="float">
            <text:p>48.0520375911</text:p>
          </table:table-cell>
          <table:table-cell table:formula="of:=([.C99]-[.D99])^2" office:value-type="float" office:value="99.3064070622341" calcext:value-type="float">
            <text:p>99.3064070622</text:p>
          </table:table-cell>
          <table:table-cell table:formula="of:=[.G99]-[.H99]" office:value-type="float" office:value="-51.2543694710895" calcext:value-type="float">
            <text:p>-51.2543694711</text:p>
          </table:table-cell>
          <table:table-cell table:formula="of:=([.A99]-(([.B99]+[.D99])/2))^2" office:value-type="float" office:value="71.3789916050809" calcext:value-type="float">
            <text:p>71.3789916051</text:p>
          </table:table-cell>
          <table:table-cell table:formula="of:=([.A99]-100.04)^2" office:value-type="float" office:value="138.5329" calcext:value-type="float">
            <text:p>138.5329</text:p>
          </table:table-cell>
        </table:table-row>
        <table:table-row table:style-name="ro1">
          <table:table-cell office:value-type="float" office:value="88.28" calcext:value-type="float">
            <text:p>88.28</text:p>
          </table:table-cell>
          <table:table-cell office:value-type="float" office:value="94.4014587402344" calcext:value-type="float">
            <text:p>94.4014587402</text:p>
          </table:table-cell>
          <table:table-cell office:value-type="float" office:value="88.28" calcext:value-type="float">
            <text:p>88.28</text:p>
          </table:table-cell>
          <table:table-cell office:value-type="float" office:value="98.9558334350586" calcext:value-type="float">
            <text:p>98.9558334351</text:p>
          </table:table-cell>
          <table:table-cell/>
          <table:table-cell table:formula="of:=[.A100]-[.C100]" office:value-type="float" office:value="0" calcext:value-type="float">
            <text:p>0</text:p>
          </table:table-cell>
          <table:table-cell table:formula="of:=([.A100]-[.B100])^2" office:value-type="float" office:value="37.4722571083918" calcext:value-type="float">
            <text:p>37.4722571084</text:p>
          </table:table-cell>
          <table:table-cell table:formula="of:=([.C100]-[.D100])^2" office:value-type="float" office:value="113.973419533115" calcext:value-type="float">
            <text:p>113.9734195331</text:p>
          </table:table-cell>
          <table:table-cell table:formula="of:=[.G100]-[.H100]" office:value-type="float" office:value="-76.5011624247231" calcext:value-type="float">
            <text:p>-76.5011624247</text:p>
          </table:table-cell>
          <table:table-cell table:formula="of:=([.A100]-(([.B100]+[.D100])/2))^2" office:value-type="float" office:value="70.5372561055396" calcext:value-type="float">
            <text:p>70.5372561055</text:p>
          </table:table-cell>
          <table:table-cell table:formula="of:=([.A100]-100.04)^2" office:value-type="float" office:value="138.2976" calcext:value-type="float">
            <text:p>138.2976</text:p>
          </table:table-cell>
        </table:table-row>
        <table:table-row table:style-name="ro1">
          <table:table-cell office:value-type="float" office:value="88.29" calcext:value-type="float">
            <text:p>88.29</text:p>
          </table:table-cell>
          <table:table-cell office:value-type="float" office:value="95.141845703125" calcext:value-type="float">
            <text:p>95.1418457031</text:p>
          </table:table-cell>
          <table:table-cell office:value-type="float" office:value="88.29" calcext:value-type="float">
            <text:p>88.29</text:p>
          </table:table-cell>
          <table:table-cell office:value-type="float" office:value="96.0008239746094" calcext:value-type="float">
            <text:p>96.0008239746</text:p>
          </table:table-cell>
          <table:table-cell/>
          <table:table-cell table:formula="of:=[.A101]-[.C101]" office:value-type="float" office:value="0" calcext:value-type="float">
            <text:p>0</text:p>
          </table:table-cell>
          <table:table-cell table:formula="of:=([.A101]-[.B101])^2" office:value-type="float" office:value="46.9477895394324" calcext:value-type="float">
            <text:p>46.9477895394</text:p>
          </table:table-cell>
          <table:table-cell table:formula="of:=([.C101]-[.D101])^2" office:value-type="float" office:value="59.4568063674106" calcext:value-type="float">
            <text:p>59.4568063674</text:p>
          </table:table-cell>
          <table:table-cell table:formula="of:=[.G101]-[.H101]" office:value-type="float" office:value="-12.5090168279782" calcext:value-type="float">
            <text:p>-12.509016828</text:p>
          </table:table-cell>
          <table:table-cell table:formula="of:=([.A101]-(([.B101]+[.D101])/2))^2" office:value-type="float" office:value="53.017837035701" calcext:value-type="float">
            <text:p>53.0178370357</text:p>
          </table:table-cell>
          <table:table-cell table:formula="of:=([.A101]-100.04)^2" office:value-type="float" office:value="138.0625" calcext:value-type="float">
            <text:p>138.0625</text:p>
          </table:table-cell>
        </table:table-row>
        <table:table-row table:style-name="ro1">
          <table:table-cell office:value-type="float" office:value="88.34" calcext:value-type="float">
            <text:p>88.34</text:p>
          </table:table-cell>
          <table:table-cell office:value-type="float" office:value="95.3937072753906" calcext:value-type="float">
            <text:p>95.3937072754</text:p>
          </table:table-cell>
          <table:table-cell office:value-type="float" office:value="88.34" calcext:value-type="float">
            <text:p>88.34</text:p>
          </table:table-cell>
          <table:table-cell office:value-type="float" office:value="91.3354415893555" calcext:value-type="float">
            <text:p>91.3354415894</text:p>
          </table:table-cell>
          <table:table-cell/>
          <table:table-cell table:formula="of:=[.A102]-[.C102]" office:value-type="float" office:value="0" calcext:value-type="float">
            <text:p>0</text:p>
          </table:table-cell>
          <table:table-cell table:formula="of:=([.A102]-[.B102])^2" office:value-type="float" office:value="49.7547863268986" calcext:value-type="float">
            <text:p>49.7547863269</text:p>
          </table:table-cell>
          <table:table-cell table:formula="of:=([.C102]-[.D102])^2" office:value-type="float" office:value="8.9726703152404" calcext:value-type="float">
            <text:p>8.9726703152</text:p>
          </table:table-cell>
          <table:table-cell table:formula="of:=[.G102]-[.H102]" office:value-type="float" office:value="40.7821160116582" calcext:value-type="float">
            <text:p>40.7821160117</text:p>
          </table:table-cell>
          <table:table-cell table:formula="of:=([.A102]-(([.B102]+[.D102])/2))^2" office:value-type="float" office:value="25.2463482264569" calcext:value-type="float">
            <text:p>25.2463482265</text:p>
          </table:table-cell>
          <table:table-cell table:formula="of:=([.A102]-100.04)^2" office:value-type="float" office:value="136.89" calcext:value-type="float">
            <text:p>136.89</text:p>
          </table:table-cell>
        </table:table-row>
        <table:table-row table:style-name="ro1">
          <table:table-cell office:value-type="float" office:value="88.34" calcext:value-type="float">
            <text:p>88.34</text:p>
          </table:table-cell>
          <table:table-cell office:value-type="float" office:value="94.7267456054687" calcext:value-type="float">
            <text:p>94.7267456055</text:p>
          </table:table-cell>
          <table:table-cell office:value-type="float" office:value="88.34" calcext:value-type="float">
            <text:p>88.34</text:p>
          </table:table-cell>
          <table:table-cell office:value-type="float" office:value="97.3982238769531" calcext:value-type="float">
            <text:p>97.398223877</text:p>
          </table:table-cell>
          <table:table-cell/>
          <table:table-cell table:formula="of:=[.A103]-[.C103]" office:value-type="float" office:value="0" calcext:value-type="float">
            <text:p>0</text:p>
          </table:table-cell>
          <table:table-cell table:formula="of:=([.A103]-[.B103])^2" office:value-type="float" office:value="40.7905194289743" calcext:value-type="float">
            <text:p>40.790519429</text:p>
          </table:table-cell>
          <table:table-cell table:formula="of:=([.C103]-[.D103])^2" office:value-type="float" office:value="82.0514198050037" calcext:value-type="float">
            <text:p>82.051419805</text:p>
          </table:table-cell>
          <table:table-cell table:formula="of:=[.G103]-[.H103]" office:value-type="float" office:value="-41.2609003760293" calcext:value-type="float">
            <text:p>-41.260900376</text:p>
          </table:table-cell>
          <table:table-cell table:formula="of:=([.A103]-(([.B103]+[.D103])/2))^2" office:value-type="float" office:value="59.6367705782357" calcext:value-type="float">
            <text:p>59.6367705782</text:p>
          </table:table-cell>
          <table:table-cell table:formula="of:=([.A103]-100.04)^2" office:value-type="float" office:value="136.89" calcext:value-type="float">
            <text:p>136.89</text:p>
          </table:table-cell>
        </table:table-row>
        <table:table-row table:style-name="ro1">
          <table:table-cell office:value-type="float" office:value="88.34" calcext:value-type="float">
            <text:p>88.34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8.34" calcext:value-type="float">
            <text:p>88.34</text:p>
          </table:table-cell>
          <table:table-cell office:value-type="float" office:value="96.1956787109375" calcext:value-type="float">
            <text:p>96.1956787109</text:p>
          </table:table-cell>
          <table:table-cell/>
          <table:table-cell table:formula="of:=[.A104]-[.C104]" office:value-type="float" office:value="0" calcext:value-type="float">
            <text:p>0</text:p>
          </table:table-cell>
          <table:table-cell table:formula="of:=([.A104]-[.B104])^2" office:value-type="float" office:value="38.384971246288" calcext:value-type="float">
            <text:p>38.3849712463</text:p>
          </table:table-cell>
          <table:table-cell table:formula="of:=([.C104]-[.D104])^2" office:value-type="float" office:value="61.7116880094766" calcext:value-type="float">
            <text:p>61.7116880095</text:p>
          </table:table-cell>
          <table:table-cell table:formula="of:=[.G104]-[.H104]" office:value-type="float" office:value="-23.3267167631886" calcext:value-type="float">
            <text:p>-23.3267167632</text:p>
          </table:table-cell>
          <table:table-cell table:formula="of:=([.A104]-(([.B104]+[.D104])/2))^2" office:value-type="float" office:value="49.3593315988825" calcext:value-type="float">
            <text:p>49.3593315989</text:p>
          </table:table-cell>
          <table:table-cell table:formula="of:=([.A104]-100.04)^2" office:value-type="float" office:value="136.89" calcext:value-type="float">
            <text:p>136.89</text:p>
          </table:table-cell>
        </table:table-row>
        <table:table-row table:style-name="ro1">
          <table:table-cell office:value-type="float" office:value="88.38" calcext:value-type="float">
            <text:p>88.38</text:p>
          </table:table-cell>
          <table:table-cell office:value-type="float" office:value="94.4613037109375" calcext:value-type="float">
            <text:p>94.4613037109</text:p>
          </table:table-cell>
          <table:table-cell office:value-type="float" office:value="88.38" calcext:value-type="float">
            <text:p>88.38</text:p>
          </table:table-cell>
          <table:table-cell office:value-type="float" office:value="97.4593811035156" calcext:value-type="float">
            <text:p>97.4593811035</text:p>
          </table:table-cell>
          <table:table-cell/>
          <table:table-cell table:formula="of:=[.A105]-[.C105]" office:value-type="float" office:value="0" calcext:value-type="float">
            <text:p>0</text:p>
          </table:table-cell>
          <table:table-cell table:formula="of:=([.A105]-[.B105])^2" office:value-type="float" office:value="36.9822548246623" calcext:value-type="float">
            <text:p>36.9822548247</text:p>
          </table:table-cell>
          <table:table-cell table:formula="of:=([.C105]-[.D105])^2" office:value-type="float" office:value="82.4351612228767" calcext:value-type="float">
            <text:p>82.4351612229</text:p>
          </table:table-cell>
          <table:table-cell table:formula="of:=[.G105]-[.H105]" office:value-type="float" office:value="-45.4529063982144" calcext:value-type="float">
            <text:p>-45.4529063982</text:p>
          </table:table-cell>
          <table:table-cell table:formula="of:=([.A105]-(([.B105]+[.D105])/2))^2" office:value-type="float" office:value="57.4615910107975" calcext:value-type="float">
            <text:p>57.4615910108</text:p>
          </table:table-cell>
          <table:table-cell table:formula="of:=([.A105]-100.04)^2" office:value-type="float" office:value="135.9556" calcext:value-type="float">
            <text:p>135.9556</text:p>
          </table:table-cell>
        </table:table-row>
        <table:table-row table:style-name="ro1">
          <table:table-cell office:value-type="float" office:value="88.39" calcext:value-type="float">
            <text:p>88.39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8.39" calcext:value-type="float">
            <text:p>88.39</text:p>
          </table:table-cell>
          <table:table-cell office:value-type="float" office:value="100.611892700195" calcext:value-type="float">
            <text:p>100.6118927002</text:p>
          </table:table-cell>
          <table:table-cell/>
          <table:table-cell table:formula="of:=[.A106]-[.C106]" office:value-type="float" office:value="0" calcext:value-type="float">
            <text:p>0</text:p>
          </table:table-cell>
          <table:table-cell table:formula="of:=([.A106]-[.B106])^2" office:value-type="float" office:value="37.767915185497" calcext:value-type="float">
            <text:p>37.7679151855</text:p>
          </table:table-cell>
          <table:table-cell table:formula="of:=([.C106]-[.D106])^2" office:value-type="float" office:value="149.374661175087" calcext:value-type="float">
            <text:p>149.3746611751</text:p>
          </table:table-cell>
          <table:table-cell table:formula="of:=[.G106]-[.H106]" office:value-type="float" office:value="-111.60674598959" calcext:value-type="float">
            <text:p>-111.6067459896</text:p>
          </table:table-cell>
          <table:table-cell table:formula="of:=([.A106]-(([.B106]+[.D106])/2))^2" office:value-type="float" office:value="84.3408352563586" calcext:value-type="float">
            <text:p>84.3408352564</text:p>
          </table:table-cell>
          <table:table-cell table:formula="of:=([.A106]-100.04)^2" office:value-type="float" office:value="135.7225" calcext:value-type="float">
            <text:p>135.7225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95.711540222168" calcext:value-type="float">
            <text:p>95.7115402222</text:p>
          </table:table-cell>
          <table:table-cell office:value-type="float" office:value="88.4" calcext:value-type="float">
            <text:p>88.4</text:p>
          </table:table-cell>
          <table:table-cell office:value-type="float" office:value="101.113204956055" calcext:value-type="float">
            <text:p>101.1132049561</text:p>
          </table:table-cell>
          <table:table-cell/>
          <table:table-cell table:formula="of:=[.A107]-[.C107]" office:value-type="float" office:value="0" calcext:value-type="float">
            <text:p>0</text:p>
          </table:table-cell>
          <table:table-cell table:formula="of:=([.A107]-[.B107])^2" office:value-type="float" office:value="53.45862042038" calcext:value-type="float">
            <text:p>53.4586204204</text:p>
          </table:table-cell>
          <table:table-cell table:formula="of:=([.C107]-[.D107])^2" office:value-type="float" office:value="161.625580254653" calcext:value-type="float">
            <text:p>161.6255802547</text:p>
          </table:table-cell>
          <table:table-cell table:formula="of:=[.G107]-[.H107]" office:value-type="float" office:value="-108.166959834273" calcext:value-type="float">
            <text:p>-108.1669598343</text:p>
          </table:table-cell>
          <table:table-cell table:formula="of:=([.A107]-(([.B107]+[.D107])/2))^2" office:value-type="float" office:value="100.247604863188" calcext:value-type="float">
            <text:p>100.2476048632</text:p>
          </table:table-cell>
          <table:table-cell table:formula="of:=([.A107]-100.04)^2" office:value-type="float" office:value="135.4896" calcext:value-type="float">
            <text:p>135.4896</text:p>
          </table:table-cell>
        </table:table-row>
        <table:table-row table:style-name="ro1">
          <table:table-cell office:value-type="float" office:value="88.42" calcext:value-type="float">
            <text:p>88.42</text:p>
          </table:table-cell>
          <table:table-cell office:value-type="float" office:value="94.5061340332031" calcext:value-type="float">
            <text:p>94.5061340332</text:p>
          </table:table-cell>
          <table:table-cell office:value-type="float" office:value="88.42" calcext:value-type="float">
            <text:p>88.42</text:p>
          </table:table-cell>
          <table:table-cell office:value-type="float" office:value="92.8013305664063" calcext:value-type="float">
            <text:p>92.8013305664</text:p>
          </table:table-cell>
          <table:table-cell/>
          <table:table-cell table:formula="of:=[.A108]-[.C108]" office:value-type="float" office:value="0" calcext:value-type="float">
            <text:p>0</text:p>
          </table:table-cell>
          <table:table-cell table:formula="of:=([.A108]-[.B108])^2" office:value-type="float" office:value="37.0410274701133" calcext:value-type="float">
            <text:p>37.0410274701</text:p>
          </table:table-cell>
          <table:table-cell table:formula="of:=([.C108]-[.D108])^2" office:value-type="float" office:value="19.1960575321257" calcext:value-type="float">
            <text:p>19.1960575321</text:p>
          </table:table-cell>
          <table:table-cell table:formula="of:=[.G108]-[.H108]" office:value-type="float" office:value="17.8449699379876" calcext:value-type="float">
            <text:p>17.844969938</text:p>
          </table:table-cell>
          <table:table-cell table:formula="of:=([.A108]-(([.B108]+[.D108])/2))^2" office:value-type="float" office:value="27.3919537860188" calcext:value-type="float">
            <text:p>27.391953786</text:p>
          </table:table-cell>
          <table:table-cell table:formula="of:=([.A108]-100.04)^2" office:value-type="float" office:value="135.0244" calcext:value-type="float">
            <text:p>135.0244</text:p>
          </table:table-cell>
        </table:table-row>
        <table:table-row table:style-name="ro1">
          <table:table-cell office:value-type="float" office:value="88.44" calcext:value-type="float">
            <text:p>88.44</text:p>
          </table:table-cell>
          <table:table-cell office:value-type="float" office:value="95.2019577026367" calcext:value-type="float">
            <text:p>95.2019577026</text:p>
          </table:table-cell>
          <table:table-cell office:value-type="float" office:value="88.44" calcext:value-type="float">
            <text:p>88.44</text:p>
          </table:table-cell>
          <table:table-cell office:value-type="float" office:value="95.6299133300781" calcext:value-type="float">
            <text:p>95.6299133301</text:p>
          </table:table-cell>
          <table:table-cell/>
          <table:table-cell table:formula="of:=[.A109]-[.C109]" office:value-type="float" office:value="0" calcext:value-type="float">
            <text:p>0</text:p>
          </table:table-cell>
          <table:table-cell table:formula="of:=([.A109]-[.B109])^2" office:value-type="float" office:value="45.7240719722481" calcext:value-type="float">
            <text:p>45.7240719722</text:p>
          </table:table-cell>
          <table:table-cell table:formula="of:=([.C109]-[.D109])^2" office:value-type="float" office:value="51.6948536940352" calcext:value-type="float">
            <text:p>51.694853694</text:p>
          </table:table-cell>
          <table:table-cell table:formula="of:=[.G109]-[.H109]" office:value-type="float" office:value="-5.97078172178706" calcext:value-type="float">
            <text:p>-5.9707817218</text:p>
          </table:table-cell>
          <table:table-cell table:formula="of:=([.A109]-(([.B109]+[.D109])/2))^2" office:value-type="float" office:value="48.6636763283769" calcext:value-type="float">
            <text:p>48.6636763284</text:p>
          </table:table-cell>
          <table:table-cell table:formula="of:=([.A109]-100.04)^2" office:value-type="float" office:value="134.56" calcext:value-type="float">
            <text:p>134.56</text:p>
          </table:table-cell>
        </table:table-row>
        <table:table-row table:style-name="ro1">
          <table:table-cell office:value-type="float" office:value="88.44" calcext:value-type="float">
            <text:p>88.44</text:p>
          </table:table-cell>
          <table:table-cell office:value-type="float" office:value="93.0857849121094" calcext:value-type="float">
            <text:p>93.0857849121</text:p>
          </table:table-cell>
          <table:table-cell office:value-type="float" office:value="88.44" calcext:value-type="float">
            <text:p>88.44</text:p>
          </table:table-cell>
          <table:table-cell office:value-type="float" office:value="100.784217834473" calcext:value-type="float">
            <text:p>100.7842178345</text:p>
          </table:table-cell>
          <table:table-cell/>
          <table:table-cell table:formula="of:=[.A110]-[.C110]" office:value-type="float" office:value="0" calcext:value-type="float">
            <text:p>0</text:p>
          </table:table-cell>
          <table:table-cell table:formula="of:=([.A110]-[.B110])^2" office:value-type="float" office:value="21.5833174495831" calcext:value-type="float">
            <text:p>21.5833174496</text:p>
          </table:table-cell>
          <table:table-cell table:formula="of:=([.C110]-[.D110])^2" office:value-type="float" office:value="152.379713944913" calcext:value-type="float">
            <text:p>152.3797139449</text:p>
          </table:table-cell>
          <table:table-cell table:formula="of:=[.G110]-[.H110]" office:value-type="float" office:value="-130.79639649533" calcext:value-type="float">
            <text:p>-130.7963964953</text:p>
          </table:table-cell>
          <table:table-cell table:formula="of:=([.A110]-(([.B110]+[.D110])/2))^2" office:value-type="float" office:value="72.1650483322163" calcext:value-type="float">
            <text:p>72.1650483322</text:p>
          </table:table-cell>
          <table:table-cell table:formula="of:=([.A110]-100.04)^2" office:value-type="float" office:value="134.56" calcext:value-type="float">
            <text:p>134.56</text:p>
          </table:table-cell>
        </table:table-row>
        <table:table-row table:style-name="ro1">
          <table:table-cell office:value-type="float" office:value="88.45" calcext:value-type="float">
            <text:p>88.45</text:p>
          </table:table-cell>
          <table:table-cell office:value-type="float" office:value="94.883415222168" calcext:value-type="float">
            <text:p>94.8834152222</text:p>
          </table:table-cell>
          <table:table-cell office:value-type="float" office:value="88.45" calcext:value-type="float">
            <text:p>88.45</text:p>
          </table:table-cell>
          <table:table-cell office:value-type="float" office:value="95.14111328125" calcext:value-type="float">
            <text:p>95.1411132813</text:p>
          </table:table-cell>
          <table:table-cell/>
          <table:table-cell table:formula="of:=[.A111]-[.C111]" office:value-type="float" office:value="0" calcext:value-type="float">
            <text:p>0</text:p>
          </table:table-cell>
          <table:table-cell table:formula="of:=([.A111]-[.B111])^2" office:value-type="float" office:value="41.3888314208225" calcext:value-type="float">
            <text:p>41.3888314208</text:p>
          </table:table-cell>
          <table:table-cell table:formula="of:=([.C111]-[.D111])^2" office:value-type="float" office:value="44.7709969425201" calcext:value-type="float">
            <text:p>44.7709969425</text:p>
          </table:table-cell>
          <table:table-cell table:formula="of:=[.G111]-[.H111]" office:value-type="float" office:value="-3.38216552169761" calcext:value-type="float">
            <text:p>-3.3821655217</text:p>
          </table:table-cell>
          <table:table-cell table:formula="of:=([.A111]-(([.B111]+[.D111])/2))^2" office:value-type="float" office:value="43.0633121092576" calcext:value-type="float">
            <text:p>43.0633121093</text:p>
          </table:table-cell>
          <table:table-cell table:formula="of:=([.A111]-100.04)^2" office:value-type="float" office:value="134.3281" calcext:value-type="float">
            <text:p>134.3281</text:p>
          </table:table-cell>
        </table:table-row>
        <table:table-row table:style-name="ro1">
          <table:table-cell office:value-type="float" office:value="88.46" calcext:value-type="float">
            <text:p>88.46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88.46" calcext:value-type="float">
            <text:p>88.46</text:p>
          </table:table-cell>
          <table:table-cell office:value-type="float" office:value="99.2524642944336" calcext:value-type="float">
            <text:p>99.2524642944</text:p>
          </table:table-cell>
          <table:table-cell/>
          <table:table-cell table:formula="of:=[.A112]-[.C112]" office:value-type="float" office:value="0" calcext:value-type="float">
            <text:p>0</text:p>
          </table:table-cell>
          <table:table-cell table:formula="of:=([.A112]-[.B112])^2" office:value-type="float" office:value="43.0924334737481" calcext:value-type="float">
            <text:p>43.0924334737</text:p>
          </table:table-cell>
          <table:table-cell table:formula="of:=([.C112]-[.D112])^2" office:value-type="float" office:value="116.477285546624" calcext:value-type="float">
            <text:p>116.4772855466</text:p>
          </table:table-cell>
          <table:table-cell table:formula="of:=[.G112]-[.H112]" office:value-type="float" office:value="-73.384852072876" calcext:value-type="float">
            <text:p>-73.3848520729</text:p>
          </table:table-cell>
          <table:table-cell table:formula="of:=([.A112]-(([.B112]+[.D112])/2))^2" office:value-type="float" office:value="75.3159024766539" calcext:value-type="float">
            <text:p>75.3159024767</text:p>
          </table:table-cell>
          <table:table-cell table:formula="of:=([.A112]-100.04)^2" office:value-type="float" office:value="134.0964" calcext:value-type="float">
            <text:p>134.0964</text:p>
          </table:table-cell>
        </table:table-row>
        <table:table-row table:style-name="ro1">
          <table:table-cell office:value-type="float" office:value="88.46" calcext:value-type="float">
            <text:p>88.46</text:p>
          </table:table-cell>
          <table:table-cell office:value-type="float" office:value="93.2171630859375" calcext:value-type="float">
            <text:p>93.2171630859</text:p>
          </table:table-cell>
          <table:table-cell office:value-type="float" office:value="88.46" calcext:value-type="float">
            <text:p>88.46</text:p>
          </table:table-cell>
          <table:table-cell office:value-type="float" office:value="94.2866363525391" calcext:value-type="float">
            <text:p>94.2866363525</text:p>
          </table:table-cell>
          <table:table-cell/>
          <table:table-cell table:formula="of:=[.A113]-[.C113]" office:value-type="float" office:value="0" calcext:value-type="float">
            <text:p>0</text:p>
          </table:table-cell>
          <table:table-cell table:formula="of:=([.A113]-[.B113])^2" office:value-type="float" office:value="22.6306006262065" calcext:value-type="float">
            <text:p>22.6306006262</text:p>
          </table:table-cell>
          <table:table-cell table:formula="of:=([.C113]-[.D113])^2" office:value-type="float" office:value="33.9496911847298" calcext:value-type="float">
            <text:p>33.9496911847</text:p>
          </table:table-cell>
          <table:table-cell table:formula="of:=[.G113]-[.H113]" office:value-type="float" office:value="-11.3190905585233" calcext:value-type="float">
            <text:p>-11.3190905585</text:p>
          </table:table-cell>
          <table:table-cell table:formula="of:=([.A113]-(([.B113]+[.D113])/2))^2" office:value-type="float" office:value="28.0042026384743" calcext:value-type="float">
            <text:p>28.0042026385</text:p>
          </table:table-cell>
          <table:table-cell table:formula="of:=([.A113]-100.04)^2" office:value-type="float" office:value="134.0964" calcext:value-type="float">
            <text:p>134.0964</text:p>
          </table:table-cell>
        </table:table-row>
        <table:table-row table:style-name="ro1">
          <table:table-cell office:value-type="float" office:value="88.47" calcext:value-type="float">
            <text:p>88.47</text:p>
          </table:table-cell>
          <table:table-cell office:value-type="float" office:value="93.9476928710937" calcext:value-type="float">
            <text:p>93.9476928711</text:p>
          </table:table-cell>
          <table:table-cell office:value-type="float" office:value="88.47" calcext:value-type="float">
            <text:p>88.47</text:p>
          </table:table-cell>
          <table:table-cell office:value-type="float" office:value="96.6800842285156" calcext:value-type="float">
            <text:p>96.6800842285</text:p>
          </table:table-cell>
          <table:table-cell/>
          <table:table-cell table:formula="of:=[.A114]-[.C114]" office:value-type="float" office:value="0" calcext:value-type="float">
            <text:p>0</text:p>
          </table:table-cell>
          <table:table-cell table:formula="of:=([.A114]-[.B114])^2" office:value-type="float" office:value="30.0051191900313" calcext:value-type="float">
            <text:p>30.00511919</text:p>
          </table:table-cell>
          <table:table-cell table:formula="of:=([.C114]-[.D114])^2" office:value-type="float" office:value="67.405483039321" calcext:value-type="float">
            <text:p>67.4054830393</text:p>
          </table:table-cell>
          <table:table-cell table:formula="of:=[.G114]-[.H114]" office:value-type="float" office:value="-37.4003638492897" calcext:value-type="float">
            <text:p>-37.4003638493</text:p>
          </table:table-cell>
          <table:table-cell table:formula="of:=([.A114]-(([.B114]+[.D114])/2))^2" office:value-type="float" office:value="46.8388104821477" calcext:value-type="float">
            <text:p>46.8388104821</text:p>
          </table:table-cell>
          <table:table-cell table:formula="of:=([.A114]-100.04)^2" office:value-type="float" office:value="133.8649" calcext:value-type="float">
            <text:p>133.8649</text:p>
          </table:table-cell>
        </table:table-row>
        <table:table-row table:style-name="ro1">
          <table:table-cell office:value-type="float" office:value="88.51" calcext:value-type="float">
            <text:p>88.51</text:p>
          </table:table-cell>
          <table:table-cell office:value-type="float" office:value="94.7175064086914" calcext:value-type="float">
            <text:p>94.7175064087</text:p>
          </table:table-cell>
          <table:table-cell office:value-type="float" office:value="88.51" calcext:value-type="float">
            <text:p>88.51</text:p>
          </table:table-cell>
          <table:table-cell office:value-type="float" office:value="101.284004211426" calcext:value-type="float">
            <text:p>101.2840042114</text:p>
          </table:table-cell>
          <table:table-cell/>
          <table:table-cell table:formula="of:=[.A115]-[.C115]" office:value-type="float" office:value="0" calcext:value-type="float">
            <text:p>0</text:p>
          </table:table-cell>
          <table:table-cell table:formula="of:=([.A115]-[.B115])^2" office:value-type="float" office:value="38.5331358139448" calcext:value-type="float">
            <text:p>38.5331358139</text:p>
          </table:table-cell>
          <table:table-cell table:formula="of:=([.C115]-[.D115])^2" office:value-type="float" office:value="163.175183593523" calcext:value-type="float">
            <text:p>163.1751835935</text:p>
          </table:table-cell>
          <table:table-cell table:formula="of:=[.G115]-[.H115]" office:value-type="float" office:value="-124.642047779579" calcext:value-type="float">
            <text:p>-124.6420477796</text:p>
          </table:table-cell>
          <table:table-cell table:formula="of:=([.A115]-(([.B115]+[.D115])/2))^2" office:value-type="float" office:value="90.0744363554053" calcext:value-type="float">
            <text:p>90.0744363554</text:p>
          </table:table-cell>
          <table:table-cell table:formula="of:=([.A115]-100.04)^2" office:value-type="float" office:value="132.9409" calcext:value-type="float">
            <text:p>132.9409</text:p>
          </table:table-cell>
        </table:table-row>
        <table:table-row table:style-name="ro1">
          <table:table-cell office:value-type="float" office:value="88.51" calcext:value-type="float">
            <text:p>88.51</text:p>
          </table:table-cell>
          <table:table-cell office:value-type="float" office:value="93.4421997070313" calcext:value-type="float">
            <text:p>93.442199707</text:p>
          </table:table-cell>
          <table:table-cell office:value-type="float" office:value="88.51" calcext:value-type="float">
            <text:p>88.51</text:p>
          </table:table-cell>
          <table:table-cell office:value-type="float" office:value="97.3030242919922" calcext:value-type="float">
            <text:p>97.303024292</text:p>
          </table:table-cell>
          <table:table-cell/>
          <table:table-cell table:formula="of:=[.A116]-[.C116]" office:value-type="float" office:value="0" calcext:value-type="float">
            <text:p>0</text:p>
          </table:table-cell>
          <table:table-cell table:formula="of:=([.A116]-[.B116])^2" office:value-type="float" office:value="24.3265939500391" calcext:value-type="float">
            <text:p>24.32659395</text:p>
          </table:table-cell>
          <table:table-cell table:formula="of:=([.C116]-[.D116])^2" office:value-type="float" office:value="77.3172761995646" calcext:value-type="float">
            <text:p>77.3172761996</text:p>
          </table:table-cell>
          <table:table-cell table:formula="of:=[.G116]-[.H116]" office:value-type="float" office:value="-52.9906822495255" calcext:value-type="float">
            <text:p>-52.9906822495</text:p>
          </table:table-cell>
          <table:table-cell table:formula="of:=([.A116]-(([.B116]+[.D116])/2))^2" office:value-type="float" office:value="47.0954434558422" calcext:value-type="float">
            <text:p>47.0954434558</text:p>
          </table:table-cell>
          <table:table-cell table:formula="of:=([.A116]-100.04)^2" office:value-type="float" office:value="132.9409" calcext:value-type="float">
            <text:p>132.9409</text:p>
          </table:table-cell>
        </table:table-row>
        <table:table-row table:style-name="ro1">
          <table:table-cell office:value-type="float" office:value="88.54" calcext:value-type="float">
            <text:p>88.54</text:p>
          </table:table-cell>
          <table:table-cell office:value-type="float" office:value="92.4252471923828" calcext:value-type="float">
            <text:p>92.4252471924</text:p>
          </table:table-cell>
          <table:table-cell office:value-type="float" office:value="88.54" calcext:value-type="float">
            <text:p>88.54</text:p>
          </table:table-cell>
          <table:table-cell office:value-type="float" office:value="102.660362243652" calcext:value-type="float">
            <text:p>102.6603622437</text:p>
          </table:table-cell>
          <table:table-cell/>
          <table:table-cell table:formula="of:=[.A117]-[.C117]" office:value-type="float" office:value="0" calcext:value-type="float">
            <text:p>0</text:p>
          </table:table-cell>
          <table:table-cell table:formula="of:=([.A117]-[.B117])^2" office:value-type="float" office:value="15.0951457459185" calcext:value-type="float">
            <text:p>15.0951457459</text:p>
          </table:table-cell>
          <table:table-cell table:formula="of:=([.C117]-[.D117])^2" office:value-type="float" office:value="199.384629891962" calcext:value-type="float">
            <text:p>199.384629892</text:p>
          </table:table-cell>
          <table:table-cell table:formula="of:=[.G117]-[.H117]" office:value-type="float" office:value="-184.289484146044" calcext:value-type="float">
            <text:p>-184.289484146</text:p>
          </table:table-cell>
          <table:table-cell table:formula="of:=([.A117]-(([.B117]+[.D117])/2))^2" office:value-type="float" office:value="81.0504927907595" calcext:value-type="float">
            <text:p>81.0504927908</text:p>
          </table:table-cell>
          <table:table-cell table:formula="of:=([.A117]-100.04)^2" office:value-type="float" office:value="132.25" calcext:value-type="float">
            <text:p>132.25</text:p>
          </table:table-cell>
        </table:table-row>
        <table:table-row table:style-name="ro1">
          <table:table-cell office:value-type="float" office:value="88.57" calcext:value-type="float">
            <text:p>88.57</text:p>
          </table:table-cell>
          <table:table-cell office:value-type="float" office:value="95.8242950439453" calcext:value-type="float">
            <text:p>95.8242950439</text:p>
          </table:table-cell>
          <table:table-cell office:value-type="float" office:value="88.57" calcext:value-type="float">
            <text:p>88.57</text:p>
          </table:table-cell>
          <table:table-cell office:value-type="float" office:value="100.354194641113" calcext:value-type="float">
            <text:p>100.3541946411</text:p>
          </table:table-cell>
          <table:table-cell/>
          <table:table-cell table:formula="of:=[.A118]-[.C118]" office:value-type="float" office:value="0" calcext:value-type="float">
            <text:p>0</text:p>
          </table:table-cell>
          <table:table-cell table:formula="of:=([.A118]-[.B118])^2" office:value-type="float" office:value="52.6247965846096" calcext:value-type="float">
            <text:p>52.6247965846</text:p>
          </table:table-cell>
          <table:table-cell table:formula="of:=([.C118]-[.D118])^2" office:value-type="float" office:value="138.867243339643" calcext:value-type="float">
            <text:p>138.8672433396</text:p>
          </table:table-cell>
          <table:table-cell table:formula="of:=[.G118]-[.H118]" office:value-type="float" office:value="-86.2424467550335" calcext:value-type="float">
            <text:p>-86.242446755</text:p>
          </table:table-cell>
          <table:table-cell table:formula="of:=([.A118]-(([.B118]+[.D118])/2))^2" office:value-type="float" office:value="90.6160223720208" calcext:value-type="float">
            <text:p>90.616022372</text:p>
          </table:table-cell>
          <table:table-cell table:formula="of:=([.A118]-100.04)^2" office:value-type="float" office:value="131.5609" calcext:value-type="float">
            <text:p>131.5609</text:p>
          </table:table-cell>
        </table:table-row>
        <table:table-row table:style-name="ro1">
          <table:table-cell office:value-type="float" office:value="88.57" calcext:value-type="float">
            <text:p>88.57</text:p>
          </table:table-cell>
          <table:table-cell office:value-type="float" office:value="95.5317001342774" calcext:value-type="float">
            <text:p>95.5317001343</text:p>
          </table:table-cell>
          <table:table-cell office:value-type="float" office:value="88.57" calcext:value-type="float">
            <text:p>88.57</text:p>
          </table:table-cell>
          <table:table-cell office:value-type="float" office:value="96.7108001708984" calcext:value-type="float">
            <text:p>96.7108001709</text:p>
          </table:table-cell>
          <table:table-cell/>
          <table:table-cell table:formula="of:=[.A119]-[.C119]" office:value-type="float" office:value="0" calcext:value-type="float">
            <text:p>0</text:p>
          </table:table-cell>
          <table:table-cell table:formula="of:=([.A119]-[.B119])^2" office:value-type="float" office:value="48.4652687595973" calcext:value-type="float">
            <text:p>48.4652687596</text:p>
          </table:table-cell>
          <table:table-cell table:formula="of:=([.C119]-[.D119])^2" office:value-type="float" office:value="66.2726274225001" calcext:value-type="float">
            <text:p>66.2726274225</text:p>
          </table:table-cell>
          <table:table-cell table:formula="of:=[.G119]-[.H119]" office:value-type="float" office:value="-17.8073586629029" calcext:value-type="float">
            <text:p>-17.8073586629</text:p>
          </table:table-cell>
          <table:table-cell table:formula="of:=([.A119]-(([.B119]+[.D119])/2))^2" office:value-type="float" office:value="57.0213788669587" calcext:value-type="float">
            <text:p>57.021378867</text:p>
          </table:table-cell>
          <table:table-cell table:formula="of:=([.A119]-100.04)^2" office:value-type="float" office:value="131.5609" calcext:value-type="float">
            <text:p>131.5609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93.8996353149414" calcext:value-type="float">
            <text:p>93.8996353149</text:p>
          </table:table-cell>
          <table:table-cell office:value-type="float" office:value="88.6" calcext:value-type="float">
            <text:p>88.6</text:p>
          </table:table-cell>
          <table:table-cell office:value-type="float" office:value="96.1988830566406" calcext:value-type="float">
            <text:p>96.1988830566</text:p>
          </table:table-cell>
          <table:table-cell/>
          <table:table-cell table:formula="of:=[.A120]-[.C120]" office:value-type="float" office:value="0" calcext:value-type="float">
            <text:p>0</text:p>
          </table:table-cell>
          <table:table-cell table:formula="of:=([.A120]-[.B120])^2" office:value-type="float" office:value="28.0861344713742" calcext:value-type="float">
            <text:p>28.0861344714</text:p>
          </table:table-cell>
          <table:table-cell table:formula="of:=([.C120]-[.D120])^2" office:value-type="float" office:value="57.7430237085001" calcext:value-type="float">
            <text:p>57.7430237085</text:p>
          </table:table-cell>
          <table:table-cell table:formula="of:=[.G120]-[.H120]" office:value-type="float" office:value="-29.6568892371259" calcext:value-type="float">
            <text:p>-29.6568892371</text:p>
          </table:table-cell>
          <table:table-cell table:formula="of:=([.A120]-(([.B120]+[.D120])/2))^2" office:value-type="float" office:value="41.5929440455099" calcext:value-type="float">
            <text:p>41.5929440455</text:p>
          </table:table-cell>
          <table:table-cell table:formula="of:=([.A120]-100.04)^2" office:value-type="float" office:value="130.8736" calcext:value-type="float">
            <text:p>130.8736</text:p>
          </table:table-cell>
        </table:table-row>
        <table:table-row table:style-name="ro1">
          <table:table-cell office:value-type="float" office:value="88.62" calcext:value-type="float">
            <text:p>88.62</text:p>
          </table:table-cell>
          <table:table-cell office:value-type="float" office:value="95.3144302368164" calcext:value-type="float">
            <text:p>95.3144302368</text:p>
          </table:table-cell>
          <table:table-cell office:value-type="float" office:value="88.62" calcext:value-type="float">
            <text:p>88.62</text:p>
          </table:table-cell>
          <table:table-cell office:value-type="float" office:value="100.456954956055" calcext:value-type="float">
            <text:p>100.4569549561</text:p>
          </table:table-cell>
          <table:table-cell/>
          <table:table-cell table:formula="of:=[.A121]-[.C121]" office:value-type="float" office:value="0" calcext:value-type="float">
            <text:p>0</text:p>
          </table:table-cell>
          <table:table-cell table:formula="of:=([.A121]-[.B121])^2" office:value-type="float" office:value="44.8153961956017" calcext:value-type="float">
            <text:p>44.8153961956</text:p>
          </table:table-cell>
          <table:table-cell table:formula="of:=([.C121]-[.D121])^2" office:value-type="float" office:value="140.113502631668" calcext:value-type="float">
            <text:p>140.1135026317</text:p>
          </table:table-cell>
          <table:table-cell table:formula="of:=[.G121]-[.H121]" office:value-type="float" office:value="-95.2981064360658" calcext:value-type="float">
            <text:p>-95.2981064361</text:p>
          </table:table-cell>
          <table:table-cell table:formula="of:=([.A121]-(([.B121]+[.D121])/2))^2" office:value-type="float" office:value="85.8530592916404" calcext:value-type="float">
            <text:p>85.8530592916</text:p>
          </table:table-cell>
          <table:table-cell table:formula="of:=([.A121]-100.04)^2" office:value-type="float" office:value="130.4164" calcext:value-type="float">
            <text:p>130.4164</text:p>
          </table:table-cell>
        </table:table-row>
        <table:table-row table:style-name="ro1">
          <table:table-cell office:value-type="float" office:value="88.71" calcext:value-type="float">
            <text:p>88.71</text:p>
          </table:table-cell>
          <table:table-cell office:value-type="float" office:value="93.2806854248047" calcext:value-type="float">
            <text:p>93.2806854248</text:p>
          </table:table-cell>
          <table:table-cell office:value-type="float" office:value="88.71" calcext:value-type="float">
            <text:p>88.71</text:p>
          </table:table-cell>
          <table:table-cell office:value-type="float" office:value="94.3625869750977" calcext:value-type="float">
            <text:p>94.3625869751</text:p>
          </table:table-cell>
          <table:table-cell/>
          <table:table-cell table:formula="of:=[.A122]-[.C122]" office:value-type="float" office:value="0" calcext:value-type="float">
            <text:p>0</text:p>
          </table:table-cell>
          <table:table-cell table:formula="of:=([.A122]-[.B122])^2" office:value-type="float" office:value="20.8911652525221" calcext:value-type="float">
            <text:p>20.8911652525</text:p>
          </table:table-cell>
          <table:table-cell table:formula="of:=([.C122]-[.D122])^2" office:value-type="float" office:value="31.9517395110437" calcext:value-type="float">
            <text:p>31.951739511</text:p>
          </table:table-cell>
          <table:table-cell table:formula="of:=[.G122]-[.H122]" office:value-type="float" office:value="-11.0605742585217" calcext:value-type="float">
            <text:p>-11.0605742585</text:p>
          </table:table-cell>
          <table:table-cell table:formula="of:=([.A122]-(([.B122]+[.D122])/2))^2" office:value-type="float" office:value="26.1288246406513" calcext:value-type="float">
            <text:p>26.1288246407</text:p>
          </table:table-cell>
          <table:table-cell table:formula="of:=([.A122]-100.04)^2" office:value-type="float" office:value="128.3689" calcext:value-type="float">
            <text:p>128.3689</text:p>
          </table:table-cell>
        </table:table-row>
        <table:table-row table:style-name="ro1">
          <table:table-cell office:value-type="float" office:value="88.75" calcext:value-type="float">
            <text:p>88.75</text:p>
          </table:table-cell>
          <table:table-cell office:value-type="float" office:value="94.9763488769531" calcext:value-type="float">
            <text:p>94.976348877</text:p>
          </table:table-cell>
          <table:table-cell office:value-type="float" office:value="88.75" calcext:value-type="float">
            <text:p>88.75</text:p>
          </table:table-cell>
          <table:table-cell office:value-type="float" office:value="104.241203308105" calcext:value-type="float">
            <text:p>104.2412033081</text:p>
          </table:table-cell>
          <table:table-cell/>
          <table:table-cell table:formula="of:=[.A123]-[.C123]" office:value-type="float" office:value="0" calcext:value-type="float">
            <text:p>0</text:p>
          </table:table-cell>
          <table:table-cell table:formula="of:=([.A123]-[.B123])^2" office:value-type="float" office:value="38.7674203375354" calcext:value-type="float">
            <text:p>38.7674203375</text:p>
          </table:table-cell>
          <table:table-cell table:formula="of:=([.C123]-[.D123])^2" office:value-type="float" office:value="239.977379933058" calcext:value-type="float">
            <text:p>239.9773799331</text:p>
          </table:table-cell>
          <table:table-cell table:formula="of:=[.G123]-[.H123]" office:value-type="float" office:value="-201.209959595522" calcext:value-type="float">
            <text:p>-201.2099595955</text:p>
          </table:table-cell>
          <table:table-cell table:formula="of:=([.A123]-(([.B123]+[.D123])/2))^2" office:value-type="float" office:value="117.913018227686" calcext:value-type="float">
            <text:p>117.9130182277</text:p>
          </table:table-cell>
          <table:table-cell table:formula="of:=([.A123]-100.04)^2" office:value-type="float" office:value="127.4641" calcext:value-type="float">
            <text:p>127.4641</text:p>
          </table:table-cell>
        </table:table-row>
        <table:table-row table:style-name="ro1">
          <table:table-cell office:value-type="float" office:value="88.77" calcext:value-type="float">
            <text:p>88.77</text:p>
          </table:table-cell>
          <table:table-cell office:value-type="float" office:value="94.2378234863281" calcext:value-type="float">
            <text:p>94.2378234863</text:p>
          </table:table-cell>
          <table:table-cell office:value-type="float" office:value="88.77" calcext:value-type="float">
            <text:p>88.77</text:p>
          </table:table-cell>
          <table:table-cell office:value-type="float" office:value="99.8786544799805" calcext:value-type="float">
            <text:p>99.87865448</text:p>
          </table:table-cell>
          <table:table-cell/>
          <table:table-cell table:formula="of:=[.A124]-[.C124]" office:value-type="float" office:value="0" calcext:value-type="float">
            <text:p>0</text:p>
          </table:table-cell>
          <table:table-cell table:formula="of:=([.A124]-[.B124])^2" office:value-type="float" office:value="29.8970936776415" calcext:value-type="float">
            <text:p>29.8970936776</text:p>
          </table:table-cell>
          <table:table-cell table:formula="of:=([.C124]-[.D124])^2" office:value-type="float" office:value="123.40220435559" calcext:value-type="float">
            <text:p>123.4022043556</text:p>
          </table:table-cell>
          <table:table-cell table:formula="of:=[.G124]-[.H124]" office:value-type="float" office:value="-93.5051106779487" calcext:value-type="float">
            <text:p>-93.5051106779</text:p>
          </table:table-cell>
          <table:table-cell table:formula="of:=([.A124]-(([.B124]+[.D124])/2))^2" office:value-type="float" office:value="68.6949054418786" calcext:value-type="float">
            <text:p>68.6949054419</text:p>
          </table:table-cell>
          <table:table-cell table:formula="of:=([.A124]-100.04)^2" office:value-type="float" office:value="127.0129" calcext:value-type="float">
            <text:p>127.0129</text:p>
          </table:table-cell>
        </table:table-row>
        <table:table-row table:style-name="ro1">
          <table:table-cell office:value-type="float" office:value="88.78" calcext:value-type="float">
            <text:p>88.78</text:p>
          </table:table-cell>
          <table:table-cell office:value-type="float" office:value="94.67822265625" calcext:value-type="float">
            <text:p>94.6782226563</text:p>
          </table:table-cell>
          <table:table-cell office:value-type="float" office:value="88.78" calcext:value-type="float">
            <text:p>88.78</text:p>
          </table:table-cell>
          <table:table-cell office:value-type="float" office:value="97.6305313110352" calcext:value-type="float">
            <text:p>97.630531311</text:p>
          </table:table-cell>
          <table:table-cell/>
          <table:table-cell table:formula="of:=[.A125]-[.C125]" office:value-type="float" office:value="0" calcext:value-type="float">
            <text:p>0</text:p>
          </table:table-cell>
          <table:table-cell table:formula="of:=([.A125]-[.B125])^2" office:value-type="float" office:value="34.7890305027008" calcext:value-type="float">
            <text:p>34.7890305027</text:p>
          </table:table-cell>
          <table:table-cell table:formula="of:=([.C125]-[.D125])^2" office:value-type="float" office:value="78.3319044876137" calcext:value-type="float">
            <text:p>78.3319044876</text:p>
          </table:table-cell>
          <table:table-cell table:formula="of:=[.G125]-[.H125]" office:value-type="float" office:value="-43.5428739849129" calcext:value-type="float">
            <text:p>-43.5428739849</text:p>
          </table:table-cell>
          <table:table-cell table:formula="of:=([.A125]-(([.B125]+[.D125])/2))^2" office:value-type="float" office:value="54.3814358968774" calcext:value-type="float">
            <text:p>54.3814358969</text:p>
          </table:table-cell>
          <table:table-cell table:formula="of:=([.A125]-100.04)^2" office:value-type="float" office:value="126.7876" calcext:value-type="float">
            <text:p>126.7876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94.8849487304688" calcext:value-type="float">
            <text:p>94.8849487305</text:p>
          </table:table-cell>
          <table:table-cell office:value-type="float" office:value="88.8" calcext:value-type="float">
            <text:p>88.8</text:p>
          </table:table-cell>
          <table:table-cell office:value-type="float" office:value="97.4475250244141" calcext:value-type="float">
            <text:p>97.4475250244</text:p>
          </table:table-cell>
          <table:table-cell/>
          <table:table-cell table:formula="of:=[.A126]-[.C126]" office:value-type="float" office:value="0" calcext:value-type="float">
            <text:p>0</text:p>
          </table:table-cell>
          <table:table-cell table:formula="of:=([.A126]-[.B126])^2" office:value-type="float" office:value="37.0266010524333" calcext:value-type="float">
            <text:p>37.0266010524</text:p>
          </table:table-cell>
          <table:table-cell table:formula="of:=([.C126]-[.D126])^2" office:value-type="float" office:value="74.7796890478675" calcext:value-type="float">
            <text:p>74.7796890479</text:p>
          </table:table-cell>
          <table:table-cell table:formula="of:=[.G126]-[.H126]" office:value-type="float" office:value="-37.7530879954342" calcext:value-type="float">
            <text:p>-37.7530879954</text:p>
          </table:table-cell>
          <table:table-cell table:formula="of:=([.A126]-(([.B126]+[.D126])/2))^2" office:value-type="float" office:value="54.2614457345778" calcext:value-type="float">
            <text:p>54.2614457346</text:p>
          </table:table-cell>
          <table:table-cell table:formula="of:=([.A126]-100.04)^2" office:value-type="float" office:value="126.3376" calcext:value-type="float">
            <text:p>126.3376</text:p>
          </table:table-cell>
        </table:table-row>
        <table:table-row table:style-name="ro1">
          <table:table-cell office:value-type="float" office:value="88.81" calcext:value-type="float">
            <text:p>88.81</text:p>
          </table:table-cell>
          <table:table-cell office:value-type="float" office:value="94.1006088256836" calcext:value-type="float">
            <text:p>94.1006088257</text:p>
          </table:table-cell>
          <table:table-cell office:value-type="float" office:value="88.81" calcext:value-type="float">
            <text:p>88.81</text:p>
          </table:table-cell>
          <table:table-cell office:value-type="float" office:value="93.0743789672852" calcext:value-type="float">
            <text:p>93.0743789673</text:p>
          </table:table-cell>
          <table:table-cell/>
          <table:table-cell table:formula="of:=[.A127]-[.C127]" office:value-type="float" office:value="0" calcext:value-type="float">
            <text:p>0</text:p>
          </table:table-cell>
          <table:table-cell table:formula="of:=([.A127]-[.B127])^2" office:value-type="float" office:value="27.9905417464011" calcext:value-type="float">
            <text:p>27.9905417464</text:p>
          </table:table-cell>
          <table:table-cell table:formula="of:=([.C127]-[.D127])^2" office:value-type="float" office:value="18.184927976624" calcext:value-type="float">
            <text:p>18.1849279766</text:p>
          </table:table-cell>
          <table:table-cell table:formula="of:=[.G127]-[.H127]" office:value-type="float" office:value="9.80561376977711" calcext:value-type="float">
            <text:p>9.8056137698</text:p>
          </table:table-cell>
          <table:table-cell table:formula="of:=([.A127]-(([.B127]+[.D127])/2))^2" office:value-type="float" office:value="22.8244479309454" calcext:value-type="float">
            <text:p>22.8244479309</text:p>
          </table:table-cell>
          <table:table-cell table:formula="of:=([.A127]-100.04)^2" office:value-type="float" office:value="126.1129" calcext:value-type="float">
            <text:p>126.1129</text:p>
          </table:table-cell>
        </table:table-row>
        <table:table-row table:style-name="ro1">
          <table:table-cell office:value-type="float" office:value="88.82" calcext:value-type="float">
            <text:p>88.82</text:p>
          </table:table-cell>
          <table:table-cell office:value-type="float" office:value="95.2578659057617" calcext:value-type="float">
            <text:p>95.2578659058</text:p>
          </table:table-cell>
          <table:table-cell office:value-type="float" office:value="88.82" calcext:value-type="float">
            <text:p>88.82</text:p>
          </table:table-cell>
          <table:table-cell office:value-type="float" office:value="99.7644119262695" calcext:value-type="float">
            <text:p>99.7644119263</text:p>
          </table:table-cell>
          <table:table-cell/>
          <table:table-cell table:formula="of:=[.A128]-[.C128]" office:value-type="float" office:value="0" calcext:value-type="float">
            <text:p>0</text:p>
          </table:table-cell>
          <table:table-cell table:formula="of:=([.A128]-[.B128])^2" office:value-type="float" office:value="41.4461174205692" calcext:value-type="float">
            <text:p>41.4461174206</text:p>
          </table:table-cell>
          <table:table-cell table:formula="of:=([.C128]-[.D128])^2" office:value-type="float" office:value="119.780152411871" calcext:value-type="float">
            <text:p>119.7801524119</text:p>
          </table:table-cell>
          <table:table-cell table:formula="of:=[.G128]-[.H128]" office:value-type="float" office:value="-78.3340349913017" calcext:value-type="float">
            <text:p>-78.3340349913</text:p>
          </table:table-cell>
          <table:table-cell table:formula="of:=([.A128]-(([.B128]+[.D128])/2))^2" office:value-type="float" office:value="75.5358956574814" calcext:value-type="float">
            <text:p>75.5358956575</text:p>
          </table:table-cell>
          <table:table-cell table:formula="of:=([.A128]-100.04)^2" office:value-type="float" office:value="125.8884" calcext:value-type="float">
            <text:p>125.8884</text:p>
          </table:table-cell>
        </table:table-row>
        <table:table-row table:style-name="ro1">
          <table:table-cell office:value-type="float" office:value="88.83" calcext:value-type="float">
            <text:p>88.83</text:p>
          </table:table-cell>
          <table:table-cell office:value-type="float" office:value="94.8207321166992" calcext:value-type="float">
            <text:p>94.8207321167</text:p>
          </table:table-cell>
          <table:table-cell office:value-type="float" office:value="88.83" calcext:value-type="float">
            <text:p>88.83</text:p>
          </table:table-cell>
          <table:table-cell office:value-type="float" office:value="97.4363174438477" calcext:value-type="float">
            <text:p>97.4363174438</text:p>
          </table:table-cell>
          <table:table-cell/>
          <table:table-cell table:formula="of:=[.A129]-[.C129]" office:value-type="float" office:value="0" calcext:value-type="float">
            <text:p>0</text:p>
          </table:table-cell>
          <table:table-cell table:formula="of:=([.A129]-[.B129])^2" office:value-type="float" office:value="35.8888712940515" calcext:value-type="float">
            <text:p>35.8888712941</text:p>
          </table:table-cell>
          <table:table-cell table:formula="of:=([.C129]-[.D129])^2" office:value-type="float" office:value="74.0686999442765" calcext:value-type="float">
            <text:p>74.0686999443</text:p>
          </table:table-cell>
          <table:table-cell table:formula="of:=[.G129]-[.H129]" office:value-type="float" office:value="-38.179828650225" calcext:value-type="float">
            <text:p>-38.1798286502</text:p>
          </table:table-cell>
          <table:table-cell table:formula="of:=([.A129]-(([.B129]+[.D129])/2))^2" office:value-type="float" office:value="53.2684639682655" calcext:value-type="float">
            <text:p>53.2684639683</text:p>
          </table:table-cell>
          <table:table-cell table:formula="of:=([.A129]-100.04)^2" office:value-type="float" office:value="125.6641" calcext:value-type="float">
            <text:p>125.6641</text:p>
          </table:table-cell>
        </table:table-row>
        <table:table-row table:style-name="ro1">
          <table:table-cell office:value-type="float" office:value="88.83" calcext:value-type="float">
            <text:p>88.83</text:p>
          </table:table-cell>
          <table:table-cell office:value-type="float" office:value="95.8802032470703" calcext:value-type="float">
            <text:p>95.8802032471</text:p>
          </table:table-cell>
          <table:table-cell office:value-type="float" office:value="88.83" calcext:value-type="float">
            <text:p>88.83</text:p>
          </table:table-cell>
          <table:table-cell office:value-type="float" office:value="96.6291427612305" calcext:value-type="float">
            <text:p>96.6291427612</text:p>
          </table:table-cell>
          <table:table-cell/>
          <table:table-cell table:formula="of:=[.A130]-[.C130]" office:value-type="float" office:value="0" calcext:value-type="float">
            <text:p>0</text:p>
          </table:table-cell>
          <table:table-cell table:formula="of:=([.A130]-[.B130])^2" office:value-type="float" office:value="49.7053658250008" calcext:value-type="float">
            <text:p>49.705365825</text:p>
          </table:table-cell>
          <table:table-cell table:formula="of:=([.C130]-[.D130])^2" office:value-type="float" office:value="60.8266278100536" calcext:value-type="float">
            <text:p>60.8266278101</text:p>
          </table:table-cell>
          <table:table-cell table:formula="of:=[.G130]-[.H130]" office:value-type="float" office:value="-11.1212619850528" calcext:value-type="float">
            <text:p>-11.1212619851</text:p>
          </table:table-cell>
          <table:table-cell table:formula="of:=([.A130]-(([.B130]+[.D130])/2))^2" office:value-type="float" office:value="55.1257692185596" calcext:value-type="float">
            <text:p>55.1257692186</text:p>
          </table:table-cell>
          <table:table-cell table:formula="of:=([.A130]-100.04)^2" office:value-type="float" office:value="125.6641" calcext:value-type="float">
            <text:p>125.6641</text:p>
          </table:table-cell>
        </table:table-row>
        <table:table-row table:style-name="ro1">
          <table:table-cell office:value-type="float" office:value="88.83" calcext:value-type="float">
            <text:p>88.83</text:p>
          </table:table-cell>
          <table:table-cell office:value-type="float" office:value="94.6526184082031" calcext:value-type="float">
            <text:p>94.6526184082</text:p>
          </table:table-cell>
          <table:table-cell office:value-type="float" office:value="88.83" calcext:value-type="float">
            <text:p>88.83</text:p>
          </table:table-cell>
          <table:table-cell office:value-type="float" office:value="103.058540344238" calcext:value-type="float">
            <text:p>103.0585403442</text:p>
          </table:table-cell>
          <table:table-cell/>
          <table:table-cell table:formula="of:=[.A131]-[.C131]" office:value-type="float" office:value="0" calcext:value-type="float">
            <text:p>0</text:p>
          </table:table-cell>
          <table:table-cell table:formula="of:=([.A131]-[.B131])^2" office:value-type="float" office:value="33.9028851275459" calcext:value-type="float">
            <text:p>33.9028851275</text:p>
          </table:table-cell>
          <table:table-cell table:formula="of:=([.C131]-[.D131])^2" office:value-type="float" office:value="202.451360327616" calcext:value-type="float">
            <text:p>202.4513603276</text:p>
          </table:table-cell>
          <table:table-cell table:formula="of:=[.G131]-[.H131]" office:value-type="float" office:value="-168.548475200071" calcext:value-type="float">
            <text:p>-168.5484752001</text:p>
          </table:table-cell>
          <table:table-cell table:formula="of:=([.A131]-(([.B131]+[.D131])/2))^2" office:value-type="float" office:value="100.512241828902" calcext:value-type="float">
            <text:p>100.5122418289</text:p>
          </table:table-cell>
          <table:table-cell table:formula="of:=([.A131]-100.04)^2" office:value-type="float" office:value="125.6641" calcext:value-type="float">
            <text:p>125.6641</text:p>
          </table:table-cell>
        </table:table-row>
        <table:table-row table:style-name="ro1">
          <table:table-cell office:value-type="float" office:value="88.84" calcext:value-type="float">
            <text:p>88.84</text:p>
          </table:table-cell>
          <table:table-cell office:value-type="float" office:value="94.4343185424805" calcext:value-type="float">
            <text:p>94.4343185425</text:p>
          </table:table-cell>
          <table:table-cell office:value-type="float" office:value="88.84" calcext:value-type="float">
            <text:p>88.84</text:p>
          </table:table-cell>
          <table:table-cell office:value-type="float" office:value="95.4677734375" calcext:value-type="float">
            <text:p>95.4677734375</text:p>
          </table:table-cell>
          <table:table-cell/>
          <table:table-cell table:formula="of:=[.A132]-[.C132]" office:value-type="float" office:value="0" calcext:value-type="float">
            <text:p>0</text:p>
          </table:table-cell>
          <table:table-cell table:formula="of:=([.A132]-[.B132])^2" office:value-type="float" office:value="31.2963999547408" calcext:value-type="float">
            <text:p>31.2963999547</text:p>
          </table:table-cell>
          <table:table-cell table:formula="of:=([.C132]-[.D132])^2" office:value-type="float" office:value="43.9273807388305" calcext:value-type="float">
            <text:p>43.9273807388</text:p>
          </table:table-cell>
          <table:table-cell table:formula="of:=[.G132]-[.H132]" office:value-type="float" office:value="-12.6309807840898" calcext:value-type="float">
            <text:p>-12.6309807841</text:p>
          </table:table-cell>
          <table:table-cell table:formula="of:=([.A132]-(([.B132]+[.D132])/2))^2" office:value-type="float" office:value="37.3448830917757" calcext:value-type="float">
            <text:p>37.3448830918</text:p>
          </table:table-cell>
          <table:table-cell table:formula="of:=([.A132]-100.04)^2" office:value-type="float" office:value="125.44" calcext:value-type="float">
            <text:p>125.44</text:p>
          </table:table-cell>
        </table:table-row>
        <table:table-row table:style-name="ro1">
          <table:table-cell office:value-type="float" office:value="88.89" calcext:value-type="float">
            <text:p>88.89</text:p>
          </table:table-cell>
          <table:table-cell office:value-type="float" office:value="93.9935302734375" calcext:value-type="float">
            <text:p>93.9935302734</text:p>
          </table:table-cell>
          <table:table-cell office:value-type="float" office:value="88.89" calcext:value-type="float">
            <text:p>88.89</text:p>
          </table:table-cell>
          <table:table-cell office:value-type="float" office:value="92.1330108642578" calcext:value-type="float">
            <text:p>92.1330108643</text:p>
          </table:table-cell>
          <table:table-cell/>
          <table:table-cell table:formula="of:=[.A133]-[.C133]" office:value-type="float" office:value="0" calcext:value-type="float">
            <text:p>0</text:p>
          </table:table-cell>
          <table:table-cell table:formula="of:=([.A133]-[.B133])^2" office:value-type="float" office:value="26.046021251893" calcext:value-type="float">
            <text:p>26.0460212519</text:p>
          </table:table-cell>
          <table:table-cell table:formula="of:=([.C133]-[.D133])^2" office:value-type="float" office:value="10.5171194656942" calcext:value-type="float">
            <text:p>10.5171194657</text:p>
          </table:table-cell>
          <table:table-cell table:formula="of:=[.G133]-[.H133]" office:value-type="float" office:value="15.5289017861988" calcext:value-type="float">
            <text:p>15.5289017862</text:p>
          </table:table-cell>
          <table:table-cell table:formula="of:=([.A133]-(([.B133]+[.D133])/2))^2" office:value-type="float" office:value="17.41618724081" calcext:value-type="float">
            <text:p>17.4161872408</text:p>
          </table:table-cell>
          <table:table-cell table:formula="of:=([.A133]-100.04)^2" office:value-type="float" office:value="124.3225" calcext:value-type="float">
            <text:p>124.3225</text:p>
          </table:table-cell>
        </table:table-row>
        <table:table-row table:style-name="ro1">
          <table:table-cell office:value-type="float" office:value="88.92" calcext:value-type="float">
            <text:p>88.92</text:p>
          </table:table-cell>
          <table:table-cell office:value-type="float" office:value="95.1110992431641" calcext:value-type="float">
            <text:p>95.1110992432</text:p>
          </table:table-cell>
          <table:table-cell office:value-type="float" office:value="88.92" calcext:value-type="float">
            <text:p>88.92</text:p>
          </table:table-cell>
          <table:table-cell office:value-type="float" office:value="100.624923706055" calcext:value-type="float">
            <text:p>100.6249237061</text:p>
          </table:table-cell>
          <table:table-cell/>
          <table:table-cell table:formula="of:=[.A134]-[.C134]" office:value-type="float" office:value="0" calcext:value-type="float">
            <text:p>0</text:p>
          </table:table-cell>
          <table:table-cell table:formula="of:=([.A134]-[.B134])^2" office:value-type="float" office:value="38.3297098387066" calcext:value-type="float">
            <text:p>38.3297098387</text:p>
          </table:table-cell>
          <table:table-cell table:formula="of:=([.C134]-[.D134])^2" office:value-type="float" office:value="137.005238964561" calcext:value-type="float">
            <text:p>137.0052389646</text:p>
          </table:table-cell>
          <table:table-cell table:formula="of:=[.G134]-[.H134]" office:value-type="float" office:value="-98.6755291258543" calcext:value-type="float">
            <text:p>-98.6755291259</text:p>
          </table:table-cell>
          <table:table-cell table:formula="of:=([.A134]-(([.B134]+[.D134])/2))^2" office:value-type="float" office:value="80.066909349741" calcext:value-type="float">
            <text:p>80.0669093497</text:p>
          </table:table-cell>
          <table:table-cell table:formula="of:=([.A134]-100.04)^2" office:value-type="float" office:value="123.6544" calcext:value-type="float">
            <text:p>123.6544</text:p>
          </table:table-cell>
        </table:table-row>
        <table:table-row table:style-name="ro1">
          <table:table-cell office:value-type="float" office:value="88.92" calcext:value-type="float">
            <text:p>88.92</text:p>
          </table:table-cell>
          <table:table-cell office:value-type="float" office:value="93.6724014282227" calcext:value-type="float">
            <text:p>93.6724014282</text:p>
          </table:table-cell>
          <table:table-cell office:value-type="float" office:value="88.92" calcext:value-type="float">
            <text:p>88.92</text:p>
          </table:table-cell>
          <table:table-cell office:value-type="float" office:value="94.8890762329102" calcext:value-type="float">
            <text:p>94.8890762329</text:p>
          </table:table-cell>
          <table:table-cell/>
          <table:table-cell table:formula="of:=[.A135]-[.C135]" office:value-type="float" office:value="0" calcext:value-type="float">
            <text:p>0</text:p>
          </table:table-cell>
          <table:table-cell table:formula="of:=([.A135]-[.B135])^2" office:value-type="float" office:value="22.5853193349727" calcext:value-type="float">
            <text:p>22.585319335</text:p>
          </table:table-cell>
          <table:table-cell table:formula="of:=([.C135]-[.D135])^2" office:value-type="float" office:value="35.6298710742929" calcext:value-type="float">
            <text:p>35.6298710743</text:p>
          </table:table-cell>
          <table:table-cell table:formula="of:=[.G135]-[.H135]" office:value-type="float" office:value="-13.0445517393202" calcext:value-type="float">
            <text:p>-13.0445517393</text:p>
          </table:table-cell>
          <table:table-cell table:formula="of:=([.A135]-(([.B135]+[.D135])/2))^2" office:value-type="float" office:value="28.7375208095425" calcext:value-type="float">
            <text:p>28.7375208095</text:p>
          </table:table-cell>
          <table:table-cell table:formula="of:=([.A135]-100.04)^2" office:value-type="float" office:value="123.6544" calcext:value-type="float">
            <text:p>123.6544</text:p>
          </table:table-cell>
        </table:table-row>
        <table:table-row table:style-name="ro1">
          <table:table-cell office:value-type="float" office:value="88.93" calcext:value-type="float">
            <text:p>88.93</text:p>
          </table:table-cell>
          <table:table-cell office:value-type="float" office:value="93.0027465820313" calcext:value-type="float">
            <text:p>93.002746582</text:p>
          </table:table-cell>
          <table:table-cell office:value-type="float" office:value="88.93" calcext:value-type="float">
            <text:p>88.93</text:p>
          </table:table-cell>
          <table:table-cell office:value-type="float" office:value="92.5618209838867" calcext:value-type="float">
            <text:p>92.5618209839</text:p>
          </table:table-cell>
          <table:table-cell/>
          <table:table-cell table:formula="of:=[.A136]-[.C136]" office:value-type="float" office:value="0" calcext:value-type="float">
            <text:p>0</text:p>
          </table:table-cell>
          <table:table-cell table:formula="of:=([.A136]-[.B136])^2" office:value-type="float" office:value="16.5872647214472" calcext:value-type="float">
            <text:p>16.5872647214</text:p>
          </table:table-cell>
          <table:table-cell table:formula="of:=([.C136]-[.D136])^2" office:value-type="float" office:value="13.1901236589998" calcext:value-type="float">
            <text:p>13.190123659</text:p>
          </table:table-cell>
          <table:table-cell table:formula="of:=[.G136]-[.H136]" office:value-type="float" office:value="3.39714106244733" calcext:value-type="float">
            <text:p>3.3971410624</text:p>
          </table:table-cell>
          <table:table-cell table:formula="of:=([.A136]-(([.B136]+[.D136])/2))^2" office:value-type="float" office:value="14.8400903444487" calcext:value-type="float">
            <text:p>14.8400903444</text:p>
          </table:table-cell>
          <table:table-cell table:formula="of:=([.A136]-100.04)^2" office:value-type="float" office:value="123.4321" calcext:value-type="float">
            <text:p>123.4321</text:p>
          </table:table-cell>
        </table:table-row>
        <table:table-row table:style-name="ro1">
          <table:table-cell office:value-type="float" office:value="88.93" calcext:value-type="float">
            <text:p>88.93</text:p>
          </table:table-cell>
          <table:table-cell office:value-type="float" office:value="93.4011459350586" calcext:value-type="float">
            <text:p>93.4011459351</text:p>
          </table:table-cell>
          <table:table-cell office:value-type="float" office:value="88.93" calcext:value-type="float">
            <text:p>88.93</text:p>
          </table:table-cell>
          <table:table-cell office:value-type="float" office:value="92.3387298583984" calcext:value-type="float">
            <text:p>92.3387298584</text:p>
          </table:table-cell>
          <table:table-cell/>
          <table:table-cell table:formula="of:=[.A137]-[.C137]" office:value-type="float" office:value="0" calcext:value-type="float">
            <text:p>0</text:p>
          </table:table-cell>
          <table:table-cell table:formula="of:=([.A137]-[.B137])^2" office:value-type="float" office:value="19.9911459725909" calcext:value-type="float">
            <text:p>19.9911459726</text:p>
          </table:table-cell>
          <table:table-cell table:formula="of:=([.C137]-[.D137])^2" office:value-type="float" office:value="11.619439247537" calcext:value-type="float">
            <text:p>11.6194392475</text:p>
          </table:table-cell>
          <table:table-cell table:formula="of:=[.G137]-[.H137]" office:value-type="float" office:value="8.37170672505394" calcext:value-type="float">
            <text:p>8.3717067251</text:p>
          </table:table-cell>
          <table:table-cell table:formula="of:=([.A137]-(([.B137]+[.D137])/2))^2" office:value-type="float" office:value="15.5231106300775" calcext:value-type="float">
            <text:p>15.5231106301</text:p>
          </table:table-cell>
          <table:table-cell table:formula="of:=([.A137]-100.04)^2" office:value-type="float" office:value="123.4321" calcext:value-type="float">
            <text:p>123.4321</text:p>
          </table:table-cell>
        </table:table-row>
        <table:table-row table:style-name="ro1">
          <table:table-cell office:value-type="float" office:value="88.99" calcext:value-type="float">
            <text:p>88.99</text:p>
          </table:table-cell>
          <table:table-cell office:value-type="float" office:value="94.295539855957" calcext:value-type="float">
            <text:p>94.295539856</text:p>
          </table:table-cell>
          <table:table-cell office:value-type="float" office:value="88.99" calcext:value-type="float">
            <text:p>88.99</text:p>
          </table:table-cell>
          <table:table-cell office:value-type="float" office:value="93.8885040283203" calcext:value-type="float">
            <text:p>93.8885040283</text:p>
          </table:table-cell>
          <table:table-cell/>
          <table:table-cell table:formula="of:=[.A138]-[.C138]" office:value-type="float" office:value="0" calcext:value-type="float">
            <text:p>0</text:p>
          </table:table-cell>
          <table:table-cell table:formula="of:=([.A138]-[.B138])^2" office:value-type="float" office:value="28.1487531631486" calcext:value-type="float">
            <text:p>28.1487531631</text:p>
          </table:table-cell>
          <table:table-cell table:formula="of:=([.C138]-[.D138])^2" office:value-type="float" office:value="23.9953417154704" calcext:value-type="float">
            <text:p>23.9953417155</text:p>
          </table:table-cell>
          <table:table-cell table:formula="of:=[.G138]-[.H138]" office:value-type="float" office:value="4.15341144767823" calcext:value-type="float">
            <text:p>4.1534114477</text:p>
          </table:table-cell>
          <table:table-cell table:formula="of:=([.A138]-(([.B138]+[.D138])/2))^2" office:value-type="float" office:value="26.0306278980645" calcext:value-type="float">
            <text:p>26.0306278981</text:p>
          </table:table-cell>
          <table:table-cell table:formula="of:=([.A138]-100.04)^2" office:value-type="float" office:value="122.1025" calcext:value-type="float">
            <text:p>122.1025</text:p>
          </table:table-cell>
        </table:table-row>
        <table:table-row table:style-name="ro1">
          <table:table-cell office:value-type="float" office:value="89.02" calcext:value-type="float">
            <text:p>89.02</text:p>
          </table:table-cell>
          <table:table-cell office:value-type="float" office:value="94.4176330566406" calcext:value-type="float">
            <text:p>94.4176330566</text:p>
          </table:table-cell>
          <table:table-cell office:value-type="float" office:value="89.02" calcext:value-type="float">
            <text:p>89.02</text:p>
          </table:table-cell>
          <table:table-cell office:value-type="float" office:value="97.9770889282227" calcext:value-type="float">
            <text:p>97.9770889282</text:p>
          </table:table-cell>
          <table:table-cell/>
          <table:table-cell table:formula="of:=[.A139]-[.C139]" office:value-type="float" office:value="0" calcext:value-type="float">
            <text:p>0</text:p>
          </table:table-cell>
          <table:table-cell table:formula="of:=([.A139]-[.B139])^2" office:value-type="float" office:value="29.1344426141397" calcext:value-type="float">
            <text:p>29.1344426141</text:p>
          </table:table-cell>
          <table:table-cell table:formula="of:=([.C139]-[.D139])^2" office:value-type="float" office:value="80.229442068089" calcext:value-type="float">
            <text:p>80.2294420681</text:p>
          </table:table-cell>
          <table:table-cell table:formula="of:=[.G139]-[.H139]" office:value-type="float" office:value="-51.0949994539493" calcext:value-type="float">
            <text:p>-51.0949994539</text:p>
          </table:table-cell>
          <table:table-cell table:formula="of:=([.A139]-(([.B139]+[.D139])/2))^2" office:value-type="float" office:value="51.5145108156794" calcext:value-type="float">
            <text:p>51.5145108157</text:p>
          </table:table-cell>
          <table:table-cell table:formula="of:=([.A139]-100.04)^2" office:value-type="float" office:value="121.4404" calcext:value-type="float">
            <text:p>121.4404</text:p>
          </table:table-cell>
        </table:table-row>
        <table:table-row table:style-name="ro1">
          <table:table-cell office:value-type="float" office:value="89.02" calcext:value-type="float">
            <text:p>89.02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9.02" calcext:value-type="float">
            <text:p>89.02</text:p>
          </table:table-cell>
          <table:table-cell office:value-type="float" office:value="100.145309448242" calcext:value-type="float">
            <text:p>100.1453094482</text:p>
          </table:table-cell>
          <table:table-cell/>
          <table:table-cell table:formula="of:=[.A140]-[.C140]" office:value-type="float" office:value="0" calcext:value-type="float">
            <text:p>0</text:p>
          </table:table-cell>
          <table:table-cell table:formula="of:=([.A140]-[.B140])^2" office:value-type="float" office:value="30.4214088195303" calcext:value-type="float">
            <text:p>30.4214088195</text:p>
          </table:table-cell>
          <table:table-cell table:formula="of:=([.C140]-[.D140])^2" office:value-type="float" office:value="123.772510319147" calcext:value-type="float">
            <text:p>123.7725103191</text:p>
          </table:table-cell>
          <table:table-cell table:formula="of:=[.G140]-[.H140]" office:value-type="float" office:value="-93.3511014996167" calcext:value-type="float">
            <text:p>-93.3511014996</text:p>
          </table:table-cell>
          <table:table-cell table:formula="of:=([.A140]-(([.B140]+[.D140])/2))^2" office:value-type="float" office:value="69.229639056437" calcext:value-type="float">
            <text:p>69.2296390564</text:p>
          </table:table-cell>
          <table:table-cell table:formula="of:=([.A140]-100.04)^2" office:value-type="float" office:value="121.4404" calcext:value-type="float">
            <text:p>121.4404</text:p>
          </table:table-cell>
        </table:table-row>
        <table:table-row table:style-name="ro1">
          <table:table-cell office:value-type="float" office:value="89.05" calcext:value-type="float">
            <text:p>89.05</text:p>
          </table:table-cell>
          <table:table-cell office:value-type="float" office:value="93.6693572998047" calcext:value-type="float">
            <text:p>93.6693572998</text:p>
          </table:table-cell>
          <table:table-cell office:value-type="float" office:value="89.05" calcext:value-type="float">
            <text:p>89.05</text:p>
          </table:table-cell>
          <table:table-cell office:value-type="float" office:value="99.053581237793" calcext:value-type="float">
            <text:p>99.0535812378</text:p>
          </table:table-cell>
          <table:table-cell/>
          <table:table-cell table:formula="of:=[.A141]-[.C141]" office:value-type="float" office:value="0" calcext:value-type="float">
            <text:p>0</text:p>
          </table:table-cell>
          <table:table-cell table:formula="of:=([.A141]-[.B141])^2" office:value-type="float" office:value="21.3384618632589" calcext:value-type="float">
            <text:p>21.3384618633</text:p>
          </table:table-cell>
          <table:table-cell table:formula="of:=([.C141]-[.D141])^2" office:value-type="float" office:value="100.071637581124" calcext:value-type="float">
            <text:p>100.0716375811</text:p>
          </table:table-cell>
          <table:table-cell table:formula="of:=[.G141]-[.H141]" office:value-type="float" office:value="-78.7331757178647" calcext:value-type="float">
            <text:p>-78.7331757179</text:p>
          </table:table-cell>
          <table:table-cell table:formula="of:=([.A141]-(([.B141]+[.D141])/2))^2" office:value-type="float" office:value="53.4575828685897" calcext:value-type="float">
            <text:p>53.4575828686</text:p>
          </table:table-cell>
          <table:table-cell table:formula="of:=([.A141]-100.04)^2" office:value-type="float" office:value="120.7801" calcext:value-type="float">
            <text:p>120.7801</text:p>
          </table:table-cell>
        </table:table-row>
        <table:table-row table:style-name="ro1">
          <table:table-cell office:value-type="float" office:value="89.05" calcext:value-type="float">
            <text:p>89.05</text:p>
          </table:table-cell>
          <table:table-cell office:value-type="float" office:value="94.2170181274414" calcext:value-type="float">
            <text:p>94.2170181274</text:p>
          </table:table-cell>
          <table:table-cell office:value-type="float" office:value="89.05" calcext:value-type="float">
            <text:p>89.05</text:p>
          </table:table-cell>
          <table:table-cell office:value-type="float" office:value="94.111457824707" calcext:value-type="float">
            <text:p>94.1114578247</text:p>
          </table:table-cell>
          <table:table-cell/>
          <table:table-cell table:formula="of:=[.A142]-[.C142]" office:value-type="float" office:value="0" calcext:value-type="float">
            <text:p>0</text:p>
          </table:table-cell>
          <table:table-cell table:formula="of:=([.A142]-[.B142])^2" office:value-type="float" office:value="26.6980763293081" calcext:value-type="float">
            <text:p>26.6980763293</text:p>
          </table:table-cell>
          <table:table-cell table:formula="of:=([.C142]-[.D142])^2" office:value-type="float" office:value="25.6183553112881" calcext:value-type="float">
            <text:p>25.6183553113</text:p>
          </table:table-cell>
          <table:table-cell table:formula="of:=[.G142]-[.H142]" office:value-type="float" office:value="1.07972101802006" calcext:value-type="float">
            <text:p>1.079721018</text:p>
          </table:table-cell>
          <table:table-cell table:formula="of:=([.A142]-(([.B142]+[.D142])/2))^2" office:value-type="float" office:value="26.1554300759197" calcext:value-type="float">
            <text:p>26.1554300759</text:p>
          </table:table-cell>
          <table:table-cell table:formula="of:=([.A142]-100.04)^2" office:value-type="float" office:value="120.7801" calcext:value-type="float">
            <text:p>120.7801</text:p>
          </table:table-cell>
        </table:table-row>
        <table:table-row table:style-name="ro1">
          <table:table-cell office:value-type="float" office:value="89.06" calcext:value-type="float">
            <text:p>89.06</text:p>
          </table:table-cell>
          <table:table-cell office:value-type="float" office:value="94.5070571899414" calcext:value-type="float">
            <text:p>94.5070571899</text:p>
          </table:table-cell>
          <table:table-cell office:value-type="float" office:value="89.06" calcext:value-type="float">
            <text:p>89.06</text:p>
          </table:table-cell>
          <table:table-cell office:value-type="float" office:value="91.3842010498047" calcext:value-type="float">
            <text:p>91.3842010498</text:p>
          </table:table-cell>
          <table:table-cell/>
          <table:table-cell table:formula="of:=[.A143]-[.C143]" office:value-type="float" office:value="0" calcext:value-type="float">
            <text:p>0</text:p>
          </table:table-cell>
          <table:table-cell table:formula="of:=([.A143]-[.B143])^2" office:value-type="float" office:value="29.6704320304923" calcext:value-type="float">
            <text:p>29.6704320305</text:p>
          </table:table-cell>
          <table:table-cell table:formula="of:=([.C143]-[.D143])^2" office:value-type="float" office:value="5.4019105199132" calcext:value-type="float">
            <text:p>5.4019105199</text:p>
          </table:table-cell>
          <table:table-cell table:formula="of:=[.G143]-[.H143]" office:value-type="float" office:value="24.2685215105791" calcext:value-type="float">
            <text:p>24.2685215106</text:p>
          </table:table-cell>
          <table:table-cell table:formula="of:=([.A143]-(([.B143]+[.D143])/2))^2" office:value-type="float" office:value="15.0981136572054" calcext:value-type="float">
            <text:p>15.0981136572</text:p>
          </table:table-cell>
          <table:table-cell table:formula="of:=([.A143]-100.04)^2" office:value-type="float" office:value="120.5604" calcext:value-type="float">
            <text:p>120.5604</text:p>
          </table:table-cell>
        </table:table-row>
        <table:table-row table:style-name="ro1">
          <table:table-cell office:value-type="float" office:value="89.06" calcext:value-type="float">
            <text:p>89.06</text:p>
          </table:table-cell>
          <table:table-cell office:value-type="float" office:value="93.3586120605469" calcext:value-type="float">
            <text:p>93.3586120605</text:p>
          </table:table-cell>
          <table:table-cell office:value-type="float" office:value="89.06" calcext:value-type="float">
            <text:p>89.06</text:p>
          </table:table-cell>
          <table:table-cell office:value-type="float" office:value="93.9046630859375" calcext:value-type="float">
            <text:p>93.9046630859</text:p>
          </table:table-cell>
          <table:table-cell/>
          <table:table-cell table:formula="of:=[.A144]-[.C144]" office:value-type="float" office:value="0" calcext:value-type="float">
            <text:p>0</text:p>
          </table:table-cell>
          <table:table-cell table:formula="of:=([.A144]-[.B144])^2" office:value-type="float" office:value="18.478065647079" calcext:value-type="float">
            <text:p>18.4780656471</text:p>
          </table:table-cell>
          <table:table-cell table:formula="of:=([.C144]-[.D144])^2" office:value-type="float" office:value="23.4707604162454" calcext:value-type="float">
            <text:p>23.4707604162</text:p>
          </table:table-cell>
          <table:table-cell table:formula="of:=[.G144]-[.H144]" office:value-type="float" office:value="-4.99269476916641" calcext:value-type="float">
            <text:p>-4.9926947692</text:p>
          </table:table-cell>
          <table:table-cell table:formula="of:=([.A144]-(([.B144]+[.D144])/2))^2" office:value-type="float" office:value="20.8998701010797" calcext:value-type="float">
            <text:p>20.8998701011</text:p>
          </table:table-cell>
          <table:table-cell table:formula="of:=([.A144]-100.04)^2" office:value-type="float" office:value="120.5604" calcext:value-type="float">
            <text:p>120.5604</text:p>
          </table:table-cell>
        </table:table-row>
        <table:table-row table:style-name="ro1">
          <table:table-cell office:value-type="float" office:value="89.07" calcext:value-type="float">
            <text:p>89.07</text:p>
          </table:table-cell>
          <table:table-cell office:value-type="float" office:value="94.5938110351563" calcext:value-type="float">
            <text:p>94.5938110352</text:p>
          </table:table-cell>
          <table:table-cell office:value-type="float" office:value="89.07" calcext:value-type="float">
            <text:p>89.07</text:p>
          </table:table-cell>
          <table:table-cell office:value-type="float" office:value="94.6602935791016" calcext:value-type="float">
            <text:p>94.6602935791</text:p>
          </table:table-cell>
          <table:table-cell/>
          <table:table-cell table:formula="of:=[.A145]-[.C145]" office:value-type="float" office:value="0" calcext:value-type="float">
            <text:p>0</text:p>
          </table:table-cell>
          <table:table-cell table:formula="of:=([.A145]-[.B145])^2" office:value-type="float" office:value="30.512488352114" calcext:value-type="float">
            <text:p>30.5124883521</text:p>
          </table:table-cell>
          <table:table-cell table:formula="of:=([.C145]-[.D145])^2" office:value-type="float" office:value="31.2513823005442" calcext:value-type="float">
            <text:p>31.2513823005</text:p>
          </table:table-cell>
          <table:table-cell table:formula="of:=[.G145]-[.H145]" office:value-type="float" office:value="-0.738893948430196" calcext:value-type="float">
            <text:p>-0.7388939484</text:p>
          </table:table-cell>
          <table:table-cell table:formula="of:=([.A145]-(([.B145]+[.D145])/2))^2" office:value-type="float" office:value="30.8808303441668" calcext:value-type="float">
            <text:p>30.8808303442</text:p>
          </table:table-cell>
          <table:table-cell table:formula="of:=([.A145]-100.04)^2" office:value-type="float" office:value="120.3409" calcext:value-type="float">
            <text:p>120.3409</text:p>
          </table:table-cell>
        </table:table-row>
        <table:table-row table:style-name="ro1">
          <table:table-cell office:value-type="float" office:value="89.09" calcext:value-type="float">
            <text:p>89.09</text:p>
          </table:table-cell>
          <table:table-cell office:value-type="float" office:value="94.3818359375" calcext:value-type="float">
            <text:p>94.3818359375</text:p>
          </table:table-cell>
          <table:table-cell office:value-type="float" office:value="89.09" calcext:value-type="float">
            <text:p>89.09</text:p>
          </table:table-cell>
          <table:table-cell office:value-type="float" office:value="96.6151428222656" calcext:value-type="float">
            <text:p>96.6151428223</text:p>
          </table:table-cell>
          <table:table-cell/>
          <table:table-cell table:formula="of:=[.A146]-[.C146]" office:value-type="float" office:value="0" calcext:value-type="float">
            <text:p>0</text:p>
          </table:table-cell>
          <table:table-cell table:formula="of:=([.A146]-[.B146])^2" office:value-type="float" office:value="28.0035275894165" calcext:value-type="float">
            <text:p>28.0035275894</text:p>
          </table:table-cell>
          <table:table-cell table:formula="of:=([.C146]-[.D146])^2" office:value-type="float" office:value="56.6277744954958" calcext:value-type="float">
            <text:p>56.6277744955</text:p>
          </table:table-cell>
          <table:table-cell table:formula="of:=[.G146]-[.H146]" office:value-type="float" office:value="-28.6242469060793" calcext:value-type="float">
            <text:p>-28.6242469061</text:p>
          </table:table-cell>
          <table:table-cell table:formula="of:=([.A146]-(([.B146]+[.D146])/2))^2" office:value-type="float" office:value="41.0687361320708" calcext:value-type="float">
            <text:p>41.0687361321</text:p>
          </table:table-cell>
          <table:table-cell table:formula="of:=([.A146]-100.04)^2" office:value-type="float" office:value="119.9025" calcext:value-type="float">
            <text:p>119.9025</text:p>
          </table:table-cell>
        </table:table-row>
        <table:table-row table:style-name="ro1">
          <table:table-cell office:value-type="float" office:value="89.15" calcext:value-type="float">
            <text:p>89.15</text:p>
          </table:table-cell>
          <table:table-cell office:value-type="float" office:value="96.7731399536133" calcext:value-type="float">
            <text:p>96.7731399536</text:p>
          </table:table-cell>
          <table:table-cell office:value-type="float" office:value="89.15" calcext:value-type="float">
            <text:p>89.15</text:p>
          </table:table-cell>
          <table:table-cell office:value-type="float" office:value="104.809364318848" calcext:value-type="float">
            <text:p>104.8093643188</text:p>
          </table:table-cell>
          <table:table-cell/>
          <table:table-cell table:formula="of:=[.A147]-[.C147]" office:value-type="float" office:value="0" calcext:value-type="float">
            <text:p>0</text:p>
          </table:table-cell>
          <table:table-cell table:formula="of:=([.A147]-[.B147])^2" office:value-type="float" office:value="58.112262752375" calcext:value-type="float">
            <text:p>58.1122627524</text:p>
          </table:table-cell>
          <table:table-cell table:formula="of:=([.C147]-[.D147])^2" office:value-type="float" office:value="245.215690870399" calcext:value-type="float">
            <text:p>245.2156908704</text:p>
          </table:table-cell>
          <table:table-cell table:formula="of:=[.G147]-[.H147]" office:value-type="float" office:value="-187.103428118024" calcext:value-type="float">
            <text:p>-187.103428118</text:p>
          </table:table-cell>
          <table:table-cell table:formula="of:=([.A147]-(([.B147]+[.D147])/2))^2" office:value-type="float" office:value="135.51875129929" calcext:value-type="float">
            <text:p>135.5187512993</text:p>
          </table:table-cell>
          <table:table-cell table:formula="of:=([.A147]-100.04)^2" office:value-type="float" office:value="118.5921" calcext:value-type="float">
            <text:p>118.5921</text:p>
          </table:table-cell>
        </table:table-row>
        <table:table-row table:style-name="ro1">
          <table:table-cell office:value-type="float" office:value="89.19" calcext:value-type="float">
            <text:p>89.19</text:p>
          </table:table-cell>
          <table:table-cell office:value-type="float" office:value="78.5756759643555" calcext:value-type="float">
            <text:p>78.5756759644</text:p>
          </table:table-cell>
          <table:table-cell office:value-type="float" office:value="89.19" calcext:value-type="float">
            <text:p>89.19</text:p>
          </table:table-cell>
          <table:table-cell office:value-type="float" office:value="78.1147994995117" calcext:value-type="float">
            <text:p>78.1147994995</text:p>
          </table:table-cell>
          <table:table-cell/>
          <table:table-cell table:formula="of:=[.A148]-[.C148]" office:value-type="float" office:value="0" calcext:value-type="float">
            <text:p>0</text:p>
          </table:table-cell>
          <table:table-cell table:formula="of:=([.A148]-[.B148])^2" office:value-type="float" office:value="112.663874733661" calcext:value-type="float">
            <text:p>112.6638747337</text:p>
          </table:table-cell>
          <table:table-cell table:formula="of:=([.C148]-[.D148])^2" office:value-type="float" office:value="122.660066126016" calcext:value-type="float">
            <text:p>122.660066126</text:p>
          </table:table-cell>
          <table:table-cell table:formula="of:=[.G148]-[.H148]" office:value-type="float" office:value="-9.99619139235466" calcext:value-type="float">
            <text:p>-9.9961913924</text:p>
          </table:table-cell>
          <table:table-cell table:formula="of:=([.A148]-(([.B148]+[.D148])/2))^2" office:value-type="float" office:value="117.608868650877" calcext:value-type="float">
            <text:p>117.6088686509</text:p>
          </table:table-cell>
          <table:table-cell table:formula="of:=([.A148]-100.04)^2" office:value-type="float" office:value="117.7225" calcext:value-type="float">
            <text:p>117.7225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94.5976791381836" calcext:value-type="float">
            <text:p>94.5976791382</text:p>
          </table:table-cell>
          <table:table-cell office:value-type="float" office:value="89.2" calcext:value-type="float">
            <text:p>89.2</text:p>
          </table:table-cell>
          <table:table-cell office:value-type="float" office:value="96.6292343139648" calcext:value-type="float">
            <text:p>96.629234314</text:p>
          </table:table-cell>
          <table:table-cell/>
          <table:table-cell table:formula="of:=[.A149]-[.C149]" office:value-type="float" office:value="0" calcext:value-type="float">
            <text:p>0</text:p>
          </table:table-cell>
          <table:table-cell table:formula="of:=([.A149]-[.B149])^2" office:value-type="float" office:value="29.1349400787824" calcext:value-type="float">
            <text:p>29.1349400788</text:p>
          </table:table-cell>
          <table:table-cell table:formula="of:=([.C149]-[.D149])^2" office:value-type="float" office:value="55.1935224917926" calcext:value-type="float">
            <text:p>55.1935224918</text:p>
          </table:table-cell>
          <table:table-cell table:formula="of:=[.G149]-[.H149]" office:value-type="float" office:value="-26.0585824130103" calcext:value-type="float">
            <text:p>-26.058582413</text:p>
          </table:table-cell>
          <table:table-cell table:formula="of:=([.A149]-(([.B149]+[.D149])/2))^2" office:value-type="float" office:value="41.1324271772266" calcext:value-type="float">
            <text:p>41.1324271772</text:p>
          </table:table-cell>
          <table:table-cell table:formula="of:=([.A149]-100.04)^2" office:value-type="float" office:value="117.5056" calcext:value-type="float">
            <text:p>117.5056</text:p>
          </table:table-cell>
        </table:table-row>
        <table:table-row table:style-name="ro1">
          <table:table-cell office:value-type="float" office:value="89.22" calcext:value-type="float">
            <text:p>89.22</text:p>
          </table:table-cell>
          <table:table-cell office:value-type="float" office:value="93.6519470214844" calcext:value-type="float">
            <text:p>93.6519470215</text:p>
          </table:table-cell>
          <table:table-cell office:value-type="float" office:value="89.22" calcext:value-type="float">
            <text:p>89.22</text:p>
          </table:table-cell>
          <table:table-cell office:value-type="float" office:value="93.9715881347656" calcext:value-type="float">
            <text:p>93.9715881348</text:p>
          </table:table-cell>
          <table:table-cell/>
          <table:table-cell table:formula="of:=[.A150]-[.C150]" office:value-type="float" office:value="0" calcext:value-type="float">
            <text:p>0</text:p>
          </table:table-cell>
          <table:table-cell table:formula="of:=([.A150]-[.B150])^2" office:value-type="float" office:value="19.6421544012442" calcext:value-type="float">
            <text:p>19.6421544012</text:p>
          </table:table-cell>
          <table:table-cell table:formula="of:=([.C150]-[.D150])^2" office:value-type="float" office:value="22.5775898024455" calcext:value-type="float">
            <text:p>22.5775898024</text:p>
          </table:table-cell>
          <table:table-cell table:formula="of:=[.G150]-[.H150]" office:value-type="float" office:value="-2.93543540120125" calcext:value-type="float">
            <text:p>-2.9354354012</text:p>
          </table:table-cell>
          <table:table-cell table:formula="of:=([.A150]-(([.B150]+[.D150])/2))^2" office:value-type="float" office:value="21.0843294915199" calcext:value-type="float">
            <text:p>21.0843294915</text:p>
          </table:table-cell>
          <table:table-cell table:formula="of:=([.A150]-100.04)^2" office:value-type="float" office:value="117.0724" calcext:value-type="float">
            <text:p>117.0724</text:p>
          </table:table-cell>
        </table:table-row>
        <table:table-row table:style-name="ro1">
          <table:table-cell office:value-type="float" office:value="89.24" calcext:value-type="float">
            <text:p>89.24</text:p>
          </table:table-cell>
          <table:table-cell office:value-type="float" office:value="94.939323425293" calcext:value-type="float">
            <text:p>94.9393234253</text:p>
          </table:table-cell>
          <table:table-cell office:value-type="float" office:value="89.24" calcext:value-type="float">
            <text:p>89.24</text:p>
          </table:table-cell>
          <table:table-cell office:value-type="float" office:value="95.6509704589844" calcext:value-type="float">
            <text:p>95.650970459</text:p>
          </table:table-cell>
          <table:table-cell/>
          <table:table-cell table:formula="of:=[.A151]-[.C151]" office:value-type="float" office:value="0" calcext:value-type="float">
            <text:p>0</text:p>
          </table:table-cell>
          <table:table-cell table:formula="of:=([.A151]-[.B151])^2" office:value-type="float" office:value="32.4822875060932" calcext:value-type="float">
            <text:p>32.4822875061</text:p>
          </table:table-cell>
          <table:table-cell table:formula="of:=([.C151]-[.D151])^2" office:value-type="float" office:value="41.1005422259704" calcext:value-type="float">
            <text:p>41.100542226</text:p>
          </table:table-cell>
          <table:table-cell table:formula="of:=[.G151]-[.H151]" office:value-type="float" office:value="-8.61825471987716" calcext:value-type="float">
            <text:p>-8.6182547199</text:p>
          </table:table-cell>
          <table:table-cell table:formula="of:=([.A151]-(([.B151]+[.D151])/2))^2" office:value-type="float" office:value="36.6648044908914" calcext:value-type="float">
            <text:p>36.6648044909</text:p>
          </table:table-cell>
          <table:table-cell table:formula="of:=([.A151]-100.04)^2" office:value-type="float" office:value="116.64" calcext:value-type="float">
            <text:p>116.64</text:p>
          </table:table-cell>
        </table:table-row>
        <table:table-row table:style-name="ro1">
          <table:table-cell office:value-type="float" office:value="89.25" calcext:value-type="float">
            <text:p>89.25</text:p>
          </table:table-cell>
          <table:table-cell office:value-type="float" office:value="95.0803909301758" calcext:value-type="float">
            <text:p>95.0803909302</text:p>
          </table:table-cell>
          <table:table-cell office:value-type="float" office:value="89.25" calcext:value-type="float">
            <text:p>89.25</text:p>
          </table:table-cell>
          <table:table-cell office:value-type="float" office:value="94.3343963623047" calcext:value-type="float">
            <text:p>94.3343963623</text:p>
          </table:table-cell>
          <table:table-cell/>
          <table:table-cell table:formula="of:=[.A152]-[.C152]" office:value-type="float" office:value="0" calcext:value-type="float">
            <text:p>0</text:p>
          </table:table-cell>
          <table:table-cell table:formula="of:=([.A152]-[.B152])^2" office:value-type="float" office:value="33.993458398676" calcext:value-type="float">
            <text:p>33.9934583987</text:p>
          </table:table-cell>
          <table:table-cell table:formula="of:=([.C152]-[.D152])^2" office:value-type="float" office:value="25.8510863690171" calcext:value-type="float">
            <text:p>25.851086369</text:p>
          </table:table-cell>
          <table:table-cell table:formula="of:=[.G152]-[.H152]" office:value-type="float" office:value="8.14237202965887" calcext:value-type="float">
            <text:p>8.1423720297</text:p>
          </table:table-cell>
          <table:table-cell table:formula="of:=([.A152]-(([.B152]+[.D152])/2))^2" office:value-type="float" office:value="29.7831454100233" calcext:value-type="float">
            <text:p>29.78314541</text:p>
          </table:table-cell>
          <table:table-cell table:formula="of:=([.A152]-100.04)^2" office:value-type="float" office:value="116.4241" calcext:value-type="float">
            <text:p>116.4241</text:p>
          </table:table-cell>
        </table:table-row>
        <table:table-row table:style-name="ro1">
          <table:table-cell office:value-type="float" office:value="89.28" calcext:value-type="float">
            <text:p>89.28</text:p>
          </table:table-cell>
          <table:table-cell office:value-type="float" office:value="94.0174026489258" calcext:value-type="float">
            <text:p>94.0174026489</text:p>
          </table:table-cell>
          <table:table-cell office:value-type="float" office:value="89.28" calcext:value-type="float">
            <text:p>89.28</text:p>
          </table:table-cell>
          <table:table-cell office:value-type="float" office:value="101.955909729004" calcext:value-type="float">
            <text:p>101.955909729</text:p>
          </table:table-cell>
          <table:table-cell/>
          <table:table-cell table:formula="of:=[.A153]-[.C153]" office:value-type="float" office:value="0" calcext:value-type="float">
            <text:p>0</text:p>
          </table:table-cell>
          <table:table-cell table:formula="of:=([.A153]-[.B153])^2" office:value-type="float" office:value="22.442983858049" calcext:value-type="float">
            <text:p>22.442983858</text:p>
          </table:table-cell>
          <table:table-cell table:formula="of:=([.C153]-[.D153])^2" office:value-type="float" office:value="160.678687457856" calcext:value-type="float">
            <text:p>160.6786874579</text:p>
          </table:table-cell>
          <table:table-cell table:formula="of:=[.G153]-[.H153]" office:value-type="float" office:value="-138.235703599807" calcext:value-type="float">
            <text:p>-138.2357035998</text:p>
          </table:table-cell>
          <table:table-cell table:formula="of:=([.A153]-(([.B153]+[.D153])/2))^2" office:value-type="float" office:value="75.8058619928398" calcext:value-type="float">
            <text:p>75.8058619928</text:p>
          </table:table-cell>
          <table:table-cell table:formula="of:=([.A153]-100.04)^2" office:value-type="float" office:value="115.7776" calcext:value-type="float">
            <text:p>115.7776</text:p>
          </table:table-cell>
        </table:table-row>
        <table:table-row table:style-name="ro1">
          <table:table-cell office:value-type="float" office:value="89.34" calcext:value-type="float">
            <text:p>89.34</text:p>
          </table:table-cell>
          <table:table-cell office:value-type="float" office:value="94.0479125976563" calcext:value-type="float">
            <text:p>94.0479125977</text:p>
          </table:table-cell>
          <table:table-cell office:value-type="float" office:value="89.34" calcext:value-type="float">
            <text:p>89.34</text:p>
          </table:table-cell>
          <table:table-cell office:value-type="float" office:value="94.7551879882812" calcext:value-type="float">
            <text:p>94.7551879883</text:p>
          </table:table-cell>
          <table:table-cell/>
          <table:table-cell table:formula="of:=[.A154]-[.C154]" office:value-type="float" office:value="0" calcext:value-type="float">
            <text:p>0</text:p>
          </table:table-cell>
          <table:table-cell table:formula="of:=([.A154]-[.B154])^2" office:value-type="float" office:value="22.1644410271704" calcext:value-type="float">
            <text:p>22.1644410272</text:p>
          </table:table-cell>
          <table:table-cell table:formula="of:=([.C154]-[.D154])^2" office:value-type="float" office:value="29.3242609484255" calcext:value-type="float">
            <text:p>29.3242609484</text:p>
          </table:table-cell>
          <table:table-cell table:formula="of:=[.G154]-[.H154]" office:value-type="float" office:value="-7.15981992125511" calcext:value-type="float">
            <text:p>-7.1598199213</text:p>
          </table:table-cell>
          <table:table-cell table:formula="of:=([.A154]-(([.B154]+[.D154])/2))^2" office:value-type="float" office:value="25.619291368252" calcext:value-type="float">
            <text:p>25.6192913683</text:p>
          </table:table-cell>
          <table:table-cell table:formula="of:=([.A154]-100.04)^2" office:value-type="float" office:value="114.49" calcext:value-type="float">
            <text:p>114.49</text:p>
          </table:table-cell>
        </table:table-row>
        <table:table-row table:style-name="ro1">
          <table:table-cell office:value-type="float" office:value="89.37" calcext:value-type="float">
            <text:p>89.37</text:p>
          </table:table-cell>
          <table:table-cell office:value-type="float" office:value="93.6970138549805" calcext:value-type="float">
            <text:p>93.697013855</text:p>
          </table:table-cell>
          <table:table-cell office:value-type="float" office:value="89.37" calcext:value-type="float">
            <text:p>89.37</text:p>
          </table:table-cell>
          <table:table-cell office:value-type="float" office:value="90.5702590942383" calcext:value-type="float">
            <text:p>90.5702590942</text:p>
          </table:table-cell>
          <table:table-cell/>
          <table:table-cell table:formula="of:=[.A155]-[.C155]" office:value-type="float" office:value="0" calcext:value-type="float">
            <text:p>0</text:p>
          </table:table-cell>
          <table:table-cell table:formula="of:=([.A155]-[.B155])^2" office:value-type="float" office:value="18.7230489011929" calcext:value-type="float">
            <text:p>18.7230489012</text:p>
          </table:table-cell>
          <table:table-cell table:formula="of:=([.C155]-[.D155])^2" office:value-type="float" office:value="1.44062189330169" calcext:value-type="float">
            <text:p>1.4406218933</text:p>
          </table:table-cell>
          <table:table-cell table:formula="of:=[.G155]-[.H155]" office:value-type="float" office:value="17.2824270078912" calcext:value-type="float">
            <text:p>17.2824270079</text:p>
          </table:table-cell>
          <table:table-cell table:formula="of:=([.A155]-(([.B155]+[.D155])/2))^2" office:value-type="float" office:value="7.63768656379131" calcext:value-type="float">
            <text:p>7.6376865638</text:p>
          </table:table-cell>
          <table:table-cell table:formula="of:=([.A155]-100.04)^2" office:value-type="float" office:value="113.8489" calcext:value-type="float">
            <text:p>113.8489</text:p>
          </table:table-cell>
        </table:table-row>
        <table:table-row table:style-name="ro1">
          <table:table-cell office:value-type="float" office:value="89.38" calcext:value-type="float">
            <text:p>89.38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89.38" calcext:value-type="float">
            <text:p>89.38</text:p>
          </table:table-cell>
          <table:table-cell office:value-type="float" office:value="97.2118759155273" calcext:value-type="float">
            <text:p>97.2118759155</text:p>
          </table:table-cell>
          <table:table-cell/>
          <table:table-cell table:formula="of:=[.A156]-[.C156]" office:value-type="float" office:value="0" calcext:value-type="float">
            <text:p>0</text:p>
          </table:table-cell>
          <table:table-cell table:formula="of:=([.A156]-[.B156])^2" office:value-type="float" office:value="31.8601852559747" calcext:value-type="float">
            <text:p>31.860185256</text:p>
          </table:table-cell>
          <table:table-cell table:formula="of:=([.C156]-[.D156])^2" office:value-type="float" office:value="61.3382803562173" calcext:value-type="float">
            <text:p>61.3382803562</text:p>
          </table:table-cell>
          <table:table-cell table:formula="of:=[.G156]-[.H156]" office:value-type="float" office:value="-29.4780951002427" calcext:value-type="float">
            <text:p>-29.4780951002</text:p>
          </table:table-cell>
          <table:table-cell table:formula="of:=([.A156]-(([.B156]+[.D156])/2))^2" office:value-type="float" office:value="45.4030605658476" calcext:value-type="float">
            <text:p>45.4030605658</text:p>
          </table:table-cell>
          <table:table-cell table:formula="of:=([.A156]-100.04)^2" office:value-type="float" office:value="113.6356" calcext:value-type="float">
            <text:p>113.6356</text:p>
          </table:table-cell>
        </table:table-row>
        <table:table-row table:style-name="ro1">
          <table:table-cell office:value-type="float" office:value="89.59" calcext:value-type="float">
            <text:p>89.59</text:p>
          </table:table-cell>
          <table:table-cell office:value-type="float" office:value="94.2127380371094" calcext:value-type="float">
            <text:p>94.2127380371</text:p>
          </table:table-cell>
          <table:table-cell office:value-type="float" office:value="89.59" calcext:value-type="float">
            <text:p>89.59</text:p>
          </table:table-cell>
          <table:table-cell office:value-type="float" office:value="96.1995315551758" calcext:value-type="float">
            <text:p>96.1995315552</text:p>
          </table:table-cell>
          <table:table-cell/>
          <table:table-cell table:formula="of:=[.A157]-[.C157]" office:value-type="float" office:value="0" calcext:value-type="float">
            <text:p>0</text:p>
          </table:table-cell>
          <table:table-cell table:formula="of:=([.A157]-[.B157])^2" office:value-type="float" office:value="21.3697069597378" calcext:value-type="float">
            <text:p>21.3697069597</text:p>
          </table:table-cell>
          <table:table-cell table:formula="of:=([.C157]-[.D157])^2" office:value-type="float" office:value="43.6859073788643" calcext:value-type="float">
            <text:p>43.6859073789</text:p>
          </table:table-cell>
          <table:table-cell table:formula="of:=[.G157]-[.H157]" office:value-type="float" office:value="-22.3162004191265" calcext:value-type="float">
            <text:p>-22.3162004191</text:p>
          </table:table-cell>
          <table:table-cell table:formula="of:=([.A157]-(([.B157]+[.D157])/2))^2" office:value-type="float" office:value="31.5409700484434" calcext:value-type="float">
            <text:p>31.5409700484</text:p>
          </table:table-cell>
          <table:table-cell table:formula="of:=([.A157]-100.04)^2" office:value-type="float" office:value="109.2025" calcext:value-type="float">
            <text:p>109.2025</text:p>
          </table:table-cell>
        </table:table-row>
        <table:table-row table:style-name="ro1">
          <table:table-cell office:value-type="float" office:value="89.61" calcext:value-type="float">
            <text:p>89.61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89.61" calcext:value-type="float">
            <text:p>89.61</text:p>
          </table:table-cell>
          <table:table-cell office:value-type="float" office:value="94.9604415893555" calcext:value-type="float">
            <text:p>94.9604415894</text:p>
          </table:table-cell>
          <table:table-cell/>
          <table:table-cell table:formula="of:=[.A158]-[.C158]" office:value-type="float" office:value="0" calcext:value-type="float">
            <text:p>0</text:p>
          </table:table-cell>
          <table:table-cell table:formula="of:=([.A158]-[.B158])^2" office:value-type="float" office:value="24.2611473021963" calcext:value-type="float">
            <text:p>24.2611473022</text:p>
          </table:table-cell>
          <table:table-cell table:formula="of:=([.C158]-[.D158])^2" office:value-type="float" office:value="28.6272252011047" calcext:value-type="float">
            <text:p>28.6272252011</text:p>
          </table:table-cell>
          <table:table-cell table:formula="of:=[.G158]-[.H158]" office:value-type="float" office:value="-4.3660778989084" calcext:value-type="float">
            <text:p>-4.3660778989</text:p>
          </table:table-cell>
          <table:table-cell table:formula="of:=([.A158]-(([.B158]+[.D158])/2))^2" office:value-type="float" office:value="26.399055289552" calcext:value-type="float">
            <text:p>26.3990552896</text:p>
          </table:table-cell>
          <table:table-cell table:formula="of:=([.A158]-100.04)^2" office:value-type="float" office:value="108.7849" calcext:value-type="float">
            <text:p>108.7849</text:p>
          </table:table-cell>
        </table:table-row>
        <table:table-row table:style-name="ro1">
          <table:table-cell office:value-type="float" office:value="89.62" calcext:value-type="float">
            <text:p>89.62</text:p>
          </table:table-cell>
          <table:table-cell office:value-type="float" office:value="95.0024490356445" calcext:value-type="float">
            <text:p>95.0024490356</text:p>
          </table:table-cell>
          <table:table-cell office:value-type="float" office:value="89.62" calcext:value-type="float">
            <text:p>89.62</text:p>
          </table:table-cell>
          <table:table-cell office:value-type="float" office:value="96.673469543457" calcext:value-type="float">
            <text:p>96.6734695435</text:p>
          </table:table-cell>
          <table:table-cell/>
          <table:table-cell table:formula="of:=[.A159]-[.C159]" office:value-type="float" office:value="0" calcext:value-type="float">
            <text:p>0</text:p>
          </table:table-cell>
          <table:table-cell table:formula="of:=([.A159]-[.B159])^2" office:value-type="float" office:value="28.9707576213107" calcext:value-type="float">
            <text:p>28.9707576213</text:p>
          </table:table-cell>
          <table:table-cell table:formula="of:=([.C159]-[.D159])^2" office:value-type="float" office:value="49.7514326004759" calcext:value-type="float">
            <text:p>49.7514326005</text:p>
          </table:table-cell>
          <table:table-cell table:formula="of:=[.G159]-[.H159]" office:value-type="float" office:value="-20.7806749791652" calcext:value-type="float">
            <text:p>-20.7806749792</text:p>
          </table:table-cell>
          <table:table-cell table:formula="of:=([.A159]-(([.B159]+[.D159])/2))^2" office:value-type="float" office:value="38.6630177265108" calcext:value-type="float">
            <text:p>38.6630177265</text:p>
          </table:table-cell>
          <table:table-cell table:formula="of:=([.A159]-100.04)^2" office:value-type="float" office:value="108.5764" calcext:value-type="float">
            <text:p>108.5764</text:p>
          </table:table-cell>
        </table:table-row>
        <table:table-row table:style-name="ro1">
          <table:table-cell office:value-type="float" office:value="89.65" calcext:value-type="float">
            <text:p>89.65</text:p>
          </table:table-cell>
          <table:table-cell office:value-type="float" office:value="80.9407501220703" calcext:value-type="float">
            <text:p>80.9407501221</text:p>
          </table:table-cell>
          <table:table-cell office:value-type="float" office:value="89.65" calcext:value-type="float">
            <text:p>89.65</text:p>
          </table:table-cell>
          <table:table-cell office:value-type="float" office:value="88.9618301391602" calcext:value-type="float">
            <text:p>88.9618301392</text:p>
          </table:table-cell>
          <table:table-cell/>
          <table:table-cell table:formula="of:=[.A160]-[.C160]" office:value-type="float" office:value="0" calcext:value-type="float">
            <text:p>0</text:p>
          </table:table-cell>
          <table:table-cell table:formula="of:=([.A160]-[.B160])^2" office:value-type="float" office:value="75.8510334362184" calcext:value-type="float">
            <text:p>75.8510334362</text:p>
          </table:table-cell>
          <table:table-cell table:formula="of:=([.C160]-[.D160])^2" office:value-type="float" office:value="0.473577757368338" calcext:value-type="float">
            <text:p>0.4735777574</text:p>
          </table:table-cell>
          <table:table-cell table:formula="of:=[.G160]-[.H160]" office:value-type="float" office:value="75.37745567885" calcext:value-type="float">
            <text:p>75.3774556789</text:p>
          </table:table-cell>
          <table:table-cell table:formula="of:=([.A160]-(([.B160]+[.D160])/2))^2" office:value-type="float" office:value="22.0778744366539" calcext:value-type="float">
            <text:p>22.0778744367</text:p>
          </table:table-cell>
          <table:table-cell table:formula="of:=([.A160]-100.04)^2" office:value-type="float" office:value="107.9521" calcext:value-type="float">
            <text:p>107.9521</text:p>
          </table:table-cell>
        </table:table-row>
        <table:table-row table:style-name="ro1">
          <table:table-cell office:value-type="float" office:value="89.69" calcext:value-type="float">
            <text:p>89.69</text:p>
          </table:table-cell>
          <table:table-cell office:value-type="float" office:value="94.2436065673828" calcext:value-type="float">
            <text:p>94.2436065674</text:p>
          </table:table-cell>
          <table:table-cell office:value-type="float" office:value="89.69" calcext:value-type="float">
            <text:p>89.69</text:p>
          </table:table-cell>
          <table:table-cell office:value-type="float" office:value="93.4467544555664" calcext:value-type="float">
            <text:p>93.4467544556</text:p>
          </table:table-cell>
          <table:table-cell/>
          <table:table-cell table:formula="of:=[.A161]-[.C161]" office:value-type="float" office:value="0" calcext:value-type="float">
            <text:p>0</text:p>
          </table:table-cell>
          <table:table-cell table:formula="of:=([.A161]-[.B161])^2" office:value-type="float" office:value="20.7353327705119" calcext:value-type="float">
            <text:p>20.7353327705</text:p>
          </table:table-cell>
          <table:table-cell table:formula="of:=([.C161]-[.D161])^2" office:value-type="float" office:value="14.1132040394181" calcext:value-type="float">
            <text:p>14.1132040394</text:p>
          </table:table-cell>
          <table:table-cell table:formula="of:=[.G161]-[.H161]" office:value-type="float" office:value="6.62212873109384" calcext:value-type="float">
            <text:p>6.6221287311</text:p>
          </table:table-cell>
          <table:table-cell table:formula="of:=([.A161]-(([.B161]+[.D161])/2))^2" office:value-type="float" office:value="17.2655250829384" calcext:value-type="float">
            <text:p>17.2655250829</text:p>
          </table:table-cell>
          <table:table-cell table:formula="of:=([.A161]-100.04)^2" office:value-type="float" office:value="107.1225" calcext:value-type="float">
            <text:p>107.1225</text:p>
          </table:table-cell>
        </table:table-row>
        <table:table-row table:style-name="ro1">
          <table:table-cell office:value-type="float" office:value="89.69" calcext:value-type="float">
            <text:p>89.69</text:p>
          </table:table-cell>
          <table:table-cell office:value-type="float" office:value="94.4014587402344" calcext:value-type="float">
            <text:p>94.4014587402</text:p>
          </table:table-cell>
          <table:table-cell office:value-type="float" office:value="89.69" calcext:value-type="float">
            <text:p>89.69</text:p>
          </table:table-cell>
          <table:table-cell office:value-type="float" office:value="94.5003814697266" calcext:value-type="float">
            <text:p>94.5003814697</text:p>
          </table:table-cell>
          <table:table-cell/>
          <table:table-cell table:formula="of:=[.A162]-[.C162]" office:value-type="float" office:value="0" calcext:value-type="float">
            <text:p>0</text:p>
          </table:table-cell>
          <table:table-cell table:formula="of:=([.A162]-[.B162])^2" office:value-type="float" office:value="22.1978434609309" calcext:value-type="float">
            <text:p>22.1978434609</text:p>
          </table:table-cell>
          <table:table-cell table:formula="of:=([.C162]-[.D162])^2" office:value-type="float" office:value="23.1397698842887" calcext:value-type="float">
            <text:p>23.1397698843</text:p>
          </table:table-cell>
          <table:table-cell table:formula="of:=[.G162]-[.H162]" office:value-type="float" office:value="-0.941926423357799" calcext:value-type="float">
            <text:p>-0.9419264234</text:p>
          </table:table-cell>
          <table:table-cell table:formula="of:=([.A162]-(([.B162]+[.D162])/2))^2" office:value-type="float" office:value="22.6663602460073" calcext:value-type="float">
            <text:p>22.666360246</text:p>
          </table:table-cell>
          <table:table-cell table:formula="of:=([.A162]-100.04)^2" office:value-type="float" office:value="107.1225" calcext:value-type="float">
            <text:p>107.1225</text:p>
          </table:table-cell>
        </table:table-row>
        <table:table-row table:style-name="ro1">
          <table:table-cell office:value-type="float" office:value="89.79" calcext:value-type="float">
            <text:p>89.79</text:p>
          </table:table-cell>
          <table:table-cell office:value-type="float" office:value="93.8893127441406" calcext:value-type="float">
            <text:p>93.8893127441</text:p>
          </table:table-cell>
          <table:table-cell office:value-type="float" office:value="89.79" calcext:value-type="float">
            <text:p>89.79</text:p>
          </table:table-cell>
          <table:table-cell office:value-type="float" office:value="98.1191711425781" calcext:value-type="float">
            <text:p>98.1191711426</text:p>
          </table:table-cell>
          <table:table-cell/>
          <table:table-cell table:formula="of:=[.A163]-[.C163]" office:value-type="float" office:value="0" calcext:value-type="float">
            <text:p>0</text:p>
          </table:table-cell>
          <table:table-cell table:formula="of:=([.A163]-[.B163])^2" office:value-type="float" office:value="16.8043649742737" calcext:value-type="float">
            <text:p>16.8043649743</text:p>
          </table:table-cell>
          <table:table-cell table:formula="of:=([.C163]-[.D163])^2" office:value-type="float" office:value="69.3750919223561" calcext:value-type="float">
            <text:p>69.3750919224</text:p>
          </table:table-cell>
          <table:table-cell table:formula="of:=[.G163]-[.H163]" office:value-type="float" office:value="-52.5707269480824" calcext:value-type="float">
            <text:p>-52.5707269481</text:p>
          </table:table-cell>
          <table:table-cell table:formula="of:=([.A163]-(([.B163]+[.D163])/2))^2" office:value-type="float" office:value="38.6168029306068" calcext:value-type="float">
            <text:p>38.6168029306</text:p>
          </table:table-cell>
          <table:table-cell table:formula="of:=([.A163]-100.04)^2" office:value-type="float" office:value="105.0625" calcext:value-type="float">
            <text:p>105.0625</text:p>
          </table:table-cell>
        </table:table-row>
        <table:table-row table:style-name="ro1">
          <table:table-cell office:value-type="float" office:value="89.79" calcext:value-type="float">
            <text:p>89.79</text:p>
          </table:table-cell>
          <table:table-cell office:value-type="float" office:value="94.253059387207" calcext:value-type="float">
            <text:p>94.2530593872</text:p>
          </table:table-cell>
          <table:table-cell office:value-type="float" office:value="89.79" calcext:value-type="float">
            <text:p>89.79</text:p>
          </table:table-cell>
          <table:table-cell office:value-type="float" office:value="95.5562133789062" calcext:value-type="float">
            <text:p>95.5562133789</text:p>
          </table:table-cell>
          <table:table-cell/>
          <table:table-cell table:formula="of:=[.A164]-[.C164]" office:value-type="float" office:value="0" calcext:value-type="float">
            <text:p>0</text:p>
          </table:table-cell>
          <table:table-cell table:formula="of:=([.A164]-[.B164])^2" office:value-type="float" office:value="19.9188990937367" calcext:value-type="float">
            <text:p>19.9188990937</text:p>
          </table:table-cell>
          <table:table-cell table:formula="of:=([.C164]-[.D164])^2" office:value-type="float" office:value="33.2492167310774" calcext:value-type="float">
            <text:p>33.2492167311</text:p>
          </table:table-cell>
          <table:table-cell table:formula="of:=[.G164]-[.H164]" office:value-type="float" office:value="-13.3303176373406" calcext:value-type="float">
            <text:p>-13.3303176373</text:p>
          </table:table-cell>
          <table:table-cell table:formula="of:=([.A164]-(([.B164]+[.D164])/2))^2" office:value-type="float" office:value="26.1595053308867" calcext:value-type="float">
            <text:p>26.1595053309</text:p>
          </table:table-cell>
          <table:table-cell table:formula="of:=([.A164]-100.04)^2" office:value-type="float" office:value="105.0625" calcext:value-type="float">
            <text:p>105.0625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92.0478515625" calcext:value-type="float">
            <text:p>92.0478515625</text:p>
          </table:table-cell>
          <table:table-cell office:value-type="float" office:value="89.8" calcext:value-type="float">
            <text:p>89.8</text:p>
          </table:table-cell>
          <table:table-cell office:value-type="float" office:value="91.448616027832" calcext:value-type="float">
            <text:p>91.4486160278</text:p>
          </table:table-cell>
          <table:table-cell/>
          <table:table-cell table:formula="of:=[.A165]-[.C165]" office:value-type="float" office:value="0" calcext:value-type="float">
            <text:p>0</text:p>
          </table:table-cell>
          <table:table-cell table:formula="of:=([.A165]-[.B165])^2" office:value-type="float" office:value="5.05283664703364" calcext:value-type="float">
            <text:p>5.052836647</text:p>
          </table:table-cell>
          <table:table-cell table:formula="of:=([.C165]-[.D165])^2" office:value-type="float" office:value="2.71793480722463" calcext:value-type="float">
            <text:p>2.7179348072</text:p>
          </table:table-cell>
          <table:table-cell table:formula="of:=[.G165]-[.H165]" office:value-type="float" office:value="2.33490183980901" calcext:value-type="float">
            <text:p>2.3349018398</text:p>
          </table:table-cell>
          <table:table-cell table:formula="of:=([.A165]-(([.B165]+[.D165])/2))^2" office:value-type="float" office:value="3.79561492062693" calcext:value-type="float">
            <text:p>3.7956149206</text:p>
          </table:table-cell>
          <table:table-cell table:formula="of:=([.A165]-100.04)^2" office:value-type="float" office:value="104.8576" calcext:value-type="float">
            <text:p>104.8576</text:p>
          </table:table-cell>
        </table:table-row>
        <table:table-row table:style-name="ro1">
          <table:table-cell office:value-type="float" office:value="89.85" calcext:value-type="float">
            <text:p>89.85</text:p>
          </table:table-cell>
          <table:table-cell office:value-type="float" office:value="94.883415222168" calcext:value-type="float">
            <text:p>94.8834152222</text:p>
          </table:table-cell>
          <table:table-cell office:value-type="float" office:value="89.85" calcext:value-type="float">
            <text:p>89.85</text:p>
          </table:table-cell>
          <table:table-cell office:value-type="float" office:value="95.334358215332" calcext:value-type="float">
            <text:p>95.3343582153</text:p>
          </table:table-cell>
          <table:table-cell/>
          <table:table-cell table:formula="of:=[.A166]-[.C166]" office:value-type="float" office:value="0" calcext:value-type="float">
            <text:p>0</text:p>
          </table:table-cell>
          <table:table-cell table:formula="of:=([.A166]-[.B166])^2" office:value-type="float" office:value="25.3352687987523" calcext:value-type="float">
            <text:p>25.3352687988</text:p>
          </table:table-cell>
          <table:table-cell table:formula="of:=([.C166]-[.D166])^2" office:value-type="float" office:value="30.07818503408" calcext:value-type="float">
            <text:p>30.0781850341</text:p>
          </table:table-cell>
          <table:table-cell table:formula="of:=[.G166]-[.H166]" office:value-type="float" office:value="-4.74291623532773" calcext:value-type="float">
            <text:p>-4.7429162353</text:p>
          </table:table-cell>
          <table:table-cell table:formula="of:=([.A166]-(([.B166]+[.D166])/2))^2" office:value-type="float" office:value="27.6558895206452" calcext:value-type="float">
            <text:p>27.6558895206</text:p>
          </table:table-cell>
          <table:table-cell table:formula="of:=([.A166]-100.04)^2" office:value-type="float" office:value="103.8361" calcext:value-type="float">
            <text:p>103.8361</text:p>
          </table:table-cell>
        </table:table-row>
        <table:table-row table:style-name="ro1">
          <table:table-cell office:value-type="float" office:value="89.89" calcext:value-type="float">
            <text:p>89.89</text:p>
          </table:table-cell>
          <table:table-cell office:value-type="float" office:value="96.6482543945313" calcext:value-type="float">
            <text:p>96.6482543945</text:p>
          </table:table-cell>
          <table:table-cell office:value-type="float" office:value="89.89" calcext:value-type="float">
            <text:p>89.89</text:p>
          </table:table-cell>
          <table:table-cell office:value-type="float" office:value="98.6192779541016" calcext:value-type="float">
            <text:p>98.6192779541</text:p>
          </table:table-cell>
          <table:table-cell/>
          <table:table-cell table:formula="of:=[.A167]-[.C167]" office:value-type="float" office:value="0" calcext:value-type="float">
            <text:p>0</text:p>
          </table:table-cell>
          <table:table-cell table:formula="of:=([.A167]-[.B167])^2" office:value-type="float" office:value="45.6740024612009" calcext:value-type="float">
            <text:p>45.6740024612</text:p>
          </table:table-cell>
          <table:table-cell table:formula="of:=([.C167]-[.D167])^2" office:value-type="float" office:value="76.2002935999635" calcext:value-type="float">
            <text:p>76.2002936</text:p>
          </table:table-cell>
          <table:table-cell table:formula="of:=[.G167]-[.H167]" office:value-type="float" office:value="-30.5262911387626" calcext:value-type="float">
            <text:p>-30.5262911388</text:p>
          </table:table-cell>
          <table:table-cell table:formula="of:=([.A167]-(([.B167]+[.D167])/2))^2" office:value-type="float" office:value="59.9659145624869" calcext:value-type="float">
            <text:p>59.9659145625</text:p>
          </table:table-cell>
          <table:table-cell table:formula="of:=([.A167]-100.04)^2" office:value-type="float" office:value="103.0225" calcext:value-type="float">
            <text:p>103.0225</text:p>
          </table:table-cell>
        </table:table-row>
        <table:table-row table:style-name="ro1">
          <table:table-cell office:value-type="float" office:value="89.91" calcext:value-type="float">
            <text:p>89.91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89.91" calcext:value-type="float">
            <text:p>89.91</text:p>
          </table:table-cell>
          <table:table-cell office:value-type="float" office:value="97.7105712890625" calcext:value-type="float">
            <text:p>97.7105712891</text:p>
          </table:table-cell>
          <table:table-cell/>
          <table:table-cell table:formula="of:=[.A168]-[.C168]" office:value-type="float" office:value="0" calcext:value-type="float">
            <text:p>0</text:p>
          </table:table-cell>
          <table:table-cell table:formula="of:=([.A168]-[.B168])^2" office:value-type="float" office:value="26.1579335653008" calcext:value-type="float">
            <text:p>26.1579335653</text:p>
          </table:table-cell>
          <table:table-cell table:formula="of:=([.C168]-[.D168])^2" office:value-type="float" office:value="60.8489124357462" calcext:value-type="float">
            <text:p>60.8489124357</text:p>
          </table:table-cell>
          <table:table-cell table:formula="of:=[.G168]-[.H168]" office:value-type="float" office:value="-34.6909788704454" calcext:value-type="float">
            <text:p>-34.6909788704</text:p>
          </table:table-cell>
          <table:table-cell table:formula="of:=([.A168]-(([.B168]+[.D168])/2))^2" office:value-type="float" office:value="41.699655059781" calcext:value-type="float">
            <text:p>41.6996550598</text:p>
          </table:table-cell>
          <table:table-cell table:formula="of:=([.A168]-100.04)^2" office:value-type="float" office:value="102.6169" calcext:value-type="float">
            <text:p>102.6169</text:p>
          </table:table-cell>
        </table:table-row>
        <table:table-row table:style-name="ro1">
          <table:table-cell office:value-type="float" office:value="89.91" calcext:value-type="float">
            <text:p>89.91</text:p>
          </table:table-cell>
          <table:table-cell office:value-type="float" office:value="94.8207321166992" calcext:value-type="float">
            <text:p>94.8207321167</text:p>
          </table:table-cell>
          <table:table-cell office:value-type="float" office:value="89.91" calcext:value-type="float">
            <text:p>89.91</text:p>
          </table:table-cell>
          <table:table-cell office:value-type="float" office:value="97.7498931884766" calcext:value-type="float">
            <text:p>97.7498931885</text:p>
          </table:table-cell>
          <table:table-cell/>
          <table:table-cell table:formula="of:=[.A169]-[.C169]" office:value-type="float" office:value="0" calcext:value-type="float">
            <text:p>0</text:p>
          </table:table-cell>
          <table:table-cell table:formula="of:=([.A169]-[.B169])^2" office:value-type="float" office:value="24.1152899219812" calcext:value-type="float">
            <text:p>24.115289922</text:p>
          </table:table-cell>
          <table:table-cell table:formula="of:=([.C169]-[.D169])^2" office:value-type="float" office:value="61.4639252067213" calcext:value-type="float">
            <text:p>61.4639252067</text:p>
          </table:table-cell>
          <table:table-cell table:formula="of:=[.G169]-[.H169]" office:value-type="float" office:value="-37.34863528474" calcext:value-type="float">
            <text:p>-37.3486352847</text:p>
          </table:table-cell>
          <table:table-cell table:formula="of:=([.A169]-(([.B169]+[.D169])/2))^2" office:value-type="float" office:value="40.6446114182473" calcext:value-type="float">
            <text:p>40.6446114182</text:p>
          </table:table-cell>
          <table:table-cell table:formula="of:=([.A169]-100.04)^2" office:value-type="float" office:value="102.6169" calcext:value-type="float">
            <text:p>102.6169</text:p>
          </table:table-cell>
        </table:table-row>
        <table:table-row table:style-name="ro1">
          <table:table-cell office:value-type="float" office:value="89.98" calcext:value-type="float">
            <text:p>89.98</text:p>
          </table:table-cell>
          <table:table-cell office:value-type="float" office:value="93.5579376220703" calcext:value-type="float">
            <text:p>93.5579376221</text:p>
          </table:table-cell>
          <table:table-cell office:value-type="float" office:value="89.98" calcext:value-type="float">
            <text:p>89.98</text:p>
          </table:table-cell>
          <table:table-cell office:value-type="float" office:value="94.5993041992188" calcext:value-type="float">
            <text:p>94.5993041992</text:p>
          </table:table-cell>
          <table:table-cell/>
          <table:table-cell table:formula="of:=[.A170]-[.C170]" office:value-type="float" office:value="0" calcext:value-type="float">
            <text:p>0</text:p>
          </table:table-cell>
          <table:table-cell table:formula="of:=([.A170]-[.B170])^2" office:value-type="float" office:value="12.8016376274261" calcext:value-type="float">
            <text:p>12.8016376274</text:p>
          </table:table-cell>
          <table:table-cell table:formula="of:=([.C170]-[.D170])^2" office:value-type="float" office:value="21.3379712849199" calcext:value-type="float">
            <text:p>21.3379712849</text:p>
          </table:table-cell>
          <table:table-cell table:formula="of:=[.G170]-[.H170]" office:value-type="float" office:value="-8.53633365749381" calcext:value-type="float">
            <text:p>-8.5363336575</text:p>
          </table:table-cell>
          <table:table-cell table:formula="of:=([.A170]-(([.B170]+[.D170])/2))^2" office:value-type="float" office:value="16.7986933691726" calcext:value-type="float">
            <text:p>16.7986933692</text:p>
          </table:table-cell>
          <table:table-cell table:formula="of:=([.A170]-100.04)^2" office:value-type="float" office:value="101.2036" calcext:value-type="float">
            <text:p>101.2036</text:p>
          </table:table-cell>
        </table:table-row>
        <table:table-row table:style-name="ro1">
          <table:table-cell office:value-type="float" office:value="90.01" calcext:value-type="float">
            <text:p>90.01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0.01" calcext:value-type="float">
            <text:p>90.01</text:p>
          </table:table-cell>
          <table:table-cell office:value-type="float" office:value="97.6054306030273" calcext:value-type="float">
            <text:p>97.605430603</text:p>
          </table:table-cell>
          <table:table-cell/>
          <table:table-cell table:formula="of:=[.A171]-[.C171]" office:value-type="float" office:value="0" calcext:value-type="float">
            <text:p>0</text:p>
          </table:table-cell>
          <table:table-cell table:formula="of:=([.A171]-[.B171])^2" office:value-type="float" office:value="25.1450370198906" calcext:value-type="float">
            <text:p>25.1450370199</text:p>
          </table:table-cell>
          <table:table-cell table:formula="of:=([.C171]-[.D171])^2" office:value-type="float" office:value="57.6905660454042" calcext:value-type="float">
            <text:p>57.6905660454</text:p>
          </table:table-cell>
          <table:table-cell table:formula="of:=[.G171]-[.H171]" office:value-type="float" office:value="-32.5455290255136" calcext:value-type="float">
            <text:p>-32.5455290255</text:p>
          </table:table-cell>
          <table:table-cell table:formula="of:=([.A171]-(([.B171]+[.D171])/2))^2" office:value-type="float" office:value="39.7524785480204" calcext:value-type="float">
            <text:p>39.752478548</text:p>
          </table:table-cell>
          <table:table-cell table:formula="of:=([.A171]-100.04)^2" office:value-type="float" office:value="100.6009" calcext:value-type="float">
            <text:p>100.6009</text:p>
          </table:table-cell>
        </table:table-row>
        <table:table-row table:style-name="ro1">
          <table:table-cell office:value-type="float" office:value="90.03" calcext:value-type="float">
            <text:p>90.03</text:p>
          </table:table-cell>
          <table:table-cell office:value-type="float" office:value="94.2378234863281" calcext:value-type="float">
            <text:p>94.2378234863</text:p>
          </table:table-cell>
          <table:table-cell office:value-type="float" office:value="90.03" calcext:value-type="float">
            <text:p>90.03</text:p>
          </table:table-cell>
          <table:table-cell office:value-type="float" office:value="95.5639495849609" calcext:value-type="float">
            <text:p>95.563949585</text:p>
          </table:table-cell>
          <table:table-cell/>
          <table:table-cell table:formula="of:=[.A172]-[.C172]" office:value-type="float" office:value="0" calcext:value-type="float">
            <text:p>0</text:p>
          </table:table-cell>
          <table:table-cell table:formula="of:=([.A172]-[.B172])^2" office:value-type="float" office:value="17.7057784920946" calcext:value-type="float">
            <text:p>17.7057784921</text:p>
          </table:table-cell>
          <table:table-cell table:formula="of:=([.C172]-[.D172])^2" office:value-type="float" office:value="30.6245980088893" calcext:value-type="float">
            <text:p>30.6245980089</text:p>
          </table:table-cell>
          <table:table-cell table:formula="of:=[.G172]-[.H172]" office:value-type="float" office:value="-12.9188195167948" calcext:value-type="float">
            <text:p>-12.9188195168</text:p>
          </table:table-cell>
          <table:table-cell table:formula="of:=([.A172]-(([.B172]+[.D172])/2))^2" office:value-type="float" office:value="23.7255356431232" calcext:value-type="float">
            <text:p>23.7255356431</text:p>
          </table:table-cell>
          <table:table-cell table:formula="of:=([.A172]-100.04)^2" office:value-type="float" office:value="100.2001" calcext:value-type="float">
            <text:p>100.2001</text:p>
          </table:table-cell>
        </table:table-row>
        <table:table-row table:style-name="ro1">
          <table:table-cell office:value-type="float" office:value="90.05" calcext:value-type="float">
            <text:p>90.05</text:p>
          </table:table-cell>
          <table:table-cell office:value-type="float" office:value="94.2436065673828" calcext:value-type="float">
            <text:p>94.2436065674</text:p>
          </table:table-cell>
          <table:table-cell office:value-type="float" office:value="90.05" calcext:value-type="float">
            <text:p>90.05</text:p>
          </table:table-cell>
          <table:table-cell office:value-type="float" office:value="94.0295715332031" calcext:value-type="float">
            <text:p>94.0295715332</text:p>
          </table:table-cell>
          <table:table-cell/>
          <table:table-cell table:formula="of:=[.A173]-[.C173]" office:value-type="float" office:value="0" calcext:value-type="float">
            <text:p>0</text:p>
          </table:table-cell>
          <table:table-cell table:formula="of:=([.A173]-[.B173])^2" office:value-type="float" office:value="17.5863360419963" calcext:value-type="float">
            <text:p>17.586336042</text:p>
          </table:table-cell>
          <table:table-cell table:formula="of:=([.C173]-[.D173])^2" office:value-type="float" office:value="15.8369895878807" calcext:value-type="float">
            <text:p>15.8369895879</text:p>
          </table:table-cell>
          <table:table-cell table:formula="of:=[.G173]-[.H173]" office:value-type="float" office:value="1.74934645411559" calcext:value-type="float">
            <text:p>1.7493464541</text:p>
          </table:table-cell>
          <table:table-cell table:formula="of:=([.A173]-(([.B173]+[.D173])/2))^2" office:value-type="float" office:value="16.7002100659744" calcext:value-type="float">
            <text:p>16.700210066</text:p>
          </table:table-cell>
          <table:table-cell table:formula="of:=([.A173]-100.04)^2" office:value-type="float" office:value="99.8001000000002" calcext:value-type="float">
            <text:p>99.8001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0.1" calcext:value-type="float">
            <text:p>90.1</text:p>
          </table:table-cell>
          <table:table-cell office:value-type="float" office:value="94.3609466552734" calcext:value-type="float">
            <text:p>94.3609466553</text:p>
          </table:table-cell>
          <table:table-cell/>
          <table:table-cell table:formula="of:=[.A174]-[.C174]" office:value-type="float" office:value="0" calcext:value-type="float">
            <text:p>0</text:p>
          </table:table-cell>
          <table:table-cell table:formula="of:=([.A174]-[.B174])^2" office:value-type="float" office:value="24.2505301290216" calcext:value-type="float">
            <text:p>24.250530129</text:p>
          </table:table-cell>
          <table:table-cell table:formula="of:=([.C174]-[.D174])^2" office:value-type="float" office:value="18.1556663990859" calcext:value-type="float">
            <text:p>18.1556663991</text:p>
          </table:table-cell>
          <table:table-cell table:formula="of:=[.G174]-[.H174]" office:value-type="float" office:value="6.09486372993561" calcext:value-type="float">
            <text:p>6.0948637299</text:p>
          </table:table-cell>
          <table:table-cell table:formula="of:=([.A174]-(([.B174]+[.D174])/2))^2" office:value-type="float" office:value="21.0930282344163" calcext:value-type="float">
            <text:p>21.0930282344</text:p>
          </table:table-cell>
          <table:table-cell table:formula="of:=([.A174]-100.04)^2" office:value-type="float" office:value="98.8036000000002" calcext:value-type="float">
            <text:p>98.8036</text:p>
          </table:table-cell>
        </table:table-row>
        <table:table-row table:style-name="ro1">
          <table:table-cell office:value-type="float" office:value="90.11" calcext:value-type="float">
            <text:p>90.11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0.11" calcext:value-type="float">
            <text:p>90.11</text:p>
          </table:table-cell>
          <table:table-cell office:value-type="float" office:value="97.6054306030273" calcext:value-type="float">
            <text:p>97.605430603</text:p>
          </table:table-cell>
          <table:table-cell/>
          <table:table-cell table:formula="of:=[.A175]-[.C175]" office:value-type="float" office:value="0" calcext:value-type="float">
            <text:p>0</text:p>
          </table:table-cell>
          <table:table-cell table:formula="of:=([.A175]-[.B175])^2" office:value-type="float" office:value="24.1521404744805" calcext:value-type="float">
            <text:p>24.1521404745</text:p>
          </table:table-cell>
          <table:table-cell table:formula="of:=([.C175]-[.D175])^2" office:value-type="float" office:value="56.1814799247989" calcext:value-type="float">
            <text:p>56.1814799248</text:p>
          </table:table-cell>
          <table:table-cell table:formula="of:=[.G175]-[.H175]" office:value-type="float" office:value="-32.0293394503184" calcext:value-type="float">
            <text:p>-32.0293394503</text:p>
          </table:table-cell>
          <table:table-cell table:formula="of:=([.A175]-(([.B175]+[.D175])/2))^2" office:value-type="float" office:value="38.5014872150127" calcext:value-type="float">
            <text:p>38.501487215</text:p>
          </table:table-cell>
          <table:table-cell table:formula="of:=([.A175]-100.04)^2" office:value-type="float" office:value="98.6049000000001" calcext:value-type="float">
            <text:p>98.6049</text:p>
          </table:table-cell>
        </table:table-row>
        <table:table-row table:style-name="ro1">
          <table:table-cell office:value-type="float" office:value="90.13" calcext:value-type="float">
            <text:p>90.13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0.13" calcext:value-type="float">
            <text:p>90.13</text:p>
          </table:table-cell>
          <table:table-cell office:value-type="float" office:value="94.7516708374024" calcext:value-type="float">
            <text:p>94.7516708374</text:p>
          </table:table-cell>
          <table:table-cell/>
          <table:table-cell table:formula="of:=[.A176]-[.C176]" office:value-type="float" office:value="0" calcext:value-type="float">
            <text:p>0</text:p>
          </table:table-cell>
          <table:table-cell table:formula="of:=([.A176]-[.B176])^2" office:value-type="float" office:value="23.9559611653985" calcext:value-type="float">
            <text:p>23.9559611654</text:p>
          </table:table-cell>
          <table:table-cell table:formula="of:=([.C176]-[.D176])^2" office:value-type="float" office:value="21.3598413292953" calcext:value-type="float">
            <text:p>21.3598413293</text:p>
          </table:table-cell>
          <table:table-cell table:formula="of:=[.G176]-[.H176]" office:value-type="float" office:value="2.59611983610317" calcext:value-type="float">
            <text:p>2.5961198361</text:p>
          </table:table-cell>
          <table:table-cell table:formula="of:=([.A176]-(([.B176]+[.D176])/2))^2" office:value-type="float" office:value="22.6392946655635" calcext:value-type="float">
            <text:p>22.6392946656</text:p>
          </table:table-cell>
          <table:table-cell table:formula="of:=([.A176]-100.04)^2" office:value-type="float" office:value="98.2081000000002" calcext:value-type="float">
            <text:p>98.2081</text:p>
          </table:table-cell>
        </table:table-row>
        <table:table-row table:style-name="ro1">
          <table:table-cell office:value-type="float" office:value="90.19" calcext:value-type="float">
            <text:p>90.19</text:p>
          </table:table-cell>
          <table:table-cell office:value-type="float" office:value="93.3004837036133" calcext:value-type="float">
            <text:p>93.3004837036</text:p>
          </table:table-cell>
          <table:table-cell office:value-type="float" office:value="90.19" calcext:value-type="float">
            <text:p>90.19</text:p>
          </table:table-cell>
          <table:table-cell office:value-type="float" office:value="90.7533798217773" calcext:value-type="float">
            <text:p>90.7533798218</text:p>
          </table:table-cell>
          <table:table-cell/>
          <table:table-cell table:formula="of:=[.A177]-[.C177]" office:value-type="float" office:value="0" calcext:value-type="float">
            <text:p>0</text:p>
          </table:table-cell>
          <table:table-cell table:formula="of:=([.A177]-[.B177])^2" office:value-type="float" office:value="9.67510887044381" calcext:value-type="float">
            <text:p>9.6751088704</text:p>
          </table:table-cell>
          <table:table-cell table:formula="of:=([.C177]-[.D177])^2" office:value-type="float" office:value="0.317396823585874" calcext:value-type="float">
            <text:p>0.3173968236</text:p>
          </table:table-cell>
          <table:table-cell table:formula="of:=[.G177]-[.H177]" office:value-type="float" office:value="9.35771204685794" calcext:value-type="float">
            <text:p>9.3577120469</text:p>
          </table:table-cell>
          <table:table-cell table:formula="of:=([.A177]-(([.B177]+[.D177])/2))^2" office:value-type="float" office:value="3.37431830079892" calcext:value-type="float">
            <text:p>3.3743183008</text:p>
          </table:table-cell>
          <table:table-cell table:formula="of:=([.A177]-100.04)^2" office:value-type="float" office:value="97.0225000000002" calcext:value-type="float">
            <text:p>97.0225</text:p>
          </table:table-cell>
        </table:table-row>
        <table:table-row table:style-name="ro1">
          <table:table-cell office:value-type="float" office:value="90.21" calcext:value-type="float">
            <text:p>90.21</text:p>
          </table:table-cell>
          <table:table-cell office:value-type="float" office:value="93.6499557495117" calcext:value-type="float">
            <text:p>93.6499557495</text:p>
          </table:table-cell>
          <table:table-cell office:value-type="float" office:value="90.21" calcext:value-type="float">
            <text:p>90.21</text:p>
          </table:table-cell>
          <table:table-cell office:value-type="float" office:value="96.4433517456055" calcext:value-type="float">
            <text:p>96.4433517456</text:p>
          </table:table-cell>
          <table:table-cell/>
          <table:table-cell table:formula="of:=[.A178]-[.C178]" office:value-type="float" office:value="0" calcext:value-type="float">
            <text:p>0</text:p>
          </table:table-cell>
          <table:table-cell table:formula="of:=([.A178]-[.B178])^2" office:value-type="float" office:value="11.8332955585988" calcext:value-type="float">
            <text:p>11.8332955586</text:p>
          </table:table-cell>
          <table:table-cell table:formula="of:=([.C178]-[.D178])^2" office:value-type="float" office:value="38.8546739844428" calcext:value-type="float">
            <text:p>38.8546739844</text:p>
          </table:table-cell>
          <table:table-cell table:formula="of:=[.G178]-[.H178]" office:value-type="float" office:value="-27.021378425844" calcext:value-type="float">
            <text:p>-27.0213784258</text:p>
          </table:table-cell>
          <table:table-cell table:formula="of:=([.A178]-(([.B178]+[.D178])/2))^2" office:value-type="float" office:value="23.3932194737726" calcext:value-type="float">
            <text:p>23.3932194738</text:p>
          </table:table-cell>
          <table:table-cell table:formula="of:=([.A178]-100.04)^2" office:value-type="float" office:value="96.6289000000002" calcext:value-type="float">
            <text:p>96.6289</text:p>
          </table:table-cell>
        </table:table-row>
        <table:table-row table:style-name="ro1">
          <table:table-cell office:value-type="float" office:value="90.23" calcext:value-type="float">
            <text:p>90.23</text:p>
          </table:table-cell>
          <table:table-cell office:value-type="float" office:value="93.7591934204102" calcext:value-type="float">
            <text:p>93.7591934204</text:p>
          </table:table-cell>
          <table:table-cell office:value-type="float" office:value="90.23" calcext:value-type="float">
            <text:p>90.23</text:p>
          </table:table-cell>
          <table:table-cell office:value-type="float" office:value="98.6155853271484" calcext:value-type="float">
            <text:p>98.6155853271</text:p>
          </table:table-cell>
          <table:table-cell/>
          <table:table-cell table:formula="of:=[.A179]-[.C179]" office:value-type="float" office:value="0" calcext:value-type="float">
            <text:p>0</text:p>
          </table:table-cell>
          <table:table-cell table:formula="of:=([.A179]-[.B179])^2" office:value-type="float" office:value="12.4552061986663" calcext:value-type="float">
            <text:p>12.4552061987</text:p>
          </table:table-cell>
          <table:table-cell table:formula="of:=([.C179]-[.D179])^2" office:value-type="float" office:value="70.3180412788871" calcext:value-type="float">
            <text:p>70.3180412789</text:p>
          </table:table-cell>
          <table:table-cell table:formula="of:=[.G179]-[.H179]" office:value-type="float" office:value="-57.8628350802208" calcext:value-type="float">
            <text:p>-57.8628350802</text:p>
          </table:table-cell>
          <table:table-cell table:formula="of:=([.A179]-(([.B179]+[.D179])/2))^2" office:value-type="float" office:value="35.4904881508184" calcext:value-type="float">
            <text:p>35.4904881508</text:p>
          </table:table-cell>
          <table:table-cell table:formula="of:=([.A179]-100.04)^2" office:value-type="float" office:value="96.2361" calcext:value-type="float">
            <text:p>96.2361</text:p>
          </table:table-cell>
        </table:table-row>
        <table:table-row table:style-name="ro1">
          <table:table-cell office:value-type="float" office:value="90.24" calcext:value-type="float">
            <text:p>90.24</text:p>
          </table:table-cell>
          <table:table-cell office:value-type="float" office:value="94.9042205810547" calcext:value-type="float">
            <text:p>94.9042205811</text:p>
          </table:table-cell>
          <table:table-cell office:value-type="float" office:value="90.24" calcext:value-type="float">
            <text:p>90.24</text:p>
          </table:table-cell>
          <table:table-cell office:value-type="float" office:value="95.4860229492187" calcext:value-type="float">
            <text:p>95.4860229492</text:p>
          </table:table-cell>
          <table:table-cell/>
          <table:table-cell table:formula="of:=[.A180]-[.C180]" office:value-type="float" office:value="0" calcext:value-type="float">
            <text:p>0</text:p>
          </table:table-cell>
          <table:table-cell table:formula="of:=([.A180]-[.B180])^2" office:value-type="float" office:value="21.7549536287342" calcext:value-type="float">
            <text:p>21.7549536287</text:p>
          </table:table-cell>
          <table:table-cell table:formula="of:=([.C180]-[.D180])^2" office:value-type="float" office:value="27.5207567837298" calcext:value-type="float">
            <text:p>27.5207567837</text:p>
          </table:table-cell>
          <table:table-cell table:formula="of:=[.G180]-[.H180]" office:value-type="float" office:value="-5.76580315499567" calcext:value-type="float">
            <text:p>-5.765803155</text:p>
          </table:table-cell>
          <table:table-cell table:formula="of:=([.A180]-(([.B180]+[.D180])/2))^2" office:value-type="float" office:value="24.5532317073317" calcext:value-type="float">
            <text:p>24.5532317073</text:p>
          </table:table-cell>
          <table:table-cell table:formula="of:=([.A180]-100.04)^2" office:value-type="float" office:value="96.0400000000002" calcext:value-type="float">
            <text:p>96.04</text:p>
          </table:table-cell>
        </table:table-row>
        <table:table-row table:style-name="ro1">
          <table:table-cell office:value-type="float" office:value="90.27" calcext:value-type="float">
            <text:p>90.27</text:p>
          </table:table-cell>
          <table:table-cell office:value-type="float" office:value="93.9192810058594" calcext:value-type="float">
            <text:p>93.9192810059</text:p>
          </table:table-cell>
          <table:table-cell office:value-type="float" office:value="90.27" calcext:value-type="float">
            <text:p>90.27</text:p>
          </table:table-cell>
          <table:table-cell office:value-type="float" office:value="94.4444885253906" calcext:value-type="float">
            <text:p>94.4444885254</text:p>
          </table:table-cell>
          <table:table-cell/>
          <table:table-cell table:formula="of:=[.A181]-[.C181]" office:value-type="float" office:value="0" calcext:value-type="float">
            <text:p>0</text:p>
          </table:table-cell>
          <table:table-cell table:formula="of:=([.A181]-[.B181])^2" office:value-type="float" office:value="13.317251859726" calcext:value-type="float">
            <text:p>13.3172518597</text:p>
          </table:table-cell>
          <table:table-cell table:formula="of:=([.C181]-[.D181])^2" office:value-type="float" office:value="17.426354448618" calcext:value-type="float">
            <text:p>17.4263544486</text:p>
          </table:table-cell>
          <table:table-cell table:formula="of:=[.G181]-[.H181]" office:value-type="float" office:value="-4.10910258889199" calcext:value-type="float">
            <text:p>-4.1091025889</text:p>
          </table:table-cell>
          <table:table-cell table:formula="of:=([.A181]-(([.B181]+[.D181])/2))^2" office:value-type="float" office:value="15.302842419529" calcext:value-type="float">
            <text:p>15.3028424195</text:p>
          </table:table-cell>
          <table:table-cell table:formula="of:=([.A181]-100.04)^2" office:value-type="float" office:value="95.4529000000002" calcext:value-type="float">
            <text:p>95.4529</text:p>
          </table:table-cell>
        </table:table-row>
        <table:table-row table:style-name="ro1">
          <table:table-cell office:value-type="float" office:value="90.27" calcext:value-type="float">
            <text:p>90.27</text:p>
          </table:table-cell>
          <table:table-cell office:value-type="float" office:value="94.5268859863281" calcext:value-type="float">
            <text:p>94.5268859863</text:p>
          </table:table-cell>
          <table:table-cell office:value-type="float" office:value="90.27" calcext:value-type="float">
            <text:p>90.27</text:p>
          </table:table-cell>
          <table:table-cell office:value-type="float" office:value="95.224235534668" calcext:value-type="float">
            <text:p>95.2242355347</text:p>
          </table:table-cell>
          <table:table-cell/>
          <table:table-cell table:formula="of:=[.A182]-[.C182]" office:value-type="float" office:value="0" calcext:value-type="float">
            <text:p>0</text:p>
          </table:table-cell>
          <table:table-cell table:formula="of:=([.A182]-[.B182])^2" office:value-type="float" office:value="18.1210783005968" calcext:value-type="float">
            <text:p>18.1210783006</text:p>
          </table:table-cell>
          <table:table-cell table:formula="of:=([.C182]-[.D182])^2" office:value-type="float" office:value="24.5444497329669" calcext:value-type="float">
            <text:p>24.544449733</text:p>
          </table:table-cell>
          <table:table-cell table:formula="of:=[.G182]-[.H182]" office:value-type="float" office:value="-6.42337143237005" calcext:value-type="float">
            <text:p>-6.4233714324</text:p>
          </table:table-cell>
          <table:table-cell table:formula="of:=([.A182]-(([.B182]+[.D182])/2))^2" office:value-type="float" office:value="21.2111899186394" calcext:value-type="float">
            <text:p>21.2111899186</text:p>
          </table:table-cell>
          <table:table-cell table:formula="of:=([.A182]-100.04)^2" office:value-type="float" office:value="95.4529000000002" calcext:value-type="float">
            <text:p>95.4529</text:p>
          </table:table-cell>
        </table:table-row>
        <table:table-row table:style-name="ro1">
          <table:table-cell office:value-type="float" office:value="90.27" calcext:value-type="float">
            <text:p>90.27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0.27" calcext:value-type="float">
            <text:p>90.27</text:p>
          </table:table-cell>
          <table:table-cell office:value-type="float" office:value="96.5594024658203" calcext:value-type="float">
            <text:p>96.5594024658</text:p>
          </table:table-cell>
          <table:table-cell/>
          <table:table-cell table:formula="of:=[.A183]-[.C183]" office:value-type="float" office:value="0" calcext:value-type="float">
            <text:p>0</text:p>
          </table:table-cell>
          <table:table-cell table:formula="of:=([.A183]-[.B183])^2" office:value-type="float" office:value="22.6051060018243" calcext:value-type="float">
            <text:p>22.6051060018</text:p>
          </table:table-cell>
          <table:table-cell table:formula="of:=([.C183]-[.D183])^2" office:value-type="float" office:value="39.5565833770667" calcext:value-type="float">
            <text:p>39.5565833771</text:p>
          </table:table-cell>
          <table:table-cell table:formula="of:=[.G183]-[.H183]" office:value-type="float" office:value="-16.9514773752424" calcext:value-type="float">
            <text:p>-16.9514773752</text:p>
          </table:table-cell>
          <table:table-cell table:formula="of:=([.A183]-(([.B183]+[.D183])/2))^2" office:value-type="float" office:value="30.4918500383294" calcext:value-type="float">
            <text:p>30.4918500383</text:p>
          </table:table-cell>
          <table:table-cell table:formula="of:=([.A183]-100.04)^2" office:value-type="float" office:value="95.4529000000002" calcext:value-type="float">
            <text:p>95.4529</text:p>
          </table:table-cell>
        </table:table-row>
        <table:table-row table:style-name="ro1">
          <table:table-cell office:value-type="float" office:value="90.31" calcext:value-type="float">
            <text:p>90.31</text:p>
          </table:table-cell>
          <table:table-cell office:value-type="float" office:value="94.1651992797852" calcext:value-type="float">
            <text:p>94.1651992798</text:p>
          </table:table-cell>
          <table:table-cell office:value-type="float" office:value="90.31" calcext:value-type="float">
            <text:p>90.31</text:p>
          </table:table-cell>
          <table:table-cell office:value-type="float" office:value="95.9182205200195" calcext:value-type="float">
            <text:p>95.91822052</text:p>
          </table:table-cell>
          <table:table-cell/>
          <table:table-cell table:formula="of:=[.A184]-[.C184]" office:value-type="float" office:value="0" calcext:value-type="float">
            <text:p>0</text:p>
          </table:table-cell>
          <table:table-cell table:formula="of:=([.A184]-[.B184])^2" office:value-type="float" office:value="14.862561486856" calcext:value-type="float">
            <text:p>14.8625614869</text:p>
          </table:table-cell>
          <table:table-cell table:formula="of:=([.C184]-[.D184])^2" office:value-type="float" office:value="31.4521374011681" calcext:value-type="float">
            <text:p>31.4521374012</text:p>
          </table:table-cell>
          <table:table-cell table:formula="of:=[.G184]-[.H184]" office:value-type="float" office:value="-16.5895759143121" calcext:value-type="float">
            <text:p>-16.5895759143</text:p>
          </table:table-cell>
          <table:table-cell table:formula="of:=([.A184]-(([.B184]+[.D184])/2))^2" office:value-type="float" office:value="22.3890785768338" calcext:value-type="float">
            <text:p>22.3890785768</text:p>
          </table:table-cell>
          <table:table-cell table:formula="of:=([.A184]-100.04)^2" office:value-type="float" office:value="94.6729000000001" calcext:value-type="float">
            <text:p>94.6729</text:p>
          </table:table-cell>
        </table:table-row>
        <table:table-row table:style-name="ro1">
          <table:table-cell office:value-type="float" office:value="90.36" calcext:value-type="float">
            <text:p>90.36</text:p>
          </table:table-cell>
          <table:table-cell office:value-type="float" office:value="94.3935012817383" calcext:value-type="float">
            <text:p>94.3935012817</text:p>
          </table:table-cell>
          <table:table-cell office:value-type="float" office:value="90.36" calcext:value-type="float">
            <text:p>90.36</text:p>
          </table:table-cell>
          <table:table-cell office:value-type="float" office:value="101.266357421875" calcext:value-type="float">
            <text:p>101.2663574219</text:p>
          </table:table-cell>
          <table:table-cell/>
          <table:table-cell table:formula="of:=[.A185]-[.C185]" office:value-type="float" office:value="0" calcext:value-type="float">
            <text:p>0</text:p>
          </table:table-cell>
          <table:table-cell table:formula="of:=([.A185]-[.B185])^2" office:value-type="float" office:value="16.2691325897844" calcext:value-type="float">
            <text:p>16.2691325898</text:p>
          </table:table-cell>
          <table:table-cell table:formula="of:=([.C185]-[.D185])^2" office:value-type="float" office:value="118.948632213688" calcext:value-type="float">
            <text:p>118.9486322137</text:p>
          </table:table-cell>
          <table:table-cell table:formula="of:=[.G185]-[.H185]" office:value-type="float" office:value="-102.679499623904" calcext:value-type="float">
            <text:p>-102.6794996239</text:p>
          </table:table-cell>
          <table:table-cell table:formula="of:=([.A185]-(([.B185]+[.D185])/2))^2" office:value-type="float" office:value="55.7998445209824" calcext:value-type="float">
            <text:p>55.799844521</text:p>
          </table:table-cell>
          <table:table-cell table:formula="of:=([.A185]-100.04)^2" office:value-type="float" office:value="93.7024000000001" calcext:value-type="float">
            <text:p>93.7024</text:p>
          </table:table-cell>
        </table:table-row>
        <table:table-row table:style-name="ro1">
          <table:table-cell office:value-type="float" office:value="90.39" calcext:value-type="float">
            <text:p>90.39</text:p>
          </table:table-cell>
          <table:table-cell office:value-type="float" office:value="93.9052886962891" calcext:value-type="float">
            <text:p>93.9052886963</text:p>
          </table:table-cell>
          <table:table-cell office:value-type="float" office:value="90.39" calcext:value-type="float">
            <text:p>90.39</text:p>
          </table:table-cell>
          <table:table-cell office:value-type="float" office:value="97.4992218017578" calcext:value-type="float">
            <text:p>97.4992218018</text:p>
          </table:table-cell>
          <table:table-cell/>
          <table:table-cell table:formula="of:=[.A186]-[.C186]" office:value-type="float" office:value="0" calcext:value-type="float">
            <text:p>0</text:p>
          </table:table-cell>
          <table:table-cell table:formula="of:=([.A186]-[.B186])^2" office:value-type="float" office:value="12.3572546182577" calcext:value-type="float">
            <text:p>12.3572546183</text:p>
          </table:table-cell>
          <table:table-cell table:formula="of:=([.C186]-[.D186])^2" office:value-type="float" office:value="50.5410346265886" calcext:value-type="float">
            <text:p>50.5410346266</text:p>
          </table:table-cell>
          <table:table-cell table:formula="of:=[.G186]-[.H186]" office:value-type="float" office:value="-38.1837800083309" calcext:value-type="float">
            <text:p>-38.1837800083</text:p>
          </table:table-cell>
          <table:table-cell table:formula="of:=([.A186]-(([.B186]+[.D186])/2))^2" office:value-type="float" office:value="28.2200558307771" calcext:value-type="float">
            <text:p>28.2200558308</text:p>
          </table:table-cell>
          <table:table-cell table:formula="of:=([.A186]-100.04)^2" office:value-type="float" office:value="93.1225000000001" calcext:value-type="float">
            <text:p>93.1225</text:p>
          </table:table-cell>
        </table:table-row>
        <table:table-row table:style-name="ro1">
          <table:table-cell office:value-type="float" office:value="90.39" calcext:value-type="float">
            <text:p>90.39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0.39" calcext:value-type="float">
            <text:p>90.39</text:p>
          </table:table-cell>
          <table:table-cell office:value-type="float" office:value="96.9340896606445" calcext:value-type="float">
            <text:p>96.9340896606</text:p>
          </table:table-cell>
          <table:table-cell/>
          <table:table-cell table:formula="of:=[.A187]-[.C187]" office:value-type="float" office:value="0" calcext:value-type="float">
            <text:p>0</text:p>
          </table:table-cell>
          <table:table-cell table:formula="of:=([.A187]-[.B187])^2" office:value-type="float" office:value="17.1856727538564" calcext:value-type="float">
            <text:p>17.1856727539</text:p>
          </table:table-cell>
          <table:table-cell table:formula="of:=([.C187]-[.D187])^2" office:value-type="float" office:value="42.8251094865547" calcext:value-type="float">
            <text:p>42.8251094866</text:p>
          </table:table-cell>
          <table:table-cell table:formula="of:=[.G187]-[.H187]" office:value-type="float" office:value="-25.6394367326982" calcext:value-type="float">
            <text:p>-25.6394367327</text:p>
          </table:table-cell>
          <table:table-cell table:formula="of:=([.A187]-(([.B187]+[.D187])/2))^2" office:value-type="float" office:value="28.5671557160028" calcext:value-type="float">
            <text:p>28.567155716</text:p>
          </table:table-cell>
          <table:table-cell table:formula="of:=([.A187]-100.04)^2" office:value-type="float" office:value="93.1225000000001" calcext:value-type="float">
            <text:p>93.1225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94.6428070068359" calcext:value-type="float">
            <text:p>94.6428070068</text:p>
          </table:table-cell>
          <table:table-cell office:value-type="float" office:value="90.4" calcext:value-type="float">
            <text:p>90.4</text:p>
          </table:table-cell>
          <table:table-cell office:value-type="float" office:value="97.5698547363281" calcext:value-type="float">
            <text:p>97.5698547363</text:p>
          </table:table-cell>
          <table:table-cell/>
          <table:table-cell table:formula="of:=[.A188]-[.C188]" office:value-type="float" office:value="0" calcext:value-type="float">
            <text:p>0</text:p>
          </table:table-cell>
          <table:table-cell table:formula="of:=([.A188]-[.B188])^2" office:value-type="float" office:value="18.0014112972561" calcext:value-type="float">
            <text:p>18.0014112973</text:p>
          </table:table-cell>
          <table:table-cell table:formula="of:=([.C188]-[.D188])^2" office:value-type="float" office:value="51.4068169400468" calcext:value-type="float">
            <text:p>51.40681694</text:p>
          </table:table-cell>
          <table:table-cell table:formula="of:=[.G188]-[.H188]" office:value-type="float" office:value="-33.4054056427907" calcext:value-type="float">
            <text:p>-33.4054056428</text:p>
          </table:table-cell>
          <table:table-cell table:formula="of:=([.A188]-(([.B188]+[.D188])/2))^2" office:value-type="float" office:value="32.5622120159701" calcext:value-type="float">
            <text:p>32.562212016</text:p>
          </table:table-cell>
          <table:table-cell table:formula="of:=([.A188]-100.04)^2" office:value-type="float" office:value="92.9296" calcext:value-type="float">
            <text:p>92.9296</text:p>
          </table:table-cell>
        </table:table-row>
        <table:table-row table:style-name="ro1">
          <table:table-cell office:value-type="float" office:value="90.41" calcext:value-type="float">
            <text:p>90.41</text:p>
          </table:table-cell>
          <table:table-cell office:value-type="float" office:value="94.5337295532227" calcext:value-type="float">
            <text:p>94.5337295532</text:p>
          </table:table-cell>
          <table:table-cell office:value-type="float" office:value="90.41" calcext:value-type="float">
            <text:p>90.41</text:p>
          </table:table-cell>
          <table:table-cell office:value-type="float" office:value="99.0250015258789" calcext:value-type="float">
            <text:p>99.0250015259</text:p>
          </table:table-cell>
          <table:table-cell/>
          <table:table-cell table:formula="of:=[.A189]-[.C189]" office:value-type="float" office:value="0" calcext:value-type="float">
            <text:p>0</text:p>
          </table:table-cell>
          <table:table-cell table:formula="of:=([.A189]-[.B189])^2" office:value-type="float" office:value="17.005145428122" calcext:value-type="float">
            <text:p>17.0051454281</text:p>
          </table:table-cell>
          <table:table-cell table:formula="of:=([.C189]-[.D189])^2" office:value-type="float" office:value="74.2182512908959" calcext:value-type="float">
            <text:p>74.2182512909</text:p>
          </table:table-cell>
          <table:table-cell table:formula="of:=[.G189]-[.H189]" office:value-type="float" office:value="-57.213105862774" calcext:value-type="float">
            <text:p>-57.2131058628</text:p>
          </table:table-cell>
          <table:table-cell table:formula="of:=([.A189]-(([.B189]+[.D189])/2))^2" office:value-type="float" office:value="40.5688173764171" calcext:value-type="float">
            <text:p>40.5688173764</text:p>
          </table:table-cell>
          <table:table-cell table:formula="of:=([.A189]-100.04)^2" office:value-type="float" office:value="92.7369000000002" calcext:value-type="float">
            <text:p>92.7369</text:p>
          </table:table-cell>
        </table:table-row>
        <table:table-row table:style-name="ro1">
          <table:table-cell office:value-type="float" office:value="90.42" calcext:value-type="float">
            <text:p>90.42</text:p>
          </table:table-cell>
          <table:table-cell office:value-type="float" office:value="92.8547286987305" calcext:value-type="float">
            <text:p>92.8547286987</text:p>
          </table:table-cell>
          <table:table-cell office:value-type="float" office:value="90.42" calcext:value-type="float">
            <text:p>90.42</text:p>
          </table:table-cell>
          <table:table-cell office:value-type="float" office:value="93.2575607299805" calcext:value-type="float">
            <text:p>93.25756073</text:p>
          </table:table-cell>
          <table:table-cell/>
          <table:table-cell table:formula="of:=[.A190]-[.C190]" office:value-type="float" office:value="0" calcext:value-type="float">
            <text:p>0</text:p>
          </table:table-cell>
          <table:table-cell table:formula="of:=([.A190]-[.B190])^2" office:value-type="float" office:value="5.92790383642175" calcext:value-type="float">
            <text:p>5.9279038364</text:p>
          </table:table-cell>
          <table:table-cell table:formula="of:=([.C190]-[.D190])^2" office:value-type="float" office:value="8.05175089632728" calcext:value-type="float">
            <text:p>8.0517508963</text:p>
          </table:table-cell>
          <table:table-cell table:formula="of:=[.G190]-[.H190]" office:value-type="float" office:value="-2.12384705990553" calcext:value-type="float">
            <text:p>-2.1238470599</text:p>
          </table:table-cell>
          <table:table-cell table:formula="of:=([.A190]-(([.B190]+[.D190])/2))^2" office:value-type="float" office:value="6.94925895502427" calcext:value-type="float">
            <text:p>6.949258955</text:p>
          </table:table-cell>
          <table:table-cell table:formula="of:=([.A190]-100.04)^2" office:value-type="float" office:value="92.5444000000001" calcext:value-type="float">
            <text:p>92.5444</text:p>
          </table:table-cell>
        </table:table-row>
        <table:table-row table:style-name="ro1">
          <table:table-cell office:value-type="float" office:value="90.44" calcext:value-type="float">
            <text:p>90.44</text:p>
          </table:table-cell>
          <table:table-cell office:value-type="float" office:value="94.3329391479492" calcext:value-type="float">
            <text:p>94.3329391479</text:p>
          </table:table-cell>
          <table:table-cell office:value-type="float" office:value="90.44" calcext:value-type="float">
            <text:p>90.44</text:p>
          </table:table-cell>
          <table:table-cell office:value-type="float" office:value="98.2927398681641" calcext:value-type="float">
            <text:p>98.2927398682</text:p>
          </table:table-cell>
          <table:table-cell/>
          <table:table-cell table:formula="of:=[.A191]-[.C191]" office:value-type="float" office:value="0" calcext:value-type="float">
            <text:p>0</text:p>
          </table:table-cell>
          <table:table-cell table:formula="of:=([.A191]-[.B191])^2" office:value-type="float" office:value="15.1549752096356" calcext:value-type="float">
            <text:p>15.1549752096</text:p>
          </table:table-cell>
          <table:table-cell table:formula="of:=([.C191]-[.D191])^2" office:value-type="float" office:value="61.6655234370534" calcext:value-type="float">
            <text:p>61.6655234371</text:p>
          </table:table-cell>
          <table:table-cell table:formula="of:=[.G191]-[.H191]" office:value-type="float" office:value="-46.5105482274178" calcext:value-type="float">
            <text:p>-46.5105482274</text:p>
          </table:table-cell>
          <table:table-cell table:formula="of:=([.A191]-(([.B191]+[.D191])/2))^2" office:value-type="float" office:value="34.490243887391" calcext:value-type="float">
            <text:p>34.4902438874</text:p>
          </table:table-cell>
          <table:table-cell table:formula="of:=([.A191]-100.04)^2" office:value-type="float" office:value="92.1600000000002" calcext:value-type="float">
            <text:p>92.16</text:p>
          </table:table-cell>
        </table:table-row>
        <table:table-row table:style-name="ro1">
          <table:table-cell office:value-type="float" office:value="90.44" calcext:value-type="float">
            <text:p>90.44</text:p>
          </table:table-cell>
          <table:table-cell office:value-type="float" office:value="93.1898574829102" calcext:value-type="float">
            <text:p>93.1898574829</text:p>
          </table:table-cell>
          <table:table-cell office:value-type="float" office:value="90.44" calcext:value-type="float">
            <text:p>90.44</text:p>
          </table:table-cell>
          <table:table-cell office:value-type="float" office:value="100.046501159668" calcext:value-type="float">
            <text:p>100.0465011597</text:p>
          </table:table-cell>
          <table:table-cell/>
          <table:table-cell table:formula="of:=[.A192]-[.C192]" office:value-type="float" office:value="0" calcext:value-type="float">
            <text:p>0</text:p>
          </table:table-cell>
          <table:table-cell table:formula="of:=([.A192]-[.B192])^2" office:value-type="float" office:value="7.56171617631699" calcext:value-type="float">
            <text:p>7.5617161763</text:p>
          </table:table-cell>
          <table:table-cell table:formula="of:=([.C192]-[.D192])^2" office:value-type="float" office:value="92.2848645307021" calcext:value-type="float">
            <text:p>92.2848645307</text:p>
          </table:table-cell>
          <table:table-cell table:formula="of:=[.G192]-[.H192]" office:value-type="float" office:value="-84.7231483543851" calcext:value-type="float">
            <text:p>-84.7231483544</text:p>
          </table:table-cell>
          <table:table-cell table:formula="of:=([.A192]-(([.B192]+[.D192])/2))^2" office:value-type="float" office:value="38.1698997260038" calcext:value-type="float">
            <text:p>38.169899726</text:p>
          </table:table-cell>
          <table:table-cell table:formula="of:=([.A192]-100.04)^2" office:value-type="float" office:value="92.1600000000002" calcext:value-type="float">
            <text:p>92.16</text:p>
          </table:table-cell>
        </table:table-row>
        <table:table-row table:style-name="ro1">
          <table:table-cell office:value-type="float" office:value="90.45" calcext:value-type="float">
            <text:p>90.45</text:p>
          </table:table-cell>
          <table:table-cell office:value-type="float" office:value="94.0546035766602" calcext:value-type="float">
            <text:p>94.0546035767</text:p>
          </table:table-cell>
          <table:table-cell office:value-type="float" office:value="90.45" calcext:value-type="float">
            <text:p>90.45</text:p>
          </table:table-cell>
          <table:table-cell office:value-type="float" office:value="96.050666809082" calcext:value-type="float">
            <text:p>96.0506668091</text:p>
          </table:table-cell>
          <table:table-cell/>
          <table:table-cell table:formula="of:=[.A193]-[.C193]" office:value-type="float" office:value="0" calcext:value-type="float">
            <text:p>0</text:p>
          </table:table-cell>
          <table:table-cell table:formula="of:=([.A193]-[.B193])^2" office:value-type="float" office:value="12.9931669448712" calcext:value-type="float">
            <text:p>12.9931669449</text:p>
          </table:table-cell>
          <table:table-cell table:formula="of:=([.C193]-[.D193])^2" office:value-type="float" office:value="31.3674687063531" calcext:value-type="float">
            <text:p>31.3674687064</text:p>
          </table:table-cell>
          <table:table-cell table:formula="of:=[.G193]-[.H193]" office:value-type="float" office:value="-18.3743017614819" calcext:value-type="float">
            <text:p>-18.3743017615</text:p>
          </table:table-cell>
          <table:table-cell table:formula="of:=([.A193]-(([.B193]+[.D193])/2))^2" office:value-type="float" office:value="21.1842507186555" calcext:value-type="float">
            <text:p>21.1842507187</text:p>
          </table:table-cell>
          <table:table-cell table:formula="of:=([.A193]-100.04)^2" office:value-type="float" office:value="91.9681000000001" calcext:value-type="float">
            <text:p>91.9681</text:p>
          </table:table-cell>
        </table:table-row>
        <table:table-row table:style-name="ro1">
          <table:table-cell office:value-type="float" office:value="90.46" calcext:value-type="float">
            <text:p>90.46</text:p>
          </table:table-cell>
          <table:table-cell office:value-type="float" office:value="94.1260375976563" calcext:value-type="float">
            <text:p>94.1260375977</text:p>
          </table:table-cell>
          <table:table-cell office:value-type="float" office:value="90.46" calcext:value-type="float">
            <text:p>90.46</text:p>
          </table:table-cell>
          <table:table-cell office:value-type="float" office:value="95.2012252807617" calcext:value-type="float">
            <text:p>95.2012252808</text:p>
          </table:table-cell>
          <table:table-cell/>
          <table:table-cell table:formula="of:=[.A194]-[.C194]" office:value-type="float" office:value="0" calcext:value-type="float">
            <text:p>0</text:p>
          </table:table-cell>
          <table:table-cell table:formula="of:=([.A194]-[.B194])^2" office:value-type="float" office:value="13.4398316674293" calcext:value-type="float">
            <text:p>13.4398316674</text:p>
          </table:table-cell>
          <table:table-cell table:formula="of:=([.C194]-[.D194])^2" office:value-type="float" office:value="22.4792171629341" calcext:value-type="float">
            <text:p>22.4792171629</text:p>
          </table:table-cell>
          <table:table-cell table:formula="of:=[.G194]-[.H194]" office:value-type="float" office:value="-9.03938549550484" calcext:value-type="float">
            <text:p>-9.0393854955</text:p>
          </table:table-cell>
          <table:table-cell table:formula="of:=([.A194]-(([.B194]+[.D194])/2))^2" office:value-type="float" office:value="17.6705172767063" calcext:value-type="float">
            <text:p>17.6705172767</text:p>
          </table:table-cell>
          <table:table-cell table:formula="of:=([.A194]-100.04)^2" office:value-type="float" office:value="91.7764000000002" calcext:value-type="float">
            <text:p>91.7764</text:p>
          </table:table-cell>
        </table:table-row>
        <table:table-row table:style-name="ro1">
          <table:table-cell office:value-type="float" office:value="90.49" calcext:value-type="float">
            <text:p>90.49</text:p>
          </table:table-cell>
          <table:table-cell office:value-type="float" office:value="95.0893249511719" calcext:value-type="float">
            <text:p>95.0893249512</text:p>
          </table:table-cell>
          <table:table-cell office:value-type="float" office:value="90.49" calcext:value-type="float">
            <text:p>90.49</text:p>
          </table:table-cell>
          <table:table-cell office:value-type="float" office:value="99.9462051391602" calcext:value-type="float">
            <text:p>99.9462051392</text:p>
          </table:table-cell>
          <table:table-cell/>
          <table:table-cell table:formula="of:=[.A195]-[.C195]" office:value-type="float" office:value="0" calcext:value-type="float">
            <text:p>0</text:p>
          </table:table-cell>
          <table:table-cell table:formula="of:=([.A195]-[.B195])^2" office:value-type="float" office:value="21.1537900064722" calcext:value-type="float">
            <text:p>21.1537900065</text:p>
          </table:table-cell>
          <table:table-cell table:formula="of:=([.C195]-[.D195])^2" office:value-type="float" office:value="89.419815633879" calcext:value-type="float">
            <text:p>89.4198156339</text:p>
          </table:table-cell>
          <table:table-cell table:formula="of:=[.G195]-[.H195]" office:value-type="float" office:value="-68.2660256274068" calcext:value-type="float">
            <text:p>-68.2660256274</text:p>
          </table:table-cell>
          <table:table-cell table:formula="of:=([.A195]-(([.B195]+[.D195])/2))^2" office:value-type="float" office:value="49.3894815300574" calcext:value-type="float">
            <text:p>49.3894815301</text:p>
          </table:table-cell>
          <table:table-cell table:formula="of:=([.A195]-100.04)^2" office:value-type="float" office:value="91.2025000000002" calcext:value-type="float">
            <text:p>91.2025</text:p>
          </table:table-cell>
        </table:table-row>
        <table:table-row table:style-name="ro1">
          <table:table-cell office:value-type="float" office:value="90.52" calcext:value-type="float">
            <text:p>90.52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0.52" calcext:value-type="float">
            <text:p>90.52</text:p>
          </table:table-cell>
          <table:table-cell office:value-type="float" office:value="96.569091796875" calcext:value-type="float">
            <text:p>96.5690917969</text:p>
          </table:table-cell>
          <table:table-cell/>
          <table:table-cell table:formula="of:=[.A196]-[.C196]" office:value-type="float" office:value="0" calcext:value-type="float">
            <text:p>0</text:p>
          </table:table-cell>
          <table:table-cell table:formula="of:=([.A196]-[.B196])^2" office:value-type="float" office:value="16.1247269957998" calcext:value-type="float">
            <text:p>16.1247269958</text:p>
          </table:table-cell>
          <table:table-cell table:formula="of:=([.C196]-[.D196])^2" office:value-type="float" office:value="36.5915115670205" calcext:value-type="float">
            <text:p>36.591511567</text:p>
          </table:table-cell>
          <table:table-cell table:formula="of:=[.G196]-[.H196]" office:value-type="float" office:value="-20.4667845712206" calcext:value-type="float">
            <text:p>-20.4667845712</text:p>
          </table:table-cell>
          <table:table-cell table:formula="of:=([.A196]-(([.B196]+[.D196])/2))^2" office:value-type="float" office:value="25.3243070072869" calcext:value-type="float">
            <text:p>25.3243070073</text:p>
          </table:table-cell>
          <table:table-cell table:formula="of:=([.A196]-100.04)^2" office:value-type="float" office:value="90.6304000000002" calcext:value-type="float">
            <text:p>90.6304</text:p>
          </table:table-cell>
        </table:table-row>
        <table:table-row table:style-name="ro1">
          <table:table-cell office:value-type="float" office:value="90.54" calcext:value-type="float">
            <text:p>90.54</text:p>
          </table:table-cell>
          <table:table-cell office:value-type="float" office:value="95.8986587524414" calcext:value-type="float">
            <text:p>95.8986587524</text:p>
          </table:table-cell>
          <table:table-cell office:value-type="float" office:value="90.54" calcext:value-type="float">
            <text:p>90.54</text:p>
          </table:table-cell>
          <table:table-cell office:value-type="float" office:value="100.746551513672" calcext:value-type="float">
            <text:p>100.7465515137</text:p>
          </table:table-cell>
          <table:table-cell/>
          <table:table-cell table:formula="of:=[.A197]-[.C197]" office:value-type="float" office:value="0" calcext:value-type="float">
            <text:p>0</text:p>
          </table:table-cell>
          <table:table-cell table:formula="of:=([.A197]-[.B197])^2" office:value-type="float" office:value="28.7152236251168" calcext:value-type="float">
            <text:p>28.7152236251</text:p>
          </table:table-cell>
          <table:table-cell table:formula="of:=([.C197]-[.D197])^2" office:value-type="float" office:value="104.173693801238" calcext:value-type="float">
            <text:p>104.1736938012</text:p>
          </table:table-cell>
          <table:table-cell table:formula="of:=[.G197]-[.H197]" office:value-type="float" office:value="-75.4584701761207" calcext:value-type="float">
            <text:p>-75.4584701761</text:p>
          </table:table-cell>
          <table:table-cell table:formula="of:=([.A197]-(([.B197]+[.D197])/2))^2" office:value-type="float" office:value="60.5689426570795" calcext:value-type="float">
            <text:p>60.5689426571</text:p>
          </table:table-cell>
          <table:table-cell table:formula="of:=([.A197]-100.04)^2" office:value-type="float" office:value="90.25" calcext:value-type="float">
            <text:p>90.25</text:p>
          </table:table-cell>
        </table:table-row>
        <table:table-row table:style-name="ro1">
          <table:table-cell office:value-type="float" office:value="90.54" calcext:value-type="float">
            <text:p>90.54</text:p>
          </table:table-cell>
          <table:table-cell office:value-type="float" office:value="94.4196395874024" calcext:value-type="float">
            <text:p>94.4196395874</text:p>
          </table:table-cell>
          <table:table-cell office:value-type="float" office:value="90.54" calcext:value-type="float">
            <text:p>90.54</text:p>
          </table:table-cell>
          <table:table-cell office:value-type="float" office:value="99.3421173095703" calcext:value-type="float">
            <text:p>99.3421173096</text:p>
          </table:table-cell>
          <table:table-cell/>
          <table:table-cell table:formula="of:=[.A198]-[.C198]" office:value-type="float" office:value="0" calcext:value-type="float">
            <text:p>0</text:p>
          </table:table-cell>
          <table:table-cell table:formula="of:=([.A198]-[.B198])^2" office:value-type="float" office:value="15.0516033281394" calcext:value-type="float">
            <text:p>15.0516033281</text:p>
          </table:table-cell>
          <table:table-cell table:formula="of:=([.C198]-[.D198])^2" office:value-type="float" office:value="77.4772691314372" calcext:value-type="float">
            <text:p>77.4772691314</text:p>
          </table:table-cell>
          <table:table-cell table:formula="of:=[.G198]-[.H198]" office:value-type="float" office:value="-62.4256658032978" calcext:value-type="float">
            <text:p>-62.4256658033</text:p>
          </table:table-cell>
          <table:table-cell table:formula="of:=([.A198]-(([.B198]+[.D198])/2))^2" office:value-type="float" office:value="40.2067394984783" calcext:value-type="float">
            <text:p>40.2067394985</text:p>
          </table:table-cell>
          <table:table-cell table:formula="of:=([.A198]-100.04)^2" office:value-type="float" office:value="90.25" calcext:value-type="float">
            <text:p>90.25</text:p>
          </table:table-cell>
        </table:table-row>
        <table:table-row table:style-name="ro1">
          <table:table-cell office:value-type="float" office:value="90.58" calcext:value-type="float">
            <text:p>90.58</text:p>
          </table:table-cell>
          <table:table-cell office:value-type="float" office:value="94.1722793579102" calcext:value-type="float">
            <text:p>94.1722793579</text:p>
          </table:table-cell>
          <table:table-cell office:value-type="float" office:value="90.58" calcext:value-type="float">
            <text:p>90.58</text:p>
          </table:table-cell>
          <table:table-cell office:value-type="float" office:value="97.5342254638672" calcext:value-type="float">
            <text:p>97.5342254639</text:p>
          </table:table-cell>
          <table:table-cell/>
          <table:table-cell table:formula="of:=[.A199]-[.C199]" office:value-type="float" office:value="0" calcext:value-type="float">
            <text:p>0</text:p>
          </table:table-cell>
          <table:table-cell table:formula="of:=([.A199]-[.B199])^2" office:value-type="float" office:value="12.9044709852674" calcext:value-type="float">
            <text:p>12.9044709853</text:p>
          </table:table-cell>
          <table:table-cell table:formula="of:=([.C199]-[.D199])^2" office:value-type="float" office:value="48.3612518022988" calcext:value-type="float">
            <text:p>48.3612518023</text:p>
          </table:table-cell>
          <table:table-cell table:formula="of:=[.G199]-[.H199]" office:value-type="float" office:value="-35.4567808170314" calcext:value-type="float">
            <text:p>-35.456780817</text:p>
          </table:table-cell>
          <table:table-cell table:formula="of:=([.A199]-(([.B199]+[.D199])/2))^2" office:value-type="float" office:value="27.8071909889432" calcext:value-type="float">
            <text:p>27.8071909889</text:p>
          </table:table-cell>
          <table:table-cell table:formula="of:=([.A199]-100.04)^2" office:value-type="float" office:value="89.4916000000002" calcext:value-type="float">
            <text:p>89.4916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0.6" calcext:value-type="float">
            <text:p>90.6</text:p>
          </table:table-cell>
          <table:table-cell office:value-type="float" office:value="95.0641937255859" calcext:value-type="float">
            <text:p>95.0641937256</text:p>
          </table:table-cell>
          <table:table-cell/>
          <table:table-cell table:formula="of:=[.A200]-[.C200]" office:value-type="float" office:value="0" calcext:value-type="float">
            <text:p>0</text:p>
          </table:table-cell>
          <table:table-cell table:formula="of:=([.A200]-[.B200])^2" office:value-type="float" office:value="19.5760474019708" calcext:value-type="float">
            <text:p>19.576047402</text:p>
          </table:table-cell>
          <table:table-cell table:formula="of:=([.C200]-[.D200])^2" office:value-type="float" office:value="19.9290256195609" calcext:value-type="float">
            <text:p>19.9290256196</text:p>
          </table:table-cell>
          <table:table-cell table:formula="of:=[.G200]-[.H200]" office:value-type="float" office:value="-0.352978217590135" calcext:value-type="float">
            <text:p>-0.3529782176</text:p>
          </table:table-cell>
          <table:table-cell table:formula="of:=([.A200]-(([.B200]+[.D200])/2))^2" office:value-type="float" office:value="19.7521422699147" calcext:value-type="float">
            <text:p>19.7521422699</text:p>
          </table:table-cell>
          <table:table-cell table:formula="of:=([.A200]-100.04)^2" office:value-type="float" office:value="89.1136000000002" calcext:value-type="float">
            <text:p>89.1136</text:p>
          </table:table-cell>
        </table:table-row>
        <table:table-row table:style-name="ro1">
          <table:table-cell office:value-type="float" office:value="90.64" calcext:value-type="float">
            <text:p>90.64</text:p>
          </table:table-cell>
          <table:table-cell office:value-type="float" office:value="94.2170181274414" calcext:value-type="float">
            <text:p>94.2170181274</text:p>
          </table:table-cell>
          <table:table-cell office:value-type="float" office:value="90.64" calcext:value-type="float">
            <text:p>90.64</text:p>
          </table:table-cell>
          <table:table-cell office:value-type="float" office:value="95.2219696044922" calcext:value-type="float">
            <text:p>95.2219696045</text:p>
          </table:table-cell>
          <table:table-cell/>
          <table:table-cell table:formula="of:=[.A201]-[.C201]" office:value-type="float" office:value="0" calcext:value-type="float">
            <text:p>0</text:p>
          </table:table-cell>
          <table:table-cell table:formula="of:=([.A201]-[.B201])^2" office:value-type="float" office:value="12.7950586840444" calcext:value-type="float">
            <text:p>12.795058684</text:p>
          </table:table-cell>
          <table:table-cell table:formula="of:=([.C201]-[.D201])^2" office:value-type="float" office:value="20.9944454564903" calcext:value-type="float">
            <text:p>20.9944454565</text:p>
          </table:table-cell>
          <table:table-cell table:formula="of:=[.G201]-[.H201]" office:value-type="float" office:value="-8.19938677244587" calcext:value-type="float">
            <text:p>-8.1993867724</text:p>
          </table:table-cell>
          <table:table-cell table:formula="of:=([.A201]-(([.B201]+[.D201])/2))^2" office:value-type="float" office:value="16.6422702024607" calcext:value-type="float">
            <text:p>16.6422702025</text:p>
          </table:table-cell>
          <table:table-cell table:formula="of:=([.A201]-100.04)^2" office:value-type="float" office:value="88.3600000000001" calcext:value-type="float">
            <text:p>88.36</text:p>
          </table:table-cell>
        </table:table-row>
        <table:table-row table:style-name="ro1">
          <table:table-cell office:value-type="float" office:value="90.65" calcext:value-type="float">
            <text:p>90.65</text:p>
          </table:table-cell>
          <table:table-cell office:value-type="float" office:value="95.1322860717773" calcext:value-type="float">
            <text:p>95.1322860718</text:p>
          </table:table-cell>
          <table:table-cell office:value-type="float" office:value="90.65" calcext:value-type="float">
            <text:p>90.65</text:p>
          </table:table-cell>
          <table:table-cell office:value-type="float" office:value="91.0546112060547" calcext:value-type="float">
            <text:p>91.0546112061</text:p>
          </table:table-cell>
          <table:table-cell/>
          <table:table-cell table:formula="of:=[.A202]-[.C202]" office:value-type="float" office:value="0" calcext:value-type="float">
            <text:p>0</text:p>
          </table:table-cell>
          <table:table-cell table:formula="of:=([.A202]-[.B202])^2" office:value-type="float" office:value="20.0908884292491" calcext:value-type="float">
            <text:p>20.0908884292</text:p>
          </table:table-cell>
          <table:table-cell table:formula="of:=([.C202]-[.D202])^2" office:value-type="float" office:value="0.163710228065024" calcext:value-type="float">
            <text:p>0.1637102281</text:p>
          </table:table-cell>
          <table:table-cell table:formula="of:=[.G202]-[.H202]" office:value-type="float" office:value="19.9271782011841" calcext:value-type="float">
            <text:p>19.9271782012</text:p>
          </table:table-cell>
          <table:table-cell table:formula="of:=([.A202]-(([.B202]+[.D202])/2))^2" office:value-type="float" office:value="5.9704412510205" calcext:value-type="float">
            <text:p>5.970441251</text:p>
          </table:table-cell>
          <table:table-cell table:formula="of:=([.A202]-100.04)^2" office:value-type="float" office:value="88.1721" calcext:value-type="float">
            <text:p>88.1721</text:p>
          </table:table-cell>
        </table:table-row>
        <table:table-row table:style-name="ro1">
          <table:table-cell office:value-type="float" office:value="90.66" calcext:value-type="float">
            <text:p>90.66</text:p>
          </table:table-cell>
          <table:table-cell office:value-type="float" office:value="94.3902130126953" calcext:value-type="float">
            <text:p>94.3902130127</text:p>
          </table:table-cell>
          <table:table-cell office:value-type="float" office:value="90.66" calcext:value-type="float">
            <text:p>90.66</text:p>
          </table:table-cell>
          <table:table-cell office:value-type="float" office:value="93.6742935180664" calcext:value-type="float">
            <text:p>93.6742935181</text:p>
          </table:table-cell>
          <table:table-cell/>
          <table:table-cell table:formula="of:=[.A203]-[.C203]" office:value-type="float" office:value="0" calcext:value-type="float">
            <text:p>0</text:p>
          </table:table-cell>
          <table:table-cell table:formula="of:=([.A203]-[.B203])^2" office:value-type="float" office:value="13.9144891200815" calcext:value-type="float">
            <text:p>13.9144891201</text:p>
          </table:table-cell>
          <table:table-cell table:formula="of:=([.C203]-[.D203])^2" office:value-type="float" office:value="9.08596541305717" calcext:value-type="float">
            <text:p>9.0859654131</text:p>
          </table:table-cell>
          <table:table-cell table:formula="of:=[.G203]-[.H203]" office:value-type="float" office:value="4.82852370702429" calcext:value-type="float">
            <text:p>4.828523707</text:p>
          </table:table-cell>
          <table:table-cell table:formula="of:=([.A203]-(([.B203]+[.D203])/2))^2" office:value-type="float" office:value="11.3720920858719" calcext:value-type="float">
            <text:p>11.3720920859</text:p>
          </table:table-cell>
          <table:table-cell table:formula="of:=([.A203]-100.04)^2" office:value-type="float" office:value="87.9844000000002" calcext:value-type="float">
            <text:p>87.9844</text:p>
          </table:table-cell>
        </table:table-row>
        <table:table-row table:style-name="ro1">
          <table:table-cell office:value-type="float" office:value="90.67" calcext:value-type="float">
            <text:p>90.67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90.67" calcext:value-type="float">
            <text:p>90.67</text:p>
          </table:table-cell>
          <table:table-cell office:value-type="float" office:value="95.7151107788086" calcext:value-type="float">
            <text:p>95.7151107788</text:p>
          </table:table-cell>
          <table:table-cell/>
          <table:table-cell table:formula="of:=[.A204]-[.C204]" office:value-type="float" office:value="0" calcext:value-type="float">
            <text:p>0</text:p>
          </table:table-cell>
          <table:table-cell table:formula="of:=([.A204]-[.B204])^2" office:value-type="float" office:value="14.5000263636593" calcext:value-type="float">
            <text:p>14.5000263637</text:p>
          </table:table-cell>
          <table:table-cell table:formula="of:=([.C204]-[.D204])^2" office:value-type="float" office:value="25.4531427704506" calcext:value-type="float">
            <text:p>25.4531427705</text:p>
          </table:table-cell>
          <table:table-cell table:formula="of:=[.G204]-[.H204]" office:value-type="float" office:value="-10.9531164067914" calcext:value-type="float">
            <text:p>-10.9531164068</text:p>
          </table:table-cell>
          <table:table-cell table:formula="of:=([.A204]-(([.B204]+[.D204])/2))^2" office:value-type="float" office:value="19.5939057622377" calcext:value-type="float">
            <text:p>19.5939057622</text:p>
          </table:table-cell>
          <table:table-cell table:formula="of:=([.A204]-100.04)^2" office:value-type="float" office:value="87.7969000000001" calcext:value-type="float">
            <text:p>87.7969</text:p>
          </table:table-cell>
        </table:table-row>
        <table:table-row table:style-name="ro1">
          <table:table-cell office:value-type="float" office:value="90.67" calcext:value-type="float">
            <text:p>90.67</text:p>
          </table:table-cell>
          <table:table-cell office:value-type="float" office:value="94.7635116577149" calcext:value-type="float">
            <text:p>94.7635116577</text:p>
          </table:table-cell>
          <table:table-cell office:value-type="float" office:value="90.67" calcext:value-type="float">
            <text:p>90.67</text:p>
          </table:table-cell>
          <table:table-cell office:value-type="float" office:value="94.8658752441406" calcext:value-type="float">
            <text:p>94.8658752441</text:p>
          </table:table-cell>
          <table:table-cell/>
          <table:table-cell table:formula="of:=[.A205]-[.C205]" office:value-type="float" office:value="0" calcext:value-type="float">
            <text:p>0</text:p>
          </table:table-cell>
          <table:table-cell table:formula="of:=([.A205]-[.B205])^2" office:value-type="float" office:value="16.7568376918473" calcext:value-type="float">
            <text:p>16.7568376918</text:p>
          </table:table-cell>
          <table:table-cell table:formula="of:=([.C205]-[.D205])^2" office:value-type="float" office:value="17.6053690643921" calcext:value-type="float">
            <text:p>17.6053690644</text:p>
          </table:table-cell>
          <table:table-cell table:formula="of:=[.G205]-[.H205]" office:value-type="float" office:value="-0.848531372544823" calcext:value-type="float">
            <text:p>-0.8485313725</text:p>
          </table:table-cell>
          <table:table-cell table:formula="of:=([.A205]-(([.B205]+[.D205])/2))^2" office:value-type="float" office:value="17.1784838021632" calcext:value-type="float">
            <text:p>17.1784838022</text:p>
          </table:table-cell>
          <table:table-cell table:formula="of:=([.A205]-100.04)^2" office:value-type="float" office:value="87.7969000000001" calcext:value-type="float">
            <text:p>87.7969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0.7" calcext:value-type="float">
            <text:p>90.7</text:p>
          </table:table-cell>
          <table:table-cell office:value-type="float" office:value="94.3903961181641" calcext:value-type="float">
            <text:p>94.3903961182</text:p>
          </table:table-cell>
          <table:table-cell/>
          <table:table-cell table:formula="of:=[.A206]-[.C206]" office:value-type="float" office:value="0" calcext:value-type="float">
            <text:p>0</text:p>
          </table:table-cell>
          <table:table-cell table:formula="of:=([.A206]-[.B206])^2" office:value-type="float" office:value="18.7011508565605" calcext:value-type="float">
            <text:p>18.7011508566</text:p>
          </table:table-cell>
          <table:table-cell table:formula="of:=([.C206]-[.D206])^2" office:value-type="float" office:value="13.6190235089604" calcext:value-type="float">
            <text:p>13.619023509</text:p>
          </table:table-cell>
          <table:table-cell table:formula="of:=[.G206]-[.H206]" office:value-type="float" office:value="5.08212734760018" calcext:value-type="float">
            <text:p>5.0821273476</text:p>
          </table:table-cell>
          <table:table-cell table:formula="of:=([.A206]-(([.B206]+[.D206])/2))^2" office:value-type="float" office:value="16.0595707258681" calcext:value-type="float">
            <text:p>16.0595707259</text:p>
          </table:table-cell>
          <table:table-cell table:formula="of:=([.A206]-100.04)^2" office:value-type="float" office:value="87.2356000000001" calcext:value-type="float">
            <text:p>87.2356</text:p>
          </table:table-cell>
        </table:table-row>
        <table:table-row table:style-name="ro1">
          <table:table-cell office:value-type="float" office:value="90.725" calcext:value-type="float">
            <text:p>90.725</text:p>
          </table:table-cell>
          <table:table-cell office:value-type="float" office:value="93.9458694458008" calcext:value-type="float">
            <text:p>93.9458694458</text:p>
          </table:table-cell>
          <table:table-cell office:value-type="float" office:value="90.725" calcext:value-type="float">
            <text:p>90.725</text:p>
          </table:table-cell>
          <table:table-cell office:value-type="float" office:value="94.0097274780274" calcext:value-type="float">
            <text:p>94.009727478</text:p>
          </table:table-cell>
          <table:table-cell/>
          <table:table-cell table:formula="of:=[.A207]-[.C207]" office:value-type="float" office:value="0" calcext:value-type="float">
            <text:p>0</text:p>
          </table:table-cell>
          <table:table-cell table:formula="of:=([.A207]-[.B207])^2" office:value-type="float" office:value="10.3739999868931" calcext:value-type="float">
            <text:p>10.3739999869</text:p>
          </table:table-cell>
          <table:table-cell table:formula="of:=([.C207]-[.D207])^2" office:value-type="float" office:value="10.7894346049079" calcext:value-type="float">
            <text:p>10.7894346049</text:p>
          </table:table-cell>
          <table:table-cell table:formula="of:=[.G207]-[.H207]" office:value-type="float" office:value="-0.415434618014844" calcext:value-type="float">
            <text:p>-0.415434618</text:p>
          </table:table-cell>
          <table:table-cell table:formula="of:=([.A207]-(([.B207]+[.D207])/2))^2" office:value-type="float" office:value="10.5806978338305" calcext:value-type="float">
            <text:p>10.5806978338</text:p>
          </table:table-cell>
          <table:table-cell table:formula="of:=([.A207]-100.04)^2" office:value-type="float" office:value="86.7692250000002" calcext:value-type="float">
            <text:p>86.769225</text:p>
          </table:table-cell>
        </table:table-row>
        <table:table-row table:style-name="ro1">
          <table:table-cell office:value-type="float" office:value="90.76" calcext:value-type="float">
            <text:p>90.76</text:p>
          </table:table-cell>
          <table:table-cell office:value-type="float" office:value="95.5317001342774" calcext:value-type="float">
            <text:p>95.5317001343</text:p>
          </table:table-cell>
          <table:table-cell office:value-type="float" office:value="90.76" calcext:value-type="float">
            <text:p>90.76</text:p>
          </table:table-cell>
          <table:table-cell office:value-type="float" office:value="100.496772766113" calcext:value-type="float">
            <text:p>100.4967727661</text:p>
          </table:table-cell>
          <table:table-cell/>
          <table:table-cell table:formula="of:=[.A208]-[.C208]" office:value-type="float" office:value="0" calcext:value-type="float">
            <text:p>0</text:p>
          </table:table-cell>
          <table:table-cell table:formula="of:=([.A208]-[.B208])^2" office:value-type="float" office:value="22.7691221714624" calcext:value-type="float">
            <text:p>22.7691221715</text:p>
          </table:table-cell>
          <table:table-cell table:formula="of:=([.C208]-[.D208])^2" office:value-type="float" office:value="94.8047438989252" calcext:value-type="float">
            <text:p>94.8047438989</text:p>
          </table:table-cell>
          <table:table-cell table:formula="of:=[.G208]-[.H208]" office:value-type="float" office:value="-72.0356217274628" calcext:value-type="float">
            <text:p>-72.0356217275</text:p>
          </table:table-cell>
          <table:table-cell table:formula="of:=([.A208]-(([.B208]+[.D208])/2))^2" office:value-type="float" office:value="52.6239464753422" calcext:value-type="float">
            <text:p>52.6239464753</text:p>
          </table:table-cell>
          <table:table-cell table:formula="of:=([.A208]-100.04)^2" office:value-type="float" office:value="86.1184" calcext:value-type="float">
            <text:p>86.1184</text:p>
          </table:table-cell>
        </table:table-row>
        <table:table-row table:style-name="ro1">
          <table:table-cell office:value-type="float" office:value="90.76" calcext:value-type="float">
            <text:p>90.76</text:p>
          </table:table-cell>
          <table:table-cell office:value-type="float" office:value="94.8190307617188" calcext:value-type="float">
            <text:p>94.8190307617</text:p>
          </table:table-cell>
          <table:table-cell office:value-type="float" office:value="90.76" calcext:value-type="float">
            <text:p>90.76</text:p>
          </table:table-cell>
          <table:table-cell office:value-type="float" office:value="93.4504547119141" calcext:value-type="float">
            <text:p>93.4504547119</text:p>
          </table:table-cell>
          <table:table-cell/>
          <table:table-cell table:formula="of:=[.A209]-[.C209]" office:value-type="float" office:value="0" calcext:value-type="float">
            <text:p>0</text:p>
          </table:table-cell>
          <table:table-cell table:formula="of:=([.A209]-[.B209])^2" office:value-type="float" office:value="16.4757307245791" calcext:value-type="float">
            <text:p>16.4757307246</text:p>
          </table:table-cell>
          <table:table-cell table:formula="of:=([.C209]-[.D209])^2" office:value-type="float" office:value="7.23854655686055" calcext:value-type="float">
            <text:p>7.2385465569</text:p>
          </table:table-cell>
          <table:table-cell table:formula="of:=[.G209]-[.H209]" office:value-type="float" office:value="9.2371841677185" calcext:value-type="float">
            <text:p>9.2371841677</text:p>
          </table:table-cell>
          <table:table-cell table:formula="of:=([.A209]-(([.B209]+[.D209])/2))^2" office:value-type="float" office:value="11.3888885396951" calcext:value-type="float">
            <text:p>11.3888885397</text:p>
          </table:table-cell>
          <table:table-cell table:formula="of:=([.A209]-100.04)^2" office:value-type="float" office:value="86.1184" calcext:value-type="float">
            <text:p>86.1184</text:p>
          </table:table-cell>
        </table:table-row>
        <table:table-row table:style-name="ro1">
          <table:table-cell office:value-type="float" office:value="90.79" calcext:value-type="float">
            <text:p>90.79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90.79" calcext:value-type="float">
            <text:p>90.79</text:p>
          </table:table-cell>
          <table:table-cell office:value-type="float" office:value="94.1243057250977" calcext:value-type="float">
            <text:p>94.1243057251</text:p>
          </table:table-cell>
          <table:table-cell/>
          <table:table-cell table:formula="of:=[.A210]-[.C210]" office:value-type="float" office:value="0" calcext:value-type="float">
            <text:p>0</text:p>
          </table:table-cell>
          <table:table-cell table:formula="of:=([.A210]-[.B210])^2" office:value-type="float" office:value="13.6005327601436" calcext:value-type="float">
            <text:p>13.6005327601</text:p>
          </table:table-cell>
          <table:table-cell table:formula="of:=([.C210]-[.D210])^2" office:value-type="float" office:value="11.117594668419" calcext:value-type="float">
            <text:p>11.1175946684</text:p>
          </table:table-cell>
          <table:table-cell table:formula="of:=[.G210]-[.H210]" office:value-type="float" office:value="2.48293809172464" calcext:value-type="float">
            <text:p>2.4829380917</text:p>
          </table:table-cell>
          <table:table-cell table:formula="of:=([.A210]-(([.B210]+[.D210])/2))^2" office:value-type="float" office:value="12.327808251827" calcext:value-type="float">
            <text:p>12.3278082518</text:p>
          </table:table-cell>
          <table:table-cell table:formula="of:=([.A210]-100.04)^2" office:value-type="float" office:value="85.5625" calcext:value-type="float">
            <text:p>85.5625</text:p>
          </table:table-cell>
        </table:table-row>
        <table:table-row table:style-name="ro1">
          <table:table-cell office:value-type="float" office:value="90.84" calcext:value-type="float">
            <text:p>90.84</text:p>
          </table:table-cell>
          <table:table-cell office:value-type="float" office:value="94.7301330566406" calcext:value-type="float">
            <text:p>94.7301330566</text:p>
          </table:table-cell>
          <table:table-cell office:value-type="float" office:value="90.84" calcext:value-type="float">
            <text:p>90.84</text:p>
          </table:table-cell>
          <table:table-cell office:value-type="float" office:value="99.5228271484375" calcext:value-type="float">
            <text:p>99.5228271484</text:p>
          </table:table-cell>
          <table:table-cell/>
          <table:table-cell table:formula="of:=[.A211]-[.C211]" office:value-type="float" office:value="0" calcext:value-type="float">
            <text:p>0</text:p>
          </table:table-cell>
          <table:table-cell table:formula="of:=([.A211]-[.B211])^2" office:value-type="float" office:value="15.1331351983681" calcext:value-type="float">
            <text:p>15.1331351984</text:p>
          </table:table-cell>
          <table:table-cell table:formula="of:=([.C211]-[.D211])^2" office:value-type="float" office:value="75.3914872896432" calcext:value-type="float">
            <text:p>75.3914872896</text:p>
          </table:table-cell>
          <table:table-cell table:formula="of:=[.G211]-[.H211]" office:value-type="float" office:value="-60.2583520912751" calcext:value-type="float">
            <text:p>-60.2583520913</text:p>
          </table:table-cell>
          <table:table-cell table:formula="of:=([.A211]-(([.B211]+[.D211])/2))^2" office:value-type="float" office:value="39.5198320796195" calcext:value-type="float">
            <text:p>39.5198320796</text:p>
          </table:table-cell>
          <table:table-cell table:formula="of:=([.A211]-100.04)^2" office:value-type="float" office:value="84.6400000000001" calcext:value-type="float">
            <text:p>84.64</text:p>
          </table:table-cell>
        </table:table-row>
        <table:table-row table:style-name="ro1">
          <table:table-cell office:value-type="float" office:value="90.85" calcext:value-type="float">
            <text:p>90.85</text:p>
          </table:table-cell>
          <table:table-cell office:value-type="float" office:value="93.5866622924805" calcext:value-type="float">
            <text:p>93.5866622925</text:p>
          </table:table-cell>
          <table:table-cell office:value-type="float" office:value="90.85" calcext:value-type="float">
            <text:p>90.85</text:p>
          </table:table-cell>
          <table:table-cell office:value-type="float" office:value="97.8851089477539" calcext:value-type="float">
            <text:p>97.8851089478</text:p>
          </table:table-cell>
          <table:table-cell/>
          <table:table-cell table:formula="of:=[.A212]-[.C212]" office:value-type="float" office:value="0" calcext:value-type="float">
            <text:p>0</text:p>
          </table:table-cell>
          <table:table-cell table:formula="of:=([.A212]-[.B212])^2" office:value-type="float" office:value="7.48932050308449" calcext:value-type="float">
            <text:p>7.4893205031</text:p>
          </table:table-cell>
          <table:table-cell table:formula="of:=([.C212]-[.D212])^2" office:value-type="float" office:value="49.4927579067672" calcext:value-type="float">
            <text:p>49.4927579068</text:p>
          </table:table-cell>
          <table:table-cell table:formula="of:=[.G212]-[.H212]" office:value-type="float" office:value="-42.0034374036827" calcext:value-type="float">
            <text:p>-42.0034374037</text:p>
          </table:table-cell>
          <table:table-cell table:formula="of:=([.A212]-(([.B212]+[.D212])/2))^2" office:value-type="float" office:value="23.871878292868" calcext:value-type="float">
            <text:p>23.8718782929</text:p>
          </table:table-cell>
          <table:table-cell table:formula="of:=([.A212]-100.04)^2" office:value-type="float" office:value="84.4561000000002" calcext:value-type="float">
            <text:p>84.4561</text:p>
          </table:table-cell>
        </table:table-row>
        <table:table-row table:style-name="ro1">
          <table:table-cell office:value-type="float" office:value="90.855" calcext:value-type="float">
            <text:p>90.855</text:p>
          </table:table-cell>
          <table:table-cell office:value-type="float" office:value="94.3952484130859" calcext:value-type="float">
            <text:p>94.3952484131</text:p>
          </table:table-cell>
          <table:table-cell office:value-type="float" office:value="90.855" calcext:value-type="float">
            <text:p>90.855</text:p>
          </table:table-cell>
          <table:table-cell office:value-type="float" office:value="91.8057479858399" calcext:value-type="float">
            <text:p>91.8057479858</text:p>
          </table:table-cell>
          <table:table-cell/>
          <table:table-cell table:formula="of:=[.A213]-[.C213]" office:value-type="float" office:value="0" calcext:value-type="float">
            <text:p>0</text:p>
          </table:table-cell>
          <table:table-cell table:formula="of:=([.A213]-[.B213])^2" office:value-type="float" office:value="12.5333588263576" calcext:value-type="float">
            <text:p>12.5333588264</text:p>
          </table:table-cell>
          <table:table-cell table:formula="of:=([.C213]-[.D213])^2" office:value-type="float" office:value="0.903921732578539" calcext:value-type="float">
            <text:p>0.9039217326</text:p>
          </table:table-cell>
          <table:table-cell table:formula="of:=[.G213]-[.H213]" office:value-type="float" office:value="11.629437093779" calcext:value-type="float">
            <text:p>11.6294370938</text:p>
          </table:table-cell>
          <table:table-cell table:formula="of:=([.A213]-(([.B213]+[.D213])/2))^2" office:value-type="float" office:value="5.04226216379113" calcext:value-type="float">
            <text:p>5.0422621638</text:p>
          </table:table-cell>
          <table:table-cell table:formula="of:=([.A213]-100.04)^2" office:value-type="float" office:value="84.3642250000003" calcext:value-type="float">
            <text:p>84.364225</text:p>
          </table:table-cell>
        </table:table-row>
        <table:table-row table:style-name="ro1">
          <table:table-cell office:value-type="float" office:value="90.86" calcext:value-type="float">
            <text:p>90.86</text:p>
          </table:table-cell>
          <table:table-cell office:value-type="float" office:value="94.8131866455078" calcext:value-type="float">
            <text:p>94.8131866455</text:p>
          </table:table-cell>
          <table:table-cell office:value-type="float" office:value="90.86" calcext:value-type="float">
            <text:p>90.86</text:p>
          </table:table-cell>
          <table:table-cell office:value-type="float" office:value="94.7012557983399" calcext:value-type="float">
            <text:p>94.7012557983</text:p>
          </table:table-cell>
          <table:table-cell/>
          <table:table-cell table:formula="of:=[.A214]-[.C214]" office:value-type="float" office:value="0" calcext:value-type="float">
            <text:p>0</text:p>
          </table:table-cell>
          <table:table-cell table:formula="of:=([.A214]-[.B214])^2" office:value-type="float" office:value="15.6276846542213" calcext:value-type="float">
            <text:p>15.6276846542</text:p>
          </table:table-cell>
          <table:table-cell table:formula="of:=([.C214]-[.D214])^2" office:value-type="float" office:value="14.7552461082795" calcext:value-type="float">
            <text:p>14.7552461083</text:p>
          </table:table-cell>
          <table:table-cell table:formula="of:=[.G214]-[.H214]" office:value-type="float" office:value="0.872438545941842" calcext:value-type="float">
            <text:p>0.8724385459</text:p>
          </table:table-cell>
          <table:table-cell table:formula="of:=([.A214]-(([.B214]+[.D214])/2))^2" office:value-type="float" office:value="15.1883332526135" calcext:value-type="float">
            <text:p>15.1883332526</text:p>
          </table:table-cell>
          <table:table-cell table:formula="of:=([.A214]-100.04)^2" office:value-type="float" office:value="84.2724000000001" calcext:value-type="float">
            <text:p>84.2724</text:p>
          </table:table-cell>
        </table:table-row>
        <table:table-row table:style-name="ro1">
          <table:table-cell office:value-type="float" office:value="90.88" calcext:value-type="float">
            <text:p>90.88</text:p>
          </table:table-cell>
          <table:table-cell office:value-type="float" office:value="93.5602722167969" calcext:value-type="float">
            <text:p>93.5602722168</text:p>
          </table:table-cell>
          <table:table-cell office:value-type="float" office:value="90.88" calcext:value-type="float">
            <text:p>90.88</text:p>
          </table:table-cell>
          <table:table-cell office:value-type="float" office:value="93.592658996582" calcext:value-type="float">
            <text:p>93.5926589966</text:p>
          </table:table-cell>
          <table:table-cell/>
          <table:table-cell table:formula="of:=[.A215]-[.C215]" office:value-type="float" office:value="0" calcext:value-type="float">
            <text:p>0</text:p>
          </table:table-cell>
          <table:table-cell table:formula="of:=([.A215]-[.B215])^2" office:value-type="float" office:value="7.18385915613326" calcext:value-type="float">
            <text:p>7.1838591561</text:p>
          </table:table-cell>
          <table:table-cell table:formula="of:=([.C215]-[.D215])^2" office:value-type="float" office:value="7.35851883173746" calcext:value-type="float">
            <text:p>7.3585188317</text:p>
          </table:table-cell>
          <table:table-cell table:formula="of:=[.G215]-[.H215]" office:value-type="float" office:value="-0.174659675604198" calcext:value-type="float">
            <text:p>-0.1746596756</text:p>
          </table:table-cell>
          <table:table-cell table:formula="of:=([.A215]-(([.B215]+[.D215])/2))^2" office:value-type="float" office:value="7.27092676805915" calcext:value-type="float">
            <text:p>7.2709267681</text:p>
          </table:table-cell>
          <table:table-cell table:formula="of:=([.A215]-100.04)^2" office:value-type="float" office:value="83.9056000000002" calcext:value-type="float">
            <text:p>83.9056</text:p>
          </table:table-cell>
        </table:table-row>
        <table:table-row table:style-name="ro1">
          <table:table-cell office:value-type="float" office:value="90.88" calcext:value-type="float">
            <text:p>90.88</text:p>
          </table:table-cell>
          <table:table-cell office:value-type="float" office:value="94.3306655883789" calcext:value-type="float">
            <text:p>94.3306655884</text:p>
          </table:table-cell>
          <table:table-cell office:value-type="float" office:value="90.88" calcext:value-type="float">
            <text:p>90.88</text:p>
          </table:table-cell>
          <table:table-cell office:value-type="float" office:value="96.7092971801758" calcext:value-type="float">
            <text:p>96.7092971802</text:p>
          </table:table-cell>
          <table:table-cell/>
          <table:table-cell table:formula="of:=[.A216]-[.C216]" office:value-type="float" office:value="0" calcext:value-type="float">
            <text:p>0</text:p>
          </table:table-cell>
          <table:table-cell table:formula="of:=([.A216]-[.B216])^2" office:value-type="float" office:value="11.9070930028224" calcext:value-type="float">
            <text:p>11.9070930028</text:p>
          </table:table-cell>
          <table:table-cell table:formula="of:=([.C216]-[.D216])^2" office:value-type="float" office:value="33.9807056148054" calcext:value-type="float">
            <text:p>33.9807056148</text:p>
          </table:table-cell>
          <table:table-cell table:formula="of:=[.G216]-[.H216]" office:value-type="float" office:value="-22.073612611983" calcext:value-type="float">
            <text:p>-22.073612612</text:p>
          </table:table-cell>
          <table:table-cell table:formula="of:=([.A216]-(([.B216]+[.D216])/2))^2" office:value-type="float" office:value="21.5294272464403" calcext:value-type="float">
            <text:p>21.5294272464</text:p>
          </table:table-cell>
          <table:table-cell table:formula="of:=([.A216]-100.04)^2" office:value-type="float" office:value="83.9056000000002" calcext:value-type="float">
            <text:p>83.9056</text:p>
          </table:table-cell>
        </table:table-row>
        <table:table-row table:style-name="ro1">
          <table:table-cell office:value-type="float" office:value="90.8833333333333" calcext:value-type="float">
            <text:p>90.8833333333</text:p>
          </table:table-cell>
          <table:table-cell office:value-type="float" office:value="94.4176330566406" calcext:value-type="float">
            <text:p>94.4176330566</text:p>
          </table:table-cell>
          <table:table-cell office:value-type="float" office:value="90.8833333333333" calcext:value-type="float">
            <text:p>90.8833333333</text:p>
          </table:table-cell>
          <table:table-cell office:value-type="float" office:value="97.9770889282227" calcext:value-type="float">
            <text:p>97.9770889282</text:p>
          </table:table-cell>
          <table:table-cell/>
          <table:table-cell table:formula="of:=[.A217]-[.C217]" office:value-type="float" office:value="0" calcext:value-type="float">
            <text:p>0</text:p>
          </table:table-cell>
          <table:table-cell table:formula="of:=([.A217]-[.B217])^2" office:value-type="float" office:value="12.4912745341701" calcext:value-type="float">
            <text:p>12.4912745342</text:p>
          </table:table-cell>
          <table:table-cell table:formula="of:=([.C217]-[.D217])^2" office:value-type="float" office:value="50.3213684400237" calcext:value-type="float">
            <text:p>50.32136844</text:p>
          </table:table-cell>
          <table:table-cell table:formula="of:=[.G217]-[.H217]" office:value-type="float" office:value="-37.8300939058536" calcext:value-type="float">
            <text:p>-37.8300939059</text:p>
          </table:table-cell>
          <table:table-cell table:formula="of:=([.A217]-(([.B217]+[.D217])/2))^2" office:value-type="float" office:value="28.2388899616619" calcext:value-type="float">
            <text:p>28.2388899617</text:p>
          </table:table-cell>
          <table:table-cell table:formula="of:=([.A217]-100.04)^2" office:value-type="float" office:value="83.8445444444447" calcext:value-type="float">
            <text:p>83.8445444444</text:p>
          </table:table-cell>
        </table:table-row>
        <table:table-row table:style-name="ro1">
          <table:table-cell office:value-type="float" office:value="90.89" calcext:value-type="float">
            <text:p>90.89</text:p>
          </table:table-cell>
          <table:table-cell office:value-type="float" office:value="95.532341003418" calcext:value-type="float">
            <text:p>95.5323410034</text:p>
          </table:table-cell>
          <table:table-cell office:value-type="float" office:value="90.89" calcext:value-type="float">
            <text:p>90.89</text:p>
          </table:table-cell>
          <table:table-cell office:value-type="float" office:value="91.8237991333008" calcext:value-type="float">
            <text:p>91.8237991333</text:p>
          </table:table-cell>
          <table:table-cell/>
          <table:table-cell table:formula="of:=[.A218]-[.C218]" office:value-type="float" office:value="0" calcext:value-type="float">
            <text:p>0</text:p>
          </table:table-cell>
          <table:table-cell table:formula="of:=([.A218]-[.B218])^2" office:value-type="float" office:value="21.5513299920157" calcext:value-type="float">
            <text:p>21.551329992</text:p>
          </table:table-cell>
          <table:table-cell table:formula="of:=([.C218]-[.D218])^2" office:value-type="float" office:value="0.871980821353289" calcext:value-type="float">
            <text:p>0.8719808214</text:p>
          </table:table-cell>
          <table:table-cell table:formula="of:=[.G218]-[.H218]" office:value-type="float" office:value="20.6793491706625" calcext:value-type="float">
            <text:p>20.6793491707</text:p>
          </table:table-cell>
          <table:table-cell table:formula="of:=([.A218]-(([.B218]+[.D218])/2))^2" office:value-type="float" office:value="7.77333470608145" calcext:value-type="float">
            <text:p>7.7733347061</text:p>
          </table:table-cell>
          <table:table-cell table:formula="of:=([.A218]-100.04)^2" office:value-type="float" office:value="83.7225000000001" calcext:value-type="float">
            <text:p>83.7225</text:p>
          </table:table-cell>
        </table:table-row>
        <table:table-row table:style-name="ro1">
          <table:table-cell office:value-type="float" office:value="90.96" calcext:value-type="float">
            <text:p>90.96</text:p>
          </table:table-cell>
          <table:table-cell office:value-type="float" office:value="96.8302230834961" calcext:value-type="float">
            <text:p>96.8302230835</text:p>
          </table:table-cell>
          <table:table-cell office:value-type="float" office:value="90.96" calcext:value-type="float">
            <text:p>90.96</text:p>
          </table:table-cell>
          <table:table-cell office:value-type="float" office:value="101.326873779297" calcext:value-type="float">
            <text:p>101.3268737793</text:p>
          </table:table-cell>
          <table:table-cell/>
          <table:table-cell table:formula="of:=[.A219]-[.C219]" office:value-type="float" office:value="0" calcext:value-type="float">
            <text:p>0</text:p>
          </table:table-cell>
          <table:table-cell table:formula="of:=([.A219]-[.B219])^2" office:value-type="float" office:value="34.4595190500105" calcext:value-type="float">
            <text:p>34.45951905</text:p>
          </table:table-cell>
          <table:table-cell table:formula="of:=([.C219]-[.D219])^2" office:value-type="float" office:value="107.472071955873" calcext:value-type="float">
            <text:p>107.4720719559</text:p>
          </table:table-cell>
          <table:table-cell table:formula="of:=[.G219]-[.H219]" office:value-type="float" office:value="-73.0125529058627" calcext:value-type="float">
            <text:p>-73.0125529059</text:p>
          </table:table-cell>
          <table:table-cell table:formula="of:=([.A219]-(([.B219]+[.D219])/2))^2" office:value-type="float" office:value="65.9108286329304" calcext:value-type="float">
            <text:p>65.9108286329</text:p>
          </table:table-cell>
          <table:table-cell table:formula="of:=([.A219]-100.04)^2" office:value-type="float" office:value="82.4464000000002" calcext:value-type="float">
            <text:p>82.4464</text:p>
          </table:table-cell>
        </table:table-row>
        <table:table-row table:style-name="ro1">
          <table:table-cell office:value-type="float" office:value="90.98" calcext:value-type="float">
            <text:p>90.98</text:p>
          </table:table-cell>
          <table:table-cell office:value-type="float" office:value="93.838981628418" calcext:value-type="float">
            <text:p>93.8389816284</text:p>
          </table:table-cell>
          <table:table-cell office:value-type="float" office:value="90.98" calcext:value-type="float">
            <text:p>90.98</text:p>
          </table:table-cell>
          <table:table-cell office:value-type="float" office:value="97.8264312744141" calcext:value-type="float">
            <text:p>97.8264312744</text:p>
          </table:table-cell>
          <table:table-cell/>
          <table:table-cell table:formula="of:=[.A220]-[.C220]" office:value-type="float" office:value="0" calcext:value-type="float">
            <text:p>0</text:p>
          </table:table-cell>
          <table:table-cell table:formula="of:=([.A220]-[.B220])^2" office:value-type="float" office:value="8.17377595163144" calcext:value-type="float">
            <text:p>8.1737759516</text:p>
          </table:table-cell>
          <table:table-cell table:formula="of:=([.C220]-[.D220])^2" office:value-type="float" office:value="46.8736211952749" calcext:value-type="float">
            <text:p>46.8736211953</text:p>
          </table:table-cell>
          <table:table-cell table:formula="of:=[.G220]-[.H220]" office:value-type="float" office:value="-38.6998452436435" calcext:value-type="float">
            <text:p>-38.6998452436</text:p>
          </table:table-cell>
          <table:table-cell table:formula="of:=([.A220]-(([.B220]+[.D220])/2))^2" office:value-type="float" office:value="23.5487599036146" calcext:value-type="float">
            <text:p>23.5487599036</text:p>
          </table:table-cell>
          <table:table-cell table:formula="of:=([.A220]-100.04)^2" office:value-type="float" office:value="82.0836" calcext:value-type="float">
            <text:p>82.0836</text:p>
          </table:table-cell>
        </table:table-row>
        <table:table-row table:style-name="ro1">
          <table:table-cell office:value-type="float" office:value="90.9866666666667" calcext:value-type="float">
            <text:p>90.9866666667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0.9866666666667" calcext:value-type="float">
            <text:p>90.9866666667</text:p>
          </table:table-cell>
          <table:table-cell office:value-type="float" office:value="96.569091796875" calcext:value-type="float">
            <text:p>96.5690917969</text:p>
          </table:table-cell>
          <table:table-cell/>
          <table:table-cell table:formula="of:=[.A221]-[.C221]" office:value-type="float" office:value="0" calcext:value-type="float">
            <text:p>0</text:p>
          </table:table-cell>
          <table:table-cell table:formula="of:=([.A221]-[.B221])^2" office:value-type="float" office:value="12.5946482061948" calcext:value-type="float">
            <text:p>12.5946482062</text:p>
          </table:table-cell>
          <table:table-cell table:formula="of:=([.C221]-[.D221])^2" office:value-type="float" office:value="31.1634703343815" calcext:value-type="float">
            <text:p>31.1634703344</text:p>
          </table:table-cell>
          <table:table-cell table:formula="of:=[.G221]-[.H221]" office:value-type="float" office:value="-18.5688221281868" calcext:value-type="float">
            <text:p>-18.5688221282</text:p>
          </table:table-cell>
          <table:table-cell table:formula="of:=([.A221]-(([.B221]+[.D221])/2))^2" office:value-type="float" office:value="20.845246996165" calcext:value-type="float">
            <text:p>20.8452469962</text:p>
          </table:table-cell>
          <table:table-cell table:formula="of:=([.A221]-100.04)^2" office:value-type="float" office:value="81.9628444444446" calcext:value-type="float">
            <text:p>81.9628444444</text:p>
          </table:table-cell>
        </table:table-row>
        <table:table-row table:style-name="ro1">
          <table:table-cell office:value-type="float" office:value="90.99" calcext:value-type="float">
            <text:p>90.99</text:p>
          </table:table-cell>
          <table:table-cell office:value-type="float" office:value="93.6912307739258" calcext:value-type="float">
            <text:p>93.6912307739</text:p>
          </table:table-cell>
          <table:table-cell office:value-type="float" office:value="90.99" calcext:value-type="float">
            <text:p>90.99</text:p>
          </table:table-cell>
          <table:table-cell office:value-type="float" office:value="94.7523345947266" calcext:value-type="float">
            <text:p>94.7523345947</text:p>
          </table:table-cell>
          <table:table-cell/>
          <table:table-cell table:formula="of:=[.A222]-[.C222]" office:value-type="float" office:value="0" calcext:value-type="float">
            <text:p>0</text:p>
          </table:table-cell>
          <table:table-cell table:formula="of:=([.A222]-[.B222])^2" office:value-type="float" office:value="7.2966476940037" calcext:value-type="float">
            <text:p>7.296647694</text:p>
          </table:table-cell>
          <table:table-cell table:formula="of:=([.C222]-[.D222])^2" office:value-type="float" office:value="14.1551616026763" calcext:value-type="float">
            <text:p>14.1551616027</text:p>
          </table:table-cell>
          <table:table-cell table:formula="of:=[.G222]-[.H222]" office:value-type="float" office:value="-6.85851390867262" calcext:value-type="float">
            <text:p>-6.8585139087</text:p>
          </table:table-cell>
          <table:table-cell table:formula="of:=([.A222]-(([.B222]+[.D222])/2))^2" office:value-type="float" office:value="10.4444193187105" calcext:value-type="float">
            <text:p>10.4444193187</text:p>
          </table:table-cell>
          <table:table-cell table:formula="of:=([.A222]-100.04)^2" office:value-type="float" office:value="81.9025000000002" calcext:value-type="float">
            <text:p>81.9025</text:p>
          </table:table-cell>
        </table:table-row>
        <table:table-row table:style-name="ro1">
          <table:table-cell office:value-type="float" office:value="91.03" calcext:value-type="float">
            <text:p>91.03</text:p>
          </table:table-cell>
          <table:table-cell office:value-type="float" office:value="94.5854110717773" calcext:value-type="float">
            <text:p>94.5854110718</text:p>
          </table:table-cell>
          <table:table-cell office:value-type="float" office:value="91.03" calcext:value-type="float">
            <text:p>91.03</text:p>
          </table:table-cell>
          <table:table-cell office:value-type="float" office:value="98.2105331420899" calcext:value-type="float">
            <text:p>98.2105331421</text:p>
          </table:table-cell>
          <table:table-cell/>
          <table:table-cell table:formula="of:=[.A223]-[.C223]" office:value-type="float" office:value="0" calcext:value-type="float">
            <text:p>0</text:p>
          </table:table-cell>
          <table:table-cell table:formula="of:=([.A223]-[.B223])^2" office:value-type="float" office:value="12.6409478893169" calcext:value-type="float">
            <text:p>12.6409478893</text:p>
          </table:table-cell>
          <table:table-cell table:formula="of:=([.C223]-[.D223])^2" office:value-type="float" office:value="51.5600562046506" calcext:value-type="float">
            <text:p>51.5600562047</text:p>
          </table:table-cell>
          <table:table-cell table:formula="of:=[.G223]-[.H223]" office:value-type="float" office:value="-38.9191083153337" calcext:value-type="float">
            <text:p>-38.9191083153</text:p>
          </table:table-cell>
          <table:table-cell table:formula="of:=([.A223]-(([.B223]+[.D223])/2))^2" office:value-type="float" office:value="28.8151245408171" calcext:value-type="float">
            <text:p>28.8151245408</text:p>
          </table:table-cell>
          <table:table-cell table:formula="of:=([.A223]-100.04)^2" office:value-type="float" office:value="81.1801000000001" calcext:value-type="float">
            <text:p>81.1801</text:p>
          </table:table-cell>
        </table:table-row>
        <table:table-row table:style-name="ro1">
          <table:table-cell office:value-type="float" office:value="91.04" calcext:value-type="float">
            <text:p>91.04</text:p>
          </table:table-cell>
          <table:table-cell office:value-type="float" office:value="94.4536437988281" calcext:value-type="float">
            <text:p>94.4536437988</text:p>
          </table:table-cell>
          <table:table-cell office:value-type="float" office:value="91.04" calcext:value-type="float">
            <text:p>91.04</text:p>
          </table:table-cell>
          <table:table-cell office:value-type="float" office:value="95.5490646362305" calcext:value-type="float">
            <text:p>95.5490646362</text:p>
          </table:table-cell>
          <table:table-cell/>
          <table:table-cell table:formula="of:=[.A224]-[.C224]" office:value-type="float" office:value="0" calcext:value-type="float">
            <text:p>0</text:p>
          </table:table-cell>
          <table:table-cell table:formula="of:=([.A224]-[.B224])^2" office:value-type="float" office:value="11.6529639852777" calcext:value-type="float">
            <text:p>11.6529639853</text:p>
          </table:table-cell>
          <table:table-cell table:formula="of:=([.C224]-[.D224])^2" office:value-type="float" office:value="20.3316638937042" calcext:value-type="float">
            <text:p>20.3316638937</text:p>
          </table:table-cell>
          <table:table-cell table:formula="of:=[.G224]-[.H224]" office:value-type="float" office:value="-8.67869990842648" calcext:value-type="float">
            <text:p>-8.6786999084</text:p>
          </table:table-cell>
          <table:table-cell table:formula="of:=([.A224]-(([.B224]+[.D224])/2))^2" office:value-type="float" office:value="15.6923272367371" calcext:value-type="float">
            <text:p>15.6923272367</text:p>
          </table:table-cell>
          <table:table-cell table:formula="of:=([.A224]-100.04)^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1.04" calcext:value-type="float">
            <text:p>91.04</text:p>
          </table:table-cell>
          <table:table-cell office:value-type="float" office:value="94.1875915527344" calcext:value-type="float">
            <text:p>94.1875915527</text:p>
          </table:table-cell>
          <table:table-cell office:value-type="float" office:value="91.04" calcext:value-type="float">
            <text:p>91.04</text:p>
          </table:table-cell>
          <table:table-cell office:value-type="float" office:value="93.8569717407227" calcext:value-type="float">
            <text:p>93.8569717407</text:p>
          </table:table-cell>
          <table:table-cell/>
          <table:table-cell table:formula="of:=[.A225]-[.C225]" office:value-type="float" office:value="0" calcext:value-type="float">
            <text:p>0</text:p>
          </table:table-cell>
          <table:table-cell table:formula="of:=([.A225]-[.B225])^2" office:value-type="float" office:value="9.90733258284475" calcext:value-type="float">
            <text:p>9.9073325828</text:p>
          </table:table-cell>
          <table:table-cell table:formula="of:=([.C225]-[.D225])^2" office:value-type="float" office:value="7.93532978803" calcext:value-type="float">
            <text:p>7.935329788</text:p>
          </table:table-cell>
          <table:table-cell table:formula="of:=[.G225]-[.H225]" office:value-type="float" office:value="1.97200279481476" calcext:value-type="float">
            <text:p>1.9720027948</text:p>
          </table:table-cell>
          <table:table-cell table:formula="of:=([.A225]-(([.B225]+[.D225])/2))^2" office:value-type="float" office:value="8.89400382041371" calcext:value-type="float">
            <text:p>8.8940038204</text:p>
          </table:table-cell>
          <table:table-cell table:formula="of:=([.A225]-100.04)^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1.06" calcext:value-type="float">
            <text:p>91.06</text:p>
          </table:table-cell>
          <table:table-cell office:value-type="float" office:value="93.9644012451172" calcext:value-type="float">
            <text:p>93.9644012451</text:p>
          </table:table-cell>
          <table:table-cell office:value-type="float" office:value="91.06" calcext:value-type="float">
            <text:p>91.06</text:p>
          </table:table-cell>
          <table:table-cell office:value-type="float" office:value="94.5562210083008" calcext:value-type="float">
            <text:p>94.5562210083</text:p>
          </table:table-cell>
          <table:table-cell/>
          <table:table-cell table:formula="of:=[.A226]-[.C226]" office:value-type="float" office:value="0" calcext:value-type="float">
            <text:p>0</text:p>
          </table:table-cell>
          <table:table-cell table:formula="of:=([.A226]-[.B226])^2" office:value-type="float" office:value="8.43554659263826" calcext:value-type="float">
            <text:p>8.4355465926</text:p>
          </table:table-cell>
          <table:table-cell table:formula="of:=([.C226]-[.D226])^2" office:value-type="float" office:value="12.2235613388837" calcext:value-type="float">
            <text:p>12.2235613389</text:p>
          </table:table-cell>
          <table:table-cell table:formula="of:=[.G226]-[.H226]" office:value-type="float" office:value="-3.78801474624546" calcext:value-type="float">
            <text:p>-3.7880147462</text:p>
          </table:table-cell>
          <table:table-cell table:formula="of:=([.A226]-(([.B226]+[.D226])/2))^2" office:value-type="float" office:value="10.2419913077373" calcext:value-type="float">
            <text:p>10.2419913077</text:p>
          </table:table-cell>
          <table:table-cell table:formula="of:=([.A226]-100.04)^2" office:value-type="float" office:value="80.6404000000001" calcext:value-type="float">
            <text:p>80.6404</text:p>
          </table:table-cell>
        </table:table-row>
        <table:table-row table:style-name="ro1">
          <table:table-cell office:value-type="float" office:value="91.08" calcext:value-type="float">
            <text:p>91.08</text:p>
          </table:table-cell>
          <table:table-cell office:value-type="float" office:value="93.9826354980469" calcext:value-type="float">
            <text:p>93.982635498</text:p>
          </table:table-cell>
          <table:table-cell office:value-type="float" office:value="91.08" calcext:value-type="float">
            <text:p>91.08</text:p>
          </table:table-cell>
          <table:table-cell office:value-type="float" office:value="94.3187713623047" calcext:value-type="float">
            <text:p>94.3187713623</text:p>
          </table:table-cell>
          <table:table-cell/>
          <table:table-cell table:formula="of:=[.A227]-[.C227]" office:value-type="float" office:value="0" calcext:value-type="float">
            <text:p>0</text:p>
          </table:table-cell>
          <table:table-cell table:formula="of:=([.A227]-[.B227])^2" office:value-type="float" office:value="8.42529283452184" calcext:value-type="float">
            <text:p>8.4252928345</text:p>
          </table:table-cell>
          <table:table-cell table:formula="of:=([.C227]-[.D227])^2" office:value-type="float" office:value="10.489639937285" calcext:value-type="float">
            <text:p>10.4896399373</text:p>
          </table:table-cell>
          <table:table-cell table:formula="of:=[.G227]-[.H227]" office:value-type="float" office:value="-2.06434710276313" calcext:value-type="float">
            <text:p>-2.0643471028</text:p>
          </table:table-cell>
          <table:table-cell table:formula="of:=([.A227]-(([.B227]+[.D227])/2))^2" office:value-type="float" office:value="9.42921955609332" calcext:value-type="float">
            <text:p>9.4292195561</text:p>
          </table:table-cell>
          <table:table-cell table:formula="of:=([.A227]-100.04)^2" office:value-type="float" office:value="80.2816000000001" calcext:value-type="float">
            <text:p>80.2816</text:p>
          </table:table-cell>
        </table:table-row>
        <table:table-row table:style-name="ro1">
          <table:table-cell office:value-type="float" office:value="91.11" calcext:value-type="float">
            <text:p>91.11</text:p>
          </table:table-cell>
          <table:table-cell office:value-type="float" office:value="94.0494384765625" calcext:value-type="float">
            <text:p>94.0494384766</text:p>
          </table:table-cell>
          <table:table-cell office:value-type="float" office:value="91.11" calcext:value-type="float">
            <text:p>91.11</text:p>
          </table:table-cell>
          <table:table-cell office:value-type="float" office:value="91.7173919677734" calcext:value-type="float">
            <text:p>91.7173919678</text:p>
          </table:table-cell>
          <table:table-cell/>
          <table:table-cell table:formula="of:=[.A228]-[.C228]" office:value-type="float" office:value="0" calcext:value-type="float">
            <text:p>0</text:p>
          </table:table-cell>
          <table:table-cell table:formula="of:=([.A228]-[.B228])^2" office:value-type="float" office:value="8.64029855749607" calcext:value-type="float">
            <text:p>8.6402985575</text:p>
          </table:table-cell>
          <table:table-cell table:formula="of:=([.C228]-[.D228])^2" office:value-type="float" office:value="0.368925002515689" calcext:value-type="float">
            <text:p>0.3689250025</text:p>
          </table:table-cell>
          <table:table-cell table:formula="of:=[.G228]-[.H228]" office:value-type="float" office:value="8.27137355498038" calcext:value-type="float">
            <text:p>8.271373555</text:p>
          </table:table-cell>
          <table:table-cell table:formula="of:=([.A228]-(([.B228]+[.D228])/2))^2" office:value-type="float" office:value="3.14500155021707" calcext:value-type="float">
            <text:p>3.1450015502</text:p>
          </table:table-cell>
          <table:table-cell table:formula="of:=([.A228]-100.04)^2" office:value-type="float" office:value="79.7449000000001" calcext:value-type="float">
            <text:p>79.7449</text:p>
          </table:table-cell>
        </table:table-row>
        <table:table-row table:style-name="ro1">
          <table:table-cell office:value-type="float" office:value="91.13" calcext:value-type="float">
            <text:p>91.13</text:p>
          </table:table-cell>
          <table:table-cell office:value-type="float" office:value="93.9969711303711" calcext:value-type="float">
            <text:p>93.9969711304</text:p>
          </table:table-cell>
          <table:table-cell office:value-type="float" office:value="91.13" calcext:value-type="float">
            <text:p>91.13</text:p>
          </table:table-cell>
          <table:table-cell office:value-type="float" office:value="92.8910598754883" calcext:value-type="float">
            <text:p>92.8910598755</text:p>
          </table:table-cell>
          <table:table-cell/>
          <table:table-cell table:formula="of:=[.A229]-[.C229]" office:value-type="float" office:value="0" calcext:value-type="float">
            <text:p>0</text:p>
          </table:table-cell>
          <table:table-cell table:formula="of:=([.A229]-[.B229])^2" office:value-type="float" office:value="8.21952346238133" calcext:value-type="float">
            <text:p>8.2195234624</text:p>
          </table:table-cell>
          <table:table-cell table:formula="of:=([.C229]-[.D229])^2" office:value-type="float" office:value="3.10133188505482" calcext:value-type="float">
            <text:p>3.1013318851</text:p>
          </table:table-cell>
          <table:table-cell table:formula="of:=[.G229]-[.H229]" office:value-type="float" office:value="5.11819157732652" calcext:value-type="float">
            <text:p>5.1181915773</text:p>
          </table:table-cell>
          <table:table-cell table:formula="of:=([.A229]-(([.B229]+[.D229])/2))^2" office:value-type="float" office:value="5.35466774779896" calcext:value-type="float">
            <text:p>5.3546677478</text:p>
          </table:table-cell>
          <table:table-cell table:formula="of:=([.A229]-100.04)^2" office:value-type="float" office:value="79.3881000000002" calcext:value-type="float">
            <text:p>79.3881</text:p>
          </table:table-cell>
        </table:table-row>
        <table:table-row table:style-name="ro1">
          <table:table-cell office:value-type="float" office:value="91.15" calcext:value-type="float">
            <text:p>91.15</text:p>
          </table:table-cell>
          <table:table-cell office:value-type="float" office:value="94.5734329223633" calcext:value-type="float">
            <text:p>94.5734329224</text:p>
          </table:table-cell>
          <table:table-cell office:value-type="float" office:value="91.15" calcext:value-type="float">
            <text:p>91.15</text:p>
          </table:table-cell>
          <table:table-cell office:value-type="float" office:value="95.9290008544922" calcext:value-type="float">
            <text:p>95.9290008545</text:p>
          </table:table-cell>
          <table:table-cell/>
          <table:table-cell table:formula="of:=[.A230]-[.C230]" office:value-type="float" office:value="0" calcext:value-type="float">
            <text:p>0</text:p>
          </table:table-cell>
          <table:table-cell table:formula="of:=([.A230]-[.B230])^2" office:value-type="float" office:value="11.7198929739208" calcext:value-type="float">
            <text:p>11.7198929739</text:p>
          </table:table-cell>
          <table:table-cell table:formula="of:=([.C230]-[.D230])^2" office:value-type="float" office:value="22.838849167237" calcext:value-type="float">
            <text:p>22.8388491672</text:p>
          </table:table-cell>
          <table:table-cell table:formula="of:=[.G230]-[.H230]" office:value-type="float" office:value="-11.1189561933162" calcext:value-type="float">
            <text:p>-11.1189561933</text:p>
          </table:table-cell>
          <table:table-cell table:formula="of:=([.A230]-(([.B230]+[.D230])/2))^2" office:value-type="float" office:value="16.8199799659248" calcext:value-type="float">
            <text:p>16.8199799659</text:p>
          </table:table-cell>
          <table:table-cell table:formula="of:=([.A230]-100.04)^2" office:value-type="float" office:value="79.0321" calcext:value-type="float">
            <text:p>79.0321</text:p>
          </table:table-cell>
        </table:table-row>
        <table:table-row table:style-name="ro1">
          <table:table-cell office:value-type="float" office:value="91.16" calcext:value-type="float">
            <text:p>91.16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1.16" calcext:value-type="float">
            <text:p>91.16</text:p>
          </table:table-cell>
          <table:table-cell office:value-type="float" office:value="96.2669830322266" calcext:value-type="float">
            <text:p>96.2669830322</text:p>
          </table:table-cell>
          <table:table-cell/>
          <table:table-cell table:formula="of:=[.A231]-[.C231]" office:value-type="float" office:value="0" calcext:value-type="float">
            <text:p>0</text:p>
          </table:table-cell>
          <table:table-cell table:formula="of:=([.A231]-[.B231])^2" office:value-type="float" office:value="14.9342267476739" calcext:value-type="float">
            <text:p>14.9342267477</text:p>
          </table:table-cell>
          <table:table-cell table:formula="of:=([.C231]-[.D231])^2" office:value-type="float" office:value="26.08127569145" calcext:value-type="float">
            <text:p>26.0812756915</text:p>
          </table:table-cell>
          <table:table-cell table:formula="of:=[.G231]-[.H231]" office:value-type="float" office:value="-11.1470489437762" calcext:value-type="float">
            <text:p>-11.1470489438</text:p>
          </table:table-cell>
          <table:table-cell table:formula="of:=([.A231]-(([.B231]+[.D231])/2))^2" office:value-type="float" office:value="20.1217994674715" calcext:value-type="float">
            <text:p>20.1217994675</text:p>
          </table:table-cell>
          <table:table-cell table:formula="of:=([.A231]-100.04)^2" office:value-type="float" office:value="78.8544000000002" calcext:value-type="float">
            <text:p>78.8544</text:p>
          </table:table-cell>
        </table:table-row>
        <table:table-row table:style-name="ro1">
          <table:table-cell office:value-type="float" office:value="91.23" calcext:value-type="float">
            <text:p>91.23</text:p>
          </table:table-cell>
          <table:table-cell office:value-type="float" office:value="96.9679718017578" calcext:value-type="float">
            <text:p>96.9679718018</text:p>
          </table:table-cell>
          <table:table-cell office:value-type="float" office:value="91.23" calcext:value-type="float">
            <text:p>91.23</text:p>
          </table:table-cell>
          <table:table-cell office:value-type="float" office:value="97.7589950561523" calcext:value-type="float">
            <text:p>97.7589950562</text:p>
          </table:table-cell>
          <table:table-cell/>
          <table:table-cell table:formula="of:=[.A232]-[.C232]" office:value-type="float" office:value="0" calcext:value-type="float">
            <text:p>0</text:p>
          </table:table-cell>
          <table:table-cell table:formula="of:=([.A232]-[.B232])^2" office:value-type="float" office:value="32.9243203977677" calcext:value-type="float">
            <text:p>32.9243203978</text:p>
          </table:table-cell>
          <table:table-cell table:formula="of:=([.C232]-[.D232])^2" office:value-type="float" office:value="42.6277764432617" calcext:value-type="float">
            <text:p>42.6277764433</text:p>
          </table:table-cell>
          <table:table-cell table:formula="of:=[.G232]-[.H232]" office:value-type="float" office:value="-9.70345604549394" calcext:value-type="float">
            <text:p>-9.7034560455</text:p>
          </table:table-cell>
          <table:table-cell table:formula="of:=([.A232]-(([.B232]+[.D232])/2))^2" office:value-type="float" office:value="37.6196189732665" calcext:value-type="float">
            <text:p>37.6196189733</text:p>
          </table:table-cell>
          <table:table-cell table:formula="of:=([.A232]-100.04)^2" office:value-type="float" office:value="77.6161" calcext:value-type="float">
            <text:p>77.6161</text:p>
          </table:table-cell>
        </table:table-row>
        <table:table-row table:style-name="ro1">
          <table:table-cell office:value-type="float" office:value="91.27" calcext:value-type="float">
            <text:p>91.27</text:p>
          </table:table-cell>
          <table:table-cell office:value-type="float" office:value="95.5096282958984" calcext:value-type="float">
            <text:p>95.5096282959</text:p>
          </table:table-cell>
          <table:table-cell office:value-type="float" office:value="91.27" calcext:value-type="float">
            <text:p>91.27</text:p>
          </table:table-cell>
          <table:table-cell office:value-type="float" office:value="92.6919326782227" calcext:value-type="float">
            <text:p>92.6919326782</text:p>
          </table:table-cell>
          <table:table-cell/>
          <table:table-cell table:formula="of:=[.A233]-[.C233]" office:value-type="float" office:value="0" calcext:value-type="float">
            <text:p>0</text:p>
          </table:table-cell>
          <table:table-cell table:formula="of:=([.A233]-[.B233])^2" office:value-type="float" office:value="17.9744480873827" calcext:value-type="float">
            <text:p>17.9744480874</text:p>
          </table:table-cell>
          <table:table-cell table:formula="of:=([.C233]-[.D233])^2" office:value-type="float" office:value="2.02189254139747" calcext:value-type="float">
            <text:p>2.0218925414</text:p>
          </table:table-cell>
          <table:table-cell table:formula="of:=[.G233]-[.H233]" office:value-type="float" office:value="15.9525555459853" calcext:value-type="float">
            <text:p>15.952555546</text:p>
          </table:table-cell>
          <table:table-cell table:formula="of:=([.A233]-(([.B233]+[.D233])/2))^2" office:value-type="float" office:value="8.01331816592277" calcext:value-type="float">
            <text:p>8.0133181659</text:p>
          </table:table-cell>
          <table:table-cell table:formula="of:=([.A233]-100.04)^2" office:value-type="float" office:value="76.9129000000002" calcext:value-type="float">
            <text:p>76.9129</text:p>
          </table:table-cell>
        </table:table-row>
        <table:table-row table:style-name="ro1">
          <table:table-cell office:value-type="float" office:value="91.38" calcext:value-type="float">
            <text:p>91.38</text:p>
          </table:table-cell>
          <table:table-cell office:value-type="float" office:value="94.1006088256836" calcext:value-type="float">
            <text:p>94.1006088257</text:p>
          </table:table-cell>
          <table:table-cell office:value-type="float" office:value="91.38" calcext:value-type="float">
            <text:p>91.38</text:p>
          </table:table-cell>
          <table:table-cell office:value-type="float" office:value="93.177604675293" calcext:value-type="float">
            <text:p>93.1776046753</text:p>
          </table:table-cell>
          <table:table-cell/>
          <table:table-cell table:formula="of:=[.A234]-[.C234]" office:value-type="float" office:value="0" calcext:value-type="float">
            <text:p>0</text:p>
          </table:table-cell>
          <table:table-cell table:formula="of:=([.A234]-[.B234])^2" office:value-type="float" office:value="7.40171238238749" calcext:value-type="float">
            <text:p>7.4017123824</text:p>
          </table:table-cell>
          <table:table-cell table:formula="of:=([.C234]-[.D234])^2" office:value-type="float" office:value="3.23138256863516" calcext:value-type="float">
            <text:p>3.2313825686</text:p>
          </table:table-cell>
          <table:table-cell table:formula="of:=[.G234]-[.H234]" office:value-type="float" office:value="4.17032981375233" calcext:value-type="float">
            <text:p>4.1703298138</text:p>
          </table:table-cell>
          <table:table-cell table:formula="of:=([.A234]-(([.B234]+[.D234])/2))^2" office:value-type="float" office:value="5.10356331010174" calcext:value-type="float">
            <text:p>5.1035633101</text:p>
          </table:table-cell>
          <table:table-cell table:formula="of:=([.A234]-100.04)^2" office:value-type="float" office:value="74.9956000000002" calcext:value-type="float">
            <text:p>74.9956</text:p>
          </table:table-cell>
        </table:table-row>
        <table:table-row table:style-name="ro1">
          <table:table-cell office:value-type="float" office:value="91.38" calcext:value-type="float">
            <text:p>91.38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1.38" calcext:value-type="float">
            <text:p>91.38</text:p>
          </table:table-cell>
          <table:table-cell office:value-type="float" office:value="102.188186645508" calcext:value-type="float">
            <text:p>102.1881866455</text:p>
          </table:table-cell>
          <table:table-cell/>
          <table:table-cell table:formula="of:=[.A235]-[.C235]" office:value-type="float" office:value="0" calcext:value-type="float">
            <text:p>0</text:p>
          </table:table-cell>
          <table:table-cell table:formula="of:=([.A235]-[.B235])^2" office:value-type="float" office:value="9.95756275019434" calcext:value-type="float">
            <text:p>9.9575627502</text:p>
          </table:table-cell>
          <table:table-cell table:formula="of:=([.C235]-[.D235])^2" office:value-type="float" office:value="116.816898564134" calcext:value-type="float">
            <text:p>116.8168985641</text:p>
          </table:table-cell>
          <table:table-cell table:formula="of:=[.G235]-[.H235]" office:value-type="float" office:value="-106.859335813939" calcext:value-type="float">
            <text:p>-106.8593358139</text:p>
          </table:table-cell>
          <table:table-cell table:formula="of:=([.A235]-(([.B235]+[.D235])/2))^2" office:value-type="float" office:value="48.7465593393345" calcext:value-type="float">
            <text:p>48.7465593393</text:p>
          </table:table-cell>
          <table:table-cell table:formula="of:=([.A235]-100.04)^2" office:value-type="float" office:value="74.9956000000002" calcext:value-type="float">
            <text:p>74.9956</text:p>
          </table:table-cell>
        </table:table-row>
        <table:table-row table:style-name="ro1">
          <table:table-cell office:value-type="float" office:value="91.39" calcext:value-type="float">
            <text:p>91.39</text:p>
          </table:table-cell>
          <table:table-cell office:value-type="float" office:value="94.9944839477539" calcext:value-type="float">
            <text:p>94.9944839478</text:p>
          </table:table-cell>
          <table:table-cell office:value-type="float" office:value="91.39" calcext:value-type="float">
            <text:p>91.39</text:p>
          </table:table-cell>
          <table:table-cell office:value-type="float" office:value="94.385009765625" calcext:value-type="float">
            <text:p>94.3850097656</text:p>
          </table:table-cell>
          <table:table-cell/>
          <table:table-cell table:formula="of:=[.A236]-[.C236]" office:value-type="float" office:value="0" calcext:value-type="float">
            <text:p>0</text:p>
          </table:table-cell>
          <table:table-cell table:formula="of:=([.A236]-[.B236])^2" office:value-type="float" office:value="12.9923045296156" calcext:value-type="float">
            <text:p>12.9923045296</text:p>
          </table:table-cell>
          <table:table-cell table:formula="of:=([.C236]-[.D236])^2" office:value-type="float" office:value="8.97008349618911" calcext:value-type="float">
            <text:p>8.9700834962</text:p>
          </table:table-cell>
          <table:table-cell table:formula="of:=[.G236]-[.H236]" office:value-type="float" office:value="4.02222103342647" calcext:value-type="float">
            <text:p>4.0222210334</text:p>
          </table:table-cell>
          <table:table-cell table:formula="of:=([.A236]-(([.B236]+[.D236])/2))^2" office:value-type="float" office:value="10.8883293182319" calcext:value-type="float">
            <text:p>10.8883293182</text:p>
          </table:table-cell>
          <table:table-cell table:formula="of:=([.A236]-100.04)^2" office:value-type="float" office:value="74.8225000000001" calcext:value-type="float">
            <text:p>74.8225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95.5831985473633" calcext:value-type="float">
            <text:p>95.5831985474</text:p>
          </table:table-cell>
          <table:table-cell office:value-type="float" office:value="91.4" calcext:value-type="float">
            <text:p>91.4</text:p>
          </table:table-cell>
          <table:table-cell office:value-type="float" office:value="99.6767654418945" calcext:value-type="float">
            <text:p>99.6767654419</text:p>
          </table:table-cell>
          <table:table-cell/>
          <table:table-cell table:formula="of:=[.A237]-[.C237]" office:value-type="float" office:value="0" calcext:value-type="float">
            <text:p>0</text:p>
          </table:table-cell>
          <table:table-cell table:formula="of:=([.A237]-[.B237])^2" office:value-type="float" office:value="17.4991500866622" calcext:value-type="float">
            <text:p>17.4991500867</text:p>
          </table:table-cell>
          <table:table-cell table:formula="of:=([.C237]-[.D237])^2" office:value-type="float" office:value="68.5048461801395" calcext:value-type="float">
            <text:p>68.5048461801</text:p>
          </table:table-cell>
          <table:table-cell table:formula="of:=[.G237]-[.H237]" office:value-type="float" office:value="-51.0056960934773" calcext:value-type="float">
            <text:p>-51.0056960935</text:p>
          </table:table-cell>
          <table:table-cell table:formula="of:=([.A237]-(([.B237]+[.D237])/2))^2" office:value-type="float" office:value="38.8126756534003" calcext:value-type="float">
            <text:p>38.8126756534</text:p>
          </table:table-cell>
          <table:table-cell table:formula="of:=([.A237]-100.04)^2" office:value-type="float" office:value="74.6496" calcext:value-type="float">
            <text:p>74.6496</text:p>
          </table:table-cell>
        </table:table-row>
        <table:table-row table:style-name="ro1">
          <table:table-cell office:value-type="float" office:value="91.41" calcext:value-type="float">
            <text:p>91.41</text:p>
          </table:table-cell>
          <table:table-cell office:value-type="float" office:value="95.7063674926758" calcext:value-type="float">
            <text:p>95.7063674927</text:p>
          </table:table-cell>
          <table:table-cell office:value-type="float" office:value="91.41" calcext:value-type="float">
            <text:p>91.41</text:p>
          </table:table-cell>
          <table:table-cell office:value-type="float" office:value="97.3401260375977" calcext:value-type="float">
            <text:p>97.3401260376</text:p>
          </table:table-cell>
          <table:table-cell/>
          <table:table-cell table:formula="of:=[.A238]-[.C238]" office:value-type="float" office:value="0" calcext:value-type="float">
            <text:p>0</text:p>
          </table:table-cell>
          <table:table-cell table:formula="of:=([.A238]-[.B238])^2" office:value-type="float" office:value="18.4587736321212" calcext:value-type="float">
            <text:p>18.4587736321</text:p>
          </table:table-cell>
          <table:table-cell table:formula="of:=([.C238]-[.D238])^2" office:value-type="float" office:value="35.1663948217937" calcext:value-type="float">
            <text:p>35.1663948218</text:p>
          </table:table-cell>
          <table:table-cell table:formula="of:=[.G238]-[.H238]" office:value-type="float" office:value="-16.7076211896725" calcext:value-type="float">
            <text:p>-16.7076211897</text:p>
          </table:table-cell>
          <table:table-cell table:formula="of:=([.A238]-(([.B238]+[.D238])/2))^2" office:value-type="float" office:value="26.1452924811812" calcext:value-type="float">
            <text:p>26.1452924812</text:p>
          </table:table-cell>
          <table:table-cell table:formula="of:=([.A238]-100.04)^2" office:value-type="float" office:value="74.4769000000002" calcext:value-type="float">
            <text:p>74.4769</text:p>
          </table:table-cell>
        </table:table-row>
        <table:table-row table:style-name="ro1">
          <table:table-cell office:value-type="float" office:value="91.43" calcext:value-type="float">
            <text:p>91.43</text:p>
          </table:table-cell>
          <table:table-cell office:value-type="float" office:value="95.9781036376953" calcext:value-type="float">
            <text:p>95.9781036377</text:p>
          </table:table-cell>
          <table:table-cell office:value-type="float" office:value="91.43" calcext:value-type="float">
            <text:p>91.43</text:p>
          </table:table-cell>
          <table:table-cell office:value-type="float" office:value="96.2137451171875" calcext:value-type="float">
            <text:p>96.2137451172</text:p>
          </table:table-cell>
          <table:table-cell/>
          <table:table-cell table:formula="of:=[.A239]-[.C239]" office:value-type="float" office:value="0" calcext:value-type="float">
            <text:p>0</text:p>
          </table:table-cell>
          <table:table-cell table:formula="of:=([.A239]-[.B239])^2" office:value-type="float" office:value="20.6852466992173" calcext:value-type="float">
            <text:p>20.6852466992</text:p>
          </table:table-cell>
          <table:table-cell table:formula="of:=([.C239]-[.D239])^2" office:value-type="float" office:value="22.8842173462152" calcext:value-type="float">
            <text:p>22.8842173462</text:p>
          </table:table-cell>
          <table:table-cell table:formula="of:=[.G239]-[.H239]" office:value-type="float" office:value="-2.19897064699791" calcext:value-type="float">
            <text:p>-2.198970647</text:p>
          </table:table-cell>
          <table:table-cell table:formula="of:=([.A239]-(([.B239]+[.D239])/2))^2" office:value-type="float" office:value="21.7708502960019" calcext:value-type="float">
            <text:p>21.770850296</text:p>
          </table:table-cell>
          <table:table-cell table:formula="of:=([.A239]-100.04)^2" office:value-type="float" office:value="74.1321" calcext:value-type="float">
            <text:p>74.1321</text:p>
          </table:table-cell>
        </table:table-row>
        <table:table-row table:style-name="ro1">
          <table:table-cell office:value-type="float" office:value="91.47" calcext:value-type="float">
            <text:p>91.47</text:p>
          </table:table-cell>
          <table:table-cell office:value-type="float" office:value="94.6787948608398" calcext:value-type="float">
            <text:p>94.6787948608</text:p>
          </table:table-cell>
          <table:table-cell office:value-type="float" office:value="91.47" calcext:value-type="float">
            <text:p>91.47</text:p>
          </table:table-cell>
          <table:table-cell office:value-type="float" office:value="98.327507019043" calcext:value-type="float">
            <text:p>98.327507019</text:p>
          </table:table-cell>
          <table:table-cell/>
          <table:table-cell table:formula="of:=[.A240]-[.C240]" office:value-type="float" office:value="0" calcext:value-type="float">
            <text:p>0</text:p>
          </table:table-cell>
          <table:table-cell table:formula="of:=([.A240]-[.B240])^2" office:value-type="float" office:value="10.2963644589522" calcext:value-type="float">
            <text:p>10.296364459</text:p>
          </table:table-cell>
          <table:table-cell table:formula="of:=([.C240]-[.D240])^2" office:value-type="float" office:value="47.0254025162236" calcext:value-type="float">
            <text:p>47.0254025162</text:p>
          </table:table-cell>
          <table:table-cell table:formula="of:=[.G240]-[.H240]" office:value-type="float" office:value="-36.7290380572714" calcext:value-type="float">
            <text:p>-36.7290380573</text:p>
          </table:table-cell>
          <table:table-cell table:formula="of:=([.A240]-(([.B240]+[.D240])/2))^2" office:value-type="float" office:value="25.3326083842331" calcext:value-type="float">
            <text:p>25.3326083842</text:p>
          </table:table-cell>
          <table:table-cell table:formula="of:=([.A240]-100.04)^2" office:value-type="float" office:value="73.4449000000001" calcext:value-type="float">
            <text:p>73.4449</text:p>
          </table:table-cell>
        </table:table-row>
        <table:table-row table:style-name="ro1">
          <table:table-cell office:value-type="float" office:value="91.49" calcext:value-type="float">
            <text:p>91.49</text:p>
          </table:table-cell>
          <table:table-cell office:value-type="float" office:value="93.3746643066406" calcext:value-type="float">
            <text:p>93.3746643066</text:p>
          </table:table-cell>
          <table:table-cell office:value-type="float" office:value="91.49" calcext:value-type="float">
            <text:p>91.49</text:p>
          </table:table-cell>
          <table:table-cell office:value-type="float" office:value="94.436637878418" calcext:value-type="float">
            <text:p>94.4366378784</text:p>
          </table:table-cell>
          <table:table-cell/>
          <table:table-cell table:formula="of:=[.A241]-[.C241]" office:value-type="float" office:value="0" calcext:value-type="float">
            <text:p>0</text:p>
          </table:table-cell>
          <table:table-cell table:formula="of:=([.A241]-[.B241])^2" office:value-type="float" office:value="3.55195954872521" calcext:value-type="float">
            <text:p>3.5519595487</text:p>
          </table:table-cell>
          <table:table-cell table:formula="of:=([.C241]-[.D241])^2" office:value-type="float" office:value="8.68267478652758" calcext:value-type="float">
            <text:p>8.6826747865</text:p>
          </table:table-cell>
          <table:table-cell table:formula="of:=[.G241]-[.H241]" office:value-type="float" office:value="-5.13071523780237" calcext:value-type="float">
            <text:p>-5.1307152378</text:p>
          </table:table-cell>
          <table:table-cell table:formula="of:=([.A241]-(([.B241]+[.D241])/2))^2" office:value-type="float" office:value="5.83537020083801" calcext:value-type="float">
            <text:p>5.8353702008</text:p>
          </table:table-cell>
          <table:table-cell table:formula="of:=([.A241]-100.04)^2" office:value-type="float" office:value="73.1025000000002" calcext:value-type="float">
            <text:p>73.1025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94.6893539428711" calcext:value-type="float">
            <text:p>94.6893539429</text:p>
          </table:table-cell>
          <table:table-cell office:value-type="float" office:value="91.5" calcext:value-type="float">
            <text:p>91.5</text:p>
          </table:table-cell>
          <table:table-cell office:value-type="float" office:value="94.9533157348633" calcext:value-type="float">
            <text:p>94.9533157349</text:p>
          </table:table-cell>
          <table:table-cell/>
          <table:table-cell table:formula="of:=[.A242]-[.C242]" office:value-type="float" office:value="0" calcext:value-type="float">
            <text:p>0</text:p>
          </table:table-cell>
          <table:table-cell table:formula="of:=([.A242]-[.B242])^2" office:value-type="float" office:value="10.1719785729074" calcext:value-type="float">
            <text:p>10.1719785729</text:p>
          </table:table-cell>
          <table:table-cell table:formula="of:=([.C242]-[.D242])^2" office:value-type="float" office:value="11.9253895646543" calcext:value-type="float">
            <text:p>11.9253895647</text:p>
          </table:table-cell>
          <table:table-cell table:formula="of:=[.G242]-[.H242]" office:value-type="float" office:value="-1.75341099174693" calcext:value-type="float">
            <text:p>-1.7534109917</text:p>
          </table:table-cell>
          <table:table-cell table:formula="of:=([.A242]-(([.B242]+[.D242])/2))^2" office:value-type="float" office:value="11.0312651118729" calcext:value-type="float">
            <text:p>11.0312651119</text:p>
          </table:table-cell>
          <table:table-cell table:formula="of:=([.A242]-100.04)^2" office:value-type="float" office:value="72.9316000000001" calcext:value-type="float">
            <text:p>72.9316</text:p>
          </table:table-cell>
        </table:table-row>
        <table:table-row table:style-name="ro1">
          <table:table-cell office:value-type="float" office:value="91.51" calcext:value-type="float">
            <text:p>91.51</text:p>
          </table:table-cell>
          <table:table-cell office:value-type="float" office:value="93.7348327636719" calcext:value-type="float">
            <text:p>93.7348327637</text:p>
          </table:table-cell>
          <table:table-cell office:value-type="float" office:value="91.51" calcext:value-type="float">
            <text:p>91.51</text:p>
          </table:table-cell>
          <table:table-cell office:value-type="float" office:value="93.3690948486328" calcext:value-type="float">
            <text:p>93.3690948486</text:p>
          </table:table-cell>
          <table:table-cell/>
          <table:table-cell table:formula="of:=[.A243]-[.C243]" office:value-type="float" office:value="0" calcext:value-type="float">
            <text:p>0</text:p>
          </table:table-cell>
          <table:table-cell table:formula="of:=([.A243]-[.B243])^2" office:value-type="float" office:value="4.94988082630781" calcext:value-type="float">
            <text:p>4.9498808263</text:p>
          </table:table-cell>
          <table:table-cell table:formula="of:=([.C243]-[.D243])^2" office:value-type="float" office:value="3.45623365621304" calcext:value-type="float">
            <text:p>3.4562336562</text:p>
          </table:table-cell>
          <table:table-cell table:formula="of:=[.G243]-[.H243]" office:value-type="float" office:value="1.49364717009477" calcext:value-type="float">
            <text:p>1.4936471701</text:p>
          </table:table-cell>
          <table:table-cell table:formula="of:=([.A243]-(([.B243]+[.D243])/2))^2" office:value-type="float" office:value="4.16961618563615" calcext:value-type="float">
            <text:p>4.1696161856</text:p>
          </table:table-cell>
          <table:table-cell table:formula="of:=([.A243]-100.04)^2" office:value-type="float" office:value="72.7609" calcext:value-type="float">
            <text:p>72.7609</text:p>
          </table:table-cell>
        </table:table-row>
        <table:table-row table:style-name="ro1">
          <table:table-cell office:value-type="float" office:value="91.56" calcext:value-type="float">
            <text:p>91.56</text:p>
          </table:table-cell>
          <table:table-cell office:value-type="float" office:value="94.6687240600586" calcext:value-type="float">
            <text:p>94.6687240601</text:p>
          </table:table-cell>
          <table:table-cell office:value-type="float" office:value="91.56" calcext:value-type="float">
            <text:p>91.56</text:p>
          </table:table-cell>
          <table:table-cell office:value-type="float" office:value="95.6797790527344" calcext:value-type="float">
            <text:p>95.6797790527</text:p>
          </table:table-cell>
          <table:table-cell/>
          <table:table-cell table:formula="of:=[.A244]-[.C244]" office:value-type="float" office:value="0" calcext:value-type="float">
            <text:p>0</text:p>
          </table:table-cell>
          <table:table-cell table:formula="of:=([.A244]-[.B244])^2" office:value-type="float" office:value="9.66416528158717" calcext:value-type="float">
            <text:p>9.6641652816</text:p>
          </table:table-cell>
          <table:table-cell table:formula="of:=([.C244]-[.D244])^2" office:value-type="float" office:value="16.9725794433489" calcext:value-type="float">
            <text:p>16.9725794433</text:p>
          </table:table-cell>
          <table:table-cell table:formula="of:=[.G244]-[.H244]" office:value-type="float" office:value="-7.30841416176175" calcext:value-type="float">
            <text:p>-7.3084141618</text:p>
          </table:table-cell>
          <table:table-cell table:formula="of:=([.A244]-(([.B244]+[.D244])/2))^2" office:value-type="float" office:value="13.0628143129144" calcext:value-type="float">
            <text:p>13.0628143129</text:p>
          </table:table-cell>
          <table:table-cell table:formula="of:=([.A244]-100.04)^2" office:value-type="float" office:value="71.9104000000001" calcext:value-type="float">
            <text:p>71.9104</text:p>
          </table:table-cell>
        </table:table-row>
        <table:table-row table:style-name="ro1">
          <table:table-cell office:value-type="float" office:value="91.56" calcext:value-type="float">
            <text:p>91.56</text:p>
          </table:table-cell>
          <table:table-cell office:value-type="float" office:value="94.908561706543" calcext:value-type="float">
            <text:p>94.9085617065</text:p>
          </table:table-cell>
          <table:table-cell office:value-type="float" office:value="91.56" calcext:value-type="float">
            <text:p>91.56</text:p>
          </table:table-cell>
          <table:table-cell office:value-type="float" office:value="92.9780807495117" calcext:value-type="float">
            <text:p>92.9780807495</text:p>
          </table:table-cell>
          <table:table-cell/>
          <table:table-cell table:formula="of:=[.A245]-[.C245]" office:value-type="float" office:value="0" calcext:value-type="float">
            <text:p>0</text:p>
          </table:table-cell>
          <table:table-cell table:formula="of:=([.A245]-[.B245])^2" office:value-type="float" office:value="11.2128655025259" calcext:value-type="float">
            <text:p>11.2128655025</text:p>
          </table:table-cell>
          <table:table-cell table:formula="of:=([.C245]-[.D245])^2" office:value-type="float" office:value="2.01095301213571" calcext:value-type="float">
            <text:p>2.0109530121</text:p>
          </table:table-cell>
          <table:table-cell table:formula="of:=[.G245]-[.H245]" office:value-type="float" office:value="9.20191249039023" calcext:value-type="float">
            <text:p>9.2019124904</text:p>
          </table:table-cell>
          <table:table-cell table:formula="of:=([.A245]-(([.B245]+[.D245])/2))^2" office:value-type="float" office:value="5.68022007596576" calcext:value-type="float">
            <text:p>5.680220076</text:p>
          </table:table-cell>
          <table:table-cell table:formula="of:=([.A245]-100.04)^2" office:value-type="float" office:value="71.9104000000001" calcext:value-type="float">
            <text:p>71.9104</text:p>
          </table:table-cell>
        </table:table-row>
        <table:table-row table:style-name="ro1">
          <table:table-cell office:value-type="float" office:value="91.57" calcext:value-type="float">
            <text:p>91.57</text:p>
          </table:table-cell>
          <table:table-cell office:value-type="float" office:value="93.6958541870117" calcext:value-type="float">
            <text:p>93.695854187</text:p>
          </table:table-cell>
          <table:table-cell office:value-type="float" office:value="91.57" calcext:value-type="float">
            <text:p>91.57</text:p>
          </table:table-cell>
          <table:table-cell office:value-type="float" office:value="95.6321640014648" calcext:value-type="float">
            <text:p>95.6321640015</text:p>
          </table:table-cell>
          <table:table-cell/>
          <table:table-cell table:formula="of:=[.A246]-[.C246]" office:value-type="float" office:value="0" calcext:value-type="float">
            <text:p>0</text:p>
          </table:table-cell>
          <table:table-cell table:formula="of:=([.A246]-[.B246])^2" office:value-type="float" office:value="4.51925602443528" calcext:value-type="float">
            <text:p>4.5192560244</text:p>
          </table:table-cell>
          <table:table-cell table:formula="of:=([.C246]-[.D246])^2" office:value-type="float" office:value="16.5011763747969" calcext:value-type="float">
            <text:p>16.5011763748</text:p>
          </table:table-cell>
          <table:table-cell table:formula="of:=[.G246]-[.H246]" office:value-type="float" office:value="-11.9819203503616" calcext:value-type="float">
            <text:p>-11.9819203504</text:p>
          </table:table-cell>
          <table:table-cell table:formula="of:=([.A246]-(([.B246]+[.D246])/2))^2" office:value-type="float" office:value="9.57289227522923" calcext:value-type="float">
            <text:p>9.5728922752</text:p>
          </table:table-cell>
          <table:table-cell table:formula="of:=([.A246]-100.04)^2" office:value-type="float" office:value="71.7409000000002" calcext:value-type="float">
            <text:p>71.7409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1.6" calcext:value-type="float">
            <text:p>91.6</text:p>
          </table:table-cell>
          <table:table-cell office:value-type="float" office:value="99.2055435180664" calcext:value-type="float">
            <text:p>99.2055435181</text:p>
          </table:table-cell>
          <table:table-cell/>
          <table:table-cell table:formula="of:=[.A247]-[.C247]" office:value-type="float" office:value="0" calcext:value-type="float">
            <text:p>0</text:p>
          </table:table-cell>
          <table:table-cell table:formula="of:=([.A247]-[.B247])^2" office:value-type="float" office:value="8.61751608271388" calcext:value-type="float">
            <text:p>8.6175160827</text:p>
          </table:table-cell>
          <table:table-cell table:formula="of:=([.C247]-[.D247])^2" office:value-type="float" office:value="57.844292205202" calcext:value-type="float">
            <text:p>57.8442922052</text:p>
          </table:table-cell>
          <table:table-cell table:formula="of:=[.G247]-[.H247]" office:value-type="float" office:value="-49.2267761224881" calcext:value-type="float">
            <text:p>-49.2267761225</text:p>
          </table:table-cell>
          <table:table-cell table:formula="of:=([.A247]-(([.B247]+[.D247])/2))^2" office:value-type="float" office:value="27.7787190486701" calcext:value-type="float">
            <text:p>27.7787190487</text:p>
          </table:table-cell>
          <table:table-cell table:formula="of:=([.A247]-100.04)^2" office:value-type="float" office:value="71.2336000000002" calcext:value-type="float">
            <text:p>71.2336</text:p>
          </table:table-cell>
        </table:table-row>
        <table:table-row table:style-name="ro1">
          <table:table-cell office:value-type="float" office:value="91.62" calcext:value-type="float">
            <text:p>91.62</text:p>
          </table:table-cell>
          <table:table-cell office:value-type="float" office:value="93.9683837890625" calcext:value-type="float">
            <text:p>93.9683837891</text:p>
          </table:table-cell>
          <table:table-cell office:value-type="float" office:value="91.62" calcext:value-type="float">
            <text:p>91.62</text:p>
          </table:table-cell>
          <table:table-cell office:value-type="float" office:value="95.5357131958008" calcext:value-type="float">
            <text:p>95.5357131958</text:p>
          </table:table-cell>
          <table:table-cell/>
          <table:table-cell table:formula="of:=[.A248]-[.C248]" office:value-type="float" office:value="0" calcext:value-type="float">
            <text:p>0</text:p>
          </table:table-cell>
          <table:table-cell table:formula="of:=([.A248]-[.B248])^2" office:value-type="float" office:value="5.51490642073152" calcext:value-type="float">
            <text:p>5.5149064207</text:p>
          </table:table-cell>
          <table:table-cell table:formula="of:=([.C248]-[.D248])^2" office:value-type="float" office:value="15.3328098317683" calcext:value-type="float">
            <text:p>15.3328098318</text:p>
          </table:table-cell>
          <table:table-cell table:formula="of:=[.G248]-[.H248]" office:value-type="float" office:value="-9.81790341103681" calcext:value-type="float">
            <text:p>-9.817903411</text:p>
          </table:table-cell>
          <table:table-cell table:formula="of:=([.A248]-(([.B248]+[.D248])/2))^2" office:value-type="float" office:value="9.80972775894328" calcext:value-type="float">
            <text:p>9.8097277589</text:p>
          </table:table-cell>
          <table:table-cell table:formula="of:=([.A248]-100.04)^2" office:value-type="float" office:value="70.8964" calcext:value-type="float">
            <text:p>70.8964</text:p>
          </table:table-cell>
        </table:table-row>
        <table:table-row table:style-name="ro1">
          <table:table-cell office:value-type="float" office:value="91.68" calcext:value-type="float">
            <text:p>91.68</text:p>
          </table:table-cell>
          <table:table-cell office:value-type="float" office:value="94.8777694702148" calcext:value-type="float">
            <text:p>94.8777694702</text:p>
          </table:table-cell>
          <table:table-cell office:value-type="float" office:value="91.68" calcext:value-type="float">
            <text:p>91.68</text:p>
          </table:table-cell>
          <table:table-cell office:value-type="float" office:value="95.883903503418" calcext:value-type="float">
            <text:p>95.8839035034</text:p>
          </table:table-cell>
          <table:table-cell/>
          <table:table-cell table:formula="of:=[.A249]-[.C249]" office:value-type="float" office:value="0" calcext:value-type="float">
            <text:p>0</text:p>
          </table:table-cell>
          <table:table-cell table:formula="of:=([.A249]-[.B249])^2" office:value-type="float" office:value="10.2257295846381" calcext:value-type="float">
            <text:p>10.2257295846</text:p>
          </table:table-cell>
          <table:table-cell table:formula="of:=([.C249]-[.D249])^2" office:value-type="float" office:value="17.6728046660498" calcext:value-type="float">
            <text:p>17.672804666</text:p>
          </table:table-cell>
          <table:table-cell table:formula="of:=[.G249]-[.H249]" office:value-type="float" office:value="-7.44707508141173" calcext:value-type="float">
            <text:p>-7.4470750814</text:p>
          </table:table-cell>
          <table:table-cell table:formula="of:=([.A249]-(([.B249]+[.D249])/2))^2" office:value-type="float" office:value="13.6961907021516" calcext:value-type="float">
            <text:p>13.6961907022</text:p>
          </table:table-cell>
          <table:table-cell table:formula="of:=([.A249]-100.04)^2" office:value-type="float" office:value="69.8896" calcext:value-type="float">
            <text:p>69.8896</text:p>
          </table:table-cell>
        </table:table-row>
        <table:table-row table:style-name="ro1">
          <table:table-cell office:value-type="float" office:value="91.874" calcext:value-type="float">
            <text:p>91.874</text:p>
          </table:table-cell>
          <table:table-cell office:value-type="float" office:value="94.2697143554688" calcext:value-type="float">
            <text:p>94.2697143555</text:p>
          </table:table-cell>
          <table:table-cell office:value-type="float" office:value="91.874" calcext:value-type="float">
            <text:p>91.874</text:p>
          </table:table-cell>
          <table:table-cell office:value-type="float" office:value="92.9610214233398" calcext:value-type="float">
            <text:p>92.9610214233</text:p>
          </table:table-cell>
          <table:table-cell/>
          <table:table-cell table:formula="of:=[.A250]-[.C250]" office:value-type="float" office:value="0" calcext:value-type="float">
            <text:p>0</text:p>
          </table:table-cell>
          <table:table-cell table:formula="of:=([.A250]-[.B250])^2" office:value-type="float" office:value="5.73944727299907" calcext:value-type="float">
            <text:p>5.739447273</text:p>
          </table:table-cell>
          <table:table-cell table:formula="of:=([.C250]-[.D250])^2" office:value-type="float" office:value="1.18161557479979" calcext:value-type="float">
            <text:p>1.1816155748</text:p>
          </table:table-cell>
          <table:table-cell table:formula="of:=[.G250]-[.H250]" office:value-type="float" office:value="4.55783169819928" calcext:value-type="float">
            <text:p>4.5578316982</text:p>
          </table:table-cell>
          <table:table-cell table:formula="of:=([.A250]-(([.B250]+[.D250])/2))^2" office:value-type="float" office:value="3.03236212624839" calcext:value-type="float">
            <text:p>3.0323621262</text:p>
          </table:table-cell>
          <table:table-cell table:formula="of:=([.A250]-100.04)^2" office:value-type="float" office:value="66.6835560000002" calcext:value-type="float">
            <text:p>66.683556</text:p>
          </table:table-cell>
        </table:table-row>
        <table:table-row table:style-name="ro1">
          <table:table-cell office:value-type="float" office:value="91.8885714285714" calcext:value-type="float">
            <text:p>91.8885714286</text:p>
          </table:table-cell>
          <table:table-cell office:value-type="float" office:value="94.2697143554688" calcext:value-type="float">
            <text:p>94.2697143555</text:p>
          </table:table-cell>
          <table:table-cell office:value-type="float" office:value="91.8885714285714" calcext:value-type="float">
            <text:p>91.8885714286</text:p>
          </table:table-cell>
          <table:table-cell office:value-type="float" office:value="92.9610214233398" calcext:value-type="float">
            <text:p>92.9610214233</text:p>
          </table:table-cell>
          <table:table-cell/>
          <table:table-cell table:formula="of:=[.A251]-[.C251]" office:value-type="float" office:value="0" calcext:value-type="float">
            <text:p>0</text:p>
          </table:table-cell>
          <table:table-cell table:formula="of:=([.A251]-[.B251])^2" office:value-type="float" office:value="5.6698416383131" calcext:value-type="float">
            <text:p>5.6698416383</text:p>
          </table:table-cell>
          <table:table-cell table:formula="of:=([.C251]-[.D251])^2" office:value-type="float" office:value="1.15014899127875" calcext:value-type="float">
            <text:p>1.1501489913</text:p>
          </table:table-cell>
          <table:table-cell table:formula="of:=[.G251]-[.H251]" office:value-type="float" office:value="4.51969264703434" calcext:value-type="float">
            <text:p>4.519692647</text:p>
          </table:table-cell>
          <table:table-cell table:formula="of:=([.A251]-(([.B251]+[.D251])/2))^2" office:value-type="float" office:value="2.98182601714489" calcext:value-type="float">
            <text:p>2.9818260171</text:p>
          </table:table-cell>
          <table:table-cell table:formula="of:=([.A251]-100.04)^2" office:value-type="float" office:value="66.445787755102" calcext:value-type="float">
            <text:p>66.4457877551</text:p>
          </table:table-cell>
        </table:table-row>
        <table:table-row table:style-name="ro1">
          <table:table-cell office:value-type="float" office:value="91.96" calcext:value-type="float">
            <text:p>91.96</text:p>
          </table:table-cell>
          <table:table-cell office:value-type="float" office:value="94.4442901611328" calcext:value-type="float">
            <text:p>94.4442901611</text:p>
          </table:table-cell>
          <table:table-cell office:value-type="float" office:value="91.96" calcext:value-type="float">
            <text:p>91.96</text:p>
          </table:table-cell>
          <table:table-cell office:value-type="float" office:value="94.5507278442383" calcext:value-type="float">
            <text:p>94.5507278442</text:p>
          </table:table-cell>
          <table:table-cell/>
          <table:table-cell table:formula="of:=[.A252]-[.C252]" office:value-type="float" office:value="0" calcext:value-type="float">
            <text:p>0</text:p>
          </table:table-cell>
          <table:table-cell table:formula="of:=([.A252]-[.B252])^2" office:value-type="float" office:value="6.17169760470133" calcext:value-type="float">
            <text:p>6.1716976047</text:p>
          </table:table-cell>
          <table:table-cell table:formula="of:=([.C252]-[.D252])^2" office:value-type="float" office:value="6.71187076291156" calcext:value-type="float">
            <text:p>6.7118707629</text:p>
          </table:table-cell>
          <table:table-cell table:formula="of:=[.G252]-[.H252]" office:value-type="float" office:value="-0.540173158210238" calcext:value-type="float">
            <text:p>-0.5401731582</text:p>
          </table:table-cell>
          <table:table-cell table:formula="of:=([.A252]-(([.B252]+[.D252])/2))^2" office:value-type="float" office:value="6.43895193871023" calcext:value-type="float">
            <text:p>6.4389519387</text:p>
          </table:table-cell>
          <table:table-cell table:formula="of:=([.A252]-100.04)^2" office:value-type="float" office:value="65.2864000000002" calcext:value-type="float">
            <text:p>65.2864</text:p>
          </table:table-cell>
        </table:table-row>
        <table:table-row table:style-name="ro1">
          <table:table-cell office:value-type="float" office:value="91.97" calcext:value-type="float">
            <text:p>91.97</text:p>
          </table:table-cell>
          <table:table-cell office:value-type="float" office:value="93.9889678955078" calcext:value-type="float">
            <text:p>93.9889678955</text:p>
          </table:table-cell>
          <table:table-cell office:value-type="float" office:value="91.97" calcext:value-type="float">
            <text:p>91.97</text:p>
          </table:table-cell>
          <table:table-cell office:value-type="float" office:value="94.7356796264648" calcext:value-type="float">
            <text:p>94.7356796265</text:p>
          </table:table-cell>
          <table:table-cell/>
          <table:table-cell table:formula="of:=[.A253]-[.C253]" office:value-type="float" office:value="0" calcext:value-type="float">
            <text:p>0</text:p>
          </table:table-cell>
          <table:table-cell table:formula="of:=([.A253]-[.B253])^2" office:value-type="float" office:value="4.07623136309125" calcext:value-type="float">
            <text:p>4.0762313631</text:p>
          </table:table-cell>
          <table:table-cell table:formula="of:=([.C253]-[.D253])^2" office:value-type="float" office:value="7.64898379624272" calcext:value-type="float">
            <text:p>7.6489837962</text:p>
          </table:table-cell>
          <table:table-cell table:formula="of:=[.G253]-[.H253]" office:value-type="float" office:value="-3.57275243315147" calcext:value-type="float">
            <text:p>-3.5727524332</text:p>
          </table:table-cell>
          <table:table-cell table:formula="of:=([.A253]-(([.B253]+[.D253])/2))^2" office:value-type="float" office:value="5.72321297737978" calcext:value-type="float">
            <text:p>5.7232129774</text:p>
          </table:table-cell>
          <table:table-cell table:formula="of:=([.A253]-100.04)^2" office:value-type="float" office:value="65.1249000000001" calcext:value-type="float">
            <text:p>65.1249</text:p>
          </table:table-cell>
        </table:table-row>
        <table:table-row table:style-name="ro1">
          <table:table-cell office:value-type="float" office:value="92.07" calcext:value-type="float">
            <text:p>92.07</text:p>
          </table:table-cell>
          <table:table-cell office:value-type="float" office:value="95.2578659057617" calcext:value-type="float">
            <text:p>95.2578659058</text:p>
          </table:table-cell>
          <table:table-cell office:value-type="float" office:value="92.07" calcext:value-type="float">
            <text:p>92.07</text:p>
          </table:table-cell>
          <table:table-cell office:value-type="float" office:value="97.2661819458008" calcext:value-type="float">
            <text:p>97.2661819458</text:p>
          </table:table-cell>
          <table:table-cell/>
          <table:table-cell table:formula="of:=[.A254]-[.C254]" office:value-type="float" office:value="0" calcext:value-type="float">
            <text:p>0</text:p>
          </table:table-cell>
          <table:table-cell table:formula="of:=([.A254]-[.B254])^2" office:value-type="float" office:value="10.162489033118" calcext:value-type="float">
            <text:p>10.1624890331</text:p>
          </table:table-cell>
          <table:table-cell table:formula="of:=([.C254]-[.D254])^2" office:value-type="float" office:value="27.0003068138661" calcext:value-type="float">
            <text:p>27.0003068139</text:p>
          </table:table-cell>
          <table:table-cell table:formula="of:=[.G254]-[.H254]" office:value-type="float" office:value="-16.837817780748" calcext:value-type="float">
            <text:p>-16.8378177807</text:p>
          </table:table-cell>
          <table:table-cell table:formula="of:=([.A254]-(([.B254]+[.D254])/2))^2" office:value-type="float" office:value="17.5730645943225" calcext:value-type="float">
            <text:p>17.5730645943</text:p>
          </table:table-cell>
          <table:table-cell table:formula="of:=([.A254]-100.04)^2" office:value-type="float" office:value="63.5209000000002" calcext:value-type="float">
            <text:p>63.5209</text:p>
          </table:table-cell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95.7626419067383" calcext:value-type="float">
            <text:p>95.7626419067</text:p>
          </table:table-cell>
          <table:table-cell office:value-type="float" office:value="92.1" calcext:value-type="float">
            <text:p>92.1</text:p>
          </table:table-cell>
          <table:table-cell office:value-type="float" office:value="94.1632843017578" calcext:value-type="float">
            <text:p>94.1632843018</text:p>
          </table:table-cell>
          <table:table-cell/>
          <table:table-cell table:formula="of:=[.A255]-[.C255]" office:value-type="float" office:value="0" calcext:value-type="float">
            <text:p>0</text:p>
          </table:table-cell>
          <table:table-cell table:formula="of:=([.A255]-[.B255])^2" office:value-type="float" office:value="13.4149457369955" calcext:value-type="float">
            <text:p>13.414945737</text:p>
          </table:table-cell>
          <table:table-cell table:formula="of:=([.C255]-[.D255])^2" office:value-type="float" office:value="4.25714210988025" calcext:value-type="float">
            <text:p>4.2571421099</text:p>
          </table:table-cell>
          <table:table-cell table:formula="of:=[.G255]-[.H255]" office:value-type="float" office:value="9.15780362711523" calcext:value-type="float">
            <text:p>9.1578036271</text:p>
          </table:table-cell>
          <table:table-cell table:formula="of:=([.A255]-(([.B255]+[.D255])/2))^2" office:value-type="float" office:value="8.19655773628565" calcext:value-type="float">
            <text:p>8.1965577363</text:p>
          </table:table-cell>
          <table:table-cell table:formula="of:=([.A255]-100.04)^2" office:value-type="float" office:value="63.0436000000002" calcext:value-type="float">
            <text:p>63.0436</text:p>
          </table:table-cell>
        </table:table-row>
        <table:table-row table:style-name="ro1">
          <table:table-cell office:value-type="float" office:value="92.18" calcext:value-type="float">
            <text:p>92.18</text:p>
          </table:table-cell>
          <table:table-cell office:value-type="float" office:value="94.2436065673828" calcext:value-type="float">
            <text:p>94.2436065674</text:p>
          </table:table-cell>
          <table:table-cell office:value-type="float" office:value="92.18" calcext:value-type="float">
            <text:p>92.18</text:p>
          </table:table-cell>
          <table:table-cell office:value-type="float" office:value="91.6649703979492" calcext:value-type="float">
            <text:p>91.6649703979</text:p>
          </table:table-cell>
          <table:table-cell/>
          <table:table-cell table:formula="of:=[.A256]-[.C256]" office:value-type="float" office:value="0" calcext:value-type="float">
            <text:p>0</text:p>
          </table:table-cell>
          <table:table-cell table:formula="of:=([.A256]-[.B256])^2" office:value-type="float" office:value="4.25847206494545" calcext:value-type="float">
            <text:p>4.2584720649</text:p>
          </table:table-cell>
          <table:table-cell table:formula="of:=([.C256]-[.D256])^2" office:value-type="float" office:value="0.265255490988593" calcext:value-type="float">
            <text:p>0.265255491</text:p>
          </table:table-cell>
          <table:table-cell table:formula="of:=[.G256]-[.H256]" office:value-type="float" office:value="3.99321657395685" calcext:value-type="float">
            <text:p>3.993216574</text:p>
          </table:table-cell>
          <table:table-cell table:formula="of:=([.A256]-(([.B256]+[.D256])/2))^2" office:value-type="float" office:value="0.59952265438923" calcext:value-type="float">
            <text:p>0.5995226544</text:p>
          </table:table-cell>
          <table:table-cell table:formula="of:=([.A256]-100.04)^2" office:value-type="float" office:value="61.7796" calcext:value-type="float">
            <text:p>61.7796</text:p>
          </table:table-cell>
        </table:table-row>
        <table:table-row table:style-name="ro1">
          <table:table-cell office:value-type="float" office:value="92.21" calcext:value-type="float">
            <text:p>92.21</text:p>
          </table:table-cell>
          <table:table-cell office:value-type="float" office:value="93.9935302734375" calcext:value-type="float">
            <text:p>93.9935302734</text:p>
          </table:table-cell>
          <table:table-cell office:value-type="float" office:value="92.21" calcext:value-type="float">
            <text:p>92.21</text:p>
          </table:table-cell>
          <table:table-cell office:value-type="float" office:value="91.7173919677734" calcext:value-type="float">
            <text:p>91.7173919678</text:p>
          </table:table-cell>
          <table:table-cell/>
          <table:table-cell table:formula="of:=[.A257]-[.C257]" office:value-type="float" office:value="0" calcext:value-type="float">
            <text:p>0</text:p>
          </table:table-cell>
          <table:table-cell table:formula="of:=([.A257]-[.B257])^2" office:value-type="float" office:value="3.18098023626802" calcext:value-type="float">
            <text:p>3.1809802363</text:p>
          </table:table-cell>
          <table:table-cell table:formula="of:=([.C257]-[.D257])^2" office:value-type="float" office:value="0.242662673414134" calcext:value-type="float">
            <text:p>0.2426626734</text:p>
          </table:table-cell>
          <table:table-cell table:formula="of:=[.G257]-[.H257]" office:value-type="float" office:value="2.93831756285388" calcext:value-type="float">
            <text:p>2.9383175629</text:p>
          </table:table-cell>
          <table:table-cell table:formula="of:=([.A257]-(([.B257]+[.D257])/2))^2" office:value-type="float" office:value="0.416620058213257" calcext:value-type="float">
            <text:p>0.4166200582</text:p>
          </table:table-cell>
          <table:table-cell table:formula="of:=([.A257]-100.04)^2" office:value-type="float" office:value="61.3089" calcext:value-type="float">
            <text:p>61.3089</text:p>
          </table:table-cell>
        </table:table-row>
        <table:table-row table:style-name="ro1">
          <table:table-cell office:value-type="float" office:value="92.22" calcext:value-type="float">
            <text:p>92.22</text:p>
          </table:table-cell>
          <table:table-cell office:value-type="float" office:value="93.4011459350586" calcext:value-type="float">
            <text:p>93.4011459351</text:p>
          </table:table-cell>
          <table:table-cell office:value-type="float" office:value="92.22" calcext:value-type="float">
            <text:p>92.22</text:p>
          </table:table-cell>
          <table:table-cell office:value-type="float" office:value="90.9605560302734" calcext:value-type="float">
            <text:p>90.9605560303</text:p>
          </table:table-cell>
          <table:table-cell/>
          <table:table-cell table:formula="of:=[.A258]-[.C258]" office:value-type="float" office:value="0" calcext:value-type="float">
            <text:p>0</text:p>
          </table:table-cell>
          <table:table-cell table:formula="of:=([.A258]-[.B258])^2" office:value-type="float" office:value="1.39510571990544" calcext:value-type="float">
            <text:p>1.3951057199</text:p>
          </table:table-cell>
          <table:table-cell table:formula="of:=([.C258]-[.D258])^2" office:value-type="float" office:value="1.5861991128806" calcext:value-type="float">
            <text:p>1.5861991129</text:p>
          </table:table-cell>
          <table:table-cell table:formula="of:=[.G258]-[.H258]" office:value-type="float" office:value="-0.191093392975157" calcext:value-type="float">
            <text:p>-0.191093393</text:p>
          </table:table-cell>
          <table:table-cell table:formula="of:=([.A258]-(([.B258]+[.D258])/2))^2" office:value-type="float" office:value="0.00153264555821652" calcext:value-type="float">
            <text:p>0.0015326456</text:p>
          </table:table-cell>
          <table:table-cell table:formula="of:=([.A258]-100.04)^2" office:value-type="float" office:value="61.1524000000001" calcext:value-type="float">
            <text:p>61.1524</text:p>
          </table:table-cell>
        </table:table-row>
        <table:table-row table:style-name="ro1">
          <table:table-cell office:value-type="float" office:value="92.22" calcext:value-type="float">
            <text:p>92.22</text:p>
          </table:table-cell>
          <table:table-cell office:value-type="float" office:value="92.5347213745117" calcext:value-type="float">
            <text:p>92.5347213745</text:p>
          </table:table-cell>
          <table:table-cell office:value-type="float" office:value="92.22" calcext:value-type="float">
            <text:p>92.22</text:p>
          </table:table-cell>
          <table:table-cell office:value-type="float" office:value="92.1810760498047" calcext:value-type="float">
            <text:p>92.1810760498</text:p>
          </table:table-cell>
          <table:table-cell/>
          <table:table-cell table:formula="of:=[.A259]-[.C259]" office:value-type="float" office:value="0" calcext:value-type="float">
            <text:p>0</text:p>
          </table:table-cell>
          <table:table-cell table:formula="of:=([.A259]-[.B259])^2" office:value-type="float" office:value="0.0990495435745462" calcext:value-type="float">
            <text:p>0.0990495436</text:p>
          </table:table-cell>
          <table:table-cell table:formula="of:=([.C259]-[.D259])^2" office:value-type="float" office:value="0.00151507389880708" calcext:value-type="float">
            <text:p>0.0015150739</text:p>
          </table:table-cell>
          <table:table-cell table:formula="of:=[.G259]-[.H259]" office:value-type="float" office:value="0.0975344696757392" calcext:value-type="float">
            <text:p>0.0975344697</text:p>
          </table:table-cell>
          <table:table-cell table:formula="of:=([.A259]-(([.B259]+[.D259])/2))^2" office:value-type="float" office:value="0.0190160548148913" calcext:value-type="float">
            <text:p>0.0190160548</text:p>
          </table:table-cell>
          <table:table-cell table:formula="of:=([.A259]-100.04)^2" office:value-type="float" office:value="61.1524000000001" calcext:value-type="float">
            <text:p>61.1524</text:p>
          </table:table-cell>
        </table:table-row>
        <table:table-row table:style-name="ro1">
          <table:table-cell office:value-type="float" office:value="92.22" calcext:value-type="float">
            <text:p>92.22</text:p>
          </table:table-cell>
          <table:table-cell office:value-type="float" office:value="92.8081817626953" calcext:value-type="float">
            <text:p>92.8081817627</text:p>
          </table:table-cell>
          <table:table-cell office:value-type="float" office:value="92.22" calcext:value-type="float">
            <text:p>92.22</text:p>
          </table:table-cell>
          <table:table-cell office:value-type="float" office:value="99.726936340332" calcext:value-type="float">
            <text:p>99.7269363403</text:p>
          </table:table-cell>
          <table:table-cell/>
          <table:table-cell table:formula="of:=[.A260]-[.C260]" office:value-type="float" office:value="0" calcext:value-type="float">
            <text:p>0</text:p>
          </table:table-cell>
          <table:table-cell table:formula="of:=([.A260]-[.B260])^2" office:value-type="float" office:value="0.345957785967366" calcext:value-type="float">
            <text:p>0.345957786</text:p>
          </table:table-cell>
          <table:table-cell table:formula="of:=([.C260]-[.D260])^2" office:value-type="float" office:value="56.3540932177977" calcext:value-type="float">
            <text:p>56.3540932178</text:p>
          </table:table-cell>
          <table:table-cell table:formula="of:=[.G260]-[.H260]" office:value-type="float" office:value="-56.0081354318303" calcext:value-type="float">
            <text:p>-56.0081354318</text:p>
          </table:table-cell>
          <table:table-cell table:formula="of:=([.A260]-(([.B260]+[.D260])/2))^2" office:value-type="float" office:value="16.3827342754903" calcext:value-type="float">
            <text:p>16.3827342755</text:p>
          </table:table-cell>
          <table:table-cell table:formula="of:=([.A260]-100.04)^2" office:value-type="float" office:value="61.1524000000001" calcext:value-type="float">
            <text:p>61.1524</text:p>
          </table:table-cell>
        </table:table-row>
        <table:table-row table:style-name="ro1">
          <table:table-cell office:value-type="float" office:value="92.27" calcext:value-type="float">
            <text:p>92.27</text:p>
          </table:table-cell>
          <table:table-cell office:value-type="float" office:value="94.1875915527344" calcext:value-type="float">
            <text:p>94.1875915527</text:p>
          </table:table-cell>
          <table:table-cell office:value-type="float" office:value="92.27" calcext:value-type="float">
            <text:p>92.27</text:p>
          </table:table-cell>
          <table:table-cell office:value-type="float" office:value="96.2058334350586" calcext:value-type="float">
            <text:p>96.2058334351</text:p>
          </table:table-cell>
          <table:table-cell/>
          <table:table-cell table:formula="of:=[.A261]-[.C261]" office:value-type="float" office:value="0" calcext:value-type="float">
            <text:p>0</text:p>
          </table:table-cell>
          <table:table-cell table:formula="of:=([.A261]-[.B261])^2" office:value-type="float" office:value="3.67715736311825" calcext:value-type="float">
            <text:p>3.6771573631</text:p>
          </table:table-cell>
          <table:table-cell table:formula="of:=([.C261]-[.D261])^2" office:value-type="float" office:value="15.4907848285252" calcext:value-type="float">
            <text:p>15.4907848285</text:p>
          </table:table-cell>
          <table:table-cell table:formula="of:=[.G261]-[.H261]" office:value-type="float" office:value="-11.8136274654069" calcext:value-type="float">
            <text:p>-11.8136274654</text:p>
          </table:table-cell>
          <table:table-cell table:formula="of:=([.A261]-(([.B261]+[.D261])/2))^2" office:value-type="float" office:value="8.5656460219298" calcext:value-type="float">
            <text:p>8.5656460219</text:p>
          </table:table-cell>
          <table:table-cell table:formula="of:=([.A261]-100.04)^2" office:value-type="float" office:value="60.3729000000002" calcext:value-type="float">
            <text:p>60.3729</text:p>
          </table:table-cell>
        </table:table-row>
        <table:table-row table:style-name="ro1">
          <table:table-cell office:value-type="float" office:value="92.35" calcext:value-type="float">
            <text:p>92.35</text:p>
          </table:table-cell>
          <table:table-cell office:value-type="float" office:value="94.2015151977539" calcext:value-type="float">
            <text:p>94.2015151978</text:p>
          </table:table-cell>
          <table:table-cell office:value-type="float" office:value="92.35" calcext:value-type="float">
            <text:p>92.35</text:p>
          </table:table-cell>
          <table:table-cell office:value-type="float" office:value="95.3765563964844" calcext:value-type="float">
            <text:p>95.3765563965</text:p>
          </table:table-cell>
          <table:table-cell/>
          <table:table-cell table:formula="of:=[.A262]-[.C262]" office:value-type="float" office:value="0" calcext:value-type="float">
            <text:p>0</text:p>
          </table:table-cell>
          <table:table-cell table:formula="of:=([.A262]-[.B262])^2" office:value-type="float" office:value="3.42810852751371" calcext:value-type="float">
            <text:p>3.4281085275</text:p>
          </table:table-cell>
          <table:table-cell table:formula="of:=([.C262]-[.D262])^2" office:value-type="float" office:value="9.16004362110052" calcext:value-type="float">
            <text:p>9.1600436211</text:p>
          </table:table-cell>
          <table:table-cell table:formula="of:=[.G262]-[.H262]" office:value-type="float" office:value="-5.73193509358681" calcext:value-type="float">
            <text:p>-5.7319350936</text:p>
          </table:table-cell>
          <table:table-cell table:formula="of:=([.A262]-(([.B262]+[.D262])/2))^2" office:value-type="float" office:value="5.94889561962863" calcext:value-type="float">
            <text:p>5.9488956196</text:p>
          </table:table-cell>
          <table:table-cell table:formula="of:=([.A262]-100.04)^2" office:value-type="float" office:value="59.1361000000002" calcext:value-type="float">
            <text:p>59.1361</text:p>
          </table:table-cell>
        </table:table-row>
        <table:table-row table:style-name="ro1">
          <table:table-cell office:value-type="float" office:value="92.38" calcext:value-type="float">
            <text:p>92.38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2.38" calcext:value-type="float">
            <text:p>92.38</text:p>
          </table:table-cell>
          <table:table-cell office:value-type="float" office:value="93.914909362793" calcext:value-type="float">
            <text:p>93.9149093628</text:p>
          </table:table-cell>
          <table:table-cell/>
          <table:table-cell table:formula="of:=[.A263]-[.C263]" office:value-type="float" office:value="0" calcext:value-type="float">
            <text:p>0</text:p>
          </table:table-cell>
          <table:table-cell table:formula="of:=([.A263]-[.B263])^2" office:value-type="float" office:value="4.64644153437402" calcext:value-type="float">
            <text:p>4.6464415344</text:p>
          </table:table-cell>
          <table:table-cell table:formula="of:=([.C263]-[.D263])^2" office:value-type="float" office:value="2.35594675198953" calcext:value-type="float">
            <text:p>2.355946752</text:p>
          </table:table-cell>
          <table:table-cell table:formula="of:=[.G263]-[.H263]" office:value-type="float" office:value="2.29049478238449" calcext:value-type="float">
            <text:p>2.2904947824</text:p>
          </table:table-cell>
          <table:table-cell table:formula="of:=([.A263]-(([.B263]+[.D263])/2))^2" office:value-type="float" office:value="3.4048921511654" calcext:value-type="float">
            <text:p>3.4048921512</text:p>
          </table:table-cell>
          <table:table-cell table:formula="of:=([.A263]-100.04)^2" office:value-type="float" office:value="58.6756000000002" calcext:value-type="float">
            <text:p>58.6756</text:p>
          </table:table-cell>
        </table:table-row>
        <table:table-row table:style-name="ro1">
          <table:table-cell office:value-type="float" office:value="92.38" calcext:value-type="float">
            <text:p>92.38</text:p>
          </table:table-cell>
          <table:table-cell office:value-type="float" office:value="94.7922592163086" calcext:value-type="float">
            <text:p>94.7922592163</text:p>
          </table:table-cell>
          <table:table-cell office:value-type="float" office:value="92.38" calcext:value-type="float">
            <text:p>92.38</text:p>
          </table:table-cell>
          <table:table-cell office:value-type="float" office:value="94.5134048461914" calcext:value-type="float">
            <text:p>94.5134048462</text:p>
          </table:table-cell>
          <table:table-cell/>
          <table:table-cell table:formula="of:=[.A264]-[.C264]" office:value-type="float" office:value="0" calcext:value-type="float">
            <text:p>0</text:p>
          </table:table-cell>
          <table:table-cell table:formula="of:=([.A264]-[.B264])^2" office:value-type="float" office:value="5.81899452666577" calcext:value-type="float">
            <text:p>5.8189945267</text:p>
          </table:table-cell>
          <table:table-cell table:formula="of:=([.C264]-[.D264])^2" office:value-type="float" office:value="4.551416237753" calcext:value-type="float">
            <text:p>4.5514162378</text:p>
          </table:table-cell>
          <table:table-cell table:formula="of:=[.G264]-[.H264]" office:value-type="float" office:value="1.26757828891278" calcext:value-type="float">
            <text:p>1.2675782889</text:p>
          </table:table-cell>
          <table:table-cell table:formula="of:=([.A264]-(([.B264]+[.D264])/2))^2" office:value-type="float" office:value="5.16576544227602" calcext:value-type="float">
            <text:p>5.1657654423</text:p>
          </table:table-cell>
          <table:table-cell table:formula="of:=([.A264]-100.04)^2" office:value-type="float" office:value="58.6756000000002" calcext:value-type="float">
            <text:p>58.6756</text:p>
          </table:table-cell>
        </table:table-row>
        <table:table-row table:style-name="ro1">
          <table:table-cell office:value-type="float" office:value="92.39" calcext:value-type="float">
            <text:p>92.39</text:p>
          </table:table-cell>
          <table:table-cell office:value-type="float" office:value="93.6724014282227" calcext:value-type="float">
            <text:p>93.6724014282</text:p>
          </table:table-cell>
          <table:table-cell office:value-type="float" office:value="92.39" calcext:value-type="float">
            <text:p>92.39</text:p>
          </table:table-cell>
          <table:table-cell office:value-type="float" office:value="92.6367797851563" calcext:value-type="float">
            <text:p>92.6367797852</text:p>
          </table:table-cell>
          <table:table-cell/>
          <table:table-cell table:formula="of:=[.A265]-[.C265]" office:value-type="float" office:value="0" calcext:value-type="float">
            <text:p>0</text:p>
          </table:table-cell>
          <table:table-cell table:formula="of:=([.A265]-[.B265])^2" office:value-type="float" office:value="1.64455342310751" calcext:value-type="float">
            <text:p>1.6445534231</text:p>
          </table:table-cell>
          <table:table-cell table:formula="of:=([.C265]-[.D265])^2" office:value-type="float" office:value="0.0609002623617646" calcext:value-type="float">
            <text:p>0.0609002624</text:p>
          </table:table-cell>
          <table:table-cell table:formula="of:=[.G265]-[.H265]" office:value-type="float" office:value="1.58365316074574" calcext:value-type="float">
            <text:p>1.5836531607</text:p>
          </table:table-cell>
          <table:table-cell table:formula="of:=([.A265]-(([.B265]+[.D265])/2))^2" office:value-type="float" office:value="0.584598795837745" calcext:value-type="float">
            <text:p>0.5845987958</text:p>
          </table:table-cell>
          <table:table-cell table:formula="of:=([.A265]-100.04)^2" office:value-type="float" office:value="58.5225000000001" calcext:value-type="float">
            <text:p>58.5225</text:p>
          </table:table-cell>
        </table:table-row>
        <table:table-row table:style-name="ro1">
          <table:table-cell office:value-type="float" office:value="92.43" calcext:value-type="float">
            <text:p>92.43</text:p>
          </table:table-cell>
          <table:table-cell office:value-type="float" office:value="92.4376983642578" calcext:value-type="float">
            <text:p>92.4376983643</text:p>
          </table:table-cell>
          <table:table-cell office:value-type="float" office:value="92.43" calcext:value-type="float">
            <text:p>92.43</text:p>
          </table:table-cell>
          <table:table-cell office:value-type="float" office:value="94.275032043457" calcext:value-type="float">
            <text:p>94.2750320435</text:p>
          </table:table-cell>
          <table:table-cell/>
          <table:table-cell table:formula="of:=[.A266]-[.C266]" office:value-type="float" office:value="0" calcext:value-type="float">
            <text:p>0</text:p>
          </table:table-cell>
          <table:table-cell table:formula="of:=([.A266]-[.B266])^2" office:value-type="float" office:value="0.00005926481224586" calcext:value-type="float">
            <text:p>5.926481224586E-05</text:p>
          </table:table-cell>
          <table:table-cell table:formula="of:=([.C266]-[.D266])^2" office:value-type="float" office:value="3.4041432413832" calcext:value-type="float">
            <text:p>3.4041432414</text:p>
          </table:table-cell>
          <table:table-cell table:formula="of:=[.G266]-[.H266]" office:value-type="float" office:value="-3.40408397657096" calcext:value-type="float">
            <text:p>-3.4040839766</text:p>
          </table:table-cell>
          <table:table-cell table:formula="of:=([.A266]-(([.B266]+[.D266])/2))^2" office:value-type="float" office:value="0.85815249091779" calcext:value-type="float">
            <text:p>0.8581524909</text:p>
          </table:table-cell>
          <table:table-cell table:formula="of:=([.A266]-100.04)^2" office:value-type="float" office:value="57.9121" calcext:value-type="float">
            <text:p>57.9121</text:p>
          </table:table-cell>
        </table:table-row>
        <table:table-row table:style-name="ro1">
          <table:table-cell office:value-type="float" office:value="92.46" calcext:value-type="float">
            <text:p>92.46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2.46" calcext:value-type="float">
            <text:p>92.46</text:p>
          </table:table-cell>
          <table:table-cell office:value-type="float" office:value="96.2385635375977" calcext:value-type="float">
            <text:p>96.2385635376</text:p>
          </table:table-cell>
          <table:table-cell/>
          <table:table-cell table:formula="of:=[.A267]-[.C267]" office:value-type="float" office:value="0" calcext:value-type="float">
            <text:p>0</text:p>
          </table:table-cell>
          <table:table-cell table:formula="of:=([.A267]-[.B267])^2" office:value-type="float" office:value="6.57657165734184" calcext:value-type="float">
            <text:p>6.5765716573</text:p>
          </table:table-cell>
          <table:table-cell table:formula="of:=([.C267]-[.D267])^2" office:value-type="float" office:value="14.2775424076626" calcext:value-type="float">
            <text:p>14.2775424077</text:p>
          </table:table-cell>
          <table:table-cell table:formula="of:=[.G267]-[.H267]" office:value-type="float" office:value="-7.70097075032072" calcext:value-type="float">
            <text:p>-7.7009707503</text:p>
          </table:table-cell>
          <table:table-cell table:formula="of:=([.A267]-(([.B267]+[.D267])/2))^2" office:value-type="float" office:value="10.0585589788677" calcext:value-type="float">
            <text:p>10.0585589789</text:p>
          </table:table-cell>
          <table:table-cell table:formula="of:=([.A267]-100.04)^2" office:value-type="float" office:value="57.4564000000002" calcext:value-type="float">
            <text:p>57.4564</text:p>
          </table:table-cell>
        </table:table-row>
        <table:table-row table:style-name="ro1">
          <table:table-cell office:value-type="float" office:value="92.48" calcext:value-type="float">
            <text:p>92.48</text:p>
          </table:table-cell>
          <table:table-cell office:value-type="float" office:value="94.4613037109375" calcext:value-type="float">
            <text:p>94.4613037109</text:p>
          </table:table-cell>
          <table:table-cell office:value-type="float" office:value="92.48" calcext:value-type="float">
            <text:p>92.48</text:p>
          </table:table-cell>
          <table:table-cell office:value-type="float" office:value="97.4593811035156" calcext:value-type="float">
            <text:p>97.4593811035</text:p>
          </table:table-cell>
          <table:table-cell/>
          <table:table-cell table:formula="of:=[.A268]-[.C268]" office:value-type="float" office:value="0" calcext:value-type="float">
            <text:p>0</text:p>
          </table:table-cell>
          <table:table-cell table:formula="of:=([.A268]-[.B268])^2" office:value-type="float" office:value="3.92556439497469" calcext:value-type="float">
            <text:p>3.925564395</text:p>
          </table:table-cell>
          <table:table-cell table:formula="of:=([.C268]-[.D268])^2" office:value-type="float" office:value="24.7942361740484" calcext:value-type="float">
            <text:p>24.794236174</text:p>
          </table:table-cell>
          <table:table-cell table:formula="of:=[.G268]-[.H268]" office:value-type="float" office:value="-20.8686717790737" calcext:value-type="float">
            <text:p>-20.8686717791</text:p>
          </table:table-cell>
          <table:table-cell table:formula="of:=([.A268]-(([.B268]+[.D268])/2))^2" office:value-type="float" office:value="12.1127832715396" calcext:value-type="float">
            <text:p>12.1127832715</text:p>
          </table:table-cell>
          <table:table-cell table:formula="of:=([.A268]-100.04)^2" office:value-type="float" office:value="57.1536" calcext:value-type="float">
            <text:p>57.1536</text:p>
          </table:table-cell>
        </table:table-row>
        <table:table-row table:style-name="ro1">
          <table:table-cell office:value-type="float" office:value="92.588" calcext:value-type="float">
            <text:p>92.588</text:p>
          </table:table-cell>
          <table:table-cell office:value-type="float" office:value="96.1143264770508" calcext:value-type="float">
            <text:p>96.1143264771</text:p>
          </table:table-cell>
          <table:table-cell office:value-type="float" office:value="92.588" calcext:value-type="float">
            <text:p>92.588</text:p>
          </table:table-cell>
          <table:table-cell office:value-type="float" office:value="101.991546630859" calcext:value-type="float">
            <text:p>101.9915466309</text:p>
          </table:table-cell>
          <table:table-cell/>
          <table:table-cell table:formula="of:=[.A269]-[.C269]" office:value-type="float" office:value="0" calcext:value-type="float">
            <text:p>0</text:p>
          </table:table-cell>
          <table:table-cell table:formula="of:=([.A269]-[.B269])^2" office:value-type="float" office:value="12.4349784227494" calcext:value-type="float">
            <text:p>12.4349784227</text:p>
          </table:table-cell>
          <table:table-cell table:formula="of:=([.C269]-[.D269])^2" office:value-type="float" office:value="88.4266892387468" calcext:value-type="float">
            <text:p>88.4266892387</text:p>
          </table:table-cell>
          <table:table-cell table:formula="of:=[.G269]-[.H269]" office:value-type="float" office:value="-75.9917108159974" calcext:value-type="float">
            <text:p>-75.991710816</text:p>
          </table:table-cell>
          <table:table-cell table:formula="of:=([.A269]-(([.B269]+[.D269])/2))^2" office:value-type="float" office:value="41.7954046466647" calcext:value-type="float">
            <text:p>41.7954046467</text:p>
          </table:table-cell>
          <table:table-cell table:formula="of:=([.A269]-100.04)^2" office:value-type="float" office:value="55.5323040000002" calcext:value-type="float">
            <text:p>55.532304</text:p>
          </table:table-cell>
        </table:table-row>
        <table:table-row table:style-name="ro1">
          <table:table-cell office:value-type="float" office:value="92.59" calcext:value-type="float">
            <text:p>92.59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2.59" calcext:value-type="float">
            <text:p>92.59</text:p>
          </table:table-cell>
          <table:table-cell office:value-type="float" office:value="94.3180389404297" calcext:value-type="float">
            <text:p>94.3180389404</text:p>
          </table:table-cell>
          <table:table-cell/>
          <table:table-cell table:formula="of:=[.A270]-[.C270]" office:value-type="float" office:value="0" calcext:value-type="float">
            <text:p>0</text:p>
          </table:table-cell>
          <table:table-cell table:formula="of:=([.A270]-[.B270])^2" office:value-type="float" office:value="5.92670614830859" calcext:value-type="float">
            <text:p>5.9267061483</text:p>
          </table:table-cell>
          <table:table-cell table:formula="of:=([.C270]-[.D270])^2" office:value-type="float" office:value="2.98611857964135" calcext:value-type="float">
            <text:p>2.9861185796</text:p>
          </table:table-cell>
          <table:table-cell table:formula="of:=[.G270]-[.H270]" office:value-type="float" office:value="2.94058756866725" calcext:value-type="float">
            <text:p>2.9405875687</text:p>
          </table:table-cell>
          <table:table-cell table:formula="of:=([.A270]-(([.B270]+[.D270])/2))^2" office:value-type="float" office:value="4.33164665806108" calcext:value-type="float">
            <text:p>4.3316466581</text:p>
          </table:table-cell>
          <table:table-cell table:formula="of:=([.A270]-100.04)^2" office:value-type="float" office:value="55.5025" calcext:value-type="float">
            <text:p>55.5025</text:p>
          </table:table-cell>
        </table:table-row>
        <table:table-row table:style-name="ro1">
          <table:table-cell office:value-type="float" office:value="92.62" calcext:value-type="float">
            <text:p>92.62</text:p>
          </table:table-cell>
          <table:table-cell office:value-type="float" office:value="95.6248397827148" calcext:value-type="float">
            <text:p>95.6248397827</text:p>
          </table:table-cell>
          <table:table-cell office:value-type="float" office:value="92.62" calcext:value-type="float">
            <text:p>92.62</text:p>
          </table:table-cell>
          <table:table-cell office:value-type="float" office:value="94.682746887207" calcext:value-type="float">
            <text:p>94.6827468872</text:p>
          </table:table-cell>
          <table:table-cell/>
          <table:table-cell table:formula="of:=[.A271]-[.C271]" office:value-type="float" office:value="0" calcext:value-type="float">
            <text:p>0</text:p>
          </table:table-cell>
          <table:table-cell table:formula="of:=([.A271]-[.B271])^2" office:value-type="float" office:value="9.02906211978576" calcext:value-type="float">
            <text:p>9.0290621198</text:p>
          </table:table-cell>
          <table:table-cell table:formula="of:=([.C271]-[.D271])^2" office:value-type="float" office:value="4.25492472068228" calcext:value-type="float">
            <text:p>4.2549247207</text:p>
          </table:table-cell>
          <table:table-cell table:formula="of:=[.G271]-[.H271]" office:value-type="float" office:value="4.77413739910348" calcext:value-type="float">
            <text:p>4.7741373991</text:p>
          </table:table-cell>
          <table:table-cell table:formula="of:=([.A271]-(([.B271]+[.D271])/2))^2" office:value-type="float" office:value="6.42010866429245" calcext:value-type="float">
            <text:p>6.4201086643</text:p>
          </table:table-cell>
          <table:table-cell table:formula="of:=([.A271]-100.04)^2" office:value-type="float" office:value="55.0564" calcext:value-type="float">
            <text:p>55.0564</text:p>
          </table:table-cell>
        </table:table-row>
        <table:table-row table:style-name="ro1">
          <table:table-cell office:value-type="float" office:value="92.63" calcext:value-type="float">
            <text:p>92.63</text:p>
          </table:table-cell>
          <table:table-cell office:value-type="float" office:value="94.1112899780273" calcext:value-type="float">
            <text:p>94.111289978</text:p>
          </table:table-cell>
          <table:table-cell office:value-type="float" office:value="92.63" calcext:value-type="float">
            <text:p>92.63</text:p>
          </table:table-cell>
          <table:table-cell office:value-type="float" office:value="97.0419540405274" calcext:value-type="float">
            <text:p>97.0419540405</text:p>
          </table:table-cell>
          <table:table-cell/>
          <table:table-cell table:formula="of:=[.A272]-[.C272]" office:value-type="float" office:value="0" calcext:value-type="float">
            <text:p>0</text:p>
          </table:table-cell>
          <table:table-cell table:formula="of:=([.A272]-[.B272])^2" office:value-type="float" office:value="2.19421999900426" calcext:value-type="float">
            <text:p>2.194219999</text:p>
          </table:table-cell>
          <table:table-cell table:formula="of:=([.C272]-[.D272])^2" office:value-type="float" office:value="19.4653384557256" calcext:value-type="float">
            <text:p>19.4653384557</text:p>
          </table:table-cell>
          <table:table-cell table:formula="of:=[.G272]-[.H272]" office:value-type="float" office:value="-17.2711184567213" calcext:value-type="float">
            <text:p>-17.2711184567</text:p>
          </table:table-cell>
          <table:table-cell table:formula="of:=([.A272]-(([.B272]+[.D272])/2))^2" office:value-type="float" office:value="8.68258126555768" calcext:value-type="float">
            <text:p>8.6825812656</text:p>
          </table:table-cell>
          <table:table-cell table:formula="of:=([.A272]-100.04)^2" office:value-type="float" office:value="54.9081000000002" calcext:value-type="float">
            <text:p>54.9081</text:p>
          </table:table-cell>
        </table:table-row>
        <table:table-row table:style-name="ro1">
          <table:table-cell office:value-type="float" office:value="92.64" calcext:value-type="float">
            <text:p>92.64</text:p>
          </table:table-cell>
          <table:table-cell office:value-type="float" office:value="95.6429748535156" calcext:value-type="float">
            <text:p>95.6429748535</text:p>
          </table:table-cell>
          <table:table-cell office:value-type="float" office:value="92.64" calcext:value-type="float">
            <text:p>92.64</text:p>
          </table:table-cell>
          <table:table-cell office:value-type="float" office:value="95.6536865234375" calcext:value-type="float">
            <text:p>95.6536865234</text:p>
          </table:table-cell>
          <table:table-cell/>
          <table:table-cell table:formula="of:=[.A273]-[.C273]" office:value-type="float" office:value="0" calcext:value-type="float">
            <text:p>0</text:p>
          </table:table-cell>
          <table:table-cell table:formula="of:=([.A273]-[.B273])^2" office:value-type="float" office:value="9.01785797084719" calcext:value-type="float">
            <text:p>9.0178579708</text:p>
          </table:table-cell>
          <table:table-cell table:formula="of:=([.C273]-[.D273])^2" office:value-type="float" office:value="9.0823064615488" calcext:value-type="float">
            <text:p>9.0823064615</text:p>
          </table:table-cell>
          <table:table-cell table:formula="of:=[.G273]-[.H273]" office:value-type="float" office:value="-0.064448490701615" calcext:value-type="float">
            <text:p>-0.0644484907</text:p>
          </table:table-cell>
          <table:table-cell table:formula="of:=([.A273]-(([.B273]+[.D273])/2))^2" office:value-type="float" office:value="9.05005353122987" calcext:value-type="float">
            <text:p>9.0500535312</text:p>
          </table:table-cell>
          <table:table-cell table:formula="of:=([.A273]-100.04)^2" office:value-type="float" office:value="54.7600000000001" calcext:value-type="float">
            <text:p>54.76</text:p>
          </table:table-cell>
        </table:table-row>
        <table:table-row table:style-name="ro1">
          <table:table-cell office:value-type="float" office:value="92.645" calcext:value-type="float">
            <text:p>92.645</text:p>
          </table:table-cell>
          <table:table-cell office:value-type="float" office:value="93.4905853271484" calcext:value-type="float">
            <text:p>93.4905853271</text:p>
          </table:table-cell>
          <table:table-cell office:value-type="float" office:value="92.645" calcext:value-type="float">
            <text:p>92.645</text:p>
          </table:table-cell>
          <table:table-cell office:value-type="float" office:value="93.2923049926758" calcext:value-type="float">
            <text:p>93.2923049927</text:p>
          </table:table-cell>
          <table:table-cell/>
          <table:table-cell table:formula="of:=[.A274]-[.C274]" office:value-type="float" office:value="0" calcext:value-type="float">
            <text:p>0</text:p>
          </table:table-cell>
          <table:table-cell table:formula="of:=([.A274]-[.B274])^2" office:value-type="float" office:value="0.715014545488737" calcext:value-type="float">
            <text:p>0.7150145455</text:p>
          </table:table-cell>
          <table:table-cell table:formula="of:=([.C274]-[.D274])^2" office:value-type="float" office:value="0.419003753542998" calcext:value-type="float">
            <text:p>0.4190037535</text:p>
          </table:table-cell>
          <table:table-cell table:formula="of:=[.G274]-[.H274]" office:value-type="float" office:value="0.296010791945738" calcext:value-type="float">
            <text:p>0.2960107919</text:p>
          </table:table-cell>
          <table:table-cell table:formula="of:=([.A274]-(([.B274]+[.D274])/2))^2" office:value-type="float" office:value="0.55718037675622" calcext:value-type="float">
            <text:p>0.5571803768</text:p>
          </table:table-cell>
          <table:table-cell table:formula="of:=([.A274]-100.04)^2" office:value-type="float" office:value="54.6860250000002" calcext:value-type="float">
            <text:p>54.686025</text:p>
          </table:table-cell>
        </table:table-row>
        <table:table-row table:style-name="ro1">
          <table:table-cell office:value-type="float" office:value="92.65" calcext:value-type="float">
            <text:p>92.65</text:p>
          </table:table-cell>
          <table:table-cell office:value-type="float" office:value="94.0116424560547" calcext:value-type="float">
            <text:p>94.0116424561</text:p>
          </table:table-cell>
          <table:table-cell office:value-type="float" office:value="92.65" calcext:value-type="float">
            <text:p>92.65</text:p>
          </table:table-cell>
          <table:table-cell office:value-type="float" office:value="95.0721435546875" calcext:value-type="float">
            <text:p>95.0721435547</text:p>
          </table:table-cell>
          <table:table-cell/>
          <table:table-cell table:formula="of:=[.A275]-[.C275]" office:value-type="float" office:value="0" calcext:value-type="float">
            <text:p>0</text:p>
          </table:table-cell>
          <table:table-cell table:formula="of:=([.A275]-[.B275])^2" office:value-type="float" office:value="1.85407017813063" calcext:value-type="float">
            <text:p>1.8540701781</text:p>
          </table:table-cell>
          <table:table-cell table:formula="of:=([.C275]-[.D275])^2" office:value-type="float" office:value="5.86677939951417" calcext:value-type="float">
            <text:p>5.8667793995</text:p>
          </table:table-cell>
          <table:table-cell table:formula="of:=[.G275]-[.H275]" office:value-type="float" office:value="-4.01270922138354" calcext:value-type="float">
            <text:p>-4.0127092214</text:p>
          </table:table-cell>
          <table:table-cell table:formula="of:=([.A275]-(([.B275]+[.D275])/2))^2" office:value-type="float" office:value="3.57925914377205" calcext:value-type="float">
            <text:p>3.5792591438</text:p>
          </table:table-cell>
          <table:table-cell table:formula="of:=([.A275]-100.04)^2" office:value-type="float" office:value="54.6121" calcext:value-type="float">
            <text:p>54.6121</text:p>
          </table:table-cell>
        </table:table-row>
        <table:table-row table:style-name="ro1">
          <table:table-cell office:value-type="float" office:value="92.65" calcext:value-type="float">
            <text:p>92.65</text:p>
          </table:table-cell>
          <table:table-cell office:value-type="float" office:value="93.8515014648437" calcext:value-type="float">
            <text:p>93.8515014648</text:p>
          </table:table-cell>
          <table:table-cell office:value-type="float" office:value="92.65" calcext:value-type="float">
            <text:p>92.65</text:p>
          </table:table-cell>
          <table:table-cell office:value-type="float" office:value="93.5196914672852" calcext:value-type="float">
            <text:p>93.5196914673</text:p>
          </table:table-cell>
          <table:table-cell/>
          <table:table-cell table:formula="of:=[.A276]-[.C276]" office:value-type="float" office:value="0" calcext:value-type="float">
            <text:p>0</text:p>
          </table:table-cell>
          <table:table-cell table:formula="of:=([.A276]-[.B276])^2" office:value-type="float" office:value="1.44360577002166" calcext:value-type="float">
            <text:p>1.44360577</text:p>
          </table:table-cell>
          <table:table-cell table:formula="of:=([.C276]-[.D276])^2" office:value-type="float" office:value="0.756363248268598" calcext:value-type="float">
            <text:p>0.7563632483</text:p>
          </table:table-cell>
          <table:table-cell table:formula="of:=[.G276]-[.H276]" office:value-type="float" office:value="0.687242521753065" calcext:value-type="float">
            <text:p>0.6872425218</text:p>
          </table:table-cell>
          <table:table-cell table:formula="of:=([.A276]-(([.B276]+[.D276])/2))^2" office:value-type="float" office:value="1.07246004052517" calcext:value-type="float">
            <text:p>1.0724600405</text:p>
          </table:table-cell>
          <table:table-cell table:formula="of:=([.A276]-100.04)^2" office:value-type="float" office:value="54.6121" calcext:value-type="float">
            <text:p>54.6121</text:p>
          </table:table-cell>
        </table:table-row>
        <table:table-row table:style-name="ro1">
          <table:table-cell office:value-type="float" office:value="92.66" calcext:value-type="float">
            <text:p>92.66</text:p>
          </table:table-cell>
          <table:table-cell office:value-type="float" office:value="93.5592193603516" calcext:value-type="float">
            <text:p>93.5592193604</text:p>
          </table:table-cell>
          <table:table-cell office:value-type="float" office:value="92.66" calcext:value-type="float">
            <text:p>92.66</text:p>
          </table:table-cell>
          <table:table-cell office:value-type="float" office:value="91.2016983032227" calcext:value-type="float">
            <text:p>91.2016983032</text:p>
          </table:table-cell>
          <table:table-cell/>
          <table:table-cell table:formula="of:=[.A277]-[.C277]" office:value-type="float" office:value="0" calcext:value-type="float">
            <text:p>0</text:p>
          </table:table-cell>
          <table:table-cell table:formula="of:=([.A277]-[.B277])^2" office:value-type="float" office:value="0.808595458031079" calcext:value-type="float">
            <text:p>0.808595458</text:p>
          </table:table-cell>
          <table:table-cell table:formula="of:=([.C277]-[.D277])^2" office:value-type="float" office:value="2.12664383882367" calcext:value-type="float">
            <text:p>2.1266438388</text:p>
          </table:table-cell>
          <table:table-cell table:formula="of:=[.G277]-[.H277]" office:value-type="float" office:value="-1.31804838079259" calcext:value-type="float">
            <text:p>-1.3180483808</text:p>
          </table:table-cell>
          <table:table-cell table:formula="of:=([.A277]-(([.B277]+[.D277])/2))^2" office:value-type="float" office:value="0.0781432647258257" calcext:value-type="float">
            <text:p>0.0781432647</text:p>
          </table:table-cell>
          <table:table-cell table:formula="of:=([.A277]-100.04)^2" office:value-type="float" office:value="54.4644000000001" calcext:value-type="float">
            <text:p>54.4644</text:p>
          </table:table-cell>
        </table:table-row>
        <table:table-row table:style-name="ro1">
          <table:table-cell office:value-type="float" office:value="92.79" calcext:value-type="float">
            <text:p>92.79</text:p>
          </table:table-cell>
          <table:table-cell office:value-type="float" office:value="95.1301422119141" calcext:value-type="float">
            <text:p>95.1301422119</text:p>
          </table:table-cell>
          <table:table-cell office:value-type="float" office:value="92.79" calcext:value-type="float">
            <text:p>92.79</text:p>
          </table:table-cell>
          <table:table-cell office:value-type="float" office:value="100.348197937012" calcext:value-type="float">
            <text:p>100.348197937</text:p>
          </table:table-cell>
          <table:table-cell/>
          <table:table-cell table:formula="of:=[.A278]-[.C278]" office:value-type="float" office:value="0" calcext:value-type="float">
            <text:p>0</text:p>
          </table:table-cell>
          <table:table-cell table:formula="of:=([.A278]-[.B278])^2" office:value-type="float" office:value="5.47626557198201" calcext:value-type="float">
            <text:p>5.476265572</text:p>
          </table:table-cell>
          <table:table-cell table:formula="of:=([.C278]-[.D278])^2" office:value-type="float" office:value="57.1263560550481" calcext:value-type="float">
            <text:p>57.126356055</text:p>
          </table:table-cell>
          <table:table-cell table:formula="of:=[.G278]-[.H278]" office:value-type="float" office:value="-51.6500904830661" calcext:value-type="float">
            <text:p>-51.6500904831</text:p>
          </table:table-cell>
          <table:table-cell table:formula="of:=([.A278]-(([.B278]+[.D278])/2))^2" office:value-type="float" office:value="24.494284425959" calcext:value-type="float">
            <text:p>24.494284426</text:p>
          </table:table-cell>
          <table:table-cell table:formula="of:=([.A278]-100.04)^2" office:value-type="float" office:value="52.5625" calcext:value-type="float">
            <text:p>52.5625</text:p>
          </table:table-cell>
        </table:table-row>
        <table:table-row table:style-name="ro1">
          <table:table-cell office:value-type="float" office:value="92.79" calcext:value-type="float">
            <text:p>92.79</text:p>
          </table:table-cell>
          <table:table-cell office:value-type="float" office:value="94.883415222168" calcext:value-type="float">
            <text:p>94.8834152222</text:p>
          </table:table-cell>
          <table:table-cell office:value-type="float" office:value="92.79" calcext:value-type="float">
            <text:p>92.79</text:p>
          </table:table-cell>
          <table:table-cell office:value-type="float" office:value="95.4693222045898" calcext:value-type="float">
            <text:p>95.4693222046</text:p>
          </table:table-cell>
          <table:table-cell/>
          <table:table-cell table:formula="of:=[.A279]-[.C279]" office:value-type="float" office:value="0" calcext:value-type="float">
            <text:p>0</text:p>
          </table:table-cell>
          <table:table-cell table:formula="of:=([.A279]-[.B279])^2" office:value-type="float" office:value="4.38238729240454" calcext:value-type="float">
            <text:p>4.3823872924</text:p>
          </table:table-cell>
          <table:table-cell table:formula="of:=([.C279]-[.D279])^2" office:value-type="float" office:value="7.17876747600815" calcext:value-type="float">
            <text:p>7.178767476</text:p>
          </table:table-cell>
          <table:table-cell table:formula="of:=[.G279]-[.H279]" office:value-type="float" office:value="-2.79638018360361" calcext:value-type="float">
            <text:p>-2.7963801836</text:p>
          </table:table-cell>
          <table:table-cell table:formula="of:=([.A279]-(([.B279]+[.D279])/2))^2" office:value-type="float" office:value="5.69475563619367" calcext:value-type="float">
            <text:p>5.6947556362</text:p>
          </table:table-cell>
          <table:table-cell table:formula="of:=([.A279]-100.04)^2" office:value-type="float" office:value="52.5625" calcext:value-type="float">
            <text:p>52.5625</text:p>
          </table:table-cell>
        </table:table-row>
        <table:table-row table:style-name="ro1">
          <table:table-cell office:value-type="float" office:value="92.81" calcext:value-type="float">
            <text:p>92.81</text:p>
          </table:table-cell>
          <table:table-cell office:value-type="float" office:value="92.7713241577149" calcext:value-type="float">
            <text:p>92.7713241577</text:p>
          </table:table-cell>
          <table:table-cell office:value-type="float" office:value="92.81" calcext:value-type="float">
            <text:p>92.81</text:p>
          </table:table-cell>
          <table:table-cell office:value-type="float" office:value="97.8644561767578" calcext:value-type="float">
            <text:p>97.8644561768</text:p>
          </table:table-cell>
          <table:table-cell/>
          <table:table-cell table:formula="of:=[.A280]-[.C280]" office:value-type="float" office:value="0" calcext:value-type="float">
            <text:p>0</text:p>
          </table:table-cell>
          <table:table-cell table:formula="of:=([.A280]-[.B280])^2" office:value-type="float" office:value="0.00149582077646646" calcext:value-type="float">
            <text:p>0.0014958208</text:p>
          </table:table-cell>
          <table:table-cell table:formula="of:=([.C280]-[.D280])^2" office:value-type="float" office:value="25.5475272427652" calcext:value-type="float">
            <text:p>25.5475272428</text:p>
          </table:table-cell>
          <table:table-cell table:formula="of:=[.G280]-[.H280]" office:value-type="float" office:value="-25.5460314219887" calcext:value-type="float">
            <text:p>-25.546031422</text:p>
          </table:table-cell>
          <table:table-cell table:formula="of:=([.A280]-(([.B280]+[.D280])/2))^2" office:value-type="float" office:value="6.28951309092065" calcext:value-type="float">
            <text:p>6.2895130909</text:p>
          </table:table-cell>
          <table:table-cell table:formula="of:=([.A280]-100.04)^2" office:value-type="float" office:value="52.2729000000001" calcext:value-type="float">
            <text:p>52.2729</text:p>
          </table:table-cell>
        </table:table-row>
        <table:table-row table:style-name="ro1">
          <table:table-cell office:value-type="float" office:value="92.83" calcext:value-type="float">
            <text:p>92.83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2.83" calcext:value-type="float">
            <text:p>92.83</text:p>
          </table:table-cell>
          <table:table-cell office:value-type="float" office:value="96.4646453857422" calcext:value-type="float">
            <text:p>96.4646453857</text:p>
          </table:table-cell>
          <table:table-cell/>
          <table:table-cell table:formula="of:=[.A281]-[.C281]" office:value-type="float" office:value="0" calcext:value-type="float">
            <text:p>0</text:p>
          </table:table-cell>
          <table:table-cell table:formula="of:=([.A281]-[.B281])^2" office:value-type="float" office:value="2.90893698725487" calcext:value-type="float">
            <text:p>2.9089369873</text:p>
          </table:table-cell>
          <table:table-cell table:formula="of:=([.C281]-[.D281])^2" office:value-type="float" office:value="13.210647080097" calcext:value-type="float">
            <text:p>13.2106470801</text:p>
          </table:table-cell>
          <table:table-cell table:formula="of:=[.G281]-[.H281]" office:value-type="float" office:value="-10.3017100928421" calcext:value-type="float">
            <text:p>-10.3017100928</text:p>
          </table:table-cell>
          <table:table-cell table:formula="of:=([.A281]-(([.B281]+[.D281])/2))^2" office:value-type="float" office:value="7.12945001366011" calcext:value-type="float">
            <text:p>7.1294500137</text:p>
          </table:table-cell>
          <table:table-cell table:formula="of:=([.A281]-100.04)^2" office:value-type="float" office:value="51.9841000000001" calcext:value-type="float">
            <text:p>51.9841</text:p>
          </table:table-cell>
        </table:table-row>
        <table:table-row table:style-name="ro1">
          <table:table-cell office:value-type="float" office:value="92.89" calcext:value-type="float">
            <text:p>92.89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2.89" calcext:value-type="float">
            <text:p>92.89</text:p>
          </table:table-cell>
          <table:table-cell office:value-type="float" office:value="95.8179931640625" calcext:value-type="float">
            <text:p>95.8179931641</text:p>
          </table:table-cell>
          <table:table-cell/>
          <table:table-cell table:formula="of:=[.A282]-[.C282]" office:value-type="float" office:value="0" calcext:value-type="float">
            <text:p>0</text:p>
          </table:table-cell>
          <table:table-cell table:formula="of:=([.A282]-[.B282])^2" office:value-type="float" office:value="4.55601651207814" calcext:value-type="float">
            <text:p>4.5560165121</text:p>
          </table:table-cell>
          <table:table-cell table:formula="of:=([.C282]-[.D282])^2" office:value-type="float" office:value="8.57314396879673" calcext:value-type="float">
            <text:p>8.5731439688</text:p>
          </table:table-cell>
          <table:table-cell table:formula="of:=[.G282]-[.H282]" office:value-type="float" office:value="-4.01712745671859" calcext:value-type="float">
            <text:p>-4.0171274567</text:p>
          </table:table-cell>
          <table:table-cell table:formula="of:=([.A282]-(([.B282]+[.D282])/2))^2" office:value-type="float" office:value="6.4071655370258" calcext:value-type="float">
            <text:p>6.407165537</text:p>
          </table:table-cell>
          <table:table-cell table:formula="of:=([.A282]-100.04)^2" office:value-type="float" office:value="51.1225000000001" calcext:value-type="float">
            <text:p>51.1225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2.9" calcext:value-type="float">
            <text:p>92.9</text:p>
          </table:table-cell>
          <table:table-cell office:value-type="float" office:value="97.5839004516602" calcext:value-type="float">
            <text:p>97.5839004517</text:p>
          </table:table-cell>
          <table:table-cell/>
          <table:table-cell table:formula="of:=[.A283]-[.C283]" office:value-type="float" office:value="0" calcext:value-type="float">
            <text:p>0</text:p>
          </table:table-cell>
          <table:table-cell table:formula="of:=([.A283]-[.B283])^2" office:value-type="float" office:value="2.67505850214742" calcext:value-type="float">
            <text:p>2.6750585021</text:p>
          </table:table-cell>
          <table:table-cell table:formula="of:=([.C283]-[.D283])^2" office:value-type="float" office:value="21.9389234410622" calcext:value-type="float">
            <text:p>21.9389234411</text:p>
          </table:table-cell>
          <table:table-cell table:formula="of:=[.G283]-[.H283]" office:value-type="float" office:value="-19.2638649389147" calcext:value-type="float">
            <text:p>-19.2638649389</text:p>
          </table:table-cell>
          <table:table-cell table:formula="of:=([.A283]-(([.B283]+[.D283])/2))^2" office:value-type="float" office:value="9.98389702085635" calcext:value-type="float">
            <text:p>9.9838970209</text:p>
          </table:table-cell>
          <table:table-cell table:formula="of:=([.A283]-100.04)^2" office:value-type="float" office:value="50.9796" calcext:value-type="float">
            <text:p>50.9796</text:p>
          </table:table-cell>
        </table:table-row>
        <table:table-row table:style-name="ro1">
          <table:table-cell office:value-type="float" office:value="92.97" calcext:value-type="float">
            <text:p>92.97</text:p>
          </table:table-cell>
          <table:table-cell office:value-type="float" office:value="101.889259338379" calcext:value-type="float">
            <text:p>101.8892593384</text:p>
          </table:table-cell>
          <table:table-cell office:value-type="float" office:value="92.97" calcext:value-type="float">
            <text:p>92.97</text:p>
          </table:table-cell>
          <table:table-cell office:value-type="float" office:value="104.672439575195" calcext:value-type="float">
            <text:p>104.6724395752</text:p>
          </table:table-cell>
          <table:table-cell/>
          <table:table-cell table:formula="of:=[.A284]-[.C284]" office:value-type="float" office:value="0" calcext:value-type="float">
            <text:p>0</text:p>
          </table:table-cell>
          <table:table-cell table:formula="of:=([.A284]-[.B284])^2" office:value-type="float" office:value="79.5531871452593" calcext:value-type="float">
            <text:p>79.5531871453</text:p>
          </table:table-cell>
          <table:table-cell table:formula="of:=([.C284]-[.D284])^2" office:value-type="float" office:value="136.947092011097" calcext:value-type="float">
            <text:p>136.9470920111</text:p>
          </table:table-cell>
          <table:table-cell table:formula="of:=[.G284]-[.H284]" office:value-type="float" office:value="-57.3939048658381" calcext:value-type="float">
            <text:p>-57.3939048658</text:p>
          </table:table-cell>
          <table:table-cell table:formula="of:=([.A284]-(([.B284]+[.D284])/2))^2" office:value-type="float" office:value="106.313616520527" calcext:value-type="float">
            <text:p>106.3136165205</text:p>
          </table:table-cell>
          <table:table-cell table:formula="of:=([.A284]-100.04)^2" office:value-type="float" office:value="49.9849000000001" calcext:value-type="float">
            <text:p>49.9849</text:p>
          </table:table-cell>
        </table:table-row>
        <table:table-row table:style-name="ro1">
          <table:table-cell office:value-type="float" office:value="92.99" calcext:value-type="float">
            <text:p>92.99</text:p>
          </table:table-cell>
          <table:table-cell office:value-type="float" office:value="94.3329391479492" calcext:value-type="float">
            <text:p>94.3329391479</text:p>
          </table:table-cell>
          <table:table-cell office:value-type="float" office:value="92.99" calcext:value-type="float">
            <text:p>92.99</text:p>
          </table:table-cell>
          <table:table-cell office:value-type="float" office:value="97.0345764160156" calcext:value-type="float">
            <text:p>97.034576416</text:p>
          </table:table-cell>
          <table:table-cell/>
          <table:table-cell table:formula="of:=[.A285]-[.C285]" office:value-type="float" office:value="0" calcext:value-type="float">
            <text:p>0</text:p>
          </table:table-cell>
          <table:table-cell table:formula="of:=([.A285]-[.B285])^2" office:value-type="float" office:value="1.80348555509459" calcext:value-type="float">
            <text:p>1.8034855551</text:p>
          </table:table-cell>
          <table:table-cell table:formula="of:=([.C285]-[.D285])^2" office:value-type="float" office:value="16.3585983849898" calcext:value-type="float">
            <text:p>16.358598385</text:p>
          </table:table-cell>
          <table:table-cell table:formula="of:=[.G285]-[.H285]" office:value-type="float" office:value="-14.5551128298953" calcext:value-type="float">
            <text:p>-14.5551128299</text:p>
          </table:table-cell>
          <table:table-cell table:formula="of:=([.A285]-(([.B285]+[.D285])/2))^2" office:value-type="float" office:value="7.25633098799089" calcext:value-type="float">
            <text:p>7.256330988</text:p>
          </table:table-cell>
          <table:table-cell table:formula="of:=([.A285]-100.04)^2" office:value-type="float" office:value="49.7025000000002" calcext:value-type="float">
            <text:p>49.7025</text:p>
          </table:table-cell>
        </table:table-row>
        <table:table-row table:style-name="ro1">
          <table:table-cell office:value-type="float" office:value="93.15" calcext:value-type="float">
            <text:p>93.15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3.15" calcext:value-type="float">
            <text:p>93.15</text:p>
          </table:table-cell>
          <table:table-cell office:value-type="float" office:value="96.8488616943359" calcext:value-type="float">
            <text:p>96.8488616943</text:p>
          </table:table-cell>
          <table:table-cell/>
          <table:table-cell table:formula="of:=[.A286]-[.C286]" office:value-type="float" office:value="0" calcext:value-type="float">
            <text:p>0</text:p>
          </table:table-cell>
          <table:table-cell table:formula="of:=([.A286]-[.B286])^2" office:value-type="float" office:value="1.91977819819235" calcext:value-type="float">
            <text:p>1.9197781982</text:p>
          </table:table-cell>
          <table:table-cell table:formula="of:=([.C286]-[.D286])^2" office:value-type="float" office:value="13.6815778338257" calcext:value-type="float">
            <text:p>13.6815778338</text:p>
          </table:table-cell>
          <table:table-cell table:formula="of:=[.G286]-[.H286]" office:value-type="float" office:value="-11.7617996356333" calcext:value-type="float">
            <text:p>-11.7617996356</text:p>
          </table:table-cell>
          <table:table-cell table:formula="of:=([.A286]-(([.B286]+[.D286])/2))^2" office:value-type="float" office:value="6.46283753689434" calcext:value-type="float">
            <text:p>6.4628375369</text:p>
          </table:table-cell>
          <table:table-cell table:formula="of:=([.A286]-100.04)^2" office:value-type="float" office:value="47.4721" calcext:value-type="float">
            <text:p>47.4721</text:p>
          </table:table-cell>
        </table:table-row>
        <table:table-row table:style-name="ro1">
          <table:table-cell office:value-type="float" office:value="93.18" calcext:value-type="float">
            <text:p>93.18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93.18" calcext:value-type="float">
            <text:p>93.18</text:p>
          </table:table-cell>
          <table:table-cell office:value-type="float" office:value="93.9171600341797" calcext:value-type="float">
            <text:p>93.9171600342</text:p>
          </table:table-cell>
          <table:table-cell/>
          <table:table-cell table:formula="of:=[.A287]-[.C287]" office:value-type="float" office:value="0" calcext:value-type="float">
            <text:p>0</text:p>
          </table:table-cell>
          <table:table-cell table:formula="of:=([.A287]-[.B287])^2" office:value-type="float" office:value="1.6845184901241" calcext:value-type="float">
            <text:p>1.6845184901</text:p>
          </table:table-cell>
          <table:table-cell table:formula="of:=([.C287]-[.D287])^2" office:value-type="float" office:value="0.543404915991788" calcext:value-type="float">
            <text:p>0.543404916</text:p>
          </table:table-cell>
          <table:table-cell table:formula="of:=[.G287]-[.H287]" office:value-type="float" office:value="1.14111357413232" calcext:value-type="float">
            <text:p>1.1411135741</text:p>
          </table:table-cell>
          <table:table-cell table:formula="of:=([.A287]-(([.B287]+[.D287])/2))^2" office:value-type="float" office:value="1.03535717530882" calcext:value-type="float">
            <text:p>1.0353571753</text:p>
          </table:table-cell>
          <table:table-cell table:formula="of:=([.A287]-100.04)^2" office:value-type="float" office:value="47.0596" calcext:value-type="float">
            <text:p>47.0596</text:p>
          </table:table-cell>
        </table:table-row>
        <table:table-row table:style-name="ro1">
          <table:table-cell office:value-type="float" office:value="93.21" calcext:value-type="float">
            <text:p>93.21</text:p>
          </table:table-cell>
          <table:table-cell office:value-type="float" office:value="94.7964324951172" calcext:value-type="float">
            <text:p>94.7964324951</text:p>
          </table:table-cell>
          <table:table-cell office:value-type="float" office:value="93.21" calcext:value-type="float">
            <text:p>93.21</text:p>
          </table:table-cell>
          <table:table-cell office:value-type="float" office:value="94.1183242797852" calcext:value-type="float">
            <text:p>94.1183242798</text:p>
          </table:table-cell>
          <table:table-cell/>
          <table:table-cell table:formula="of:=[.A288]-[.C288]" office:value-type="float" office:value="0" calcext:value-type="float">
            <text:p>0</text:p>
          </table:table-cell>
          <table:table-cell table:formula="of:=([.A288]-[.B288])^2" office:value-type="float" office:value="2.51676806156376" calcext:value-type="float">
            <text:p>2.5167680616</text:p>
          </table:table-cell>
          <table:table-cell table:formula="of:=([.C288]-[.D288])^2" office:value-type="float" office:value="0.825052997247234" calcext:value-type="float">
            <text:p>0.8250529972</text:p>
          </table:table-cell>
          <table:table-cell table:formula="of:=[.G288]-[.H288]" office:value-type="float" office:value="1.69171506431653" calcext:value-type="float">
            <text:p>1.6917150643</text:p>
          </table:table-cell>
          <table:table-cell table:formula="of:=([.A288]-(([.B288]+[.D288])/2))^2" office:value-type="float" office:value="1.5559528414803" calcext:value-type="float">
            <text:p>1.5559528415</text:p>
          </table:table-cell>
          <table:table-cell table:formula="of:=([.A288]-100.04)^2" office:value-type="float" office:value="46.6489000000002" calcext:value-type="float">
            <text:p>46.6489</text:p>
          </table:table-cell>
        </table:table-row>
        <table:table-row table:style-name="ro1">
          <table:table-cell office:value-type="float" office:value="93.38" calcext:value-type="float">
            <text:p>93.38</text:p>
          </table:table-cell>
          <table:table-cell office:value-type="float" office:value="94.1260375976563" calcext:value-type="float">
            <text:p>94.1260375977</text:p>
          </table:table-cell>
          <table:table-cell office:value-type="float" office:value="93.38" calcext:value-type="float">
            <text:p>93.38</text:p>
          </table:table-cell>
          <table:table-cell office:value-type="float" office:value="97.7180709838867" calcext:value-type="float">
            <text:p>97.7180709839</text:p>
          </table:table-cell>
          <table:table-cell/>
          <table:table-cell table:formula="of:=[.A289]-[.C289]" office:value-type="float" office:value="0" calcext:value-type="float">
            <text:p>0</text:p>
          </table:table-cell>
          <table:table-cell table:formula="of:=([.A289]-[.B289])^2" office:value-type="float" office:value="0.556572097116715" calcext:value-type="float">
            <text:p>0.5565720971</text:p>
          </table:table-cell>
          <table:table-cell table:formula="of:=([.C289]-[.D289])^2" office:value-type="float" office:value="18.8188598612399" calcext:value-type="float">
            <text:p>18.8188598612</text:p>
          </table:table-cell>
          <table:table-cell table:formula="of:=[.G289]-[.H289]" office:value-type="float" office:value="-18.2622877641232" calcext:value-type="float">
            <text:p>-18.2622877641</text:p>
          </table:table-cell>
          <table:table-cell table:formula="of:=([.A289]-(([.B289]+[.D289])/2))^2" office:value-type="float" office:value="6.46204001722974" calcext:value-type="float">
            <text:p>6.4620400172</text:p>
          </table:table-cell>
          <table:table-cell table:formula="of:=([.A289]-100.04)^2" office:value-type="float" office:value="44.3556000000002" calcext:value-type="float">
            <text:p>44.3556</text:p>
          </table:table-cell>
        </table:table-row>
        <table:table-row table:style-name="ro1">
          <table:table-cell office:value-type="float" office:value="93.41" calcext:value-type="float">
            <text:p>93.41</text:p>
          </table:table-cell>
          <table:table-cell office:value-type="float" office:value="95.2974700927734" calcext:value-type="float">
            <text:p>95.2974700928</text:p>
          </table:table-cell>
          <table:table-cell office:value-type="float" office:value="93.41" calcext:value-type="float">
            <text:p>93.41</text:p>
          </table:table-cell>
          <table:table-cell office:value-type="float" office:value="94.8328399658203" calcext:value-type="float">
            <text:p>94.8328399658</text:p>
          </table:table-cell>
          <table:table-cell/>
          <table:table-cell table:formula="of:=[.A290]-[.C290]" office:value-type="float" office:value="0" calcext:value-type="float">
            <text:p>0</text:p>
          </table:table-cell>
          <table:table-cell table:formula="of:=([.A290]-[.B290])^2" office:value-type="float" office:value="3.56254335111418" calcext:value-type="float">
            <text:p>3.5625433511</text:p>
          </table:table-cell>
          <table:table-cell table:formula="of:=([.C290]-[.D290])^2" office:value-type="float" office:value="2.02447356833556" calcext:value-type="float">
            <text:p>2.0244735683</text:p>
          </table:table-cell>
          <table:table-cell table:formula="of:=[.G290]-[.H290]" office:value-type="float" office:value="1.53806978277862" calcext:value-type="float">
            <text:p>1.5380697828</text:p>
          </table:table-cell>
          <table:table-cell table:formula="of:=([.A290]-(([.B290]+[.D290])/2))^2" office:value-type="float" office:value="2.73953817100675" calcext:value-type="float">
            <text:p>2.739538171</text:p>
          </table:table-cell>
          <table:table-cell table:formula="of:=([.A290]-100.04)^2" office:value-type="float" office:value="43.9569000000001" calcext:value-type="float">
            <text:p>43.9569</text:p>
          </table:table-cell>
        </table:table-row>
        <table:table-row table:style-name="ro1">
          <table:table-cell office:value-type="float" office:value="93.43" calcext:value-type="float">
            <text:p>93.43</text:p>
          </table:table-cell>
          <table:table-cell office:value-type="float" office:value="97.0538330078125" calcext:value-type="float">
            <text:p>97.0538330078</text:p>
          </table:table-cell>
          <table:table-cell office:value-type="float" office:value="93.43" calcext:value-type="float">
            <text:p>93.43</text:p>
          </table:table-cell>
          <table:table-cell office:value-type="float" office:value="96.6905212402344" calcext:value-type="float">
            <text:p>96.6905212402</text:p>
          </table:table-cell>
          <table:table-cell/>
          <table:table-cell table:formula="of:=[.A291]-[.C291]" office:value-type="float" office:value="0" calcext:value-type="float">
            <text:p>0</text:p>
          </table:table-cell>
          <table:table-cell table:formula="of:=([.A291]-[.B291])^2" office:value-type="float" office:value="13.1321656685113" calcext:value-type="float">
            <text:p>13.1321656685</text:p>
          </table:table-cell>
          <table:table-cell table:formula="of:=([.C291]-[.D291])^2" office:value-type="float" office:value="10.6309987580195" calcext:value-type="float">
            <text:p>10.630998758</text:p>
          </table:table-cell>
          <table:table-cell table:formula="of:=[.G291]-[.H291]" office:value-type="float" office:value="2.50116691049188" calcext:value-type="float">
            <text:p>2.5011669105</text:p>
          </table:table-cell>
          <table:table-cell table:formula="of:=([.A291]-(([.B291]+[.D291])/2))^2" office:value-type="float" office:value="11.8485833531502" calcext:value-type="float">
            <text:p>11.8485833532</text:p>
          </table:table-cell>
          <table:table-cell table:formula="of:=([.A291]-100.04)^2" office:value-type="float" office:value="43.6921" calcext:value-type="float">
            <text:p>43.6921</text:p>
          </table:table-cell>
        </table:table-row>
        <table:table-row table:style-name="ro1">
          <table:table-cell office:value-type="float" office:value="93.45" calcext:value-type="float">
            <text:p>93.45</text:p>
          </table:table-cell>
          <table:table-cell office:value-type="float" office:value="94.883415222168" calcext:value-type="float">
            <text:p>94.8834152222</text:p>
          </table:table-cell>
          <table:table-cell office:value-type="float" office:value="93.45" calcext:value-type="float">
            <text:p>93.45</text:p>
          </table:table-cell>
          <table:table-cell office:value-type="float" office:value="94.8854827880859" calcext:value-type="float">
            <text:p>94.8854827881</text:p>
          </table:table-cell>
          <table:table-cell/>
          <table:table-cell table:formula="of:=[.A292]-[.C292]" office:value-type="float" office:value="0" calcext:value-type="float">
            <text:p>0</text:p>
          </table:table-cell>
          <table:table-cell table:formula="of:=([.A292]-[.B292])^2" office:value-type="float" office:value="2.05467919914284" calcext:value-type="float">
            <text:p>2.0546791991</text:p>
          </table:table-cell>
          <table:table-cell table:formula="of:=([.C292]-[.D292])^2" office:value-type="float" office:value="2.06061083489097" calcext:value-type="float">
            <text:p>2.0606108349</text:p>
          </table:table-cell>
          <table:table-cell table:formula="of:=[.G292]-[.H292]" office:value-type="float" office:value="-0.00593163574812916" calcext:value-type="float">
            <text:p>-0.0059316357</text:p>
          </table:table-cell>
          <table:table-cell table:formula="of:=([.A292]-(([.B292]+[.D292])/2))^2" office:value-type="float" office:value="2.0576439483097" calcext:value-type="float">
            <text:p>2.0576439483</text:p>
          </table:table-cell>
          <table:table-cell table:formula="of:=([.A292]-100.04)^2" office:value-type="float" office:value="43.4281" calcext:value-type="float">
            <text:p>43.4281</text:p>
          </table:table-cell>
        </table:table-row>
        <table:table-row table:style-name="ro1">
          <table:table-cell office:value-type="float" office:value="93.47" calcext:value-type="float">
            <text:p>93.47</text:p>
          </table:table-cell>
          <table:table-cell office:value-type="float" office:value="94.6893539428711" calcext:value-type="float">
            <text:p>94.6893539429</text:p>
          </table:table-cell>
          <table:table-cell office:value-type="float" office:value="93.47" calcext:value-type="float">
            <text:p>93.47</text:p>
          </table:table-cell>
          <table:table-cell office:value-type="float" office:value="93.2575607299805" calcext:value-type="float">
            <text:p>93.25756073</text:p>
          </table:table-cell>
          <table:table-cell/>
          <table:table-cell table:formula="of:=[.A293]-[.C293]" office:value-type="float" office:value="0" calcext:value-type="float">
            <text:p>0</text:p>
          </table:table-cell>
          <table:table-cell table:formula="of:=([.A293]-[.B293])^2" office:value-type="float" office:value="1.48682403799529" calcext:value-type="float">
            <text:p>1.486824038</text:p>
          </table:table-cell>
          <table:table-cell table:formula="of:=([.C293]-[.D293])^2" office:value-type="float" office:value="0.0451304434464308" calcext:value-type="float">
            <text:p>0.0451304434</text:p>
          </table:table-cell>
          <table:table-cell table:formula="of:=[.G293]-[.H293]" office:value-type="float" office:value="1.44169359454885" calcext:value-type="float">
            <text:p>1.4416935945</text:p>
          </table:table-cell>
          <table:table-cell table:formula="of:=([.A293]-(([.B293]+[.D293])/2))^2" office:value-type="float" office:value="0.253469289600943" calcext:value-type="float">
            <text:p>0.2534692896</text:p>
          </table:table-cell>
          <table:table-cell table:formula="of:=([.A293]-100.04)^2" office:value-type="float" office:value="43.1649000000001" calcext:value-type="float">
            <text:p>43.1649</text:p>
          </table:table-cell>
        </table:table-row>
        <table:table-row table:style-name="ro1">
          <table:table-cell office:value-type="float" office:value="93.48" calcext:value-type="float">
            <text:p>93.48</text:p>
          </table:table-cell>
          <table:table-cell office:value-type="float" office:value="94.6102600097656" calcext:value-type="float">
            <text:p>94.6102600098</text:p>
          </table:table-cell>
          <table:table-cell office:value-type="float" office:value="93.48" calcext:value-type="float">
            <text:p>93.48</text:p>
          </table:table-cell>
          <table:table-cell office:value-type="float" office:value="98.5650177001953" calcext:value-type="float">
            <text:p>98.5650177002</text:p>
          </table:table-cell>
          <table:table-cell/>
          <table:table-cell table:formula="of:=[.A294]-[.C294]" office:value-type="float" office:value="0" calcext:value-type="float">
            <text:p>0</text:p>
          </table:table-cell>
          <table:table-cell table:formula="of:=([.A294]-[.B294])^2" office:value-type="float" office:value="1.27748768967538" calcext:value-type="float">
            <text:p>1.2774876897</text:p>
          </table:table-cell>
          <table:table-cell table:formula="of:=([.C294]-[.D294])^2" office:value-type="float" office:value="25.8574050112996" calcext:value-type="float">
            <text:p>25.8574050113</text:p>
          </table:table-cell>
          <table:table-cell table:formula="of:=[.G294]-[.H294]" office:value-type="float" office:value="-24.5799173216242" calcext:value-type="float">
            <text:p>-24.5799173216</text:p>
          </table:table-cell>
          <table:table-cell table:formula="of:=([.A294]-(([.B294]+[.D294])/2))^2" office:value-type="float" office:value="9.65741925298429" calcext:value-type="float">
            <text:p>9.657419253</text:p>
          </table:table-cell>
          <table:table-cell table:formula="of:=([.A294]-100.04)^2" office:value-type="float" office:value="43.0336" calcext:value-type="float">
            <text:p>43.0336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92.5411682128906" calcext:value-type="float">
            <text:p>92.5411682129</text:p>
          </table:table-cell>
          <table:table-cell office:value-type="float" office:value="93.5" calcext:value-type="float">
            <text:p>93.5</text:p>
          </table:table-cell>
          <table:table-cell office:value-type="float" office:value="93.1787109375" calcext:value-type="float">
            <text:p>93.1787109375</text:p>
          </table:table-cell>
          <table:table-cell/>
          <table:table-cell table:formula="of:=[.A295]-[.C295]" office:value-type="float" office:value="0" calcext:value-type="float">
            <text:p>0</text:p>
          </table:table-cell>
          <table:table-cell table:formula="of:=([.A295]-[.B295])^2" office:value-type="float" office:value="0.919358395971358" calcext:value-type="float">
            <text:p>0.919358396</text:p>
          </table:table-cell>
          <table:table-cell table:formula="of:=([.C295]-[.D295])^2" office:value-type="float" office:value="0.103226661682129" calcext:value-type="float">
            <text:p>0.1032266617</text:p>
          </table:table-cell>
          <table:table-cell table:formula="of:=[.G295]-[.H295]" office:value-type="float" office:value="0.816131734289229" calcext:value-type="float">
            <text:p>0.8161317343</text:p>
          </table:table-cell>
          <table:table-cell table:formula="of:=([.A295]-(([.B295]+[.D295])/2))^2" office:value-type="float" office:value="0.409677347401157" calcext:value-type="float">
            <text:p>0.4096773474</text:p>
          </table:table-cell>
          <table:table-cell table:formula="of:=([.A295]-100.04)^2" office:value-type="float" office:value="42.7716000000001" calcext:value-type="float">
            <text:p>42.7716</text:p>
          </table:table-cell>
        </table:table-row>
        <table:table-row table:style-name="ro1">
          <table:table-cell office:value-type="float" office:value="93.55" calcext:value-type="float">
            <text:p>93.55</text:p>
          </table:table-cell>
          <table:table-cell office:value-type="float" office:value="94.6893539428711" calcext:value-type="float">
            <text:p>94.6893539429</text:p>
          </table:table-cell>
          <table:table-cell office:value-type="float" office:value="93.55" calcext:value-type="float">
            <text:p>93.55</text:p>
          </table:table-cell>
          <table:table-cell office:value-type="float" office:value="95.4588317871094" calcext:value-type="float">
            <text:p>95.4588317871</text:p>
          </table:table-cell>
          <table:table-cell/>
          <table:table-cell table:formula="of:=[.A296]-[.C296]" office:value-type="float" office:value="0" calcext:value-type="float">
            <text:p>0</text:p>
          </table:table-cell>
          <table:table-cell table:formula="of:=([.A296]-[.B296])^2" office:value-type="float" office:value="1.29812740713591" calcext:value-type="float">
            <text:p>1.2981274071</text:p>
          </table:table-cell>
          <table:table-cell table:formula="of:=([.C296]-[.D296])^2" office:value-type="float" office:value="3.64363879147918" calcext:value-type="float">
            <text:p>3.6436387915</text:p>
          </table:table-cell>
          <table:table-cell table:formula="of:=[.G296]-[.H296]" office:value-type="float" office:value="-2.34551138434327" calcext:value-type="float">
            <text:p>-2.3455113843</text:p>
          </table:table-cell>
          <table:table-cell table:formula="of:=([.A296]-(([.B296]+[.D296])/2))^2" office:value-type="float" office:value="2.32285906111415" calcext:value-type="float">
            <text:p>2.3228590611</text:p>
          </table:table-cell>
          <table:table-cell table:formula="of:=([.A296]-100.04)^2" office:value-type="float" office:value="42.1201000000001" calcext:value-type="float">
            <text:p>42.1201</text:p>
          </table:table-cell>
        </table:table-row>
        <table:table-row table:style-name="ro1">
          <table:table-cell office:value-type="float" office:value="93.59" calcext:value-type="float">
            <text:p>93.59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3.59" calcext:value-type="float">
            <text:p>93.59</text:p>
          </table:table-cell>
          <table:table-cell office:value-type="float" office:value="96.8874588012695" calcext:value-type="float">
            <text:p>96.8874588013</text:p>
          </table:table-cell>
          <table:table-cell/>
          <table:table-cell table:formula="of:=[.A297]-[.C297]" office:value-type="float" office:value="0" calcext:value-type="float">
            <text:p>0</text:p>
          </table:table-cell>
          <table:table-cell table:formula="of:=([.A297]-[.B297])^2" office:value-type="float" office:value="2.05774069420704" calcext:value-type="float">
            <text:p>2.0577406942</text:p>
          </table:table-cell>
          <table:table-cell table:formula="of:=([.C297]-[.D297])^2" office:value-type="float" office:value="10.8732345460699" calcext:value-type="float">
            <text:p>10.8732345461</text:p>
          </table:table-cell>
          <table:table-cell table:formula="of:=[.G297]-[.H297]" office:value-type="float" office:value="-8.81549385186284" calcext:value-type="float">
            <text:p>-8.8154938519</text:p>
          </table:table-cell>
          <table:table-cell table:formula="of:=([.A297]-(([.B297]+[.D297])/2))^2" office:value-type="float" office:value="5.59781765686058" calcext:value-type="float">
            <text:p>5.5978176569</text:p>
          </table:table-cell>
          <table:table-cell table:formula="of:=([.A297]-100.04)^2" office:value-type="float" office:value="41.6025" calcext:value-type="float">
            <text:p>41.6025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95.1410980224609" calcext:value-type="float">
            <text:p>95.1410980225</text:p>
          </table:table-cell>
          <table:table-cell office:value-type="float" office:value="93.6" calcext:value-type="float">
            <text:p>93.6</text:p>
          </table:table-cell>
          <table:table-cell office:value-type="float" office:value="94.9120407104492" calcext:value-type="float">
            <text:p>94.9120407104</text:p>
          </table:table-cell>
          <table:table-cell/>
          <table:table-cell table:formula="of:=[.A298]-[.C298]" office:value-type="float" office:value="0" calcext:value-type="float">
            <text:p>0</text:p>
          </table:table-cell>
          <table:table-cell table:formula="of:=([.A298]-[.B298])^2" office:value-type="float" office:value="2.37498311483303" calcext:value-type="float">
            <text:p>2.3749831148</text:p>
          </table:table-cell>
          <table:table-cell table:formula="of:=([.C298]-[.D298])^2" office:value-type="float" office:value="1.72145082587611" calcext:value-type="float">
            <text:p>1.7214508259</text:p>
          </table:table-cell>
          <table:table-cell table:formula="of:=[.G298]-[.H298]" office:value-type="float" office:value="0.653532288956924" calcext:value-type="float">
            <text:p>0.653532289</text:p>
          </table:table-cell>
          <table:table-cell table:formula="of:=([.A298]-(([.B298]+[.D298])/2))^2" office:value-type="float" office:value="2.03510015730806" calcext:value-type="float">
            <text:p>2.0351001573</text:p>
          </table:table-cell>
          <table:table-cell table:formula="of:=([.A298]-100.04)^2" office:value-type="float" office:value="41.4736000000002" calcext:value-type="float">
            <text:p>41.4736</text:p>
          </table:table-cell>
        </table:table-row>
        <table:table-row table:style-name="ro1">
          <table:table-cell office:value-type="float" office:value="93.64" calcext:value-type="float">
            <text:p>93.64</text:p>
          </table:table-cell>
          <table:table-cell office:value-type="float" office:value="94.078369140625" calcext:value-type="float">
            <text:p>94.0783691406</text:p>
          </table:table-cell>
          <table:table-cell office:value-type="float" office:value="93.64" calcext:value-type="float">
            <text:p>93.64</text:p>
          </table:table-cell>
          <table:table-cell office:value-type="float" office:value="94.9103240966797" calcext:value-type="float">
            <text:p>94.9103240967</text:p>
          </table:table-cell>
          <table:table-cell/>
          <table:table-cell table:formula="of:=[.A299]-[.C299]" office:value-type="float" office:value="0" calcext:value-type="float">
            <text:p>0</text:p>
          </table:table-cell>
          <table:table-cell table:formula="of:=([.A299]-[.B299])^2" office:value-type="float" office:value="0.192167503452301" calcext:value-type="float">
            <text:p>0.1921675035</text:p>
          </table:table-cell>
          <table:table-cell table:formula="of:=([.C299]-[.D299])^2" office:value-type="float" office:value="1.61372331060506" calcext:value-type="float">
            <text:p>1.6137233106</text:p>
          </table:table-cell>
          <table:table-cell table:formula="of:=[.G299]-[.H299]" office:value-type="float" office:value="-1.42155580715276" calcext:value-type="float">
            <text:p>-1.4215558072</text:p>
          </table:table-cell>
          <table:table-cell table:formula="of:=([.A299]-(([.B299]+[.D299])/2))^2" office:value-type="float" office:value="0.729908144802692" calcext:value-type="float">
            <text:p>0.7299081448</text:p>
          </table:table-cell>
          <table:table-cell table:formula="of:=([.A299]-100.04)^2" office:value-type="float" office:value="40.9600000000001" calcext:value-type="float">
            <text:p>40.96</text:p>
          </table:table-cell>
        </table:table-row>
        <table:table-row table:style-name="ro1">
          <table:table-cell office:value-type="float" office:value="93.71" calcext:value-type="float">
            <text:p>93.71</text:p>
          </table:table-cell>
          <table:table-cell office:value-type="float" office:value="94.3075103759766" calcext:value-type="float">
            <text:p>94.307510376</text:p>
          </table:table-cell>
          <table:table-cell office:value-type="float" office:value="93.71" calcext:value-type="float">
            <text:p>93.71</text:p>
          </table:table-cell>
          <table:table-cell office:value-type="float" office:value="95.9497985839844" calcext:value-type="float">
            <text:p>95.949798584</text:p>
          </table:table-cell>
          <table:table-cell/>
          <table:table-cell table:formula="of:=[.A300]-[.C300]" office:value-type="float" office:value="0" calcext:value-type="float">
            <text:p>0</text:p>
          </table:table-cell>
          <table:table-cell table:formula="of:=([.A300]-[.B300])^2" office:value-type="float" office:value="0.357018649399661" calcext:value-type="float">
            <text:p>0.3570186494</text:p>
          </table:table-cell>
          <table:table-cell table:formula="of:=([.C300]-[.D300])^2" office:value-type="float" office:value="5.01669769681844" calcext:value-type="float">
            <text:p>5.0166976968</text:p>
          </table:table-cell>
          <table:table-cell table:formula="of:=[.G300]-[.H300]" office:value-type="float" office:value="-4.65967904741878" calcext:value-type="float">
            <text:p>-4.6596790474</text:p>
          </table:table-cell>
          <table:table-cell table:formula="of:=([.A300]-(([.B300]+[.D300])/2))^2" office:value-type="float" office:value="2.01258053356867" calcext:value-type="float">
            <text:p>2.0125805336</text:p>
          </table:table-cell>
          <table:table-cell table:formula="of:=([.A300]-100.04)^2" office:value-type="float" office:value="40.0689000000002" calcext:value-type="float">
            <text:p>40.0689</text:p>
          </table:table-cell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3.75" calcext:value-type="float">
            <text:p>93.75</text:p>
          </table:table-cell>
          <table:table-cell office:value-type="float" office:value="99.9186630249023" calcext:value-type="float">
            <text:p>99.9186630249</text:p>
          </table:table-cell>
          <table:table-cell/>
          <table:table-cell table:formula="of:=[.A301]-[.C301]" office:value-type="float" office:value="0" calcext:value-type="float">
            <text:p>0</text:p>
          </table:table-cell>
          <table:table-cell table:formula="of:=([.A301]-[.B301])^2" office:value-type="float" office:value="1.6243062215508" calcext:value-type="float">
            <text:p>1.6243062216</text:p>
          </table:table-cell>
          <table:table-cell table:formula="of:=([.C301]-[.D301])^2" office:value-type="float" office:value="38.0524035147973" calcext:value-type="float">
            <text:p>38.0524035148</text:p>
          </table:table-cell>
          <table:table-cell table:formula="of:=[.G301]-[.H301]" office:value-type="float" office:value="-36.4280972932465" calcext:value-type="float">
            <text:p>-36.4280972932</text:p>
          </table:table-cell>
          <table:table-cell table:formula="of:=([.A301]-(([.B301]+[.D301])/2))^2" office:value-type="float" office:value="13.8501046712045" calcext:value-type="float">
            <text:p>13.8501046712</text:p>
          </table:table-cell>
          <table:table-cell table:formula="of:=([.A301]-100.04)^2" office:value-type="float" office:value="39.5641000000001" calcext:value-type="float">
            <text:p>39.5641</text:p>
          </table:table-cell>
        </table:table-row>
        <table:table-row table:style-name="ro1">
          <table:table-cell office:value-type="float" office:value="93.76" calcext:value-type="float">
            <text:p>93.76</text:p>
          </table:table-cell>
          <table:table-cell office:value-type="float" office:value="95.3144302368164" calcext:value-type="float">
            <text:p>95.3144302368</text:p>
          </table:table-cell>
          <table:table-cell office:value-type="float" office:value="93.76" calcext:value-type="float">
            <text:p>93.76</text:p>
          </table:table-cell>
          <table:table-cell office:value-type="float" office:value="100.003219604492" calcext:value-type="float">
            <text:p>100.0032196045</text:p>
          </table:table-cell>
          <table:table-cell/>
          <table:table-cell table:formula="of:=[.A302]-[.C302]" office:value-type="float" office:value="0" calcext:value-type="float">
            <text:p>0</text:p>
          </table:table-cell>
          <table:table-cell table:formula="of:=([.A302]-[.B302])^2" office:value-type="float" office:value="2.41625336112909" calcext:value-type="float">
            <text:p>2.4162533611</text:p>
          </table:table-cell>
          <table:table-cell table:formula="of:=([.C302]-[.D302])^2" office:value-type="float" office:value="38.9777910299155" calcext:value-type="float">
            <text:p>38.9777910299</text:p>
          </table:table-cell>
          <table:table-cell table:formula="of:=[.G302]-[.H302]" office:value-type="float" office:value="-36.5615376687864" calcext:value-type="float">
            <text:p>-36.5615376688</text:p>
          </table:table-cell>
          <table:table-cell table:formula="of:=([.A302]-(([.B302]+[.D302])/2))^2" office:value-type="float" office:value="15.2008357619149" calcext:value-type="float">
            <text:p>15.2008357619</text:p>
          </table:table-cell>
          <table:table-cell table:formula="of:=([.A302]-100.04)^2" office:value-type="float" office:value="39.4384" calcext:value-type="float">
            <text:p>39.4384</text:p>
          </table:table-cell>
        </table:table-row>
        <table:table-row table:style-name="ro1">
          <table:table-cell office:value-type="float" office:value="93.77" calcext:value-type="float">
            <text:p>93.77</text:p>
          </table:table-cell>
          <table:table-cell office:value-type="float" office:value="93.4238967895508" calcext:value-type="float">
            <text:p>93.4238967896</text:p>
          </table:table-cell>
          <table:table-cell office:value-type="float" office:value="93.77" calcext:value-type="float">
            <text:p>93.77</text:p>
          </table:table-cell>
          <table:table-cell office:value-type="float" office:value="94.8457717895508" calcext:value-type="float">
            <text:p>94.8457717896</text:p>
          </table:table-cell>
          <table:table-cell/>
          <table:table-cell table:formula="of:=[.A303]-[.C303]" office:value-type="float" office:value="0" calcext:value-type="float">
            <text:p>0</text:p>
          </table:table-cell>
          <table:table-cell table:formula="of:=([.A303]-[.B303])^2" office:value-type="float" office:value="0.119787432283253" calcext:value-type="float">
            <text:p>0.1197874323</text:p>
          </table:table-cell>
          <table:table-cell table:formula="of:=([.C303]-[.D303])^2" office:value-type="float" office:value="1.1572849431933" calcext:value-type="float">
            <text:p>1.1572849432</text:p>
          </table:table-cell>
          <table:table-cell table:formula="of:=[.G303]-[.H303]" office:value-type="float" office:value="-1.03749751091005" calcext:value-type="float">
            <text:p>-1.0374975109</text:p>
          </table:table-cell>
          <table:table-cell table:formula="of:=([.A303]-(([.B303]+[.D303])/2))^2" office:value-type="float" office:value="0.133104058832026" calcext:value-type="float">
            <text:p>0.1331040588</text:p>
          </table:table-cell>
          <table:table-cell table:formula="of:=([.A303]-100.04)^2" office:value-type="float" office:value="39.3129000000001" calcext:value-type="float">
            <text:p>39.3129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93.4114837646484" calcext:value-type="float">
            <text:p>93.4114837646</text:p>
          </table:table-cell>
          <table:table-cell office:value-type="float" office:value="93.8" calcext:value-type="float">
            <text:p>93.8</text:p>
          </table:table-cell>
          <table:table-cell office:value-type="float" office:value="98.5993194580078" calcext:value-type="float">
            <text:p>98.599319458</text:p>
          </table:table-cell>
          <table:table-cell/>
          <table:table-cell table:formula="of:=[.A304]-[.C304]" office:value-type="float" office:value="0" calcext:value-type="float">
            <text:p>0</text:p>
          </table:table-cell>
          <table:table-cell table:formula="of:=([.A304]-[.B304])^2" office:value-type="float" office:value="0.150944865131748" calcext:value-type="float">
            <text:p>0.1509448651</text:p>
          </table:table-cell>
          <table:table-cell table:formula="of:=([.C304]-[.D304])^2" office:value-type="float" office:value="23.0334672600124" calcext:value-type="float">
            <text:p>23.03346726</text:p>
          </table:table-cell>
          <table:table-cell table:formula="of:=[.G304]-[.H304]" office:value-type="float" office:value="-22.8825223948807" calcext:value-type="float">
            <text:p>-22.8825223949</text:p>
          </table:table-cell>
          <table:table-cell table:formula="of:=([.A304]-(([.B304]+[.D304])/2))^2" office:value-type="float" office:value="4.8637962672487" calcext:value-type="float">
            <text:p>4.8637962672</text:p>
          </table:table-cell>
          <table:table-cell table:formula="of:=([.A304]-100.04)^2" office:value-type="float" office:value="38.9376000000001" calcext:value-type="float">
            <text:p>38.9376</text:p>
          </table:table-cell>
        </table:table-row>
        <table:table-row table:style-name="ro1">
          <table:table-cell office:value-type="float" office:value="93.81" calcext:value-type="float">
            <text:p>93.81</text:p>
          </table:table-cell>
          <table:table-cell office:value-type="float" office:value="94.2436065673828" calcext:value-type="float">
            <text:p>94.2436065674</text:p>
          </table:table-cell>
          <table:table-cell office:value-type="float" office:value="93.81" calcext:value-type="float">
            <text:p>93.81</text:p>
          </table:table-cell>
          <table:table-cell office:value-type="float" office:value="95.7371978759766" calcext:value-type="float">
            <text:p>95.737197876</text:p>
          </table:table-cell>
          <table:table-cell/>
          <table:table-cell table:formula="of:=[.A305]-[.C305]" office:value-type="float" office:value="0" calcext:value-type="float">
            <text:p>0</text:p>
          </table:table-cell>
          <table:table-cell table:formula="of:=([.A305]-[.B305])^2" office:value-type="float" office:value="0.188014655277504" calcext:value-type="float">
            <text:p>0.1880146553</text:p>
          </table:table-cell>
          <table:table-cell table:formula="of:=([.C305]-[.D305])^2" office:value-type="float" office:value="3.71409165316857" calcext:value-type="float">
            <text:p>3.7140916532</text:p>
          </table:table-cell>
          <table:table-cell table:formula="of:=[.G305]-[.H305]" office:value-type="float" office:value="-3.52607699789106" calcext:value-type="float">
            <text:p>-3.5260769979</text:p>
          </table:table-cell>
          <table:table-cell table:formula="of:=([.A305]-(([.B305]+[.D305])/2))^2" office:value-type="float" office:value="1.39334940494634" calcext:value-type="float">
            <text:p>1.3933494049</text:p>
          </table:table-cell>
          <table:table-cell table:formula="of:=([.A305]-100.04)^2" office:value-type="float" office:value="38.8129" calcext:value-type="float">
            <text:p>38.8129</text:p>
          </table:table-cell>
        </table:table-row>
        <table:table-row table:style-name="ro1">
          <table:table-cell office:value-type="float" office:value="93.86" calcext:value-type="float">
            <text:p>93.86</text:p>
          </table:table-cell>
          <table:table-cell office:value-type="float" office:value="94.9939346313477" calcext:value-type="float">
            <text:p>94.9939346313</text:p>
          </table:table-cell>
          <table:table-cell office:value-type="float" office:value="93.86" calcext:value-type="float">
            <text:p>93.86</text:p>
          </table:table-cell>
          <table:table-cell office:value-type="float" office:value="96.2141647338867" calcext:value-type="float">
            <text:p>96.2141647339</text:p>
          </table:table-cell>
          <table:table-cell/>
          <table:table-cell table:formula="of:=[.A306]-[.C306]" office:value-type="float" office:value="0" calcext:value-type="float">
            <text:p>0</text:p>
          </table:table-cell>
          <table:table-cell table:formula="of:=([.A306]-[.B306])^2" office:value-type="float" office:value="1.28580774816955" calcext:value-type="float">
            <text:p>1.2858077482</text:p>
          </table:table-cell>
          <table:table-cell table:formula="of:=([.C306]-[.D306])^2" office:value-type="float" office:value="5.54209159427593" calcext:value-type="float">
            <text:p>5.5420915943</text:p>
          </table:table-cell>
          <table:table-cell table:formula="of:=[.G306]-[.H306]" office:value-type="float" office:value="-4.25628384610638" calcext:value-type="float">
            <text:p>-4.2562838461</text:p>
          </table:table-cell>
          <table:table-cell table:formula="of:=([.A306]-(([.B306]+[.D306])/2))^2" office:value-type="float" office:value="3.04170929543711" calcext:value-type="float">
            <text:p>3.0417092954</text:p>
          </table:table-cell>
          <table:table-cell table:formula="of:=([.A306]-100.04)^2" office:value-type="float" office:value="38.1924000000001" calcext:value-type="float">
            <text:p>38.1924</text:p>
          </table:table-cell>
        </table:table-row>
        <table:table-row table:style-name="ro1">
          <table:table-cell office:value-type="float" office:value="93.86" calcext:value-type="float">
            <text:p>93.86</text:p>
          </table:table-cell>
          <table:table-cell office:value-type="float" office:value="102.235206604004" calcext:value-type="float">
            <text:p>102.235206604</text:p>
          </table:table-cell>
          <table:table-cell office:value-type="float" office:value="93.86" calcext:value-type="float">
            <text:p>93.86</text:p>
          </table:table-cell>
          <table:table-cell office:value-type="float" office:value="113.125022888184" calcext:value-type="float">
            <text:p>113.1250228882</text:p>
          </table:table-cell>
          <table:table-cell/>
          <table:table-cell table:formula="of:=[.A307]-[.C307]" office:value-type="float" office:value="0" calcext:value-type="float">
            <text:p>0</text:p>
          </table:table-cell>
          <table:table-cell table:formula="of:=([.A307]-[.B307])^2" office:value-type="float" office:value="70.1440856597507" calcext:value-type="float">
            <text:p>70.1440856598</text:p>
          </table:table-cell>
          <table:table-cell table:formula="of:=([.C307]-[.D307])^2" office:value-type="float" office:value="371.141106882238" calcext:value-type="float">
            <text:p>371.1411068822</text:p>
          </table:table-cell>
          <table:table-cell table:formula="of:=[.G307]-[.H307]" office:value-type="float" office:value="-300.997021222487" calcext:value-type="float">
            <text:p>-300.9970212225</text:p>
          </table:table-cell>
          <table:table-cell table:formula="of:=([.A307]-(([.B307]+[.D307])/2))^2" office:value-type="float" office:value="190.995571595198" calcext:value-type="float">
            <text:p>190.9955715952</text:p>
          </table:table-cell>
          <table:table-cell table:formula="of:=([.A307]-100.04)^2" office:value-type="float" office:value="38.1924000000001" calcext:value-type="float">
            <text:p>38.1924</text:p>
          </table:table-cell>
        </table:table-row>
        <table:table-row table:style-name="ro1">
          <table:table-cell office:value-type="float" office:value="93.9166666666667" calcext:value-type="float">
            <text:p>93.9166666667</text:p>
          </table:table-cell>
          <table:table-cell office:value-type="float" office:value="95.9483795166016" calcext:value-type="float">
            <text:p>95.9483795166</text:p>
          </table:table-cell>
          <table:table-cell office:value-type="float" office:value="93.9166666666667" calcext:value-type="float">
            <text:p>93.9166666667</text:p>
          </table:table-cell>
          <table:table-cell office:value-type="float" office:value="94.5517730712891" calcext:value-type="float">
            <text:p>94.5517730713</text:p>
          </table:table-cell>
          <table:table-cell/>
          <table:table-cell table:formula="of:=[.A308]-[.C308]" office:value-type="float" office:value="0" calcext:value-type="float">
            <text:p>0</text:p>
          </table:table-cell>
          <table:table-cell table:formula="of:=([.A308]-[.B308])^2" office:value-type="float" office:value="4.12785710459056" calcext:value-type="float">
            <text:p>4.1278571046</text:p>
          </table:table-cell>
          <table:table-cell table:formula="of:=([.C308]-[.D308])^2" office:value-type="float" office:value="0.40336014519238" calcext:value-type="float">
            <text:p>0.4033601452</text:p>
          </table:table-cell>
          <table:table-cell table:formula="of:=[.G308]-[.H308]" office:value-type="float" office:value="3.72449695939818" calcext:value-type="float">
            <text:p>3.7244969594</text:p>
          </table:table-cell>
          <table:table-cell table:formula="of:=([.A308]-(([.B308]+[.D308])/2))^2" office:value-type="float" office:value="1.77798123411936" calcext:value-type="float">
            <text:p>1.7779812341</text:p>
          </table:table-cell>
          <table:table-cell table:formula="of:=([.A308]-100.04)^2" office:value-type="float" office:value="37.4952111111111" calcext:value-type="float">
            <text:p>37.4952111111</text:p>
          </table:table-cell>
        </table:table-row>
        <table:table-row table:style-name="ro1">
          <table:table-cell office:value-type="float" office:value="93.93" calcext:value-type="float">
            <text:p>93.93</text:p>
          </table:table-cell>
          <table:table-cell office:value-type="float" office:value="93.7883224487305" calcext:value-type="float">
            <text:p>93.7883224487</text:p>
          </table:table-cell>
          <table:table-cell office:value-type="float" office:value="93.93" calcext:value-type="float">
            <text:p>93.93</text:p>
          </table:table-cell>
          <table:table-cell office:value-type="float" office:value="94.3805770874024" calcext:value-type="float">
            <text:p>94.3805770874</text:p>
          </table:table-cell>
          <table:table-cell/>
          <table:table-cell table:formula="of:=[.A309]-[.C309]" office:value-type="float" office:value="0" calcext:value-type="float">
            <text:p>0</text:p>
          </table:table-cell>
          <table:table-cell table:formula="of:=([.A309]-[.B309])^2" office:value-type="float" office:value="0.0200725285337326" calcext:value-type="float">
            <text:p>0.0200725285</text:p>
          </table:table-cell>
          <table:table-cell table:formula="of:=([.C309]-[.D309])^2" office:value-type="float" office:value="0.203019711691973" calcext:value-type="float">
            <text:p>0.2030197117</text:p>
          </table:table-cell>
          <table:table-cell table:formula="of:=[.G309]-[.H309]" office:value-type="float" office:value="-0.182947183158241" calcext:value-type="float">
            <text:p>-0.1829471832</text:p>
          </table:table-cell>
          <table:table-cell table:formula="of:=([.A309]-(([.B309]+[.D309])/2))^2" office:value-type="float" office:value="0.0238547308557646" calcext:value-type="float">
            <text:p>0.0238547309</text:p>
          </table:table-cell>
          <table:table-cell table:formula="of:=([.A309]-100.04)^2" office:value-type="float" office:value="37.3321" calcext:value-type="float">
            <text:p>37.3321</text:p>
          </table:table-cell>
        </table:table-row>
        <table:table-row table:style-name="ro1">
          <table:table-cell office:value-type="float" office:value="93.93" calcext:value-type="float">
            <text:p>93.93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93.93" calcext:value-type="float">
            <text:p>93.93</text:p>
          </table:table-cell>
          <table:table-cell office:value-type="float" office:value="96.073127746582" calcext:value-type="float">
            <text:p>96.0731277466</text:p>
          </table:table-cell>
          <table:table-cell/>
          <table:table-cell table:formula="of:=[.A310]-[.C310]" office:value-type="float" office:value="0" calcext:value-type="float">
            <text:p>0</text:p>
          </table:table-cell>
          <table:table-cell table:formula="of:=([.A310]-[.B310])^2" office:value-type="float" office:value="0.300183468151458" calcext:value-type="float">
            <text:p>0.3001834682</text:p>
          </table:table-cell>
          <table:table-cell table:formula="of:=([.C310]-[.D310])^2" office:value-type="float" office:value="4.59299653816975" calcext:value-type="float">
            <text:p>4.5929965382</text:p>
          </table:table-cell>
          <table:table-cell table:formula="of:=[.G310]-[.H310]" office:value-type="float" office:value="-4.29281307001829" calcext:value-type="float">
            <text:p>-4.29281307</text:p>
          </table:table-cell>
          <table:table-cell table:formula="of:=([.A310]-(([.B310]+[.D310])/2))^2" office:value-type="float" office:value="1.81039414781444" calcext:value-type="float">
            <text:p>1.8103941478</text:p>
          </table:table-cell>
          <table:table-cell table:formula="of:=([.A310]-100.04)^2" office:value-type="float" office:value="37.3321" calcext:value-type="float">
            <text:p>37.3321</text:p>
          </table:table-cell>
        </table:table-row>
        <table:table-row table:style-name="ro1">
          <table:table-cell office:value-type="float" office:value="93.95" calcext:value-type="float">
            <text:p>93.95</text:p>
          </table:table-cell>
          <table:table-cell office:value-type="float" office:value="94.6893539428711" calcext:value-type="float">
            <text:p>94.6893539429</text:p>
          </table:table-cell>
          <table:table-cell office:value-type="float" office:value="93.95" calcext:value-type="float">
            <text:p>93.95</text:p>
          </table:table-cell>
          <table:table-cell office:value-type="float" office:value="94.2331314086914" calcext:value-type="float">
            <text:p>94.2331314087</text:p>
          </table:table-cell>
          <table:table-cell/>
          <table:table-cell table:formula="of:=[.A311]-[.C311]" office:value-type="float" office:value="0" calcext:value-type="float">
            <text:p>0</text:p>
          </table:table-cell>
          <table:table-cell table:formula="of:=([.A311]-[.B311])^2" office:value-type="float" office:value="0.546644252839028" calcext:value-type="float">
            <text:p>0.5466442528</text:p>
          </table:table-cell>
          <table:table-cell table:formula="of:=([.C311]-[.D311])^2" office:value-type="float" office:value="0.0801633945875785" calcext:value-type="float">
            <text:p>0.0801633946</text:p>
          </table:table-cell>
          <table:table-cell table:formula="of:=[.G311]-[.H311]" office:value-type="float" office:value="0.46648085825145" calcext:value-type="float">
            <text:p>0.4664808583</text:p>
          </table:table-cell>
          <table:table-cell table:formula="of:=([.A311]-(([.B311]+[.D311])/2))^2" office:value-type="float" office:value="0.261369073539969" calcext:value-type="float">
            <text:p>0.2613690735</text:p>
          </table:table-cell>
          <table:table-cell table:formula="of:=([.A311]-100.04)^2" office:value-type="float" office:value="37.0881" calcext:value-type="float">
            <text:p>37.0881</text:p>
          </table:table-cell>
        </table:table-row>
        <table:table-row table:style-name="ro1">
          <table:table-cell office:value-type="float" office:value="93.96" calcext:value-type="float">
            <text:p>93.96</text:p>
          </table:table-cell>
          <table:table-cell office:value-type="float" office:value="95.3937072753906" calcext:value-type="float">
            <text:p>95.3937072754</text:p>
          </table:table-cell>
          <table:table-cell office:value-type="float" office:value="93.96" calcext:value-type="float">
            <text:p>93.96</text:p>
          </table:table-cell>
          <table:table-cell office:value-type="float" office:value="90.9468383789062" calcext:value-type="float">
            <text:p>90.9468383789</text:p>
          </table:table-cell>
          <table:table-cell/>
          <table:table-cell table:formula="of:=[.A312]-[.C312]" office:value-type="float" office:value="0" calcext:value-type="float">
            <text:p>0</text:p>
          </table:table-cell>
          <table:table-cell table:formula="of:=([.A312]-[.B312])^2" office:value-type="float" office:value="2.05551655150803" calcext:value-type="float">
            <text:p>2.0555165515</text:p>
          </table:table-cell>
          <table:table-cell table:formula="of:=([.C312]-[.D312])^2" office:value-type="float" office:value="9.07914295483228" calcext:value-type="float">
            <text:p>9.0791429548</text:p>
          </table:table-cell>
          <table:table-cell table:formula="of:=[.G312]-[.H312]" office:value-type="float" office:value="-7.02362640332425" calcext:value-type="float">
            <text:p>-7.0236264033</text:p>
          </table:table-cell>
          <table:table-cell table:formula="of:=([.A312]-(([.B312]+[.D312])/2))^2" office:value-type="float" office:value="0.623669007540112" calcext:value-type="float">
            <text:p>0.6236690075</text:p>
          </table:table-cell>
          <table:table-cell table:formula="of:=([.A312]-100.04)^2" office:value-type="float" office:value="36.9664000000001" calcext:value-type="float">
            <text:p>36.9664</text:p>
          </table:table-cell>
        </table:table-row>
        <table:table-row table:style-name="ro1">
          <table:table-cell office:value-type="float" office:value="93.97" calcext:value-type="float">
            <text:p>93.97</text:p>
          </table:table-cell>
          <table:table-cell office:value-type="float" office:value="93.7820663452149" calcext:value-type="float">
            <text:p>93.7820663452</text:p>
          </table:table-cell>
          <table:table-cell office:value-type="float" office:value="93.97" calcext:value-type="float">
            <text:p>93.97</text:p>
          </table:table-cell>
          <table:table-cell office:value-type="float" office:value="90.5518112182617" calcext:value-type="float">
            <text:p>90.5518112183</text:p>
          </table:table-cell>
          <table:table-cell/>
          <table:table-cell table:formula="of:=[.A313]-[.C313]" office:value-type="float" office:value="0" calcext:value-type="float">
            <text:p>0</text:p>
          </table:table-cell>
          <table:table-cell table:formula="of:=([.A313]-[.B313])^2" office:value-type="float" office:value="0.0353190586009058" calcext:value-type="float">
            <text:p>0.0353190586</text:p>
          </table:table-cell>
          <table:table-cell table:formula="of:=([.C313]-[.D313])^2" office:value-type="float" office:value="11.6840145476014" calcext:value-type="float">
            <text:p>11.6840145476</text:p>
          </table:table-cell>
          <table:table-cell table:formula="of:=[.G313]-[.H313]" office:value-type="float" office:value="-11.6486954890005" calcext:value-type="float">
            <text:p>-11.648695489</text:p>
          </table:table-cell>
          <table:table-cell table:formula="of:=([.A313]-(([.B313]+[.D313])/2))^2" office:value-type="float" office:value="3.25102975679943" calcext:value-type="float">
            <text:p>3.2510297568</text:p>
          </table:table-cell>
          <table:table-cell table:formula="of:=([.A313]-100.04)^2" office:value-type="float" office:value="36.8449000000001" calcext:value-type="float">
            <text:p>36.8449</text:p>
          </table:table-cell>
        </table:table-row>
        <table:table-row table:style-name="ro1">
          <table:table-cell office:value-type="float" office:value="93.97" calcext:value-type="float">
            <text:p>93.97</text:p>
          </table:table-cell>
          <table:table-cell office:value-type="float" office:value="93.9935302734375" calcext:value-type="float">
            <text:p>93.9935302734</text:p>
          </table:table-cell>
          <table:table-cell office:value-type="float" office:value="93.97" calcext:value-type="float">
            <text:p>93.97</text:p>
          </table:table-cell>
          <table:table-cell office:value-type="float" office:value="91.8561325073242" calcext:value-type="float">
            <text:p>91.8561325073</text:p>
          </table:table-cell>
          <table:table-cell/>
          <table:table-cell table:formula="of:=[.A314]-[.C314]" office:value-type="float" office:value="0" calcext:value-type="float">
            <text:p>0</text:p>
          </table:table-cell>
          <table:table-cell table:formula="of:=([.A314]-[.B314])^2" office:value-type="float" office:value="0.000553673768043572" calcext:value-type="float">
            <text:p>0.0005536738</text:p>
          </table:table-cell>
          <table:table-cell table:formula="of:=([.C314]-[.D314])^2" office:value-type="float" office:value="4.46843577659139" calcext:value-type="float">
            <text:p>4.4684357766</text:p>
          </table:table-cell>
          <table:table-cell table:formula="of:=[.G314]-[.H314]" office:value-type="float" office:value="-4.46788210282335" calcext:value-type="float">
            <text:p>-4.4678821028</text:p>
          </table:table-cell>
          <table:table-cell table:formula="of:=([.A314]-(([.B314]+[.D314])/2))^2" office:value-type="float" office:value="1.09237742253321" calcext:value-type="float">
            <text:p>1.0923774225</text:p>
          </table:table-cell>
          <table:table-cell table:formula="of:=([.A314]-100.04)^2" office:value-type="float" office:value="36.8449000000001" calcext:value-type="float">
            <text:p>36.8449</text:p>
          </table:table-cell>
        </table:table-row>
        <table:table-row table:style-name="ro1">
          <table:table-cell office:value-type="float" office:value="94.02" calcext:value-type="float">
            <text:p>94.02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4.02" calcext:value-type="float">
            <text:p>94.02</text:p>
          </table:table-cell>
          <table:table-cell office:value-type="float" office:value="97.8296737670899" calcext:value-type="float">
            <text:p>97.8296737671</text:p>
          </table:table-cell>
          <table:table-cell/>
          <table:table-cell table:formula="of:=[.A315]-[.C315]" office:value-type="float" office:value="0" calcext:value-type="float">
            <text:p>0</text:p>
          </table:table-cell>
          <table:table-cell table:formula="of:=([.A315]-[.B315])^2" office:value-type="float" office:value="0.265802740428694" calcext:value-type="float">
            <text:p>0.2658027404</text:p>
          </table:table-cell>
          <table:table-cell table:formula="of:=([.C315]-[.D315])^2" office:value-type="float" office:value="14.5136142116526" calcext:value-type="float">
            <text:p>14.5136142117</text:p>
          </table:table-cell>
          <table:table-cell table:formula="of:=[.G315]-[.H315]" office:value-type="float" office:value="-14.2478114712239" calcext:value-type="float">
            <text:p>-14.2478114712</text:p>
          </table:table-cell>
          <table:table-cell table:formula="of:=([.A315]-(([.B315]+[.D315])/2))^2" office:value-type="float" office:value="4.67691309967043" calcext:value-type="float">
            <text:p>4.6769130997</text:p>
          </table:table-cell>
          <table:table-cell table:formula="of:=([.A315]-100.04)^2" office:value-type="float" office:value="36.2404000000001" calcext:value-type="float">
            <text:p>36.2404</text:p>
          </table:table-cell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94.4840927124023" calcext:value-type="float">
            <text:p>94.4840927124</text:p>
          </table:table-cell>
          <table:table-cell office:value-type="float" office:value="94.1" calcext:value-type="float">
            <text:p>94.1</text:p>
          </table:table-cell>
          <table:table-cell office:value-type="float" office:value="98.9738540649414" calcext:value-type="float">
            <text:p>98.9738540649</text:p>
          </table:table-cell>
          <table:table-cell/>
          <table:table-cell table:formula="of:=[.A316]-[.C316]" office:value-type="float" office:value="0" calcext:value-type="float">
            <text:p>0</text:p>
          </table:table-cell>
          <table:table-cell table:formula="of:=([.A316]-[.B316])^2" office:value-type="float" office:value="0.147527211720594" calcext:value-type="float">
            <text:p>0.1475272117</text:p>
          </table:table-cell>
          <table:table-cell table:formula="of:=([.C316]-[.D316])^2" office:value-type="float" office:value="23.7544534463459" calcext:value-type="float">
            <text:p>23.7544534463</text:p>
          </table:table-cell>
          <table:table-cell table:formula="of:=[.G316]-[.H316]" office:value-type="float" office:value="-23.6069262346253" calcext:value-type="float">
            <text:p>-23.6069262346</text:p>
          </table:table-cell>
          <table:table-cell table:formula="of:=([.A316]-(([.B316]+[.D316])/2))^2" office:value-type="float" office:value="6.91150107834491" calcext:value-type="float">
            <text:p>6.9115010783</text:p>
          </table:table-cell>
          <table:table-cell table:formula="of:=([.A316]-100.04)^2" office:value-type="float" office:value="35.2836000000001" calcext:value-type="float">
            <text:p>35.2836</text:p>
          </table:table-cell>
        </table:table-row>
        <table:table-row table:style-name="ro1">
          <table:table-cell office:value-type="float" office:value="94.11" calcext:value-type="float">
            <text:p>94.11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4.11" calcext:value-type="float">
            <text:p>94.11</text:p>
          </table:table-cell>
          <table:table-cell office:value-type="float" office:value="101.979949951172" calcext:value-type="float">
            <text:p>101.9799499512</text:p>
          </table:table-cell>
          <table:table-cell/>
          <table:table-cell table:formula="of:=[.A317]-[.C317]" office:value-type="float" office:value="0" calcext:value-type="float">
            <text:p>0</text:p>
          </table:table-cell>
          <table:table-cell table:formula="of:=([.A317]-[.B317])^2" office:value-type="float" office:value="0.181101831004862" calcext:value-type="float">
            <text:p>0.181101831</text:p>
          </table:table-cell>
          <table:table-cell table:formula="of:=([.C317]-[.D317])^2" office:value-type="float" office:value="61.9361122339502" calcext:value-type="float">
            <text:p>61.936112234</text:p>
          </table:table-cell>
          <table:table-cell table:formula="of:=[.G317]-[.H317]" office:value-type="float" office:value="-61.7550104029453" calcext:value-type="float">
            <text:p>-61.7550104029</text:p>
          </table:table-cell>
          <table:table-cell table:formula="of:=([.A317]-(([.B317]+[.D317])/2))^2" office:value-type="float" office:value="17.2038738589604" calcext:value-type="float">
            <text:p>17.203873859</text:p>
          </table:table-cell>
          <table:table-cell table:formula="of:=([.A317]-100.04)^2" office:value-type="float" office:value="35.1649000000001" calcext:value-type="float">
            <text:p>35.1649</text:p>
          </table:table-cell>
        </table:table-row>
        <table:table-row table:style-name="ro1">
          <table:table-cell office:value-type="float" office:value="94.24" calcext:value-type="float">
            <text:p>94.24</text:p>
          </table:table-cell>
          <table:table-cell office:value-type="float" office:value="94.2170181274414" calcext:value-type="float">
            <text:p>94.2170181274</text:p>
          </table:table-cell>
          <table:table-cell office:value-type="float" office:value="94.24" calcext:value-type="float">
            <text:p>94.24</text:p>
          </table:table-cell>
          <table:table-cell office:value-type="float" office:value="94.9079818725586" calcext:value-type="float">
            <text:p>94.9079818726</text:p>
          </table:table-cell>
          <table:table-cell/>
          <table:table-cell table:formula="of:=[.A318]-[.C318]" office:value-type="float" office:value="0" calcext:value-type="float">
            <text:p>0</text:p>
          </table:table-cell>
          <table:table-cell table:formula="of:=([.A318]-[.B318])^2" office:value-type="float" office:value="0.000528166466299209" calcext:value-type="float">
            <text:p>0.0005281665</text:p>
          </table:table-cell>
          <table:table-cell table:formula="of:=([.C318]-[.D318])^2" office:value-type="float" office:value="0.446199782066892" calcext:value-type="float">
            <text:p>0.4461997821</text:p>
          </table:table-cell>
          <table:table-cell table:formula="of:=[.G318]-[.H318]" office:value-type="float" office:value="-0.445671615600593" calcext:value-type="float">
            <text:p>-0.4456716156</text:p>
          </table:table-cell>
          <table:table-cell table:formula="of:=([.A318]-(([.B318]+[.D318])/2))^2" office:value-type="float" office:value="0.104006250000003" calcext:value-type="float">
            <text:p>0.10400625</text:p>
          </table:table-cell>
          <table:table-cell table:formula="of:=([.A318]-100.04)^2" office:value-type="float" office:value="33.6400000000001" calcext:value-type="float">
            <text:p>33.64</text:p>
          </table:table-cell>
        </table:table-row>
        <table:table-row table:style-name="ro1">
          <table:table-cell office:value-type="float" office:value="94.27" calcext:value-type="float">
            <text:p>94.27</text:p>
          </table:table-cell>
          <table:table-cell office:value-type="float" office:value="94.1882934570313" calcext:value-type="float">
            <text:p>94.188293457</text:p>
          </table:table-cell>
          <table:table-cell office:value-type="float" office:value="94.27" calcext:value-type="float">
            <text:p>94.27</text:p>
          </table:table-cell>
          <table:table-cell office:value-type="float" office:value="93.108512878418" calcext:value-type="float">
            <text:p>93.1085128784</text:p>
          </table:table-cell>
          <table:table-cell/>
          <table:table-cell table:formula="of:=[.A319]-[.C319]" office:value-type="float" office:value="0" calcext:value-type="float">
            <text:p>0</text:p>
          </table:table-cell>
          <table:table-cell table:formula="of:=([.A319]-[.B319])^2" office:value-type="float" office:value="0.00667595916390354" calcext:value-type="float">
            <text:p>0.0066759592</text:p>
          </table:table-cell>
          <table:table-cell table:formula="of:=([.C319]-[.D319])^2" office:value-type="float" office:value="1.3490523336009" calcext:value-type="float">
            <text:p>1.3490523336</text:p>
          </table:table-cell>
          <table:table-cell table:formula="of:=[.G319]-[.H319]" office:value-type="float" office:value="-1.342376374437" calcext:value-type="float">
            <text:p>-1.3423763744</text:p>
          </table:table-cell>
          <table:table-cell table:formula="of:=([.A319]-(([.B319]+[.D319])/2))^2" office:value-type="float" office:value="0.386382621894795" calcext:value-type="float">
            <text:p>0.3863826219</text:p>
          </table:table-cell>
          <table:table-cell table:formula="of:=([.A319]-100.04)^2" office:value-type="float" office:value="33.2929000000001" calcext:value-type="float">
            <text:p>33.2929</text:p>
          </table:table-cell>
        </table:table-row>
        <table:table-row table:style-name="ro1">
          <table:table-cell office:value-type="float" office:value="94.38" calcext:value-type="float">
            <text:p>94.38</text:p>
          </table:table-cell>
          <table:table-cell office:value-type="float" office:value="95.3920135498047" calcext:value-type="float">
            <text:p>95.3920135498</text:p>
          </table:table-cell>
          <table:table-cell office:value-type="float" office:value="94.38" calcext:value-type="float">
            <text:p>94.38</text:p>
          </table:table-cell>
          <table:table-cell office:value-type="float" office:value="100.221466064453" calcext:value-type="float">
            <text:p>100.2214660645</text:p>
          </table:table-cell>
          <table:table-cell/>
          <table:table-cell table:formula="of:=[.A320]-[.C320]" office:value-type="float" office:value="0" calcext:value-type="float">
            <text:p>0</text:p>
          </table:table-cell>
          <table:table-cell table:formula="of:=([.A320]-[.B320])^2" office:value-type="float" office:value="1.02417142498829" calcext:value-type="float">
            <text:p>1.024171425</text:p>
          </table:table-cell>
          <table:table-cell table:formula="of:=([.C320]-[.D320])^2" office:value-type="float" office:value="34.1227257821575" calcext:value-type="float">
            <text:p>34.1227257822</text:p>
          </table:table-cell>
          <table:table-cell table:formula="of:=[.G320]-[.H320]" office:value-type="float" office:value="-33.0985543571692" calcext:value-type="float">
            <text:p>-33.0985543572</text:p>
          </table:table-cell>
          <table:table-cell table:formula="of:=([.A320]-(([.B320]+[.D320])/2))^2" office:value-type="float" office:value="11.7425457057619" calcext:value-type="float">
            <text:p>11.7425457058</text:p>
          </table:table-cell>
          <table:table-cell table:formula="of:=([.A320]-100.04)^2" office:value-type="float" office:value="32.0356000000001" calcext:value-type="float">
            <text:p>32.0356</text:p>
          </table:table-cell>
        </table:table-row>
        <table:table-row table:style-name="ro1">
          <table:table-cell office:value-type="float" office:value="94.41" calcext:value-type="float">
            <text:p>94.41</text:p>
          </table:table-cell>
          <table:table-cell office:value-type="float" office:value="92.3003311157227" calcext:value-type="float">
            <text:p>92.3003311157</text:p>
          </table:table-cell>
          <table:table-cell office:value-type="float" office:value="94.41" calcext:value-type="float">
            <text:p>94.41</text:p>
          </table:table-cell>
          <table:table-cell office:value-type="float" office:value="94.6524658203125" calcext:value-type="float">
            <text:p>94.6524658203</text:p>
          </table:table-cell>
          <table:table-cell/>
          <table:table-cell table:formula="of:=[.A321]-[.C321]" office:value-type="float" office:value="0" calcext:value-type="float">
            <text:p>0</text:p>
          </table:table-cell>
          <table:table-cell table:formula="of:=([.A321]-[.B321])^2" office:value-type="float" office:value="4.450702801288" calcext:value-type="float">
            <text:p>4.4507028013</text:p>
          </table:table-cell>
          <table:table-cell table:formula="of:=([.C321]-[.D321])^2" office:value-type="float" office:value="0.0587896740198152" calcext:value-type="float">
            <text:p>0.058789674</text:p>
          </table:table-cell>
          <table:table-cell table:formula="of:=[.G321]-[.H321]" office:value-type="float" office:value="4.39191312726818" calcext:value-type="float">
            <text:p>4.3919131273</text:p>
          </table:table-cell>
          <table:table-cell table:formula="of:=([.A321]-(([.B321]+[.D321])/2))^2" office:value-type="float" office:value="0.871611820519919" calcext:value-type="float">
            <text:p>0.8716118205</text:p>
          </table:table-cell>
          <table:table-cell table:formula="of:=([.A321]-100.04)^2" office:value-type="float" office:value="31.6969000000001" calcext:value-type="float">
            <text:p>31.6969</text:p>
          </table:table-cell>
        </table:table-row>
        <table:table-row table:style-name="ro1">
          <table:table-cell office:value-type="float" office:value="94.41" calcext:value-type="float">
            <text:p>94.41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4.41" calcext:value-type="float">
            <text:p>94.41</text:p>
          </table:table-cell>
          <table:table-cell office:value-type="float" office:value="97.6584320068359" calcext:value-type="float">
            <text:p>97.6584320068</text:p>
          </table:table-cell>
          <table:table-cell/>
          <table:table-cell table:formula="of:=[.A322]-[.C322]" office:value-type="float" office:value="0" calcext:value-type="float">
            <text:p>0</text:p>
          </table:table-cell>
          <table:table-cell table:formula="of:=([.A322]-[.B322])^2" office:value-type="float" office:value="0.0157654662587688" calcext:value-type="float">
            <text:p>0.0157654663</text:p>
          </table:table-cell>
          <table:table-cell table:formula="of:=([.C322]-[.D322])^2" office:value-type="float" office:value="10.5523105030362" calcext:value-type="float">
            <text:p>10.552310503</text:p>
          </table:table-cell>
          <table:table-cell table:formula="of:=[.G322]-[.H322]" office:value-type="float" office:value="-10.5365450367774" calcext:value-type="float">
            <text:p>-10.5365450368</text:p>
          </table:table-cell>
          <table:table-cell table:formula="of:=([.A322]-(([.B322]+[.D322])/2))^2" office:value-type="float" office:value="2.84595654109031" calcext:value-type="float">
            <text:p>2.8459565411</text:p>
          </table:table-cell>
          <table:table-cell table:formula="of:=([.A322]-100.04)^2" office:value-type="float" office:value="31.6969000000001" calcext:value-type="float">
            <text:p>31.6969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4.5" calcext:value-type="float">
            <text:p>94.5</text:p>
          </table:table-cell>
          <table:table-cell office:value-type="float" office:value="97.6054306030273" calcext:value-type="float">
            <text:p>97.605430603</text:p>
          </table:table-cell>
          <table:table-cell/>
          <table:table-cell table:formula="of:=[.A323]-[.C323]" office:value-type="float" office:value="0" calcext:value-type="float">
            <text:p>0</text:p>
          </table:table-cell>
          <table:table-cell table:formula="of:=([.A323]-[.B323])^2" office:value-type="float" office:value="0.275082130974624" calcext:value-type="float">
            <text:p>0.275082131</text:p>
          </table:table-cell>
          <table:table-cell table:formula="of:=([.C323]-[.D323])^2" office:value-type="float" office:value="9.64369923021877" calcext:value-type="float">
            <text:p>9.6436992302</text:p>
          </table:table-cell>
          <table:table-cell table:formula="of:=[.G323]-[.H323]" office:value-type="float" office:value="-9.36861709924415" calcext:value-type="float">
            <text:p>-9.3686170992</text:p>
          </table:table-cell>
          <table:table-cell table:formula="of:=([.A323]-(([.B323]+[.D323])/2))^2" office:value-type="float" office:value="3.29406769596972" calcext:value-type="float">
            <text:p>3.294067696</text:p>
          </table:table-cell>
          <table:table-cell table:formula="of:=([.A323]-100.04)^2" office:value-type="float" office:value="30.6916000000001" calcext:value-type="float">
            <text:p>30.6916</text:p>
          </table:table-cell>
        </table:table-row>
        <table:table-row table:style-name="ro1">
          <table:table-cell office:value-type="float" office:value="94.51" calcext:value-type="float">
            <text:p>94.51</text:p>
          </table:table-cell>
          <table:table-cell office:value-type="float" office:value="103.077362060547" calcext:value-type="float">
            <text:p>103.0773620605</text:p>
          </table:table-cell>
          <table:table-cell office:value-type="float" office:value="94.51" calcext:value-type="float">
            <text:p>94.51</text:p>
          </table:table-cell>
          <table:table-cell office:value-type="float" office:value="101.561958312988" calcext:value-type="float">
            <text:p>101.561958313</text:p>
          </table:table-cell>
          <table:table-cell/>
          <table:table-cell table:formula="of:=[.A324]-[.C324]" office:value-type="float" office:value="0" calcext:value-type="float">
            <text:p>0</text:p>
          </table:table-cell>
          <table:table-cell table:formula="of:=([.A324]-[.B324])^2" office:value-type="float" office:value="73.3996926764979" calcext:value-type="float">
            <text:p>73.3996926765</text:p>
          </table:table-cell>
          <table:table-cell table:formula="of:=([.C324]-[.D324])^2" office:value-type="float" office:value="49.7301160481245" calcext:value-type="float">
            <text:p>49.7301160481</text:p>
          </table:table-cell>
          <table:table-cell table:formula="of:=[.G324]-[.H324]" office:value-type="float" office:value="23.6695766283735" calcext:value-type="float">
            <text:p>23.6695766284</text:p>
          </table:table-cell>
          <table:table-cell table:formula="of:=([.A324]-(([.B324]+[.D324])/2))^2" office:value-type="float" office:value="60.9907922327825" calcext:value-type="float">
            <text:p>60.9907922328</text:p>
          </table:table-cell>
          <table:table-cell table:formula="of:=([.A324]-100.04)^2" office:value-type="float" office:value="30.5809" calcext:value-type="float">
            <text:p>30.5809</text:p>
          </table:table-cell>
        </table:table-row>
        <table:table-row table:style-name="ro1">
          <table:table-cell office:value-type="float" office:value="94.55" calcext:value-type="float">
            <text:p>94.55</text:p>
          </table:table-cell>
          <table:table-cell office:value-type="float" office:value="93.7348327636719" calcext:value-type="float">
            <text:p>93.7348327637</text:p>
          </table:table-cell>
          <table:table-cell office:value-type="float" office:value="94.55" calcext:value-type="float">
            <text:p>94.55</text:p>
          </table:table-cell>
          <table:table-cell office:value-type="float" office:value="95.4606094360352" calcext:value-type="float">
            <text:p>95.460609436</text:p>
          </table:table-cell>
          <table:table-cell/>
          <table:table-cell table:formula="of:=[.A325]-[.C325]" office:value-type="float" office:value="0" calcext:value-type="float">
            <text:p>0</text:p>
          </table:table-cell>
          <table:table-cell table:formula="of:=([.A325]-[.B325])^2" office:value-type="float" office:value="0.664497623182829" calcext:value-type="float">
            <text:p>0.6644976232</text:p>
          </table:table-cell>
          <table:table-cell table:formula="of:=([.C325]-[.D325])^2" office:value-type="float" office:value="0.829209544996271" calcext:value-type="float">
            <text:p>0.829209545</text:p>
          </table:table-cell>
          <table:table-cell table:formula="of:=[.G325]-[.H325]" office:value-type="float" office:value="-0.164711921813442" calcext:value-type="float">
            <text:p>-0.1647119218</text:p>
          </table:table-cell>
          <table:table-cell table:formula="of:=([.A325]-(([.B325]+[.D325])/2))^2" office:value-type="float" office:value="0.00227730337122948" calcext:value-type="float">
            <text:p>0.0022773034</text:p>
          </table:table-cell>
          <table:table-cell table:formula="of:=([.A325]-100.04)^2" office:value-type="float" office:value="30.1401000000001" calcext:value-type="float">
            <text:p>30.1401</text:p>
          </table:table-cell>
        </table:table-row>
        <table:table-row table:style-name="ro1">
          <table:table-cell office:value-type="float" office:value="94.62" calcext:value-type="float">
            <text:p>94.62</text:p>
          </table:table-cell>
          <table:table-cell office:value-type="float" office:value="93.8379745483399" calcext:value-type="float">
            <text:p>93.8379745483</text:p>
          </table:table-cell>
          <table:table-cell office:value-type="float" office:value="94.62" calcext:value-type="float">
            <text:p>94.62</text:p>
          </table:table-cell>
          <table:table-cell office:value-type="float" office:value="94.6350173950195" calcext:value-type="float">
            <text:p>94.635017395</text:p>
          </table:table-cell>
          <table:table-cell/>
          <table:table-cell table:formula="of:=[.A326]-[.C326]" office:value-type="float" office:value="0" calcext:value-type="float">
            <text:p>0</text:p>
          </table:table-cell>
          <table:table-cell table:formula="of:=([.A326]-[.B326])^2" office:value-type="float" office:value="0.611563807044278" calcext:value-type="float">
            <text:p>0.611563807</text:p>
          </table:table-cell>
          <table:table-cell table:formula="of:=([.C326]-[.D326])^2" office:value-type="float" office:value="0.000225522153172505" calcext:value-type="float">
            <text:p>0.0002255222</text:p>
          </table:table-cell>
          <table:table-cell table:formula="of:=[.G326]-[.H326]" office:value-type="float" office:value="0.611338284891106" calcext:value-type="float">
            <text:p>0.6113382849</text:p>
          </table:table-cell>
          <table:table-cell table:formula="of:=([.A326]-(([.B326]+[.D326])/2))^2" office:value-type="float" office:value="0.147075339737911" calcext:value-type="float">
            <text:p>0.1470753397</text:p>
          </table:table-cell>
          <table:table-cell table:formula="of:=([.A326]-100.04)^2" office:value-type="float" office:value="29.3764" calcext:value-type="float">
            <text:p>29.3764</text:p>
          </table:table-cell>
        </table:table-row>
        <table:table-row table:style-name="ro1">
          <table:table-cell office:value-type="float" office:value="94.65" calcext:value-type="float">
            <text:p>94.65</text:p>
          </table:table-cell>
          <table:table-cell office:value-type="float" office:value="94.4613037109375" calcext:value-type="float">
            <text:p>94.4613037109</text:p>
          </table:table-cell>
          <table:table-cell office:value-type="float" office:value="94.65" calcext:value-type="float">
            <text:p>94.65</text:p>
          </table:table-cell>
          <table:table-cell office:value-type="float" office:value="94.6764984130859" calcext:value-type="float">
            <text:p>94.6764984131</text:p>
          </table:table-cell>
          <table:table-cell/>
          <table:table-cell table:formula="of:=[.A327]-[.C327]" office:value-type="float" office:value="0" calcext:value-type="float">
            <text:p>0</text:p>
          </table:table-cell>
          <table:table-cell table:formula="of:=([.A327]-[.B327])^2" office:value-type="float" office:value="0.0356062895059607" calcext:value-type="float">
            <text:p>0.0356062895</text:p>
          </table:table-cell>
          <table:table-cell table:formula="of:=([.C327]-[.D327])^2" office:value-type="float" office:value="0.000702165896072682" calcext:value-type="float">
            <text:p>0.0007021659</text:p>
          </table:table-cell>
          <table:table-cell table:formula="of:=[.G327]-[.H327]" office:value-type="float" office:value="0.034904123609888" calcext:value-type="float">
            <text:p>0.0349041236</text:p>
          </table:table-cell>
          <table:table-cell table:formula="of:=([.A327]-(([.B327]+[.D327])/2))^2" office:value-type="float" office:value="0.00657703774282801" calcext:value-type="float">
            <text:p>0.0065770377</text:p>
          </table:table-cell>
          <table:table-cell table:formula="of:=([.A327]-100.04)^2" office:value-type="float" office:value="29.0521" calcext:value-type="float">
            <text:p>29.0521</text:p>
          </table:table-cell>
        </table:table-row>
        <table:table-row table:style-name="ro1">
          <table:table-cell office:value-type="float" office:value="94.68" calcext:value-type="float">
            <text:p>94.68</text:p>
          </table:table-cell>
          <table:table-cell office:value-type="float" office:value="93.9458694458008" calcext:value-type="float">
            <text:p>93.9458694458</text:p>
          </table:table-cell>
          <table:table-cell office:value-type="float" office:value="94.68" calcext:value-type="float">
            <text:p>94.68</text:p>
          </table:table-cell>
          <table:table-cell office:value-type="float" office:value="93.6446533203125" calcext:value-type="float">
            <text:p>93.6446533203</text:p>
          </table:table-cell>
          <table:table-cell/>
          <table:table-cell table:formula="of:=[.A328]-[.C328]" office:value-type="float" office:value="0" calcext:value-type="float">
            <text:p>0</text:p>
          </table:table-cell>
          <table:table-cell table:formula="of:=([.A328]-[.B328])^2" office:value-type="float" office:value="0.538947670608862" calcext:value-type="float">
            <text:p>0.5389476706</text:p>
          </table:table-cell>
          <table:table-cell table:formula="of:=([.C328]-[.D328])^2" office:value-type="float" office:value="1.07194274713994" calcext:value-type="float">
            <text:p>1.0719427471</text:p>
          </table:table-cell>
          <table:table-cell table:formula="of:=[.G328]-[.H328]" office:value-type="float" office:value="-0.532995076531083" calcext:value-type="float">
            <text:p>-0.5329950765</text:p>
          </table:table-cell>
          <table:table-cell table:formula="of:=([.A328]-(([.B328]+[.D328])/2))^2" office:value-type="float" office:value="0.78276242031086" calcext:value-type="float">
            <text:p>0.7827624203</text:p>
          </table:table-cell>
          <table:table-cell table:formula="of:=([.A328]-100.04)^2" office:value-type="float" office:value="28.7296" calcext:value-type="float">
            <text:p>28.7296</text:p>
          </table:table-cell>
        </table:table-row>
        <table:table-row table:style-name="ro1">
          <table:table-cell office:value-type="float" office:value="94.69" calcext:value-type="float">
            <text:p>94.69</text:p>
          </table:table-cell>
          <table:table-cell office:value-type="float" office:value="93.5602722167969" calcext:value-type="float">
            <text:p>93.5602722168</text:p>
          </table:table-cell>
          <table:table-cell office:value-type="float" office:value="94.69" calcext:value-type="float">
            <text:p>94.69</text:p>
          </table:table-cell>
          <table:table-cell office:value-type="float" office:value="97.0139465332031" calcext:value-type="float">
            <text:p>97.0139465332</text:p>
          </table:table-cell>
          <table:table-cell/>
          <table:table-cell table:formula="of:=[.A329]-[.C329]" office:value-type="float" office:value="0" calcext:value-type="float">
            <text:p>0</text:p>
          </table:table-cell>
          <table:table-cell table:formula="of:=([.A329]-[.B329])^2" office:value-type="float" office:value="1.27628486414104" calcext:value-type="float">
            <text:p>1.2762848641</text:p>
          </table:table-cell>
          <table:table-cell table:formula="of:=([.C329]-[.D329])^2" office:value-type="float" office:value="5.40072748918683" calcext:value-type="float">
            <text:p>5.4007274892</text:p>
          </table:table-cell>
          <table:table-cell table:formula="of:=[.G329]-[.H329]" office:value-type="float" office:value="-4.12444262504579" calcext:value-type="float">
            <text:p>-4.124442625</text:p>
          </table:table-cell>
          <table:table-cell table:formula="of:=([.A329]-(([.B329]+[.D329])/2))^2" office:value-type="float" office:value="0.356539605712893" calcext:value-type="float">
            <text:p>0.3565396057</text:p>
          </table:table-cell>
          <table:table-cell table:formula="of:=([.A329]-100.04)^2" office:value-type="float" office:value="28.6225000000001" calcext:value-type="float">
            <text:p>28.6225</text:p>
          </table:table-cell>
        </table:table-row>
        <table:table-row table:style-name="ro1">
          <table:table-cell office:value-type="float" office:value="94.71" calcext:value-type="float">
            <text:p>94.71</text:p>
          </table:table-cell>
          <table:table-cell office:value-type="float" office:value="93.7773284912109" calcext:value-type="float">
            <text:p>93.7773284912</text:p>
          </table:table-cell>
          <table:table-cell office:value-type="float" office:value="94.71" calcext:value-type="float">
            <text:p>94.71</text:p>
          </table:table-cell>
          <table:table-cell office:value-type="float" office:value="96.5625915527344" calcext:value-type="float">
            <text:p>96.5625915527</text:p>
          </table:table-cell>
          <table:table-cell/>
          <table:table-cell table:formula="of:=[.A330]-[.C330]" office:value-type="float" office:value="0" calcext:value-type="float">
            <text:p>0</text:p>
          </table:table-cell>
          <table:table-cell table:formula="of:=([.A330]-[.B330])^2" office:value-type="float" office:value="0.869876143306855" calcext:value-type="float">
            <text:p>0.8698761433</text:p>
          </table:table-cell>
          <table:table-cell table:formula="of:=([.C330]-[.D330])^2" office:value-type="float" office:value="3.43209546126279" calcext:value-type="float">
            <text:p>3.4320954613</text:p>
          </table:table-cell>
          <table:table-cell table:formula="of:=[.G330]-[.H330]" office:value-type="float" office:value="-2.56221931795593" calcext:value-type="float">
            <text:p>-2.562219318</text:p>
          </table:table-cell>
          <table:table-cell table:formula="of:=([.A330]-(([.B330]+[.D330])/2))^2" office:value-type="float" office:value="0.211563221813092" calcext:value-type="float">
            <text:p>0.2115632218</text:p>
          </table:table-cell>
          <table:table-cell table:formula="of:=([.A330]-100.04)^2" office:value-type="float" office:value="28.4089000000001" calcext:value-type="float">
            <text:p>28.4089</text:p>
          </table:table-cell>
        </table:table-row>
        <table:table-row table:style-name="ro1">
          <table:table-cell office:value-type="float" office:value="94.75" calcext:value-type="float">
            <text:p>94.75</text:p>
          </table:table-cell>
          <table:table-cell office:value-type="float" office:value="94.2436065673828" calcext:value-type="float">
            <text:p>94.2436065674</text:p>
          </table:table-cell>
          <table:table-cell office:value-type="float" office:value="94.75" calcext:value-type="float">
            <text:p>94.75</text:p>
          </table:table-cell>
          <table:table-cell office:value-type="float" office:value="91.6265106201172" calcext:value-type="float">
            <text:p>91.6265106201</text:p>
          </table:table-cell>
          <table:table-cell/>
          <table:table-cell table:formula="of:=[.A331]-[.C331]" office:value-type="float" office:value="0" calcext:value-type="float">
            <text:p>0</text:p>
          </table:table-cell>
          <table:table-cell table:formula="of:=([.A331]-[.B331])^2" office:value-type="float" office:value="0.256434308597818" calcext:value-type="float">
            <text:p>0.2564343086</text:p>
          </table:table-cell>
          <table:table-cell table:formula="of:=([.C331]-[.D331])^2" office:value-type="float" office:value="9.75618590624072" calcext:value-type="float">
            <text:p>9.7561859062</text:p>
          </table:table-cell>
          <table:table-cell table:formula="of:=[.G331]-[.H331]" office:value-type="float" office:value="-9.4997515976429" calcext:value-type="float">
            <text:p>-9.4997515976</text:p>
          </table:table-cell>
          <table:table-cell table:formula="of:=([.A331]-(([.B331]+[.D331])/2))^2" office:value-type="float" office:value="3.29401230812073" calcext:value-type="float">
            <text:p>3.2940123081</text:p>
          </table:table-cell>
          <table:table-cell table:formula="of:=([.A331]-100.04)^2" office:value-type="float" office:value="27.9841000000001" calcext:value-type="float">
            <text:p>27.9841</text:p>
          </table:table-cell>
        </table:table-row>
        <table:table-row table:style-name="ro1">
          <table:table-cell office:value-type="float" office:value="94.81" calcext:value-type="float">
            <text:p>94.81</text:p>
          </table:table-cell>
          <table:table-cell office:value-type="float" office:value="94.3329391479492" calcext:value-type="float">
            <text:p>94.3329391479</text:p>
          </table:table-cell>
          <table:table-cell office:value-type="float" office:value="94.81" calcext:value-type="float">
            <text:p>94.81</text:p>
          </table:table-cell>
          <table:table-cell office:value-type="float" office:value="99.0904083251953" calcext:value-type="float">
            <text:p>99.0904083252</text:p>
          </table:table-cell>
          <table:table-cell/>
          <table:table-cell table:formula="of:=[.A332]-[.C332]" office:value-type="float" office:value="0" calcext:value-type="float">
            <text:p>0</text:p>
          </table:table-cell>
          <table:table-cell table:formula="of:=([.A332]-[.B332])^2" office:value-type="float" office:value="0.22758705655942" calcext:value-type="float">
            <text:p>0.2275870566</text:p>
          </table:table-cell>
          <table:table-cell table:formula="of:=([.C332]-[.D332])^2" office:value-type="float" office:value="18.3218954304013" calcext:value-type="float">
            <text:p>18.3218954304</text:p>
          </table:table-cell>
          <table:table-cell table:formula="of:=[.G332]-[.H332]" office:value-type="float" office:value="-18.0943083738419" calcext:value-type="float">
            <text:p>-18.0943083738</text:p>
          </table:table-cell>
          <table:table-cell table:formula="of:=([.A332]-(([.B332]+[.D332])/2))^2" office:value-type="float" office:value="3.61636300036871" calcext:value-type="float">
            <text:p>3.6163630004</text:p>
          </table:table-cell>
          <table:table-cell table:formula="of:=([.A332]-100.04)^2" office:value-type="float" office:value="27.3529" calcext:value-type="float">
            <text:p>27.3529</text:p>
          </table:table-cell>
        </table:table-row>
        <table:table-row table:style-name="ro1">
          <table:table-cell office:value-type="float" office:value="94.81" calcext:value-type="float">
            <text:p>94.81</text:p>
          </table:table-cell>
          <table:table-cell office:value-type="float" office:value="93.7402725219727" calcext:value-type="float">
            <text:p>93.740272522</text:p>
          </table:table-cell>
          <table:table-cell office:value-type="float" office:value="94.81" calcext:value-type="float">
            <text:p>94.81</text:p>
          </table:table-cell>
          <table:table-cell office:value-type="float" office:value="93.0021362304688" calcext:value-type="float">
            <text:p>93.0021362305</text:p>
          </table:table-cell>
          <table:table-cell/>
          <table:table-cell table:formula="of:=[.A333]-[.C333]" office:value-type="float" office:value="0" calcext:value-type="float">
            <text:p>0</text:p>
          </table:table-cell>
          <table:table-cell table:formula="of:=([.A333]-[.B333])^2" office:value-type="float" office:value="1.14431687724675" calcext:value-type="float">
            <text:p>1.1443168772</text:p>
          </table:table-cell>
          <table:table-cell table:formula="of:=([.C333]-[.D333])^2" office:value-type="float" office:value="3.26837140918375" calcext:value-type="float">
            <text:p>3.2683714092</text:p>
          </table:table-cell>
          <table:table-cell table:formula="of:=[.G333]-[.H333]" office:value-type="float" office:value="-2.124054531937" calcext:value-type="float">
            <text:p>-2.1240545319</text:p>
          </table:table-cell>
          <table:table-cell table:formula="of:=([.A333]-(([.B333]+[.D333])/2))^2" office:value-type="float" office:value="2.07013284700646" calcext:value-type="float">
            <text:p>2.070132847</text:p>
          </table:table-cell>
          <table:table-cell table:formula="of:=([.A333]-100.04)^2" office:value-type="float" office:value="27.3529" calcext:value-type="float">
            <text:p>27.3529</text:p>
          </table:table-cell>
        </table:table-row>
        <table:table-row table:style-name="ro1">
          <table:table-cell office:value-type="float" office:value="94.83" calcext:value-type="float">
            <text:p>94.83</text:p>
          </table:table-cell>
          <table:table-cell office:value-type="float" office:value="95.5653533935547" calcext:value-type="float">
            <text:p>95.5653533936</text:p>
          </table:table-cell>
          <table:table-cell office:value-type="float" office:value="94.83" calcext:value-type="float">
            <text:p>94.83</text:p>
          </table:table-cell>
          <table:table-cell office:value-type="float" office:value="101.33194732666" calcext:value-type="float">
            <text:p>101.3319473267</text:p>
          </table:table-cell>
          <table:table-cell/>
          <table:table-cell table:formula="of:=[.A334]-[.C334]" office:value-type="float" office:value="0" calcext:value-type="float">
            <text:p>0</text:p>
          </table:table-cell>
          <table:table-cell table:formula="of:=([.A334]-[.B334])^2" office:value-type="float" office:value="0.540744613412398" calcext:value-type="float">
            <text:p>0.5407446134</text:p>
          </table:table-cell>
          <table:table-cell table:formula="of:=([.C334]-[.D334])^2" office:value-type="float" office:value="42.2753190386632" calcext:value-type="float">
            <text:p>42.2753190387</text:p>
          </table:table-cell>
          <table:table-cell table:formula="of:=[.G334]-[.H334]" office:value-type="float" office:value="-41.7345744252508" calcext:value-type="float">
            <text:p>-41.7345744253</text:p>
          </table:table-cell>
          <table:table-cell table:formula="of:=([.A334]-(([.B334]+[.D334])/2))^2" office:value-type="float" office:value="13.0946304287056" calcext:value-type="float">
            <text:p>13.0946304287</text:p>
          </table:table-cell>
          <table:table-cell table:formula="of:=([.A334]-100.04)^2" office:value-type="float" office:value="27.1441000000001" calcext:value-type="float">
            <text:p>27.1441</text:p>
          </table:table-cell>
        </table:table-row>
        <table:table-row table:style-name="ro1">
          <table:table-cell office:value-type="float" office:value="94.84" calcext:value-type="float">
            <text:p>94.84</text:p>
          </table:table-cell>
          <table:table-cell office:value-type="float" office:value="93.8435287475586" calcext:value-type="float">
            <text:p>93.8435287476</text:p>
          </table:table-cell>
          <table:table-cell office:value-type="float" office:value="94.84" calcext:value-type="float">
            <text:p>94.84</text:p>
          </table:table-cell>
          <table:table-cell office:value-type="float" office:value="99.6824722290039" calcext:value-type="float">
            <text:p>99.682472229</text:p>
          </table:table-cell>
          <table:table-cell/>
          <table:table-cell table:formula="of:=[.A335]-[.C335]" office:value-type="float" office:value="0" calcext:value-type="float">
            <text:p>0</text:p>
          </table:table-cell>
          <table:table-cell table:formula="of:=([.A335]-[.B335])^2" office:value-type="float" office:value="0.992954956942151" calcext:value-type="float">
            <text:p>0.9929549569</text:p>
          </table:table-cell>
          <table:table-cell table:formula="of:=([.C335]-[.D335])^2" office:value-type="float" office:value="23.449537288674" calcext:value-type="float">
            <text:p>23.4495372887</text:p>
          </table:table-cell>
          <table:table-cell table:formula="of:=[.G335]-[.H335]" office:value-type="float" office:value="-22.4565823317319" calcext:value-type="float">
            <text:p>-22.4565823317</text:p>
          </table:table-cell>
          <table:table-cell table:formula="of:=([.A335]-(([.B335]+[.D335])/2))^2" office:value-type="float" office:value="3.69793087792991" calcext:value-type="float">
            <text:p>3.6979308779</text:p>
          </table:table-cell>
          <table:table-cell table:formula="of:=([.A335]-100.04)^2" office:value-type="float" office:value="27.04" calcext:value-type="float">
            <text:p>27.04</text:p>
          </table:table-cell>
        </table:table-row>
        <table:table-row table:style-name="ro1">
          <table:table-cell office:value-type="float" office:value="94.85" calcext:value-type="float">
            <text:p>94.85</text:p>
          </table:table-cell>
          <table:table-cell office:value-type="float" office:value="95.0244827270508" calcext:value-type="float">
            <text:p>95.0244827271</text:p>
          </table:table-cell>
          <table:table-cell office:value-type="float" office:value="94.85" calcext:value-type="float">
            <text:p>94.85</text:p>
          </table:table-cell>
          <table:table-cell office:value-type="float" office:value="97.7105712890625" calcext:value-type="float">
            <text:p>97.7105712891</text:p>
          </table:table-cell>
          <table:table-cell/>
          <table:table-cell table:formula="of:=[.A336]-[.C336]" office:value-type="float" office:value="0" calcext:value-type="float">
            <text:p>0</text:p>
          </table:table-cell>
          <table:table-cell table:formula="of:=([.A336]-[.B336])^2" office:value-type="float" office:value="0.0304442220390794" calcext:value-type="float">
            <text:p>0.030444222</text:p>
          </table:table-cell>
          <table:table-cell table:formula="of:=([.C336]-[.D336])^2" office:value-type="float" office:value="8.18286809980873" calcext:value-type="float">
            <text:p>8.1828680998</text:p>
          </table:table-cell>
          <table:table-cell table:formula="of:=[.G336]-[.H336]" office:value-type="float" office:value="-8.15242387776965" calcext:value-type="float">
            <text:p>-8.1524238778</text:p>
          </table:table-cell>
          <table:table-cell table:formula="of:=([.A336]-(([.B336]+[.D336])/2))^2" office:value-type="float" office:value="2.30288822018136" calcext:value-type="float">
            <text:p>2.3028882202</text:p>
          </table:table-cell>
          <table:table-cell table:formula="of:=([.A336]-100.04)^2" office:value-type="float" office:value="26.9361000000001" calcext:value-type="float">
            <text:p>26.9361</text:p>
          </table:table-cell>
        </table:table-row>
        <table:table-row table:style-name="ro1">
          <table:table-cell office:value-type="float" office:value="94.87" calcext:value-type="float">
            <text:p>94.87</text:p>
          </table:table-cell>
          <table:table-cell office:value-type="float" office:value="94.2170181274414" calcext:value-type="float">
            <text:p>94.2170181274</text:p>
          </table:table-cell>
          <table:table-cell office:value-type="float" office:value="94.87" calcext:value-type="float">
            <text:p>94.87</text:p>
          </table:table-cell>
          <table:table-cell office:value-type="float" office:value="96.3083648681641" calcext:value-type="float">
            <text:p>96.3083648682</text:p>
          </table:table-cell>
          <table:table-cell/>
          <table:table-cell table:formula="of:=[.A337]-[.C337]" office:value-type="float" office:value="0" calcext:value-type="float">
            <text:p>0</text:p>
          </table:table-cell>
          <table:table-cell table:formula="of:=([.A337]-[.B337])^2" office:value-type="float" office:value="0.426385325890134" calcext:value-type="float">
            <text:p>0.4263853259</text:p>
          </table:table-cell>
          <table:table-cell table:formula="of:=([.C337]-[.D337])^2" office:value-type="float" office:value="2.06889349396861" calcext:value-type="float">
            <text:p>2.068893494</text:p>
          </table:table-cell>
          <table:table-cell table:formula="of:=[.G337]-[.H337]" office:value-type="float" office:value="-1.64250816807847" calcext:value-type="float">
            <text:p>-1.6425081681</text:p>
          </table:table-cell>
          <table:table-cell table:formula="of:=([.A337]-(([.B337]+[.D337])/2))^2" office:value-type="float" office:value="0.154206612446551" calcext:value-type="float">
            <text:p>0.1542066124</text:p>
          </table:table-cell>
          <table:table-cell table:formula="of:=([.A337]-100.04)^2" office:value-type="float" office:value="26.7289" calcext:value-type="float">
            <text:p>26.7289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93.8893127441406" calcext:value-type="float">
            <text:p>93.8893127441</text:p>
          </table:table-cell>
          <table:table-cell office:value-type="float" office:value="94.9" calcext:value-type="float">
            <text:p>94.9</text:p>
          </table:table-cell>
          <table:table-cell office:value-type="float" office:value="90.2705535888672" calcext:value-type="float">
            <text:p>90.2705535889</text:p>
          </table:table-cell>
          <table:table-cell/>
          <table:table-cell table:formula="of:=[.A338]-[.C338]" office:value-type="float" office:value="0" calcext:value-type="float">
            <text:p>0</text:p>
          </table:table-cell>
          <table:table-cell table:formula="of:=([.A338]-[.B338])^2" office:value-type="float" office:value="1.02148872915657" calcext:value-type="float">
            <text:p>1.0214887292</text:p>
          </table:table-cell>
          <table:table-cell table:formula="of:=([.C338]-[.D338])^2" office:value-type="float" office:value="21.4317740735505" calcext:value-type="float">
            <text:p>21.4317740736</text:p>
          </table:table-cell>
          <table:table-cell table:formula="of:=[.G338]-[.H338]" office:value-type="float" office:value="-20.410285344394" calcext:value-type="float">
            <text:p>-20.4102853444</text:p>
          </table:table-cell>
          <table:table-cell table:formula="of:=([.A338]-(([.B338]+[.D338])/2))^2" office:value-type="float" office:value="7.95277694538472" calcext:value-type="float">
            <text:p>7.9527769454</text:p>
          </table:table-cell>
          <table:table-cell table:formula="of:=([.A338]-100.04)^2" office:value-type="float" office:value="26.4196" calcext:value-type="float">
            <text:p>26.4196</text:p>
          </table:table-cell>
        </table:table-row>
        <table:table-row table:style-name="ro1">
          <table:table-cell office:value-type="float" office:value="94.95" calcext:value-type="float">
            <text:p>94.95</text:p>
          </table:table-cell>
          <table:table-cell office:value-type="float" office:value="94.1875915527344" calcext:value-type="float">
            <text:p>94.1875915527</text:p>
          </table:table-cell>
          <table:table-cell office:value-type="float" office:value="94.95" calcext:value-type="float">
            <text:p>94.95</text:p>
          </table:table-cell>
          <table:table-cell office:value-type="float" office:value="93.8569717407227" calcext:value-type="float">
            <text:p>93.8569717407</text:p>
          </table:table-cell>
          <table:table-cell/>
          <table:table-cell table:formula="of:=[.A339]-[.C339]" office:value-type="float" office:value="0" calcext:value-type="float">
            <text:p>0</text:p>
          </table:table-cell>
          <table:table-cell table:formula="of:=([.A339]-[.B339])^2" office:value-type="float" office:value="0.581266640461986" calcext:value-type="float">
            <text:p>0.5812666405</text:p>
          </table:table-cell>
          <table:table-cell table:formula="of:=([.C339]-[.D339])^2" office:value-type="float" office:value="1.19471077557887" calcext:value-type="float">
            <text:p>1.1947107756</text:p>
          </table:table-cell>
          <table:table-cell table:formula="of:=[.G339]-[.H339]" office:value-type="float" office:value="-0.613444135116881" calcext:value-type="float">
            <text:p>-0.6134441351</text:p>
          </table:table-cell>
          <table:table-cell table:formula="of:=([.A339]-(([.B339]+[.D339])/2))^2" office:value-type="float" office:value="0.86066134299676" calcext:value-type="float">
            <text:p>0.860661343</text:p>
          </table:table-cell>
          <table:table-cell table:formula="of:=([.A339]-100.04)^2" office:value-type="float" office:value="25.9081" calcext:value-type="float">
            <text:p>25.9081</text:p>
          </table:table-cell>
        </table:table-row>
        <table:table-row table:style-name="ro1">
          <table:table-cell office:value-type="float" office:value="95.01" calcext:value-type="float">
            <text:p>95.01</text:p>
          </table:table-cell>
          <table:table-cell office:value-type="float" office:value="93.5857009887695" calcext:value-type="float">
            <text:p>93.5857009888</text:p>
          </table:table-cell>
          <table:table-cell office:value-type="float" office:value="95.01" calcext:value-type="float">
            <text:p>95.01</text:p>
          </table:table-cell>
          <table:table-cell office:value-type="float" office:value="90.9086608886719" calcext:value-type="float">
            <text:p>90.9086608887</text:p>
          </table:table-cell>
          <table:table-cell/>
          <table:table-cell table:formula="of:=[.A340]-[.C340]" office:value-type="float" office:value="0" calcext:value-type="float">
            <text:p>0</text:p>
          </table:table-cell>
          <table:table-cell table:formula="of:=([.A340]-[.B340])^2" office:value-type="float" office:value="2.02862767339211" calcext:value-type="float">
            <text:p>2.0286276734</text:p>
          </table:table-cell>
          <table:table-cell table:formula="of:=([.C340]-[.D340])^2" office:value-type="float" office:value="16.8209825061098" calcext:value-type="float">
            <text:p>16.8209825061</text:p>
          </table:table-cell>
          <table:table-cell table:formula="of:=[.G340]-[.H340]" office:value-type="float" office:value="-14.7923548327177" calcext:value-type="float">
            <text:p>-14.7923548327</text:p>
          </table:table-cell>
          <table:table-cell table:formula="of:=([.A340]-(([.B340]+[.D340])/2))^2" office:value-type="float" office:value="7.63316916536824" calcext:value-type="float">
            <text:p>7.6331691654</text:p>
          </table:table-cell>
          <table:table-cell table:formula="of:=([.A340]-100.04)^2" office:value-type="float" office:value="25.3009" calcext:value-type="float">
            <text:p>25.3009</text:p>
          </table:table-cell>
        </table:table-row>
        <table:table-row table:style-name="ro1">
          <table:table-cell office:value-type="float" office:value="95.04" calcext:value-type="float">
            <text:p>95.04</text:p>
          </table:table-cell>
          <table:table-cell office:value-type="float" office:value="96.2255020141602" calcext:value-type="float">
            <text:p>96.2255020142</text:p>
          </table:table-cell>
          <table:table-cell office:value-type="float" office:value="95.04" calcext:value-type="float">
            <text:p>95.04</text:p>
          </table:table-cell>
          <table:table-cell office:value-type="float" office:value="91.9927673339844" calcext:value-type="float">
            <text:p>91.992767334</text:p>
          </table:table-cell>
          <table:table-cell/>
          <table:table-cell table:formula="of:=[.A341]-[.C341]" office:value-type="float" office:value="0" calcext:value-type="float">
            <text:p>0</text:p>
          </table:table-cell>
          <table:table-cell table:formula="of:=([.A341]-[.B341])^2" office:value-type="float" office:value="1.40541502557777" calcext:value-type="float">
            <text:p>1.4054150256</text:p>
          </table:table-cell>
          <table:table-cell table:formula="of:=([.C341]-[.D341])^2" office:value-type="float" office:value="9.28562692083273" calcext:value-type="float">
            <text:p>9.2856269208</text:p>
          </table:table-cell>
          <table:table-cell table:formula="of:=[.G341]-[.H341]" office:value-type="float" office:value="-7.88021189525496" calcext:value-type="float">
            <text:p>-7.8802118953</text:p>
          </table:table-cell>
          <table:table-cell table:formula="of:=([.A341]-(([.B341]+[.D341])/2))^2" office:value-type="float" office:value="0.866510255014559" calcext:value-type="float">
            <text:p>0.866510255</text:p>
          </table:table-cell>
          <table:table-cell table:formula="of:=([.A341]-100.04)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.04" calcext:value-type="float">
            <text:p>95.04</text:p>
          </table:table-cell>
          <table:table-cell office:value-type="float" office:value="95.5253524780273" calcext:value-type="float">
            <text:p>95.525352478</text:p>
          </table:table-cell>
          <table:table-cell office:value-type="float" office:value="95.04" calcext:value-type="float">
            <text:p>95.04</text:p>
          </table:table-cell>
          <table:table-cell office:value-type="float" office:value="95.6544036865234" calcext:value-type="float">
            <text:p>95.6544036865</text:p>
          </table:table-cell>
          <table:table-cell/>
          <table:table-cell table:formula="of:=[.A342]-[.C342]" office:value-type="float" office:value="0" calcext:value-type="float">
            <text:p>0</text:p>
          </table:table-cell>
          <table:table-cell table:formula="of:=([.A342]-[.B342])^2" office:value-type="float" office:value="0.235567027927277" calcext:value-type="float">
            <text:p>0.2355670279</text:p>
          </table:table-cell>
          <table:table-cell table:formula="of:=([.C342]-[.D342])^2" office:value-type="float" office:value="0.377491890013583" calcext:value-type="float">
            <text:p>0.37749189</text:p>
          </table:table-cell>
          <table:table-cell table:formula="of:=[.G342]-[.H342]" office:value-type="float" office:value="-0.141924862086306" calcext:value-type="float">
            <text:p>-0.1419248621</text:p>
          </table:table-cell>
          <table:table-cell table:formula="of:=([.A342]-(([.B342]+[.D342])/2))^2" office:value-type="float" office:value="0.302365905366854" calcext:value-type="float">
            <text:p>0.3023659054</text:p>
          </table:table-cell>
          <table:table-cell table:formula="of:=([.A342]-100.04)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5.1" calcext:value-type="float">
            <text:p>95.1</text:p>
          </table:table-cell>
          <table:table-cell office:value-type="float" office:value="102.623924255371" calcext:value-type="float">
            <text:p>102.6239242554</text:p>
          </table:table-cell>
          <table:table-cell/>
          <table:table-cell table:formula="of:=[.A343]-[.C343]" office:value-type="float" office:value="0" calcext:value-type="float">
            <text:p>0</text:p>
          </table:table-cell>
          <table:table-cell table:formula="of:=([.A343]-[.B343])^2" office:value-type="float" office:value="0.318591827342746" calcext:value-type="float">
            <text:p>0.3185918273</text:p>
          </table:table-cell>
          <table:table-cell table:formula="of:=([.C343]-[.D343])^2" office:value-type="float" office:value="56.6094362005616" calcext:value-type="float">
            <text:p>56.6094362006</text:p>
          </table:table-cell>
          <table:table-cell table:formula="of:=[.G343]-[.H343]" office:value-type="float" office:value="-56.2908443732188" calcext:value-type="float">
            <text:p>-56.2908443732</text:p>
          </table:table-cell>
          <table:table-cell table:formula="of:=([.A343]-(([.B343]+[.D343])/2))^2" office:value-type="float" office:value="12.1086073905603" calcext:value-type="float">
            <text:p>12.1086073906</text:p>
          </table:table-cell>
          <table:table-cell table:formula="of:=([.A343]-100.04)^2" office:value-type="float" office:value="24.4036000000001" calcext:value-type="float">
            <text:p>24.4036</text:p>
          </table:table-cell>
        </table:table-row>
        <table:table-row table:style-name="ro1">
          <table:table-cell office:value-type="float" office:value="95.15" calcext:value-type="float">
            <text:p>95.15</text:p>
          </table:table-cell>
          <table:table-cell office:value-type="float" office:value="93.8442306518555" calcext:value-type="float">
            <text:p>93.8442306519</text:p>
          </table:table-cell>
          <table:table-cell office:value-type="float" office:value="95.15" calcext:value-type="float">
            <text:p>95.15</text:p>
          </table:table-cell>
          <table:table-cell office:value-type="float" office:value="94.1613388061523" calcext:value-type="float">
            <text:p>94.1613388062</text:p>
          </table:table-cell>
          <table:table-cell/>
          <table:table-cell table:formula="of:=[.A344]-[.C344]" office:value-type="float" office:value="0" calcext:value-type="float">
            <text:p>0</text:p>
          </table:table-cell>
          <table:table-cell table:formula="of:=([.A344]-[.B344])^2" office:value-type="float" office:value="1.70503359055381" calcext:value-type="float">
            <text:p>1.7050335906</text:p>
          </table:table-cell>
          <table:table-cell table:formula="of:=([.C344]-[.D344])^2" office:value-type="float" office:value="0.977450956220284" calcext:value-type="float">
            <text:p>0.9774509562</text:p>
          </table:table-cell>
          <table:table-cell table:formula="of:=[.G344]-[.H344]" office:value-type="float" office:value="0.727582634333525" calcext:value-type="float">
            <text:p>0.7275826343</text:p>
          </table:table-cell>
          <table:table-cell table:formula="of:=([.A344]-(([.B344]+[.D344])/2))^2" office:value-type="float" office:value="1.31610287800665" calcext:value-type="float">
            <text:p>1.316102878</text:p>
          </table:table-cell>
          <table:table-cell table:formula="of:=([.A344]-100.04)^2" office:value-type="float" office:value="23.9121" calcext:value-type="float">
            <text:p>23.9121</text:p>
          </table:table-cell>
        </table:table-row>
        <table:table-row table:style-name="ro1">
          <table:table-cell office:value-type="float" office:value="95.21" calcext:value-type="float">
            <text:p>95.21</text:p>
          </table:table-cell>
          <table:table-cell office:value-type="float" office:value="95.1317291259766" calcext:value-type="float">
            <text:p>95.131729126</text:p>
          </table:table-cell>
          <table:table-cell office:value-type="float" office:value="95.21" calcext:value-type="float">
            <text:p>95.21</text:p>
          </table:table-cell>
          <table:table-cell office:value-type="float" office:value="95.2621536254883" calcext:value-type="float">
            <text:p>95.2621536255</text:p>
          </table:table-cell>
          <table:table-cell/>
          <table:table-cell table:formula="of:=[.A345]-[.C345]" office:value-type="float" office:value="0" calcext:value-type="float">
            <text:p>0</text:p>
          </table:table-cell>
          <table:table-cell table:formula="of:=([.A345]-[.B345])^2" office:value-type="float" office:value="0.00612632972039184" calcext:value-type="float">
            <text:p>0.0061263297</text:p>
          </table:table-cell>
          <table:table-cell table:formula="of:=([.C345]-[.D345])^2" office:value-type="float" office:value="0.00272000065157255" calcext:value-type="float">
            <text:p>0.0027200007</text:p>
          </table:table-cell>
          <table:table-cell table:formula="of:=[.G345]-[.H345]" office:value-type="float" office:value="0.00340632906881929" calcext:value-type="float">
            <text:p>0.0034063291</text:p>
          </table:table-cell>
          <table:table-cell table:formula="of:=([.A345]-(([.B345]+[.D345])/2))^2" office:value-type="float" office:value="0.000170527667761617" calcext:value-type="float">
            <text:p>0.0001705277</text:p>
          </table:table-cell>
          <table:table-cell table:formula="of:=([.A345]-100.04)^2" office:value-type="float" office:value="23.3289000000001" calcext:value-type="float">
            <text:p>23.3289</text:p>
          </table:table-cell>
        </table:table-row>
        <table:table-row table:style-name="ro1">
          <table:table-cell office:value-type="float" office:value="95.33" calcext:value-type="float">
            <text:p>95.33</text:p>
          </table:table-cell>
          <table:table-cell office:value-type="float" office:value="94.1006088256836" calcext:value-type="float">
            <text:p>94.1006088257</text:p>
          </table:table-cell>
          <table:table-cell office:value-type="float" office:value="95.33" calcext:value-type="float">
            <text:p>95.33</text:p>
          </table:table-cell>
          <table:table-cell office:value-type="float" office:value="93.1687164306641" calcext:value-type="float">
            <text:p>93.1687164307</text:p>
          </table:table-cell>
          <table:table-cell/>
          <table:table-cell table:formula="of:=[.A346]-[.C346]" office:value-type="float" office:value="0" calcext:value-type="float">
            <text:p>0</text:p>
          </table:table-cell>
          <table:table-cell table:formula="of:=([.A346]-[.B346])^2" office:value-type="float" office:value="1.51140265948707" calcext:value-type="float">
            <text:p>1.5114026595</text:p>
          </table:table-cell>
          <table:table-cell table:formula="of:=([.C346]-[.D346])^2" office:value-type="float" office:value="4.67114666708148" calcext:value-type="float">
            <text:p>4.6711466671</text:p>
          </table:table-cell>
          <table:table-cell table:formula="of:=[.G346]-[.H346]" office:value-type="float" office:value="-3.15974400759441" calcext:value-type="float">
            <text:p>-3.1597440076</text:p>
          </table:table-cell>
          <table:table-cell table:formula="of:=([.A346]-(([.B346]+[.D346])/2))^2" office:value-type="float" office:value="2.87416880431047" calcext:value-type="float">
            <text:p>2.8741688043</text:p>
          </table:table-cell>
          <table:table-cell table:formula="of:=([.A346]-100.04)^2" office:value-type="float" office:value="22.1841000000001" calcext:value-type="float">
            <text:p>22.1841</text:p>
          </table:table-cell>
        </table:table-row>
        <table:table-row table:style-name="ro1">
          <table:table-cell office:value-type="float" office:value="95.37" calcext:value-type="float">
            <text:p>95.37</text:p>
          </table:table-cell>
          <table:table-cell office:value-type="float" office:value="95.2811813354492" calcext:value-type="float">
            <text:p>95.2811813354</text:p>
          </table:table-cell>
          <table:table-cell office:value-type="float" office:value="95.37" calcext:value-type="float">
            <text:p>95.37</text:p>
          </table:table-cell>
          <table:table-cell office:value-type="float" office:value="94.7664566040039" calcext:value-type="float">
            <text:p>94.766456604</text:p>
          </table:table-cell>
          <table:table-cell/>
          <table:table-cell table:formula="of:=[.A347]-[.C347]" office:value-type="float" office:value="0" calcext:value-type="float">
            <text:p>0</text:p>
          </table:table-cell>
          <table:table-cell table:formula="of:=([.A347]-[.B347])^2" office:value-type="float" office:value="0.00788875517258501" calcext:value-type="float">
            <text:p>0.0078887552</text:p>
          </table:table-cell>
          <table:table-cell table:formula="of:=([.C347]-[.D347])^2" office:value-type="float" office:value="0.364264630850503" calcext:value-type="float">
            <text:p>0.3642646309</text:p>
          </table:table-cell>
          <table:table-cell table:formula="of:=[.G347]-[.H347]" office:value-type="float" office:value="-0.356375875677918" calcext:value-type="float">
            <text:p>-0.3563758757</text:p>
          </table:table-cell>
          <table:table-cell table:formula="of:=([.A347]-(([.B347]+[.D347])/2))^2" office:value-type="float" office:value="0.119841305721182" calcext:value-type="float">
            <text:p>0.1198413057</text:p>
          </table:table-cell>
          <table:table-cell table:formula="of:=([.A347]-100.04)^2" office:value-type="float" office:value="21.8089" calcext:value-type="float">
            <text:p>21.8089</text:p>
          </table:table-cell>
        </table:table-row>
        <table:table-row table:style-name="ro1">
          <table:table-cell office:value-type="float" office:value="95.44" calcext:value-type="float">
            <text:p>95.44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5.44" calcext:value-type="float">
            <text:p>95.44</text:p>
          </table:table-cell>
          <table:table-cell office:value-type="float" office:value="97.7320251464844" calcext:value-type="float">
            <text:p>97.7320251465</text:p>
          </table:table-cell>
          <table:table-cell/>
          <table:table-cell table:formula="of:=[.A348]-[.C348]" office:value-type="float" office:value="0" calcext:value-type="float">
            <text:p>0</text:p>
          </table:table-cell>
          <table:table-cell table:formula="of:=([.A348]-[.B348])^2" office:value-type="float" office:value="0.818010613963842" calcext:value-type="float">
            <text:p>0.818010614</text:p>
          </table:table-cell>
          <table:table-cell table:formula="of:=([.C348]-[.D348])^2" office:value-type="float" office:value="5.25337927211673" calcext:value-type="float">
            <text:p>5.2533792721</text:p>
          </table:table-cell>
          <table:table-cell table:formula="of:=[.G348]-[.H348]" office:value-type="float" office:value="-4.43536865815289" calcext:value-type="float">
            <text:p>-4.4353686582</text:p>
          </table:table-cell>
          <table:table-cell table:formula="of:=([.A348]-(([.B348]+[.D348])/2))^2" office:value-type="float" office:value="0.481348556449663" calcext:value-type="float">
            <text:p>0.4813485564</text:p>
          </table:table-cell>
          <table:table-cell table:formula="of:=([.A348]-100.04)^2" office:value-type="float" office:value="21.1600000000001" calcext:value-type="float">
            <text:p>21.16</text:p>
          </table:table-cell>
        </table:table-row>
        <table:table-row table:style-name="ro1">
          <table:table-cell office:value-type="float" office:value="95.57" calcext:value-type="float">
            <text:p>95.57</text:p>
          </table:table-cell>
          <table:table-cell office:value-type="float" office:value="94.1654357910156" calcext:value-type="float">
            <text:p>94.165435791</text:p>
          </table:table-cell>
          <table:table-cell office:value-type="float" office:value="95.57" calcext:value-type="float">
            <text:p>95.57</text:p>
          </table:table-cell>
          <table:table-cell office:value-type="float" office:value="96.2335815429688" calcext:value-type="float">
            <text:p>96.233581543</text:p>
          </table:table-cell>
          <table:table-cell/>
          <table:table-cell table:formula="of:=[.A349]-[.C349]" office:value-type="float" office:value="0" calcext:value-type="float">
            <text:p>0</text:p>
          </table:table-cell>
          <table:table-cell table:formula="of:=([.A349]-[.B349])^2" office:value-type="float" office:value="1.97280061715988" calcext:value-type="float">
            <text:p>1.9728006172</text:p>
          </table:table-cell>
          <table:table-cell table:formula="of:=([.C349]-[.D349])^2" office:value-type="float" office:value="0.440340464168796" calcext:value-type="float">
            <text:p>0.4403404642</text:p>
          </table:table-cell>
          <table:table-cell table:formula="of:=[.G349]-[.H349]" office:value-type="float" office:value="1.53246015299109" calcext:value-type="float">
            <text:p>1.532460153</text:p>
          </table:table-cell>
          <table:table-cell table:formula="of:=([.A349]-(([.B349]+[.D349])/2))^2" office:value-type="float" office:value="0.137263827833901" calcext:value-type="float">
            <text:p>0.1372638278</text:p>
          </table:table-cell>
          <table:table-cell table:formula="of:=([.A349]-100.04)^2" office:value-type="float" office:value="19.9809000000001" calcext:value-type="float">
            <text:p>19.9809</text:p>
          </table:table-cell>
        </table:table-row>
        <table:table-row table:style-name="ro1">
          <table:table-cell office:value-type="float" office:value="95.64" calcext:value-type="float">
            <text:p>95.64</text:p>
          </table:table-cell>
          <table:table-cell office:value-type="float" office:value="95.1410446166992" calcext:value-type="float">
            <text:p>95.1410446167</text:p>
          </table:table-cell>
          <table:table-cell office:value-type="float" office:value="95.64" calcext:value-type="float">
            <text:p>95.64</text:p>
          </table:table-cell>
          <table:table-cell office:value-type="float" office:value="91.9826202392578" calcext:value-type="float">
            <text:p>91.9826202393</text:p>
          </table:table-cell>
          <table:table-cell/>
          <table:table-cell table:formula="of:=[.A350]-[.C350]" office:value-type="float" office:value="0" calcext:value-type="float">
            <text:p>0</text:p>
          </table:table-cell>
          <table:table-cell table:formula="of:=([.A350]-[.B350])^2" office:value-type="float" office:value="0.24895647452483" calcext:value-type="float">
            <text:p>0.2489564745</text:p>
          </table:table-cell>
          <table:table-cell table:formula="of:=([.C350]-[.D350])^2" office:value-type="float" office:value="13.3764267142866" calcext:value-type="float">
            <text:p>13.3764267143</text:p>
          </table:table-cell>
          <table:table-cell table:formula="of:=[.G350]-[.H350]" office:value-type="float" office:value="-13.1274702397618" calcext:value-type="float">
            <text:p>-13.1274702398</text:p>
          </table:table-cell>
          <table:table-cell table:formula="of:=([.A350]-(([.B350]+[.D350])/2))^2" office:value-type="float" office:value="4.31878045740167" calcext:value-type="float">
            <text:p>4.3187804574</text:p>
          </table:table-cell>
          <table:table-cell table:formula="of:=([.A350]-100.04)^2" office:value-type="float" office:value="19.36" calcext:value-type="float">
            <text:p>19.36</text:p>
          </table:table-cell>
        </table:table-row>
        <table:table-row table:style-name="ro1">
          <table:table-cell office:value-type="float" office:value="95.65" calcext:value-type="float">
            <text:p>95.65</text:p>
          </table:table-cell>
          <table:table-cell office:value-type="float" office:value="93.3004837036133" calcext:value-type="float">
            <text:p>93.3004837036</text:p>
          </table:table-cell>
          <table:table-cell office:value-type="float" office:value="95.65" calcext:value-type="float">
            <text:p>95.65</text:p>
          </table:table-cell>
          <table:table-cell office:value-type="float" office:value="92.4344863891602" calcext:value-type="float">
            <text:p>92.4344863892</text:p>
          </table:table-cell>
          <table:table-cell/>
          <table:table-cell table:formula="of:=[.A351]-[.C351]" office:value-type="float" office:value="0" calcext:value-type="float">
            <text:p>0</text:p>
          </table:table-cell>
          <table:table-cell table:formula="of:=([.A351]-[.B351])^2" office:value-type="float" office:value="5.52022682698679" calcext:value-type="float">
            <text:p>5.520226827</text:p>
          </table:table-cell>
          <table:table-cell table:formula="of:=([.C351]-[.D351])^2" office:value-type="float" office:value="10.3395277814963" calcext:value-type="float">
            <text:p>10.3395277815</text:p>
          </table:table-cell>
          <table:table-cell table:formula="of:=[.G351]-[.H351]" office:value-type="float" office:value="-4.81930095450954" calcext:value-type="float">
            <text:p>-4.8193009545</text:p>
          </table:table-cell>
          <table:table-cell table:formula="of:=([.A351]-(([.B351]+[.D351])/2))^2" office:value-type="float" office:value="7.74238946708155" calcext:value-type="float">
            <text:p>7.7423894671</text:p>
          </table:table-cell>
          <table:table-cell table:formula="of:=([.A351]-100.04)^2" office:value-type="float" office:value="19.2721" calcext:value-type="float">
            <text:p>19.2721</text:p>
          </table:table-cell>
        </table:table-row>
        <table:table-row table:style-name="ro1">
          <table:table-cell office:value-type="float" office:value="95.71" calcext:value-type="float">
            <text:p>95.71</text:p>
          </table:table-cell>
          <table:table-cell office:value-type="float" office:value="93.7883224487305" calcext:value-type="float">
            <text:p>93.7883224487</text:p>
          </table:table-cell>
          <table:table-cell office:value-type="float" office:value="95.71" calcext:value-type="float">
            <text:p>95.71</text:p>
          </table:table-cell>
          <table:table-cell office:value-type="float" office:value="94.0200347900391" calcext:value-type="float">
            <text:p>94.02003479</text:p>
          </table:table-cell>
          <table:table-cell/>
          <table:table-cell table:formula="of:=[.A352]-[.C352]" office:value-type="float" office:value="0" calcext:value-type="float">
            <text:p>0</text:p>
          </table:table-cell>
          <table:table-cell table:formula="of:=([.A352]-[.B352])^2" office:value-type="float" office:value="3.69284461105324" calcext:value-type="float">
            <text:p>3.6928446111</text:p>
          </table:table-cell>
          <table:table-cell table:formula="of:=([.C352]-[.D352])^2" office:value-type="float" office:value="2.85598241087829" calcext:value-type="float">
            <text:p>2.8559824109</text:p>
          </table:table-cell>
          <table:table-cell table:formula="of:=[.G352]-[.H352]" office:value-type="float" office:value="0.836862200174943" calcext:value-type="float">
            <text:p>0.8368622002</text:p>
          </table:table-cell>
          <table:table-cell table:formula="of:=([.A352]-(([.B352]+[.D352])/2))^2" office:value-type="float" office:value="3.26099085868709" calcext:value-type="float">
            <text:p>3.2609908587</text:p>
          </table:table-cell>
          <table:table-cell table:formula="of:=([.A352]-100.04)^2" office:value-type="float" office:value="18.7489000000001" calcext:value-type="float">
            <text:p>18.7489</text:p>
          </table:table-cell>
        </table:table-row>
        <table:table-row table:style-name="ro1">
          <table:table-cell office:value-type="float" office:value="95.71" calcext:value-type="float">
            <text:p>95.71</text:p>
          </table:table-cell>
          <table:table-cell office:value-type="float" office:value="93.6724014282227" calcext:value-type="float">
            <text:p>93.6724014282</text:p>
          </table:table-cell>
          <table:table-cell office:value-type="float" office:value="95.71" calcext:value-type="float">
            <text:p>95.71</text:p>
          </table:table-cell>
          <table:table-cell office:value-type="float" office:value="93.8929214477539" calcext:value-type="float">
            <text:p>93.8929214478</text:p>
          </table:table-cell>
          <table:table-cell/>
          <table:table-cell table:formula="of:=[.A353]-[.C353]" office:value-type="float" office:value="0" calcext:value-type="float">
            <text:p>0</text:p>
          </table:table-cell>
          <table:table-cell table:formula="of:=([.A353]-[.B353])^2" office:value-type="float" office:value="4.15180793970905" calcext:value-type="float">
            <text:p>4.1518079397</text:p>
          </table:table-cell>
          <table:table-cell table:formula="of:=([.C353]-[.D353])^2" office:value-type="float" office:value="3.30177446503274" calcext:value-type="float">
            <text:p>3.301774465</text:p>
          </table:table-cell>
          <table:table-cell table:formula="of:=[.G353]-[.H353]" office:value-type="float" office:value="0.850033474676308" calcext:value-type="float">
            <text:p>0.8500334747</text:p>
          </table:table-cell>
          <table:table-cell table:formula="of:=([.A353]-(([.B353]+[.D353])/2))^2" office:value-type="float" office:value="3.71463393261738" calcext:value-type="float">
            <text:p>3.7146339326</text:p>
          </table:table-cell>
          <table:table-cell table:formula="of:=([.A353]-100.04)^2" office:value-type="float" office:value="18.7489000000001" calcext:value-type="float">
            <text:p>18.7489</text:p>
          </table:table-cell>
        </table:table-row>
        <table:table-row table:style-name="ro1">
          <table:table-cell office:value-type="float" office:value="95.73" calcext:value-type="float">
            <text:p>95.73</text:p>
          </table:table-cell>
          <table:table-cell office:value-type="float" office:value="103.150619506836" calcext:value-type="float">
            <text:p>103.1506195068</text:p>
          </table:table-cell>
          <table:table-cell office:value-type="float" office:value="95.73" calcext:value-type="float">
            <text:p>95.73</text:p>
          </table:table-cell>
          <table:table-cell office:value-type="float" office:value="104.057594299316" calcext:value-type="float">
            <text:p>104.0575942993</text:p>
          </table:table-cell>
          <table:table-cell/>
          <table:table-cell table:formula="of:=[.A354]-[.C354]" office:value-type="float" office:value="0" calcext:value-type="float">
            <text:p>0</text:p>
          </table:table-cell>
          <table:table-cell table:formula="of:=([.A354]-[.B354])^2" office:value-type="float" office:value="55.065593865234" calcext:value-type="float">
            <text:p>55.0655938652</text:p>
          </table:table-cell>
          <table:table-cell table:formula="of:=([.C354]-[.D354])^2" office:value-type="float" office:value="69.348826814007" calcext:value-type="float">
            <text:p>69.348826814</text:p>
          </table:table-cell>
          <table:table-cell table:formula="of:=[.G354]-[.H354]" office:value-type="float" office:value="-14.2832329487731" calcext:value-type="float">
            <text:p>-14.2832329488</text:p>
          </table:table-cell>
          <table:table-cell table:formula="of:=([.A354]-(([.B354]+[.D354])/2))^2" office:value-type="float" office:value="62.0015595210718" calcext:value-type="float">
            <text:p>62.0015595211</text:p>
          </table:table-cell>
          <table:table-cell table:formula="of:=([.A354]-100.04)^2" office:value-type="float" office:value="18.5761" calcext:value-type="float">
            <text:p>18.5761</text:p>
          </table:table-cell>
        </table:table-row>
        <table:table-row table:style-name="ro1">
          <table:table-cell office:value-type="float" office:value="96.06" calcext:value-type="float">
            <text:p>96.06</text:p>
          </table:table-cell>
          <table:table-cell office:value-type="float" office:value="93.7883224487305" calcext:value-type="float">
            <text:p>93.7883224487</text:p>
          </table:table-cell>
          <table:table-cell office:value-type="float" office:value="96.06" calcext:value-type="float">
            <text:p>96.06</text:p>
          </table:table-cell>
          <table:table-cell office:value-type="float" office:value="93.6504745483398" calcext:value-type="float">
            <text:p>93.6504745483</text:p>
          </table:table-cell>
          <table:table-cell/>
          <table:table-cell table:formula="of:=[.A355]-[.C355]" office:value-type="float" office:value="0" calcext:value-type="float">
            <text:p>0</text:p>
          </table:table-cell>
          <table:table-cell table:formula="of:=([.A355]-[.B355])^2" office:value-type="float" office:value="5.16051889694194" calcext:value-type="float">
            <text:p>5.1605188969</text:p>
          </table:table-cell>
          <table:table-cell table:formula="of:=([.C355]-[.D355])^2" office:value-type="float" office:value="5.80581290219809" calcext:value-type="float">
            <text:p>5.8058129022</text:p>
          </table:table-cell>
          <table:table-cell table:formula="of:=[.G355]-[.H355]" office:value-type="float" office:value="-0.645294005256146" calcext:value-type="float">
            <text:p>-0.6452940053</text:p>
          </table:table-cell>
          <table:table-cell table:formula="of:=([.A355]-(([.B355]+[.D355])/2))^2" office:value-type="float" office:value="5.47841538865949" calcext:value-type="float">
            <text:p>5.4784153887</text:p>
          </table:table-cell>
          <table:table-cell table:formula="of:=([.A355]-100.04)^2" office:value-type="float" office:value="15.8404" calcext:value-type="float">
            <text:p>15.8404</text:p>
          </table:table-cell>
        </table:table-row>
        <table:table-row table:style-name="ro1">
          <table:table-cell office:value-type="float" office:value="96.23" calcext:value-type="float">
            <text:p>96.23</text:p>
          </table:table-cell>
          <table:table-cell office:value-type="float" office:value="96.3325805664062" calcext:value-type="float">
            <text:p>96.3325805664</text:p>
          </table:table-cell>
          <table:table-cell office:value-type="float" office:value="96.23" calcext:value-type="float">
            <text:p>96.23</text:p>
          </table:table-cell>
          <table:table-cell office:value-type="float" office:value="94.8691940307617" calcext:value-type="float">
            <text:p>94.8691940308</text:p>
          </table:table-cell>
          <table:table-cell/>
          <table:table-cell table:formula="of:=[.A356]-[.C356]" office:value-type="float" office:value="0" calcext:value-type="float">
            <text:p>0</text:p>
          </table:table-cell>
          <table:table-cell table:formula="of:=([.A356]-[.B356])^2" office:value-type="float" office:value="0.0105227726042263" calcext:value-type="float">
            <text:p>0.0105227726</text:p>
          </table:table-cell>
          <table:table-cell table:formula="of:=([.C356]-[.D356])^2" office:value-type="float" office:value="1.85179288591455" calcext:value-type="float">
            <text:p>1.8517928859</text:p>
          </table:table-cell>
          <table:table-cell table:formula="of:=[.G356]-[.H356]" office:value-type="float" office:value="-1.84127011331032" calcext:value-type="float">
            <text:p>-1.8412701133</text:p>
          </table:table-cell>
          <table:table-cell table:formula="of:=([.A356]-(([.B356]+[.D356])/2))^2" office:value-type="float" office:value="0.395782791082962" calcext:value-type="float">
            <text:p>0.3957827911</text:p>
          </table:table-cell>
          <table:table-cell table:formula="of:=([.A356]-100.04)^2" office:value-type="float" office:value="14.5161" calcext:value-type="float">
            <text:p>14.5161</text:p>
          </table:table-cell>
        </table:table-row>
        <table:table-row table:style-name="ro1">
          <table:table-cell office:value-type="float" office:value="96.27" calcext:value-type="float">
            <text:p>96.27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6.27" calcext:value-type="float">
            <text:p>96.27</text:p>
          </table:table-cell>
          <table:table-cell office:value-type="float" office:value="96.0964126586914" calcext:value-type="float">
            <text:p>96.0964126587</text:p>
          </table:table-cell>
          <table:table-cell/>
          <table:table-cell table:formula="of:=[.A357]-[.C357]" office:value-type="float" office:value="0" calcext:value-type="float">
            <text:p>0</text:p>
          </table:table-cell>
          <table:table-cell table:formula="of:=([.A357]-[.B357])^2" office:value-type="float" office:value="3.00828000483297" calcext:value-type="float">
            <text:p>3.0082800048</text:p>
          </table:table-cell>
          <table:table-cell table:formula="of:=([.C357]-[.D357])^2" office:value-type="float" office:value="0.0301325650625848" calcext:value-type="float">
            <text:p>0.0301325651</text:p>
          </table:table-cell>
          <table:table-cell table:formula="of:=[.G357]-[.H357]" office:value-type="float" office:value="2.97814743977039" calcext:value-type="float">
            <text:p>2.9781474398</text:p>
          </table:table-cell>
          <table:table-cell table:formula="of:=([.A357]-(([.B357]+[.D357])/2))^2" office:value-type="float" office:value="0.91014150384077" calcext:value-type="float">
            <text:p>0.9101415038</text:p>
          </table:table-cell>
          <table:table-cell table:formula="of:=([.A357]-100.04)^2" office:value-type="float" office:value="14.2129000000001" calcext:value-type="float">
            <text:p>14.2129</text:p>
          </table:table-cell>
        </table:table-row>
        <table:table-row table:style-name="ro1">
          <table:table-cell office:value-type="float" office:value="96.45" calcext:value-type="float">
            <text:p>96.45</text:p>
          </table:table-cell>
          <table:table-cell office:value-type="float" office:value="94.9282684326172" calcext:value-type="float">
            <text:p>94.9282684326</text:p>
          </table:table-cell>
          <table:table-cell office:value-type="float" office:value="96.45" calcext:value-type="float">
            <text:p>96.45</text:p>
          </table:table-cell>
          <table:table-cell office:value-type="float" office:value="96.5346374511719" calcext:value-type="float">
            <text:p>96.5346374512</text:p>
          </table:table-cell>
          <table:table-cell/>
          <table:table-cell table:formula="of:=[.A358]-[.C358]" office:value-type="float" office:value="0" calcext:value-type="float">
            <text:p>0</text:p>
          </table:table-cell>
          <table:table-cell table:formula="of:=([.A358]-[.B358])^2" office:value-type="float" office:value="2.31566696316936" calcext:value-type="float">
            <text:p>2.3156669632</text:p>
          </table:table-cell>
          <table:table-cell table:formula="of:=([.C358]-[.D358])^2" office:value-type="float" office:value="0.00716349814087104" calcext:value-type="float">
            <text:p>0.0071634981</text:p>
          </table:table-cell>
          <table:table-cell table:formula="of:=[.G358]-[.H358]" office:value-type="float" office:value="2.30850346502849" calcext:value-type="float">
            <text:p>2.308503465</text:p>
          </table:table-cell>
          <table:table-cell table:formula="of:=([.A358]-(([.B358]+[.D358])/2))^2" office:value-type="float" office:value="0.516309874712028" calcext:value-type="float">
            <text:p>0.5163098747</text:p>
          </table:table-cell>
          <table:table-cell table:formula="of:=([.A358]-100.04)^2" office:value-type="float" office:value="12.8881" calcext:value-type="float">
            <text:p>12.8881</text:p>
          </table:table-cell>
        </table:table-row>
        <table:table-row table:style-name="ro1">
          <table:table-cell office:value-type="float" office:value="96.48" calcext:value-type="float">
            <text:p>96.48</text:p>
          </table:table-cell>
          <table:table-cell office:value-type="float" office:value="94.2127685546875" calcext:value-type="float">
            <text:p>94.2127685547</text:p>
          </table:table-cell>
          <table:table-cell office:value-type="float" office:value="96.48" calcext:value-type="float">
            <text:p>96.48</text:p>
          </table:table-cell>
          <table:table-cell office:value-type="float" office:value="96.3190002441406" calcext:value-type="float">
            <text:p>96.3190002441</text:p>
          </table:table-cell>
          <table:table-cell/>
          <table:table-cell table:formula="of:=[.A359]-[.C359]" office:value-type="float" office:value="0" calcext:value-type="float">
            <text:p>0</text:p>
          </table:table-cell>
          <table:table-cell table:formula="of:=([.A359]-[.B359])^2" office:value-type="float" office:value="5.14033842661383" calcext:value-type="float">
            <text:p>5.1403384266</text:p>
          </table:table-cell>
          <table:table-cell table:formula="of:=([.C359]-[.D359])^2" office:value-type="float" office:value="0.0259209213867796" calcext:value-type="float">
            <text:p>0.0259209214</text:p>
          </table:table-cell>
          <table:table-cell table:formula="of:=[.G359]-[.H359]" office:value-type="float" office:value="5.11441750522705" calcext:value-type="float">
            <text:p>5.1144175052</text:p>
          </table:table-cell>
          <table:table-cell table:formula="of:=([.A359]-(([.B359]+[.D359])/2))^2" office:value-type="float" office:value="1.47407669158616" calcext:value-type="float">
            <text:p>1.4740766916</text:p>
          </table:table-cell>
          <table:table-cell table:formula="of:=([.A359]-100.04)^2" office:value-type="float" office:value="12.6736" calcext:value-type="float">
            <text:p>12.6736</text:p>
          </table:table-cell>
        </table:table-row>
        <table:table-row table:style-name="ro1">
          <table:table-cell office:value-type="float" office:value="96.53" calcext:value-type="float">
            <text:p>96.53</text:p>
          </table:table-cell>
          <table:table-cell office:value-type="float" office:value="104.445617675781" calcext:value-type="float">
            <text:p>104.4456176758</text:p>
          </table:table-cell>
          <table:table-cell office:value-type="float" office:value="96.53" calcext:value-type="float">
            <text:p>96.53</text:p>
          </table:table-cell>
          <table:table-cell office:value-type="float" office:value="109.343078613281" calcext:value-type="float">
            <text:p>109.3430786133</text:p>
          </table:table-cell>
          <table:table-cell/>
          <table:table-cell table:formula="of:=[.A360]-[.C360]" office:value-type="float" office:value="0" calcext:value-type="float">
            <text:p>0</text:p>
          </table:table-cell>
          <table:table-cell table:formula="of:=([.A360]-[.B360])^2" office:value-type="float" office:value="62.6570031891405" calcext:value-type="float">
            <text:p>62.6570031891</text:p>
          </table:table-cell>
          <table:table-cell table:formula="of:=([.C360]-[.D360])^2" office:value-type="float" office:value="164.174983550125" calcext:value-type="float">
            <text:p>164.1749835501</text:p>
          </table:table-cell>
          <table:table-cell table:formula="of:=[.G360]-[.H360]" office:value-type="float" office:value="-101.517980360985" calcext:value-type="float">
            <text:p>-101.517980361</text:p>
          </table:table-cell>
          <table:table-cell table:formula="of:=([.A360]-(([.B360]+[.D360])/2))^2" office:value-type="float" office:value="107.419712461048" calcext:value-type="float">
            <text:p>107.419712461</text:p>
          </table:table-cell>
          <table:table-cell table:formula="of:=([.A360]-100.04)^2" office:value-type="float" office:value="12.3201" calcext:value-type="float">
            <text:p>12.3201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93.4106292724609" calcext:value-type="float">
            <text:p>93.4106292725</text:p>
          </table:table-cell>
          <table:table-cell office:value-type="float" office:value="96.6" calcext:value-type="float">
            <text:p>96.6</text:p>
          </table:table-cell>
          <table:table-cell office:value-type="float" office:value="95.8854217529297" calcext:value-type="float">
            <text:p>95.8854217529</text:p>
          </table:table-cell>
          <table:table-cell/>
          <table:table-cell table:formula="of:=[.A361]-[.C361]" office:value-type="float" office:value="0" calcext:value-type="float">
            <text:p>0</text:p>
          </table:table-cell>
          <table:table-cell table:formula="of:=([.A361]-[.B361])^2" office:value-type="float" office:value="10.172085637683" calcext:value-type="float">
            <text:p>10.1720856377</text:p>
          </table:table-cell>
          <table:table-cell table:formula="of:=([.C361]-[.D361])^2" office:value-type="float" office:value="0.510622071186072" calcext:value-type="float">
            <text:p>0.5106220712</text:p>
          </table:table-cell>
          <table:table-cell table:formula="of:=[.G361]-[.H361]" office:value-type="float" office:value="9.66146356649694" calcext:value-type="float">
            <text:p>9.6614635665</text:p>
          </table:table-cell>
          <table:table-cell table:formula="of:=([.A361]-(([.B361]+[.D361])/2))^2" office:value-type="float" office:value="3.81020439908838" calcext:value-type="float">
            <text:p>3.8102043991</text:p>
          </table:table-cell>
          <table:table-cell table:formula="of:=([.A361]-100.04)^2" office:value-type="float" office:value="11.8336000000001" calcext:value-type="float">
            <text:p>11.8336</text:p>
          </table:table-cell>
        </table:table-row>
        <table:table-row table:style-name="ro1">
          <table:table-cell office:value-type="float" office:value="96.61" calcext:value-type="float">
            <text:p>96.61</text:p>
          </table:table-cell>
          <table:table-cell office:value-type="float" office:value="103.808525085449" calcext:value-type="float">
            <text:p>103.8085250855</text:p>
          </table:table-cell>
          <table:table-cell office:value-type="float" office:value="96.61" calcext:value-type="float">
            <text:p>96.61</text:p>
          </table:table-cell>
          <table:table-cell office:value-type="float" office:value="104.113380432129" calcext:value-type="float">
            <text:p>104.1133804321</text:p>
          </table:table-cell>
          <table:table-cell/>
          <table:table-cell table:formula="of:=[.A362]-[.C362]" office:value-type="float" office:value="0" calcext:value-type="float">
            <text:p>0</text:p>
          </table:table-cell>
          <table:table-cell table:formula="of:=([.A362]-[.B362])^2" office:value-type="float" office:value="51.8187634058417" calcext:value-type="float">
            <text:p>51.8187634058</text:p>
          </table:table-cell>
          <table:table-cell table:formula="of:=([.C362]-[.D362])^2" office:value-type="float" office:value="56.300717909255" calcext:value-type="float">
            <text:p>56.3007179093</text:p>
          </table:table-cell>
          <table:table-cell table:formula="of:=[.G362]-[.H362]" office:value-type="float" office:value="-4.48195450341328" calcext:value-type="float">
            <text:p>-4.4819545034</text:p>
          </table:table-cell>
          <table:table-cell table:formula="of:=([.A362]-(([.B362]+[.D362])/2))^2" office:value-type="float" office:value="54.0365064619485" calcext:value-type="float">
            <text:p>54.0365064619</text:p>
          </table:table-cell>
          <table:table-cell table:formula="of:=([.A362]-100.04)^2" office:value-type="float" office:value="11.7649" calcext:value-type="float">
            <text:p>11.7649</text:p>
          </table:table-cell>
        </table:table-row>
        <table:table-row table:style-name="ro1">
          <table:table-cell office:value-type="float" office:value="96.69" calcext:value-type="float">
            <text:p>96.69</text:p>
          </table:table-cell>
          <table:table-cell office:value-type="float" office:value="96.175422668457" calcext:value-type="float">
            <text:p>96.1754226685</text:p>
          </table:table-cell>
          <table:table-cell office:value-type="float" office:value="96.69" calcext:value-type="float">
            <text:p>96.69</text:p>
          </table:table-cell>
          <table:table-cell office:value-type="float" office:value="97.0884552001953" calcext:value-type="float">
            <text:p>97.0884552002</text:p>
          </table:table-cell>
          <table:table-cell/>
          <table:table-cell table:formula="of:=[.A363]-[.C363]" office:value-type="float" office:value="0" calcext:value-type="float">
            <text:p>0</text:p>
          </table:table-cell>
          <table:table-cell table:formula="of:=([.A363]-[.B363])^2" office:value-type="float" office:value="0.26478983013788" calcext:value-type="float">
            <text:p>0.2647898301</text:p>
          </table:table-cell>
          <table:table-cell table:formula="of:=([.C363]-[.D363])^2" office:value-type="float" office:value="0.158766546562688" calcext:value-type="float">
            <text:p>0.1587665466</text:p>
          </table:table-cell>
          <table:table-cell table:formula="of:=[.G363]-[.H363]" office:value-type="float" office:value="0.106023283575192" calcext:value-type="float">
            <text:p>0.1060232836</text:p>
          </table:table-cell>
          <table:table-cell table:formula="of:=([.A363]-(([.B363]+[.D363])/2))^2" office:value-type="float" office:value="0.00337108734718032" calcext:value-type="float">
            <text:p>0.0033710873</text:p>
          </table:table-cell>
          <table:table-cell table:formula="of:=([.A363]-100.04)^2" office:value-type="float" office:value="11.2225000000001" calcext:value-type="float">
            <text:p>11.2225</text:p>
          </table:table-cell>
        </table:table-row>
        <table:table-row table:style-name="ro1">
          <table:table-cell office:value-type="float" office:value="96.74" calcext:value-type="float">
            <text:p>96.74</text:p>
          </table:table-cell>
          <table:table-cell office:value-type="float" office:value="95.8422698974609" calcext:value-type="float">
            <text:p>95.8422698975</text:p>
          </table:table-cell>
          <table:table-cell office:value-type="float" office:value="96.74" calcext:value-type="float">
            <text:p>96.74</text:p>
          </table:table-cell>
          <table:table-cell office:value-type="float" office:value="97.1052856445312" calcext:value-type="float">
            <text:p>97.1052856445</text:p>
          </table:table-cell>
          <table:table-cell/>
          <table:table-cell table:formula="of:=[.A364]-[.C364]" office:value-type="float" office:value="0" calcext:value-type="float">
            <text:p>0</text:p>
          </table:table-cell>
          <table:table-cell table:formula="of:=([.A364]-[.B364])^2" office:value-type="float" office:value="0.805919337004787" calcext:value-type="float">
            <text:p>0.805919337</text:p>
          </table:table-cell>
          <table:table-cell table:formula="of:=([.C364]-[.D364])^2" office:value-type="float" office:value="0.133433602100614" calcext:value-type="float">
            <text:p>0.1334336021</text:p>
          </table:table-cell>
          <table:table-cell table:formula="of:=[.G364]-[.H364]" office:value-type="float" office:value="0.672485734904172" calcext:value-type="float">
            <text:p>0.6724857349</text:p>
          </table:table-cell>
          <table:table-cell table:formula="of:=([.A364]-(([.B364]+[.D364])/2))^2" office:value-type="float" office:value="0.0708742752158056" calcext:value-type="float">
            <text:p>0.0708742752</text:p>
          </table:table-cell>
          <table:table-cell table:formula="of:=([.A364]-100.04)^2" office:value-type="float" office:value="10.8900000000001" calcext:value-type="float">
            <text:p>10.89</text:p>
          </table:table-cell>
        </table:table-row>
        <table:table-row table:style-name="ro1">
          <table:table-cell office:value-type="float" office:value="96.83" calcext:value-type="float">
            <text:p>96.83</text:p>
          </table:table-cell>
          <table:table-cell office:value-type="float" office:value="106.672470092773" calcext:value-type="float">
            <text:p>106.6724700928</text:p>
          </table:table-cell>
          <table:table-cell office:value-type="float" office:value="96.83" calcext:value-type="float">
            <text:p>96.83</text:p>
          </table:table-cell>
          <table:table-cell office:value-type="float" office:value="105.755310058594" calcext:value-type="float">
            <text:p>105.7553100586</text:p>
          </table:table-cell>
          <table:table-cell/>
          <table:table-cell table:formula="of:=[.A365]-[.C365]" office:value-type="float" office:value="0" calcext:value-type="float">
            <text:p>0</text:p>
          </table:table-cell>
          <table:table-cell table:formula="of:=([.A365]-[.B365])^2" office:value-type="float" office:value="96.8742175271396" calcext:value-type="float">
            <text:p>96.8742175271</text:p>
          </table:table-cell>
          <table:table-cell table:formula="of:=([.C365]-[.D365])^2" office:value-type="float" office:value="79.6611596420348" calcext:value-type="float">
            <text:p>79.661159642</text:p>
          </table:table-cell>
          <table:table-cell table:formula="of:=[.G365]-[.H365]" office:value-type="float" office:value="17.2130578851048" calcext:value-type="float">
            <text:p>17.2130578851</text:p>
          </table:table-cell>
          <table:table-cell table:formula="of:=([.A365]-(([.B365]+[.D365])/2))^2" office:value-type="float" office:value="88.0573929525131" calcext:value-type="float">
            <text:p>88.0573929525</text:p>
          </table:table-cell>
          <table:table-cell table:formula="of:=([.A365]-100.04)^2" office:value-type="float" office:value="10.3041000000001" calcext:value-type="float">
            <text:p>10.3041</text:p>
          </table:table-cell>
        </table:table-row>
        <table:table-row table:style-name="ro1">
          <table:table-cell office:value-type="float" office:value="96.87" calcext:value-type="float">
            <text:p>96.87</text:p>
          </table:table-cell>
          <table:table-cell office:value-type="float" office:value="93.1130218505859" calcext:value-type="float">
            <text:p>93.1130218506</text:p>
          </table:table-cell>
          <table:table-cell office:value-type="float" office:value="96.87" calcext:value-type="float">
            <text:p>96.87</text:p>
          </table:table-cell>
          <table:table-cell office:value-type="float" office:value="97.9541015625" calcext:value-type="float">
            <text:p>97.9541015625</text:p>
          </table:table-cell>
          <table:table-cell/>
          <table:table-cell table:formula="of:=[.A366]-[.C366]" office:value-type="float" office:value="0" calcext:value-type="float">
            <text:p>0</text:p>
          </table:table-cell>
          <table:table-cell table:formula="of:=([.A366]-[.B366])^2" office:value-type="float" office:value="14.1148848151747" calcext:value-type="float">
            <text:p>14.1148848152</text:p>
          </table:table-cell>
          <table:table-cell table:formula="of:=([.C366]-[.D366])^2" office:value-type="float" office:value="1.17527619781493" calcext:value-type="float">
            <text:p>1.1752761978</text:p>
          </table:table-cell>
          <table:table-cell table:formula="of:=[.G366]-[.H366]" office:value-type="float" office:value="12.9396086173598" calcext:value-type="float">
            <text:p>12.9396086174</text:p>
          </table:table-cell>
          <table:table-cell table:formula="of:=([.A366]-(([.B366]+[.D366])/2))^2" office:value-type="float" office:value="1.78606731221835" calcext:value-type="float">
            <text:p>1.7860673122</text:p>
          </table:table-cell>
          <table:table-cell table:formula="of:=([.A366]-100.04)^2" office:value-type="float" office:value="10.0489" calcext:value-type="float">
            <text:p>10.0489</text:p>
          </table:table-cell>
        </table:table-row>
        <table:table-row table:style-name="ro1">
          <table:table-cell office:value-type="float" office:value="96.98" calcext:value-type="float">
            <text:p>96.98</text:p>
          </table:table-cell>
          <table:table-cell office:value-type="float" office:value="94.8866882324219" calcext:value-type="float">
            <text:p>94.8866882324</text:p>
          </table:table-cell>
          <table:table-cell office:value-type="float" office:value="96.98" calcext:value-type="float">
            <text:p>96.98</text:p>
          </table:table-cell>
          <table:table-cell office:value-type="float" office:value="96.4174346923828" calcext:value-type="float">
            <text:p>96.4174346924</text:p>
          </table:table-cell>
          <table:table-cell/>
          <table:table-cell table:formula="of:=[.A367]-[.C367]" office:value-type="float" office:value="0" calcext:value-type="float">
            <text:p>0</text:p>
          </table:table-cell>
          <table:table-cell table:formula="of:=([.A367]-[.B367])^2" office:value-type="float" office:value="4.38195415628107" calcext:value-type="float">
            <text:p>4.3819541563</text:p>
          </table:table-cell>
          <table:table-cell table:formula="of:=([.C367]-[.D367])^2" office:value-type="float" office:value="0.316479725334425" calcext:value-type="float">
            <text:p>0.3164797253</text:p>
          </table:table-cell>
          <table:table-cell table:formula="of:=[.G367]-[.H367]" office:value-type="float" office:value="4.06547443094665" calcext:value-type="float">
            <text:p>4.0654744309</text:p>
          </table:table-cell>
          <table:table-cell table:formula="of:=([.A367]-(([.B367]+[.D367])/2))^2" office:value-type="float" office:value="1.76342075963701" calcext:value-type="float">
            <text:p>1.7634207596</text:p>
          </table:table-cell>
          <table:table-cell table:formula="of:=([.A367]-100.04)^2" office:value-type="float" office:value="9.36360000000001" calcext:value-type="float">
            <text:p>9.3636</text:p>
          </table:table-cell>
        </table:table-row>
        <table:table-row table:style-name="ro1">
          <table:table-cell office:value-type="float" office:value="97.0033333333333" calcext:value-type="float">
            <text:p>97.0033333333</text:p>
          </table:table-cell>
          <table:table-cell office:value-type="float" office:value="95.6248397827148" calcext:value-type="float">
            <text:p>95.6248397827</text:p>
          </table:table-cell>
          <table:table-cell office:value-type="float" office:value="97.0033333333333" calcext:value-type="float">
            <text:p>97.0033333333</text:p>
          </table:table-cell>
          <table:table-cell office:value-type="float" office:value="94.682746887207" calcext:value-type="float">
            <text:p>94.6827468872</text:p>
          </table:table-cell>
          <table:table-cell/>
          <table:table-cell table:formula="of:=[.A368]-[.C368]" office:value-type="float" office:value="0" calcext:value-type="float">
            <text:p>0</text:p>
          </table:table-cell>
          <table:table-cell table:formula="of:=([.A368]-[.B368])^2" office:value-type="float" office:value="1.90024446909676" calcext:value-type="float">
            <text:p>1.9002444691</text:p>
          </table:table-cell>
          <table:table-cell table:formula="of:=([.C368]-[.D368])^2" office:value-type="float" office:value="5.38512145394509" calcext:value-type="float">
            <text:p>5.3851214539</text:p>
          </table:table-cell>
          <table:table-cell table:formula="of:=[.G368]-[.H368]" office:value-type="float" office:value="-3.48487698484832" calcext:value-type="float">
            <text:p>-3.4848769848</text:p>
          </table:table-cell>
          <table:table-cell table:formula="of:=([.A368]-(([.B368]+[.D368])/2))^2" office:value-type="float" office:value="3.42079820557935" calcext:value-type="float">
            <text:p>3.4207982056</text:p>
          </table:table-cell>
          <table:table-cell table:formula="of:=([.A368]-100.04)^2" office:value-type="float" office:value="9.2213444444445" calcext:value-type="float">
            <text:p>9.2213444444</text:p>
          </table:table-cell>
        </table:table-row>
        <table:table-row table:style-name="ro1">
          <table:table-cell office:value-type="float" office:value="97.07" calcext:value-type="float">
            <text:p>97.07</text:p>
          </table:table-cell>
          <table:table-cell office:value-type="float" office:value="103.377853393555" calcext:value-type="float">
            <text:p>103.3778533936</text:p>
          </table:table-cell>
          <table:table-cell office:value-type="float" office:value="97.07" calcext:value-type="float">
            <text:p>97.07</text:p>
          </table:table-cell>
          <table:table-cell office:value-type="float" office:value="103.390396118164" calcext:value-type="float">
            <text:p>103.3903961182</text:p>
          </table:table-cell>
          <table:table-cell/>
          <table:table-cell table:formula="of:=[.A369]-[.C369]" office:value-type="float" office:value="0" calcext:value-type="float">
            <text:p>0</text:p>
          </table:table-cell>
          <table:table-cell table:formula="of:=([.A369]-[.B369])^2" office:value-type="float" office:value="39.7890144345795" calcext:value-type="float">
            <text:p>39.7890144346</text:p>
          </table:table-cell>
          <table:table-cell table:formula="of:=([.C369]-[.D369])^2" office:value-type="float" office:value="39.9474070905034" calcext:value-type="float">
            <text:p>39.9474070905</text:p>
          </table:table-cell>
          <table:table-cell table:formula="of:=[.G369]-[.H369]" office:value-type="float" office:value="-0.158392655923969" calcext:value-type="float">
            <text:p>-0.1583926559</text:p>
          </table:table-cell>
          <table:table-cell table:formula="of:=([.A369]-(([.B369]+[.D369])/2))^2" office:value-type="float" office:value="39.8681714325563" calcext:value-type="float">
            <text:p>39.8681714326</text:p>
          </table:table-cell>
          <table:table-cell table:formula="of:=([.A369]-100.04)^2" office:value-type="float" office:value="8.82090000000008" calcext:value-type="float">
            <text:p>8.8209</text:p>
          </table:table-cell>
        </table:table-row>
        <table:table-row table:style-name="ro1">
          <table:table-cell office:value-type="float" office:value="97.19" calcext:value-type="float">
            <text:p>97.19</text:p>
          </table:table-cell>
          <table:table-cell office:value-type="float" office:value="103.898849487305" calcext:value-type="float">
            <text:p>103.8988494873</text:p>
          </table:table-cell>
          <table:table-cell office:value-type="float" office:value="97.19" calcext:value-type="float">
            <text:p>97.19</text:p>
          </table:table-cell>
          <table:table-cell office:value-type="float" office:value="103.301147460938" calcext:value-type="float">
            <text:p>103.3011474609</text:p>
          </table:table-cell>
          <table:table-cell/>
          <table:table-cell table:formula="of:=[.A370]-[.C370]" office:value-type="float" office:value="0" calcext:value-type="float">
            <text:p>0</text:p>
          </table:table-cell>
          <table:table-cell table:formula="of:=([.A370]-[.B370])^2" office:value-type="float" office:value="45.0086614433084" calcext:value-type="float">
            <text:p>45.0086614433</text:p>
          </table:table-cell>
          <table:table-cell table:formula="of:=([.C370]-[.D370])^2" office:value-type="float" office:value="37.3461232893229" calcext:value-type="float">
            <text:p>37.3461232893</text:p>
          </table:table-cell>
          <table:table-cell table:formula="of:=[.G370]-[.H370]" office:value-type="float" office:value="7.66253815398552" calcext:value-type="float">
            <text:p>7.662538154</text:p>
          </table:table-cell>
          <table:table-cell table:formula="of:=([.A370]-(([.B370]+[.D370])/2))^2" office:value-type="float" office:value="41.0880804382348" calcext:value-type="float">
            <text:p>41.0880804382</text:p>
          </table:table-cell>
          <table:table-cell table:formula="of:=([.A370]-100.04)^2" office:value-type="float" office:value="8.12250000000005" calcext:value-type="float">
            <text:p>8.1225</text:p>
          </table:table-cell>
        </table:table-row>
        <table:table-row table:style-name="ro1">
          <table:table-cell office:value-type="float" office:value="97.26" calcext:value-type="float">
            <text:p>97.26</text:p>
          </table:table-cell>
          <table:table-cell office:value-type="float" office:value="94.0533752441406" calcext:value-type="float">
            <text:p>94.0533752441</text:p>
          </table:table-cell>
          <table:table-cell office:value-type="float" office:value="97.26" calcext:value-type="float">
            <text:p>97.26</text:p>
          </table:table-cell>
          <table:table-cell office:value-type="float" office:value="94.5033416748047" calcext:value-type="float">
            <text:p>94.5033416748</text:p>
          </table:table-cell>
          <table:table-cell/>
          <table:table-cell table:formula="of:=[.A371]-[.C371]" office:value-type="float" office:value="0" calcext:value-type="float">
            <text:p>0</text:p>
          </table:table-cell>
          <table:table-cell table:formula="of:=([.A371]-[.B371])^2" office:value-type="float" office:value="10.2824423248902" calcext:value-type="float">
            <text:p>10.2824423249</text:p>
          </table:table-cell>
          <table:table-cell table:formula="of:=([.C371]-[.D371])^2" office:value-type="float" office:value="7.59916512186865" calcext:value-type="float">
            <text:p>7.5991651219</text:p>
          </table:table-cell>
          <table:table-cell table:formula="of:=[.G371]-[.H371]" office:value-type="float" office:value="2.68327720302158" calcext:value-type="float">
            <text:p>2.683277203</text:p>
          </table:table-cell>
          <table:table-cell table:formula="of:=([.A371]-(([.B371]+[.D371])/2))^2" office:value-type="float" office:value="8.8901862761983" calcext:value-type="float">
            <text:p>8.8901862762</text:p>
          </table:table-cell>
          <table:table-cell table:formula="of:=([.A371]-100.04)^2" office:value-type="float" office:value="7.72840000000001" calcext:value-type="float">
            <text:p>7.7284</text:p>
          </table:table-cell>
        </table:table-row>
        <table:table-row table:style-name="ro1">
          <table:table-cell office:value-type="float" office:value="97.29" calcext:value-type="float">
            <text:p>97.29</text:p>
          </table:table-cell>
          <table:table-cell office:value-type="float" office:value="94.6893539428711" calcext:value-type="float">
            <text:p>94.6893539429</text:p>
          </table:table-cell>
          <table:table-cell office:value-type="float" office:value="97.29" calcext:value-type="float">
            <text:p>97.29</text:p>
          </table:table-cell>
          <table:table-cell office:value-type="float" office:value="93.2575607299805" calcext:value-type="float">
            <text:p>93.25756073</text:p>
          </table:table-cell>
          <table:table-cell/>
          <table:table-cell table:formula="of:=[.A372]-[.C372]" office:value-type="float" office:value="0" calcext:value-type="float">
            <text:p>0</text:p>
          </table:table-cell>
          <table:table-cell table:formula="of:=([.A372]-[.B372])^2" office:value-type="float" office:value="6.76335991446016" calcext:value-type="float">
            <text:p>6.7633599145</text:p>
          </table:table-cell>
          <table:table-cell table:formula="of:=([.C372]-[.D372])^2" office:value-type="float" office:value="16.2605664663957" calcext:value-type="float">
            <text:p>16.2605664664</text:p>
          </table:table-cell>
          <table:table-cell table:formula="of:=[.G372]-[.H372]" office:value-type="float" office:value="-9.49720655193554" calcext:value-type="float">
            <text:p>-9.4972065519</text:p>
          </table:table-cell>
          <table:table-cell table:formula="of:=([.A372]-(([.B372]+[.D372])/2))^2" office:value-type="float" office:value="10.999455239308" calcext:value-type="float">
            <text:p>10.9994552393</text:p>
          </table:table-cell>
          <table:table-cell table:formula="of:=([.A372]-100.04)^2" office:value-type="float" office:value="7.5625" calcext:value-type="float">
            <text:p>7.5625</text:p>
          </table:table-cell>
        </table:table-row>
        <table:table-row table:style-name="ro1">
          <table:table-cell office:value-type="float" office:value="97.36" calcext:value-type="float">
            <text:p>97.36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97.36" calcext:value-type="float">
            <text:p>97.36</text:p>
          </table:table-cell>
          <table:table-cell office:value-type="float" office:value="93.9950942993164" calcext:value-type="float">
            <text:p>93.9950942993</text:p>
          </table:table-cell>
          <table:table-cell/>
          <table:table-cell table:formula="of:=[.A373]-[.C373]" office:value-type="float" office:value="0" calcext:value-type="float">
            <text:p>0</text:p>
          </table:table-cell>
          <table:table-cell table:formula="of:=([.A373]-[.B373])^2" office:value-type="float" office:value="8.30655796766318" calcext:value-type="float">
            <text:p>8.3065579677</text:p>
          </table:table-cell>
          <table:table-cell table:formula="of:=([.C373]-[.D373])^2" office:value-type="float" office:value="11.3225903744929" calcext:value-type="float">
            <text:p>11.3225903745</text:p>
          </table:table-cell>
          <table:table-cell table:formula="of:=[.G373]-[.H373]" office:value-type="float" office:value="-3.01603240682976" calcext:value-type="float">
            <text:p>-3.0160324068</text:p>
          </table:table-cell>
          <table:table-cell table:formula="of:=([.A373]-(([.B373]+[.D373])/2))^2" office:value-type="float" office:value="9.75630124539232" calcext:value-type="float">
            <text:p>9.7563012454</text:p>
          </table:table-cell>
          <table:table-cell table:formula="of:=([.A373]-100.04)^2" office:value-type="float" office:value="7.18240000000004" calcext:value-type="float">
            <text:p>7.1824</text:p>
          </table:table-cell>
        </table:table-row>
        <table:table-row table:style-name="ro1">
          <table:table-cell office:value-type="float" office:value="97.36" calcext:value-type="float">
            <text:p>97.36</text:p>
          </table:table-cell>
          <table:table-cell office:value-type="float" office:value="93.3563919067383" calcext:value-type="float">
            <text:p>93.3563919067</text:p>
          </table:table-cell>
          <table:table-cell office:value-type="float" office:value="97.36" calcext:value-type="float">
            <text:p>97.36</text:p>
          </table:table-cell>
          <table:table-cell office:value-type="float" office:value="92.4344863891602" calcext:value-type="float">
            <text:p>92.4344863892</text:p>
          </table:table-cell>
          <table:table-cell/>
          <table:table-cell table:formula="of:=[.A374]-[.C374]" office:value-type="float" office:value="0" calcext:value-type="float">
            <text:p>0</text:p>
          </table:table-cell>
          <table:table-cell table:formula="of:=([.A374]-[.B374])^2" office:value-type="float" office:value="16.0288777644307" calcext:value-type="float">
            <text:p>16.0288777644</text:p>
          </table:table-cell>
          <table:table-cell table:formula="of:=([.C374]-[.D374])^2" office:value-type="float" office:value="24.2606843305686" calcext:value-type="float">
            <text:p>24.2606843306</text:p>
          </table:table-cell>
          <table:table-cell table:formula="of:=[.G374]-[.H374]" office:value-type="float" office:value="-8.23180656613782" calcext:value-type="float">
            <text:p>-8.2318065661</text:p>
          </table:table-cell>
          <table:table-cell table:formula="of:=([.A374]-(([.B374]+[.D374])/2))^2" office:value-type="float" office:value="19.9323036016644" calcext:value-type="float">
            <text:p>19.9323036017</text:p>
          </table:table-cell>
          <table:table-cell table:formula="of:=([.A374]-100.04)^2" office:value-type="float" office:value="7.18240000000004" calcext:value-type="float">
            <text:p>7.1824</text:p>
          </table:table-cell>
        </table:table-row>
        <table:table-row table:style-name="ro1">
          <table:table-cell office:value-type="float" office:value="97.37" calcext:value-type="float">
            <text:p>97.37</text:p>
          </table:table-cell>
          <table:table-cell office:value-type="float" office:value="94.4613037109375" calcext:value-type="float">
            <text:p>94.4613037109</text:p>
          </table:table-cell>
          <table:table-cell office:value-type="float" office:value="97.37" calcext:value-type="float">
            <text:p>97.37</text:p>
          </table:table-cell>
          <table:table-cell office:value-type="float" office:value="97.4475326538086" calcext:value-type="float">
            <text:p>97.4475326538</text:p>
          </table:table-cell>
          <table:table-cell/>
          <table:table-cell table:formula="of:=[.A375]-[.C375]" office:value-type="float" office:value="0" calcext:value-type="float">
            <text:p>0</text:p>
          </table:table-cell>
          <table:table-cell table:formula="of:=([.A375]-[.B375])^2" office:value-type="float" office:value="8.46051410200599" calcext:value-type="float">
            <text:p>8.460514102</text:p>
          </table:table-cell>
          <table:table-cell table:formula="of:=([.C375]-[.D375])^2" office:value-type="float" office:value="0.00601131240660254" calcext:value-type="float">
            <text:p>0.0060113124</text:p>
          </table:table-cell>
          <table:table-cell table:formula="of:=[.G375]-[.H375]" office:value-type="float" office:value="8.45450278959938" calcext:value-type="float">
            <text:p>8.4545027896</text:p>
          </table:table-cell>
          <table:table-cell table:formula="of:=([.A375]-(([.B375]+[.D375])/2))^2" office:value-type="float" office:value="2.00387188239604" calcext:value-type="float">
            <text:p>2.0038718824</text:p>
          </table:table-cell>
          <table:table-cell table:formula="of:=([.A375]-100.04)^2" office:value-type="float" office:value="7.12890000000001" calcext:value-type="float">
            <text:p>7.1289</text:p>
          </table:table-cell>
        </table:table-row>
        <table:table-row table:style-name="ro1">
          <table:table-cell office:value-type="float" office:value="97.47" calcext:value-type="float">
            <text:p>97.47</text:p>
          </table:table-cell>
          <table:table-cell office:value-type="float" office:value="94.3329391479492" calcext:value-type="float">
            <text:p>94.3329391479</text:p>
          </table:table-cell>
          <table:table-cell office:value-type="float" office:value="97.47" calcext:value-type="float">
            <text:p>97.47</text:p>
          </table:table-cell>
          <table:table-cell office:value-type="float" office:value="98.3570861816406" calcext:value-type="float">
            <text:p>98.3570861816</text:p>
          </table:table-cell>
          <table:table-cell/>
          <table:table-cell table:formula="of:=[.A376]-[.C376]" office:value-type="float" office:value="0" calcext:value-type="float">
            <text:p>0</text:p>
          </table:table-cell>
          <table:table-cell table:formula="of:=([.A376]-[.B376])^2" office:value-type="float" office:value="9.84115078946957" calcext:value-type="float">
            <text:p>9.8411507895</text:p>
          </table:table-cell>
          <table:table-cell table:formula="of:=([.C376]-[.D376])^2" office:value-type="float" office:value="0.786921893657746" calcext:value-type="float">
            <text:p>0.7869218937</text:p>
          </table:table-cell>
          <table:table-cell table:formula="of:=[.G376]-[.H376]" office:value-type="float" office:value="9.05422889581182" calcext:value-type="float">
            <text:p>9.0542288958</text:p>
          </table:table-cell>
          <table:table-cell table:formula="of:=([.A376]-(([.B376]+[.D376])/2))^2" office:value-type="float" office:value="1.26559650437182" calcext:value-type="float">
            <text:p>1.2655965044</text:p>
          </table:table-cell>
          <table:table-cell table:formula="of:=([.A376]-100.04)^2" office:value-type="float" office:value="6.60490000000004" calcext:value-type="float">
            <text:p>6.6049</text:p>
          </table:table-cell>
        </table:table-row>
        <table:table-row table:style-name="ro1">
          <table:table-cell office:value-type="float" office:value="97.55" calcext:value-type="float">
            <text:p>97.55</text:p>
          </table:table-cell>
          <table:table-cell office:value-type="float" office:value="96.3132171630859" calcext:value-type="float">
            <text:p>96.3132171631</text:p>
          </table:table-cell>
          <table:table-cell office:value-type="float" office:value="97.55" calcext:value-type="float">
            <text:p>97.55</text:p>
          </table:table-cell>
          <table:table-cell office:value-type="float" office:value="99.5410842895508" calcext:value-type="float">
            <text:p>99.5410842896</text:p>
          </table:table-cell>
          <table:table-cell/>
          <table:table-cell table:formula="of:=[.A377]-[.C377]" office:value-type="float" office:value="0" calcext:value-type="float">
            <text:p>0</text:p>
          </table:table-cell>
          <table:table-cell table:formula="of:=([.A377]-[.B377])^2" office:value-type="float" office:value="1.52963178568519" calcext:value-type="float">
            <text:p>1.5296317857</text:p>
          </table:table-cell>
          <table:table-cell table:formula="of:=([.C377]-[.D377])^2" office:value-type="float" office:value="3.96441664809595" calcext:value-type="float">
            <text:p>3.9644166481</text:p>
          </table:table-cell>
          <table:table-cell table:formula="of:=[.G377]-[.H377]" office:value-type="float" office:value="-2.43478486241076" calcext:value-type="float">
            <text:p>-2.4347848624</text:p>
          </table:table-cell>
          <table:table-cell table:formula="of:=([.A377]-(([.B377]+[.D377])/2))^2" office:value-type="float" office:value="0.142242670362468" calcext:value-type="float">
            <text:p>0.1422426704</text:p>
          </table:table-cell>
          <table:table-cell table:formula="of:=([.A377]-100.04)^2" office:value-type="float" office:value="6.20010000000005" calcext:value-type="float">
            <text:p>6.2001</text:p>
          </table:table-cell>
        </table:table-row>
        <table:table-row table:style-name="ro1">
          <table:table-cell office:value-type="float" office:value="97.72" calcext:value-type="float">
            <text:p>97.72</text:p>
          </table:table-cell>
          <table:table-cell office:value-type="float" office:value="94.0101165771484" calcext:value-type="float">
            <text:p>94.0101165771</text:p>
          </table:table-cell>
          <table:table-cell office:value-type="float" office:value="97.72" calcext:value-type="float">
            <text:p>97.72</text:p>
          </table:table-cell>
          <table:table-cell office:value-type="float" office:value="99.1574020385742" calcext:value-type="float">
            <text:p>99.1574020386</text:p>
          </table:table-cell>
          <table:table-cell/>
          <table:table-cell table:formula="of:=[.A378]-[.C378]" office:value-type="float" office:value="0" calcext:value-type="float">
            <text:p>0</text:p>
          </table:table-cell>
          <table:table-cell table:formula="of:=([.A378]-[.B378])^2" office:value-type="float" office:value="13.7632350111488" calcext:value-type="float">
            <text:p>13.7632350111</text:p>
          </table:table-cell>
          <table:table-cell table:formula="of:=([.C378]-[.D378])^2" office:value-type="float" office:value="2.06612462049732" calcext:value-type="float">
            <text:p>2.0661246205</text:p>
          </table:table-cell>
          <table:table-cell table:formula="of:=[.G378]-[.H378]" office:value-type="float" office:value="11.6971103906515" calcext:value-type="float">
            <text:p>11.6971103907</text:p>
          </table:table-cell>
          <table:table-cell table:formula="of:=([.A378]-(([.B378]+[.D378])/2))^2" office:value-type="float" office:value="1.29104291047177" calcext:value-type="float">
            <text:p>1.2910429105</text:p>
          </table:table-cell>
          <table:table-cell table:formula="of:=([.A378]-100.04)^2" office:value-type="float" office:value="5.38240000000003" calcext:value-type="float">
            <text:p>5.3824</text:p>
          </table:table-cell>
        </table:table-row>
        <table:table-row table:style-name="ro1">
          <table:table-cell office:value-type="float" office:value="97.74" calcext:value-type="float">
            <text:p>97.74</text:p>
          </table:table-cell>
          <table:table-cell office:value-type="float" office:value="102.358749389648" calcext:value-type="float">
            <text:p>102.3587493896</text:p>
          </table:table-cell>
          <table:table-cell office:value-type="float" office:value="97.74" calcext:value-type="float">
            <text:p>97.74</text:p>
          </table:table-cell>
          <table:table-cell office:value-type="float" office:value="104.150230407715" calcext:value-type="float">
            <text:p>104.1502304077</text:p>
          </table:table-cell>
          <table:table-cell/>
          <table:table-cell table:formula="of:=[.A379]-[.C379]" office:value-type="float" office:value="0" calcext:value-type="float">
            <text:p>0</text:p>
          </table:table-cell>
          <table:table-cell table:formula="of:=([.A379]-[.B379])^2" office:value-type="float" office:value="21.3328459243779" calcext:value-type="float">
            <text:p>21.3328459244</text:p>
          </table:table-cell>
          <table:table-cell table:formula="of:=([.C379]-[.D379])^2" office:value-type="float" office:value="41.0910538799921" calcext:value-type="float">
            <text:p>41.09105388</text:p>
          </table:table-cell>
          <table:table-cell table:formula="of:=[.G379]-[.H379]" office:value-type="float" office:value="-19.7582079556142" calcext:value-type="float">
            <text:p>-19.7582079556</text:p>
          </table:table-cell>
          <table:table-cell table:formula="of:=([.A379]-(([.B379]+[.D379])/2))^2" office:value-type="float" office:value="30.4095988426619" calcext:value-type="float">
            <text:p>30.4095988427</text:p>
          </table:table-cell>
          <table:table-cell table:formula="of:=([.A379]-100.04)^2" office:value-type="float" office:value="5.29000000000005" calcext:value-type="float">
            <text:p>5.29</text:p>
          </table:table-cell>
        </table:table-row>
        <table:table-row table:style-name="ro1">
          <table:table-cell office:value-type="float" office:value="97.84" calcext:value-type="float">
            <text:p>97.84</text:p>
          </table:table-cell>
          <table:table-cell office:value-type="float" office:value="94.3632354736328" calcext:value-type="float">
            <text:p>94.3632354736</text:p>
          </table:table-cell>
          <table:table-cell office:value-type="float" office:value="97.84" calcext:value-type="float">
            <text:p>97.84</text:p>
          </table:table-cell>
          <table:table-cell office:value-type="float" office:value="95.9550094604492" calcext:value-type="float">
            <text:p>95.9550094604</text:p>
          </table:table-cell>
          <table:table-cell/>
          <table:table-cell table:formula="of:=[.A380]-[.C380]" office:value-type="float" office:value="0" calcext:value-type="float">
            <text:p>0</text:p>
          </table:table-cell>
          <table:table-cell table:formula="of:=([.A380]-[.B380])^2" office:value-type="float" office:value="12.0878915718053" calcext:value-type="float">
            <text:p>12.0878915718</text:p>
          </table:table-cell>
          <table:table-cell table:formula="of:=([.C380]-[.D380])^2" office:value-type="float" office:value="3.55318933419596" calcext:value-type="float">
            <text:p>3.5531893342</text:p>
          </table:table-cell>
          <table:table-cell table:formula="of:=[.G380]-[.H380]" office:value-type="float" office:value="8.53470223760932" calcext:value-type="float">
            <text:p>8.5347022376</text:p>
          </table:table-cell>
          <table:table-cell table:formula="of:=([.A380]-(([.B380]+[.D380])/2))^2" office:value-type="float" office:value="7.18710434672427" calcext:value-type="float">
            <text:p>7.1871043467</text:p>
          </table:table-cell>
          <table:table-cell table:formula="of:=([.A380]-100.04)^2" office:value-type="float" office:value="4.84000000000001" calcext:value-type="float">
            <text:p>4.84</text:p>
          </table:table-cell>
        </table:table-row>
        <table:table-row table:style-name="ro1">
          <table:table-cell office:value-type="float" office:value="97.85" calcext:value-type="float">
            <text:p>97.85</text:p>
          </table:table-cell>
          <table:table-cell office:value-type="float" office:value="102.140533447266" calcext:value-type="float">
            <text:p>102.1405334473</text:p>
          </table:table-cell>
          <table:table-cell office:value-type="float" office:value="97.85" calcext:value-type="float">
            <text:p>97.85</text:p>
          </table:table-cell>
          <table:table-cell office:value-type="float" office:value="106.565322875977" calcext:value-type="float">
            <text:p>106.565322876</text:p>
          </table:table-cell>
          <table:table-cell/>
          <table:table-cell table:formula="of:=[.A381]-[.C381]" office:value-type="float" office:value="0" calcext:value-type="float">
            <text:p>0</text:p>
          </table:table-cell>
          <table:table-cell table:formula="of:=([.A381]-[.B381])^2" office:value-type="float" office:value="18.4086772621051" calcext:value-type="float">
            <text:p>18.4086772621</text:p>
          </table:table-cell>
          <table:table-cell table:formula="of:=([.C381]-[.D381])^2" office:value-type="float" office:value="75.9568528325205" calcext:value-type="float">
            <text:p>75.9568528325</text:p>
          </table:table-cell>
          <table:table-cell table:formula="of:=[.G381]-[.H381]" office:value-type="float" office:value="-57.5481755704154" calcext:value-type="float">
            <text:p>-57.5481755704</text:p>
          </table:table-cell>
          <table:table-cell table:formula="of:=([.A381]-(([.B381]+[.D381])/2))^2" office:value-type="float" office:value="42.2880746752048" calcext:value-type="float">
            <text:p>42.2880746752</text:p>
          </table:table-cell>
          <table:table-cell table:formula="of:=([.A381]-100.04)^2" office:value-type="float" office:value="4.79610000000005" calcext:value-type="float">
            <text:p>4.7961</text:p>
          </table:table-cell>
        </table:table-row>
        <table:table-row table:style-name="ro1">
          <table:table-cell office:value-type="float" office:value="97.86" calcext:value-type="float">
            <text:p>97.86</text:p>
          </table:table-cell>
          <table:table-cell office:value-type="float" office:value="94.2745895385742" calcext:value-type="float">
            <text:p>94.2745895386</text:p>
          </table:table-cell>
          <table:table-cell office:value-type="float" office:value="97.86" calcext:value-type="float">
            <text:p>97.86</text:p>
          </table:table-cell>
          <table:table-cell office:value-type="float" office:value="101.761909484863" calcext:value-type="float">
            <text:p>101.7619094849</text:p>
          </table:table-cell>
          <table:table-cell/>
          <table:table-cell table:formula="of:=[.A382]-[.C382]" office:value-type="float" office:value="0" calcext:value-type="float">
            <text:p>0</text:p>
          </table:table-cell>
          <table:table-cell table:formula="of:=([.A382]-[.B382])^2" office:value-type="float" office:value="12.8551681769014" calcext:value-type="float">
            <text:p>12.8551681769</text:p>
          </table:table-cell>
          <table:table-cell table:formula="of:=([.C382]-[.D382])^2" office:value-type="float" office:value="15.224897628066" calcext:value-type="float">
            <text:p>15.2248976281</text:p>
          </table:table-cell>
          <table:table-cell table:formula="of:=[.G382]-[.H382]" office:value-type="float" office:value="-2.36972945116461" calcext:value-type="float">
            <text:p>-2.3697294512</text:p>
          </table:table-cell>
          <table:table-cell table:formula="of:=([.A382]-(([.B382]+[.D382])/2))^2" office:value-type="float" office:value="0.025042907959223" calcext:value-type="float">
            <text:p>0.025042908</text:p>
          </table:table-cell>
          <table:table-cell table:formula="of:=([.A382]-100.04)^2" office:value-type="float" office:value="4.75240000000003" calcext:value-type="float">
            <text:p>4.7524</text:p>
          </table:table-cell>
        </table:table-row>
        <table:table-row table:style-name="ro1">
          <table:table-cell office:value-type="float" office:value="97.95" calcext:value-type="float">
            <text:p>97.95</text:p>
          </table:table-cell>
          <table:table-cell office:value-type="float" office:value="103.48998260498" calcext:value-type="float">
            <text:p>103.489982605</text:p>
          </table:table-cell>
          <table:table-cell office:value-type="float" office:value="97.95" calcext:value-type="float">
            <text:p>97.95</text:p>
          </table:table-cell>
          <table:table-cell office:value-type="float" office:value="105.117706298828" calcext:value-type="float">
            <text:p>105.1177062988</text:p>
          </table:table-cell>
          <table:table-cell/>
          <table:table-cell table:formula="of:=[.A383]-[.C383]" office:value-type="float" office:value="0" calcext:value-type="float">
            <text:p>0</text:p>
          </table:table-cell>
          <table:table-cell table:formula="of:=([.A383]-[.B383])^2" office:value-type="float" office:value="30.6914072634861" calcext:value-type="float">
            <text:p>30.6914072635</text:p>
          </table:table-cell>
          <table:table-cell table:formula="of:=([.C383]-[.D383])^2" office:value-type="float" office:value="51.3760135862603" calcext:value-type="float">
            <text:p>51.3760135863</text:p>
          </table:table-cell>
          <table:table-cell table:formula="of:=[.G383]-[.H383]" office:value-type="float" office:value="-20.6846063227742" calcext:value-type="float">
            <text:p>-20.6846063228</text:p>
          </table:table-cell>
          <table:table-cell table:formula="of:=([.A383]-(([.B383]+[.D383])/2))^2" office:value-type="float" office:value="40.371339318995" calcext:value-type="float">
            <text:p>40.371339319</text:p>
          </table:table-cell>
          <table:table-cell table:formula="of:=([.A383]-100.04)^2" office:value-type="float" office:value="4.36810000000001" calcext:value-type="float">
            <text:p>4.3681</text:p>
          </table:table-cell>
        </table:table-row>
        <table:table-row table:style-name="ro1">
          <table:table-cell office:value-type="float" office:value="97.99" calcext:value-type="float">
            <text:p>97.99</text:p>
          </table:table-cell>
          <table:table-cell office:value-type="float" office:value="93.5602722167969" calcext:value-type="float">
            <text:p>93.5602722168</text:p>
          </table:table-cell>
          <table:table-cell office:value-type="float" office:value="97.99" calcext:value-type="float">
            <text:p>97.99</text:p>
          </table:table-cell>
          <table:table-cell office:value-type="float" office:value="92.8535308837891" calcext:value-type="float">
            <text:p>92.8535308838</text:p>
          </table:table-cell>
          <table:table-cell/>
          <table:table-cell table:formula="of:=[.A384]-[.C384]" office:value-type="float" office:value="0" calcext:value-type="float">
            <text:p>0</text:p>
          </table:table-cell>
          <table:table-cell table:formula="of:=([.A384]-[.B384])^2" office:value-type="float" office:value="19.6224882332816" calcext:value-type="float">
            <text:p>19.6224882333</text:p>
          </table:table-cell>
          <table:table-cell table:formula="of:=([.C384]-[.D384])^2" office:value-type="float" office:value="26.3833149817887" calcext:value-type="float">
            <text:p>26.3833149818</text:p>
          </table:table-cell>
          <table:table-cell table:formula="of:=[.G384]-[.H384]" office:value-type="float" office:value="-6.76082674850709" calcext:value-type="float">
            <text:p>-6.7608267485</text:p>
          </table:table-cell>
          <table:table-cell table:formula="of:=([.A384]-(([.B384]+[.D384])/2))^2" office:value-type="float" office:value="22.8780307795898" calcext:value-type="float">
            <text:p>22.8780307796</text:p>
          </table:table-cell>
          <table:table-cell table:formula="of:=([.A384]-100.04)^2" office:value-type="float" office:value="4.20250000000005" calcext:value-type="float">
            <text:p>4.2025</text:p>
          </table:table-cell>
        </table:table-row>
        <table:table-row table:style-name="ro1">
          <table:table-cell office:value-type="float" office:value="98.01" calcext:value-type="float">
            <text:p>98.01</text:p>
          </table:table-cell>
          <table:table-cell office:value-type="float" office:value="107.44181060791" calcext:value-type="float">
            <text:p>107.4418106079</text:p>
          </table:table-cell>
          <table:table-cell office:value-type="float" office:value="98.01" calcext:value-type="float">
            <text:p>98.01</text:p>
          </table:table-cell>
          <table:table-cell office:value-type="float" office:value="106.312683105469" calcext:value-type="float">
            <text:p>106.3126831055</text:p>
          </table:table-cell>
          <table:table-cell/>
          <table:table-cell table:formula="of:=[.A385]-[.C385]" office:value-type="float" office:value="0" calcext:value-type="float">
            <text:p>0</text:p>
          </table:table-cell>
          <table:table-cell table:formula="of:=([.A385]-[.B385])^2" office:value-type="float" office:value="88.9590513434865" calcext:value-type="float">
            <text:p>88.9590513435</text:p>
          </table:table-cell>
          <table:table-cell table:formula="of:=([.C385]-[.D385])^2" office:value-type="float" office:value="68.9345467498361" calcext:value-type="float">
            <text:p>68.9345467498</text:p>
          </table:table-cell>
          <table:table-cell table:formula="of:=[.G385]-[.H385]" office:value-type="float" office:value="20.0245045936503" calcext:value-type="float">
            <text:p>20.0245045937</text:p>
          </table:table-cell>
          <table:table-cell table:formula="of:=([.A385]-(([.B385]+[.D385])/2))^2" office:value-type="float" office:value="78.6280668174689" calcext:value-type="float">
            <text:p>78.6280668175</text:p>
          </table:table-cell>
          <table:table-cell table:formula="of:=([.A385]-100.04)^2" office:value-type="float" office:value="4.1209" calcext:value-type="float">
            <text:p>4.1209</text:p>
          </table:table-cell>
        </table:table-row>
        <table:table-row table:style-name="ro1">
          <table:table-cell office:value-type="float" office:value="98.01" calcext:value-type="float">
            <text:p>98.01</text:p>
          </table:table-cell>
          <table:table-cell office:value-type="float" office:value="94.4613037109375" calcext:value-type="float">
            <text:p>94.4613037109</text:p>
          </table:table-cell>
          <table:table-cell office:value-type="float" office:value="98.01" calcext:value-type="float">
            <text:p>98.01</text:p>
          </table:table-cell>
          <table:table-cell office:value-type="float" office:value="97.4593811035156" calcext:value-type="float">
            <text:p>97.4593811035</text:p>
          </table:table-cell>
          <table:table-cell/>
          <table:table-cell table:formula="of:=[.A386]-[.C386]" office:value-type="float" office:value="0" calcext:value-type="float">
            <text:p>0</text:p>
          </table:table-cell>
          <table:table-cell table:formula="of:=([.A386]-[.B386])^2" office:value-type="float" office:value="12.593245352006" calcext:value-type="float">
            <text:p>12.593245352</text:p>
          </table:table-cell>
          <table:table-cell table:formula="of:=([.C386]-[.D386])^2" office:value-type="float" office:value="0.303181169165676" calcext:value-type="float">
            <text:p>0.3031811692</text:p>
          </table:table-cell>
          <table:table-cell table:formula="of:=[.G386]-[.H386]" office:value-type="float" office:value="12.2900641828403" calcext:value-type="float">
            <text:p>12.2900641828</text:p>
          </table:table-cell>
          <table:table-cell table:formula="of:=([.A386]-(([.B386]+[.D386])/2))^2" office:value-type="float" office:value="4.20109624761382" calcext:value-type="float">
            <text:p>4.2010962476</text:p>
          </table:table-cell>
          <table:table-cell table:formula="of:=([.A386]-100.04)^2" office:value-type="float" office:value="4.1209" calcext:value-type="float">
            <text:p>4.1209</text:p>
          </table:table-cell>
        </table:table-row>
        <table:table-row table:style-name="ro1">
          <table:table-cell office:value-type="float" office:value="98.12" calcext:value-type="float">
            <text:p>98.12</text:p>
          </table:table-cell>
          <table:table-cell office:value-type="float" office:value="98.0367126464844" calcext:value-type="float">
            <text:p>98.0367126465</text:p>
          </table:table-cell>
          <table:table-cell office:value-type="float" office:value="98.12" calcext:value-type="float">
            <text:p>98.12</text:p>
          </table:table-cell>
          <table:table-cell office:value-type="float" office:value="96.3736419677734" calcext:value-type="float">
            <text:p>96.3736419678</text:p>
          </table:table-cell>
          <table:table-cell/>
          <table:table-cell table:formula="of:=[.A387]-[.C387]" office:value-type="float" office:value="0" calcext:value-type="float">
            <text:p>0</text:p>
          </table:table-cell>
          <table:table-cell table:formula="of:=([.A387]-[.B387])^2" office:value-type="float" office:value="0.00693678325563745" calcext:value-type="float">
            <text:p>0.0069367833</text:p>
          </table:table-cell>
          <table:table-cell table:formula="of:=([.C387]-[.D387])^2" office:value-type="float" office:value="3.04976637672225" calcext:value-type="float">
            <text:p>3.0497663767</text:p>
          </table:table-cell>
          <table:table-cell table:formula="of:=[.G387]-[.H387]" office:value-type="float" office:value="-3.04282959346661" calcext:value-type="float">
            <text:p>-3.0428295935</text:p>
          </table:table-cell>
          <table:table-cell table:formula="of:=([.A387]-(([.B387]+[.D387])/2))^2" office:value-type="float" office:value="0.836900559391928" calcext:value-type="float">
            <text:p>0.8369005594</text:p>
          </table:table-cell>
          <table:table-cell table:formula="of:=([.A387]-100.04)^2" office:value-type="float" office:value="3.68640000000001" calcext:value-type="float">
            <text:p>3.6864</text:p>
          </table:table-cell>
        </table:table-row>
        <table:table-row table:style-name="ro1">
          <table:table-cell office:value-type="float" office:value="98.125" calcext:value-type="float">
            <text:p>98.125</text:p>
          </table:table-cell>
          <table:table-cell office:value-type="float" office:value="93.8515014648437" calcext:value-type="float">
            <text:p>93.8515014648</text:p>
          </table:table-cell>
          <table:table-cell office:value-type="float" office:value="98.125" calcext:value-type="float">
            <text:p>98.125</text:p>
          </table:table-cell>
          <table:table-cell office:value-type="float" office:value="92.5505752563477" calcext:value-type="float">
            <text:p>92.5505752563</text:p>
          </table:table-cell>
          <table:table-cell/>
          <table:table-cell table:formula="of:=[.A388]-[.C388]" office:value-type="float" office:value="0" calcext:value-type="float">
            <text:p>0</text:p>
          </table:table-cell>
          <table:table-cell table:formula="of:=([.A388]-[.B388])^2" office:value-type="float" office:value="18.2627897299826" calcext:value-type="float">
            <text:p>18.26278973</text:p>
          </table:table-cell>
          <table:table-cell table:formula="of:=([.C388]-[.D388])^2" office:value-type="float" office:value="31.0742112226435" calcext:value-type="float">
            <text:p>31.0742112226</text:p>
          </table:table-cell>
          <table:table-cell table:formula="of:=[.G388]-[.H388]" office:value-type="float" office:value="-12.8114214926609" calcext:value-type="float">
            <text:p>-12.8114214927</text:p>
          </table:table-cell>
          <table:table-cell table:formula="of:=([.A388]-(([.B388]+[.D388])/2))^2" office:value-type="float" office:value="24.245398226325" calcext:value-type="float">
            <text:p>24.2453982263</text:p>
          </table:table-cell>
          <table:table-cell table:formula="of:=([.A388]-100.04)^2" office:value-type="float" office:value="3.66722500000002" calcext:value-type="float">
            <text:p>3.667225</text:p>
          </table:table-cell>
        </table:table-row>
        <table:table-row table:style-name="ro1">
          <table:table-cell office:value-type="float" office:value="98.16" calcext:value-type="float">
            <text:p>98.16</text:p>
          </table:table-cell>
          <table:table-cell office:value-type="float" office:value="94.2787322998047" calcext:value-type="float">
            <text:p>94.2787322998</text:p>
          </table:table-cell>
          <table:table-cell office:value-type="float" office:value="98.16" calcext:value-type="float">
            <text:p>98.16</text:p>
          </table:table-cell>
          <table:table-cell office:value-type="float" office:value="94.0493774414063" calcext:value-type="float">
            <text:p>94.0493774414</text:p>
          </table:table-cell>
          <table:table-cell/>
          <table:table-cell table:formula="of:=[.A389]-[.C389]" office:value-type="float" office:value="0" calcext:value-type="float">
            <text:p>0</text:p>
          </table:table-cell>
          <table:table-cell table:formula="of:=([.A389]-[.B389])^2" office:value-type="float" office:value="15.0642389605794" calcext:value-type="float">
            <text:p>15.0642389606</text:p>
          </table:table-cell>
          <table:table-cell table:formula="of:=([.C389]-[.D389])^2" office:value-type="float" office:value="16.8972178192198" calcext:value-type="float">
            <text:p>16.8972178192</text:p>
          </table:table-cell>
          <table:table-cell table:formula="of:=[.G389]-[.H389]" office:value-type="float" office:value="-1.83297885864042" calcext:value-type="float">
            <text:p>-1.8329788586</text:p>
          </table:table-cell>
          <table:table-cell table:formula="of:=([.A389]-(([.B389]+[.D389])/2))^2" office:value-type="float" office:value="15.9675774771319" calcext:value-type="float">
            <text:p>15.9675774771</text:p>
          </table:table-cell>
          <table:table-cell table:formula="of:=([.A389]-100.04)^2" office:value-type="float" office:value="3.53440000000004" calcext:value-type="float">
            <text:p>3.5344</text:p>
          </table:table-cell>
        </table:table-row>
        <table:table-row table:style-name="ro1">
          <table:table-cell office:value-type="float" office:value="98.24" calcext:value-type="float">
            <text:p>98.24</text:p>
          </table:table-cell>
          <table:table-cell office:value-type="float" office:value="94.3075103759766" calcext:value-type="float">
            <text:p>94.307510376</text:p>
          </table:table-cell>
          <table:table-cell office:value-type="float" office:value="98.24" calcext:value-type="float">
            <text:p>98.24</text:p>
          </table:table-cell>
          <table:table-cell office:value-type="float" office:value="95.412239074707" calcext:value-type="float">
            <text:p>95.4122390747</text:p>
          </table:table-cell>
          <table:table-cell/>
          <table:table-cell table:formula="of:=[.A390]-[.C390]" office:value-type="float" office:value="0" calcext:value-type="float">
            <text:p>0</text:p>
          </table:table-cell>
          <table:table-cell table:formula="of:=([.A390]-[.B390])^2" office:value-type="float" office:value="15.464474643052" calcext:value-type="float">
            <text:p>15.4644746431</text:p>
          </table:table-cell>
          <table:table-cell table:formula="of:=([.C390]-[.D390])^2" office:value-type="float" office:value="7.99623185061372" calcext:value-type="float">
            <text:p>7.9962318506</text:p>
          </table:table-cell>
          <table:table-cell table:formula="of:=[.G390]-[.H390]" office:value-type="float" office:value="7.46824279243824" calcext:value-type="float">
            <text:p>7.4682427924</text:p>
          </table:table-cell>
          <table:table-cell table:formula="of:=([.A390]-(([.B390]+[.D390])/2))^2" office:value-type="float" office:value="11.4252468723832" calcext:value-type="float">
            <text:p>11.4252468724</text:p>
          </table:table-cell>
          <table:table-cell table:formula="of:=([.A390]-100.04)^2" office:value-type="float" office:value="3.24000000000004" calcext:value-type="float">
            <text:p>3.24</text:p>
          </table:table-cell>
        </table:table-row>
        <table:table-row table:style-name="ro1">
          <table:table-cell office:value-type="float" office:value="98.28" calcext:value-type="float">
            <text:p>98.28</text:p>
          </table:table-cell>
          <table:table-cell office:value-type="float" office:value="93.7402725219727" calcext:value-type="float">
            <text:p>93.740272522</text:p>
          </table:table-cell>
          <table:table-cell office:value-type="float" office:value="98.28" calcext:value-type="float">
            <text:p>98.28</text:p>
          </table:table-cell>
          <table:table-cell office:value-type="float" office:value="96.485954284668" calcext:value-type="float">
            <text:p>96.4859542847</text:p>
          </table:table-cell>
          <table:table-cell/>
          <table:table-cell table:formula="of:=[.A391]-[.C391]" office:value-type="float" office:value="0" calcext:value-type="float">
            <text:p>0</text:p>
          </table:table-cell>
          <table:table-cell table:formula="of:=([.A391]-[.B391])^2" office:value-type="float" office:value="20.6091255747565" calcext:value-type="float">
            <text:p>20.6091255748</text:p>
          </table:table-cell>
          <table:table-cell table:formula="of:=([.C391]-[.D391])^2" office:value-type="float" office:value="3.21860002870122" calcext:value-type="float">
            <text:p>3.2186000287</text:p>
          </table:table-cell>
          <table:table-cell table:formula="of:=[.G391]-[.H391]" office:value-type="float" office:value="17.3905255460553" calcext:value-type="float">
            <text:p>17.3905255461</text:p>
          </table:table-cell>
          <table:table-cell table:formula="of:=([.A391]-(([.B391]+[.D391])/2))^2" office:value-type="float" office:value="10.0291707162295" calcext:value-type="float">
            <text:p>10.0291707162</text:p>
          </table:table-cell>
          <table:table-cell table:formula="of:=([.A391]-100.04)^2" office:value-type="float" office:value="3.09760000000002" calcext:value-type="float">
            <text:p>3.0976</text:p>
          </table:table-cell>
        </table:table-row>
        <table:table-row table:style-name="ro1">
          <table:table-cell office:value-type="float" office:value="98.31" calcext:value-type="float">
            <text:p>98.31</text:p>
          </table:table-cell>
          <table:table-cell office:value-type="float" office:value="94.0719680786133" calcext:value-type="float">
            <text:p>94.0719680786</text:p>
          </table:table-cell>
          <table:table-cell office:value-type="float" office:value="98.31" calcext:value-type="float">
            <text:p>98.31</text:p>
          </table:table-cell>
          <table:table-cell office:value-type="float" office:value="94.3192138671875" calcext:value-type="float">
            <text:p>94.3192138672</text:p>
          </table:table-cell>
          <table:table-cell/>
          <table:table-cell table:formula="of:=[.A392]-[.C392]" office:value-type="float" office:value="0" calcext:value-type="float">
            <text:p>0</text:p>
          </table:table-cell>
          <table:table-cell table:formula="of:=([.A392]-[.B392])^2" office:value-type="float" office:value="17.9609145666928" calcext:value-type="float">
            <text:p>17.9609145667</text:p>
          </table:table-cell>
          <table:table-cell table:formula="of:=([.C392]-[.D392])^2" office:value-type="float" office:value="15.9263739578486" calcext:value-type="float">
            <text:p>15.9263739578</text:p>
          </table:table-cell>
          <table:table-cell table:formula="of:=[.G392]-[.H392]" office:value-type="float" office:value="2.03454060884425" calcext:value-type="float">
            <text:p>2.0345406088</text:p>
          </table:table-cell>
          <table:table-cell table:formula="of:=([.A392]-(([.B392]+[.D392])/2))^2" office:value-type="float" office:value="16.9283616422788" calcext:value-type="float">
            <text:p>16.9283616423</text:p>
          </table:table-cell>
          <table:table-cell table:formula="of:=([.A392]-100.04)^2" office:value-type="float" office:value="2.99290000000001" calcext:value-type="float">
            <text:p>2.9929</text:p>
          </table:table-cell>
        </table:table-row>
        <table:table-row table:style-name="ro1">
          <table:table-cell office:value-type="float" office:value="98.32" calcext:value-type="float">
            <text:p>98.32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98.32" calcext:value-type="float">
            <text:p>98.32</text:p>
          </table:table-cell>
          <table:table-cell office:value-type="float" office:value="103.145233154297" calcext:value-type="float">
            <text:p>103.1452331543</text:p>
          </table:table-cell>
          <table:table-cell/>
          <table:table-cell table:formula="of:=[.A393]-[.C393]" office:value-type="float" office:value="0" calcext:value-type="float">
            <text:p>0</text:p>
          </table:table-cell>
          <table:table-cell table:formula="of:=([.A393]-[.B393])^2" office:value-type="float" office:value="27.4413457412088" calcext:value-type="float">
            <text:p>27.4413457412</text:p>
          </table:table-cell>
          <table:table-cell table:formula="of:=([.C393]-[.D393])^2" office:value-type="float" office:value="23.2828749933258" calcext:value-type="float">
            <text:p>23.2828749933</text:p>
          </table:table-cell>
          <table:table-cell table:formula="of:=[.G393]-[.H393]" office:value-type="float" office:value="4.15847074788297" calcext:value-type="float">
            <text:p>4.1584707479</text:p>
          </table:table-cell>
          <table:table-cell table:formula="of:=([.A393]-(([.B393]+[.D393])/2))^2" office:value-type="float" office:value="25.3194235765592" calcext:value-type="float">
            <text:p>25.3194235766</text:p>
          </table:table-cell>
          <table:table-cell table:formula="of:=([.A393]-100.04)^2" office:value-type="float" office:value="2.95840000000004" calcext:value-type="float">
            <text:p>2.9584</text:p>
          </table:table-cell>
        </table:table-row>
        <table:table-row table:style-name="ro1">
          <table:table-cell office:value-type="float" office:value="98.42" calcext:value-type="float">
            <text:p>98.42</text:p>
          </table:table-cell>
          <table:table-cell office:value-type="float" office:value="105.223724365234" calcext:value-type="float">
            <text:p>105.2237243652</text:p>
          </table:table-cell>
          <table:table-cell office:value-type="float" office:value="98.42" calcext:value-type="float">
            <text:p>98.42</text:p>
          </table:table-cell>
          <table:table-cell office:value-type="float" office:value="104.994140625" calcext:value-type="float">
            <text:p>104.994140625</text:p>
          </table:table-cell>
          <table:table-cell/>
          <table:table-cell table:formula="of:=[.A394]-[.C394]" office:value-type="float" office:value="0" calcext:value-type="float">
            <text:p>0</text:p>
          </table:table-cell>
          <table:table-cell table:formula="of:=([.A394]-[.B394])^2" office:value-type="float" office:value="46.2906652380839" calcext:value-type="float">
            <text:p>46.2906652381</text:p>
          </table:table-cell>
          <table:table-cell table:formula="of:=([.C394]-[.D394])^2" office:value-type="float" office:value="43.2193249572754" calcext:value-type="float">
            <text:p>43.2193249573</text:p>
          </table:table-cell>
          <table:table-cell table:formula="of:=[.G394]-[.H394]" office:value-type="float" office:value="3.07134028080851" calcext:value-type="float">
            <text:p>3.0713402808</text:p>
          </table:table-cell>
          <table:table-cell table:formula="of:=([.A394]-(([.B394]+[.D394])/2))^2" office:value-type="float" office:value="44.7418179242346" calcext:value-type="float">
            <text:p>44.7418179242</text:p>
          </table:table-cell>
          <table:table-cell table:formula="of:=([.A394]-100.04)^2" office:value-type="float" office:value="2.62440000000001" calcext:value-type="float">
            <text:p>2.6244</text:p>
          </table:table-cell>
        </table:table-row>
        <table:table-row table:style-name="ro1">
          <table:table-cell office:value-type="float" office:value="98.51" calcext:value-type="float">
            <text:p>98.51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8.51" calcext:value-type="float">
            <text:p>98.51</text:p>
          </table:table-cell>
          <table:table-cell office:value-type="float" office:value="102.235656738281" calcext:value-type="float">
            <text:p>102.2356567383</text:p>
          </table:table-cell>
          <table:table-cell/>
          <table:table-cell table:formula="of:=[.A395]-[.C395]" office:value-type="float" office:value="0" calcext:value-type="float">
            <text:p>0</text:p>
          </table:table-cell>
          <table:table-cell table:formula="of:=([.A395]-[.B395])^2" office:value-type="float" office:value="15.7961684813955" calcext:value-type="float">
            <text:p>15.7961684814</text:p>
          </table:table-cell>
          <table:table-cell table:formula="of:=([.C395]-[.D395])^2" office:value-type="float" office:value="13.8805181315004" calcext:value-type="float">
            <text:p>13.8805181315</text:p>
          </table:table-cell>
          <table:table-cell table:formula="of:=[.G395]-[.H395]" office:value-type="float" office:value="1.91565034989508" calcext:value-type="float">
            <text:p>1.9156503499</text:p>
          </table:table-cell>
          <table:table-cell table:formula="of:=([.A395]-(([.B395]+[.D395])/2))^2" office:value-type="float" office:value="0.0154732022090129" calcext:value-type="float">
            <text:p>0.0154732022</text:p>
          </table:table-cell>
          <table:table-cell table:formula="of:=([.A395]-100.04)^2" office:value-type="float" office:value="2.3409" calcext:value-type="float">
            <text:p>2.3409</text:p>
          </table:table-cell>
        </table:table-row>
        <table:table-row table:style-name="ro1">
          <table:table-cell office:value-type="float" office:value="98.52" calcext:value-type="float">
            <text:p>98.52</text:p>
          </table:table-cell>
          <table:table-cell office:value-type="float" office:value="94.0116424560547" calcext:value-type="float">
            <text:p>94.0116424561</text:p>
          </table:table-cell>
          <table:table-cell office:value-type="float" office:value="98.52" calcext:value-type="float">
            <text:p>98.52</text:p>
          </table:table-cell>
          <table:table-cell office:value-type="float" office:value="95.6247940063477" calcext:value-type="float">
            <text:p>95.6247940063</text:p>
          </table:table-cell>
          <table:table-cell/>
          <table:table-cell table:formula="of:=[.A396]-[.C396]" office:value-type="float" office:value="0" calcext:value-type="float">
            <text:p>0</text:p>
          </table:table-cell>
          <table:table-cell table:formula="of:=([.A396]-[.B396])^2" office:value-type="float" office:value="20.3252877440486" calcext:value-type="float">
            <text:p>20.325287744</text:p>
          </table:table-cell>
          <table:table-cell table:formula="of:=([.C396]-[.D396])^2" office:value-type="float" office:value="8.38221774568043" calcext:value-type="float">
            <text:p>8.3822177457</text:p>
          </table:table-cell>
          <table:table-cell table:formula="of:=[.G396]-[.H396]" office:value-type="float" office:value="11.9430699983681" calcext:value-type="float">
            <text:p>11.9430699984</text:p>
          </table:table-cell>
          <table:table-cell table:formula="of:=([.A396]-(([.B396]+[.D396])/2))^2" office:value-type="float" office:value="13.7031882638114" calcext:value-type="float">
            <text:p>13.7031882638</text:p>
          </table:table-cell>
          <table:table-cell table:formula="of:=([.A396]-100.04)^2" office:value-type="float" office:value="2.31040000000003" calcext:value-type="float">
            <text:p>2.3104</text:p>
          </table:table-cell>
        </table:table-row>
        <table:table-row table:style-name="ro1">
          <table:table-cell office:value-type="float" office:value="98.57" calcext:value-type="float">
            <text:p>98.57</text:p>
          </table:table-cell>
          <table:table-cell office:value-type="float" office:value="104.94213104248" calcext:value-type="float">
            <text:p>104.9421310425</text:p>
          </table:table-cell>
          <table:table-cell office:value-type="float" office:value="98.57" calcext:value-type="float">
            <text:p>98.57</text:p>
          </table:table-cell>
          <table:table-cell office:value-type="float" office:value="104.26683807373" calcext:value-type="float">
            <text:p>104.2668380737</text:p>
          </table:table-cell>
          <table:table-cell/>
          <table:table-cell table:formula="of:=[.A397]-[.C397]" office:value-type="float" office:value="0" calcext:value-type="float">
            <text:p>0</text:p>
          </table:table-cell>
          <table:table-cell table:formula="of:=([.A397]-[.B397])^2" office:value-type="float" office:value="40.6040540225433" calcext:value-type="float">
            <text:p>40.6040540225</text:p>
          </table:table-cell>
          <table:table-cell table:formula="of:=([.C397]-[.D397])^2" office:value-type="float" office:value="32.4539640383052" calcext:value-type="float">
            <text:p>32.4539640383</text:p>
          </table:table-cell>
          <table:table-cell table:formula="of:=[.G397]-[.H397]" office:value-type="float" office:value="8.15008998423816" calcext:value-type="float">
            <text:p>8.1500899842</text:p>
          </table:table-cell>
          <table:table-cell table:formula="of:=([.A397]-(([.B397]+[.D397])/2))^2" office:value-type="float" office:value="36.4150038820134" calcext:value-type="float">
            <text:p>36.415003882</text:p>
          </table:table-cell>
          <table:table-cell table:formula="of:=([.A397]-100.04)^2" office:value-type="float" office:value="2.16090000000004" calcext:value-type="float">
            <text:p>2.1609</text:p>
          </table:table-cell>
        </table:table-row>
        <table:table-row table:style-name="ro1">
          <table:table-cell office:value-type="float" office:value="98.59" calcext:value-type="float">
            <text:p>98.59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8.59" calcext:value-type="float">
            <text:p>98.59</text:p>
          </table:table-cell>
          <table:table-cell office:value-type="float" office:value="95.1098480224609" calcext:value-type="float">
            <text:p>95.1098480225</text:p>
          </table:table-cell>
          <table:table-cell/>
          <table:table-cell table:formula="of:=[.A398]-[.C398]" office:value-type="float" office:value="0" calcext:value-type="float">
            <text:p>0</text:p>
          </table:table-cell>
          <table:table-cell table:formula="of:=([.A398]-[.B398])^2" office:value-type="float" office:value="16.4384787841299" calcext:value-type="float">
            <text:p>16.4384787841</text:p>
          </table:table-cell>
          <table:table-cell table:formula="of:=([.C398]-[.D398])^2" office:value-type="float" office:value="12.1114577867691" calcext:value-type="float">
            <text:p>12.1114577868</text:p>
          </table:table-cell>
          <table:table-cell table:formula="of:=[.G398]-[.H398]" office:value-type="float" office:value="4.32702099736082" calcext:value-type="float">
            <text:p>4.3270209974</text:p>
          </table:table-cell>
          <table:table-cell table:formula="of:=([.A398]-(([.B398]+[.D398])/2))^2" office:value-type="float" office:value="14.1925167768216" calcext:value-type="float">
            <text:p>14.1925167768</text:p>
          </table:table-cell>
          <table:table-cell table:formula="of:=([.A398]-100.04)^2" office:value-type="float" office:value="2.10250000000001" calcext:value-type="float">
            <text:p>2.1025</text:p>
          </table:table-cell>
        </table:table-row>
        <table:table-row table:style-name="ro1">
          <table:table-cell office:value-type="float" office:value="98.59" calcext:value-type="float">
            <text:p>98.59</text:p>
          </table:table-cell>
          <table:table-cell office:value-type="float" office:value="94.1112899780273" calcext:value-type="float">
            <text:p>94.111289978</text:p>
          </table:table-cell>
          <table:table-cell office:value-type="float" office:value="98.59" calcext:value-type="float">
            <text:p>98.59</text:p>
          </table:table-cell>
          <table:table-cell office:value-type="float" office:value="95.7237701416016" calcext:value-type="float">
            <text:p>95.7237701416</text:p>
          </table:table-cell>
          <table:table-cell/>
          <table:table-cell table:formula="of:=[.A399]-[.C399]" office:value-type="float" office:value="0" calcext:value-type="float">
            <text:p>0</text:p>
          </table:table-cell>
          <table:table-cell table:formula="of:=([.A399]-[.B399])^2" office:value-type="float" office:value="20.0588434609183" calcext:value-type="float">
            <text:p>20.0588434609</text:p>
          </table:table-cell>
          <table:table-cell table:formula="of:=([.C399]-[.D399])^2" office:value-type="float" office:value="8.21527360117475" calcext:value-type="float">
            <text:p>8.2152736012</text:p>
          </table:table-cell>
          <table:table-cell table:formula="of:=[.G399]-[.H399]" office:value-type="float" office:value="11.8435698597436" calcext:value-type="float">
            <text:p>11.8435698597</text:p>
          </table:table-cell>
          <table:table-cell table:formula="of:=([.A399]-(([.B399]+[.D399])/2))^2" office:value-type="float" office:value="13.4870354615665" calcext:value-type="float">
            <text:p>13.4870354616</text:p>
          </table:table-cell>
          <table:table-cell table:formula="of:=([.A399]-100.04)^2" office:value-type="float" office:value="2.10250000000001" calcext:value-type="float">
            <text:p>2.1025</text:p>
          </table:table-cell>
        </table:table-row>
        <table:table-row table:style-name="ro1">
          <table:table-cell office:value-type="float" office:value="98.61" calcext:value-type="float">
            <text:p>98.61</text:p>
          </table:table-cell>
          <table:table-cell office:value-type="float" office:value="103.490158081055" calcext:value-type="float">
            <text:p>103.4901580811</text:p>
          </table:table-cell>
          <table:table-cell office:value-type="float" office:value="98.61" calcext:value-type="float">
            <text:p>98.61</text:p>
          </table:table-cell>
          <table:table-cell office:value-type="float" office:value="104.963241577148" calcext:value-type="float">
            <text:p>104.9632415771</text:p>
          </table:table-cell>
          <table:table-cell/>
          <table:table-cell table:formula="of:=[.A400]-[.C400]" office:value-type="float" office:value="0" calcext:value-type="float">
            <text:p>0</text:p>
          </table:table-cell>
          <table:table-cell table:formula="of:=([.A400]-[.B400])^2" office:value-type="float" office:value="23.8159428960834" calcext:value-type="float">
            <text:p>23.8159428961</text:p>
          </table:table-cell>
          <table:table-cell table:formula="of:=([.C400]-[.D400])^2" office:value-type="float" office:value="40.3636785376076" calcext:value-type="float">
            <text:p>40.3636785376</text:p>
          </table:table-cell>
          <table:table-cell table:formula="of:=[.G400]-[.H400]" office:value-type="float" office:value="-16.5477356415242" calcext:value-type="float">
            <text:p>-16.5477356415</text:p>
          </table:table-cell>
          <table:table-cell table:formula="of:=([.A400]-(([.B400]+[.D400])/2))^2" office:value-type="float" office:value="31.5473169702295" calcext:value-type="float">
            <text:p>31.5473169702</text:p>
          </table:table-cell>
          <table:table-cell table:formula="of:=([.A400]-100.04)^2" office:value-type="float" office:value="2.04490000000002" calcext:value-type="float">
            <text:p>2.0449</text:p>
          </table:table-cell>
        </table:table-row>
        <table:table-row table:style-name="ro1">
          <table:table-cell office:value-type="float" office:value="98.69" calcext:value-type="float">
            <text:p>98.69</text:p>
          </table:table-cell>
          <table:table-cell office:value-type="float" office:value="104.506912231445" calcext:value-type="float">
            <text:p>104.5069122314</text:p>
          </table:table-cell>
          <table:table-cell office:value-type="float" office:value="98.69" calcext:value-type="float">
            <text:p>98.69</text:p>
          </table:table-cell>
          <table:table-cell office:value-type="float" office:value="102.7724609375" calcext:value-type="float">
            <text:p>102.7724609375</text:p>
          </table:table-cell>
          <table:table-cell/>
          <table:table-cell table:formula="of:=[.A401]-[.C401]" office:value-type="float" office:value="0" calcext:value-type="float">
            <text:p>0</text:p>
          </table:table-cell>
          <table:table-cell table:formula="of:=([.A401]-[.B401])^2" office:value-type="float" office:value="33.8364679083381" calcext:value-type="float">
            <text:p>33.8364679083</text:p>
          </table:table-cell>
          <table:table-cell table:formula="of:=([.C401]-[.D401])^2" office:value-type="float" office:value="16.6664873062134" calcext:value-type="float">
            <text:p>16.6664873062</text:p>
          </table:table-cell>
          <table:table-cell table:formula="of:=[.G401]-[.H401]" office:value-type="float" office:value="17.1699806021247" calcext:value-type="float">
            <text:p>17.1699806021</text:p>
          </table:table-cell>
          <table:table-cell table:formula="of:=([.A401]-(([.B401]+[.D401])/2))^2" office:value-type="float" office:value="24.4993972845086" calcext:value-type="float">
            <text:p>24.4993972845</text:p>
          </table:table-cell>
          <table:table-cell table:formula="of:=([.A401]-100.04)^2" office:value-type="float" office:value="1.82250000000002" calcext:value-type="float">
            <text:p>1.8225</text:p>
          </table:table-cell>
        </table:table-row>
        <table:table-row table:style-name="ro1">
          <table:table-cell office:value-type="float" office:value="98.74" calcext:value-type="float">
            <text:p>98.74</text:p>
          </table:table-cell>
          <table:table-cell office:value-type="float" office:value="103.353240966797" calcext:value-type="float">
            <text:p>103.3532409668</text:p>
          </table:table-cell>
          <table:table-cell office:value-type="float" office:value="98.74" calcext:value-type="float">
            <text:p>98.74</text:p>
          </table:table-cell>
          <table:table-cell office:value-type="float" office:value="105.93522644043" calcext:value-type="float">
            <text:p>105.9352264404</text:p>
          </table:table-cell>
          <table:table-cell/>
          <table:table-cell table:formula="of:=[.A402]-[.C402]" office:value-type="float" office:value="0" calcext:value-type="float">
            <text:p>0</text:p>
          </table:table-cell>
          <table:table-cell table:formula="of:=([.A402]-[.B402])^2" office:value-type="float" office:value="21.281992217733" calcext:value-type="float">
            <text:p>21.2819922177</text:p>
          </table:table-cell>
          <table:table-cell table:formula="of:=([.C402]-[.D402])^2" office:value-type="float" office:value="51.7712835290585" calcext:value-type="float">
            <text:p>51.7712835291</text:p>
          </table:table-cell>
          <table:table-cell table:formula="of:=[.G402]-[.H402]" office:value-type="float" office:value="-30.4892913113255" calcext:value-type="float">
            <text:p>-30.4892913113</text:p>
          </table:table-cell>
          <table:table-cell table:formula="of:=([.A402]-(([.B402]+[.D402])/2))^2" office:value-type="float" office:value="34.8599756268831" calcext:value-type="float">
            <text:p>34.8599756269</text:p>
          </table:table-cell>
          <table:table-cell table:formula="of:=([.A402]-100.04)^2" office:value-type="float" office:value="1.69000000000003" calcext:value-type="float">
            <text:p>1.69</text:p>
          </table:table-cell>
        </table:table-row>
        <table:table-row table:style-name="ro1">
          <table:table-cell office:value-type="float" office:value="98.75" calcext:value-type="float">
            <text:p>98.75</text:p>
          </table:table-cell>
          <table:table-cell office:value-type="float" office:value="103.860809326172" calcext:value-type="float">
            <text:p>103.8608093262</text:p>
          </table:table-cell>
          <table:table-cell office:value-type="float" office:value="98.75" calcext:value-type="float">
            <text:p>98.75</text:p>
          </table:table-cell>
          <table:table-cell office:value-type="float" office:value="109.541450500488" calcext:value-type="float">
            <text:p>109.5414505005</text:p>
          </table:table-cell>
          <table:table-cell/>
          <table:table-cell table:formula="of:=[.A403]-[.C403]" office:value-type="float" office:value="0" calcext:value-type="float">
            <text:p>0</text:p>
          </table:table-cell>
          <table:table-cell table:formula="of:=([.A403]-[.B403])^2" office:value-type="float" office:value="26.1203719684854" calcext:value-type="float">
            <text:p>26.1203719685</text:p>
          </table:table-cell>
          <table:table-cell table:formula="of:=([.C403]-[.D403])^2" office:value-type="float" office:value="116.455403904489" calcext:value-type="float">
            <text:p>116.4554039045</text:p>
          </table:table-cell>
          <table:table-cell table:formula="of:=[.G403]-[.H403]" office:value-type="float" office:value="-90.3350319360034" calcext:value-type="float">
            <text:p>-90.335031936</text:p>
          </table:table-cell>
          <table:table-cell table:formula="of:=([.A403]-(([.B403]+[.D403])/2))^2" office:value-type="float" office:value="63.2204668986524" calcext:value-type="float">
            <text:p>63.2204668987</text:p>
          </table:table-cell>
          <table:table-cell table:formula="of:=([.A403]-100.04)^2" office:value-type="float" office:value="1.66410000000002" calcext:value-type="float">
            <text:p>1.6641</text:p>
          </table:table-cell>
        </table:table-row>
        <table:table-row table:style-name="ro1">
          <table:table-cell office:value-type="float" office:value="98.78" calcext:value-type="float">
            <text:p>98.78</text:p>
          </table:table-cell>
          <table:table-cell office:value-type="float" office:value="103.605903625488" calcext:value-type="float">
            <text:p>103.6059036255</text:p>
          </table:table-cell>
          <table:table-cell office:value-type="float" office:value="98.78" calcext:value-type="float">
            <text:p>98.78</text:p>
          </table:table-cell>
          <table:table-cell office:value-type="float" office:value="105.54524230957" calcext:value-type="float">
            <text:p>105.5452423096</text:p>
          </table:table-cell>
          <table:table-cell/>
          <table:table-cell table:formula="of:=[.A404]-[.C404]" office:value-type="float" office:value="0" calcext:value-type="float">
            <text:p>0</text:p>
          </table:table-cell>
          <table:table-cell table:formula="of:=([.A404]-[.B404])^2" office:value-type="float" office:value="23.2893458025009" calcext:value-type="float">
            <text:p>23.2893458025</text:p>
          </table:table-cell>
          <table:table-cell table:formula="of:=([.C404]-[.D404])^2" office:value-type="float" office:value="45.7685035072002" calcext:value-type="float">
            <text:p>45.7685035072</text:p>
          </table:table-cell>
          <table:table-cell table:formula="of:=[.G404]-[.H404]" office:value-type="float" office:value="-22.4791577046993" calcext:value-type="float">
            <text:p>-22.4791577047</text:p>
          </table:table-cell>
          <table:table-cell table:formula="of:=([.A404]-(([.B404]+[.D404])/2))^2" office:value-type="float" office:value="33.5886660219563" calcext:value-type="float">
            <text:p>33.588666022</text:p>
          </table:table-cell>
          <table:table-cell table:formula="of:=([.A404]-100.04)^2" office:value-type="float" office:value="1.58760000000001" calcext:value-type="float">
            <text:p>1.5876</text:p>
          </table:table-cell>
        </table:table-row>
        <table:table-row table:style-name="ro1">
          <table:table-cell office:value-type="float" office:value="98.84" calcext:value-type="float">
            <text:p>98.84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98.84" calcext:value-type="float">
            <text:p>98.84</text:p>
          </table:table-cell>
          <table:table-cell office:value-type="float" office:value="101.354621887207" calcext:value-type="float">
            <text:p>101.3546218872</text:p>
          </table:table-cell>
          <table:table-cell/>
          <table:table-cell table:formula="of:=[.A405]-[.C405]" office:value-type="float" office:value="0" calcext:value-type="float">
            <text:p>0</text:p>
          </table:table-cell>
          <table:table-cell table:formula="of:=([.A405]-[.B405])^2" office:value-type="float" office:value="22.2637589980446" calcext:value-type="float">
            <text:p>22.263758998</text:p>
          </table:table-cell>
          <table:table-cell table:formula="of:=([.C405]-[.D405])^2" office:value-type="float" office:value="6.32332323562063" calcext:value-type="float">
            <text:p>6.3233232356</text:p>
          </table:table-cell>
          <table:table-cell table:formula="of:=[.G405]-[.H405]" office:value-type="float" office:value="15.940435762424" calcext:value-type="float">
            <text:p>15.9404357624</text:p>
          </table:table-cell>
          <table:table-cell table:formula="of:=([.A405]-(([.B405]+[.D405])/2))^2" office:value-type="float" office:value="13.079327860807" calcext:value-type="float">
            <text:p>13.0793278608</text:p>
          </table:table-cell>
          <table:table-cell table:formula="of:=([.A405]-100.04)^2" office:value-type="float" office:value="1.44000000000001" calcext:value-type="float">
            <text:p>1.44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103.73592376709" calcext:value-type="float">
            <text:p>103.7359237671</text:p>
          </table:table-cell>
          <table:table-cell office:value-type="float" office:value="98.9" calcext:value-type="float">
            <text:p>98.9</text:p>
          </table:table-cell>
          <table:table-cell office:value-type="float" office:value="104.256248474121" calcext:value-type="float">
            <text:p>104.2562484741</text:p>
          </table:table-cell>
          <table:table-cell/>
          <table:table-cell table:formula="of:=[.A406]-[.C406]" office:value-type="float" office:value="0" calcext:value-type="float">
            <text:p>0</text:p>
          </table:table-cell>
          <table:table-cell table:formula="of:=([.A406]-[.B406])^2" office:value-type="float" office:value="23.3861586811044" calcext:value-type="float">
            <text:p>23.3861586811</text:p>
          </table:table-cell>
          <table:table-cell table:formula="of:=([.C406]-[.D406])^2" office:value-type="float" office:value="28.6893977165245" calcext:value-type="float">
            <text:p>28.6893977165</text:p>
          </table:table-cell>
          <table:table-cell table:formula="of:=[.G406]-[.H406]" office:value-type="float" office:value="-5.30323903542012" calcext:value-type="float">
            <text:p>-5.3032390354</text:p>
          </table:table-cell>
          <table:table-cell table:formula="of:=([.A406]-(([.B406]+[.D406])/2))^2" office:value-type="float" office:value="25.9700937486276" calcext:value-type="float">
            <text:p>25.9700937486</text:p>
          </table:table-cell>
          <table:table-cell table:formula="of:=([.A406]-100.04)^2" office:value-type="float" office:value="1.2996" calcext:value-type="float">
            <text:p>1.2996</text:p>
          </table:table-cell>
        </table:table-row>
        <table:table-row table:style-name="ro1">
          <table:table-cell office:value-type="float" office:value="98.92" calcext:value-type="float">
            <text:p>98.92</text:p>
          </table:table-cell>
          <table:table-cell office:value-type="float" office:value="104.243141174316" calcext:value-type="float">
            <text:p>104.2431411743</text:p>
          </table:table-cell>
          <table:table-cell office:value-type="float" office:value="98.92" calcext:value-type="float">
            <text:p>98.92</text:p>
          </table:table-cell>
          <table:table-cell office:value-type="float" office:value="105.67456817627" calcext:value-type="float">
            <text:p>105.6745681763</text:p>
          </table:table-cell>
          <table:table-cell/>
          <table:table-cell table:formula="of:=[.A407]-[.C407]" office:value-type="float" office:value="0" calcext:value-type="float">
            <text:p>0</text:p>
          </table:table-cell>
          <table:table-cell table:formula="of:=([.A407]-[.B407])^2" office:value-type="float" office:value="28.3358319617026" calcext:value-type="float">
            <text:p>28.3358319617</text:p>
          </table:table-cell>
          <table:table-cell table:formula="of:=([.C407]-[.D407])^2" office:value-type="float" office:value="45.6241912478731" calcext:value-type="float">
            <text:p>45.6241912479</text:p>
          </table:table-cell>
          <table:table-cell table:formula="of:=[.G407]-[.H407]" office:value-type="float" office:value="-17.2883592861704" calcext:value-type="float">
            <text:p>-17.2883592862</text:p>
          </table:table-cell>
          <table:table-cell table:formula="of:=([.A407]-(([.B407]+[.D407])/2))^2" office:value-type="float" office:value="36.4677657893077" calcext:value-type="float">
            <text:p>36.4677657893</text:p>
          </table:table-cell>
          <table:table-cell table:formula="of:=([.A407]-100.04)^2" office:value-type="float" office:value="1.25440000000001" calcext:value-type="float">
            <text:p>1.2544</text:p>
          </table:table-cell>
        </table:table-row>
        <table:table-row table:style-name="ro1">
          <table:table-cell office:value-type="float" office:value="98.94" calcext:value-type="float">
            <text:p>98.94</text:p>
          </table:table-cell>
          <table:table-cell office:value-type="float" office:value="103.580474853516" calcext:value-type="float">
            <text:p>103.5804748535</text:p>
          </table:table-cell>
          <table:table-cell office:value-type="float" office:value="98.94" calcext:value-type="float">
            <text:p>98.94</text:p>
          </table:table-cell>
          <table:table-cell office:value-type="float" office:value="100.518478393555" calcext:value-type="float">
            <text:p>100.5184783936</text:p>
          </table:table-cell>
          <table:table-cell/>
          <table:table-cell table:formula="of:=[.A408]-[.C408]" office:value-type="float" office:value="0" calcext:value-type="float">
            <text:p>0</text:p>
          </table:table-cell>
          <table:table-cell table:formula="of:=([.A408]-[.B408])^2" office:value-type="float" office:value="21.5340068661109" calcext:value-type="float">
            <text:p>21.5340068661</text:p>
          </table:table-cell>
          <table:table-cell table:formula="of:=([.C408]-[.D408])^2" office:value-type="float" office:value="2.49159403891899" calcext:value-type="float">
            <text:p>2.4915940389</text:p>
          </table:table-cell>
          <table:table-cell table:formula="of:=[.G408]-[.H408]" office:value-type="float" office:value="19.0424128271919" calcext:value-type="float">
            <text:p>19.0424128272</text:p>
          </table:table-cell>
          <table:table-cell table:formula="of:=([.A408]-(([.B408]+[.D408])/2))^2" office:value-type="float" office:value="9.66884487231161" calcext:value-type="float">
            <text:p>9.6688448723</text:p>
          </table:table-cell>
          <table:table-cell table:formula="of:=([.A408]-100.04)^2" office:value-type="float" office:value="1.21000000000002" calcext:value-type="float">
            <text:p>1.21</text:p>
          </table:table-cell>
        </table:table-row>
        <table:table-row table:style-name="ro1">
          <table:table-cell office:value-type="float" office:value="98.95" calcext:value-type="float">
            <text:p>98.95</text:p>
          </table:table-cell>
          <table:table-cell office:value-type="float" office:value="103.125190734863" calcext:value-type="float">
            <text:p>103.1251907349</text:p>
          </table:table-cell>
          <table:table-cell office:value-type="float" office:value="98.95" calcext:value-type="float">
            <text:p>98.95</text:p>
          </table:table-cell>
          <table:table-cell office:value-type="float" office:value="98.6944122314453" calcext:value-type="float">
            <text:p>98.6944122314</text:p>
          </table:table-cell>
          <table:table-cell/>
          <table:table-cell table:formula="of:=[.A409]-[.C409]" office:value-type="float" office:value="0" calcext:value-type="float">
            <text:p>0</text:p>
          </table:table-cell>
          <table:table-cell table:formula="of:=([.A409]-[.B409])^2" office:value-type="float" office:value="17.4322176724882" calcext:value-type="float">
            <text:p>17.4322176725</text:p>
          </table:table-cell>
          <table:table-cell table:formula="of:=([.C409]-[.D409])^2" office:value-type="float" office:value="0.065325107434766" calcext:value-type="float">
            <text:p>0.0653251074</text:p>
          </table:table-cell>
          <table:table-cell table:formula="of:=[.G409]-[.H409]" office:value-type="float" office:value="17.3668925650534" calcext:value-type="float">
            <text:p>17.3668925651</text:p>
          </table:table-cell>
          <table:table-cell table:formula="of:=([.A409]-(([.B409]+[.D409])/2))^2" office:value-type="float" office:value="3.84082185337377" calcext:value-type="float">
            <text:p>3.8408218534</text:p>
          </table:table-cell>
          <table:table-cell table:formula="of:=([.A409]-100.04)^2" office:value-type="float" office:value="1.18810000000001" calcext:value-type="float">
            <text:p>1.1881</text:p>
          </table:table-cell>
        </table:table-row>
        <table:table-row table:style-name="ro1">
          <table:table-cell office:value-type="float" office:value="98.97" calcext:value-type="float">
            <text:p>98.97</text:p>
          </table:table-cell>
          <table:table-cell office:value-type="float" office:value="93.7883224487305" calcext:value-type="float">
            <text:p>93.7883224487</text:p>
          </table:table-cell>
          <table:table-cell office:value-type="float" office:value="98.97" calcext:value-type="float">
            <text:p>98.97</text:p>
          </table:table-cell>
          <table:table-cell office:value-type="float" office:value="96.8153839111328" calcext:value-type="float">
            <text:p>96.8153839111</text:p>
          </table:table-cell>
          <table:table-cell/>
          <table:table-cell table:formula="of:=[.A410]-[.C410]" office:value-type="float" office:value="0" calcext:value-type="float">
            <text:p>0</text:p>
          </table:table-cell>
          <table:table-cell table:formula="of:=([.A410]-[.B410])^2" office:value-type="float" office:value="26.8497822453306" calcext:value-type="float">
            <text:p>26.8497822453</text:p>
          </table:table-cell>
          <table:table-cell table:formula="of:=([.C410]-[.D410])^2" office:value-type="float" office:value="4.64237049040533" calcext:value-type="float">
            <text:p>4.6423704904</text:p>
          </table:table-cell>
          <table:table-cell table:formula="of:=[.G410]-[.H410]" office:value-type="float" office:value="22.2074117549253" calcext:value-type="float">
            <text:p>22.2074117549</text:p>
          </table:table-cell>
          <table:table-cell table:formula="of:=([.A410]-(([.B410]+[.D410])/2))^2" office:value-type="float" office:value="13.4553010935776" calcext:value-type="float">
            <text:p>13.4553010936</text:p>
          </table:table-cell>
          <table:table-cell table:formula="of:=([.A410]-100.04)^2" office:value-type="float" office:value="1.14490000000002" calcext:value-type="float">
            <text:p>1.1449</text:p>
          </table:table-cell>
        </table:table-row>
        <table:table-row table:style-name="ro1">
          <table:table-cell office:value-type="float" office:value="99.03" calcext:value-type="float">
            <text:p>99.03</text:p>
          </table:table-cell>
          <table:table-cell office:value-type="float" office:value="93.9889678955078" calcext:value-type="float">
            <text:p>93.9889678955</text:p>
          </table:table-cell>
          <table:table-cell office:value-type="float" office:value="99.03" calcext:value-type="float">
            <text:p>99.03</text:p>
          </table:table-cell>
          <table:table-cell office:value-type="float" office:value="98.0554656982422" calcext:value-type="float">
            <text:p>98.0554656982</text:p>
          </table:table-cell>
          <table:table-cell/>
          <table:table-cell table:formula="of:=[.A411]-[.C411]" office:value-type="float" office:value="0" calcext:value-type="float">
            <text:p>0</text:p>
          </table:table-cell>
          <table:table-cell table:formula="of:=([.A411]-[.B411])^2" office:value-type="float" office:value="25.4120046785209" calcext:value-type="float">
            <text:p>25.4120046785</text:p>
          </table:table-cell>
          <table:table-cell table:formula="of:=([.C411]-[.D411])^2" office:value-type="float" office:value="0.949717105302589" calcext:value-type="float">
            <text:p>0.9497171053</text:p>
          </table:table-cell>
          <table:table-cell table:formula="of:=[.G411]-[.H411]" office:value-type="float" office:value="24.4622875732184" calcext:value-type="float">
            <text:p>24.4622875732</text:p>
          </table:table-cell>
          <table:table-cell table:formula="of:=([.A411]-(([.B411]+[.D411])/2))^2" office:value-type="float" office:value="9.04675979700089" calcext:value-type="float">
            <text:p>9.046759797</text:p>
          </table:table-cell>
          <table:table-cell table:formula="of:=([.A411]-100.04)^2" office:value-type="float" office:value="1.02010000000001" calcext:value-type="float">
            <text:p>1.0201</text:p>
          </table:table-cell>
        </table:table-row>
        <table:table-row table:style-name="ro1">
          <table:table-cell office:value-type="float" office:value="99.13" calcext:value-type="float">
            <text:p>99.13</text:p>
          </table:table-cell>
          <table:table-cell office:value-type="float" office:value="103.181098937988" calcext:value-type="float">
            <text:p>103.181098938</text:p>
          </table:table-cell>
          <table:table-cell office:value-type="float" office:value="99.13" calcext:value-type="float">
            <text:p>99.13</text:p>
          </table:table-cell>
          <table:table-cell office:value-type="float" office:value="100.060768127441" calcext:value-type="float">
            <text:p>100.0607681274</text:p>
          </table:table-cell>
          <table:table-cell/>
          <table:table-cell table:formula="of:=[.A412]-[.C412]" office:value-type="float" office:value="0" calcext:value-type="float">
            <text:p>0</text:p>
          </table:table-cell>
          <table:table-cell table:formula="of:=([.A412]-[.B412])^2" office:value-type="float" office:value="16.4114026053698" calcext:value-type="float">
            <text:p>16.4114026054</text:p>
          </table:table-cell>
          <table:table-cell table:formula="of:=([.C412]-[.D412])^2" office:value-type="float" office:value="0.86632930706079" calcext:value-type="float">
            <text:p>0.8663293071</text:p>
          </table:table-cell>
          <table:table-cell table:formula="of:=[.G412]-[.H412]" office:value-type="float" office:value="15.545073298309" calcext:value-type="float">
            <text:p>15.5450732983</text:p>
          </table:table-cell>
          <table:table-cell table:formula="of:=([.A412]-(([.B412]+[.D412])/2))^2" office:value-type="float" office:value="6.20474986440327" calcext:value-type="float">
            <text:p>6.2047498644</text:p>
          </table:table-cell>
          <table:table-cell table:formula="of:=([.A412]-100.04)^2" office:value-type="float" office:value="0.82810000000002" calcext:value-type="float">
            <text:p>0.8281</text:p>
          </table:table-cell>
        </table:table-row>
        <table:table-row table:style-name="ro1">
          <table:table-cell office:value-type="float" office:value="99.15" calcext:value-type="float">
            <text:p>99.15</text:p>
          </table:table-cell>
          <table:table-cell office:value-type="float" office:value="103.808525085449" calcext:value-type="float">
            <text:p>103.8085250855</text:p>
          </table:table-cell>
          <table:table-cell office:value-type="float" office:value="99.15" calcext:value-type="float">
            <text:p>99.15</text:p>
          </table:table-cell>
          <table:table-cell office:value-type="float" office:value="104.659393310547" calcext:value-type="float">
            <text:p>104.6593933105</text:p>
          </table:table-cell>
          <table:table-cell/>
          <table:table-cell table:formula="of:=[.A413]-[.C413]" office:value-type="float" office:value="0" calcext:value-type="float">
            <text:p>0</text:p>
          </table:table-cell>
          <table:table-cell table:formula="of:=([.A413]-[.B413])^2" office:value-type="float" office:value="21.7018559717596" calcext:value-type="float">
            <text:p>21.7018559718</text:p>
          </table:table-cell>
          <table:table-cell table:formula="of:=([.C413]-[.D413])^2" office:value-type="float" office:value="30.3534146502986" calcext:value-type="float">
            <text:p>30.3534146503</text:p>
          </table:table-cell>
          <table:table-cell table:formula="of:=[.G413]-[.H413]" office:value-type="float" office:value="-8.65155867853899" calcext:value-type="float">
            <text:p>-8.6515586785</text:p>
          </table:table-cell>
          <table:table-cell table:formula="of:=([.A413]-(([.B413]+[.D413])/2))^2" office:value-type="float" office:value="25.8466411269089" calcext:value-type="float">
            <text:p>25.8466411269</text:p>
          </table:table-cell>
          <table:table-cell table:formula="of:=([.A413]-100.04)^2" office:value-type="float" office:value="0.792100000000001" calcext:value-type="float">
            <text:p>0.7921</text:p>
          </table:table-cell>
        </table:table-row>
        <table:table-row table:style-name="ro1">
          <table:table-cell office:value-type="float" office:value="99.16" calcext:value-type="float">
            <text:p>99.16</text:p>
          </table:table-cell>
          <table:table-cell office:value-type="float" office:value="103.826385498047" calcext:value-type="float">
            <text:p>103.826385498</text:p>
          </table:table-cell>
          <table:table-cell office:value-type="float" office:value="99.16" calcext:value-type="float">
            <text:p>99.16</text:p>
          </table:table-cell>
          <table:table-cell office:value-type="float" office:value="102.73486328125" calcext:value-type="float">
            <text:p>102.7348632813</text:p>
          </table:table-cell>
          <table:table-cell/>
          <table:table-cell table:formula="of:=[.A414]-[.C414]" office:value-type="float" office:value="0" calcext:value-type="float">
            <text:p>0</text:p>
          </table:table-cell>
          <table:table-cell table:formula="of:=([.A414]-[.B414])^2" office:value-type="float" office:value="21.7751536163822" calcext:value-type="float">
            <text:p>21.7751536164</text:p>
          </table:table-cell>
          <table:table-cell table:formula="of:=([.C414]-[.D414])^2" office:value-type="float" office:value="12.7796474796295" calcext:value-type="float">
            <text:p>12.7796474796</text:p>
          </table:table-cell>
          <table:table-cell table:formula="of:=[.G414]-[.H414]" office:value-type="float" office:value="8.99550613675267" calcext:value-type="float">
            <text:p>8.9955061368</text:p>
          </table:table-cell>
          <table:table-cell table:formula="of:=([.A414]-(([.B414]+[.D414])/2))^2" office:value-type="float" office:value="16.9795453605656" calcext:value-type="float">
            <text:p>16.9795453606</text:p>
          </table:table-cell>
          <table:table-cell table:formula="of:=([.A414]-100.04)^2" office:value-type="float" office:value="0.774400000000017" calcext:value-type="float">
            <text:p>0.7744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106.017715454102" calcext:value-type="float">
            <text:p>106.0177154541</text:p>
          </table:table-cell>
          <table:table-cell office:value-type="float" office:value="99.2" calcext:value-type="float">
            <text:p>99.2</text:p>
          </table:table-cell>
          <table:table-cell office:value-type="float" office:value="106.04615020752" calcext:value-type="float">
            <text:p>106.0461502075</text:p>
          </table:table-cell>
          <table:table-cell/>
          <table:table-cell table:formula="of:=[.A415]-[.C415]" office:value-type="float" office:value="0" calcext:value-type="float">
            <text:p>0</text:p>
          </table:table-cell>
          <table:table-cell table:formula="of:=([.A415]-[.B415])^2" office:value-type="float" office:value="46.4812440130952" calcext:value-type="float">
            <text:p>46.4812440131</text:p>
          </table:table-cell>
          <table:table-cell table:formula="of:=([.C415]-[.D415])^2" office:value-type="float" office:value="46.8697726639197" calcext:value-type="float">
            <text:p>46.8697726639</text:p>
          </table:table-cell>
          <table:table-cell table:formula="of:=[.G415]-[.H415]" office:value-type="float" office:value="-0.388528650824448" calcext:value-type="float">
            <text:p>-0.3885286508</text:p>
          </table:table-cell>
          <table:table-cell table:formula="of:=([.A415]-(([.B415]+[.D415])/2))^2" office:value-type="float" office:value="46.675306204707" calcext:value-type="float">
            <text:p>46.6753062047</text:p>
          </table:table-cell>
          <table:table-cell table:formula="of:=([.A415]-100.04)^2" office:value-type="float" office:value="0.705600000000006" calcext:value-type="float">
            <text:p>0.7056</text:p>
          </table:table-cell>
        </table:table-row>
        <table:table-row table:style-name="ro1">
          <table:table-cell office:value-type="float" office:value="99.22" calcext:value-type="float">
            <text:p>99.22</text:p>
          </table:table-cell>
          <table:table-cell office:value-type="float" office:value="94.2569732666016" calcext:value-type="float">
            <text:p>94.2569732666</text:p>
          </table:table-cell>
          <table:table-cell office:value-type="float" office:value="99.22" calcext:value-type="float">
            <text:p>99.22</text:p>
          </table:table-cell>
          <table:table-cell office:value-type="float" office:value="95.612548828125" calcext:value-type="float">
            <text:p>95.6125488281</text:p>
          </table:table-cell>
          <table:table-cell/>
          <table:table-cell table:formula="of:=[.A416]-[.C416]" office:value-type="float" office:value="0" calcext:value-type="float">
            <text:p>0</text:p>
          </table:table-cell>
          <table:table-cell table:formula="of:=([.A416]-[.B416])^2" office:value-type="float" office:value="24.6316343564276" calcext:value-type="float">
            <text:p>24.6316343564</text:p>
          </table:table-cell>
          <table:table-cell table:formula="of:=([.C416]-[.D416])^2" office:value-type="float" office:value="13.0137039574623" calcext:value-type="float">
            <text:p>13.0137039575</text:p>
          </table:table-cell>
          <table:table-cell table:formula="of:=[.G416]-[.H416]" office:value-type="float" office:value="11.6179303989653" calcext:value-type="float">
            <text:p>11.617930399</text:p>
          </table:table-cell>
          <table:table-cell table:formula="of:=([.A416]-(([.B416]+[.D416])/2))^2" office:value-type="float" office:value="18.363272881195" calcext:value-type="float">
            <text:p>18.3632728812</text:p>
          </table:table-cell>
          <table:table-cell table:formula="of:=([.A416]-100.04)^2" office:value-type="float" office:value="0.672400000000012" calcext:value-type="float">
            <text:p>0.6724</text:p>
          </table:table-cell>
        </table:table-row>
        <table:table-row table:style-name="ro1">
          <table:table-cell office:value-type="float" office:value="99.24" calcext:value-type="float">
            <text:p>99.24</text:p>
          </table:table-cell>
          <table:table-cell office:value-type="float" office:value="103.808525085449" calcext:value-type="float">
            <text:p>103.8085250855</text:p>
          </table:table-cell>
          <table:table-cell office:value-type="float" office:value="99.24" calcext:value-type="float">
            <text:p>99.24</text:p>
          </table:table-cell>
          <table:table-cell office:value-type="float" office:value="104.831909179688" calcext:value-type="float">
            <text:p>104.8319091797</text:p>
          </table:table-cell>
          <table:table-cell/>
          <table:table-cell table:formula="of:=[.A417]-[.C417]" office:value-type="float" office:value="0" calcext:value-type="float">
            <text:p>0</text:p>
          </table:table-cell>
          <table:table-cell table:formula="of:=([.A417]-[.B417])^2" office:value-type="float" office:value="20.8714214563788" calcext:value-type="float">
            <text:p>20.8714214564</text:p>
          </table:table-cell>
          <table:table-cell table:formula="of:=([.C417]-[.D417])^2" office:value-type="float" office:value="31.2694482738734" calcext:value-type="float">
            <text:p>31.2694482739</text:p>
          </table:table-cell>
          <table:table-cell table:formula="of:=[.G417]-[.H417]" office:value-type="float" office:value="-10.3980268174946" calcext:value-type="float">
            <text:p>-10.3980268175</text:p>
          </table:table-cell>
          <table:table-cell table:formula="of:=([.A417]-(([.B417]+[.D417])/2))^2" office:value-type="float" office:value="25.8086061140411" calcext:value-type="float">
            <text:p>25.808606114</text:p>
          </table:table-cell>
          <table:table-cell table:formula="of:=([.A417]-100.04)^2" office:value-type="float" office:value="0.640000000000018" calcext:value-type="float">
            <text:p>0.64</text:p>
          </table:table-cell>
        </table:table-row>
        <table:table-row table:style-name="ro1">
          <table:table-cell office:value-type="float" office:value="99.46" calcext:value-type="float">
            <text:p>99.46</text:p>
          </table:table-cell>
          <table:table-cell office:value-type="float" office:value="104.814033508301" calcext:value-type="float">
            <text:p>104.8140335083</text:p>
          </table:table-cell>
          <table:table-cell office:value-type="float" office:value="99.46" calcext:value-type="float">
            <text:p>99.46</text:p>
          </table:table-cell>
          <table:table-cell office:value-type="float" office:value="107.393577575684" calcext:value-type="float">
            <text:p>107.3935775757</text:p>
          </table:table-cell>
          <table:table-cell/>
          <table:table-cell table:formula="of:=[.A418]-[.C418]" office:value-type="float" office:value="0" calcext:value-type="float">
            <text:p>0</text:p>
          </table:table-cell>
          <table:table-cell table:formula="of:=([.A418]-[.B418])^2" office:value-type="float" office:value="28.6656748080076" calcext:value-type="float">
            <text:p>28.665674808</text:p>
          </table:table-cell>
          <table:table-cell table:formula="of:=([.C418]-[.D418])^2" office:value-type="float" office:value="62.9416531493897" calcext:value-type="float">
            <text:p>62.9416531494</text:p>
          </table:table-cell>
          <table:table-cell table:formula="of:=[.G418]-[.H418]" office:value-type="float" office:value="-34.275978341382" calcext:value-type="float">
            <text:p>-34.2759783414</text:p>
          </table:table-cell>
          <table:table-cell table:formula="of:=([.A418]-(([.B418]+[.D418])/2))^2" office:value-type="float" office:value="44.1401520798062" calcext:value-type="float">
            <text:p>44.1401520798</text:p>
          </table:table-cell>
          <table:table-cell table:formula="of:=([.A418]-100.04)^2" office:value-type="float" office:value="0.336400000000014" calcext:value-type="float">
            <text:p>0.3364</text:p>
          </table:table-cell>
        </table:table-row>
        <table:table-row table:style-name="ro1">
          <table:table-cell office:value-type="float" office:value="99.48" calcext:value-type="float">
            <text:p>99.48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99.48" calcext:value-type="float">
            <text:p>99.48</text:p>
          </table:table-cell>
          <table:table-cell office:value-type="float" office:value="96.8659286499024" calcext:value-type="float">
            <text:p>96.8659286499</text:p>
          </table:table-cell>
          <table:table-cell/>
          <table:table-cell table:formula="of:=[.A419]-[.C419]" office:value-type="float" office:value="0" calcext:value-type="float">
            <text:p>0</text:p>
          </table:table-cell>
          <table:table-cell table:formula="of:=([.A419]-[.B419])^2" office:value-type="float" office:value="24.4474809020498" calcext:value-type="float">
            <text:p>24.447480902</text:p>
          </table:table-cell>
          <table:table-cell table:formula="of:=([.C419]-[.D419])^2" office:value-type="float" office:value="6.8333690234014" calcext:value-type="float">
            <text:p>6.8333690234</text:p>
          </table:table-cell>
          <table:table-cell table:formula="of:=[.G419]-[.H419]" office:value-type="float" office:value="17.6141118786484" calcext:value-type="float">
            <text:p>17.6141118786</text:p>
          </table:table-cell>
          <table:table-cell table:formula="of:=([.A419]-(([.B419]+[.D419])/2))^2" office:value-type="float" office:value="14.282771159941" calcext:value-type="float">
            <text:p>14.2827711599</text:p>
          </table:table-cell>
          <table:table-cell table:formula="of:=([.A419]-100.04)^2" office:value-type="float" office:value="0.313600000000003" calcext:value-type="float">
            <text:p>0.3136</text:p>
          </table:table-cell>
        </table:table-row>
        <table:table-row table:style-name="ro1">
          <table:table-cell office:value-type="float" office:value="99.51" calcext:value-type="float">
            <text:p>99.51</text:p>
          </table:table-cell>
          <table:table-cell office:value-type="float" office:value="103.353240966797" calcext:value-type="float">
            <text:p>103.3532409668</text:p>
          </table:table-cell>
          <table:table-cell office:value-type="float" office:value="99.51" calcext:value-type="float">
            <text:p>99.51</text:p>
          </table:table-cell>
          <table:table-cell office:value-type="float" office:value="101.91748046875" calcext:value-type="float">
            <text:p>101.9174804688</text:p>
          </table:table-cell>
          <table:table-cell/>
          <table:table-cell table:formula="of:=[.A420]-[.C420]" office:value-type="float" office:value="0" calcext:value-type="float">
            <text:p>0</text:p>
          </table:table-cell>
          <table:table-cell table:formula="of:=([.A420]-[.B420])^2" office:value-type="float" office:value="14.7705011288657" calcext:value-type="float">
            <text:p>14.7705011289</text:p>
          </table:table-cell>
          <table:table-cell table:formula="of:=([.C420]-[.D420])^2" office:value-type="float" office:value="5.7959622074127" calcext:value-type="float">
            <text:p>5.7959622074</text:p>
          </table:table-cell>
          <table:table-cell table:formula="of:=[.G420]-[.H420]" office:value-type="float" office:value="8.97453892145304" calcext:value-type="float">
            <text:p>8.9745389215</text:p>
          </table:table-cell>
          <table:table-cell table:formula="of:=([.A420]-(([.B420]+[.D420])/2))^2" office:value-type="float" office:value="9.76787961620127" calcext:value-type="float">
            <text:p>9.7678796162</text:p>
          </table:table-cell>
          <table:table-cell table:formula="of:=([.A420]-100.04)^2" office:value-type="float" office:value="0.280900000000001" calcext:value-type="float">
            <text:p>0.2809</text:p>
          </table:table-cell>
        </table:table-row>
        <table:table-row table:style-name="ro1">
          <table:table-cell office:value-type="float" office:value="99.56" calcext:value-type="float">
            <text:p>99.56</text:p>
          </table:table-cell>
          <table:table-cell office:value-type="float" office:value="95.4850158691406" calcext:value-type="float">
            <text:p>95.4850158691</text:p>
          </table:table-cell>
          <table:table-cell office:value-type="float" office:value="99.56" calcext:value-type="float">
            <text:p>99.56</text:p>
          </table:table-cell>
          <table:table-cell office:value-type="float" office:value="94.4019470214844" calcext:value-type="float">
            <text:p>94.4019470215</text:p>
          </table:table-cell>
          <table:table-cell/>
          <table:table-cell table:formula="of:=[.A421]-[.C421]" office:value-type="float" office:value="0" calcext:value-type="float">
            <text:p>0</text:p>
          </table:table-cell>
          <table:table-cell table:formula="of:=([.A421]-[.B421])^2" office:value-type="float" office:value="16.6054956667558" calcext:value-type="float">
            <text:p>16.6054956668</text:p>
          </table:table-cell>
          <table:table-cell table:formula="of:=([.C421]-[.D421])^2" office:value-type="float" office:value="26.6055105291739" calcext:value-type="float">
            <text:p>26.6055105292</text:p>
          </table:table-cell>
          <table:table-cell table:formula="of:=[.G421]-[.H421]" office:value-type="float" office:value="-10.0000148624182" calcext:value-type="float">
            <text:p>-10.0000148624</text:p>
          </table:table-cell>
          <table:table-cell table:formula="of:=([.A421]-(([.B421]+[.D421])/2))^2" office:value-type="float" office:value="21.312243565774" calcext:value-type="float">
            <text:p>21.3122435658</text:p>
          </table:table-cell>
          <table:table-cell table:formula="of:=([.A421]-100.04)^2" office:value-type="float" office:value="0.230400000000004" calcext:value-type="float">
            <text:p>0.2304</text:p>
          </table:table-cell>
        </table:table-row>
        <table:table-row table:style-name="ro1">
          <table:table-cell office:value-type="float" office:value="99.56" calcext:value-type="float">
            <text:p>99.56</text:p>
          </table:table-cell>
          <table:table-cell office:value-type="float" office:value="103.125190734863" calcext:value-type="float">
            <text:p>103.1251907349</text:p>
          </table:table-cell>
          <table:table-cell office:value-type="float" office:value="99.56" calcext:value-type="float">
            <text:p>99.56</text:p>
          </table:table-cell>
          <table:table-cell office:value-type="float" office:value="98.555534362793" calcext:value-type="float">
            <text:p>98.5555343628</text:p>
          </table:table-cell>
          <table:table-cell/>
          <table:table-cell table:formula="of:=[.A422]-[.C422]" office:value-type="float" office:value="0" calcext:value-type="float">
            <text:p>0</text:p>
          </table:table-cell>
          <table:table-cell table:formula="of:=([.A422]-[.B422])^2" office:value-type="float" office:value="12.710584975955" calcext:value-type="float">
            <text:p>12.710584976</text:p>
          </table:table-cell>
          <table:table-cell table:formula="of:=([.C422]-[.D422])^2" office:value-type="float" office:value="1.00895121632973" calcext:value-type="float">
            <text:p>1.0089512163</text:p>
          </table:table-cell>
          <table:table-cell table:formula="of:=[.G422]-[.H422]" office:value-type="float" office:value="11.7016337596252" calcext:value-type="float">
            <text:p>11.7016337596</text:p>
          </table:table-cell>
          <table:table-cell table:formula="of:=([.A422]-(([.B422]+[.D422])/2))^2" office:value-type="float" office:value="1.63932825644165" calcext:value-type="float">
            <text:p>1.6393282564</text:p>
          </table:table-cell>
          <table:table-cell table:formula="of:=([.A422]-100.04)^2" office:value-type="float" office:value="0.230400000000004" calcext:value-type="float">
            <text:p>0.2304</text:p>
          </table:table-cell>
        </table:table-row>
        <table:table-row table:style-name="ro1">
          <table:table-cell office:value-type="float" office:value="99.63" calcext:value-type="float">
            <text:p>99.63</text:p>
          </table:table-cell>
          <table:table-cell office:value-type="float" office:value="103.464553833008" calcext:value-type="float">
            <text:p>103.464553833</text:p>
          </table:table-cell>
          <table:table-cell office:value-type="float" office:value="99.63" calcext:value-type="float">
            <text:p>99.63</text:p>
          </table:table-cell>
          <table:table-cell office:value-type="float" office:value="102.453659057617" calcext:value-type="float">
            <text:p>102.4536590576</text:p>
          </table:table-cell>
          <table:table-cell/>
          <table:table-cell table:formula="of:=[.A423]-[.C423]" office:value-type="float" office:value="0" calcext:value-type="float">
            <text:p>0</text:p>
          </table:table-cell>
          <table:table-cell table:formula="of:=([.A423]-[.B423])^2" office:value-type="float" office:value="14.7038030982349" calcext:value-type="float">
            <text:p>14.7038030982</text:p>
          </table:table-cell>
          <table:table-cell table:formula="of:=([.C423]-[.D423])^2" office:value-type="float" office:value="7.97305047366361" calcext:value-type="float">
            <text:p>7.9730504737</text:p>
          </table:table-cell>
          <table:table-cell table:formula="of:=[.G423]-[.H423]" office:value-type="float" office:value="6.73075262457133" calcext:value-type="float">
            <text:p>6.7307526246</text:p>
          </table:table-cell>
          <table:table-cell table:formula="of:=([.A423]-(([.B423]+[.D423])/2))^2" office:value-type="float" office:value="11.0829497242213" calcext:value-type="float">
            <text:p>11.0829497242</text:p>
          </table:table-cell>
          <table:table-cell table:formula="of:=([.A423]-100.04)^2" office:value-type="float" office:value="0.168100000000009" calcext:value-type="float">
            <text:p>0.1681</text:p>
          </table:table-cell>
        </table:table-row>
        <table:table-row table:style-name="ro1">
          <table:table-cell office:value-type="float" office:value="99.68" calcext:value-type="float">
            <text:p>99.68</text:p>
          </table:table-cell>
          <table:table-cell office:value-type="float" office:value="103.915771484375" calcext:value-type="float">
            <text:p>103.9157714844</text:p>
          </table:table-cell>
          <table:table-cell office:value-type="float" office:value="99.68" calcext:value-type="float">
            <text:p>99.68</text:p>
          </table:table-cell>
          <table:table-cell office:value-type="float" office:value="103.37890625" calcext:value-type="float">
            <text:p>103.37890625</text:p>
          </table:table-cell>
          <table:table-cell/>
          <table:table-cell table:formula="of:=[.A424]-[.C424]" office:value-type="float" office:value="0" calcext:value-type="float">
            <text:p>0</text:p>
          </table:table-cell>
          <table:table-cell table:formula="of:=([.A424]-[.B424])^2" office:value-type="float" office:value="17.9417600678443" calcext:value-type="float">
            <text:p>17.9417600678</text:p>
          </table:table-cell>
          <table:table-cell table:formula="of:=([.C424]-[.D424])^2" office:value-type="float" office:value="13.681907446289" calcext:value-type="float">
            <text:p>13.6819074463</text:p>
          </table:table-cell>
          <table:table-cell table:formula="of:=[.G424]-[.H424]" office:value-type="float" office:value="4.25985262155532" calcext:value-type="float">
            <text:p>4.2598526216</text:p>
          </table:table-cell>
          <table:table-cell table:formula="of:=([.A424]-(([.B424]+[.D424])/2))^2" office:value-type="float" office:value="15.7397776870965" calcext:value-type="float">
            <text:p>15.7397776871</text:p>
          </table:table-cell>
          <table:table-cell table:formula="of:=([.A424]-100.04)^2" office:value-type="float" office:value="0.1296" calcext:value-type="float">
            <text:p>0.1296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104.989547729492" calcext:value-type="float">
            <text:p>104.9895477295</text:p>
          </table:table-cell>
          <table:table-cell office:value-type="float" office:value="99.8" calcext:value-type="float">
            <text:p>99.8</text:p>
          </table:table-cell>
          <table:table-cell office:value-type="float" office:value="101.42650604248" calcext:value-type="float">
            <text:p>101.4265060425</text:p>
          </table:table-cell>
          <table:table-cell/>
          <table:table-cell table:formula="of:=[.A425]-[.C425]" office:value-type="float" office:value="0" calcext:value-type="float">
            <text:p>0</text:p>
          </table:table-cell>
          <table:table-cell table:formula="of:=([.A425]-[.B425])^2" office:value-type="float" office:value="26.9314056366775" calcext:value-type="float">
            <text:p>26.9314056367</text:p>
          </table:table-cell>
          <table:table-cell table:formula="of:=([.C425]-[.D425])^2" office:value-type="float" office:value="2.64552190622549" calcext:value-type="float">
            <text:p>2.6455219062</text:p>
          </table:table-cell>
          <table:table-cell table:formula="of:=[.G425]-[.H425]" office:value-type="float" office:value="24.2858837304521" calcext:value-type="float">
            <text:p>24.2858837305</text:p>
          </table:table-cell>
          <table:table-cell table:formula="of:=([.A425]-(([.B425]+[.D425])/2))^2" office:value-type="float" office:value="11.6146472556057" calcext:value-type="float">
            <text:p>11.6146472556</text:p>
          </table:table-cell>
          <table:table-cell table:formula="of:=([.A425]-100.04)^2" office:value-type="float" office:value="0.0576000000000044" calcext:value-type="float">
            <text:p>0.0576</text:p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94.3952484130859" calcext:value-type="float">
            <text:p>94.3952484131</text:p>
          </table:table-cell>
          <table:table-cell office:value-type="float" office:value="99.84" calcext:value-type="float">
            <text:p>99.84</text:p>
          </table:table-cell>
          <table:table-cell office:value-type="float" office:value="99.3163757324219" calcext:value-type="float">
            <text:p>99.3163757324</text:p>
          </table:table-cell>
          <table:table-cell/>
          <table:table-cell table:formula="of:=[.A426]-[.C426]" office:value-type="float" office:value="0" calcext:value-type="float">
            <text:p>0</text:p>
          </table:table-cell>
          <table:table-cell table:formula="of:=([.A426]-[.B426])^2" office:value-type="float" office:value="29.6453198432032" calcext:value-type="float">
            <text:p>29.6453198432</text:p>
          </table:table-cell>
          <table:table-cell table:formula="of:=([.C426]-[.D426])^2" office:value-type="float" office:value="0.274182373596731" calcext:value-type="float">
            <text:p>0.2741823736</text:p>
          </table:table-cell>
          <table:table-cell table:formula="of:=[.G426]-[.H426]" office:value-type="float" office:value="29.3711374696065" calcext:value-type="float">
            <text:p>29.3711374696</text:p>
          </table:table-cell>
          <table:table-cell table:formula="of:=([.A426]-(([.B426]+[.D426])/2))^2" office:value-type="float" office:value="8.90537758512136" calcext:value-type="float">
            <text:p>8.9053775851</text:p>
          </table:table-cell>
          <table:table-cell table:formula="of:=([.A426]-100.04)^2" office:value-type="float" office:value="0.0400000000000011" calcext:value-type="float">
            <text:p>0.04</text:p>
          </table:table-cell>
        </table:table-row>
        <table:table-row table:style-name="ro1">
          <table:table-cell office:value-type="float" office:value="99.94" calcext:value-type="float">
            <text:p>99.94</text:p>
          </table:table-cell>
          <table:table-cell office:value-type="float" office:value="103.150619506836" calcext:value-type="float">
            <text:p>103.1506195068</text:p>
          </table:table-cell>
          <table:table-cell office:value-type="float" office:value="99.94" calcext:value-type="float">
            <text:p>99.94</text:p>
          </table:table-cell>
          <table:table-cell office:value-type="float" office:value="103.866500854492" calcext:value-type="float">
            <text:p>103.8665008545</text:p>
          </table:table-cell>
          <table:table-cell/>
          <table:table-cell table:formula="of:=[.A427]-[.C427]" office:value-type="float" office:value="0" calcext:value-type="float">
            <text:p>0</text:p>
          </table:table-cell>
          <table:table-cell table:formula="of:=([.A427]-[.B427])^2" office:value-type="float" office:value="10.3080776176755" calcext:value-type="float">
            <text:p>10.3080776177</text:p>
          </table:table-cell>
          <table:table-cell table:formula="of:=([.C427]-[.D427])^2" office:value-type="float" office:value="15.4174089603279" calcext:value-type="float">
            <text:p>15.4174089603</text:p>
          </table:table-cell>
          <table:table-cell table:formula="of:=[.G427]-[.H427]" office:value-type="float" office:value="-5.10933134265244" calcext:value-type="float">
            <text:p>-5.1093313427</text:p>
          </table:table-cell>
          <table:table-cell table:formula="of:=([.A427]-(([.B427]+[.D427])/2))^2" office:value-type="float" office:value="12.7346217630211" calcext:value-type="float">
            <text:p>12.734621763</text:p>
          </table:table-cell>
          <table:table-cell table:formula="of:=([.A427]-100.04)^2" office:value-type="float" office:value="0.0100000000000017" calcext:value-type="float">
            <text:p>0.01</text:p>
          </table:table-cell>
        </table:table-row>
        <table:table-row table:style-name="ro1">
          <table:table-cell office:value-type="float" office:value="99.98" calcext:value-type="float">
            <text:p>99.98</text:p>
          </table:table-cell>
          <table:table-cell office:value-type="float" office:value="93.7883224487305" calcext:value-type="float">
            <text:p>93.7883224487</text:p>
          </table:table-cell>
          <table:table-cell office:value-type="float" office:value="99.98" calcext:value-type="float">
            <text:p>99.98</text:p>
          </table:table-cell>
          <table:table-cell office:value-type="float" office:value="93.6241073608398" calcext:value-type="float">
            <text:p>93.6241073608</text:p>
          </table:table-cell>
          <table:table-cell/>
          <table:table-cell table:formula="of:=[.A428]-[.C428]" office:value-type="float" office:value="0" calcext:value-type="float">
            <text:p>0</text:p>
          </table:table-cell>
          <table:table-cell table:formula="of:=([.A428]-[.B428])^2" office:value-type="float" office:value="38.3368708988951" calcext:value-type="float">
            <text:p>38.3368708989</text:p>
          </table:table-cell>
          <table:table-cell table:formula="of:=([.C428]-[.D428])^2" office:value-type="float" office:value="40.3973712405303" calcext:value-type="float">
            <text:p>40.3973712405</text:p>
          </table:table-cell>
          <table:table-cell table:formula="of:=[.G428]-[.H428]" office:value-type="float" office:value="-2.0605003416352" calcext:value-type="float">
            <text:p>-2.0605003416</text:p>
          </table:table-cell>
          <table:table-cell table:formula="of:=([.A428]-(([.B428]+[.D428])/2))^2" office:value-type="float" office:value="39.36037942094" calcext:value-type="float">
            <text:p>39.3603794209</text:p>
          </table:table-cell>
          <table:table-cell table:formula="of:=([.A428]-100.04)^2" office:value-type="float" office:value="0.00360000000000027" calcext:value-type="float">
            <text:p>0.0036</text:p>
          </table:table-cell>
        </table:table-row>
        <table:table-row table:style-name="ro1">
          <table:table-cell office:value-type="float" office:value="100.01" calcext:value-type="float">
            <text:p>100.01</text:p>
          </table:table-cell>
          <table:table-cell office:value-type="float" office:value="102.267738342285" calcext:value-type="float">
            <text:p>102.2677383423</text:p>
          </table:table-cell>
          <table:table-cell office:value-type="float" office:value="100.01" calcext:value-type="float">
            <text:p>100.01</text:p>
          </table:table-cell>
          <table:table-cell office:value-type="float" office:value="104.680877685547" calcext:value-type="float">
            <text:p>104.6808776855</text:p>
          </table:table-cell>
          <table:table-cell/>
          <table:table-cell table:formula="of:=[.A429]-[.C429]" office:value-type="float" office:value="0" calcext:value-type="float">
            <text:p>0</text:p>
          </table:table-cell>
          <table:table-cell table:formula="of:=([.A429]-[.B429])^2" office:value-type="float" office:value="5.0973824222245" calcext:value-type="float">
            <text:p>5.0973824222</text:p>
          </table:table-cell>
          <table:table-cell table:formula="of:=([.C429]-[.D429])^2" office:value-type="float" office:value="21.8170983533397" calcext:value-type="float">
            <text:p>21.8170983533</text:p>
          </table:table-cell>
          <table:table-cell table:formula="of:=[.G429]-[.H429]" office:value-type="float" office:value="-16.7197159311152" calcext:value-type="float">
            <text:p>-16.7197159311</text:p>
          </table:table-cell>
          <table:table-cell table:formula="of:=([.A429]-(([.B429]+[.D429])/2))^2" office:value-type="float" office:value="12.0014300152827" calcext:value-type="float">
            <text:p>12.0014300153</text:p>
          </table:table-cell>
          <table:table-cell table:formula="of:=([.A429]-100.04)^2" office:value-type="float" office:value="0.000900000000000068" calcext:value-type="float">
            <text:p>0.0009</text:p>
          </table:table-cell>
        </table:table-row>
        <table:table-row table:style-name="ro1">
          <table:table-cell office:value-type="float" office:value="100.05" calcext:value-type="float">
            <text:p>100.05</text:p>
          </table:table-cell>
          <table:table-cell office:value-type="float" office:value="105.227317810059" calcext:value-type="float">
            <text:p>105.2273178101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3.730880737305" calcext:value-type="float">
            <text:p>103.7308807373</text:p>
          </table:table-cell>
          <table:table-cell/>
          <table:table-cell table:formula="of:=[.A430]-[.C430]" office:value-type="float" office:value="0" calcext:value-type="float">
            <text:p>0</text:p>
          </table:table-cell>
          <table:table-cell table:formula="of:=([.A430]-[.B430])^2" office:value-type="float" office:value="26.8046197063499" calcext:value-type="float">
            <text:p>26.8046197064</text:p>
          </table:table-cell>
          <table:table-cell table:formula="of:=([.C430]-[.D430])^2" office:value-type="float" office:value="13.5488830022607" calcext:value-type="float">
            <text:p>13.5488830023</text:p>
          </table:table-cell>
          <table:table-cell table:formula="of:=[.G430]-[.H430]" office:value-type="float" office:value="13.2557367040892" calcext:value-type="float">
            <text:p>13.2557367041</text:p>
          </table:table-cell>
          <table:table-cell table:formula="of:=([.A430]-(([.B430]+[.D430])/2))^2" office:value-type="float" office:value="19.6169203761273" calcext:value-type="float">
            <text:p>19.6169203761</text:p>
          </table:table-cell>
          <table:table-cell table:formula="of:=([.A430]-100.04)^2" office:value-type="float" office:value="0.0000999999999998181" calcext:value-type="float">
            <text:p>0.0001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102.610740661621" calcext:value-type="float">
            <text:p>102.6107406616</text:p>
          </table:table-cell>
          <table:table-cell office:value-type="float" office:value="100.1" calcext:value-type="float">
            <text:p>100.1</text:p>
          </table:table-cell>
          <table:table-cell office:value-type="float" office:value="103.145233154297" calcext:value-type="float">
            <text:p>103.1452331543</text:p>
          </table:table-cell>
          <table:table-cell/>
          <table:table-cell table:formula="of:=[.A431]-[.C431]" office:value-type="float" office:value="0" calcext:value-type="float">
            <text:p>0</text:p>
          </table:table-cell>
          <table:table-cell table:formula="of:=([.A431]-[.B431])^2" office:value-type="float" office:value="6.30381866991756" calcext:value-type="float">
            <text:p>6.3038186699</text:p>
          </table:table-cell>
          <table:table-cell table:formula="of:=([.C431]-[.D431])^2" office:value-type="float" office:value="9.27344496402893" calcext:value-type="float">
            <text:p>9.273444964</text:p>
          </table:table-cell>
          <table:table-cell table:formula="of:=[.G431]-[.H431]" office:value-type="float" office:value="-2.96962629411137" calcext:value-type="float">
            <text:p>-2.9696262941</text:p>
          </table:table-cell>
          <table:table-cell table:formula="of:=([.A431]-(([.B431]+[.D431])/2))^2" office:value-type="float" office:value="7.71721126079155" calcext:value-type="float">
            <text:p>7.7172112608</text:p>
          </table:table-cell>
          <table:table-cell table:formula="of:=([.A431]-100.04)^2" office:value-type="float" office:value="0.00359999999999857" calcext:value-type="float">
            <text:p>0.0036</text:p>
          </table:table-cell>
        </table:table-row>
        <table:table-row table:style-name="ro1">
          <table:table-cell office:value-type="float" office:value="100.12" calcext:value-type="float">
            <text:p>100.12</text:p>
          </table:table-cell>
          <table:table-cell office:value-type="float" office:value="93.0225830078125" calcext:value-type="float">
            <text:p>93.0225830078</text:p>
          </table:table-cell>
          <table:table-cell office:value-type="float" office:value="100.12" calcext:value-type="float">
            <text:p>100.12</text:p>
          </table:table-cell>
          <table:table-cell office:value-type="float" office:value="93.6260528564453" calcext:value-type="float">
            <text:p>93.6260528564</text:p>
          </table:table-cell>
          <table:table-cell/>
          <table:table-cell table:formula="of:=[.A432]-[.C432]" office:value-type="float" office:value="0" calcext:value-type="float">
            <text:p>0</text:p>
          </table:table-cell>
          <table:table-cell table:formula="of:=([.A432]-[.B432])^2" office:value-type="float" office:value="50.3733279609919" calcext:value-type="float">
            <text:p>50.373327961</text:p>
          </table:table-cell>
          <table:table-cell table:formula="of:=([.C432]-[.D432])^2" office:value-type="float" office:value="42.1713495032821" calcext:value-type="float">
            <text:p>42.1713495033</text:p>
          </table:table-cell>
          <table:table-cell table:formula="of:=[.G432]-[.H432]" office:value-type="float" office:value="8.20197845770978" calcext:value-type="float">
            <text:p>8.2019784577</text:p>
          </table:table-cell>
          <table:table-cell table:formula="of:=([.A432]-(([.B432]+[.D432])/2))^2" office:value-type="float" office:value="46.1812947675848" calcext:value-type="float">
            <text:p>46.1812947676</text:p>
          </table:table-cell>
          <table:table-cell table:formula="of:=([.A432]-100.04)^2" office:value-type="float" office:value="0.00639999999999973" calcext:value-type="float">
            <text:p>0.0064</text:p>
          </table:table-cell>
        </table:table-row>
        <table:table-row table:style-name="ro1">
          <table:table-cell office:value-type="float" office:value="100.24" calcext:value-type="float">
            <text:p>100.24</text:p>
          </table:table-cell>
          <table:table-cell office:value-type="float" office:value="104.150276184082" calcext:value-type="float">
            <text:p>104.1502761841</text:p>
          </table:table-cell>
          <table:table-cell office:value-type="float" office:value="100.24" calcext:value-type="float">
            <text:p>100.24</text:p>
          </table:table-cell>
          <table:table-cell office:value-type="float" office:value="105.287208557129" calcext:value-type="float">
            <text:p>105.2872085571</text:p>
          </table:table-cell>
          <table:table-cell/>
          <table:table-cell table:formula="of:=[.A433]-[.C433]" office:value-type="float" office:value="0" calcext:value-type="float">
            <text:p>0</text:p>
          </table:table-cell>
          <table:table-cell table:formula="of:=([.A433]-[.B433])^2" office:value-type="float" office:value="15.2902598357992" calcext:value-type="float">
            <text:p>15.2902598358</text:p>
          </table:table-cell>
          <table:table-cell table:formula="of:=([.C433]-[.D433])^2" office:value-type="float" office:value="25.4743142191553" calcext:value-type="float">
            <text:p>25.4743142192</text:p>
          </table:table-cell>
          <table:table-cell table:formula="of:=[.G433]-[.H433]" office:value-type="float" office:value="-10.1840543833561" calcext:value-type="float">
            <text:p>-10.1840543834</text:p>
          </table:table-cell>
          <table:table-cell table:formula="of:=([.A433]-(([.B433]+[.D433])/2))^2" office:value-type="float" office:value="20.0591332222567" calcext:value-type="float">
            <text:p>20.0591332223</text:p>
          </table:table-cell>
          <table:table-cell table:formula="of:=([.A433]-100.04)^2" office:value-type="float" office:value="0.0399999999999955" calcext:value-type="float">
            <text:p>0.04</text:p>
          </table:table-cell>
        </table:table-row>
        <table:table-row table:style-name="ro1">
          <table:table-cell office:value-type="float" office:value="100.35" calcext:value-type="float">
            <text:p>100.35</text:p>
          </table:table-cell>
          <table:table-cell office:value-type="float" office:value="104.673667907715" calcext:value-type="float">
            <text:p>104.6736679077</text:p>
          </table:table-cell>
          <table:table-cell office:value-type="float" office:value="100.35" calcext:value-type="float">
            <text:p>100.35</text:p>
          </table:table-cell>
          <table:table-cell office:value-type="float" office:value="105.008995056152" calcext:value-type="float">
            <text:p>105.0089950562</text:p>
          </table:table-cell>
          <table:table-cell/>
          <table:table-cell table:formula="of:=[.A434]-[.C434]" office:value-type="float" office:value="0" calcext:value-type="float">
            <text:p>0</text:p>
          </table:table-cell>
          <table:table-cell table:formula="of:=([.A434]-[.B434])^2" office:value-type="float" office:value="18.6941041762033" calcext:value-type="float">
            <text:p>18.6941041762</text:p>
          </table:table-cell>
          <table:table-cell table:formula="of:=([.C434]-[.D434])^2" office:value-type="float" office:value="21.706234933252" calcext:value-type="float">
            <text:p>21.7062349333</text:p>
          </table:table-cell>
          <table:table-cell table:formula="of:=[.G434]-[.H434]" office:value-type="float" office:value="-3.01213075704873" calcext:value-type="float">
            <text:p>-3.012130757</text:p>
          </table:table-cell>
          <table:table-cell table:formula="of:=([.A434]-(([.B434]+[.D434])/2))^2" office:value-type="float" office:value="20.1720584806079" calcext:value-type="float">
            <text:p>20.1720584806</text:p>
          </table:table-cell>
          <table:table-cell table:formula="of:=([.A434]-100.04)^2" office:value-type="float" office:value="0.0960999999999926" calcext:value-type="float">
            <text:p>0.0961</text:p>
          </table:table-cell>
        </table:table-row>
        <table:table-row table:style-name="ro1">
          <table:table-cell office:value-type="float" office:value="100.37" calcext:value-type="float">
            <text:p>100.37</text:p>
          </table:table-cell>
          <table:table-cell office:value-type="float" office:value="101.779853820801" calcext:value-type="float">
            <text:p>101.7798538208</text:p>
          </table:table-cell>
          <table:table-cell office:value-type="float" office:value="100.37" calcext:value-type="float">
            <text:p>100.37</text:p>
          </table:table-cell>
          <table:table-cell office:value-type="float" office:value="105.067512512207" calcext:value-type="float">
            <text:p>105.0675125122</text:p>
          </table:table-cell>
          <table:table-cell/>
          <table:table-cell table:formula="of:=[.A435]-[.C435]" office:value-type="float" office:value="0" calcext:value-type="float">
            <text:p>0</text:p>
          </table:table-cell>
          <table:table-cell table:formula="of:=([.A435]-[.B435])^2" office:value-type="float" office:value="1.98768779602655" calcext:value-type="float">
            <text:p>1.987687796</text:p>
          </table:table-cell>
          <table:table-cell table:formula="of:=([.C435]-[.D435])^2" office:value-type="float" office:value="22.0666238023416" calcext:value-type="float">
            <text:p>22.0666238023</text:p>
          </table:table-cell>
          <table:table-cell table:formula="of:=[.G435]-[.H435]" office:value-type="float" office:value="-20.078936006315" calcext:value-type="float">
            <text:p>-20.0789360063</text:p>
          </table:table-cell>
          <table:table-cell table:formula="of:=([.A435]-(([.B435]+[.D435])/2))^2" office:value-type="float" office:value="9.3249808813893" calcext:value-type="float">
            <text:p>9.3249808814</text:p>
          </table:table-cell>
          <table:table-cell table:formula="of:=([.A435]-100.04)^2" office:value-type="float" office:value="0.108899999999999" calcext:value-type="float">
            <text:p>0.1089</text:p>
          </table:table-cell>
        </table:table-row>
        <table:table-row table:style-name="ro1">
          <table:table-cell office:value-type="float" office:value="100.57" calcext:value-type="float">
            <text:p>100.57</text:p>
          </table:table-cell>
          <table:table-cell office:value-type="float" office:value="94.9276351928711" calcext:value-type="float">
            <text:p>94.9276351929</text:p>
          </table:table-cell>
          <table:table-cell office:value-type="float" office:value="100.57" calcext:value-type="float">
            <text:p>100.57</text:p>
          </table:table-cell>
          <table:table-cell office:value-type="float" office:value="97.8310775756836" calcext:value-type="float">
            <text:p>97.8310775757</text:p>
          </table:table-cell>
          <table:table-cell/>
          <table:table-cell table:formula="of:=[.A436]-[.C436]" office:value-type="float" office:value="0" calcext:value-type="float">
            <text:p>0</text:p>
          </table:table-cell>
          <table:table-cell table:formula="of:=([.A436]-[.B436])^2" office:value-type="float" office:value="31.8362806167267" calcext:value-type="float">
            <text:p>31.8362806167</text:p>
          </table:table-cell>
          <table:table-cell table:formula="of:=([.C436]-[.D436])^2" office:value-type="float" office:value="7.50169604642322" calcext:value-type="float">
            <text:p>7.5016960464</text:p>
          </table:table-cell>
          <table:table-cell table:formula="of:=[.G436]-[.H436]" office:value-type="float" office:value="24.3345845703035" calcext:value-type="float">
            <text:p>24.3345845703</text:p>
          </table:table-cell>
          <table:table-cell table:formula="of:=([.A436]-(([.B436]+[.D436])/2))^2" office:value-type="float" office:value="17.561493913997" calcext:value-type="float">
            <text:p>17.561493914</text:p>
          </table:table-cell>
          <table:table-cell table:formula="of:=([.A436]-100.04)^2" office:value-type="float" office:value="0.280899999999986" calcext:value-type="float">
            <text:p>0.2809</text:p>
          </table:table-cell>
        </table:table-row>
        <table:table-row table:style-name="ro1">
          <table:table-cell office:value-type="float" office:value="100.59" calcext:value-type="float">
            <text:p>100.59</text:p>
          </table:table-cell>
          <table:table-cell office:value-type="float" office:value="102.17748260498" calcext:value-type="float">
            <text:p>102.177482605</text:p>
          </table:table-cell>
          <table:table-cell office:value-type="float" office:value="100.59" calcext:value-type="float">
            <text:p>100.59</text:p>
          </table:table-cell>
          <table:table-cell office:value-type="float" office:value="102.083396911621" calcext:value-type="float">
            <text:p>102.0833969116</text:p>
          </table:table-cell>
          <table:table-cell/>
          <table:table-cell table:formula="of:=[.A437]-[.C437]" office:value-type="float" office:value="0" calcext:value-type="float">
            <text:p>0</text:p>
          </table:table-cell>
          <table:table-cell table:formula="of:=([.A437]-[.B437])^2" office:value-type="float" office:value="2.52010102111556" calcext:value-type="float">
            <text:p>2.5201010211</text:p>
          </table:table-cell>
          <table:table-cell table:formula="of:=([.C437]-[.D437])^2" office:value-type="float" office:value="2.23023433563941" calcext:value-type="float">
            <text:p>2.2302343356</text:p>
          </table:table-cell>
          <table:table-cell table:formula="of:=[.G437]-[.H437]" office:value-type="float" office:value="0.289866685476154" calcext:value-type="float">
            <text:p>0.2898666855</text:p>
          </table:table-cell>
          <table:table-cell table:formula="of:=([.A437]-(([.B437]+[.D437])/2))^2" office:value-type="float" office:value="2.37295464895376" calcext:value-type="float">
            <text:p>2.372954649</text:p>
          </table:table-cell>
          <table:table-cell table:formula="of:=([.A437]-100.04)^2" office:value-type="float" office:value="0.302499999999997" calcext:value-type="float">
            <text:p>0.3025</text:p>
          </table:table-cell>
        </table:table-row>
        <table:table-row table:style-name="ro1">
          <table:table-cell office:value-type="float" office:value="100.77" calcext:value-type="float">
            <text:p>100.77</text:p>
          </table:table-cell>
          <table:table-cell office:value-type="float" office:value="103.580474853516" calcext:value-type="float">
            <text:p>103.5804748535</text:p>
          </table:table-cell>
          <table:table-cell office:value-type="float" office:value="100.77" calcext:value-type="float">
            <text:p>100.77</text:p>
          </table:table-cell>
          <table:table-cell office:value-type="float" office:value="102.712715148926" calcext:value-type="float">
            <text:p>102.7127151489</text:p>
          </table:table-cell>
          <table:table-cell/>
          <table:table-cell table:formula="of:=[.A438]-[.C438]" office:value-type="float" office:value="0" calcext:value-type="float">
            <text:p>0</text:p>
          </table:table-cell>
          <table:table-cell table:formula="of:=([.A438]-[.B438])^2" office:value-type="float" office:value="7.8987689022437" calcext:value-type="float">
            <text:p>7.8987689022</text:p>
          </table:table-cell>
          <table:table-cell table:formula="of:=([.C438]-[.D438])^2" office:value-type="float" office:value="3.77414214986574" calcext:value-type="float">
            <text:p>3.7741421499</text:p>
          </table:table-cell>
          <table:table-cell table:formula="of:=[.G438]-[.H438]" office:value-type="float" office:value="4.12462675237796" calcext:value-type="float">
            <text:p>4.1246267524</text:p>
          </table:table-cell>
          <table:table-cell table:formula="of:=([.A438]-(([.B438]+[.D438])/2))^2" office:value-type="float" office:value="5.64820379982725" calcext:value-type="float">
            <text:p>5.6482037998</text:p>
          </table:table-cell>
          <table:table-cell table:formula="of:=([.A438]-100.04)^2" office:value-type="float" office:value="0.532899999999985" calcext:value-type="float">
            <text:p>0.5329</text:p>
          </table:table-cell>
        </table:table-row>
        <table:table-row table:style-name="ro1">
          <table:table-cell office:value-type="float" office:value="100.77" calcext:value-type="float">
            <text:p>100.77</text:p>
          </table:table-cell>
          <table:table-cell office:value-type="float" office:value="106.425674438477" calcext:value-type="float">
            <text:p>106.4256744385</text:p>
          </table:table-cell>
          <table:table-cell office:value-type="float" office:value="100.77" calcext:value-type="float">
            <text:p>100.77</text:p>
          </table:table-cell>
          <table:table-cell office:value-type="float" office:value="106.281402587891" calcext:value-type="float">
            <text:p>106.2814025879</text:p>
          </table:table-cell>
          <table:table-cell/>
          <table:table-cell table:formula="of:=[.A439]-[.C439]" office:value-type="float" office:value="0" calcext:value-type="float">
            <text:p>0</text:p>
          </table:table-cell>
          <table:table-cell table:formula="of:=([.A439]-[.B439])^2" office:value-type="float" office:value="31.9866533540372" calcext:value-type="float">
            <text:p>31.986653354</text:p>
          </table:table-cell>
          <table:table-cell table:formula="of:=([.C439]-[.D439])^2" office:value-type="float" office:value="30.3755584858075" calcext:value-type="float">
            <text:p>30.3755584858</text:p>
          </table:table-cell>
          <table:table-cell table:formula="of:=[.G439]-[.H439]" office:value-type="float" office:value="1.6110948682297" calcext:value-type="float">
            <text:p>1.6110948682</text:p>
          </table:table-cell>
          <table:table-cell table:formula="of:=([.A439]-(([.B439]+[.D439])/2))^2" office:value-type="float" office:value="31.1759023282045" calcext:value-type="float">
            <text:p>31.1759023282</text:p>
          </table:table-cell>
          <table:table-cell table:formula="of:=([.A439]-100.04)^2" office:value-type="float" office:value="0.532899999999985" calcext:value-type="float">
            <text:p>0.5329</text:p>
          </table:table-cell>
        </table:table-row>
        <table:table-row table:style-name="ro1">
          <table:table-cell office:value-type="float" office:value="100.85" calcext:value-type="float">
            <text:p>100.85</text:p>
          </table:table-cell>
          <table:table-cell office:value-type="float" office:value="103.353240966797" calcext:value-type="float">
            <text:p>103.3532409668</text:p>
          </table:table-cell>
          <table:table-cell office:value-type="float" office:value="100.85" calcext:value-type="float">
            <text:p>100.85</text:p>
          </table:table-cell>
          <table:table-cell office:value-type="float" office:value="100.015258789063" calcext:value-type="float">
            <text:p>100.0152587891</text:p>
          </table:table-cell>
          <table:table-cell/>
          <table:table-cell table:formula="of:=[.A440]-[.C440]" office:value-type="float" office:value="0" calcext:value-type="float">
            <text:p>0</text:p>
          </table:table-cell>
          <table:table-cell table:formula="of:=([.A440]-[.B440])^2" office:value-type="float" office:value="6.26621533785018" calcext:value-type="float">
            <text:p>6.2662153379</text:p>
          </table:table-cell>
          <table:table-cell table:formula="of:=([.C440]-[.D440])^2" office:value-type="float" office:value="0.696792889237394" calcext:value-type="float">
            <text:p>0.6967928892</text:p>
          </table:table-cell>
          <table:table-cell table:formula="of:=[.G440]-[.H440]" office:value-type="float" office:value="5.56942244861279" calcext:value-type="float">
            <text:p>5.5694224486</text:p>
          </table:table-cell>
          <table:table-cell table:formula="of:=([.A440]-(([.B440]+[.D440])/2))^2" office:value-type="float" office:value="0.695972858825708" calcext:value-type="float">
            <text:p>0.6959728588</text:p>
          </table:table-cell>
          <table:table-cell table:formula="of:=([.A440]-100.04)^2" office:value-type="float" office:value="0.656099999999981" calcext:value-type="float">
            <text:p>0.6561</text:p>
          </table:table-cell>
        </table:table-row>
        <table:table-row table:style-name="ro1">
          <table:table-cell office:value-type="float" office:value="100.87" calcext:value-type="float">
            <text:p>100.87</text:p>
          </table:table-cell>
          <table:table-cell office:value-type="float" office:value="93.5602722167969" calcext:value-type="float">
            <text:p>93.5602722168</text:p>
          </table:table-cell>
          <table:table-cell office:value-type="float" office:value="100.87" calcext:value-type="float">
            <text:p>100.87</text:p>
          </table:table-cell>
          <table:table-cell office:value-type="float" office:value="96.924430847168" calcext:value-type="float">
            <text:p>96.9244308472</text:p>
          </table:table-cell>
          <table:table-cell/>
          <table:table-cell table:formula="of:=[.A441]-[.C441]" office:value-type="float" office:value="0" calcext:value-type="float">
            <text:p>0</text:p>
          </table:table-cell>
          <table:table-cell table:formula="of:=([.A441]-[.B441])^2" office:value-type="float" office:value="53.4321202645317" calcext:value-type="float">
            <text:p>53.4321202645</text:p>
          </table:table-cell>
          <table:table-cell table:formula="of:=([.C441]-[.D441])^2" office:value-type="float" office:value="15.5675159397797" calcext:value-type="float">
            <text:p>15.5675159398</text:p>
          </table:table-cell>
          <table:table-cell table:formula="of:=[.G441]-[.H441]" office:value-type="float" office:value="37.864604324752" calcext:value-type="float">
            <text:p>37.8646043248</text:p>
          </table:table-cell>
          <table:table-cell table:formula="of:=([.A441]-(([.B441]+[.D441])/2))^2" office:value-type="float" office:value="31.6704272795806" calcext:value-type="float">
            <text:p>31.6704272796</text:p>
          </table:table-cell>
          <table:table-cell table:formula="of:=([.A441]-100.04)^2" office:value-type="float" office:value="0.688899999999997" calcext:value-type="float">
            <text:p>0.6889</text:p>
          </table:table-cell>
        </table:table-row>
        <table:table-row table:style-name="ro1">
          <table:table-cell office:value-type="float" office:value="100.97" calcext:value-type="float">
            <text:p>100.97</text:p>
          </table:table-cell>
          <table:table-cell office:value-type="float" office:value="95.2019577026367" calcext:value-type="float">
            <text:p>95.2019577026</text:p>
          </table:table-cell>
          <table:table-cell office:value-type="float" office:value="100.97" calcext:value-type="float">
            <text:p>100.97</text:p>
          </table:table-cell>
          <table:table-cell office:value-type="float" office:value="95.7689819335937" calcext:value-type="float">
            <text:p>95.7689819336</text:p>
          </table:table-cell>
          <table:table-cell/>
          <table:table-cell table:formula="of:=[.A442]-[.C442]" office:value-type="float" office:value="0" calcext:value-type="float">
            <text:p>0</text:p>
          </table:table-cell>
          <table:table-cell table:formula="of:=([.A442]-[.B442])^2" office:value-type="float" office:value="33.2703119441719" calcext:value-type="float">
            <text:p>33.2703119442</text:p>
          </table:table-cell>
          <table:table-cell table:formula="of:=([.C442]-[.D442])^2" office:value-type="float" office:value="27.0505889270842" calcext:value-type="float">
            <text:p>27.0505889271</text:p>
          </table:table-cell>
          <table:table-cell table:formula="of:=[.G442]-[.H442]" office:value-type="float" office:value="6.21972301708767" calcext:value-type="float">
            <text:p>6.2197230171</text:p>
          </table:table-cell>
          <table:table-cell table:formula="of:=([.A442]-(([.B442]+[.D442])/2))^2" office:value-type="float" office:value="30.0800713160049" calcext:value-type="float">
            <text:p>30.080071316</text:p>
          </table:table-cell>
          <table:table-cell table:formula="of:=([.A442]-100.04)^2" office:value-type="float" office:value="0.864899999999986" calcext:value-type="float">
            <text:p>0.8649</text:p>
          </table:table-cell>
        </table:table-row>
        <table:table-row table:style-name="ro1">
          <table:table-cell office:value-type="float" office:value="100.97" calcext:value-type="float">
            <text:p>100.97</text:p>
          </table:table-cell>
          <table:table-cell office:value-type="float" office:value="103.636199951172" calcext:value-type="float">
            <text:p>103.6361999512</text:p>
          </table:table-cell>
          <table:table-cell office:value-type="float" office:value="100.97" calcext:value-type="float">
            <text:p>100.97</text:p>
          </table:table-cell>
          <table:table-cell office:value-type="float" office:value="102.153579711914" calcext:value-type="float">
            <text:p>102.1535797119</text:p>
          </table:table-cell>
          <table:table-cell/>
          <table:table-cell table:formula="of:=[.A443]-[.C443]" office:value-type="float" office:value="0" calcext:value-type="float">
            <text:p>0</text:p>
          </table:table-cell>
          <table:table-cell table:formula="of:=([.A443]-[.B443])^2" office:value-type="float" office:value="7.10862217962892" calcext:value-type="float">
            <text:p>7.1086221796</text:p>
          </table:table-cell>
          <table:table-cell table:formula="of:=([.C443]-[.D443])^2" office:value-type="float" office:value="1.40086093445458" calcext:value-type="float">
            <text:p>1.4008609345</text:p>
          </table:table-cell>
          <table:table-cell table:formula="of:=[.G443]-[.H443]" office:value-type="float" office:value="5.70776124517434" calcext:value-type="float">
            <text:p>5.7077612452</text:p>
          </table:table-cell>
          <table:table-cell table:formula="of:=([.A443]-(([.B443]+[.D443])/2))^2" office:value-type="float" office:value="3.70520086357752" calcext:value-type="float">
            <text:p>3.7052008636</text:p>
          </table:table-cell>
          <table:table-cell table:formula="of:=([.A443]-100.04)^2" office:value-type="float" office:value="0.864899999999986" calcext:value-type="float">
            <text:p>0.86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4.2759628295898" calcext:value-type="float">
            <text:p>94.2759628296</text:p>
          </table:table-cell>
          <table:table-cell office:value-type="float" office:value="101" calcext:value-type="float">
            <text:p>101</text:p>
          </table:table-cell>
          <table:table-cell office:value-type="float" office:value="96.4588394165039" calcext:value-type="float">
            <text:p>96.4588394165</text:p>
          </table:table-cell>
          <table:table-cell/>
          <table:table-cell table:formula="of:=[.A444]-[.C444]" office:value-type="float" office:value="0" calcext:value-type="float">
            <text:p>0</text:p>
          </table:table-cell>
          <table:table-cell table:formula="of:=([.A444]-[.B444])^2" office:value-type="float" office:value="45.2126758690574" calcext:value-type="float">
            <text:p>45.2126758691</text:p>
          </table:table-cell>
          <table:table-cell table:formula="of:=([.C444]-[.D444])^2" office:value-type="float" office:value="20.6221394450986" calcext:value-type="float">
            <text:p>20.6221394451</text:p>
          </table:table-cell>
          <table:table-cell table:formula="of:=[.G444]-[.H444]" office:value-type="float" office:value="24.5905364239588" calcext:value-type="float">
            <text:p>24.590536424</text:p>
          </table:table-cell>
          <table:table-cell table:formula="of:=([.A444]-(([.B444]+[.D444])/2))^2" office:value-type="float" office:value="31.7261701086536" calcext:value-type="float">
            <text:p>31.7261701087</text:p>
          </table:table-cell>
          <table:table-cell table:formula="of:=([.A444]-100.04)^2" office:value-type="float" office:value="0.921599999999988" calcext:value-type="float">
            <text:p>0.9216</text:p>
          </table:table-cell>
        </table:table-row>
        <table:table-row table:style-name="ro1">
          <table:table-cell office:value-type="float" office:value="101.07" calcext:value-type="float">
            <text:p>101.07</text:p>
          </table:table-cell>
          <table:table-cell office:value-type="float" office:value="103.66552734375" calcext:value-type="float">
            <text:p>103.6655273438</text:p>
          </table:table-cell>
          <table:table-cell office:value-type="float" office:value="101.07" calcext:value-type="float">
            <text:p>101.07</text:p>
          </table:table-cell>
          <table:table-cell office:value-type="float" office:value="111.347297668457" calcext:value-type="float">
            <text:p>111.3472976685</text:p>
          </table:table-cell>
          <table:table-cell/>
          <table:table-cell table:formula="of:=[.A445]-[.C445]" office:value-type="float" office:value="0" calcext:value-type="float">
            <text:p>0</text:p>
          </table:table-cell>
          <table:table-cell table:formula="of:=([.A445]-[.B445])^2" office:value-type="float" office:value="6.73676219215397" calcext:value-type="float">
            <text:p>6.7367621922</text:p>
          </table:table-cell>
          <table:table-cell table:formula="of:=([.C445]-[.D445])^2" office:value-type="float" office:value="105.622847366072" calcext:value-type="float">
            <text:p>105.6228473661</text:p>
          </table:table-cell>
          <table:table-cell table:formula="of:=[.G445]-[.H445]" office:value-type="float" office:value="-98.8860851739185" calcext:value-type="float">
            <text:p>-98.8860851739</text:p>
          </table:table-cell>
          <table:table-cell table:formula="of:=([.A445]-(([.B445]+[.D445])/2))^2" office:value-type="float" office:value="41.4274059487258" calcext:value-type="float">
            <text:p>41.4274059487</text:p>
          </table:table-cell>
          <table:table-cell table:formula="of:=([.A445]-100.04)^2" office:value-type="float" office:value="1.06089999999997" calcext:value-type="float">
            <text:p>1.0609</text:p>
          </table:table-cell>
        </table:table-row>
        <table:table-row table:style-name="ro1">
          <table:table-cell office:value-type="float" office:value="101.13" calcext:value-type="float">
            <text:p>101.13</text:p>
          </table:table-cell>
          <table:table-cell office:value-type="float" office:value="104.369415283203" calcext:value-type="float">
            <text:p>104.3694152832</text:p>
          </table:table-cell>
          <table:table-cell office:value-type="float" office:value="101.13" calcext:value-type="float">
            <text:p>101.13</text:p>
          </table:table-cell>
          <table:table-cell office:value-type="float" office:value="104.341033935547" calcext:value-type="float">
            <text:p>104.3410339355</text:p>
          </table:table-cell>
          <table:table-cell/>
          <table:table-cell table:formula="of:=[.A446]-[.C446]" office:value-type="float" office:value="0" calcext:value-type="float">
            <text:p>0</text:p>
          </table:table-cell>
          <table:table-cell table:formula="of:=([.A446]-[.B446])^2" office:value-type="float" office:value="10.49381137705" calcext:value-type="float">
            <text:p>10.4938113771</text:p>
          </table:table-cell>
          <table:table-cell table:formula="of:=([.C446]-[.D446])^2" office:value-type="float" office:value="10.3107389352337" calcext:value-type="float">
            <text:p>10.3107389352</text:p>
          </table:table-cell>
          <table:table-cell table:formula="of:=[.G446]-[.H446]" office:value-type="float" office:value="0.18307244181633" calcext:value-type="float">
            <text:p>0.1830724418</text:p>
          </table:table-cell>
          <table:table-cell table:formula="of:=([.A446]-(([.B446]+[.D446])/2))^2" office:value-type="float" office:value="10.4020737809182" calcext:value-type="float">
            <text:p>10.4020737809</text:p>
          </table:table-cell>
          <table:table-cell table:formula="of:=([.A446]-100.04)^2" office:value-type="float" office:value="1.18809999999998" calcext:value-type="float">
            <text:p>1.1881</text:p>
          </table:table-cell>
        </table:table-row>
        <table:table-row table:style-name="ro1">
          <table:table-cell office:value-type="float" office:value="101.18" calcext:value-type="float">
            <text:p>101.18</text:p>
          </table:table-cell>
          <table:table-cell office:value-type="float" office:value="100.961692810059" calcext:value-type="float">
            <text:p>100.9616928101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1.080513000488" calcext:value-type="float">
            <text:p>101.0805130005</text:p>
          </table:table-cell>
          <table:table-cell/>
          <table:table-cell table:formula="of:=[.A447]-[.C447]" office:value-type="float" office:value="0" calcext:value-type="float">
            <text:p>0</text:p>
          </table:table-cell>
          <table:table-cell table:formula="of:=([.A447]-[.B447])^2" office:value-type="float" office:value="0.0476580291801162" calcext:value-type="float">
            <text:p>0.0476580292</text:p>
          </table:table-cell>
          <table:table-cell table:formula="of:=([.C447]-[.D447])^2" office:value-type="float" office:value="0.00989766307184608" calcext:value-type="float">
            <text:p>0.0098976631</text:p>
          </table:table-cell>
          <table:table-cell table:formula="of:=[.G447]-[.H447]" office:value-type="float" office:value="0.0377603661082701" calcext:value-type="float">
            <text:p>0.0377603661</text:p>
          </table:table-cell>
          <table:table-cell table:formula="of:=([.A447]-(([.B447]+[.D447])/2))^2" office:value-type="float" office:value="0.0252482867125443" calcext:value-type="float">
            <text:p>0.0252482867</text:p>
          </table:table-cell>
          <table:table-cell table:formula="of:=([.A447]-100.04)^2" office:value-type="float" office:value="1.2996" calcext:value-type="float">
            <text:p>1.2996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103.605903625488" calcext:value-type="float">
            <text:p>103.6059036255</text:p>
          </table:table-cell>
          <table:table-cell office:value-type="float" office:value="101.3" calcext:value-type="float">
            <text:p>101.3</text:p>
          </table:table-cell>
          <table:table-cell office:value-type="float" office:value="104.47346496582" calcext:value-type="float">
            <text:p>104.4734649658</text:p>
          </table:table-cell>
          <table:table-cell/>
          <table:table-cell table:formula="of:=[.A448]-[.C448]" office:value-type="float" office:value="0" calcext:value-type="float">
            <text:p>0</text:p>
          </table:table-cell>
          <table:table-cell table:formula="of:=([.A448]-[.B448])^2" office:value-type="float" office:value="5.31719153004001" calcext:value-type="float">
            <text:p>5.31719153</text:p>
          </table:table-cell>
          <table:table-cell table:formula="of:=([.C448]-[.D448])^2" office:value-type="float" office:value="10.0708798892889" calcext:value-type="float">
            <text:p>10.0708798893</text:p>
          </table:table-cell>
          <table:table-cell table:formula="of:=[.G448]-[.H448]" office:value-type="float" office:value="-4.75368835924892" calcext:value-type="float">
            <text:p>-4.7536883592</text:p>
          </table:table-cell>
          <table:table-cell table:formula="of:=([.A448]-(([.B448]+[.D448])/2))^2" office:value-type="float" office:value="7.5058700398548" calcext:value-type="float">
            <text:p>7.5058700399</text:p>
          </table:table-cell>
          <table:table-cell table:formula="of:=([.A448]-100.04)^2" office:value-type="float" office:value="1.58759999999998" calcext:value-type="float">
            <text:p>1.5876</text:p>
          </table:table-cell>
        </table:table-row>
        <table:table-row table:style-name="ro1">
          <table:table-cell office:value-type="float" office:value="101.32" calcext:value-type="float">
            <text:p>101.32</text:p>
          </table:table-cell>
          <table:table-cell office:value-type="float" office:value="102.852882385254" calcext:value-type="float">
            <text:p>102.8528823853</text:p>
          </table:table-cell>
          <table:table-cell office:value-type="float" office:value="101.32" calcext:value-type="float">
            <text:p>101.32</text:p>
          </table:table-cell>
          <table:table-cell office:value-type="float" office:value="105.733451843262" calcext:value-type="float">
            <text:p>105.7334518433</text:p>
          </table:table-cell>
          <table:table-cell/>
          <table:table-cell table:formula="of:=[.A449]-[.C449]" office:value-type="float" office:value="0" calcext:value-type="float">
            <text:p>0</text:p>
          </table:table-cell>
          <table:table-cell table:formula="of:=([.A449]-[.B449])^2" office:value-type="float" office:value="2.34972840702173" calcext:value-type="float">
            <text:p>2.349728407</text:p>
          </table:table-cell>
          <table:table-cell table:formula="of:=([.C449]-[.D449])^2" office:value-type="float" office:value="19.4785571727903" calcext:value-type="float">
            <text:p>19.4785571728</text:p>
          </table:table-cell>
          <table:table-cell table:formula="of:=[.G449]-[.H449]" office:value-type="float" office:value="-17.1288287657686" calcext:value-type="float">
            <text:p>-17.1288287658</text:p>
          </table:table-cell>
          <table:table-cell table:formula="of:=([.A449]-(([.B449]+[.D449])/2))^2" office:value-type="float" office:value="8.83972268930417" calcext:value-type="float">
            <text:p>8.8397226893</text:p>
          </table:table-cell>
          <table:table-cell table:formula="of:=([.A449]-100.04)^2" office:value-type="float" office:value="1.63839999999997" calcext:value-type="float">
            <text:p>1.6384</text:p>
          </table:table-cell>
        </table:table-row>
        <table:table-row table:style-name="ro1">
          <table:table-cell office:value-type="float" office:value="101.37" calcext:value-type="float">
            <text:p>101.37</text:p>
          </table:table-cell>
          <table:table-cell office:value-type="float" office:value="103.580474853516" calcext:value-type="float">
            <text:p>103.5804748535</text:p>
          </table:table-cell>
          <table:table-cell office:value-type="float" office:value="101.37" calcext:value-type="float">
            <text:p>101.37</text:p>
          </table:table-cell>
          <table:table-cell office:value-type="float" office:value="104.806480407715" calcext:value-type="float">
            <text:p>104.8064804077</text:p>
          </table:table-cell>
          <table:table-cell/>
          <table:table-cell table:formula="of:=[.A450]-[.C450]" office:value-type="float" office:value="0" calcext:value-type="float">
            <text:p>0</text:p>
          </table:table-cell>
          <table:table-cell table:formula="of:=([.A450]-[.B450])^2" office:value-type="float" office:value="4.8861990780249" calcext:value-type="float">
            <text:p>4.886199078</text:p>
          </table:table-cell>
          <table:table-cell table:formula="of:=([.C450]-[.D450])^2" office:value-type="float" office:value="11.8093975926079" calcext:value-type="float">
            <text:p>11.8093975926</text:p>
          </table:table-cell>
          <table:table-cell table:formula="of:=[.G450]-[.H450]" office:value-type="float" office:value="-6.92319851458304" calcext:value-type="float">
            <text:p>-6.9231985146</text:p>
          </table:table-cell>
          <table:table-cell table:formula="of:=([.A450]-(([.B450]+[.D450])/2))^2" office:value-type="float" office:value="7.97202593058459" calcext:value-type="float">
            <text:p>7.9720259306</text:p>
          </table:table-cell>
          <table:table-cell table:formula="of:=([.A450]-100.04)^2" office:value-type="float" office:value="1.7689" calcext:value-type="float">
            <text:p>1.7689</text:p>
          </table:table-cell>
        </table:table-row>
        <table:table-row table:style-name="ro1">
          <table:table-cell office:value-type="float" office:value="101.43" calcext:value-type="float">
            <text:p>101.43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01.43" calcext:value-type="float">
            <text:p>101.43</text:p>
          </table:table-cell>
          <table:table-cell office:value-type="float" office:value="103.145233154297" calcext:value-type="float">
            <text:p>103.1452331543</text:p>
          </table:table-cell>
          <table:table-cell/>
          <table:table-cell table:formula="of:=[.A451]-[.C451]" office:value-type="float" office:value="0" calcext:value-type="float">
            <text:p>0</text:p>
          </table:table-cell>
          <table:table-cell table:formula="of:=([.A451]-[.B451])^2" office:value-type="float" office:value="4.53029425805441" calcext:value-type="float">
            <text:p>4.5302942581</text:p>
          </table:table-cell>
          <table:table-cell table:formula="of:=([.C451]-[.D451])^2" office:value-type="float" office:value="2.94202477359918" calcext:value-type="float">
            <text:p>2.9420247736</text:p>
          </table:table-cell>
          <table:table-cell table:formula="of:=[.G451]-[.H451]" office:value-type="float" office:value="1.58826948445523" calcext:value-type="float">
            <text:p>1.5882694845</text:p>
          </table:table-cell>
          <table:table-cell table:formula="of:=([.A451]-(([.B451]+[.D451])/2))^2" office:value-type="float" office:value="3.69347272511869" calcext:value-type="float">
            <text:p>3.6934727251</text:p>
          </table:table-cell>
          <table:table-cell table:formula="of:=([.A451]-100.04)^2" office:value-type="float" office:value="1.9321" calcext:value-type="float">
            <text:p>1.9321</text:p>
          </table:table-cell>
        </table:table-row>
        <table:table-row table:style-name="ro1">
          <table:table-cell office:value-type="float" office:value="101.49" calcext:value-type="float">
            <text:p>101.49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101.49" calcext:value-type="float">
            <text:p>101.49</text:p>
          </table:table-cell>
          <table:table-cell office:value-type="float" office:value="96.2160568237305" calcext:value-type="float">
            <text:p>96.2160568237</text:p>
          </table:table-cell>
          <table:table-cell/>
          <table:table-cell table:formula="of:=[.A452]-[.C452]" office:value-type="float" office:value="0" calcext:value-type="float">
            <text:p>0</text:p>
          </table:table-cell>
          <table:table-cell table:formula="of:=([.A452]-[.B452])^2" office:value-type="float" office:value="49.169686446667" calcext:value-type="float">
            <text:p>49.1696864467</text:p>
          </table:table-cell>
          <table:table-cell table:formula="of:=([.C452]-[.D452])^2" office:value-type="float" office:value="27.8144766265199" calcext:value-type="float">
            <text:p>27.8144766265</text:p>
          </table:table-cell>
          <table:table-cell table:formula="of:=[.G452]-[.H452]" office:value-type="float" office:value="21.3552098201471" calcext:value-type="float">
            <text:p>21.3552098201</text:p>
          </table:table-cell>
          <table:table-cell table:formula="of:=([.A452]-(([.B452]+[.D452])/2))^2" office:value-type="float" office:value="37.7367755725449" calcext:value-type="float">
            <text:p>37.7367755725</text:p>
          </table:table-cell>
          <table:table-cell table:formula="of:=([.A452]-100.04)^2" office:value-type="float" office:value="2.10249999999997" calcext:value-type="float">
            <text:p>2.1025</text:p>
          </table:table-cell>
        </table:table-row>
        <table:table-row table:style-name="ro1">
          <table:table-cell office:value-type="float" office:value="101.59" calcext:value-type="float">
            <text:p>101.59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101.59" calcext:value-type="float">
            <text:p>101.59</text:p>
          </table:table-cell>
          <table:table-cell office:value-type="float" office:value="96.8018341064453" calcext:value-type="float">
            <text:p>96.8018341064</text:p>
          </table:table-cell>
          <table:table-cell/>
          <table:table-cell table:formula="of:=[.A453]-[.C453]" office:value-type="float" office:value="0" calcext:value-type="float">
            <text:p>0</text:p>
          </table:table-cell>
          <table:table-cell table:formula="of:=([.A453]-[.B453])^2" office:value-type="float" office:value="49.765115136669" calcext:value-type="float">
            <text:p>49.7651151367</text:p>
          </table:table-cell>
          <table:table-cell table:formula="of:=([.C453]-[.D453])^2" office:value-type="float" office:value="22.9265326242004" calcext:value-type="float">
            <text:p>22.9265326242</text:p>
          </table:table-cell>
          <table:table-cell table:formula="of:=[.G453]-[.H453]" office:value-type="float" office:value="26.8385825124686" calcext:value-type="float">
            <text:p>26.8385825125</text:p>
          </table:table-cell>
          <table:table-cell table:formula="of:=([.A453]-(([.B453]+[.D453])/2))^2" office:value-type="float" office:value="35.061824987894" calcext:value-type="float">
            <text:p>35.0618249879</text:p>
          </table:table-cell>
          <table:table-cell table:formula="of:=([.A453]-100.04)^2" office:value-type="float" office:value="2.40249999999999" calcext:value-type="float">
            <text:p>2.4025</text:p>
          </table:table-cell>
        </table:table-row>
        <table:table-row table:style-name="ro1">
          <table:table-cell office:value-type="float" office:value="101.66" calcext:value-type="float">
            <text:p>101.66</text:p>
          </table:table-cell>
          <table:table-cell office:value-type="float" office:value="103.232437133789" calcext:value-type="float">
            <text:p>103.2324371338</text:p>
          </table:table-cell>
          <table:table-cell office:value-type="float" office:value="101.66" calcext:value-type="float">
            <text:p>101.66</text:p>
          </table:table-cell>
          <table:table-cell office:value-type="float" office:value="97.5042495727539" calcext:value-type="float">
            <text:p>97.5042495728</text:p>
          </table:table-cell>
          <table:table-cell/>
          <table:table-cell table:formula="of:=[.A454]-[.C454]" office:value-type="float" office:value="0" calcext:value-type="float">
            <text:p>0</text:p>
          </table:table-cell>
          <table:table-cell table:formula="of:=([.A454]-[.B454])^2" office:value-type="float" office:value="2.47255853971877" calcext:value-type="float">
            <text:p>2.4725585397</text:p>
          </table:table-cell>
          <table:table-cell table:formula="of:=([.C454]-[.D454])^2" office:value-type="float" office:value="17.2702616135561" calcext:value-type="float">
            <text:p>17.2702616136</text:p>
          </table:table-cell>
          <table:table-cell table:formula="of:=[.G454]-[.H454]" office:value-type="float" office:value="-14.7977030738373" calcext:value-type="float">
            <text:p>-14.7977030738</text:p>
          </table:table-cell>
          <table:table-cell table:formula="of:=([.A454]-(([.B454]+[.D454])/2))^2" office:value-type="float" office:value="1.66837689303794" calcext:value-type="float">
            <text:p>1.668376893</text:p>
          </table:table-cell>
          <table:table-cell table:formula="of:=([.A454]-100.04)^2" office:value-type="float" office:value="2.62439999999997" calcext:value-type="float">
            <text:p>2.6244</text:p>
          </table:table-cell>
        </table:table-row>
        <table:table-row table:style-name="ro1">
          <table:table-cell office:value-type="float" office:value="101.79" calcext:value-type="float">
            <text:p>101.79</text:p>
          </table:table-cell>
          <table:table-cell office:value-type="float" office:value="103.808525085449" calcext:value-type="float">
            <text:p>103.8085250855</text:p>
          </table:table-cell>
          <table:table-cell office:value-type="float" office:value="101.79" calcext:value-type="float">
            <text:p>101.79</text:p>
          </table:table-cell>
          <table:table-cell office:value-type="float" office:value="103.230812072754" calcext:value-type="float">
            <text:p>103.2308120728</text:p>
          </table:table-cell>
          <table:table-cell/>
          <table:table-cell table:formula="of:=[.A455]-[.C455]" office:value-type="float" office:value="0" calcext:value-type="float">
            <text:p>0</text:p>
          </table:table-cell>
          <table:table-cell table:formula="of:=([.A455]-[.B455])^2" office:value-type="float" office:value="4.07444352058775" calcext:value-type="float">
            <text:p>4.0744435206</text:p>
          </table:table-cell>
          <table:table-cell table:formula="of:=([.C455]-[.D455])^2" office:value-type="float" office:value="2.07593942899339" calcext:value-type="float">
            <text:p>2.075939429</text:p>
          </table:table-cell>
          <table:table-cell table:formula="of:=[.G455]-[.H455]" office:value-type="float" office:value="1.99850409159436" calcext:value-type="float">
            <text:p>1.9985040916</text:p>
          </table:table-cell>
          <table:table-cell table:formula="of:=([.A455]-(([.B455]+[.D455])/2))^2" office:value-type="float" office:value="2.9917533935312" calcext:value-type="float">
            <text:p>2.9917533935</text:p>
          </table:table-cell>
          <table:table-cell table:formula="of:=([.A455]-100.04)^2" office:value-type="float" office:value="3.0625" calcext:value-type="float">
            <text:p>3.0625</text:p>
          </table:table-cell>
        </table:table-row>
        <table:table-row table:style-name="ro1">
          <table:table-cell office:value-type="float" office:value="101.875" calcext:value-type="float">
            <text:p>101.875</text:p>
          </table:table-cell>
          <table:table-cell office:value-type="float" office:value="103.833206176758" calcext:value-type="float">
            <text:p>103.8332061768</text:p>
          </table:table-cell>
          <table:table-cell office:value-type="float" office:value="101.875" calcext:value-type="float">
            <text:p>101.875</text:p>
          </table:table-cell>
          <table:table-cell office:value-type="float" office:value="105.563133239746" calcext:value-type="float">
            <text:p>105.5631332397</text:p>
          </table:table-cell>
          <table:table-cell/>
          <table:table-cell table:formula="of:=[.A456]-[.C456]" office:value-type="float" office:value="0" calcext:value-type="float">
            <text:p>0</text:p>
          </table:table-cell>
          <table:table-cell table:formula="of:=([.A456]-[.B456])^2" office:value-type="float" office:value="3.83457143069245" calcext:value-type="float">
            <text:p>3.8345714307</text:p>
          </table:table-cell>
          <table:table-cell table:formula="of:=([.C456]-[.D456])^2" office:value-type="float" office:value="13.60232679412" calcext:value-type="float">
            <text:p>13.6023267941</text:p>
          </table:table-cell>
          <table:table-cell table:formula="of:=[.G456]-[.H456]" office:value-type="float" office:value="-9.76775536342757" calcext:value-type="float">
            <text:p>-9.7677553634</text:p>
          </table:table-cell>
          <table:table-cell table:formula="of:=([.A456]-(([.B456]+[.D456])/2))^2" office:value-type="float" office:value="7.97028720159142" calcext:value-type="float">
            <text:p>7.9702872016</text:p>
          </table:table-cell>
          <table:table-cell table:formula="of:=([.A456]-100.04)^2" office:value-type="float" office:value="3.36722499999998" calcext:value-type="float">
            <text:p>3.367225</text:p>
          </table:table-cell>
        </table:table-row>
        <table:table-row table:style-name="ro1">
          <table:table-cell office:value-type="float" office:value="101.89" calcext:value-type="float">
            <text:p>101.89</text:p>
          </table:table-cell>
          <table:table-cell office:value-type="float" office:value="95.6248397827148" calcext:value-type="float">
            <text:p>95.6248397827</text:p>
          </table:table-cell>
          <table:table-cell office:value-type="float" office:value="101.89" calcext:value-type="float">
            <text:p>101.89</text:p>
          </table:table-cell>
          <table:table-cell office:value-type="float" office:value="94.5517730712891" calcext:value-type="float">
            <text:p>94.5517730713</text:p>
          </table:table-cell>
          <table:table-cell/>
          <table:table-cell table:formula="of:=[.A457]-[.C457]" office:value-type="float" office:value="0" calcext:value-type="float">
            <text:p>0</text:p>
          </table:table-cell>
          <table:table-cell table:formula="of:=([.A457]-[.B457])^2" office:value-type="float" office:value="39.2522325482526" calcext:value-type="float">
            <text:p>39.2522325483</text:p>
          </table:table-cell>
          <table:table-cell table:formula="of:=([.C457]-[.D457])^2" office:value-type="float" office:value="53.8495744572584" calcext:value-type="float">
            <text:p>53.8495744573</text:p>
          </table:table-cell>
          <table:table-cell table:formula="of:=[.G457]-[.H457]" office:value-type="float" office:value="-14.5973419090058" calcext:value-type="float">
            <text:p>-14.597341909</text:p>
          </table:table-cell>
          <table:table-cell table:formula="of:=([.A457]-(([.B457]+[.D457])/2))^2" office:value-type="float" office:value="46.2630354609629" calcext:value-type="float">
            <text:p>46.263035461</text:p>
          </table:table-cell>
          <table:table-cell table:formula="of:=([.A457]-100.04)^2" office:value-type="float" office:value="3.42249999999998" calcext:value-type="float">
            <text:p>3.4225</text:p>
          </table:table-cell>
        </table:table-row>
        <table:table-row table:style-name="ro1">
          <table:table-cell office:value-type="float" office:value="101.96" calcext:value-type="float">
            <text:p>101.96</text:p>
          </table:table-cell>
          <table:table-cell office:value-type="float" office:value="103.808525085449" calcext:value-type="float">
            <text:p>103.8085250855</text:p>
          </table:table-cell>
          <table:table-cell office:value-type="float" office:value="101.96" calcext:value-type="float">
            <text:p>101.96</text:p>
          </table:table-cell>
          <table:table-cell office:value-type="float" office:value="103.748794555664" calcext:value-type="float">
            <text:p>103.7487945557</text:p>
          </table:table-cell>
          <table:table-cell/>
          <table:table-cell table:formula="of:=[.A458]-[.C458]" office:value-type="float" office:value="0" calcext:value-type="float">
            <text:p>0</text:p>
          </table:table-cell>
          <table:table-cell table:formula="of:=([.A458]-[.B458])^2" office:value-type="float" office:value="3.41704499153506" calcext:value-type="float">
            <text:p>3.4170449915</text:p>
          </table:table-cell>
          <table:table-cell table:formula="of:=([.C458]-[.D458])^2" office:value-type="float" office:value="3.19978596237341" calcext:value-type="float">
            <text:p>3.1997859624</text:p>
          </table:table-cell>
          <table:table-cell table:formula="of:=[.G458]-[.H458]" office:value-type="float" office:value="0.217259029161651" calcext:value-type="float">
            <text:p>0.2172590292</text:p>
          </table:table-cell>
          <table:table-cell table:formula="of:=([.A458]-(([.B458]+[.D458])/2))^2" office:value-type="float" office:value="3.30752354290713" calcext:value-type="float">
            <text:p>3.3075235429</text:p>
          </table:table-cell>
          <table:table-cell table:formula="of:=([.A458]-100.04)^2" office:value-type="float" office:value="3.68639999999995" calcext:value-type="float">
            <text:p>3.6864</text:p>
          </table:table-cell>
        </table:table-row>
        <table:table-row table:style-name="ro1">
          <table:table-cell office:value-type="float" office:value="101.96" calcext:value-type="float">
            <text:p>101.96</text:p>
          </table:table-cell>
          <table:table-cell office:value-type="float" office:value="102.808692932129" calcext:value-type="float">
            <text:p>102.8086929321</text:p>
          </table:table-cell>
          <table:table-cell office:value-type="float" office:value="101.96" calcext:value-type="float">
            <text:p>101.96</text:p>
          </table:table-cell>
          <table:table-cell office:value-type="float" office:value="101.388626098633" calcext:value-type="float">
            <text:p>101.3886260986</text:p>
          </table:table-cell>
          <table:table-cell/>
          <table:table-cell table:formula="of:=[.A459]-[.C459]" office:value-type="float" office:value="0" calcext:value-type="float">
            <text:p>0</text:p>
          </table:table-cell>
          <table:table-cell table:formula="of:=([.A459]-[.B459])^2" office:value-type="float" office:value="0.720279693045571" calcext:value-type="float">
            <text:p>0.720279693</text:p>
          </table:table-cell>
          <table:table-cell table:formula="of:=([.C459]-[.D459])^2" office:value-type="float" office:value="0.326468135163553" calcext:value-type="float">
            <text:p>0.3264681352</text:p>
          </table:table-cell>
          <table:table-cell table:formula="of:=[.G459]-[.H459]" office:value-type="float" office:value="0.393811557882018" calcext:value-type="float">
            <text:p>0.3938115579</text:p>
          </table:table-cell>
          <table:table-cell table:formula="of:=([.A459]-(([.B459]+[.D459])/2))^2" office:value-type="float" office:value="0.0192264612056565" calcext:value-type="float">
            <text:p>0.0192264612</text:p>
          </table:table-cell>
          <table:table-cell table:formula="of:=([.A459]-100.04)^2" office:value-type="float" office:value="3.68639999999995" calcext:value-type="float">
            <text:p>3.6864</text:p>
          </table:table-cell>
        </table:table-row>
        <table:table-row table:style-name="ro1">
          <table:table-cell office:value-type="float" office:value="101.98" calcext:value-type="float">
            <text:p>101.98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101.98" calcext:value-type="float">
            <text:p>101.98</text:p>
          </table:table-cell>
          <table:table-cell office:value-type="float" office:value="95.4696807861328" calcext:value-type="float">
            <text:p>95.4696807861</text:p>
          </table:table-cell>
          <table:table-cell/>
          <table:table-cell table:formula="of:=[.A460]-[.C460]" office:value-type="float" office:value="0" calcext:value-type="float">
            <text:p>0</text:p>
          </table:table-cell>
          <table:table-cell table:formula="of:=([.A460]-[.B460])^2" office:value-type="float" office:value="56.2816542323117" calcext:value-type="float">
            <text:p>56.2816542323</text:p>
          </table:table-cell>
          <table:table-cell table:formula="of:=([.C460]-[.D460])^2" office:value-type="float" office:value="42.3842562664483" calcext:value-type="float">
            <text:p>42.3842562664</text:p>
          </table:table-cell>
          <table:table-cell table:formula="of:=[.G460]-[.H460]" office:value-type="float" office:value="13.8973979658634" calcext:value-type="float">
            <text:p>13.8973979659</text:p>
          </table:table-cell>
          <table:table-cell table:formula="of:=([.A460]-(([.B460]+[.D460])/2))^2" office:value-type="float" office:value="49.0870430157796" calcext:value-type="float">
            <text:p>49.0870430158</text:p>
          </table:table-cell>
          <table:table-cell table:formula="of:=([.A460]-100.04)^2" office:value-type="float" office:value="3.76359999999999" calcext:value-type="float">
            <text:p>3.7636</text:p>
          </table:table-cell>
        </table:table-row>
        <table:table-row table:style-name="ro1">
          <table:table-cell office:value-type="float" office:value="102.08" calcext:value-type="float">
            <text:p>102.08</text:p>
          </table:table-cell>
          <table:table-cell office:value-type="float" office:value="94.9850158691406" calcext:value-type="float">
            <text:p>94.9850158691</text:p>
          </table:table-cell>
          <table:table-cell office:value-type="float" office:value="102.08" calcext:value-type="float">
            <text:p>102.08</text:p>
          </table:table-cell>
          <table:table-cell office:value-type="float" office:value="99.0167617797852" calcext:value-type="float">
            <text:p>99.0167617798</text:p>
          </table:table-cell>
          <table:table-cell/>
          <table:table-cell table:formula="of:=[.A461]-[.C461]" office:value-type="float" office:value="0" calcext:value-type="float">
            <text:p>0</text:p>
          </table:table-cell>
          <table:table-cell table:formula="of:=([.A461]-[.B461])^2" office:value-type="float" office:value="50.3387998171463" calcext:value-type="float">
            <text:p>50.3387998171</text:p>
          </table:table-cell>
          <table:table-cell table:formula="of:=([.C461]-[.D461])^2" office:value-type="float" office:value="9.38342839378499" calcext:value-type="float">
            <text:p>9.3834283938</text:p>
          </table:table-cell>
          <table:table-cell table:formula="of:=[.G461]-[.H461]" office:value-type="float" office:value="40.9553714233613" calcext:value-type="float">
            <text:p>40.9553714234</text:p>
          </table:table-cell>
          <table:table-cell table:formula="of:=([.A461]-(([.B461]+[.D461])/2))^2" office:value-type="float" office:value="25.7973703334659" calcext:value-type="float">
            <text:p>25.7973703335</text:p>
          </table:table-cell>
          <table:table-cell table:formula="of:=([.A461]-100.04)^2" office:value-type="float" office:value="4.16159999999997" calcext:value-type="float">
            <text:p>4.1616</text:p>
          </table:table-cell>
        </table:table-row>
        <table:table-row table:style-name="ro1">
          <table:table-cell office:value-type="float" office:value="102.14" calcext:value-type="float">
            <text:p>102.14</text:p>
          </table:table-cell>
          <table:table-cell office:value-type="float" office:value="103.785858154297" calcext:value-type="float">
            <text:p>103.7858581543</text:p>
          </table:table-cell>
          <table:table-cell office:value-type="float" office:value="102.14" calcext:value-type="float">
            <text:p>102.14</text:p>
          </table:table-cell>
          <table:table-cell office:value-type="float" office:value="105.654006958008" calcext:value-type="float">
            <text:p>105.654006958</text:p>
          </table:table-cell>
          <table:table-cell/>
          <table:table-cell table:formula="of:=[.A462]-[.C462]" office:value-type="float" office:value="0" calcext:value-type="float">
            <text:p>0</text:p>
          </table:table-cell>
          <table:table-cell table:formula="of:=([.A462]-[.B462])^2" office:value-type="float" office:value="2.70884906406551" calcext:value-type="float">
            <text:p>2.7088490641</text:p>
          </table:table-cell>
          <table:table-cell table:formula="of:=([.C462]-[.D462])^2" office:value-type="float" office:value="12.3482449009273" calcext:value-type="float">
            <text:p>12.3482449009</text:p>
          </table:table-cell>
          <table:table-cell table:formula="of:=[.G462]-[.H462]" office:value-type="float" office:value="-9.6393958368618" calcext:value-type="float">
            <text:p>-9.6393958369</text:p>
          </table:table-cell>
          <table:table-cell table:formula="of:=([.A462]-(([.B462]+[.D462])/2))^2" office:value-type="float" office:value="6.65605199429476" calcext:value-type="float">
            <text:p>6.6560519943</text:p>
          </table:table-cell>
          <table:table-cell table:formula="of:=([.A462]-100.04)^2" office:value-type="float" office:value="4.40999999999998" calcext:value-type="float">
            <text:p>4.41</text:p>
          </table:table-cell>
        </table:table-row>
        <table:table-row table:style-name="ro1">
          <table:table-cell office:value-type="float" office:value="102.25" calcext:value-type="float">
            <text:p>102.25</text:p>
          </table:table-cell>
          <table:table-cell office:value-type="float" office:value="104.044593811035" calcext:value-type="float">
            <text:p>104.044593811</text:p>
          </table:table-cell>
          <table:table-cell office:value-type="float" office:value="102.25" calcext:value-type="float">
            <text:p>102.25</text:p>
          </table:table-cell>
          <table:table-cell office:value-type="float" office:value="107.063522338867" calcext:value-type="float">
            <text:p>107.0635223389</text:p>
          </table:table-cell>
          <table:table-cell/>
          <table:table-cell table:formula="of:=[.A463]-[.C463]" office:value-type="float" office:value="0" calcext:value-type="float">
            <text:p>0</text:p>
          </table:table-cell>
          <table:table-cell table:formula="of:=([.A463]-[.B463])^2" office:value-type="float" office:value="3.22056694660569" calcext:value-type="float">
            <text:p>3.2205669466</text:p>
          </table:table-cell>
          <table:table-cell table:formula="of:=([.C463]-[.D463])^2" office:value-type="float" office:value="23.1699973067734" calcext:value-type="float">
            <text:p>23.1699973068</text:p>
          </table:table-cell>
          <table:table-cell table:formula="of:=[.G463]-[.H463]" office:value-type="float" office:value="-19.9494303601678" calcext:value-type="float">
            <text:p>-19.9494303602</text:p>
          </table:table-cell>
          <table:table-cell table:formula="of:=([.A463]-(([.B463]+[.D463])/2))^2" office:value-type="float" office:value="10.91679976265" calcext:value-type="float">
            <text:p>10.9167997627</text:p>
          </table:table-cell>
          <table:table-cell table:formula="of:=([.A463]-100.04)^2" office:value-type="float" office:value="4.88409999999997" calcext:value-type="float">
            <text:p>4.8841</text:p>
          </table:table-cell>
        </table:table-row>
        <table:table-row table:style-name="ro1">
          <table:table-cell office:value-type="float" office:value="102.29" calcext:value-type="float">
            <text:p>102.29</text:p>
          </table:table-cell>
          <table:table-cell office:value-type="float" office:value="110.652603149414" calcext:value-type="float">
            <text:p>110.6526031494</text:p>
          </table:table-cell>
          <table:table-cell office:value-type="float" office:value="102.29" calcext:value-type="float">
            <text:p>102.29</text:p>
          </table:table-cell>
          <table:table-cell office:value-type="float" office:value="108.431427001953" calcext:value-type="float">
            <text:p>108.431427002</text:p>
          </table:table-cell>
          <table:table-cell/>
          <table:table-cell table:formula="of:=[.A464]-[.C464]" office:value-type="float" office:value="0" calcext:value-type="float">
            <text:p>0</text:p>
          </table:table-cell>
          <table:table-cell table:formula="of:=([.A464]-[.B464])^2" office:value-type="float" office:value="69.9331314345899" calcext:value-type="float">
            <text:p>69.9331314346</text:p>
          </table:table-cell>
          <table:table-cell table:formula="of:=([.C464]-[.D464])^2" office:value-type="float" office:value="37.7171256203189" calcext:value-type="float">
            <text:p>37.7171256203</text:p>
          </table:table-cell>
          <table:table-cell table:formula="of:=[.G464]-[.H464]" office:value-type="float" office:value="32.216005814271" calcext:value-type="float">
            <text:p>32.2160058143</text:p>
          </table:table-cell>
          <table:table-cell table:formula="of:=([.A464]-(([.B464]+[.D464])/2))^2" office:value-type="float" office:value="52.591722657942" calcext:value-type="float">
            <text:p>52.5917226579</text:p>
          </table:table-cell>
          <table:table-cell table:formula="of:=([.A464]-100.04)^2" office:value-type="float" office:value="5.0625" calcext:value-type="float">
            <text:p>5.0625</text:p>
          </table:table-cell>
        </table:table-row>
        <table:table-row table:style-name="ro1">
          <table:table-cell office:value-type="float" office:value="102.31" calcext:value-type="float">
            <text:p>102.31</text:p>
          </table:table-cell>
          <table:table-cell office:value-type="float" office:value="103.092269897461" calcext:value-type="float">
            <text:p>103.0922698975</text:p>
          </table:table-cell>
          <table:table-cell office:value-type="float" office:value="102.31" calcext:value-type="float">
            <text:p>102.31</text:p>
          </table:table-cell>
          <table:table-cell office:value-type="float" office:value="104.137588500977" calcext:value-type="float">
            <text:p>104.137588501</text:p>
          </table:table-cell>
          <table:table-cell/>
          <table:table-cell table:formula="of:=[.A465]-[.C465]" office:value-type="float" office:value="0" calcext:value-type="float">
            <text:p>0</text:p>
          </table:table-cell>
          <table:table-cell table:formula="of:=([.A465]-[.B465])^2" office:value-type="float" office:value="0.611946192473542" calcext:value-type="float">
            <text:p>0.6119461925</text:p>
          </table:table-cell>
          <table:table-cell table:formula="of:=([.C465]-[.D465])^2" office:value-type="float" office:value="3.34007972890175" calcext:value-type="float">
            <text:p>3.3400797289</text:p>
          </table:table-cell>
          <table:table-cell table:formula="of:=[.G465]-[.H465]" office:value-type="float" office:value="-2.72813353642821" calcext:value-type="float">
            <text:p>-2.7281335364</text:p>
          </table:table-cell>
          <table:table-cell table:formula="of:=([.A465]-(([.B465]+[.D465])/2))^2" office:value-type="float" office:value="1.70284021497368" calcext:value-type="float">
            <text:p>1.702840215</text:p>
          </table:table-cell>
          <table:table-cell table:formula="of:=([.A465]-100.04)^2" office:value-type="float" office:value="5.15289999999998" calcext:value-type="float">
            <text:p>5.1529</text:p>
          </table:table-cell>
        </table:table-row>
        <table:table-row table:style-name="ro1">
          <table:table-cell office:value-type="float" office:value="102.31" calcext:value-type="float">
            <text:p>102.31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02.31" calcext:value-type="float">
            <text:p>102.31</text:p>
          </table:table-cell>
          <table:table-cell office:value-type="float" office:value="103.373847961426" calcext:value-type="float">
            <text:p>103.3738479614</text:p>
          </table:table-cell>
          <table:table-cell/>
          <table:table-cell table:formula="of:=[.A466]-[.C466]" office:value-type="float" office:value="0" calcext:value-type="float">
            <text:p>0</text:p>
          </table:table-cell>
          <table:table-cell table:formula="of:=([.A466]-[.B466])^2" office:value-type="float" office:value="1.55862438500756" calcext:value-type="float">
            <text:p>1.558624385</text:p>
          </table:table-cell>
          <table:table-cell table:formula="of:=([.C466]-[.D466])^2" office:value-type="float" office:value="1.13177248502979" calcext:value-type="float">
            <text:p>1.131772485</text:p>
          </table:table-cell>
          <table:table-cell table:formula="of:=[.G466]-[.H466]" office:value-type="float" office:value="0.426851899977773" calcext:value-type="float">
            <text:p>0.4268519</text:p>
          </table:table-cell>
          <table:table-cell table:formula="of:=([.A466]-(([.B466]+[.D466])/2))^2" office:value-type="float" office:value="1.33667906840229" calcext:value-type="float">
            <text:p>1.3366790684</text:p>
          </table:table-cell>
          <table:table-cell table:formula="of:=([.A466]-100.04)^2" office:value-type="float" office:value="5.15289999999998" calcext:value-type="float">
            <text:p>5.1529</text:p>
          </table:table-cell>
        </table:table-row>
        <table:table-row table:style-name="ro1">
          <table:table-cell office:value-type="float" office:value="102.365" calcext:value-type="float">
            <text:p>102.365</text:p>
          </table:table-cell>
          <table:table-cell office:value-type="float" office:value="104.506454467773" calcext:value-type="float">
            <text:p>104.5064544678</text:p>
          </table:table-cell>
          <table:table-cell office:value-type="float" office:value="102.365" calcext:value-type="float">
            <text:p>102.365</text:p>
          </table:table-cell>
          <table:table-cell office:value-type="float" office:value="104.056694030762" calcext:value-type="float">
            <text:p>104.0566940308</text:p>
          </table:table-cell>
          <table:table-cell/>
          <table:table-cell table:formula="of:=[.A467]-[.C467]" office:value-type="float" office:value="0" calcext:value-type="float">
            <text:p>0</text:p>
          </table:table-cell>
          <table:table-cell table:formula="of:=([.A467]-[.B467])^2" office:value-type="float" office:value="4.58582723754678" calcext:value-type="float">
            <text:p>4.5858272375</text:p>
          </table:table-cell>
          <table:table-cell table:formula="of:=([.C467]-[.D467])^2" office:value-type="float" office:value="2.8618286937148" calcext:value-type="float">
            <text:p>2.8618286937</text:p>
          </table:table-cell>
          <table:table-cell table:formula="of:=[.G467]-[.H467]" office:value-type="float" office:value="1.72399854383198" calcext:value-type="float">
            <text:p>1.7239985438</text:p>
          </table:table-cell>
          <table:table-cell table:formula="of:=([.A467]-(([.B467]+[.D467])/2))^2" office:value-type="float" office:value="3.67325685295555" calcext:value-type="float">
            <text:p>3.673256853</text:p>
          </table:table-cell>
          <table:table-cell table:formula="of:=([.A467]-100.04)^2" office:value-type="float" office:value="5.40562500000001" calcext:value-type="float">
            <text:p>5.405625</text:p>
          </table:table-cell>
        </table:table-row>
        <table:table-row table:style-name="ro1">
          <table:table-cell office:value-type="float" office:value="102.49" calcext:value-type="float">
            <text:p>102.49</text:p>
          </table:table-cell>
          <table:table-cell office:value-type="float" office:value="95.2019577026367" calcext:value-type="float">
            <text:p>95.2019577026</text:p>
          </table:table-cell>
          <table:table-cell office:value-type="float" office:value="102.49" calcext:value-type="float">
            <text:p>102.49</text:p>
          </table:table-cell>
          <table:table-cell office:value-type="float" office:value="98.2639694213867" calcext:value-type="float">
            <text:p>98.2639694214</text:p>
          </table:table-cell>
          <table:table-cell/>
          <table:table-cell table:formula="of:=[.A468]-[.C468]" office:value-type="float" office:value="0" calcext:value-type="float">
            <text:p>0</text:p>
          </table:table-cell>
          <table:table-cell table:formula="of:=([.A468]-[.B468])^2" office:value-type="float" office:value="53.1155605281562" calcext:value-type="float">
            <text:p>53.1155605282</text:p>
          </table:table-cell>
          <table:table-cell table:formula="of:=([.C468]-[.D468])^2" office:value-type="float" office:value="17.8593344513745" calcext:value-type="float">
            <text:p>17.8593344514</text:p>
          </table:table-cell>
          <table:table-cell table:formula="of:=[.G468]-[.H468]" office:value-type="float" office:value="35.2562260767817" calcext:value-type="float">
            <text:p>35.2562260768</text:p>
          </table:table-cell>
          <table:table-cell table:formula="of:=([.A468]-(([.B468]+[.D468])/2))^2" office:value-type="float" office:value="33.1434685483247" calcext:value-type="float">
            <text:p>33.1434685483</text:p>
          </table:table-cell>
          <table:table-cell table:formula="of:=([.A468]-100.04)^2" office:value-type="float" office:value="6.00249999999994" calcext:value-type="float">
            <text:p>6.0025</text:p>
          </table:table-cell>
        </table:table-row>
        <table:table-row table:style-name="ro1">
          <table:table-cell office:value-type="float" office:value="102.51" calcext:value-type="float">
            <text:p>102.51</text:p>
          </table:table-cell>
          <table:table-cell office:value-type="float" office:value="111.205909729004" calcext:value-type="float">
            <text:p>111.205909729</text:p>
          </table:table-cell>
          <table:table-cell office:value-type="float" office:value="102.51" calcext:value-type="float">
            <text:p>102.51</text:p>
          </table:table-cell>
          <table:table-cell office:value-type="float" office:value="110.638893127441" calcext:value-type="float">
            <text:p>110.6388931274</text:p>
          </table:table-cell>
          <table:table-cell/>
          <table:table-cell table:formula="of:=[.A469]-[.C469]" office:value-type="float" office:value="0" calcext:value-type="float">
            <text:p>0</text:p>
          </table:table-cell>
          <table:table-cell table:formula="of:=([.A469]-[.B469])^2" office:value-type="float" office:value="75.6188460149847" calcext:value-type="float">
            <text:p>75.618846015</text:p>
          </table:table-cell>
          <table:table-cell table:formula="of:=([.C469]-[.D469])^2" office:value-type="float" office:value="66.078903477364" calcext:value-type="float">
            <text:p>66.0789034774</text:p>
          </table:table-cell>
          <table:table-cell table:formula="of:=[.G469]-[.H469]" office:value-type="float" office:value="9.53994253762066" calcext:value-type="float">
            <text:p>9.5399425376</text:p>
          </table:table-cell>
          <table:table-cell table:formula="of:=([.A469]-(([.B469]+[.D469])/2))^2" office:value-type="float" office:value="70.7684977895625" calcext:value-type="float">
            <text:p>70.7684977896</text:p>
          </table:table-cell>
          <table:table-cell table:formula="of:=([.A469]-100.04)^2" office:value-type="float" office:value="6.10089999999999" calcext:value-type="float">
            <text:p>6.1009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94.3242645263672" calcext:value-type="float">
            <text:p>94.3242645264</text:p>
          </table:table-cell>
          <table:table-cell office:value-type="float" office:value="102.6" calcext:value-type="float">
            <text:p>102.6</text:p>
          </table:table-cell>
          <table:table-cell office:value-type="float" office:value="96.4376068115234" calcext:value-type="float">
            <text:p>96.4376068115</text:p>
          </table:table-cell>
          <table:table-cell/>
          <table:table-cell table:formula="of:=[.A470]-[.C470]" office:value-type="float" office:value="0" calcext:value-type="float">
            <text:p>0</text:p>
          </table:table-cell>
          <table:table-cell table:formula="of:=([.A470]-[.B470])^2" office:value-type="float" office:value="68.4877976295444" calcext:value-type="float">
            <text:p>68.4877976295</text:p>
          </table:table-cell>
          <table:table-cell table:formula="of:=([.C470]-[.D470])^2" office:value-type="float" office:value="37.9750898093823" calcext:value-type="float">
            <text:p>37.9750898094</text:p>
          </table:table-cell>
          <table:table-cell table:formula="of:=[.G470]-[.H470]" office:value-type="float" office:value="30.5127078201622" calcext:value-type="float">
            <text:p>30.5127078202</text:p>
          </table:table-cell>
          <table:table-cell table:formula="of:=([.A470]-(([.B470]+[.D470])/2))^2" office:value-type="float" office:value="52.114889815906" calcext:value-type="float">
            <text:p>52.1148898159</text:p>
          </table:table-cell>
          <table:table-cell table:formula="of:=([.A470]-100.04)^2" office:value-type="float" office:value="6.55359999999994" calcext:value-type="float">
            <text:p>6.5536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103.808525085449" calcext:value-type="float">
            <text:p>103.8085250855</text:p>
          </table:table-cell>
          <table:table-cell office:value-type="float" office:value="102.7" calcext:value-type="float">
            <text:p>102.7</text:p>
          </table:table-cell>
          <table:table-cell office:value-type="float" office:value="107.018005371094" calcext:value-type="float">
            <text:p>107.0180053711</text:p>
          </table:table-cell>
          <table:table-cell/>
          <table:table-cell table:formula="of:=[.A471]-[.C471]" office:value-type="float" office:value="0" calcext:value-type="float">
            <text:p>0</text:p>
          </table:table-cell>
          <table:table-cell table:formula="of:=([.A471]-[.B471])^2" office:value-type="float" office:value="1.22882786507019" calcext:value-type="float">
            <text:p>1.2288278651</text:p>
          </table:table-cell>
          <table:table-cell table:formula="of:=([.C471]-[.D471])^2" office:value-type="float" office:value="18.6451703847945" calcext:value-type="float">
            <text:p>18.6451703848</text:p>
          </table:table-cell>
          <table:table-cell table:formula="of:=[.G471]-[.H471]" office:value-type="float" office:value="-17.4163425197243" calcext:value-type="float">
            <text:p>-17.4163425197</text:p>
          </table:table-cell>
          <table:table-cell table:formula="of:=([.A471]-(([.B471]+[.D471])/2))^2" office:value-type="float" office:value="7.3618081989471" calcext:value-type="float">
            <text:p>7.3618081989</text:p>
          </table:table-cell>
          <table:table-cell table:formula="of:=([.A471]-100.04)^2" office:value-type="float" office:value="7.07559999999998" calcext:value-type="float">
            <text:p>7.0756</text:p>
          </table:table-cell>
        </table:table-row>
        <table:table-row table:style-name="ro1">
          <table:table-cell office:value-type="float" office:value="102.97" calcext:value-type="float">
            <text:p>102.97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102.97" calcext:value-type="float">
            <text:p>102.97</text:p>
          </table:table-cell>
          <table:table-cell office:value-type="float" office:value="94.8718566894531" calcext:value-type="float">
            <text:p>94.8718566895</text:p>
          </table:table-cell>
          <table:table-cell/>
          <table:table-cell table:formula="of:=[.A472]-[.C472]" office:value-type="float" office:value="0" calcext:value-type="float">
            <text:p>0</text:p>
          </table:table-cell>
          <table:table-cell table:formula="of:=([.A472]-[.B472])^2" office:value-type="float" office:value="71.1397678588369" calcext:value-type="float">
            <text:p>71.1397678588</text:p>
          </table:table-cell>
          <table:table-cell table:formula="of:=([.C472]-[.D472])^2" office:value-type="float" office:value="65.5799250781551" calcext:value-type="float">
            <text:p>65.5799250782</text:p>
          </table:table-cell>
          <table:table-cell table:formula="of:=[.G472]-[.H472]" office:value-type="float" office:value="5.55984278068179" calcext:value-type="float">
            <text:p>5.5598427807</text:p>
          </table:table-cell>
          <table:table-cell table:formula="of:=([.A472]-(([.B472]+[.D472])/2))^2" office:value-type="float" office:value="68.3315727048807" calcext:value-type="float">
            <text:p>68.3315727049</text:p>
          </table:table-cell>
          <table:table-cell table:formula="of:=([.A472]-100.04)^2" office:value-type="float" office:value="8.58489999999996" calcext:value-type="float">
            <text:p>8.5849</text:p>
          </table:table-cell>
        </table:table-row>
        <table:table-row table:style-name="ro1">
          <table:table-cell office:value-type="float" office:value="103.03" calcext:value-type="float">
            <text:p>103.03</text:p>
          </table:table-cell>
          <table:table-cell office:value-type="float" office:value="103.140258789063" calcext:value-type="float">
            <text:p>103.1402587891</text:p>
          </table:table-cell>
          <table:table-cell office:value-type="float" office:value="103.03" calcext:value-type="float">
            <text:p>103.03</text:p>
          </table:table-cell>
          <table:table-cell office:value-type="float" office:value="104.57494354248" calcext:value-type="float">
            <text:p>104.5749435425</text:p>
          </table:table-cell>
          <table:table-cell/>
          <table:table-cell table:formula="of:=[.A473]-[.C473]" office:value-type="float" office:value="0" calcext:value-type="float">
            <text:p>0</text:p>
          </table:table-cell>
          <table:table-cell table:formula="of:=([.A473]-[.B473])^2" office:value-type="float" office:value="0.0121570005655286" calcext:value-type="float">
            <text:p>0.0121570006</text:p>
          </table:table-cell>
          <table:table-cell table:formula="of:=([.C473]-[.D473])^2" office:value-type="float" office:value="2.3868505494521" calcext:value-type="float">
            <text:p>2.3868505495</text:p>
          </table:table-cell>
          <table:table-cell table:formula="of:=[.G473]-[.H473]" office:value-type="float" office:value="-2.37469354888657" calcext:value-type="float">
            <text:p>-2.3746935489</text:p>
          </table:table-cell>
          <table:table-cell table:formula="of:=([.A473]-(([.B473]+[.D473])/2))^2" office:value-type="float" office:value="0.684923689586318" calcext:value-type="float">
            <text:p>0.6849236896</text:p>
          </table:table-cell>
          <table:table-cell table:formula="of:=([.A473]-100.04)^2" office:value-type="float" office:value="8.94009999999997" calcext:value-type="float">
            <text:p>8.9401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111.794532775879" calcext:value-type="float">
            <text:p>111.7945327759</text:p>
          </table:table-cell>
          <table:table-cell office:value-type="float" office:value="103.2" calcext:value-type="float">
            <text:p>103.2</text:p>
          </table:table-cell>
          <table:table-cell office:value-type="float" office:value="110.894325256348" calcext:value-type="float">
            <text:p>110.8943252563</text:p>
          </table:table-cell>
          <table:table-cell/>
          <table:table-cell table:formula="of:=[.A474]-[.C474]" office:value-type="float" office:value="0" calcext:value-type="float">
            <text:p>0</text:p>
          </table:table-cell>
          <table:table-cell table:formula="of:=([.A474]-[.B474])^2" office:value-type="float" office:value="73.8659936356567" calcext:value-type="float">
            <text:p>73.8659936357</text:p>
          </table:table-cell>
          <table:table-cell table:formula="of:=([.C474]-[.D474])^2" office:value-type="float" office:value="59.2026411504694" calcext:value-type="float">
            <text:p>59.2026411505</text:p>
          </table:table-cell>
          <table:table-cell table:formula="of:=[.G474]-[.H474]" office:value-type="float" office:value="14.6633524851874" calcext:value-type="float">
            <text:p>14.6633524852</text:p>
          </table:table-cell>
          <table:table-cell table:formula="of:=([.A474]-(([.B474]+[.D474])/2))^2" office:value-type="float" office:value="66.3317239985079" calcext:value-type="float">
            <text:p>66.3317239985</text:p>
          </table:table-cell>
          <table:table-cell table:formula="of:=([.A474]-100.04)^2" office:value-type="float" office:value="9.98559999999998" calcext:value-type="float">
            <text:p>9.9856</text:p>
          </table:table-cell>
        </table:table-row>
        <table:table-row table:style-name="ro1">
          <table:table-cell office:value-type="float" office:value="103.57" calcext:value-type="float">
            <text:p>103.57</text:p>
          </table:table-cell>
          <table:table-cell office:value-type="float" office:value="112.122520446777" calcext:value-type="float">
            <text:p>112.1225204468</text:p>
          </table:table-cell>
          <table:table-cell office:value-type="float" office:value="103.57" calcext:value-type="float">
            <text:p>103.57</text:p>
          </table:table-cell>
          <table:table-cell office:value-type="float" office:value="105.790382385254" calcext:value-type="float">
            <text:p>105.7903823853</text:p>
          </table:table-cell>
          <table:table-cell/>
          <table:table-cell table:formula="of:=[.A475]-[.C475]" office:value-type="float" office:value="0" calcext:value-type="float">
            <text:p>0</text:p>
          </table:table-cell>
          <table:table-cell table:formula="of:=([.A475]-[.B475])^2" office:value-type="float" office:value="73.1456059925447" calcext:value-type="float">
            <text:p>73.1456059925</text:p>
          </table:table-cell>
          <table:table-cell table:formula="of:=([.C475]-[.D475])^2" office:value-type="float" office:value="4.93009793674586" calcext:value-type="float">
            <text:p>4.9300979367</text:p>
          </table:table-cell>
          <table:table-cell table:formula="of:=[.G475]-[.H475]" office:value-type="float" office:value="68.2155080557988" calcext:value-type="float">
            <text:p>68.2155080558</text:p>
          </table:table-cell>
          <table:table-cell table:formula="of:=([.A475]-(([.B475]+[.D475])/2))^2" office:value-type="float" office:value="29.0138588570968" calcext:value-type="float">
            <text:p>29.0138588571</text:p>
          </table:table-cell>
          <table:table-cell table:formula="of:=([.A475]-100.04)^2" office:value-type="float" office:value="12.4608999999999" calcext:value-type="float">
            <text:p>12.4609</text:p>
          </table:table-cell>
        </table:table-row>
        <table:table-row table:style-name="ro1">
          <table:table-cell office:value-type="float" office:value="103.63" calcext:value-type="float">
            <text:p>103.63</text:p>
          </table:table-cell>
          <table:table-cell office:value-type="float" office:value="99.9689102172852" calcext:value-type="float">
            <text:p>99.9689102173</text:p>
          </table:table-cell>
          <table:table-cell office:value-type="float" office:value="103.63" calcext:value-type="float">
            <text:p>103.63</text:p>
          </table:table-cell>
          <table:table-cell office:value-type="float" office:value="104.140319824219" calcext:value-type="float">
            <text:p>104.1403198242</text:p>
          </table:table-cell>
          <table:table-cell/>
          <table:table-cell table:formula="of:=[.A476]-[.C476]" office:value-type="float" office:value="0" calcext:value-type="float">
            <text:p>0</text:p>
          </table:table-cell>
          <table:table-cell table:formula="of:=([.A476]-[.B476])^2" office:value-type="float" office:value="13.403578397099" calcext:value-type="float">
            <text:p>13.4035783971</text:p>
          </table:table-cell>
          <table:table-cell table:formula="of:=([.C476]-[.D476])^2" office:value-type="float" office:value="0.260426322990661" calcext:value-type="float">
            <text:p>0.260426323</text:p>
          </table:table-cell>
          <table:table-cell table:formula="of:=[.G476]-[.H476]" office:value-type="float" office:value="13.1431520741083" calcext:value-type="float">
            <text:p>13.1431520741</text:p>
          </table:table-cell>
          <table:table-cell table:formula="of:=([.A476]-(([.B476]+[.D476])/2))^2" office:value-type="float" office:value="2.48183783284035" calcext:value-type="float">
            <text:p>2.4818378328</text:p>
          </table:table-cell>
          <table:table-cell table:formula="of:=([.A476]-100.04)^2" office:value-type="float" office:value="12.8880999999999" calcext:value-type="float">
            <text:p>12.8881</text:p>
          </table:table-cell>
        </table:table-row>
        <table:table-row table:style-name="ro1">
          <table:table-cell office:value-type="float" office:value="103.85" calcext:value-type="float">
            <text:p>103.85</text:p>
          </table:table-cell>
          <table:table-cell office:value-type="float" office:value="103.53929901123" calcext:value-type="float">
            <text:p>103.5392990112</text:p>
          </table:table-cell>
          <table:table-cell office:value-type="float" office:value="103.85" calcext:value-type="float">
            <text:p>103.85</text:p>
          </table:table-cell>
          <table:table-cell office:value-type="float" office:value="106.094192504883" calcext:value-type="float">
            <text:p>106.0941925049</text:p>
          </table:table-cell>
          <table:table-cell/>
          <table:table-cell table:formula="of:=[.A477]-[.C477]" office:value-type="float" office:value="0" calcext:value-type="float">
            <text:p>0</text:p>
          </table:table-cell>
          <table:table-cell table:formula="of:=([.A477]-[.B477])^2" office:value-type="float" office:value="0.0965351044223609" calcext:value-type="float">
            <text:p>0.0965351044</text:p>
          </table:table-cell>
          <table:table-cell table:formula="of:=([.C477]-[.D477])^2" office:value-type="float" office:value="5.03639999897222" calcext:value-type="float">
            <text:p>5.036399999</text:p>
          </table:table-cell>
          <table:table-cell table:formula="of:=[.G477]-[.H477]" office:value-type="float" office:value="-4.93986489454986" calcext:value-type="float">
            <text:p>-4.9398648945</text:p>
          </table:table-cell>
          <table:table-cell table:formula="of:=([.A477]-(([.B477]+[.D477])/2))^2" office:value-type="float" office:value="0.93459736072052" calcext:value-type="float">
            <text:p>0.9345973607</text:p>
          </table:table-cell>
          <table:table-cell table:formula="of:=([.A477]-100.04)^2" office:value-type="float" office:value="14.5160999999999" calcext:value-type="float">
            <text:p>14.5161</text:p>
          </table:table-cell>
        </table:table-row>
        <table:table-row table:style-name="ro1">
          <table:table-cell office:value-type="float" office:value="103.91" calcext:value-type="float">
            <text:p>103.91</text:p>
          </table:table-cell>
          <table:table-cell office:value-type="float" office:value="112.654273986816" calcext:value-type="float">
            <text:p>112.6542739868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843826293945" calcext:value-type="float">
            <text:p>110.8438262939</text:p>
          </table:table-cell>
          <table:table-cell/>
          <table:table-cell table:formula="of:=[.A478]-[.C478]" office:value-type="float" office:value="0" calcext:value-type="float">
            <text:p>0</text:p>
          </table:table-cell>
          <table:table-cell table:formula="of:=([.A478]-[.B478])^2" office:value-type="float" office:value="76.4623275565142" calcext:value-type="float">
            <text:p>76.4623275565</text:p>
          </table:table-cell>
          <table:table-cell table:formula="of:=([.C478]-[.D478])^2" office:value-type="float" office:value="48.0779470746074" calcext:value-type="float">
            <text:p>48.0779470746</text:p>
          </table:table-cell>
          <table:table-cell table:formula="of:=[.G478]-[.H478]" office:value-type="float" office:value="28.3843804819067" calcext:value-type="float">
            <text:p>28.3843804819</text:p>
          </table:table-cell>
          <table:table-cell table:formula="of:=([.A478]-(([.B478]+[.D478])/2))^2" office:value-type="float" office:value="61.4507071034052" calcext:value-type="float">
            <text:p>61.4507071034</text:p>
          </table:table-cell>
          <table:table-cell table:formula="of:=([.A478]-100.04)^2" office:value-type="float" office:value="14.9768999999999" calcext:value-type="float">
            <text:p>14.9769</text:p>
          </table:table-cell>
        </table:table-row>
        <table:table-row table:style-name="ro1">
          <table:table-cell office:value-type="float" office:value="104.28" calcext:value-type="float">
            <text:p>104.28</text:p>
          </table:table-cell>
          <table:table-cell office:value-type="float" office:value="112.659889221191" calcext:value-type="float">
            <text:p>112.6598892212</text:p>
          </table:table-cell>
          <table:table-cell office:value-type="float" office:value="104.28" calcext:value-type="float">
            <text:p>104.28</text:p>
          </table:table-cell>
          <table:table-cell office:value-type="float" office:value="106.215431213379" calcext:value-type="float">
            <text:p>106.2154312134</text:p>
          </table:table-cell>
          <table:table-cell/>
          <table:table-cell table:formula="of:=[.A479]-[.C479]" office:value-type="float" office:value="0" calcext:value-type="float">
            <text:p>0</text:p>
          </table:table-cell>
          <table:table-cell table:formula="of:=([.A479]-[.B479])^2" office:value-type="float" office:value="70.2225433594399" calcext:value-type="float">
            <text:p>70.2225433594</text:p>
          </table:table-cell>
          <table:table-cell table:formula="of:=([.C479]-[.D479])^2" office:value-type="float" office:value="3.74589398172134" calcext:value-type="float">
            <text:p>3.7458939817</text:p>
          </table:table-cell>
          <table:table-cell table:formula="of:=[.G479]-[.H479]" office:value-type="float" office:value="66.4766493777186" calcext:value-type="float">
            <text:p>66.4766493777</text:p>
          </table:table-cell>
          <table:table-cell table:formula="of:=([.A479]-(([.B479]+[.D479])/2))^2" office:value-type="float" office:value="26.601458916966" calcext:value-type="float">
            <text:p>26.601458917</text:p>
          </table:table-cell>
          <table:table-cell table:formula="of:=([.A479]-100.04)^2" office:value-type="float" office:value="17.9776" calcext:value-type="float">
            <text:p>17.9776</text:p>
          </table:table-cell>
        </table:table-row>
        <table:table-row table:style-name="ro1">
          <table:table-cell office:value-type="float" office:value="104.45" calcext:value-type="float">
            <text:p>104.45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8.309623718262" calcext:value-type="float">
            <text:p>108.3096237183</text:p>
          </table:table-cell>
          <table:table-cell/>
          <table:table-cell table:formula="of:=[.A480]-[.C480]" office:value-type="float" office:value="0" calcext:value-type="float">
            <text:p>0</text:p>
          </table:table-cell>
          <table:table-cell table:formula="of:=([.A480]-[.B480])^2" office:value-type="float" office:value="57.6293098498229" calcext:value-type="float">
            <text:p>57.6293098498</text:p>
          </table:table-cell>
          <table:table-cell table:formula="of:=([.C480]-[.D480])^2" office:value-type="float" office:value="14.8966952465684" calcext:value-type="float">
            <text:p>14.8966952466</text:p>
          </table:table-cell>
          <table:table-cell table:formula="of:=[.G480]-[.H480]" office:value-type="float" office:value="42.7326146032545" calcext:value-type="float">
            <text:p>42.7326146033</text:p>
          </table:table-cell>
          <table:table-cell table:formula="of:=([.A480]-(([.B480]+[.D480])/2))^2" office:value-type="float" office:value="32.7814694148727" calcext:value-type="float">
            <text:p>32.7814694149</text:p>
          </table:table-cell>
          <table:table-cell table:formula="of:=([.A480]-100.04)^2" office:value-type="float" office:value="19.4481" calcext:value-type="float">
            <text:p>19.4481</text:p>
          </table:table-cell>
        </table:table-row>
        <table:table-row table:style-name="ro1">
          <table:table-cell office:value-type="float" office:value="104.49" calcext:value-type="float">
            <text:p>104.49</text:p>
          </table:table-cell>
          <table:table-cell office:value-type="float" office:value="103.125190734863" calcext:value-type="float">
            <text:p>103.1251907349</text:p>
          </table:table-cell>
          <table:table-cell office:value-type="float" office:value="104.49" calcext:value-type="float">
            <text:p>104.49</text:p>
          </table:table-cell>
          <table:table-cell office:value-type="float" office:value="97.4854125976563" calcext:value-type="float">
            <text:p>97.4854125977</text:p>
          </table:table-cell>
          <table:table-cell/>
          <table:table-cell table:formula="of:=[.A481]-[.C481]" office:value-type="float" office:value="0" calcext:value-type="float">
            <text:p>0</text:p>
          </table:table-cell>
          <table:table-cell table:formula="of:=([.A481]-[.B481])^2" office:value-type="float" office:value="1.86270433020302" calcext:value-type="float">
            <text:p>1.8627043302</text:p>
          </table:table-cell>
          <table:table-cell table:formula="of:=([.C481]-[.D481])^2" office:value-type="float" office:value="49.0642446770727" calcext:value-type="float">
            <text:p>49.0642446771</text:p>
          </table:table-cell>
          <table:table-cell table:formula="of:=[.G481]-[.H481]" office:value-type="float" office:value="-47.2015403468697" calcext:value-type="float">
            <text:p>-47.2015403469</text:p>
          </table:table-cell>
          <table:table-cell table:formula="of:=([.A481]-(([.B481]+[.D481])/2))^2" office:value-type="float" office:value="17.5117001444083" calcext:value-type="float">
            <text:p>17.5117001444</text:p>
          </table:table-cell>
          <table:table-cell table:formula="of:=([.A481]-100.04)^2" office:value-type="float" office:value="19.8024999999999" calcext:value-type="float">
            <text:p>19.8025</text:p>
          </table:table-cell>
        </table:table-row>
        <table:table-row table:style-name="ro1">
          <table:table-cell office:value-type="float" office:value="104.52" calcext:value-type="float">
            <text:p>104.52</text:p>
          </table:table-cell>
          <table:table-cell office:value-type="float" office:value="103.572853088379" calcext:value-type="float">
            <text:p>103.5728530884</text:p>
          </table:table-cell>
          <table:table-cell office:value-type="float" office:value="104.52" calcext:value-type="float">
            <text:p>104.52</text:p>
          </table:table-cell>
          <table:table-cell office:value-type="float" office:value="99.5137786865234" calcext:value-type="float">
            <text:p>99.5137786865</text:p>
          </table:table-cell>
          <table:table-cell/>
          <table:table-cell table:formula="of:=[.A482]-[.C482]" office:value-type="float" office:value="0" calcext:value-type="float">
            <text:p>0</text:p>
          </table:table-cell>
          <table:table-cell table:formula="of:=([.A482]-[.B482])^2" office:value-type="float" office:value="0.897087272193368" calcext:value-type="float">
            <text:p>0.8970872722</text:p>
          </table:table-cell>
          <table:table-cell table:formula="of:=([.C482]-[.D482])^2" office:value-type="float" office:value="25.062251839507" calcext:value-type="float">
            <text:p>25.0622518395</text:p>
          </table:table-cell>
          <table:table-cell table:formula="of:=[.G482]-[.H482]" office:value-type="float" office:value="-24.1651645673136" calcext:value-type="float">
            <text:p>-24.1651645673</text:p>
          </table:table-cell>
          <table:table-cell table:formula="of:=([.A482]-(([.B482]+[.D482])/2))^2" office:value-type="float" office:value="8.86064830590058" calcext:value-type="float">
            <text:p>8.8606483059</text:p>
          </table:table-cell>
          <table:table-cell table:formula="of:=([.A482]-100.04)^2" office:value-type="float" office:value="20.0703999999999" calcext:value-type="float">
            <text:p>20.0704</text:p>
          </table:table-cell>
        </table:table-row>
        <table:table-row table:style-name="ro1">
          <table:table-cell office:value-type="float" office:value="104.55" calcext:value-type="float">
            <text:p>104.55</text:p>
          </table:table-cell>
          <table:table-cell office:value-type="float" office:value="111.641723632813" calcext:value-type="float">
            <text:p>111.6417236328</text:p>
          </table:table-cell>
          <table:table-cell office:value-type="float" office:value="104.55" calcext:value-type="float">
            <text:p>104.55</text:p>
          </table:table-cell>
          <table:table-cell office:value-type="float" office:value="110.06713104248" calcext:value-type="float">
            <text:p>110.0671310425</text:p>
          </table:table-cell>
          <table:table-cell/>
          <table:table-cell table:formula="of:=[.A483]-[.C483]" office:value-type="float" office:value="0" calcext:value-type="float">
            <text:p>0</text:p>
          </table:table-cell>
          <table:table-cell table:formula="of:=([.A483]-[.B483])^2" office:value-type="float" office:value="50.2925440841914" calcext:value-type="float">
            <text:p>50.2925440842</text:p>
          </table:table-cell>
          <table:table-cell table:formula="of:=([.C483]-[.D483])^2" office:value-type="float" office:value="30.4387349399017" calcext:value-type="float">
            <text:p>30.4387349399</text:p>
          </table:table-cell>
          <table:table-cell table:formula="of:=[.G483]-[.H483]" office:value-type="float" office:value="19.8538091442897" calcext:value-type="float">
            <text:p>19.8538091443</text:p>
          </table:table-cell>
          <table:table-cell table:formula="of:=([.A483]-(([.B483]+[.D483])/2))^2" office:value-type="float" office:value="39.7458040556644" calcext:value-type="float">
            <text:p>39.7458040557</text:p>
          </table:table-cell>
          <table:table-cell table:formula="of:=([.A483]-100.04)^2" office:value-type="float" office:value="20.3400999999999" calcext:value-type="float">
            <text:p>20.3401</text:p>
          </table:table-cell>
        </table:table-row>
        <table:table-row table:style-name="ro1">
          <table:table-cell office:value-type="float" office:value="104.61" calcext:value-type="float">
            <text:p>104.61</text:p>
          </table:table-cell>
          <table:table-cell office:value-type="float" office:value="104.506454467773" calcext:value-type="float">
            <text:p>104.5064544678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4.249641418457" calcext:value-type="float">
            <text:p>104.2496414185</text:p>
          </table:table-cell>
          <table:table-cell/>
          <table:table-cell table:formula="of:=[.A484]-[.C484]" office:value-type="float" office:value="0" calcext:value-type="float">
            <text:p>0</text:p>
          </table:table-cell>
          <table:table-cell table:formula="of:=([.A484]-[.B484])^2" office:value-type="float" office:value="0.010721677244082" calcext:value-type="float">
            <text:p>0.0107216772</text:p>
          </table:table-cell>
          <table:table-cell table:formula="of:=([.C484]-[.D484])^2" office:value-type="float" office:value="0.12985830729166" calcext:value-type="float">
            <text:p>0.1298583073</text:p>
          </table:table-cell>
          <table:table-cell table:formula="of:=[.G484]-[.H484]" office:value-type="float" office:value="-0.119136630047578" calcext:value-type="float">
            <text:p>-0.11913663</text:p>
          </table:table-cell>
          <table:table-cell table:formula="of:=([.A484]-(([.B484]+[.D484])/2))^2" office:value-type="float" office:value="0.0538017566930733" calcext:value-type="float">
            <text:p>0.0538017567</text:p>
          </table:table-cell>
          <table:table-cell table:formula="of:=([.A484]-100.04)^2" office:value-type="float" office:value="20.8848999999999" calcext:value-type="float">
            <text:p>20.8849</text:p>
          </table:table-cell>
        </table:table-row>
        <table:table-row table:style-name="ro1">
          <table:table-cell office:value-type="float" office:value="104.73" calcext:value-type="float">
            <text:p>104.73</text:p>
          </table:table-cell>
          <table:table-cell office:value-type="float" office:value="103.678184509277" calcext:value-type="float">
            <text:p>103.6781845093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822113037109" calcext:value-type="float">
            <text:p>105.8221130371</text:p>
          </table:table-cell>
          <table:table-cell/>
          <table:table-cell table:formula="of:=[.A485]-[.C485]" office:value-type="float" office:value="0" calcext:value-type="float">
            <text:p>0</text:p>
          </table:table-cell>
          <table:table-cell table:formula="of:=([.A485]-[.B485])^2" office:value-type="float" office:value="1.10631582652415" calcext:value-type="float">
            <text:p>1.1063158265</text:p>
          </table:table-cell>
          <table:table-cell table:formula="of:=([.C485]-[.D485])^2" office:value-type="float" office:value="1.19271088582425" calcext:value-type="float">
            <text:p>1.1927108858</text:p>
          </table:table-cell>
          <table:table-cell table:formula="of:=[.G485]-[.H485]" office:value-type="float" office:value="-0.0863950593001037" calcext:value-type="float">
            <text:p>-0.0863950593</text:p>
          </table:table-cell>
          <table:table-cell table:formula="of:=([.A485]-(([.B485]+[.D485])/2))^2" office:value-type="float" office:value="0.000405973061197277" calcext:value-type="float">
            <text:p>0.0004059731</text:p>
          </table:table-cell>
          <table:table-cell table:formula="of:=([.A485]-100.04)^2" office:value-type="float" office:value="21.9961" calcext:value-type="float">
            <text:p>21.9961</text:p>
          </table:table-cell>
        </table:table-row>
        <table:table-row table:style-name="ro1">
          <table:table-cell office:value-type="float" office:value="104.76" calcext:value-type="float">
            <text:p>104.76</text:p>
          </table:table-cell>
          <table:table-cell office:value-type="float" office:value="103.260711669922" calcext:value-type="float">
            <text:p>103.2607116699</text:p>
          </table:table-cell>
          <table:table-cell office:value-type="float" office:value="104.76" calcext:value-type="float">
            <text:p>104.76</text:p>
          </table:table-cell>
          <table:table-cell office:value-type="float" office:value="102.213821411133" calcext:value-type="float">
            <text:p>102.2138214111</text:p>
          </table:table-cell>
          <table:table-cell/>
          <table:table-cell table:formula="of:=[.A486]-[.C486]" office:value-type="float" office:value="0" calcext:value-type="float">
            <text:p>0</text:p>
          </table:table-cell>
          <table:table-cell table:formula="of:=([.A486]-[.B486])^2" office:value-type="float" office:value="2.24786549670847" calcext:value-type="float">
            <text:p>2.2478654967</text:p>
          </table:table-cell>
          <table:table-cell table:formula="of:=([.C486]-[.D486])^2" office:value-type="float" office:value="6.48302540640573" calcext:value-type="float">
            <text:p>6.4830254064</text:p>
          </table:table-cell>
          <table:table-cell table:formula="of:=[.G486]-[.H486]" office:value-type="float" office:value="-4.23515990969726" calcext:value-type="float">
            <text:p>-4.2351599097</text:p>
          </table:table-cell>
          <table:table-cell table:formula="of:=([.A486]-(([.B486]+[.D486])/2))^2" office:value-type="float" office:value="4.09145064807024" calcext:value-type="float">
            <text:p>4.0914506481</text:p>
          </table:table-cell>
          <table:table-cell table:formula="of:=([.A486]-100.04)^2" office:value-type="float" office:value="22.2784" calcext:value-type="float">
            <text:p>22.2784</text:p>
          </table:table-cell>
        </table:table-row>
        <table:table-row table:style-name="ro1">
          <table:table-cell office:value-type="float" office:value="104.77" calcext:value-type="float">
            <text:p>104.77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04.77" calcext:value-type="float">
            <text:p>104.77</text:p>
          </table:table-cell>
          <table:table-cell office:value-type="float" office:value="103.145233154297" calcext:value-type="float">
            <text:p>103.1452331543</text:p>
          </table:table-cell>
          <table:table-cell/>
          <table:table-cell table:formula="of:=[.A487]-[.C487]" office:value-type="float" office:value="0" calcext:value-type="float">
            <text:p>0</text:p>
          </table:table-cell>
          <table:table-cell table:formula="of:=([.A487]-[.B487])^2" office:value-type="float" office:value="1.46785633080834" calcext:value-type="float">
            <text:p>1.4678563308</text:p>
          </table:table-cell>
          <table:table-cell table:formula="of:=([.C487]-[.D487])^2" office:value-type="float" office:value="2.63986730289607" calcext:value-type="float">
            <text:p>2.6398673029</text:p>
          </table:table-cell>
          <table:table-cell table:formula="of:=[.G487]-[.H487]" office:value-type="float" office:value="-1.17201097208773" calcext:value-type="float">
            <text:p>-1.1720109721</text:p>
          </table:table-cell>
          <table:table-cell table:formula="of:=([.A487]-(([.B487]+[.D487])/2))^2" office:value-type="float" office:value="2.0111750261441" calcext:value-type="float">
            <text:p>2.0111750261</text:p>
          </table:table-cell>
          <table:table-cell table:formula="of:=([.A487]-100.04)^2" office:value-type="float" office:value="22.3728999999999" calcext:value-type="float">
            <text:p>22.3729</text:p>
          </table:table-cell>
        </table:table-row>
        <table:table-row table:style-name="ro1">
          <table:table-cell office:value-type="float" office:value="104.97" calcext:value-type="float">
            <text:p>104.97</text:p>
          </table:table-cell>
          <table:table-cell office:value-type="float" office:value="112.742172241211" calcext:value-type="float">
            <text:p>112.7421722412</text:p>
          </table:table-cell>
          <table:table-cell office:value-type="float" office:value="104.97" calcext:value-type="float">
            <text:p>104.97</text:p>
          </table:table-cell>
          <table:table-cell office:value-type="float" office:value="108.927909851074" calcext:value-type="float">
            <text:p>108.9279098511</text:p>
          </table:table-cell>
          <table:table-cell/>
          <table:table-cell table:formula="of:=[.A488]-[.C488]" office:value-type="float" office:value="0" calcext:value-type="float">
            <text:p>0</text:p>
          </table:table-cell>
          <table:table-cell table:formula="of:=([.A488]-[.B488])^2" office:value-type="float" office:value="60.4066613470499" calcext:value-type="float">
            <text:p>60.406661347</text:p>
          </table:table-cell>
          <table:table-cell table:formula="of:=([.C488]-[.D488])^2" office:value-type="float" office:value="15.6650503892304" calcext:value-type="float">
            <text:p>15.6650503892</text:p>
          </table:table-cell>
          <table:table-cell table:formula="of:=[.G488]-[.H488]" office:value-type="float" office:value="44.7416109578195" calcext:value-type="float">
            <text:p>44.7416109578</text:p>
          </table:table-cell>
          <table:table-cell table:formula="of:=([.A488]-(([.B488]+[.D488])/2))^2" office:value-type="float" office:value="34.3987064729372" calcext:value-type="float">
            <text:p>34.3987064729</text:p>
          </table:table-cell>
          <table:table-cell table:formula="of:=([.A488]-100.04)^2" office:value-type="float" office:value="24.3048999999999" calcext:value-type="float">
            <text:p>24.3049</text:p>
          </table:table-cell>
        </table:table-row>
        <table:table-row table:style-name="ro1">
          <table:table-cell office:value-type="float" office:value="105.17" calcext:value-type="float">
            <text:p>105.17</text:p>
          </table:table-cell>
          <table:table-cell office:value-type="float" office:value="99.4138793945313" calcext:value-type="float">
            <text:p>99.4138793945</text:p>
          </table:table-cell>
          <table:table-cell office:value-type="float" office:value="105.17" calcext:value-type="float">
            <text:p>105.17</text:p>
          </table:table-cell>
          <table:table-cell office:value-type="float" office:value="96.1349487304688" calcext:value-type="float">
            <text:p>96.1349487305</text:p>
          </table:table-cell>
          <table:table-cell/>
          <table:table-cell table:formula="of:=[.A489]-[.C489]" office:value-type="float" office:value="0" calcext:value-type="float">
            <text:p>0</text:p>
          </table:table-cell>
          <table:table-cell table:formula="of:=([.A489]-[.B489])^2" office:value-type="float" office:value="33.1329244247019" calcext:value-type="float">
            <text:p>33.1329244247</text:p>
          </table:table-cell>
          <table:table-cell table:formula="of:=([.C489]-[.D489])^2" office:value-type="float" office:value="81.6321514430583" calcext:value-type="float">
            <text:p>81.6321514431</text:p>
          </table:table-cell>
          <table:table-cell table:formula="of:=[.G489]-[.H489]" office:value-type="float" office:value="-48.4992270183563" calcext:value-type="float">
            <text:p>-48.4992270184</text:p>
          </table:table-cell>
          <table:table-cell table:formula="of:=([.A489]-(([.B489]+[.D489])/2))^2" office:value-type="float" office:value="54.6946913589478" calcext:value-type="float">
            <text:p>54.6946913589</text:p>
          </table:table-cell>
          <table:table-cell table:formula="of:=([.A489]-100.04)^2" office:value-type="float" office:value="26.3169" calcext:value-type="float">
            <text:p>26.3169</text:p>
          </table:table-cell>
        </table:table-row>
        <table:table-row table:style-name="ro1">
          <table:table-cell office:value-type="float" office:value="105.28" calcext:value-type="float">
            <text:p>105.28</text:p>
          </table:table-cell>
          <table:table-cell office:value-type="float" office:value="102.399032592773" calcext:value-type="float">
            <text:p>102.3990325928</text:p>
          </table:table-cell>
          <table:table-cell office:value-type="float" office:value="105.28" calcext:value-type="float">
            <text:p>105.28</text:p>
          </table:table-cell>
          <table:table-cell office:value-type="float" office:value="104.665855407715" calcext:value-type="float">
            <text:p>104.6658554077</text:p>
          </table:table-cell>
          <table:table-cell/>
          <table:table-cell table:formula="of:=[.A490]-[.C490]" office:value-type="float" office:value="0" calcext:value-type="float">
            <text:p>0</text:p>
          </table:table-cell>
          <table:table-cell table:formula="of:=([.A490]-[.B490])^2" office:value-type="float" office:value="8.29997320150175" calcext:value-type="float">
            <text:p>8.2999732015</text:p>
          </table:table-cell>
          <table:table-cell table:formula="of:=([.C490]-[.D490])^2" office:value-type="float" office:value="0.377173580233102" calcext:value-type="float">
            <text:p>0.3771735802</text:p>
          </table:table-cell>
          <table:table-cell table:formula="of:=[.G490]-[.H490]" office:value-type="float" office:value="7.92279962126865" calcext:value-type="float">
            <text:p>7.9227996213</text:p>
          </table:table-cell>
          <table:table-cell table:formula="of:=([.A490]-(([.B490]+[.D490])/2))^2" office:value-type="float" office:value="3.0539519722827" calcext:value-type="float">
            <text:p>3.0539519723</text:p>
          </table:table-cell>
          <table:table-cell table:formula="of:=([.A490]-100.04)^2" office:value-type="float" office:value="27.4575999999999" calcext:value-type="float">
            <text:p>27.4576</text:p>
          </table:table-cell>
        </table:table-row>
        <table:table-row table:style-name="ro1">
          <table:table-cell office:value-type="float" office:value="105.31" calcext:value-type="float">
            <text:p>105.31</text:p>
          </table:table-cell>
          <table:table-cell office:value-type="float" office:value="104.882667541504" calcext:value-type="float">
            <text:p>104.8826675415</text:p>
          </table:table-cell>
          <table:table-cell office:value-type="float" office:value="105.31" calcext:value-type="float">
            <text:p>105.31</text:p>
          </table:table-cell>
          <table:table-cell office:value-type="float" office:value="103.968162536621" calcext:value-type="float">
            <text:p>103.9681625366</text:p>
          </table:table-cell>
          <table:table-cell/>
          <table:table-cell table:formula="of:=[.A491]-[.C491]" office:value-type="float" office:value="0" calcext:value-type="float">
            <text:p>0</text:p>
          </table:table-cell>
          <table:table-cell table:formula="of:=([.A491]-[.B491])^2" office:value-type="float" office:value="0.182613030084318" calcext:value-type="float">
            <text:p>0.1826130301</text:p>
          </table:table-cell>
          <table:table-cell table:formula="of:=([.C491]-[.D491])^2" office:value-type="float" office:value="1.80052777812714" calcext:value-type="float">
            <text:p>1.8005277781</text:p>
          </table:table-cell>
          <table:table-cell table:formula="of:=[.G491]-[.H491]" office:value-type="float" office:value="-1.61791474804283" calcext:value-type="float">
            <text:p>-1.617914748</text:p>
          </table:table-cell>
          <table:table-cell table:formula="of:=([.A491]-(([.B491]+[.D491])/2))^2" office:value-type="float" office:value="0.782490553116802" calcext:value-type="float">
            <text:p>0.7824905531</text:p>
          </table:table-cell>
          <table:table-cell table:formula="of:=([.A491]-100.04)^2" office:value-type="float" office:value="27.7729" calcext:value-type="float">
            <text:p>27.7729</text:p>
          </table:table-cell>
        </table:table-row>
        <table:table-row table:style-name="ro1">
          <table:table-cell office:value-type="float" office:value="105.46" calcext:value-type="float">
            <text:p>105.46</text:p>
          </table:table-cell>
          <table:table-cell office:value-type="float" office:value="113.396469116211" calcext:value-type="float">
            <text:p>113.3964691162</text:p>
          </table:table-cell>
          <table:table-cell office:value-type="float" office:value="105.46" calcext:value-type="float">
            <text:p>105.46</text:p>
          </table:table-cell>
          <table:table-cell office:value-type="float" office:value="112.929649353027" calcext:value-type="float">
            <text:p>112.929649353</text:p>
          </table:table-cell>
          <table:table-cell/>
          <table:table-cell table:formula="of:=[.A492]-[.C492]" office:value-type="float" office:value="0" calcext:value-type="float">
            <text:p>0</text:p>
          </table:table-cell>
          <table:table-cell table:formula="of:=([.A492]-[.B492])^2" office:value-type="float" office:value="62.9875420325701" calcext:value-type="float">
            <text:p>62.9875420326</text:p>
          </table:table-cell>
          <table:table-cell table:formula="of:=([.C492]-[.D492])^2" office:value-type="float" office:value="55.7956614571819" calcext:value-type="float">
            <text:p>55.7956614572</text:p>
          </table:table-cell>
          <table:table-cell table:formula="of:=[.G492]-[.H492]" office:value-type="float" office:value="7.19188057538821" calcext:value-type="float">
            <text:p>7.1918805754</text:p>
          </table:table-cell>
          <table:table-cell table:formula="of:=([.A492]-(([.B492]+[.D492])/2))^2" office:value-type="float" office:value="59.3371215720513" calcext:value-type="float">
            <text:p>59.3371215721</text:p>
          </table:table-cell>
          <table:table-cell table:formula="of:=([.A492]-100.04)^2" office:value-type="float" office:value="29.3763999999999" calcext:value-type="float">
            <text:p>29.3764</text:p>
          </table:table-cell>
        </table:table-row>
        <table:table-row table:style-name="ro1">
          <table:table-cell office:value-type="float" office:value="105.64" calcext:value-type="float">
            <text:p>105.64</text:p>
          </table:table-cell>
          <table:table-cell office:value-type="float" office:value="110.32788848877" calcext:value-type="float">
            <text:p>110.3278884888</text:p>
          </table:table-cell>
          <table:table-cell office:value-type="float" office:value="105.64" calcext:value-type="float">
            <text:p>105.64</text:p>
          </table:table-cell>
          <table:table-cell office:value-type="float" office:value="107.613342285156" calcext:value-type="float">
            <text:p>107.6133422852</text:p>
          </table:table-cell>
          <table:table-cell/>
          <table:table-cell table:formula="of:=[.A493]-[.C493]" office:value-type="float" office:value="0" calcext:value-type="float">
            <text:p>0</text:p>
          </table:table-cell>
          <table:table-cell table:formula="of:=([.A493]-[.B493])^2" office:value-type="float" office:value="21.9762984831379" calcext:value-type="float">
            <text:p>21.9762984831</text:p>
          </table:table-cell>
          <table:table-cell table:formula="of:=([.C493]-[.D493])^2" office:value-type="float" office:value="3.89407977438569" calcext:value-type="float">
            <text:p>3.8940797744</text:p>
          </table:table-cell>
          <table:table-cell table:formula="of:=[.G493]-[.H493]" office:value-type="float" office:value="18.0822187087522" calcext:value-type="float">
            <text:p>18.0822187088</text:p>
          </table:table-cell>
          <table:table-cell table:formula="of:=([.A493]-(([.B493]+[.D493])/2))^2" office:value-type="float" office:value="11.092998855874" calcext:value-type="float">
            <text:p>11.0929988559</text:p>
          </table:table-cell>
          <table:table-cell table:formula="of:=([.A493]-100.04)^2" office:value-type="float" office:value="31.3599999999999" calcext:value-type="float">
            <text:p>31.36</text:p>
          </table:table-cell>
        </table:table-row>
        <table:table-row table:style-name="ro1">
          <table:table-cell office:value-type="float" office:value="105.66" calcext:value-type="float">
            <text:p>105.66</text:p>
          </table:table-cell>
          <table:table-cell office:value-type="float" office:value="111.610725402832" calcext:value-type="float">
            <text:p>111.6107254028</text:p>
          </table:table-cell>
          <table:table-cell office:value-type="float" office:value="105.66" calcext:value-type="float">
            <text:p>105.66</text:p>
          </table:table-cell>
          <table:table-cell office:value-type="float" office:value="110.224502563477" calcext:value-type="float">
            <text:p>110.2245025635</text:p>
          </table:table-cell>
          <table:table-cell/>
          <table:table-cell table:formula="of:=[.A494]-[.C494]" office:value-type="float" office:value="0" calcext:value-type="float">
            <text:p>0</text:p>
          </table:table-cell>
          <table:table-cell table:formula="of:=([.A494]-[.B494])^2" office:value-type="float" office:value="35.4111328199105" calcext:value-type="float">
            <text:p>35.4111328199</text:p>
          </table:table-cell>
          <table:table-cell table:formula="of:=([.C494]-[.D494])^2" office:value-type="float" office:value="20.8346836519841" calcext:value-type="float">
            <text:p>20.834683652</text:p>
          </table:table-cell>
          <table:table-cell table:formula="of:=[.G494]-[.H494]" office:value-type="float" office:value="14.5764491679263" calcext:value-type="float">
            <text:p>14.5764491679</text:p>
          </table:table-cell>
          <table:table-cell table:formula="of:=([.A494]-(([.B494]+[.D494])/2))^2" office:value-type="float" office:value="27.6425047958596" calcext:value-type="float">
            <text:p>27.6425047959</text:p>
          </table:table-cell>
          <table:table-cell table:formula="of:=([.A494]-100.04)^2" office:value-type="float" office:value="31.5843999999999" calcext:value-type="float">
            <text:p>31.5844</text:p>
          </table:table-cell>
        </table:table-row>
        <table:table-row table:style-name="ro1">
          <table:table-cell office:value-type="float" office:value="105.81" calcext:value-type="float">
            <text:p>105.81</text:p>
          </table:table-cell>
          <table:table-cell office:value-type="float" office:value="113.760093688965" calcext:value-type="float">
            <text:p>113.760093689</text:p>
          </table:table-cell>
          <table:table-cell office:value-type="float" office:value="105.81" calcext:value-type="float">
            <text:p>105.81</text:p>
          </table:table-cell>
          <table:table-cell office:value-type="float" office:value="111.647476196289" calcext:value-type="float">
            <text:p>111.6474761963</text:p>
          </table:table-cell>
          <table:table-cell/>
          <table:table-cell table:formula="of:=[.A495]-[.C495]" office:value-type="float" office:value="0" calcext:value-type="float">
            <text:p>0</text:p>
          </table:table-cell>
          <table:table-cell table:formula="of:=([.A495]-[.B495])^2" office:value-type="float" office:value="63.2039896633186" calcext:value-type="float">
            <text:p>63.2039896633</text:p>
          </table:table-cell>
          <table:table-cell table:formula="of:=([.C495]-[.D495])^2" office:value-type="float" office:value="34.0761283422414" calcext:value-type="float">
            <text:p>34.0761283422</text:p>
          </table:table-cell>
          <table:table-cell table:formula="of:=[.G495]-[.H495]" office:value-type="float" office:value="29.1278613210772" calcext:value-type="float">
            <text:p>29.1278613211</text:p>
          </table:table-cell>
          <table:table-cell table:formula="of:=([.A495]-(([.B495]+[.D495])/2))^2" office:value-type="float" office:value="47.5242708351901" calcext:value-type="float">
            <text:p>47.5242708352</text:p>
          </table:table-cell>
          <table:table-cell table:formula="of:=([.A495]-100.04)^2" office:value-type="float" office:value="33.2929" calcext:value-type="float">
            <text:p>33.2929</text:p>
          </table:table-cell>
        </table:table-row>
        <table:table-row table:style-name="ro1">
          <table:table-cell office:value-type="float" office:value="105.88" calcext:value-type="float">
            <text:p>105.88</text:p>
          </table:table-cell>
          <table:table-cell office:value-type="float" office:value="111.340423583984" calcext:value-type="float">
            <text:p>111.340423584</text:p>
          </table:table-cell>
          <table:table-cell office:value-type="float" office:value="105.88" calcext:value-type="float">
            <text:p>105.88</text:p>
          </table:table-cell>
          <table:table-cell office:value-type="float" office:value="109.880294799805" calcext:value-type="float">
            <text:p>109.8802947998</text:p>
          </table:table-cell>
          <table:table-cell/>
          <table:table-cell table:formula="of:=[.A496]-[.C496]" office:value-type="float" office:value="0" calcext:value-type="float">
            <text:p>0</text:p>
          </table:table-cell>
          <table:table-cell table:formula="of:=([.A496]-[.B496])^2" office:value-type="float" office:value="29.8162257165328" calcext:value-type="float">
            <text:p>29.8162257165</text:p>
          </table:table-cell>
          <table:table-cell table:formula="of:=([.C496]-[.D496])^2" office:value-type="float" office:value="16.0023584853445" calcext:value-type="float">
            <text:p>16.0023584853</text:p>
          </table:table-cell>
          <table:table-cell table:formula="of:=[.G496]-[.H496]" office:value-type="float" office:value="13.8138672311884" calcext:value-type="float">
            <text:p>13.8138672312</text:p>
          </table:table-cell>
          <table:table-cell table:formula="of:=([.A496]-(([.B496]+[.D496])/2))^2" office:value-type="float" office:value="22.3762980843411" calcext:value-type="float">
            <text:p>22.3762980843</text:p>
          </table:table-cell>
          <table:table-cell table:formula="of:=([.A496]-100.04)^2" office:value-type="float" office:value="34.1055999999999" calcext:value-type="float">
            <text:p>34.1056</text:p>
          </table:table-cell>
        </table:table-row>
        <table:table-row table:style-name="ro1">
          <table:table-cell office:value-type="float" office:value="105.89" calcext:value-type="float">
            <text:p>105.89</text:p>
          </table:table-cell>
          <table:table-cell office:value-type="float" office:value="104.329605102539" calcext:value-type="float">
            <text:p>104.3296051025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0.945770263672" calcext:value-type="float">
            <text:p>100.9457702637</text:p>
          </table:table-cell>
          <table:table-cell/>
          <table:table-cell table:formula="of:=[.A497]-[.C497]" office:value-type="float" office:value="0" calcext:value-type="float">
            <text:p>0</text:p>
          </table:table-cell>
          <table:table-cell table:formula="of:=([.A497]-[.B497])^2" office:value-type="float" office:value="2.43483223602213" calcext:value-type="float">
            <text:p>2.434832236</text:p>
          </table:table-cell>
          <table:table-cell table:formula="of:=([.C497]-[.D497])^2" office:value-type="float" office:value="24.4454076855913" calcext:value-type="float">
            <text:p>24.4454076856</text:p>
          </table:table-cell>
          <table:table-cell table:formula="of:=[.G497]-[.H497]" office:value-type="float" office:value="-22.0105754495692" calcext:value-type="float">
            <text:p>-22.0105754496</text:p>
          </table:table-cell>
          <table:table-cell table:formula="of:=([.A497]-(([.B497]+[.D497])/2))^2" office:value-type="float" office:value="10.5775354066239" calcext:value-type="float">
            <text:p>10.5775354066</text:p>
          </table:table-cell>
          <table:table-cell table:formula="of:=([.A497]-100.04)^2" office:value-type="float" office:value="34.2224999999999" calcext:value-type="float">
            <text:p>34.2225</text:p>
          </table:table-cell>
        </table:table-row>
        <table:table-row table:style-name="ro1">
          <table:table-cell office:value-type="float" office:value="105.97" calcext:value-type="float">
            <text:p>105.97</text:p>
          </table:table-cell>
          <table:table-cell office:value-type="float" office:value="112.654273986816" calcext:value-type="float">
            <text:p>112.6542739868</text:p>
          </table:table-cell>
          <table:table-cell office:value-type="float" office:value="105.97" calcext:value-type="float">
            <text:p>105.97</text:p>
          </table:table-cell>
          <table:table-cell office:value-type="float" office:value="110.843826293945" calcext:value-type="float">
            <text:p>110.8438262939</text:p>
          </table:table-cell>
          <table:table-cell/>
          <table:table-cell table:formula="of:=[.A498]-[.C498]" office:value-type="float" office:value="0" calcext:value-type="float">
            <text:p>0</text:p>
          </table:table-cell>
          <table:table-cell table:formula="of:=([.A498]-[.B498])^2" office:value-type="float" office:value="44.6795187308305" calcext:value-type="float">
            <text:p>44.6795187308</text:p>
          </table:table-cell>
          <table:table-cell table:formula="of:=([.C498]-[.D498])^2" office:value-type="float" office:value="23.7541827435527" calcext:value-type="float">
            <text:p>23.7541827436</text:p>
          </table:table-cell>
          <table:table-cell table:formula="of:=[.G498]-[.H498]" office:value-type="float" office:value="20.9253359872778" calcext:value-type="float">
            <text:p>20.9253359873</text:p>
          </table:table-cell>
          <table:table-cell table:formula="of:=([.A498]-(([.B498]+[.D498])/2))^2" office:value-type="float" office:value="33.397420525036" calcext:value-type="float">
            <text:p>33.397420525</text:p>
          </table:table-cell>
          <table:table-cell table:formula="of:=([.A498]-100.04)^2" office:value-type="float" office:value="35.1648999999999" calcext:value-type="float">
            <text:p>35.1649</text:p>
          </table:table-cell>
        </table:table-row>
        <table:table-row table:style-name="ro1">
          <table:table-cell office:value-type="float" office:value="106.02" calcext:value-type="float">
            <text:p>106.02</text:p>
          </table:table-cell>
          <table:table-cell office:value-type="float" office:value="111.340118408203" calcext:value-type="float">
            <text:p>111.3401184082</text:p>
          </table:table-cell>
          <table:table-cell office:value-type="float" office:value="106.02" calcext:value-type="float">
            <text:p>106.02</text:p>
          </table:table-cell>
          <table:table-cell office:value-type="float" office:value="108.469169616699" calcext:value-type="float">
            <text:p>108.4691696167</text:p>
          </table:table-cell>
          <table:table-cell/>
          <table:table-cell table:formula="of:=[.A499]-[.C499]" office:value-type="float" office:value="0" calcext:value-type="float">
            <text:p>0</text:p>
          </table:table-cell>
          <table:table-cell table:formula="of:=([.A499]-[.B499])^2" office:value-type="float" office:value="28.3036598773018" calcext:value-type="float">
            <text:p>28.3036598773</text:p>
          </table:table-cell>
          <table:table-cell table:formula="of:=([.C499]-[.D499])^2" office:value-type="float" office:value="5.99843181136262" calcext:value-type="float">
            <text:p>5.9984318114</text:p>
          </table:table-cell>
          <table:table-cell table:formula="of:=[.G499]-[.H499]" office:value-type="float" office:value="22.3052280659392" calcext:value-type="float">
            <text:p>22.3052280659</text:p>
          </table:table-cell>
          <table:table-cell table:formula="of:=([.A499]-(([.B499]+[.D499])/2))^2" office:value-type="float" office:value="15.0904591034728" calcext:value-type="float">
            <text:p>15.0904591035</text:p>
          </table:table-cell>
          <table:table-cell table:formula="of:=([.A499]-100.04)^2" office:value-type="float" office:value="35.7603999999999" calcext:value-type="float">
            <text:p>35.7604</text:p>
          </table:table-cell>
        </table:table-row>
        <table:table-row table:style-name="ro1">
          <table:table-cell office:value-type="float" office:value="106.19" calcext:value-type="float">
            <text:p>106.19</text:p>
          </table:table-cell>
          <table:table-cell office:value-type="float" office:value="112.207138061523" calcext:value-type="float">
            <text:p>112.2071380615</text:p>
          </table:table-cell>
          <table:table-cell office:value-type="float" office:value="106.19" calcext:value-type="float">
            <text:p>106.19</text:p>
          </table:table-cell>
          <table:table-cell office:value-type="float" office:value="109.625038146973" calcext:value-type="float">
            <text:p>109.625038147</text:p>
          </table:table-cell>
          <table:table-cell/>
          <table:table-cell table:formula="of:=[.A500]-[.C500]" office:value-type="float" office:value="0" calcext:value-type="float">
            <text:p>0</text:p>
          </table:table-cell>
          <table:table-cell table:formula="of:=([.A500]-[.B500])^2" office:value-type="float" office:value="36.2059504514341" calcext:value-type="float">
            <text:p>36.2059504514</text:p>
          </table:table-cell>
          <table:table-cell table:formula="of:=([.C500]-[.D500])^2" office:value-type="float" office:value="11.7994870711574" calcext:value-type="float">
            <text:p>11.7994870712</text:p>
          </table:table-cell>
          <table:table-cell table:formula="of:=[.G500]-[.H500]" office:value-type="float" office:value="24.4064633802767" calcext:value-type="float">
            <text:p>24.4064633803</text:p>
          </table:table-cell>
          <table:table-cell table:formula="of:=([.A500]-(([.B500]+[.D500])/2))^2" office:value-type="float" office:value="22.3359087691149" calcext:value-type="float">
            <text:p>22.3359087691</text:p>
          </table:table-cell>
          <table:table-cell table:formula="of:=([.A500]-100.04)^2" office:value-type="float" office:value="37.8224999999999" calcext:value-type="float">
            <text:p>37.8225</text:p>
          </table:table-cell>
        </table:table-row>
        <table:table-row table:style-name="ro1">
          <table:table-cell office:value-type="float" office:value="106.21" calcext:value-type="float">
            <text:p>106.21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06.21" calcext:value-type="float">
            <text:p>106.21</text:p>
          </table:table-cell>
          <table:table-cell office:value-type="float" office:value="103.812049865723" calcext:value-type="float">
            <text:p>103.8120498657</text:p>
          </table:table-cell>
          <table:table-cell/>
          <table:table-cell table:formula="of:=[.A501]-[.C501]" office:value-type="float" office:value="0" calcext:value-type="float">
            <text:p>0</text:p>
          </table:table-cell>
          <table:table-cell table:formula="of:=([.A501]-[.B501])^2" office:value-type="float" office:value="7.03072381127714" calcext:value-type="float">
            <text:p>7.0307238113</text:p>
          </table:table-cell>
          <table:table-cell table:formula="of:=([.C501]-[.D501])^2" office:value-type="float" office:value="5.75016484648077" calcext:value-type="float">
            <text:p>5.7501648465</text:p>
          </table:table-cell>
          <table:table-cell table:formula="of:=[.G501]-[.H501]" office:value-type="float" office:value="1.28055896479637" calcext:value-type="float">
            <text:p>1.2805589648</text:p>
          </table:table-cell>
          <table:table-cell table:formula="of:=([.A501]-(([.B501]+[.D501])/2))^2" office:value-type="float" office:value="6.37436595266773" calcext:value-type="float">
            <text:p>6.3743659527</text:p>
          </table:table-cell>
          <table:table-cell table:formula="of:=([.A501]-100.04)^2" office:value-type="float" office:value="38.0689" calcext:value-type="float">
            <text:p>38.0689</text:p>
          </table:table-cell>
        </table:table-row>
        <table:table-row table:style-name="ro1">
          <table:table-cell office:value-type="float" office:value="106.23" calcext:value-type="float">
            <text:p>106.23</text:p>
          </table:table-cell>
          <table:table-cell office:value-type="float" office:value="113.077301025391" calcext:value-type="float">
            <text:p>113.0773010254</text:p>
          </table:table-cell>
          <table:table-cell office:value-type="float" office:value="106.23" calcext:value-type="float">
            <text:p>106.23</text:p>
          </table:table-cell>
          <table:table-cell office:value-type="float" office:value="108.160659790039" calcext:value-type="float">
            <text:p>108.16065979</text:p>
          </table:table-cell>
          <table:table-cell/>
          <table:table-cell table:formula="of:=[.A502]-[.C502]" office:value-type="float" office:value="0" calcext:value-type="float">
            <text:p>0</text:p>
          </table:table-cell>
          <table:table-cell table:formula="of:=([.A502]-[.B502])^2" office:value-type="float" office:value="46.8855313323155" calcext:value-type="float">
            <text:p>46.8855313323</text:p>
          </table:table-cell>
          <table:table-cell table:formula="of:=([.C502]-[.D502])^2" office:value-type="float" office:value="3.72744722487366" calcext:value-type="float">
            <text:p>3.7274472249</text:p>
          </table:table-cell>
          <table:table-cell table:formula="of:=[.G502]-[.H502]" office:value-type="float" office:value="43.1580841074418" calcext:value-type="float">
            <text:p>43.1580841074</text:p>
          </table:table-cell>
          <table:table-cell table:formula="of:=([.A502]-(([.B502]+[.D502])/2))^2" office:value-type="float" office:value="19.2631490193047" calcext:value-type="float">
            <text:p>19.2631490193</text:p>
          </table:table-cell>
          <table:table-cell table:formula="of:=([.A502]-100.04)^2" office:value-type="float" office:value="38.3161" calcext:value-type="float">
            <text:p>38.3161</text:p>
          </table:table-cell>
        </table:table-row>
        <table:table-row table:style-name="ro1">
          <table:table-cell office:value-type="float" office:value="106.27" calcext:value-type="float">
            <text:p>106.27</text:p>
          </table:table-cell>
          <table:table-cell office:value-type="float" office:value="112.510047912598" calcext:value-type="float">
            <text:p>112.5100479126</text:p>
          </table:table-cell>
          <table:table-cell office:value-type="float" office:value="106.27" calcext:value-type="float">
            <text:p>106.27</text:p>
          </table:table-cell>
          <table:table-cell office:value-type="float" office:value="112.904220581055" calcext:value-type="float">
            <text:p>112.9042205811</text:p>
          </table:table-cell>
          <table:table-cell/>
          <table:table-cell table:formula="of:=[.A503]-[.C503]" office:value-type="float" office:value="0" calcext:value-type="float">
            <text:p>0</text:p>
          </table:table-cell>
          <table:table-cell table:formula="of:=([.A503]-[.B503])^2" office:value-type="float" office:value="38.9381979515144" calcext:value-type="float">
            <text:p>38.9381979515</text:p>
          </table:table-cell>
          <table:table-cell table:formula="of:=([.C503]-[.D503])^2" office:value-type="float" office:value="44.0128827180897" calcext:value-type="float">
            <text:p>44.0128827181</text:p>
          </table:table-cell>
          <table:table-cell table:formula="of:=[.G503]-[.H503]" office:value-type="float" office:value="-5.07468476657523" calcext:value-type="float">
            <text:p>-5.0746847666</text:p>
          </table:table-cell>
          <table:table-cell table:formula="of:=([.A503]-(([.B503]+[.D503])/2))^2" office:value-type="float" office:value="41.4366973116624" calcext:value-type="float">
            <text:p>41.4366973117</text:p>
          </table:table-cell>
          <table:table-cell table:formula="of:=([.A503]-100.04)^2" office:value-type="float" office:value="38.8128999999999" calcext:value-type="float">
            <text:p>38.8129</text:p>
          </table:table-cell>
        </table:table-row>
        <table:table-row table:style-name="ro1">
          <table:table-cell office:value-type="float" office:value="106.31" calcext:value-type="float">
            <text:p>106.31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06.31" calcext:value-type="float">
            <text:p>106.31</text:p>
          </table:table-cell>
          <table:table-cell office:value-type="float" office:value="108.277252197266" calcext:value-type="float">
            <text:p>108.2772521973</text:p>
          </table:table-cell>
          <table:table-cell/>
          <table:table-cell table:formula="of:=[.A504]-[.C504]" office:value-type="float" office:value="0" calcext:value-type="float">
            <text:p>0</text:p>
          </table:table-cell>
          <table:table-cell table:formula="of:=([.A504]-[.B504])^2" office:value-type="float" office:value="32.8489126574401" calcext:value-type="float">
            <text:p>32.8489126574</text:p>
          </table:table-cell>
          <table:table-cell table:formula="of:=([.C504]-[.D504])^2" office:value-type="float" office:value="3.87008120764642" calcext:value-type="float">
            <text:p>3.8700812076</text:p>
          </table:table-cell>
          <table:table-cell table:formula="of:=[.G504]-[.H504]" office:value-type="float" office:value="28.9788314497936" calcext:value-type="float">
            <text:p>28.9788314498</text:p>
          </table:table-cell>
          <table:table-cell table:formula="of:=([.A504]-(([.B504]+[.D504])/2))^2" office:value-type="float" office:value="14.8173002302729" calcext:value-type="float">
            <text:p>14.8173002303</text:p>
          </table:table-cell>
          <table:table-cell table:formula="of:=([.A504]-100.04)^2" office:value-type="float" office:value="39.3128999999999" calcext:value-type="float">
            <text:p>39.3129</text:p>
          </table:table-cell>
        </table:table-row>
        <table:table-row table:style-name="ro1">
          <table:table-cell office:value-type="float" office:value="106.32" calcext:value-type="float">
            <text:p>106.32</text:p>
          </table:table-cell>
          <table:table-cell office:value-type="float" office:value="105.197631835938" calcext:value-type="float">
            <text:p>105.1976318359</text:p>
          </table:table-cell>
          <table:table-cell office:value-type="float" office:value="106.32" calcext:value-type="float">
            <text:p>106.32</text:p>
          </table:table-cell>
          <table:table-cell office:value-type="float" office:value="104.825653076172" calcext:value-type="float">
            <text:p>104.8256530762</text:p>
          </table:table-cell>
          <table:table-cell/>
          <table:table-cell table:formula="of:=[.A505]-[.C505]" office:value-type="float" office:value="0" calcext:value-type="float">
            <text:p>0</text:p>
          </table:table-cell>
          <table:table-cell table:formula="of:=([.A505]-[.B505])^2" office:value-type="float" office:value="1.25971029570101" calcext:value-type="float">
            <text:p>1.2597102957</text:p>
          </table:table-cell>
          <table:table-cell table:formula="of:=([.C505]-[.D505])^2" office:value-type="float" office:value="2.23307272875456" calcext:value-type="float">
            <text:p>2.2330727288</text:p>
          </table:table-cell>
          <table:table-cell table:formula="of:=[.G505]-[.H505]" office:value-type="float" office:value="-0.973362433053548" calcext:value-type="float">
            <text:p>-0.9733624331</text:p>
          </table:table-cell>
          <table:table-cell table:formula="of:=([.A505]-(([.B505]+[.D505])/2))^2" office:value-type="float" office:value="1.71179946279859" calcext:value-type="float">
            <text:p>1.7117994628</text:p>
          </table:table-cell>
          <table:table-cell table:formula="of:=([.A505]-100.04)^2" office:value-type="float" office:value="39.4383999999998" calcext:value-type="float">
            <text:p>39.4384</text:p>
          </table:table-cell>
        </table:table-row>
        <table:table-row table:style-name="ro1">
          <table:table-cell office:value-type="float" office:value="106.35" calcext:value-type="float">
            <text:p>106.35</text:p>
          </table:table-cell>
          <table:table-cell office:value-type="float" office:value="111.894683837891" calcext:value-type="float">
            <text:p>111.8946838379</text:p>
          </table:table-cell>
          <table:table-cell office:value-type="float" office:value="106.35" calcext:value-type="float">
            <text:p>106.35</text:p>
          </table:table-cell>
          <table:table-cell office:value-type="float" office:value="109.692695617676" calcext:value-type="float">
            <text:p>109.6926956177</text:p>
          </table:table-cell>
          <table:table-cell/>
          <table:table-cell table:formula="of:=[.A506]-[.C506]" office:value-type="float" office:value="0" calcext:value-type="float">
            <text:p>0</text:p>
          </table:table-cell>
          <table:table-cell table:formula="of:=([.A506]-[.B506])^2" office:value-type="float" office:value="30.7435188621656" calcext:value-type="float">
            <text:p>30.7435188622</text:p>
          </table:table-cell>
          <table:table-cell table:formula="of:=([.C506]-[.D506])^2" office:value-type="float" office:value="11.1736139924289" calcext:value-type="float">
            <text:p>11.1736139924</text:p>
          </table:table-cell>
          <table:table-cell table:formula="of:=[.G506]-[.H506]" office:value-type="float" office:value="19.5699048697367" calcext:value-type="float">
            <text:p>19.5699048697</text:p>
          </table:table-cell>
          <table:table-cell table:formula="of:=([.A506]-(([.B506]+[.D506])/2))^2" office:value-type="float" office:value="19.746378396806" calcext:value-type="float">
            <text:p>19.7463783968</text:p>
          </table:table-cell>
          <table:table-cell table:formula="of:=([.A506]-100.04)^2" office:value-type="float" office:value="39.8160999999998" calcext:value-type="float">
            <text:p>39.8161</text:p>
          </table:table-cell>
        </table:table-row>
        <table:table-row table:style-name="ro1">
          <table:table-cell office:value-type="float" office:value="106.37" calcext:value-type="float">
            <text:p>106.37</text:p>
          </table:table-cell>
          <table:table-cell office:value-type="float" office:value="103.150619506836" calcext:value-type="float">
            <text:p>103.1506195068</text:p>
          </table:table-cell>
          <table:table-cell office:value-type="float" office:value="106.37" calcext:value-type="float">
            <text:p>106.37</text:p>
          </table:table-cell>
          <table:table-cell office:value-type="float" office:value="102.40796661377" calcext:value-type="float">
            <text:p>102.4079666138</text:p>
          </table:table-cell>
          <table:table-cell/>
          <table:table-cell table:formula="of:=[.A507]-[.C507]" office:value-type="float" office:value="0" calcext:value-type="float">
            <text:p>0</text:p>
          </table:table-cell>
          <table:table-cell table:formula="of:=([.A507]-[.B507])^2" office:value-type="float" office:value="10.3644107597653" calcext:value-type="float">
            <text:p>10.3644107598</text:p>
          </table:table-cell>
          <table:table-cell table:formula="of:=([.C507]-[.D507])^2" office:value-type="float" office:value="15.6977085536049" calcext:value-type="float">
            <text:p>15.6977085536</text:p>
          </table:table-cell>
          <table:table-cell table:formula="of:=[.G507]-[.H507]" office:value-type="float" office:value="-5.3332977938396" calcext:value-type="float">
            <text:p>-5.3332977938</text:p>
          </table:table-cell>
          <table:table-cell table:formula="of:=([.A507]-(([.B507]+[.D507])/2))^2" office:value-type="float" office:value="12.8931763267901" calcext:value-type="float">
            <text:p>12.8931763268</text:p>
          </table:table-cell>
          <table:table-cell table:formula="of:=([.A507]-100.04)^2" office:value-type="float" office:value="40.0689" calcext:value-type="float">
            <text:p>40.0689</text:p>
          </table:table-cell>
        </table:table-row>
        <table:table-row table:style-name="ro1">
          <table:table-cell office:value-type="float" office:value="106.38" calcext:value-type="float">
            <text:p>106.38</text:p>
          </table:table-cell>
          <table:table-cell office:value-type="float" office:value="111.913963317871" calcext:value-type="float">
            <text:p>111.9139633179</text:p>
          </table:table-cell>
          <table:table-cell office:value-type="float" office:value="106.38" calcext:value-type="float">
            <text:p>106.38</text:p>
          </table:table-cell>
          <table:table-cell office:value-type="float" office:value="106.824333190918" calcext:value-type="float">
            <text:p>106.8243331909</text:p>
          </table:table-cell>
          <table:table-cell/>
          <table:table-cell table:formula="of:=[.A508]-[.C508]" office:value-type="float" office:value="0" calcext:value-type="float">
            <text:p>0</text:p>
          </table:table-cell>
          <table:table-cell table:formula="of:=([.A508]-[.B508])^2" office:value-type="float" office:value="30.6247500035429" calcext:value-type="float">
            <text:p>30.6247500035</text:p>
          </table:table-cell>
          <table:table-cell table:formula="of:=([.C508]-[.D508])^2" office:value-type="float" office:value="0.197431984551348" calcext:value-type="float">
            <text:p>0.1974319846</text:p>
          </table:table-cell>
          <table:table-cell table:formula="of:=[.G508]-[.H508]" office:value-type="float" office:value="30.4273180189915" calcext:value-type="float">
            <text:p>30.427318019</text:p>
          </table:table-cell>
          <table:table-cell table:formula="of:=([.A508]-(([.B508]+[.D508])/2))^2" office:value-type="float" office:value="8.9350072867499" calcext:value-type="float">
            <text:p>8.9350072867</text:p>
          </table:table-cell>
          <table:table-cell table:formula="of:=([.A508]-100.04)^2" office:value-type="float" office:value="40.1955999999999" calcext:value-type="float">
            <text:p>40.1956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112.049415588379" calcext:value-type="float">
            <text:p>112.0494155884</text:p>
          </table:table-cell>
          <table:table-cell office:value-type="float" office:value="106.4" calcext:value-type="float">
            <text:p>106.4</text:p>
          </table:table-cell>
          <table:table-cell office:value-type="float" office:value="114.932373046875" calcext:value-type="float">
            <text:p>114.9323730469</text:p>
          </table:table-cell>
          <table:table-cell/>
          <table:table-cell table:formula="of:=[.A509]-[.C509]" office:value-type="float" office:value="0" calcext:value-type="float">
            <text:p>0</text:p>
          </table:table-cell>
          <table:table-cell table:formula="of:=([.A509]-[.B509])^2" office:value-type="float" office:value="31.9158964902185" calcext:value-type="float">
            <text:p>31.9158964902</text:p>
          </table:table-cell>
          <table:table-cell table:formula="of:=([.C509]-[.D509])^2" office:value-type="float" office:value="72.8013898110389" calcext:value-type="float">
            <text:p>72.801389811</text:p>
          </table:table-cell>
          <table:table-cell table:formula="of:=[.G509]-[.H509]" office:value-type="float" office:value="-40.8854933208204" calcext:value-type="float">
            <text:p>-40.8854933208</text:p>
          </table:table-cell>
          <table:table-cell table:formula="of:=([.A509]-(([.B509]+[.D509])/2))^2" office:value-type="float" office:value="50.2807822237541" calcext:value-type="float">
            <text:p>50.2807822238</text:p>
          </table:table-cell>
          <table:table-cell table:formula="of:=([.A509]-100.04)^2" office:value-type="float" office:value="40.4496" calcext:value-type="float">
            <text:p>40.4496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104.433151245117" calcext:value-type="float">
            <text:p>104.4331512451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707527160645" calcext:value-type="float">
            <text:p>108.7075271606</text:p>
          </table:table-cell>
          <table:table-cell/>
          <table:table-cell table:formula="of:=[.A510]-[.C510]" office:value-type="float" office:value="0" calcext:value-type="float">
            <text:p>0</text:p>
          </table:table-cell>
          <table:table-cell table:formula="of:=([.A510]-[.B510])^2" office:value-type="float" office:value="3.86849402458409" calcext:value-type="float">
            <text:p>3.8684940246</text:p>
          </table:table-cell>
          <table:table-cell table:formula="of:=([.C510]-[.D510])^2" office:value-type="float" office:value="5.32468159711219" calcext:value-type="float">
            <text:p>5.3246815971</text:p>
          </table:table-cell>
          <table:table-cell table:formula="of:=[.G510]-[.H510]" office:value-type="float" office:value="-1.45618757252809" calcext:value-type="float">
            <text:p>-1.4561875725</text:p>
          </table:table-cell>
          <table:table-cell table:formula="of:=([.A510]-(([.B510]+[.D510])/2))^2" office:value-type="float" office:value="0.0290154440380846" calcext:value-type="float">
            <text:p>0.029015444</text:p>
          </table:table-cell>
          <table:table-cell table:formula="of:=([.A510]-100.04)^2" office:value-type="float" office:value="40.4496" calcext:value-type="float">
            <text:p>40.4496</text:p>
          </table:table-cell>
        </table:table-row>
        <table:table-row table:style-name="ro1">
          <table:table-cell office:value-type="float" office:value="106.44" calcext:value-type="float">
            <text:p>106.44</text:p>
          </table:table-cell>
          <table:table-cell office:value-type="float" office:value="94.5337982177734" calcext:value-type="float">
            <text:p>94.5337982178</text:p>
          </table:table-cell>
          <table:table-cell office:value-type="float" office:value="106.44" calcext:value-type="float">
            <text:p>106.44</text:p>
          </table:table-cell>
          <table:table-cell office:value-type="float" office:value="95.7151107788086" calcext:value-type="float">
            <text:p>95.7151107788</text:p>
          </table:table-cell>
          <table:table-cell/>
          <table:table-cell table:formula="of:=[.A511]-[.C511]" office:value-type="float" office:value="0" calcext:value-type="float">
            <text:p>0</text:p>
          </table:table-cell>
          <table:table-cell table:formula="of:=([.A511]-[.B511])^2" office:value-type="float" office:value="141.757640879095" calcext:value-type="float">
            <text:p>141.7576408791</text:p>
          </table:table-cell>
          <table:table-cell table:formula="of:=([.C511]-[.D511])^2" office:value-type="float" office:value="115.023248806828" calcext:value-type="float">
            <text:p>115.0232488068</text:p>
          </table:table-cell>
          <table:table-cell table:formula="of:=[.G511]-[.H511]" office:value-type="float" office:value="26.7343920722674" calcext:value-type="float">
            <text:p>26.7343920723</text:p>
          </table:table-cell>
          <table:table-cell table:formula="of:=([.A511]-(([.B511]+[.D511])/2))^2" office:value-type="float" office:value="128.041570001246" calcext:value-type="float">
            <text:p>128.0415700012</text:p>
          </table:table-cell>
          <table:table-cell table:formula="of:=([.A511]-100.04)^2" office:value-type="float" office:value="40.9599999999999" calcext:value-type="float">
            <text:p>40.96</text:p>
          </table:table-cell>
        </table:table-row>
        <table:table-row table:style-name="ro1">
          <table:table-cell office:value-type="float" office:value="106.66" calcext:value-type="float">
            <text:p>106.66</text:p>
          </table:table-cell>
          <table:table-cell office:value-type="float" office:value="104.38094329834" calcext:value-type="float">
            <text:p>104.3809432983</text:p>
          </table:table-cell>
          <table:table-cell office:value-type="float" office:value="106.66" calcext:value-type="float">
            <text:p>106.66</text:p>
          </table:table-cell>
          <table:table-cell office:value-type="float" office:value="104.541198730469" calcext:value-type="float">
            <text:p>104.5411987305</text:p>
          </table:table-cell>
          <table:table-cell/>
          <table:table-cell table:formula="of:=[.A512]-[.C512]" office:value-type="float" office:value="0" calcext:value-type="float">
            <text:p>0</text:p>
          </table:table-cell>
          <table:table-cell table:formula="of:=([.A512]-[.B512])^2" office:value-type="float" office:value="5.19409944938206" calcext:value-type="float">
            <text:p>5.1940994494</text:p>
          </table:table-cell>
          <table:table-cell table:formula="of:=([.C512]-[.D512])^2" office:value-type="float" office:value="4.48931881976722" calcext:value-type="float">
            <text:p>4.4893188198</text:p>
          </table:table-cell>
          <table:table-cell table:formula="of:=[.G512]-[.H512]" office:value-type="float" office:value="0.704780629614833" calcext:value-type="float">
            <text:p>0.7047806296</text:p>
          </table:table-cell>
          <table:table-cell table:formula="of:=([.A512]-(([.B512]+[.D512])/2))^2" office:value-type="float" office:value="4.83528868369293" calcext:value-type="float">
            <text:p>4.8352886837</text:p>
          </table:table-cell>
          <table:table-cell table:formula="of:=([.A512]-100.04)^2" office:value-type="float" office:value="43.8243999999999" calcext:value-type="float">
            <text:p>43.8244</text:p>
          </table:table-cell>
        </table:table-row>
        <table:table-row table:style-name="ro1">
          <table:table-cell office:value-type="float" office:value="106.72" calcext:value-type="float">
            <text:p>106.72</text:p>
          </table:table-cell>
          <table:table-cell office:value-type="float" office:value="111.143501281738" calcext:value-type="float">
            <text:p>111.1435012817</text:p>
          </table:table-cell>
          <table:table-cell office:value-type="float" office:value="106.72" calcext:value-type="float">
            <text:p>106.72</text:p>
          </table:table-cell>
          <table:table-cell office:value-type="float" office:value="108.263511657715" calcext:value-type="float">
            <text:p>108.2635116577</text:p>
          </table:table-cell>
          <table:table-cell/>
          <table:table-cell table:formula="of:=[.A513]-[.C513]" office:value-type="float" office:value="0" calcext:value-type="float">
            <text:p>0</text:p>
          </table:table-cell>
          <table:table-cell table:formula="of:=([.A513]-[.B513])^2" office:value-type="float" office:value="19.5673635895402" calcext:value-type="float">
            <text:p>19.5673635895</text:p>
          </table:table-cell>
          <table:table-cell table:formula="of:=([.C513]-[.D513])^2" office:value-type="float" office:value="2.38242823750163" calcext:value-type="float">
            <text:p>2.3824282375</text:p>
          </table:table-cell>
          <table:table-cell table:formula="of:=[.G513]-[.H513]" office:value-type="float" office:value="17.1849353520386" calcext:value-type="float">
            <text:p>17.184935352</text:p>
          </table:table-cell>
          <table:table-cell table:formula="of:=([.A513]-(([.B513]+[.D513])/2))^2" office:value-type="float" office:value="8.90131085490026" calcext:value-type="float">
            <text:p>8.9013108549</text:p>
          </table:table-cell>
          <table:table-cell table:formula="of:=([.A513]-100.04)^2" office:value-type="float" office:value="44.6223999999999" calcext:value-type="float">
            <text:p>44.6224</text:p>
          </table:table-cell>
        </table:table-row>
        <table:table-row table:style-name="ro1">
          <table:table-cell office:value-type="float" office:value="106.72" calcext:value-type="float">
            <text:p>106.72</text:p>
          </table:table-cell>
          <table:table-cell office:value-type="float" office:value="112.995018005371" calcext:value-type="float">
            <text:p>112.9950180054</text:p>
          </table:table-cell>
          <table:table-cell office:value-type="float" office:value="106.72" calcext:value-type="float">
            <text:p>106.72</text:p>
          </table:table-cell>
          <table:table-cell office:value-type="float" office:value="114.315887451172" calcext:value-type="float">
            <text:p>114.3158874512</text:p>
          </table:table-cell>
          <table:table-cell/>
          <table:table-cell table:formula="of:=[.A514]-[.C514]" office:value-type="float" office:value="0" calcext:value-type="float">
            <text:p>0</text:p>
          </table:table-cell>
          <table:table-cell table:formula="of:=([.A514]-[.B514])^2" office:value-type="float" office:value="39.3758509677314" calcext:value-type="float">
            <text:p>39.3758509677</text:p>
          </table:table-cell>
          <table:table-cell table:formula="of:=([.C514]-[.D514])^2" office:value-type="float" office:value="57.6975061708704" calcext:value-type="float">
            <text:p>57.6975061709</text:p>
          </table:table-cell>
          <table:table-cell table:formula="of:=[.G514]-[.H514]" office:value-type="float" office:value="-18.321655203139" calcext:value-type="float">
            <text:p>-18.3216552031</text:p>
          </table:table-cell>
          <table:table-cell table:formula="of:=([.A514]-(([.B514]+[.D514])/2))^2" office:value-type="float" office:value="48.1005045460884" calcext:value-type="float">
            <text:p>48.1005045461</text:p>
          </table:table-cell>
          <table:table-cell table:formula="of:=([.A514]-100.04)^2" office:value-type="float" office:value="44.6223999999999" calcext:value-type="float">
            <text:p>44.6224</text:p>
          </table:table-cell>
        </table:table-row>
        <table:table-row table:style-name="ro1">
          <table:table-cell office:value-type="float" office:value="106.79" calcext:value-type="float">
            <text:p>106.79</text:p>
          </table:table-cell>
          <table:table-cell office:value-type="float" office:value="111.947708129883" calcext:value-type="float">
            <text:p>111.9477081299</text:p>
          </table:table-cell>
          <table:table-cell office:value-type="float" office:value="106.79" calcext:value-type="float">
            <text:p>106.79</text:p>
          </table:table-cell>
          <table:table-cell office:value-type="float" office:value="110.688674926758" calcext:value-type="float">
            <text:p>110.6886749268</text:p>
          </table:table-cell>
          <table:table-cell/>
          <table:table-cell table:formula="of:=[.A515]-[.C515]" office:value-type="float" office:value="0" calcext:value-type="float">
            <text:p>0</text:p>
          </table:table-cell>
          <table:table-cell table:formula="of:=([.A515]-[.B515])^2" office:value-type="float" office:value="26.6019531530592" calcext:value-type="float">
            <text:p>26.6019531531</text:p>
          </table:table-cell>
          <table:table-cell table:formula="of:=([.C515]-[.D515])^2" office:value-type="float" office:value="15.19966618453" calcext:value-type="float">
            <text:p>15.1996661845</text:p>
          </table:table-cell>
          <table:table-cell table:formula="of:=[.G515]-[.H515]" office:value-type="float" office:value="11.4022869685292" calcext:value-type="float">
            <text:p>11.4022869685</text:p>
          </table:table-cell>
          <table:table-cell table:formula="of:=([.A515]-(([.B515]+[.D515])/2))^2" office:value-type="float" office:value="20.5045185171518" calcext:value-type="float">
            <text:p>20.5045185172</text:p>
          </table:table-cell>
          <table:table-cell table:formula="of:=([.A515]-100.04)^2" office:value-type="float" office:value="45.5625" calcext:value-type="float">
            <text:p>45.5625</text:p>
          </table:table-cell>
        </table:table-row>
        <table:table-row table:style-name="ro1">
          <table:table-cell office:value-type="float" office:value="106.81" calcext:value-type="float">
            <text:p>106.81</text:p>
          </table:table-cell>
          <table:table-cell office:value-type="float" office:value="112.568801879883" calcext:value-type="float">
            <text:p>112.5688018799</text:p>
          </table:table-cell>
          <table:table-cell office:value-type="float" office:value="106.81" calcext:value-type="float">
            <text:p>106.81</text:p>
          </table:table-cell>
          <table:table-cell office:value-type="float" office:value="106.530494689941" calcext:value-type="float">
            <text:p>106.5304946899</text:p>
          </table:table-cell>
          <table:table-cell/>
          <table:table-cell table:formula="of:=[.A516]-[.C516]" office:value-type="float" office:value="0" calcext:value-type="float">
            <text:p>0</text:p>
          </table:table-cell>
          <table:table-cell table:formula="of:=([.A516]-[.B516])^2" office:value-type="float" office:value="33.1637990917418" calcext:value-type="float">
            <text:p>33.1637990917</text:p>
          </table:table-cell>
          <table:table-cell table:formula="of:=([.C516]-[.D516])^2" office:value-type="float" office:value="0.0781232183509519" calcext:value-type="float">
            <text:p>0.0781232184</text:p>
          </table:table-cell>
          <table:table-cell table:formula="of:=[.G516]-[.H516]" office:value-type="float" office:value="33.0856758733908" calcext:value-type="float">
            <text:p>33.0856758734</text:p>
          </table:table-cell>
          <table:table-cell table:formula="of:=([.A516]-(([.B516]+[.D516])/2))^2" office:value-type="float" office:value="7.50567272502185" calcext:value-type="float">
            <text:p>7.505672725</text:p>
          </table:table-cell>
          <table:table-cell table:formula="of:=([.A516]-100.04)^2" office:value-type="float" office:value="45.8328999999999" calcext:value-type="float">
            <text:p>45.8329</text:p>
          </table:table-cell>
        </table:table-row>
        <table:table-row table:style-name="ro1">
          <table:table-cell office:value-type="float" office:value="106.82" calcext:value-type="float">
            <text:p>106.82</text:p>
          </table:table-cell>
          <table:table-cell office:value-type="float" office:value="113.093811035156" calcext:value-type="float">
            <text:p>113.093811035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13.941131591797" calcext:value-type="float">
            <text:p>113.9411315918</text:p>
          </table:table-cell>
          <table:table-cell/>
          <table:table-cell table:formula="of:=[.A517]-[.C517]" office:value-type="float" office:value="0" calcext:value-type="float">
            <text:p>0</text:p>
          </table:table-cell>
          <table:table-cell table:formula="of:=([.A517]-[.B517])^2" office:value-type="float" office:value="39.3607049048484" calcext:value-type="float">
            <text:p>39.3607049048</text:p>
          </table:table-cell>
          <table:table-cell table:formula="of:=([.C517]-[.D517])^2" office:value-type="float" office:value="50.7105151476876" calcext:value-type="float">
            <text:p>50.7105151477</text:p>
          </table:table-cell>
          <table:table-cell table:formula="of:=[.G517]-[.H517]" office:value-type="float" office:value="-11.3498102428392" calcext:value-type="float">
            <text:p>-11.3498102428</text:p>
          </table:table-cell>
          <table:table-cell table:formula="of:=([.A517]-(([.B517]+[.D517])/2))^2" office:value-type="float" office:value="44.8561219948416" calcext:value-type="float">
            <text:p>44.8561219948</text:p>
          </table:table-cell>
          <table:table-cell table:formula="of:=([.A517]-100.04)^2" office:value-type="float" office:value="45.9683999999998" calcext:value-type="float">
            <text:p>45.9684</text:p>
          </table:table-cell>
        </table:table-row>
        <table:table-row table:style-name="ro1">
          <table:table-cell office:value-type="float" office:value="106.82" calcext:value-type="float">
            <text:p>106.82</text:p>
          </table:table-cell>
          <table:table-cell office:value-type="float" office:value="113.03239440918" calcext:value-type="float">
            <text:p>113.032394409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8.197784423828" calcext:value-type="float">
            <text:p>108.1977844238</text:p>
          </table:table-cell>
          <table:table-cell/>
          <table:table-cell table:formula="of:=[.A518]-[.C518]" office:value-type="float" office:value="0" calcext:value-type="float">
            <text:p>0</text:p>
          </table:table-cell>
          <table:table-cell table:formula="of:=([.A518]-[.B518])^2" office:value-type="float" office:value="38.5938442952071" calcext:value-type="float">
            <text:p>38.5938442952</text:p>
          </table:table-cell>
          <table:table-cell table:formula="of:=([.C518]-[.D518])^2" office:value-type="float" office:value="1.89828991854342" calcext:value-type="float">
            <text:p>1.8982899185</text:p>
          </table:table-cell>
          <table:table-cell table:formula="of:=[.G518]-[.H518]" office:value-type="float" office:value="36.6955543766637" calcext:value-type="float">
            <text:p>36.6955543767</text:p>
          </table:table-cell>
          <table:table-cell table:formula="of:=([.A518]-(([.B518]+[.D518])/2))^2" office:value-type="float" office:value="14.40270367926" calcext:value-type="float">
            <text:p>14.4027036793</text:p>
          </table:table-cell>
          <table:table-cell table:formula="of:=([.A518]-100.04)^2" office:value-type="float" office:value="45.9683999999998" calcext:value-type="float">
            <text:p>45.9684</text:p>
          </table:table-cell>
        </table:table-row>
        <table:table-row table:style-name="ro1">
          <table:table-cell office:value-type="float" office:value="106.84" calcext:value-type="float">
            <text:p>106.84</text:p>
          </table:table-cell>
          <table:table-cell office:value-type="float" office:value="111.869071960449" calcext:value-type="float">
            <text:p>111.8690719605</text:p>
          </table:table-cell>
          <table:table-cell office:value-type="float" office:value="106.84" calcext:value-type="float">
            <text:p>106.84</text:p>
          </table:table-cell>
          <table:table-cell office:value-type="float" office:value="107.512092590332" calcext:value-type="float">
            <text:p>107.5120925903</text:p>
          </table:table-cell>
          <table:table-cell/>
          <table:table-cell table:formula="of:=[.A519]-[.C519]" office:value-type="float" office:value="0" calcext:value-type="float">
            <text:p>0</text:p>
          </table:table-cell>
          <table:table-cell table:formula="of:=([.A519]-[.B519])^2" office:value-type="float" office:value="25.2915647833765" calcext:value-type="float">
            <text:p>25.2915647834</text:p>
          </table:table-cell>
          <table:table-cell table:formula="of:=([.C519]-[.D519])^2" office:value-type="float" office:value="0.451708449979215" calcext:value-type="float">
            <text:p>0.45170845</text:p>
          </table:table-cell>
          <table:table-cell table:formula="of:=[.G519]-[.H519]" office:value-type="float" office:value="24.8398563333973" calcext:value-type="float">
            <text:p>24.8398563334</text:p>
          </table:table-cell>
          <table:table-cell table:formula="of:=([.A519]-(([.B519]+[.D519])/2))^2" office:value-type="float" office:value="8.12581930877117" calcext:value-type="float">
            <text:p>8.1258193088</text:p>
          </table:table-cell>
          <table:table-cell table:formula="of:=([.A519]-100.04)^2" office:value-type="float" office:value="46.24" calcext:value-type="float">
            <text:p>46.24</text:p>
          </table:table-cell>
        </table:table-row>
        <table:table-row table:style-name="ro1">
          <table:table-cell office:value-type="float" office:value="106.91" calcext:value-type="float">
            <text:p>106.91</text:p>
          </table:table-cell>
          <table:table-cell office:value-type="float" office:value="112.654273986816" calcext:value-type="float">
            <text:p>112.6542739868</text:p>
          </table:table-cell>
          <table:table-cell office:value-type="float" office:value="106.91" calcext:value-type="float">
            <text:p>106.91</text:p>
          </table:table-cell>
          <table:table-cell office:value-type="float" office:value="111.09349822998" calcext:value-type="float">
            <text:p>111.09349823</text:p>
          </table:table-cell>
          <table:table-cell/>
          <table:table-cell table:formula="of:=[.A520]-[.C520]" office:value-type="float" office:value="0" calcext:value-type="float">
            <text:p>0</text:p>
          </table:table-cell>
          <table:table-cell table:formula="of:=([.A520]-[.B520])^2" office:value-type="float" office:value="32.9966836356157" calcext:value-type="float">
            <text:p>32.9966836356</text:p>
          </table:table-cell>
          <table:table-cell table:formula="of:=([.C520]-[.D520])^2" office:value-type="float" office:value="17.5016574402497" calcext:value-type="float">
            <text:p>17.5016574402</text:p>
          </table:table-cell>
          <table:table-cell table:formula="of:=[.G520]-[.H520]" office:value-type="float" office:value="15.4950261953659" calcext:value-type="float">
            <text:p>15.4950261954</text:p>
          </table:table-cell>
          <table:table-cell table:formula="of:=([.A520]-(([.B520]+[.D520])/2))^2" office:value-type="float" office:value="24.640165297151" calcext:value-type="float">
            <text:p>24.6401652972</text:p>
          </table:table-cell>
          <table:table-cell table:formula="of:=([.A520]-100.04)^2" office:value-type="float" office:value="47.1968999999999" calcext:value-type="float">
            <text:p>47.1969</text:p>
          </table:table-cell>
        </table:table-row>
        <table:table-row table:style-name="ro1">
          <table:table-cell office:value-type="float" office:value="106.95" calcext:value-type="float">
            <text:p>106.95</text:p>
          </table:table-cell>
          <table:table-cell office:value-type="float" office:value="112.335472106934" calcext:value-type="float">
            <text:p>112.3354721069</text:p>
          </table:table-cell>
          <table:table-cell office:value-type="float" office:value="106.95" calcext:value-type="float">
            <text:p>106.95</text:p>
          </table:table-cell>
          <table:table-cell office:value-type="float" office:value="110.359786987305" calcext:value-type="float">
            <text:p>110.3597869873</text:p>
          </table:table-cell>
          <table:table-cell/>
          <table:table-cell table:formula="of:=[.A521]-[.C521]" office:value-type="float" office:value="0" calcext:value-type="float">
            <text:p>0</text:p>
          </table:table-cell>
          <table:table-cell table:formula="of:=([.A521]-[.B521])^2" office:value-type="float" office:value="29.0033098145597" calcext:value-type="float">
            <text:p>29.0033098146</text:p>
          </table:table-cell>
          <table:table-cell table:formula="of:=([.C521]-[.D521])^2" office:value-type="float" office:value="11.6266472987924" calcext:value-type="float">
            <text:p>11.6266472988</text:p>
          </table:table-cell>
          <table:table-cell table:formula="of:=[.G521]-[.H521]" office:value-type="float" office:value="17.3766625157674" calcext:value-type="float">
            <text:p>17.3766625158</text:p>
          </table:table-cell>
          <table:table-cell table:formula="of:=([.A521]-(([.B521]+[.D521])/2))^2" office:value-type="float" office:value="19.3391456336953" calcext:value-type="float">
            <text:p>19.3391456337</text:p>
          </table:table-cell>
          <table:table-cell table:formula="of:=([.A521]-100.04)^2" office:value-type="float" office:value="47.7481" calcext:value-type="float">
            <text:p>47.7481</text:p>
          </table:table-cell>
        </table:table-row>
        <table:table-row table:style-name="ro1">
          <table:table-cell office:value-type="float" office:value="106.97" calcext:value-type="float">
            <text:p>106.97</text:p>
          </table:table-cell>
          <table:table-cell office:value-type="float" office:value="111.586006164551" calcext:value-type="float">
            <text:p>111.5860061646</text:p>
          </table:table-cell>
          <table:table-cell office:value-type="float" office:value="106.97" calcext:value-type="float">
            <text:p>106.97</text:p>
          </table:table-cell>
          <table:table-cell office:value-type="float" office:value="108.905349731445" calcext:value-type="float">
            <text:p>108.9053497314</text:p>
          </table:table-cell>
          <table:table-cell/>
          <table:table-cell table:formula="of:=[.A522]-[.C522]" office:value-type="float" office:value="0" calcext:value-type="float">
            <text:p>0</text:p>
          </table:table-cell>
          <table:table-cell table:formula="of:=([.A522]-[.B522])^2" office:value-type="float" office:value="21.3075129111708" calcext:value-type="float">
            <text:p>21.3075129112</text:p>
          </table:table-cell>
          <table:table-cell table:formula="of:=([.C522]-[.D522])^2" office:value-type="float" office:value="3.74557858300545" calcext:value-type="float">
            <text:p>3.745578583</text:p>
          </table:table-cell>
          <table:table-cell table:formula="of:=[.G522]-[.H522]" office:value-type="float" office:value="17.5619343281654" calcext:value-type="float">
            <text:p>17.5619343282</text:p>
          </table:table-cell>
          <table:table-cell table:formula="of:=([.A522]-(([.B522]+[.D522])/2))^2" office:value-type="float" office:value="10.7300660190007" calcext:value-type="float">
            <text:p>10.730066019</text:p>
          </table:table-cell>
          <table:table-cell table:formula="of:=([.A522]-100.04)^2" office:value-type="float" office:value="48.0248999999999" calcext:value-type="float">
            <text:p>48.0249</text:p>
          </table:table-cell>
        </table:table-row>
        <table:table-row table:style-name="ro1">
          <table:table-cell office:value-type="float" office:value="107.05" calcext:value-type="float">
            <text:p>107.05</text:p>
          </table:table-cell>
          <table:table-cell office:value-type="float" office:value="112.654273986816" calcext:value-type="float">
            <text:p>112.6542739868</text:p>
          </table:table-cell>
          <table:table-cell office:value-type="float" office:value="107.05" calcext:value-type="float">
            <text:p>107.05</text:p>
          </table:table-cell>
          <table:table-cell office:value-type="float" office:value="110.356956481934" calcext:value-type="float">
            <text:p>110.3569564819</text:p>
          </table:table-cell>
          <table:table-cell/>
          <table:table-cell table:formula="of:=[.A523]-[.C523]" office:value-type="float" office:value="0" calcext:value-type="float">
            <text:p>0</text:p>
          </table:table-cell>
          <table:table-cell table:formula="of:=([.A523]-[.B523])^2" office:value-type="float" office:value="31.4078869193071" calcext:value-type="float">
            <text:p>31.4078869193</text:p>
          </table:table-cell>
          <table:table-cell table:formula="of:=([.C523]-[.D523])^2" office:value-type="float" office:value="10.9359611734026" calcext:value-type="float">
            <text:p>10.9359611734</text:p>
          </table:table-cell>
          <table:table-cell table:formula="of:=[.G523]-[.H523]" office:value-type="float" office:value="20.4719257459045" calcext:value-type="float">
            <text:p>20.4719257459</text:p>
          </table:table-cell>
          <table:table-cell table:formula="of:=([.A523]-(([.B523]+[.D523])/2))^2" office:value-type="float" office:value="19.8525071167946" calcext:value-type="float">
            <text:p>19.8525071168</text:p>
          </table:table-cell>
          <table:table-cell table:formula="of:=([.A523]-100.04)^2" office:value-type="float" office:value="49.1400999999999" calcext:value-type="float">
            <text:p>49.1401</text:p>
          </table:table-cell>
        </table:table-row>
        <table:table-row table:style-name="ro1">
          <table:table-cell office:value-type="float" office:value="107.13" calcext:value-type="float">
            <text:p>107.13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07.13" calcext:value-type="float">
            <text:p>107.13</text:p>
          </table:table-cell>
          <table:table-cell office:value-type="float" office:value="109.35001373291" calcext:value-type="float">
            <text:p>109.3500137329</text:p>
          </table:table-cell>
          <table:table-cell/>
          <table:table-cell table:formula="of:=[.A524]-[.C524]" office:value-type="float" office:value="0" calcext:value-type="float">
            <text:p>0</text:p>
          </table:table-cell>
          <table:table-cell table:formula="of:=([.A524]-[.B524])^2" office:value-type="float" office:value="20.9422316501156" calcext:value-type="float">
            <text:p>20.9422316501</text:p>
          </table:table-cell>
          <table:table-cell table:formula="of:=([.C524]-[.D524])^2" office:value-type="float" office:value="4.92846097430971" calcext:value-type="float">
            <text:p>4.9284609743</text:p>
          </table:table-cell>
          <table:table-cell table:formula="of:=[.G524]-[.H524]" office:value-type="float" office:value="16.0137706758059" calcext:value-type="float">
            <text:p>16.0137706758</text:p>
          </table:table-cell>
          <table:table-cell table:formula="of:=([.A524]-(([.B524]+[.D524])/2))^2" office:value-type="float" office:value="11.5473624035542" calcext:value-type="float">
            <text:p>11.5473624036</text:p>
          </table:table-cell>
          <table:table-cell table:formula="of:=([.A524]-100.04)^2" office:value-type="float" office:value="50.2680999999999" calcext:value-type="float">
            <text:p>50.2681</text:p>
          </table:table-cell>
        </table:table-row>
        <table:table-row table:style-name="ro1">
          <table:table-cell office:value-type="float" office:value="107.13" calcext:value-type="float">
            <text:p>107.13</text:p>
          </table:table-cell>
          <table:table-cell office:value-type="float" office:value="113.918525695801" calcext:value-type="float">
            <text:p>113.9185256958</text:p>
          </table:table-cell>
          <table:table-cell office:value-type="float" office:value="107.13" calcext:value-type="float">
            <text:p>107.13</text:p>
          </table:table-cell>
          <table:table-cell office:value-type="float" office:value="112.038017272949" calcext:value-type="float">
            <text:p>112.038017273</text:p>
          </table:table-cell>
          <table:table-cell/>
          <table:table-cell table:formula="of:=[.A525]-[.C525]" office:value-type="float" office:value="0" calcext:value-type="float">
            <text:p>0</text:p>
          </table:table-cell>
          <table:table-cell table:formula="of:=([.A525]-[.B525])^2" office:value-type="float" office:value="46.0840811225475" calcext:value-type="float">
            <text:p>46.0840811225</text:p>
          </table:table-cell>
          <table:table-cell table:formula="of:=([.C525]-[.D525])^2" office:value-type="float" office:value="24.0886335515679" calcext:value-type="float">
            <text:p>24.0886335516</text:p>
          </table:table-cell>
          <table:table-cell table:formula="of:=[.G525]-[.H525]" office:value-type="float" office:value="21.9954475709796" calcext:value-type="float">
            <text:p>21.995447571</text:p>
          </table:table-cell>
          <table:table-cell table:formula="of:=([.A525]-(([.B525]+[.D525])/2))^2" office:value-type="float" office:value="34.2022793549538" calcext:value-type="float">
            <text:p>34.202279355</text:p>
          </table:table-cell>
          <table:table-cell table:formula="of:=([.A525]-100.04)^2" office:value-type="float" office:value="50.2680999999999" calcext:value-type="float">
            <text:p>50.2681</text:p>
          </table:table-cell>
        </table:table-row>
        <table:table-row table:style-name="ro1">
          <table:table-cell office:value-type="float" office:value="107.16" calcext:value-type="float">
            <text:p>107.16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07.16" calcext:value-type="float">
            <text:p>107.16</text:p>
          </table:table-cell>
          <table:table-cell office:value-type="float" office:value="103.700973510742" calcext:value-type="float">
            <text:p>103.7009735107</text:p>
          </table:table-cell>
          <table:table-cell/>
          <table:table-cell table:formula="of:=[.A526]-[.C526]" office:value-type="float" office:value="0" calcext:value-type="float">
            <text:p>0</text:p>
          </table:table-cell>
          <table:table-cell table:formula="of:=([.A526]-[.B526])^2" office:value-type="float" office:value="12.9711711074196" calcext:value-type="float">
            <text:p>12.9711711074</text:p>
          </table:table-cell>
          <table:table-cell table:formula="of:=([.C526]-[.D526])^2" office:value-type="float" office:value="11.9648642533872" calcext:value-type="float">
            <text:p>11.9648642534</text:p>
          </table:table-cell>
          <table:table-cell table:formula="of:=[.G526]-[.H526]" office:value-type="float" office:value="1.00630685403244" calcext:value-type="float">
            <text:p>1.006306854</text:p>
          </table:table-cell>
          <table:table-cell table:formula="of:=([.A526]-(([.B526]+[.D526])/2))^2" office:value-type="float" office:value="12.4629393565049" calcext:value-type="float">
            <text:p>12.4629393565</text:p>
          </table:table-cell>
          <table:table-cell table:formula="of:=([.A526]-100.04)^2" office:value-type="float" office:value="50.6943999999999" calcext:value-type="float">
            <text:p>50.6944</text:p>
          </table:table-cell>
        </table:table-row>
        <table:table-row table:style-name="ro1">
          <table:table-cell office:value-type="float" office:value="107.225" calcext:value-type="float">
            <text:p>107.225</text:p>
          </table:table-cell>
          <table:table-cell office:value-type="float" office:value="110.068977355957" calcext:value-type="float">
            <text:p>110.068977356</text:p>
          </table:table-cell>
          <table:table-cell office:value-type="float" office:value="107.225" calcext:value-type="float">
            <text:p>107.225</text:p>
          </table:table-cell>
          <table:table-cell office:value-type="float" office:value="113.690620422363" calcext:value-type="float">
            <text:p>113.6906204224</text:p>
          </table:table-cell>
          <table:table-cell/>
          <table:table-cell table:formula="of:=[.A527]-[.C527]" office:value-type="float" office:value="0" calcext:value-type="float">
            <text:p>0</text:p>
          </table:table-cell>
          <table:table-cell table:formula="of:=([.A527]-[.B527])^2" office:value-type="float" office:value="8.08820720119638" calcext:value-type="float">
            <text:p>8.0882072012</text:p>
          </table:table-cell>
          <table:table-cell table:formula="of:=([.C527]-[.D527])^2" office:value-type="float" office:value="41.8042474460812" calcext:value-type="float">
            <text:p>41.8042474461</text:p>
          </table:table-cell>
          <table:table-cell table:formula="of:=[.G527]-[.H527]" office:value-type="float" office:value="-33.7160402448848" calcext:value-type="float">
            <text:p>-33.7160402449</text:p>
          </table:table-cell>
          <table:table-cell table:formula="of:=([.A527]-(([.B527]+[.D527])/2))^2" office:value-type="float" office:value="21.6671526985267" calcext:value-type="float">
            <text:p>21.6671526985</text:p>
          </table:table-cell>
          <table:table-cell table:formula="of:=([.A527]-100.04)^2" office:value-type="float" office:value="51.6242249999998" calcext:value-type="float">
            <text:p>51.624225</text:p>
          </table:table-cell>
        </table:table-row>
        <table:table-row table:style-name="ro1">
          <table:table-cell office:value-type="float" office:value="107.28" calcext:value-type="float">
            <text:p>107.28</text:p>
          </table:table-cell>
          <table:table-cell office:value-type="float" office:value="111.813690185547" calcext:value-type="float">
            <text:p>111.8136901855</text:p>
          </table:table-cell>
          <table:table-cell office:value-type="float" office:value="107.28" calcext:value-type="float">
            <text:p>107.28</text:p>
          </table:table-cell>
          <table:table-cell office:value-type="float" office:value="109.970085144043" calcext:value-type="float">
            <text:p>109.970085144</text:p>
          </table:table-cell>
          <table:table-cell/>
          <table:table-cell table:formula="of:=[.A528]-[.C528]" office:value-type="float" office:value="0" calcext:value-type="float">
            <text:p>0</text:p>
          </table:table-cell>
          <table:table-cell table:formula="of:=([.A528]-[.B528])^2" office:value-type="float" office:value="20.554346698524" calcext:value-type="float">
            <text:p>20.5543466985</text:p>
          </table:table-cell>
          <table:table-cell table:formula="of:=([.C528]-[.D528])^2" office:value-type="float" office:value="7.23655808220067" calcext:value-type="float">
            <text:p>7.2365580822</text:p>
          </table:table-cell>
          <table:table-cell table:formula="of:=[.G528]-[.H528]" office:value-type="float" office:value="13.3177886163234" calcext:value-type="float">
            <text:p>13.3177886163</text:p>
          </table:table-cell>
          <table:table-cell table:formula="of:=([.A528]-(([.B528]+[.D528])/2))^2" office:value-type="float" office:value="13.0457325030977" calcext:value-type="float">
            <text:p>13.0457325031</text:p>
          </table:table-cell>
          <table:table-cell table:formula="of:=([.A528]-100.04)^2" office:value-type="float" office:value="52.4175999999999" calcext:value-type="float">
            <text:p>52.4176</text:p>
          </table:table-cell>
        </table:table-row>
        <table:table-row table:style-name="ro1">
          <table:table-cell office:value-type="float" office:value="107.37" calcext:value-type="float">
            <text:p>107.37</text:p>
          </table:table-cell>
          <table:table-cell office:value-type="float" office:value="111.76993560791" calcext:value-type="float">
            <text:p>111.7699356079</text:p>
          </table:table-cell>
          <table:table-cell office:value-type="float" office:value="107.37" calcext:value-type="float">
            <text:p>107.37</text:p>
          </table:table-cell>
          <table:table-cell office:value-type="float" office:value="112.754196166992" calcext:value-type="float">
            <text:p>112.754196167</text:p>
          </table:table-cell>
          <table:table-cell/>
          <table:table-cell table:formula="of:=[.A529]-[.C529]" office:value-type="float" office:value="0" calcext:value-type="float">
            <text:p>0</text:p>
          </table:table-cell>
          <table:table-cell table:formula="of:=([.A529]-[.B529])^2" office:value-type="float" office:value="19.3594333537557" calcext:value-type="float">
            <text:p>19.3594333538</text:p>
          </table:table-cell>
          <table:table-cell table:formula="of:=([.C529]-[.D529])^2" office:value-type="float" office:value="28.9895683646533" calcext:value-type="float">
            <text:p>28.9895683647</text:p>
          </table:table-cell>
          <table:table-cell table:formula="of:=[.G529]-[.H529]" office:value-type="float" office:value="-9.63013501089764" calcext:value-type="float">
            <text:p>-9.6301350109</text:p>
          </table:table-cell>
          <table:table-cell table:formula="of:=([.A529]-(([.B529]+[.D529])/2))^2" office:value-type="float" office:value="23.9323086471634" calcext:value-type="float">
            <text:p>23.9323086472</text:p>
          </table:table-cell>
          <table:table-cell table:formula="of:=([.A529]-100.04)^2" office:value-type="float" office:value="53.7289" calcext:value-type="float">
            <text:p>53.7289</text:p>
          </table:table-cell>
        </table:table-row>
        <table:table-row table:style-name="ro1">
          <table:table-cell office:value-type="float" office:value="107.37" calcext:value-type="float">
            <text:p>107.37</text:p>
          </table:table-cell>
          <table:table-cell office:value-type="float" office:value="111.838775634766" calcext:value-type="float">
            <text:p>111.8387756348</text:p>
          </table:table-cell>
          <table:table-cell office:value-type="float" office:value="107.37" calcext:value-type="float">
            <text:p>107.37</text:p>
          </table:table-cell>
          <table:table-cell office:value-type="float" office:value="110.744415283203" calcext:value-type="float">
            <text:p>110.7444152832</text:p>
          </table:table-cell>
          <table:table-cell/>
          <table:table-cell table:formula="of:=[.A530]-[.C530]" office:value-type="float" office:value="0" calcext:value-type="float">
            <text:p>0</text:p>
          </table:table-cell>
          <table:table-cell table:formula="of:=([.A530]-[.B530])^2" office:value-type="float" office:value="19.9699556738749" calcext:value-type="float">
            <text:p>19.9699556739</text:p>
          </table:table-cell>
          <table:table-cell table:formula="of:=([.C530]-[.D530])^2" office:value-type="float" office:value="11.3866785035148" calcext:value-type="float">
            <text:p>11.3866785035</text:p>
          </table:table-cell>
          <table:table-cell table:formula="of:=[.G530]-[.H530]" office:value-type="float" office:value="8.58327717036008" calcext:value-type="float">
            <text:p>8.5832771704</text:p>
          </table:table-cell>
          <table:table-cell table:formula="of:=([.A530]-(([.B530]+[.D530])/2))^2" office:value-type="float" office:value="15.3789109439268" calcext:value-type="float">
            <text:p>15.3789109439</text:p>
          </table:table-cell>
          <table:table-cell table:formula="of:=([.A530]-100.04)^2" office:value-type="float" office:value="53.7289" calcext:value-type="float">
            <text:p>53.7289</text:p>
          </table:table-cell>
        </table:table-row>
        <table:table-row table:style-name="ro1">
          <table:table-cell office:value-type="float" office:value="107.38" calcext:value-type="float">
            <text:p>107.38</text:p>
          </table:table-cell>
          <table:table-cell office:value-type="float" office:value="111.706565856934" calcext:value-type="float">
            <text:p>111.7065658569</text:p>
          </table:table-cell>
          <table:table-cell office:value-type="float" office:value="107.38" calcext:value-type="float">
            <text:p>107.38</text:p>
          </table:table-cell>
          <table:table-cell office:value-type="float" office:value="111.67374420166" calcext:value-type="float">
            <text:p>111.6737442017</text:p>
          </table:table-cell>
          <table:table-cell/>
          <table:table-cell table:formula="of:=[.A531]-[.C531]" office:value-type="float" office:value="0" calcext:value-type="float">
            <text:p>0</text:p>
          </table:table-cell>
          <table:table-cell table:formula="of:=([.A531]-[.B531])^2" office:value-type="float" office:value="18.7191721143836" calcext:value-type="float">
            <text:p>18.7191721144</text:p>
          </table:table-cell>
          <table:table-cell table:formula="of:=([.C531]-[.D531])^2" office:value-type="float" office:value="18.4362392692903" calcext:value-type="float">
            <text:p>18.4362392693</text:p>
          </table:table-cell>
          <table:table-cell table:formula="of:=[.G531]-[.H531]" office:value-type="float" office:value="0.28293284509331" calcext:value-type="float">
            <text:p>0.2829328451</text:p>
          </table:table-cell>
          <table:table-cell table:formula="of:=([.A531]-(([.B531]+[.D531])/2))^2" office:value-type="float" office:value="18.5774363765732" calcext:value-type="float">
            <text:p>18.5774363766</text:p>
          </table:table-cell>
          <table:table-cell table:formula="of:=([.A531]-100.04)^2" office:value-type="float" office:value="53.8755999999998" calcext:value-type="float">
            <text:p>53.8756</text:p>
          </table:table-cell>
        </table:table-row>
        <table:table-row table:style-name="ro1">
          <table:table-cell office:value-type="float" office:value="107.39" calcext:value-type="float">
            <text:p>107.39</text:p>
          </table:table-cell>
          <table:table-cell office:value-type="float" office:value="110.698867797852" calcext:value-type="float">
            <text:p>110.6988677979</text:p>
          </table:table-cell>
          <table:table-cell office:value-type="float" office:value="107.39" calcext:value-type="float">
            <text:p>107.39</text:p>
          </table:table-cell>
          <table:table-cell office:value-type="float" office:value="106.091468811035" calcext:value-type="float">
            <text:p>106.091468811</text:p>
          </table:table-cell>
          <table:table-cell/>
          <table:table-cell table:formula="of:=[.A532]-[.C532]" office:value-type="float" office:value="0" calcext:value-type="float">
            <text:p>0</text:p>
          </table:table-cell>
          <table:table-cell table:formula="of:=([.A532]-[.B532])^2" office:value-type="float" office:value="10.948606103659" calcext:value-type="float">
            <text:p>10.9486061037</text:p>
          </table:table-cell>
          <table:table-cell table:formula="of:=([.C532]-[.D532])^2" office:value-type="float" office:value="1.68618324871445" calcext:value-type="float">
            <text:p>1.6861832487</text:p>
          </table:table-cell>
          <table:table-cell table:formula="of:=[.G532]-[.H532]" office:value-type="float" office:value="9.26242285494459" calcext:value-type="float">
            <text:p>9.2624228549</text:p>
          </table:table-cell>
          <table:table-cell table:formula="of:=([.A532]-(([.B532]+[.D532])/2))^2" office:value-type="float" office:value="1.01036332025754" calcext:value-type="float">
            <text:p>1.0103633203</text:p>
          </table:table-cell>
          <table:table-cell table:formula="of:=([.A532]-100.04)^2" office:value-type="float" office:value="54.0224999999999" calcext:value-type="float">
            <text:p>54.0225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112.548614501953" calcext:value-type="float">
            <text:p>112.548614502</text:p>
          </table:table-cell>
          <table:table-cell office:value-type="float" office:value="107.4" calcext:value-type="float">
            <text:p>107.4</text:p>
          </table:table-cell>
          <table:table-cell office:value-type="float" office:value="108.538246154785" calcext:value-type="float">
            <text:p>108.5382461548</text:p>
          </table:table-cell>
          <table:table-cell/>
          <table:table-cell table:formula="of:=[.A533]-[.C533]" office:value-type="float" office:value="0" calcext:value-type="float">
            <text:p>0</text:p>
          </table:table-cell>
          <table:table-cell table:formula="of:=([.A533]-[.B533])^2" office:value-type="float" office:value="26.508231289722" calcext:value-type="float">
            <text:p>26.5082312897</text:p>
          </table:table-cell>
          <table:table-cell table:formula="of:=([.C533]-[.D533])^2" office:value-type="float" office:value="1.29560430888318" calcext:value-type="float">
            <text:p>1.2956043089</text:p>
          </table:table-cell>
          <table:table-cell table:formula="of:=[.G533]-[.H533]" office:value-type="float" office:value="25.2126269808388" calcext:value-type="float">
            <text:p>25.2126269808</text:p>
          </table:table-cell>
          <table:table-cell table:formula="of:=([.A533]-(([.B533]+[.D533])/2))^2" office:value-type="float" office:value="9.88115422931089" calcext:value-type="float">
            <text:p>9.8811542293</text:p>
          </table:table-cell>
          <table:table-cell table:formula="of:=([.A533]-100.04)^2" office:value-type="float" office:value="54.1696" calcext:value-type="float">
            <text:p>54.1696</text:p>
          </table:table-cell>
        </table:table-row>
        <table:table-row table:style-name="ro1">
          <table:table-cell office:value-type="float" office:value="107.43" calcext:value-type="float">
            <text:p>107.43</text:p>
          </table:table-cell>
          <table:table-cell office:value-type="float" office:value="113.538932800293" calcext:value-type="float">
            <text:p>113.5389328003</text:p>
          </table:table-cell>
          <table:table-cell office:value-type="float" office:value="107.43" calcext:value-type="float">
            <text:p>107.43</text:p>
          </table:table-cell>
          <table:table-cell office:value-type="float" office:value="114.805290222168" calcext:value-type="float">
            <text:p>114.8052902222</text:p>
          </table:table-cell>
          <table:table-cell/>
          <table:table-cell table:formula="of:=[.A534]-[.C534]" office:value-type="float" office:value="0" calcext:value-type="float">
            <text:p>0</text:p>
          </table:table-cell>
          <table:table-cell table:formula="of:=([.A534]-[.B534])^2" office:value-type="float" office:value="37.3190599584952" calcext:value-type="float">
            <text:p>37.3190599585</text:p>
          </table:table-cell>
          <table:table-cell table:formula="of:=([.C534]-[.D534])^2" office:value-type="float" office:value="54.3949058612064" calcext:value-type="float">
            <text:p>54.3949058612</text:p>
          </table:table-cell>
          <table:table-cell table:formula="of:=[.G534]-[.H534]" office:value-type="float" office:value="-17.0758459027111" calcext:value-type="float">
            <text:p>-17.0758459027</text:p>
          </table:table-cell>
          <table:table-cell table:formula="of:=([.A534]-(([.B534]+[.D534])/2))^2" office:value-type="float" office:value="45.4560676298663" calcext:value-type="float">
            <text:p>45.4560676299</text:p>
          </table:table-cell>
          <table:table-cell table:formula="of:=([.A534]-100.04)^2" office:value-type="float" office:value="54.6121" calcext:value-type="float">
            <text:p>54.6121</text:p>
          </table:table-cell>
        </table:table-row>
        <table:table-row table:style-name="ro1">
          <table:table-cell office:value-type="float" office:value="107.44" calcext:value-type="float">
            <text:p>107.44</text:p>
          </table:table-cell>
          <table:table-cell office:value-type="float" office:value="118.476181030273" calcext:value-type="float">
            <text:p>118.4761810303</text:p>
          </table:table-cell>
          <table:table-cell office:value-type="float" office:value="107.44" calcext:value-type="float">
            <text:p>107.44</text:p>
          </table:table-cell>
          <table:table-cell office:value-type="float" office:value="115.738815307617" calcext:value-type="float">
            <text:p>115.7388153076</text:p>
          </table:table-cell>
          <table:table-cell/>
          <table:table-cell table:formula="of:=[.A535]-[.C535]" office:value-type="float" office:value="0" calcext:value-type="float">
            <text:p>0</text:p>
          </table:table-cell>
          <table:table-cell table:formula="of:=([.A535]-[.B535])^2" office:value-type="float" office:value="121.797291732967" calcext:value-type="float">
            <text:p>121.797291733</text:p>
          </table:table-cell>
          <table:table-cell table:formula="of:=([.C535]-[.D535])^2" office:value-type="float" office:value="68.8703355099414" calcext:value-type="float">
            <text:p>68.8703355099</text:p>
          </table:table-cell>
          <table:table-cell table:formula="of:=[.G535]-[.H535]" office:value-type="float" office:value="52.9269562230259" calcext:value-type="float">
            <text:p>52.926956223</text:p>
          </table:table-cell>
          <table:table-cell table:formula="of:=([.A535]-(([.B535]+[.D535])/2))^2" office:value-type="float" office:value="93.460520846561" calcext:value-type="float">
            <text:p>93.4605208466</text:p>
          </table:table-cell>
          <table:table-cell table:formula="of:=([.A535]-100.04)^2" office:value-type="float" office:value="54.7599999999999" calcext:value-type="float">
            <text:p>54.76</text:p>
          </table:table-cell>
        </table:table-row>
        <table:table-row table:style-name="ro1">
          <table:table-cell office:value-type="float" office:value="107.48" calcext:value-type="float">
            <text:p>107.48</text:p>
          </table:table-cell>
          <table:table-cell office:value-type="float" office:value="111.42357635498" calcext:value-type="float">
            <text:p>111.423576355</text:p>
          </table:table-cell>
          <table:table-cell office:value-type="float" office:value="107.48" calcext:value-type="float">
            <text:p>107.48</text:p>
          </table:table-cell>
          <table:table-cell office:value-type="float" office:value="107.918548583984" calcext:value-type="float">
            <text:p>107.918548584</text:p>
          </table:table-cell>
          <table:table-cell/>
          <table:table-cell table:formula="of:=[.A536]-[.C536]" office:value-type="float" office:value="0" calcext:value-type="float">
            <text:p>0</text:p>
          </table:table-cell>
          <table:table-cell table:formula="of:=([.A536]-[.B536])^2" office:value-type="float" office:value="15.551794467561" calcext:value-type="float">
            <text:p>15.5517944676</text:p>
          </table:table-cell>
          <table:table-cell table:formula="of:=([.C536]-[.D536])^2" office:value-type="float" office:value="0.192324860514697" calcext:value-type="float">
            <text:p>0.1923248605</text:p>
          </table:table-cell>
          <table:table-cell table:formula="of:=[.G536]-[.H536]" office:value-type="float" office:value="15.3594696070463" calcext:value-type="float">
            <text:p>15.359469607</text:p>
          </table:table-cell>
          <table:table-cell table:formula="of:=([.A536]-(([.B536]+[.D536])/2))^2" office:value-type="float" office:value="4.80075474517439" calcext:value-type="float">
            <text:p>4.8007547452</text:p>
          </table:table-cell>
          <table:table-cell table:formula="of:=([.A536]-100.04)^2" office:value-type="float" office:value="55.3536" calcext:value-type="float">
            <text:p>55.3536</text:p>
          </table:table-cell>
        </table:table-row>
        <table:table-row table:style-name="ro1">
          <table:table-cell office:value-type="float" office:value="107.48" calcext:value-type="float">
            <text:p>107.48</text:p>
          </table:table-cell>
          <table:table-cell office:value-type="float" office:value="114.01774597168" calcext:value-type="float">
            <text:p>114.0177459717</text:p>
          </table:table-cell>
          <table:table-cell office:value-type="float" office:value="107.48" calcext:value-type="float">
            <text:p>107.48</text:p>
          </table:table-cell>
          <table:table-cell office:value-type="float" office:value="112.536605834961" calcext:value-type="float">
            <text:p>112.536605835</text:p>
          </table:table-cell>
          <table:table-cell/>
          <table:table-cell table:formula="of:=[.A537]-[.C537]" office:value-type="float" office:value="0" calcext:value-type="float">
            <text:p>0</text:p>
          </table:table-cell>
          <table:table-cell table:formula="of:=([.A537]-[.B537])^2" office:value-type="float" office:value="42.7421223902139" calcext:value-type="float">
            <text:p>42.7421223902</text:p>
          </table:table-cell>
          <table:table-cell table:formula="of:=([.C537]-[.D537])^2" office:value-type="float" office:value="25.569262570161" calcext:value-type="float">
            <text:p>25.5692625702</text:p>
          </table:table-cell>
          <table:table-cell table:formula="of:=[.G537]-[.H537]" office:value-type="float" office:value="17.172859820053" calcext:value-type="float">
            <text:p>17.1728598201</text:p>
          </table:table-cell>
          <table:table-cell table:formula="of:=([.A537]-(([.B537]+[.D537])/2))^2" office:value-type="float" office:value="33.6072484540376" calcext:value-type="float">
            <text:p>33.607248454</text:p>
          </table:table-cell>
          <table:table-cell table:formula="of:=([.A537]-100.04)^2" office:value-type="float" office:value="55.3536" calcext:value-type="float">
            <text:p>55.3536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112.277465820313" calcext:value-type="float">
            <text:p>112.2774658203</text:p>
          </table:table-cell>
          <table:table-cell office:value-type="float" office:value="107.5" calcext:value-type="float">
            <text:p>107.5</text:p>
          </table:table-cell>
          <table:table-cell office:value-type="float" office:value="111.847633361816" calcext:value-type="float">
            <text:p>111.8476333618</text:p>
          </table:table-cell>
          <table:table-cell/>
          <table:table-cell table:formula="of:=[.A538]-[.C538]" office:value-type="float" office:value="0" calcext:value-type="float">
            <text:p>0</text:p>
          </table:table-cell>
          <table:table-cell table:formula="of:=([.A538]-[.B538])^2" office:value-type="float" office:value="22.8241796642542" calcext:value-type="float">
            <text:p>22.8241796643</text:p>
          </table:table-cell>
          <table:table-cell table:formula="of:=([.C538]-[.D538])^2" office:value-type="float" office:value="18.901915848779" calcext:value-type="float">
            <text:p>18.9019158488</text:p>
          </table:table-cell>
          <table:table-cell table:formula="of:=[.G538]-[.H538]" office:value-type="float" office:value="3.92226381547516" calcext:value-type="float">
            <text:p>3.9222638155</text:p>
          </table:table-cell>
          <table:table-cell table:formula="of:=([.A538]-(([.B538]+[.D538])/2))^2" office:value-type="float" office:value="20.8168587709224" calcext:value-type="float">
            <text:p>20.8168587709</text:p>
          </table:table-cell>
          <table:table-cell table:formula="of:=([.A538]-100.04)^2" office:value-type="float" office:value="55.6515999999999" calcext:value-type="float">
            <text:p>55.6516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111.06697845459" calcext:value-type="float">
            <text:p>111.0669784546</text:p>
          </table:table-cell>
          <table:table-cell office:value-type="float" office:value="107.5" calcext:value-type="float">
            <text:p>107.5</text:p>
          </table:table-cell>
          <table:table-cell office:value-type="float" office:value="107.647979736328" calcext:value-type="float">
            <text:p>107.6479797363</text:p>
          </table:table-cell>
          <table:table-cell/>
          <table:table-cell table:formula="of:=[.A539]-[.C539]" office:value-type="float" office:value="0" calcext:value-type="float">
            <text:p>0</text:p>
          </table:table-cell>
          <table:table-cell table:formula="of:=([.A539]-[.B539])^2" office:value-type="float" office:value="12.7233352955082" calcext:value-type="float">
            <text:p>12.7233352955</text:p>
          </table:table-cell>
          <table:table-cell table:formula="of:=([.C539]-[.D539])^2" office:value-type="float" office:value="0.0218980023637414" calcext:value-type="float">
            <text:p>0.0218980024</text:p>
          </table:table-cell>
          <table:table-cell table:formula="of:=[.G539]-[.H539]" office:value-type="float" office:value="12.7014372931444" calcext:value-type="float">
            <text:p>12.7014372931</text:p>
          </table:table-cell>
          <table:table-cell table:formula="of:=([.A539]-(([.B539]+[.D539])/2))^2" office:value-type="float" office:value="3.45022859006713" calcext:value-type="float">
            <text:p>3.4502285901</text:p>
          </table:table-cell>
          <table:table-cell table:formula="of:=([.A539]-100.04)^2" office:value-type="float" office:value="55.6515999999999" calcext:value-type="float">
            <text:p>55.6516</text:p>
          </table:table-cell>
        </table:table-row>
        <table:table-row table:style-name="ro1">
          <table:table-cell office:value-type="float" office:value="107.54" calcext:value-type="float">
            <text:p>107.54</text:p>
          </table:table-cell>
          <table:table-cell office:value-type="float" office:value="111.738624572754" calcext:value-type="float">
            <text:p>111.7386245728</text:p>
          </table:table-cell>
          <table:table-cell office:value-type="float" office:value="107.54" calcext:value-type="float">
            <text:p>107.54</text:p>
          </table:table-cell>
          <table:table-cell office:value-type="float" office:value="108.05632019043" calcext:value-type="float">
            <text:p>108.0563201904</text:p>
          </table:table-cell>
          <table:table-cell/>
          <table:table-cell table:formula="of:=[.A540]-[.C540]" office:value-type="float" office:value="0" calcext:value-type="float">
            <text:p>0</text:p>
          </table:table-cell>
          <table:table-cell table:formula="of:=([.A540]-[.B540])^2" office:value-type="float" office:value="17.6284483029329" calcext:value-type="float">
            <text:p>17.6284483029</text:p>
          </table:table-cell>
          <table:table-cell table:formula="of:=([.C540]-[.D540])^2" office:value-type="float" office:value="0.266586539045342" calcext:value-type="float">
            <text:p>0.266586539</text:p>
          </table:table-cell>
          <table:table-cell table:formula="of:=[.G540]-[.H540]" office:value-type="float" office:value="17.3618617638875" calcext:value-type="float">
            <text:p>17.3618617639</text:p>
          </table:table-cell>
          <table:table-cell table:formula="of:=([.A540]-(([.B540]+[.D540])/2))^2" office:value-type="float" office:value="5.55767602996807" calcext:value-type="float">
            <text:p>5.55767603</text:p>
          </table:table-cell>
          <table:table-cell table:formula="of:=([.A540]-100.04)^2"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107.61" calcext:value-type="float">
            <text:p>107.61</text:p>
          </table:table-cell>
          <table:table-cell office:value-type="float" office:value="113.077613830566" calcext:value-type="float">
            <text:p>113.0776138306</text:p>
          </table:table-cell>
          <table:table-cell office:value-type="float" office:value="107.61" calcext:value-type="float">
            <text:p>107.61</text:p>
          </table:table-cell>
          <table:table-cell office:value-type="float" office:value="111.731941223145" calcext:value-type="float">
            <text:p>111.7319412231</text:p>
          </table:table-cell>
          <table:table-cell/>
          <table:table-cell table:formula="of:=[.A541]-[.C541]" office:value-type="float" office:value="0" calcext:value-type="float">
            <text:p>0</text:p>
          </table:table-cell>
          <table:table-cell table:formula="of:=([.A541]-[.B541])^2" office:value-type="float" office:value="29.8948010002011" calcext:value-type="float">
            <text:p>29.8948010002</text:p>
          </table:table-cell>
          <table:table-cell table:formula="of:=([.C541]-[.D541])^2" office:value-type="float" office:value="16.9903994470582" calcext:value-type="float">
            <text:p>16.9903994471</text:p>
          </table:table-cell>
          <table:table-cell table:formula="of:=[.G541]-[.H541]" office:value-type="float" office:value="12.9044015531428" calcext:value-type="float">
            <text:p>12.9044015531</text:p>
          </table:table-cell>
          <table:table-cell table:formula="of:=([.A541]-(([.B541]+[.D541])/2))^2" office:value-type="float" office:value="22.9898915320382" calcext:value-type="float">
            <text:p>22.989891532</text:p>
          </table:table-cell>
          <table:table-cell table:formula="of:=([.A541]-100.04)^2" office:value-type="float" office:value="57.3048999999999" calcext:value-type="float">
            <text:p>57.3049</text:p>
          </table:table-cell>
        </table:table-row>
        <table:table-row table:style-name="ro1">
          <table:table-cell office:value-type="float" office:value="107.61" calcext:value-type="float">
            <text:p>107.61</text:p>
          </table:table-cell>
          <table:table-cell office:value-type="float" office:value="112.128723144531" calcext:value-type="float">
            <text:p>112.1287231445</text:p>
          </table:table-cell>
          <table:table-cell office:value-type="float" office:value="107.61" calcext:value-type="float">
            <text:p>107.61</text:p>
          </table:table-cell>
          <table:table-cell office:value-type="float" office:value="106.507438659668" calcext:value-type="float">
            <text:p>106.5074386597</text:p>
          </table:table-cell>
          <table:table-cell/>
          <table:table-cell table:formula="of:=[.A542]-[.C542]" office:value-type="float" office:value="0" calcext:value-type="float">
            <text:p>0</text:p>
          </table:table-cell>
          <table:table-cell table:formula="of:=([.A542]-[.B542])^2" office:value-type="float" office:value="20.4188588569224" calcext:value-type="float">
            <text:p>20.4188588569</text:p>
          </table:table-cell>
          <table:table-cell table:formula="of:=([.C542]-[.D542])^2" office:value-type="float" office:value="1.21564150919476" calcext:value-type="float">
            <text:p>1.2156415092</text:p>
          </table:table-cell>
          <table:table-cell table:formula="of:=[.G542]-[.H542]" office:value-type="float" office:value="19.2032173477276" calcext:value-type="float">
            <text:p>19.2032173477</text:p>
          </table:table-cell>
          <table:table-cell table:formula="of:=([.A542]-(([.B542]+[.D542])/2))^2" office:value-type="float" office:value="2.91754036811742" calcext:value-type="float">
            <text:p>2.9175403681</text:p>
          </table:table-cell>
          <table:table-cell table:formula="of:=([.A542]-100.04)^2" office:value-type="float" office:value="57.3048999999999" calcext:value-type="float">
            <text:p>57.3049</text:p>
          </table:table-cell>
        </table:table-row>
        <table:table-row table:style-name="ro1">
          <table:table-cell office:value-type="float" office:value="107.63" calcext:value-type="float">
            <text:p>107.63</text:p>
          </table:table-cell>
          <table:table-cell office:value-type="float" office:value="104.165161132813" calcext:value-type="float">
            <text:p>104.1651611328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5.600685119629" calcext:value-type="float">
            <text:p>105.6006851196</text:p>
          </table:table-cell>
          <table:table-cell/>
          <table:table-cell table:formula="of:=[.A543]-[.C543]" office:value-type="float" office:value="0" calcext:value-type="float">
            <text:p>0</text:p>
          </table:table-cell>
          <table:table-cell table:formula="of:=([.A543]-[.B543])^2" office:value-type="float" office:value="12.0051083755731" calcext:value-type="float">
            <text:p>12.0051083756</text:p>
          </table:table-cell>
          <table:table-cell table:formula="of:=([.C543]-[.D543])^2" office:value-type="float" office:value="4.11811888369553" calcext:value-type="float">
            <text:p>4.1181188837</text:p>
          </table:table-cell>
          <table:table-cell table:formula="of:=[.G543]-[.H543]" office:value-type="float" office:value="7.8869894918776" calcext:value-type="float">
            <text:p>7.8869894919</text:p>
          </table:table-cell>
          <table:table-cell table:formula="of:=([.A543]-(([.B543]+[.D543])/2))^2" office:value-type="float" office:value="7.54643135045301" calcext:value-type="float">
            <text:p>7.5464313505</text:p>
          </table:table-cell>
          <table:table-cell table:formula="of:=([.A543]-100.04)^2" office:value-type="float" office:value="57.6080999999998" calcext:value-type="float">
            <text:p>57.6081</text:p>
          </table:table-cell>
        </table:table-row>
        <table:table-row table:style-name="ro1">
          <table:table-cell office:value-type="float" office:value="107.66" calcext:value-type="float">
            <text:p>107.66</text:p>
          </table:table-cell>
          <table:table-cell office:value-type="float" office:value="111.559555053711" calcext:value-type="float">
            <text:p>111.5595550537</text:p>
          </table:table-cell>
          <table:table-cell office:value-type="float" office:value="107.66" calcext:value-type="float">
            <text:p>107.66</text:p>
          </table:table-cell>
          <table:table-cell office:value-type="float" office:value="103.533821105957" calcext:value-type="float">
            <text:p>103.533821106</text:p>
          </table:table-cell>
          <table:table-cell/>
          <table:table-cell table:formula="of:=[.A544]-[.C544]" office:value-type="float" office:value="0" calcext:value-type="float">
            <text:p>0</text:p>
          </table:table-cell>
          <table:table-cell table:formula="of:=([.A544]-[.B544])^2" office:value-type="float" office:value="15.2065296169225" calcext:value-type="float">
            <text:p>15.2065296169</text:p>
          </table:table-cell>
          <table:table-cell table:formula="of:=([.C544]-[.D544])^2" office:value-type="float" office:value="17.0253522656456" calcext:value-type="float">
            <text:p>17.0253522656</text:p>
          </table:table-cell>
          <table:table-cell table:formula="of:=[.G544]-[.H544]" office:value-type="float" office:value="-1.81882264872309" calcext:value-type="float">
            <text:p>-1.8188226487</text:p>
          </table:table-cell>
          <table:table-cell table:formula="of:=([.A544]-(([.B544]+[.D544])/2))^2" office:value-type="float" office:value="0.0128395912517087" calcext:value-type="float">
            <text:p>0.0128395913</text:p>
          </table:table-cell>
          <table:table-cell table:formula="of:=([.A544]-100.04)^2" office:value-type="float" office:value="58.0643999999999" calcext:value-type="float">
            <text:p>58.0644</text:p>
          </table:table-cell>
        </table:table-row>
        <table:table-row table:style-name="ro1">
          <table:table-cell office:value-type="float" office:value="107.68" calcext:value-type="float">
            <text:p>107.68</text:p>
          </table:table-cell>
          <table:table-cell office:value-type="float" office:value="111.60090637207" calcext:value-type="float">
            <text:p>111.6009063721</text:p>
          </table:table-cell>
          <table:table-cell office:value-type="float" office:value="107.68" calcext:value-type="float">
            <text:p>107.68</text:p>
          </table:table-cell>
          <table:table-cell office:value-type="float" office:value="111.024322509766" calcext:value-type="float">
            <text:p>111.0243225098</text:p>
          </table:table-cell>
          <table:table-cell/>
          <table:table-cell table:formula="of:=[.A545]-[.C545]" office:value-type="float" office:value="0" calcext:value-type="float">
            <text:p>0</text:p>
          </table:table-cell>
          <table:table-cell table:formula="of:=([.A545]-[.B545])^2" office:value-type="float" office:value="15.3735067785415" calcext:value-type="float">
            <text:p>15.3735067785</text:p>
          </table:table-cell>
          <table:table-cell table:formula="of:=([.C545]-[.D545])^2" office:value-type="float" office:value="11.184493049325" calcext:value-type="float">
            <text:p>11.1844930493</text:p>
          </table:table-cell>
          <table:table-cell table:formula="of:=[.G545]-[.H545]" office:value-type="float" office:value="4.18901372921652" calcext:value-type="float">
            <text:p>4.1890137292</text:p>
          </table:table-cell>
          <table:table-cell table:formula="of:=([.A545]-(([.B545]+[.D545])/2))^2" office:value-type="float" office:value="13.1958876763657" calcext:value-type="float">
            <text:p>13.1958876764</text:p>
          </table:table-cell>
          <table:table-cell table:formula="of:=([.A545]-100.04)^2" office:value-type="float" office:value="58.3696" calcext:value-type="float">
            <text:p>58.3696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07.7" calcext:value-type="float">
            <text:p>107.7</text:p>
          </table:table-cell>
          <table:table-cell office:value-type="float" office:value="102.997680664063" calcext:value-type="float">
            <text:p>102.9976806641</text:p>
          </table:table-cell>
          <table:table-cell/>
          <table:table-cell table:formula="of:=[.A546]-[.C546]" office:value-type="float" office:value="0" calcext:value-type="float">
            <text:p>0</text:p>
          </table:table-cell>
          <table:table-cell table:formula="of:=([.A546]-[.B546])^2" office:value-type="float" office:value="17.1524464125955" calcext:value-type="float">
            <text:p>17.1524464126</text:p>
          </table:table-cell>
          <table:table-cell table:formula="of:=([.C546]-[.D546])^2" office:value-type="float" office:value="22.1118071371317" calcext:value-type="float">
            <text:p>22.1118071371</text:p>
          </table:table-cell>
          <table:table-cell table:formula="of:=[.G546]-[.H546]" office:value-type="float" office:value="-4.95936072453624" calcext:value-type="float">
            <text:p>-4.9593607245</text:p>
          </table:table-cell>
          <table:table-cell table:formula="of:=([.A546]-(([.B546]+[.D546])/2))^2" office:value-type="float" office:value="19.5535115516751" calcext:value-type="float">
            <text:p>19.5535115517</text:p>
          </table:table-cell>
          <table:table-cell table:formula="of:=([.A546]-100.04)^2" office:value-type="float" office:value="58.6756" calcext:value-type="float">
            <text:p>58.6756</text:p>
          </table:table-cell>
        </table:table-row>
        <table:table-row table:style-name="ro1">
          <table:table-cell office:value-type="float" office:value="107.71" calcext:value-type="float">
            <text:p>107.71</text:p>
          </table:table-cell>
          <table:table-cell office:value-type="float" office:value="104.878875732422" calcext:value-type="float">
            <text:p>104.8788757324</text:p>
          </table:table-cell>
          <table:table-cell office:value-type="float" office:value="107.71" calcext:value-type="float">
            <text:p>107.71</text:p>
          </table:table-cell>
          <table:table-cell office:value-type="float" office:value="109.043228149414" calcext:value-type="float">
            <text:p>109.0432281494</text:p>
          </table:table-cell>
          <table:table-cell/>
          <table:table-cell table:formula="of:=[.A547]-[.C547]" office:value-type="float" office:value="0" calcext:value-type="float">
            <text:p>0</text:p>
          </table:table-cell>
          <table:table-cell table:formula="of:=([.A547]-[.B547])^2" office:value-type="float" office:value="8.01526461846974" calcext:value-type="float">
            <text:p>8.0152646185</text:p>
          </table:table-cell>
          <table:table-cell table:formula="of:=([.C547]-[.D547])^2" office:value-type="float" office:value="1.77749729839006" calcext:value-type="float">
            <text:p>1.7774972984</text:p>
          </table:table-cell>
          <table:table-cell table:formula="of:=[.G547]-[.H547]" office:value-type="float" office:value="6.23776732007968" calcext:value-type="float">
            <text:p>6.2377673201</text:p>
          </table:table-cell>
          <table:table-cell table:formula="of:=([.A547]-(([.B547]+[.D547])/2))^2" office:value-type="float" office:value="0.560923195202732" calcext:value-type="float">
            <text:p>0.5609231952</text:p>
          </table:table-cell>
          <table:table-cell table:formula="of:=([.A547]-100.04)^2" office:value-type="float" office:value="58.8288999999998" calcext:value-type="float">
            <text:p>58.8289</text:p>
          </table:table-cell>
        </table:table-row>
        <table:table-row table:style-name="ro1">
          <table:table-cell office:value-type="float" office:value="107.74" calcext:value-type="float">
            <text:p>107.74</text:p>
          </table:table-cell>
          <table:table-cell office:value-type="float" office:value="111.946022033691" calcext:value-type="float">
            <text:p>111.9460220337</text:p>
          </table:table-cell>
          <table:table-cell office:value-type="float" office:value="107.74" calcext:value-type="float">
            <text:p>107.74</text:p>
          </table:table-cell>
          <table:table-cell office:value-type="float" office:value="111.309112548828" calcext:value-type="float">
            <text:p>111.3091125488</text:p>
          </table:table-cell>
          <table:table-cell/>
          <table:table-cell table:formula="of:=[.A548]-[.C548]" office:value-type="float" office:value="0" calcext:value-type="float">
            <text:p>0</text:p>
          </table:table-cell>
          <table:table-cell table:formula="of:=([.A548]-[.B548])^2" office:value-type="float" office:value="17.6906213478976" calcext:value-type="float">
            <text:p>17.6906213479</text:p>
          </table:table-cell>
          <table:table-cell table:formula="of:=([.C548]-[.D548])^2" office:value-type="float" office:value="12.7385643862024" calcext:value-type="float">
            <text:p>12.7385643862</text:p>
          </table:table-cell>
          <table:table-cell table:formula="of:=[.G548]-[.H548]" office:value-type="float" office:value="4.9520569616952" calcext:value-type="float">
            <text:p>4.9520569617</text:p>
          </table:table-cell>
          <table:table-cell table:formula="of:=([.A548]-(([.B548]+[.D548])/2))^2" office:value-type="float" office:value="15.1131794440728" calcext:value-type="float">
            <text:p>15.1131794441</text:p>
          </table:table-cell>
          <table:table-cell table:formula="of:=([.A548]-100.04)^2" office:value-type="float" office:value="59.2899999999998" calcext:value-type="float">
            <text:p>59.29</text:p>
          </table:table-cell>
        </table:table-row>
        <table:table-row table:style-name="ro1">
          <table:table-cell office:value-type="float" office:value="107.77" calcext:value-type="float">
            <text:p>107.77</text:p>
          </table:table-cell>
          <table:table-cell office:value-type="float" office:value="111.57780456543" calcext:value-type="float">
            <text:p>111.5778045654</text:p>
          </table:table-cell>
          <table:table-cell office:value-type="float" office:value="107.77" calcext:value-type="float">
            <text:p>107.77</text:p>
          </table:table-cell>
          <table:table-cell office:value-type="float" office:value="111.355598449707" calcext:value-type="float">
            <text:p>111.3555984497</text:p>
          </table:table-cell>
          <table:table-cell/>
          <table:table-cell table:formula="of:=[.A549]-[.C549]" office:value-type="float" office:value="0" calcext:value-type="float">
            <text:p>0</text:p>
          </table:table-cell>
          <table:table-cell table:formula="of:=([.A549]-[.B549])^2" office:value-type="float" office:value="14.4993756085072" calcext:value-type="float">
            <text:p>14.4993756085</text:p>
          </table:table-cell>
          <table:table-cell table:formula="of:=([.C549]-[.D549])^2" office:value-type="float" office:value="12.8565162425415" calcext:value-type="float">
            <text:p>12.8565162425</text:p>
          </table:table-cell>
          <table:table-cell table:formula="of:=[.G549]-[.H549]" office:value-type="float" office:value="1.64285936596571" calcext:value-type="float">
            <text:p>1.642859366</text:p>
          </table:table-cell>
          <table:table-cell table:formula="of:=([.A549]-(([.B549]+[.D549])/2))^2" office:value-type="float" office:value="13.6656020360582" calcext:value-type="float">
            <text:p>13.6656020361</text:p>
          </table:table-cell>
          <table:table-cell table:formula="of:=([.A549]-100.04)^2" office:value-type="float" office:value="59.7528999999998" calcext:value-type="float">
            <text:p>59.7529</text:p>
          </table:table-cell>
        </table:table-row>
        <table:table-row table:style-name="ro1">
          <table:table-cell office:value-type="float" office:value="107.78" calcext:value-type="float">
            <text:p>107.78</text:p>
          </table:table-cell>
          <table:table-cell office:value-type="float" office:value="93.9066619873047" calcext:value-type="float">
            <text:p>93.9066619873</text:p>
          </table:table-cell>
          <table:table-cell office:value-type="float" office:value="107.78" calcext:value-type="float">
            <text:p>107.78</text:p>
          </table:table-cell>
          <table:table-cell office:value-type="float" office:value="95.1952743530273" calcext:value-type="float">
            <text:p>95.195274353</text:p>
          </table:table-cell>
          <table:table-cell/>
          <table:table-cell table:formula="of:=[.A550]-[.C550]" office:value-type="float" office:value="0" calcext:value-type="float">
            <text:p>0</text:p>
          </table:table-cell>
          <table:table-cell table:formula="of:=([.A550]-[.B550])^2" office:value-type="float" office:value="192.469507614497" calcext:value-type="float">
            <text:p>192.4695076145</text:p>
          </table:table-cell>
          <table:table-cell table:formula="of:=([.C550]-[.D550])^2" office:value-type="float" office:value="158.375319609571" calcext:value-type="float">
            <text:p>158.3753196096</text:p>
          </table:table-cell>
          <table:table-cell table:formula="of:=[.G550]-[.H550]" office:value-type="float" office:value="34.0941880049254" calcext:value-type="float">
            <text:p>34.0941880049</text:p>
          </table:table-cell>
          <table:table-cell table:formula="of:=([.A550]-(([.B550]+[.D550])/2))^2" office:value-type="float" office:value="175.007283154761" calcext:value-type="float">
            <text:p>175.0072831548</text:p>
          </table:table-cell>
          <table:table-cell table:formula="of:=([.A550]-100.04)^2" office:value-type="float" office:value="59.9075999999999" calcext:value-type="float">
            <text:p>59.9076</text:p>
          </table:table-cell>
        </table:table-row>
        <table:table-row table:style-name="ro1">
          <table:table-cell office:value-type="float" office:value="107.81" calcext:value-type="float">
            <text:p>107.81</text:p>
          </table:table-cell>
          <table:table-cell office:value-type="float" office:value="112.995018005371" calcext:value-type="float">
            <text:p>112.9950180054</text:p>
          </table:table-cell>
          <table:table-cell office:value-type="float" office:value="107.81" calcext:value-type="float">
            <text:p>107.81</text:p>
          </table:table-cell>
          <table:table-cell office:value-type="float" office:value="110.92155456543" calcext:value-type="float">
            <text:p>110.9215545654</text:p>
          </table:table-cell>
          <table:table-cell/>
          <table:table-cell table:formula="of:=[.A551]-[.C551]" office:value-type="float" office:value="0" calcext:value-type="float">
            <text:p>0</text:p>
          </table:table-cell>
          <table:table-cell table:formula="of:=([.A551]-[.B551])^2" office:value-type="float" office:value="26.8844117160224" calcext:value-type="float">
            <text:p>26.884411716</text:p>
          </table:table-cell>
          <table:table-cell table:formula="of:=([.C551]-[.D551])^2" office:value-type="float" office:value="9.68177181364632" calcext:value-type="float">
            <text:p>9.6817718136</text:p>
          </table:table-cell>
          <table:table-cell table:formula="of:=[.G551]-[.H551]" office:value-type="float" office:value="17.2026399023761" calcext:value-type="float">
            <text:p>17.2026399024</text:p>
          </table:table-cell>
          <table:table-cell table:formula="of:=([.A551]-(([.B551]+[.D551])/2))^2" office:value-type="float" office:value="17.208279105641" calcext:value-type="float">
            <text:p>17.2082791056</text:p>
          </table:table-cell>
          <table:table-cell table:formula="of:=([.A551]-100.04)^2" office:value-type="float" office:value="60.3728999999999" calcext:value-type="float">
            <text:p>60.3729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112.128723144531" calcext:value-type="float">
            <text:p>112.1287231445</text:p>
          </table:table-cell>
          <table:table-cell office:value-type="float" office:value="107.9" calcext:value-type="float">
            <text:p>107.9</text:p>
          </table:table-cell>
          <table:table-cell office:value-type="float" office:value="111.537483215332" calcext:value-type="float">
            <text:p>111.5374832153</text:p>
          </table:table-cell>
          <table:table-cell/>
          <table:table-cell table:formula="of:=[.A552]-[.C552]" office:value-type="float" office:value="0" calcext:value-type="float">
            <text:p>0</text:p>
          </table:table-cell>
          <table:table-cell table:formula="of:=([.A552]-[.B552])^2" office:value-type="float" office:value="17.8820994330942" calcext:value-type="float">
            <text:p>17.8820994331</text:p>
          </table:table-cell>
          <table:table-cell table:formula="of:=([.C552]-[.D552])^2" office:value-type="float" office:value="13.2312841418222" calcext:value-type="float">
            <text:p>13.2312841418</text:p>
          </table:table-cell>
          <table:table-cell table:formula="of:=[.G552]-[.H552]" office:value-type="float" office:value="4.650815291272" calcext:value-type="float">
            <text:p>4.6508152913</text:p>
          </table:table-cell>
          <table:table-cell table:formula="of:=([.A552]-(([.B552]+[.D552])/2))^2" office:value-type="float" office:value="15.4693006239883" calcext:value-type="float">
            <text:p>15.469300624</text:p>
          </table:table-cell>
          <table:table-cell table:formula="of:=([.A552]-100.04)^2" office:value-type="float" office:value="61.7796" calcext:value-type="float">
            <text:p>61.7796</text:p>
          </table:table-cell>
        </table:table-row>
        <table:table-row table:style-name="ro1">
          <table:table-cell office:value-type="float" office:value="107.94" calcext:value-type="float">
            <text:p>107.94</text:p>
          </table:table-cell>
          <table:table-cell office:value-type="float" office:value="111.331855773926" calcext:value-type="float">
            <text:p>111.3318557739</text:p>
          </table:table-cell>
          <table:table-cell office:value-type="float" office:value="107.94" calcext:value-type="float">
            <text:p>107.94</text:p>
          </table:table-cell>
          <table:table-cell office:value-type="float" office:value="106.809097290039" calcext:value-type="float">
            <text:p>106.80909729</text:p>
          </table:table-cell>
          <table:table-cell/>
          <table:table-cell table:formula="of:=[.A553]-[.C553]" office:value-type="float" office:value="0" calcext:value-type="float">
            <text:p>0</text:p>
          </table:table-cell>
          <table:table-cell table:formula="of:=([.A553]-[.B553])^2" office:value-type="float" office:value="11.5046855911137" calcext:value-type="float">
            <text:p>11.5046855911</text:p>
          </table:table-cell>
          <table:table-cell table:formula="of:=([.C553]-[.D553])^2" office:value-type="float" office:value="1.27894093939699" calcext:value-type="float">
            <text:p>1.2789409394</text:p>
          </table:table-cell>
          <table:table-cell table:formula="of:=[.G553]-[.H553]" office:value-type="float" office:value="10.2257446517167" calcext:value-type="float">
            <text:p>10.2257446517</text:p>
          </table:table-cell>
          <table:table-cell table:formula="of:=([.A553]-(([.B553]+[.D553])/2))^2" office:value-type="float" office:value="1.27797718936301" calcext:value-type="float">
            <text:p>1.2779771894</text:p>
          </table:table-cell>
          <table:table-cell table:formula="of:=([.A553]-100.04)^2" office:value-type="float" office:value="62.4099999999999" calcext:value-type="float">
            <text:p>62.41</text:p>
          </table:table-cell>
        </table:table-row>
        <table:table-row table:style-name="ro1">
          <table:table-cell office:value-type="float" office:value="107.965" calcext:value-type="float">
            <text:p>107.965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07.965" calcext:value-type="float">
            <text:p>107.965</text:p>
          </table:table-cell>
          <table:table-cell office:value-type="float" office:value="108.625633239746" calcext:value-type="float">
            <text:p>108.6256332397</text:p>
          </table:table-cell>
          <table:table-cell/>
          <table:table-cell table:formula="of:=[.A554]-[.C554]" office:value-type="float" office:value="0" calcext:value-type="float">
            <text:p>0</text:p>
          </table:table-cell>
          <table:table-cell table:formula="of:=([.A554]-[.B554])^2" office:value-type="float" office:value="13.9970885715022" calcext:value-type="float">
            <text:p>13.9970885715</text:p>
          </table:table-cell>
          <table:table-cell table:formula="of:=([.C554]-[.D554])^2" office:value-type="float" office:value="0.436436277457415" calcext:value-type="float">
            <text:p>0.4364362775</text:p>
          </table:table-cell>
          <table:table-cell table:formula="of:=[.G554]-[.H554]" office:value-type="float" office:value="13.5606522940448" calcext:value-type="float">
            <text:p>13.560652294</text:p>
          </table:table-cell>
          <table:table-cell table:formula="of:=([.A554]-(([.B554]+[.D554])/2))^2" office:value-type="float" office:value="4.8441843146179" calcext:value-type="float">
            <text:p>4.8441843146</text:p>
          </table:table-cell>
          <table:table-cell table:formula="of:=([.A554]-100.04)^2" office:value-type="float" office:value="62.805625" calcext:value-type="float">
            <text:p>62.805625</text:p>
          </table:table-cell>
        </table:table-row>
        <table:table-row table:style-name="ro1">
          <table:table-cell office:value-type="float" office:value="108.01" calcext:value-type="float">
            <text:p>108.01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108.01" calcext:value-type="float">
            <text:p>108.01</text:p>
          </table:table-cell>
          <table:table-cell office:value-type="float" office:value="95.4678726196289" calcext:value-type="float">
            <text:p>95.4678726196</text:p>
          </table:table-cell>
          <table:table-cell/>
          <table:table-cell table:formula="of:=[.A555]-[.C555]" office:value-type="float" office:value="0" calcext:value-type="float">
            <text:p>0</text:p>
          </table:table-cell>
          <table:table-cell table:formula="of:=([.A555]-[.B555])^2" office:value-type="float" office:value="181.560516931103" calcext:value-type="float">
            <text:p>181.5605169311</text:p>
          </table:table-cell>
          <table:table-cell table:formula="of:=([.C555]-[.D555])^2" office:value-type="float" office:value="157.304959225454" calcext:value-type="float">
            <text:p>157.3049592255</text:p>
          </table:table-cell>
          <table:table-cell table:formula="of:=[.G555]-[.H555]" office:value-type="float" office:value="24.2555577056482" calcext:value-type="float">
            <text:p>24.2555577056</text:p>
          </table:table-cell>
          <table:table-cell table:formula="of:=([.A555]-(([.B555]+[.D555])/2))^2" office:value-type="float" office:value="169.21543665648" calcext:value-type="float">
            <text:p>169.2154366565</text:p>
          </table:table-cell>
          <table:table-cell table:formula="of:=([.A555]-100.04)^2" office:value-type="float" office:value="63.5209" calcext:value-type="float">
            <text:p>63.5209</text:p>
          </table:table-cell>
        </table:table-row>
        <table:table-row table:style-name="ro1">
          <table:table-cell office:value-type="float" office:value="108.06" calcext:value-type="float">
            <text:p>108.06</text:p>
          </table:table-cell>
          <table:table-cell office:value-type="float" office:value="112.326118469238" calcext:value-type="float">
            <text:p>112.3261184692</text:p>
          </table:table-cell>
          <table:table-cell office:value-type="float" office:value="108.06" calcext:value-type="float">
            <text:p>108.06</text:p>
          </table:table-cell>
          <table:table-cell office:value-type="float" office:value="114.042030334473" calcext:value-type="float">
            <text:p>114.0420303345</text:p>
          </table:table-cell>
          <table:table-cell/>
          <table:table-cell table:formula="of:=[.A556]-[.C556]" office:value-type="float" office:value="0" calcext:value-type="float">
            <text:p>0</text:p>
          </table:table-cell>
          <table:table-cell table:formula="of:=([.A556]-[.B556])^2" office:value-type="float" office:value="18.199766793576" calcext:value-type="float">
            <text:p>18.1997667936</text:p>
          </table:table-cell>
          <table:table-cell table:formula="of:=([.C556]-[.D556])^2" office:value-type="float" office:value="35.784686922551" calcext:value-type="float">
            <text:p>35.7846869226</text:p>
          </table:table-cell>
          <table:table-cell table:formula="of:=[.G556]-[.H556]" office:value-type="float" office:value="-17.5849201289751" calcext:value-type="float">
            <text:p>-17.584920129</text:p>
          </table:table-cell>
          <table:table-cell table:formula="of:=([.A556]-(([.B556]+[.D556])/2))^2" office:value-type="float" office:value="26.2561384757505" calcext:value-type="float">
            <text:p>26.2561384758</text:p>
          </table:table-cell>
          <table:table-cell table:formula="of:=([.A556]-100.04)^2" office:value-type="float" office:value="64.3203999999999" calcext:value-type="float">
            <text:p>64.3204</text:p>
          </table:table-cell>
        </table:table-row>
        <table:table-row table:style-name="ro1">
          <table:table-cell office:value-type="float" office:value="108.09" calcext:value-type="float">
            <text:p>108.09</text:p>
          </table:table-cell>
          <table:table-cell office:value-type="float" office:value="95.588249206543" calcext:value-type="float">
            <text:p>95.5882492065</text:p>
          </table:table-cell>
          <table:table-cell office:value-type="float" office:value="108.09" calcext:value-type="float">
            <text:p>108.09</text:p>
          </table:table-cell>
          <table:table-cell office:value-type="float" office:value="94.8060760498047" calcext:value-type="float">
            <text:p>94.8060760498</text:p>
          </table:table-cell>
          <table:table-cell/>
          <table:table-cell table:formula="of:=[.A557]-[.C557]" office:value-type="float" office:value="0" calcext:value-type="float">
            <text:p>0</text:p>
          </table:table-cell>
          <table:table-cell table:formula="of:=([.A557]-[.B557])^2" office:value-type="float" office:value="156.293772901704" calcext:value-type="float">
            <text:p>156.2937729017</text:p>
          </table:table-cell>
          <table:table-cell table:formula="of:=([.C557]-[.D557])^2" office:value-type="float" office:value="176.462635514573" calcext:value-type="float">
            <text:p>176.4626355146</text:p>
          </table:table-cell>
          <table:table-cell table:formula="of:=[.G557]-[.H557]" office:value-type="float" office:value="-20.1688626128691" calcext:value-type="float">
            <text:p>-20.1688626129</text:p>
          </table:table-cell>
          <table:table-cell table:formula="of:=([.A557]-(([.B557]+[.D557])/2))^2" office:value-type="float" office:value="166.225255496358" calcext:value-type="float">
            <text:p>166.2252554964</text:p>
          </table:table-cell>
          <table:table-cell table:formula="of:=([.A557]-100.04)^2" office:value-type="float" office:value="64.8025" calcext:value-type="float">
            <text:p>64.8025</text:p>
          </table:table-cell>
        </table:table-row>
        <table:table-row table:style-name="ro1">
          <table:table-cell office:value-type="float" office:value="108.12" calcext:value-type="float">
            <text:p>108.12</text:p>
          </table:table-cell>
          <table:table-cell office:value-type="float" office:value="112.654273986816" calcext:value-type="float">
            <text:p>112.6542739868</text:p>
          </table:table-cell>
          <table:table-cell office:value-type="float" office:value="108.12" calcext:value-type="float">
            <text:p>108.12</text:p>
          </table:table-cell>
          <table:table-cell office:value-type="float" office:value="109.055320739746" calcext:value-type="float">
            <text:p>109.0553207397</text:p>
          </table:table-cell>
          <table:table-cell/>
          <table:table-cell table:formula="of:=[.A558]-[.C558]" office:value-type="float" office:value="0" calcext:value-type="float">
            <text:p>0</text:p>
          </table:table-cell>
          <table:table-cell table:formula="of:=([.A558]-[.B558])^2" office:value-type="float" office:value="20.5596405875199" calcext:value-type="float">
            <text:p>20.5596405875</text:p>
          </table:table-cell>
          <table:table-cell table:formula="of:=([.C558]-[.D558])^2" office:value-type="float" office:value="0.874824886199172" calcext:value-type="float">
            <text:p>0.8748248862</text:p>
          </table:table-cell>
          <table:table-cell table:formula="of:=[.G558]-[.H558]" office:value-type="float" office:value="19.6848157013207" calcext:value-type="float">
            <text:p>19.6848157013</text:p>
          </table:table-cell>
          <table:table-cell table:formula="of:=([.A558]-(([.B558]+[.D558])/2))^2" office:value-type="float" office:value="7.47911661821005" calcext:value-type="float">
            <text:p>7.4791166182</text:p>
          </table:table-cell>
          <table:table-cell table:formula="of:=([.A558]-100.04)^2" office:value-type="float" office:value="65.2864" calcext:value-type="float">
            <text:p>65.2864</text:p>
          </table:table-cell>
        </table:table-row>
        <table:table-row table:style-name="ro1">
          <table:table-cell office:value-type="float" office:value="108.14" calcext:value-type="float">
            <text:p>108.14</text:p>
          </table:table-cell>
          <table:table-cell office:value-type="float" office:value="112.659889221191" calcext:value-type="float">
            <text:p>112.6598892212</text:p>
          </table:table-cell>
          <table:table-cell office:value-type="float" office:value="108.14" calcext:value-type="float">
            <text:p>108.14</text:p>
          </table:table-cell>
          <table:table-cell office:value-type="float" office:value="107.192535400391" calcext:value-type="float">
            <text:p>107.1925354004</text:p>
          </table:table-cell>
          <table:table-cell/>
          <table:table-cell table:formula="of:=[.A559]-[.C559]" office:value-type="float" office:value="0" calcext:value-type="float">
            <text:p>0</text:p>
          </table:table-cell>
          <table:table-cell table:formula="of:=([.A559]-[.B559])^2" office:value-type="float" office:value="20.4293985718423" calcext:value-type="float">
            <text:p>20.4293985718</text:p>
          </table:table-cell>
          <table:table-cell table:formula="of:=([.C559]-[.D559])^2" office:value-type="float" office:value="0.897689167512954" calcext:value-type="float">
            <text:p>0.8976891675</text:p>
          </table:table-cell>
          <table:table-cell table:formula="of:=[.G559]-[.H559]" office:value-type="float" office:value="19.5317094043293" calcext:value-type="float">
            <text:p>19.5317094043</text:p>
          </table:table-cell>
          <table:table-cell table:formula="of:=([.A559]-(([.B559]+[.D559])/2))^2" office:value-type="float" office:value="3.19055441922138" calcext:value-type="float">
            <text:p>3.1905544192</text:p>
          </table:table-cell>
          <table:table-cell table:formula="of:=([.A559]-100.04)^2" office:value-type="float" office:value="65.6099999999999" calcext:value-type="float">
            <text:p>65.61</text:p>
          </table:table-cell>
        </table:table-row>
        <table:table-row table:style-name="ro1">
          <table:table-cell office:value-type="float" office:value="108.19" calcext:value-type="float">
            <text:p>108.19</text:p>
          </table:table-cell>
          <table:table-cell office:value-type="float" office:value="94.8255081176758" calcext:value-type="float">
            <text:p>94.8255081177</text:p>
          </table:table-cell>
          <table:table-cell office:value-type="float" office:value="108.19" calcext:value-type="float">
            <text:p>108.19</text:p>
          </table:table-cell>
          <table:table-cell office:value-type="float" office:value="99.68408203125" calcext:value-type="float">
            <text:p>99.6840820313</text:p>
          </table:table-cell>
          <table:table-cell/>
          <table:table-cell table:formula="of:=[.A560]-[.C560]" office:value-type="float" office:value="0" calcext:value-type="float">
            <text:p>0</text:p>
          </table:table-cell>
          <table:table-cell table:formula="of:=([.A560]-[.B560])^2" office:value-type="float" office:value="178.60964327271" calcext:value-type="float">
            <text:p>178.6096432727</text:p>
          </table:table-cell>
          <table:table-cell table:formula="of:=([.C560]-[.D560])^2" office:value-type="float" office:value="72.3506404911041" calcext:value-type="float">
            <text:p>72.3506404911</text:p>
          </table:table-cell>
          <table:table-cell table:formula="of:=[.G560]-[.H560]" office:value-type="float" office:value="106.259002781606" calcext:value-type="float">
            <text:p>106.2590027816</text:p>
          </table:table-cell>
          <table:table-cell table:formula="of:=([.A560]-(([.B560]+[.D560])/2))^2" office:value-type="float" office:value="119.578706763491" calcext:value-type="float">
            <text:p>119.5787067635</text:p>
          </table:table-cell>
          <table:table-cell table:formula="of:=([.A560]-100.04)^2" office:value-type="float" office:value="66.4224999999999" calcext:value-type="float">
            <text:p>66.4225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112.588584899902" calcext:value-type="float">
            <text:p>112.5885848999</text:p>
          </table:table-cell>
          <table:table-cell office:value-type="float" office:value="108.2" calcext:value-type="float">
            <text:p>108.2</text:p>
          </table:table-cell>
          <table:table-cell office:value-type="float" office:value="108.082855224609" calcext:value-type="float">
            <text:p>108.0828552246</text:p>
          </table:table-cell>
          <table:table-cell/>
          <table:table-cell table:formula="of:=[.A561]-[.C561]" office:value-type="float" office:value="0" calcext:value-type="float">
            <text:p>0</text:p>
          </table:table-cell>
          <table:table-cell table:formula="of:=([.A561]-[.B561])^2" office:value-type="float" office:value="19.2596774236508" calcext:value-type="float">
            <text:p>19.2596774237</text:p>
          </table:table-cell>
          <table:table-cell table:formula="of:=([.C561]-[.D561])^2" office:value-type="float" office:value="0.0137228984013206" calcext:value-type="float">
            <text:p>0.0137228984</text:p>
          </table:table-cell>
          <table:table-cell table:formula="of:=[.G561]-[.H561]" office:value-type="float" office:value="19.2459545252495" calcext:value-type="float">
            <text:p>19.2459545252</text:p>
          </table:table-cell>
          <table:table-cell table:formula="of:=([.A561]-(([.B561]+[.D561])/2))^2" office:value-type="float" office:value="4.56130018432216" calcext:value-type="float">
            <text:p>4.5613001843</text:p>
          </table:table-cell>
          <table:table-cell table:formula="of:=([.A561]-100.04)^2" office:value-type="float" office:value="66.5855999999999" calcext:value-type="float">
            <text:p>66.5856</text:p>
          </table:table-cell>
        </table:table-row>
        <table:table-row table:style-name="ro1">
          <table:table-cell office:value-type="float" office:value="108.21" calcext:value-type="float">
            <text:p>108.21</text:p>
          </table:table-cell>
          <table:table-cell office:value-type="float" office:value="112.073753356934" calcext:value-type="float">
            <text:p>112.0737533569</text:p>
          </table:table-cell>
          <table:table-cell office:value-type="float" office:value="108.21" calcext:value-type="float">
            <text:p>108.21</text:p>
          </table:table-cell>
          <table:table-cell office:value-type="float" office:value="109.571769714355" calcext:value-type="float">
            <text:p>109.5717697144</text:p>
          </table:table-cell>
          <table:table-cell/>
          <table:table-cell table:formula="of:=[.A562]-[.C562]" office:value-type="float" office:value="0" calcext:value-type="float">
            <text:p>0</text:p>
          </table:table-cell>
          <table:table-cell table:formula="of:=([.A562]-[.B562])^2" office:value-type="float" office:value="14.9285900032157" calcext:value-type="float">
            <text:p>14.9285900032</text:p>
          </table:table-cell>
          <table:table-cell table:formula="of:=([.C562]-[.D562])^2" office:value-type="float" office:value="1.85441675493579" calcext:value-type="float">
            <text:p>1.8544167549</text:p>
          </table:table-cell>
          <table:table-cell table:formula="of:=[.G562]-[.H562]" office:value-type="float" office:value="13.0741732482799" calcext:value-type="float">
            <text:p>13.0741732483</text:p>
          </table:table-cell>
          <table:table-cell table:formula="of:=([.A562]-(([.B562]+[.D562])/2))^2" office:value-type="float" office:value="6.8265228421436" calcext:value-type="float">
            <text:p>6.8265228421</text:p>
          </table:table-cell>
          <table:table-cell table:formula="of:=([.A562]-100.04)^2" office:value-type="float" office:value="66.7488999999998" calcext:value-type="float">
            <text:p>66.7489</text:p>
          </table:table-cell>
        </table:table-row>
        <table:table-row table:style-name="ro1">
          <table:table-cell office:value-type="float" office:value="108.21" calcext:value-type="float">
            <text:p>108.21</text:p>
          </table:table-cell>
          <table:table-cell office:value-type="float" office:value="111.610893249512" calcext:value-type="float">
            <text:p>111.6108932495</text:p>
          </table:table-cell>
          <table:table-cell office:value-type="float" office:value="108.21" calcext:value-type="float">
            <text:p>108.21</text:p>
          </table:table-cell>
          <table:table-cell office:value-type="float" office:value="108.07723236084" calcext:value-type="float">
            <text:p>108.0772323608</text:p>
          </table:table-cell>
          <table:table-cell/>
          <table:table-cell table:formula="of:=[.A563]-[.C563]" office:value-type="float" office:value="0" calcext:value-type="float">
            <text:p>0</text:p>
          </table:table-cell>
          <table:table-cell table:formula="of:=([.A563]-[.B563])^2" office:value-type="float" office:value="11.5660748945744" calcext:value-type="float">
            <text:p>11.5660748946</text:p>
          </table:table-cell>
          <table:table-cell table:formula="of:=([.C563]-[.D563])^2" office:value-type="float" office:value="0.0176272460081598" calcext:value-type="float">
            <text:p>0.017627246</text:p>
          </table:table-cell>
          <table:table-cell table:formula="of:=[.G563]-[.H563]" office:value-type="float" office:value="11.5484476485663" calcext:value-type="float">
            <text:p>11.5484476486</text:p>
          </table:table-cell>
          <table:table-cell table:formula="of:=([.A563]-(([.B563]+[.D563])/2))^2" office:value-type="float" office:value="2.67016125125896" calcext:value-type="float">
            <text:p>2.6701612513</text:p>
          </table:table-cell>
          <table:table-cell table:formula="of:=([.A563]-100.04)^2" office:value-type="float" office:value="66.7488999999998" calcext:value-type="float">
            <text:p>66.7489</text:p>
          </table:table-cell>
        </table:table-row>
        <table:table-row table:style-name="ro1">
          <table:table-cell office:value-type="float" office:value="108.24" calcext:value-type="float">
            <text:p>108.24</text:p>
          </table:table-cell>
          <table:table-cell office:value-type="float" office:value="112.375282287598" calcext:value-type="float">
            <text:p>112.3752822876</text:p>
          </table:table-cell>
          <table:table-cell office:value-type="float" office:value="108.24" calcext:value-type="float">
            <text:p>108.24</text:p>
          </table:table-cell>
          <table:table-cell office:value-type="float" office:value="109.806900024414" calcext:value-type="float">
            <text:p>109.8069000244</text:p>
          </table:table-cell>
          <table:table-cell/>
          <table:table-cell table:formula="of:=[.A564]-[.C564]" office:value-type="float" office:value="0" calcext:value-type="float">
            <text:p>0</text:p>
          </table:table-cell>
          <table:table-cell table:formula="of:=([.A564]-[.B564])^2" office:value-type="float" office:value="17.100559598119" calcext:value-type="float">
            <text:p>17.1005595981</text:p>
          </table:table-cell>
          <table:table-cell table:formula="of:=([.C564]-[.D564])^2" office:value-type="float" office:value="2.45517568650881" calcext:value-type="float">
            <text:p>2.4551756865</text:p>
          </table:table-cell>
          <table:table-cell table:formula="of:=[.G564]-[.H564]" office:value-type="float" office:value="14.6453839116101" calcext:value-type="float">
            <text:p>14.6453839116</text:p>
          </table:table-cell>
          <table:table-cell table:formula="of:=([.A564]-(([.B564]+[.D564])/2))^2" office:value-type="float" office:value="8.12872077985486" calcext:value-type="float">
            <text:p>8.1287207799</text:p>
          </table:table-cell>
          <table:table-cell table:formula="of:=([.A564]-100.04)^2" office:value-type="float" office:value="67.2399999999998" calcext:value-type="float">
            <text:p>67.24</text:p>
          </table:table-cell>
        </table:table-row>
        <table:table-row table:style-name="ro1">
          <table:table-cell office:value-type="float" office:value="108.25" calcext:value-type="float">
            <text:p>108.25</text:p>
          </table:table-cell>
          <table:table-cell office:value-type="float" office:value="113.330390930176" calcext:value-type="float">
            <text:p>113.3303909302</text:p>
          </table:table-cell>
          <table:table-cell office:value-type="float" office:value="108.25" calcext:value-type="float">
            <text:p>108.25</text:p>
          </table:table-cell>
          <table:table-cell office:value-type="float" office:value="110.673416137695" calcext:value-type="float">
            <text:p>110.6734161377</text:p>
          </table:table-cell>
          <table:table-cell/>
          <table:table-cell table:formula="of:=[.A565]-[.C565]" office:value-type="float" office:value="0" calcext:value-type="float">
            <text:p>0</text:p>
          </table:table-cell>
          <table:table-cell table:formula="of:=([.A565]-[.B565])^2" office:value-type="float" office:value="25.8103720034123" calcext:value-type="float">
            <text:p>25.8103720034</text:p>
          </table:table-cell>
          <table:table-cell table:formula="of:=([.C565]-[.D565])^2" office:value-type="float" office:value="5.87294577644207" calcext:value-type="float">
            <text:p>5.8729457764</text:p>
          </table:table-cell>
          <table:table-cell table:formula="of:=[.G565]-[.H565]" office:value-type="float" office:value="19.9374262269703" calcext:value-type="float">
            <text:p>19.937426227</text:p>
          </table:table-cell>
          <table:table-cell table:formula="of:=([.A565]-(([.B565]+[.D565])/2))^2" office:value-type="float" office:value="14.076780127958" calcext:value-type="float">
            <text:p>14.076780128</text:p>
          </table:table-cell>
          <table:table-cell table:formula="of:=([.A565]-100.04)^2" office:value-type="float" office:value="67.4040999999999" calcext:value-type="float">
            <text:p>67.4041</text:p>
          </table:table-cell>
        </table:table-row>
        <table:table-row table:style-name="ro1">
          <table:table-cell office:value-type="float" office:value="108.25" calcext:value-type="float">
            <text:p>108.25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08.25" calcext:value-type="float">
            <text:p>108.25</text:p>
          </table:table-cell>
          <table:table-cell office:value-type="float" office:value="109.430473327637" calcext:value-type="float">
            <text:p>109.4304733276</text:p>
          </table:table-cell>
          <table:table-cell/>
          <table:table-cell table:formula="of:=[.A566]-[.C566]" office:value-type="float" office:value="0" calcext:value-type="float">
            <text:p>0</text:p>
          </table:table-cell>
          <table:table-cell table:formula="of:=([.A566]-[.B566])^2" office:value-type="float" office:value="14.374691929901" calcext:value-type="float">
            <text:p>14.3746919299</text:p>
          </table:table-cell>
          <table:table-cell table:formula="of:=([.C566]-[.D566])^2" office:value-type="float" office:value="1.39351727726171" calcext:value-type="float">
            <text:p>1.3935172773</text:p>
          </table:table-cell>
          <table:table-cell table:formula="of:=[.G566]-[.H566]" office:value-type="float" office:value="12.9811746526393" calcext:value-type="float">
            <text:p>12.9811746526</text:p>
          </table:table-cell>
          <table:table-cell table:formula="of:=([.A566]-(([.B566]+[.D566])/2))^2" office:value-type="float" office:value="6.17987387419271" calcext:value-type="float">
            <text:p>6.1798738742</text:p>
          </table:table-cell>
          <table:table-cell table:formula="of:=([.A566]-100.04)^2" office:value-type="float" office:value="67.4040999999999" calcext:value-type="float">
            <text:p>67.4041</text:p>
          </table:table-cell>
        </table:table-row>
        <table:table-row table:style-name="ro1">
          <table:table-cell office:value-type="float" office:value="108.26" calcext:value-type="float">
            <text:p>108.26</text:p>
          </table:table-cell>
          <table:table-cell office:value-type="float" office:value="111.340423583984" calcext:value-type="float">
            <text:p>111.340423584</text:p>
          </table:table-cell>
          <table:table-cell office:value-type="float" office:value="108.26" calcext:value-type="float">
            <text:p>108.26</text:p>
          </table:table-cell>
          <table:table-cell office:value-type="float" office:value="111.168487548828" calcext:value-type="float">
            <text:p>111.1684875488</text:p>
          </table:table-cell>
          <table:table-cell/>
          <table:table-cell table:formula="of:=[.A567]-[.C567]" office:value-type="float" office:value="0" calcext:value-type="float">
            <text:p>0</text:p>
          </table:table-cell>
          <table:table-cell table:formula="of:=([.A567]-[.B567])^2" office:value-type="float" office:value="9.4890094567672" calcext:value-type="float">
            <text:p>9.4890094568</text:p>
          </table:table-cell>
          <table:table-cell table:formula="of:=([.C567]-[.D567])^2" office:value-type="float" office:value="8.45929982168829" calcext:value-type="float">
            <text:p>8.4592998217</text:p>
          </table:table-cell>
          <table:table-cell table:formula="of:=[.G567]-[.H567]" office:value-type="float" office:value="1.02970963507891" calcext:value-type="float">
            <text:p>1.0297096351</text:p>
          </table:table-cell>
          <table:table-cell table:formula="of:=([.A567]-(([.B567]+[.D567])/2))^2" office:value-type="float" office:value="8.96676413918143" calcext:value-type="float">
            <text:p>8.9667641392</text:p>
          </table:table-cell>
          <table:table-cell table:formula="of:=([.A567]-100.04)^2" office:value-type="float" office:value="67.5683999999997" calcext:value-type="float">
            <text:p>67.5684</text:p>
          </table:table-cell>
        </table:table-row>
        <table:table-row table:style-name="ro1">
          <table:table-cell office:value-type="float" office:value="108.28" calcext:value-type="float">
            <text:p>108.28</text:p>
          </table:table-cell>
          <table:table-cell office:value-type="float" office:value="111.813514709473" calcext:value-type="float">
            <text:p>111.8135147095</text:p>
          </table:table-cell>
          <table:table-cell office:value-type="float" office:value="108.28" calcext:value-type="float">
            <text:p>108.28</text:p>
          </table:table-cell>
          <table:table-cell office:value-type="float" office:value="108.450172424316" calcext:value-type="float">
            <text:p>108.4501724243</text:p>
          </table:table-cell>
          <table:table-cell/>
          <table:table-cell table:formula="of:=[.A568]-[.C568]" office:value-type="float" office:value="0" calcext:value-type="float">
            <text:p>0</text:p>
          </table:table-cell>
          <table:table-cell table:formula="of:=([.A568]-[.B568])^2" office:value-type="float" office:value="12.4857262020596" calcext:value-type="float">
            <text:p>12.4857262021</text:p>
          </table:table-cell>
          <table:table-cell table:formula="of:=([.C568]-[.D568])^2" office:value-type="float" office:value="0.0289586539977226" calcext:value-type="float">
            <text:p>0.028958654</text:p>
          </table:table-cell>
          <table:table-cell table:formula="of:=[.G568]-[.H568]" office:value-type="float" office:value="12.4567675480619" calcext:value-type="float">
            <text:p>12.4567675481</text:p>
          </table:table-cell>
          <table:table-cell table:formula="of:=([.A568]-(([.B568]+[.D568])/2))^2" office:value-type="float" office:value="3.42932459624866" calcext:value-type="float">
            <text:p>3.4293245962</text:p>
          </table:table-cell>
          <table:table-cell table:formula="of:=([.A568]-100.04)^2" office:value-type="float" office:value="67.8975999999999" calcext:value-type="float">
            <text:p>67.8976</text:p>
          </table:table-cell>
        </table:table-row>
        <table:table-row table:style-name="ro1">
          <table:table-cell office:value-type="float" office:value="108.33" calcext:value-type="float">
            <text:p>108.33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08.33" calcext:value-type="float">
            <text:p>108.33</text:p>
          </table:table-cell>
          <table:table-cell office:value-type="float" office:value="111.432373046875" calcext:value-type="float">
            <text:p>111.4323730469</text:p>
          </table:table-cell>
          <table:table-cell/>
          <table:table-cell table:formula="of:=[.A569]-[.C569]" office:value-type="float" office:value="0" calcext:value-type="float">
            <text:p>0</text:p>
          </table:table-cell>
          <table:table-cell table:formula="of:=([.A569]-[.B569])^2" office:value-type="float" office:value="13.7744683947448" calcext:value-type="float">
            <text:p>13.7744683947</text:p>
          </table:table-cell>
          <table:table-cell table:formula="of:=([.C569]-[.D569])^2" office:value-type="float" office:value="9.62471852197648" calcext:value-type="float">
            <text:p>9.624718522</text:p>
          </table:table-cell>
          <table:table-cell table:formula="of:=[.G569]-[.H569]" office:value-type="float" office:value="4.1497498727683" calcext:value-type="float">
            <text:p>4.1497498728</text:p>
          </table:table-cell>
          <table:table-cell table:formula="of:=([.A569]-(([.B569]+[.D569])/2))^2" office:value-type="float" office:value="11.6068658856453" calcext:value-type="float">
            <text:p>11.6068658856</text:p>
          </table:table-cell>
          <table:table-cell table:formula="of:=([.A569]-100.04)^2" office:value-type="float" office:value="68.7240999999999" calcext:value-type="float">
            <text:p>68.7241</text:p>
          </table:table-cell>
        </table:table-row>
        <table:table-row table:style-name="ro1">
          <table:table-cell office:value-type="float" office:value="108.33" calcext:value-type="float">
            <text:p>108.33</text:p>
          </table:table-cell>
          <table:table-cell office:value-type="float" office:value="112.48218536377" calcext:value-type="float">
            <text:p>112.4821853638</text:p>
          </table:table-cell>
          <table:table-cell office:value-type="float" office:value="108.33" calcext:value-type="float">
            <text:p>108.33</text:p>
          </table:table-cell>
          <table:table-cell office:value-type="float" office:value="112.159004211426" calcext:value-type="float">
            <text:p>112.1590042114</text:p>
          </table:table-cell>
          <table:table-cell/>
          <table:table-cell table:formula="of:=[.A570]-[.C570]" office:value-type="float" office:value="0" calcext:value-type="float">
            <text:p>0</text:p>
          </table:table-cell>
          <table:table-cell table:formula="of:=([.A570]-[.B570])^2" office:value-type="float" office:value="17.2406432951019" calcext:value-type="float">
            <text:p>17.2406432951</text:p>
          </table:table-cell>
          <table:table-cell table:formula="of:=([.C570]-[.D570])^2" office:value-type="float" office:value="14.6612732511164" calcext:value-type="float">
            <text:p>14.6612732511</text:p>
          </table:table-cell>
          <table:table-cell table:formula="of:=[.G570]-[.H570]" office:value-type="float" office:value="2.57937004398555" calcext:value-type="float">
            <text:p>2.579370044</text:p>
          </table:table-cell>
          <table:table-cell table:formula="of:=([.A570]-(([.B570]+[.D570])/2))^2" office:value-type="float" office:value="15.9248467588016" calcext:value-type="float">
            <text:p>15.9248467588</text:p>
          </table:table-cell>
          <table:table-cell table:formula="of:=([.A570]-100.04)^2" office:value-type="float" office:value="68.7240999999999" calcext:value-type="float">
            <text:p>68.7241</text:p>
          </table:table-cell>
        </table:table-row>
        <table:table-row table:style-name="ro1">
          <table:table-cell office:value-type="float" office:value="108.34" calcext:value-type="float">
            <text:p>108.34</text:p>
          </table:table-cell>
          <table:table-cell office:value-type="float" office:value="111.182350158691" calcext:value-type="float">
            <text:p>111.1823501587</text:p>
          </table:table-cell>
          <table:table-cell office:value-type="float" office:value="108.34" calcext:value-type="float">
            <text:p>108.34</text:p>
          </table:table-cell>
          <table:table-cell office:value-type="float" office:value="109.182792663574" calcext:value-type="float">
            <text:p>109.1827926636</text:p>
          </table:table-cell>
          <table:table-cell/>
          <table:table-cell table:formula="of:=[.A571]-[.C571]" office:value-type="float" office:value="0" calcext:value-type="float">
            <text:p>0</text:p>
          </table:table-cell>
          <table:table-cell table:formula="of:=([.A571]-[.B571])^2" office:value-type="float" office:value="8.07895442461304" calcext:value-type="float">
            <text:p>8.0789544246</text:p>
          </table:table-cell>
          <table:table-cell table:formula="of:=([.C571]-[.D571])^2" office:value-type="float" office:value="0.710299473774521" calcext:value-type="float">
            <text:p>0.7102994738</text:p>
          </table:table-cell>
          <table:table-cell table:formula="of:=[.G571]-[.H571]" office:value-type="float" office:value="7.36865495083852" calcext:value-type="float">
            <text:p>7.3686549508</text:p>
          </table:table-cell>
          <table:table-cell table:formula="of:=([.A571]-(([.B571]+[.D571])/2))^2" office:value-type="float" office:value="3.39506940512395" calcext:value-type="float">
            <text:p>3.3950694051</text:p>
          </table:table-cell>
          <table:table-cell table:formula="of:=([.A571]-100.04)^2" office:value-type="float" office:value="68.89" calcext:value-type="float">
            <text:p>68.89</text:p>
          </table:table-cell>
        </table:table-row>
        <table:table-row table:style-name="ro1">
          <table:table-cell office:value-type="float" office:value="108.34" calcext:value-type="float">
            <text:p>108.34</text:p>
          </table:table-cell>
          <table:table-cell office:value-type="float" office:value="113.160758972168" calcext:value-type="float">
            <text:p>113.1607589722</text:p>
          </table:table-cell>
          <table:table-cell office:value-type="float" office:value="108.34" calcext:value-type="float">
            <text:p>108.34</text:p>
          </table:table-cell>
          <table:table-cell office:value-type="float" office:value="107.945518493652" calcext:value-type="float">
            <text:p>107.9455184937</text:p>
          </table:table-cell>
          <table:table-cell/>
          <table:table-cell table:formula="of:=[.A572]-[.C572]" office:value-type="float" office:value="0" calcext:value-type="float">
            <text:p>0</text:p>
          </table:table-cell>
          <table:table-cell table:formula="of:=([.A572]-[.B572])^2" office:value-type="float" office:value="23.2397170677379" calcext:value-type="float">
            <text:p>23.2397170677</text:p>
          </table:table-cell>
          <table:table-cell table:formula="of:=([.C572]-[.D572])^2" office:value-type="float" office:value="0.155615658850319" calcext:value-type="float">
            <text:p>0.1556156589</text:p>
          </table:table-cell>
          <table:table-cell table:formula="of:=[.G572]-[.H572]" office:value-type="float" office:value="23.0841014088876" calcext:value-type="float">
            <text:p>23.0841014089</text:p>
          </table:table-cell>
          <table:table-cell table:formula="of:=([.A572]-(([.B572]+[.D572])/2))^2" office:value-type="float" office:value="4.89798305110716" calcext:value-type="float">
            <text:p>4.8979830511</text:p>
          </table:table-cell>
          <table:table-cell table:formula="of:=([.A572]-100.04)^2" office:value-type="float" office:value="68.89" calcext:value-type="float">
            <text:p>68.89</text:p>
          </table:table-cell>
        </table:table-row>
        <table:table-row table:style-name="ro1">
          <table:table-cell office:value-type="float" office:value="108.37" calcext:value-type="float">
            <text:p>108.37</text:p>
          </table:table-cell>
          <table:table-cell office:value-type="float" office:value="112.542266845703" calcext:value-type="float">
            <text:p>112.5422668457</text:p>
          </table:table-cell>
          <table:table-cell office:value-type="float" office:value="108.37" calcext:value-type="float">
            <text:p>108.37</text:p>
          </table:table-cell>
          <table:table-cell office:value-type="float" office:value="112.757316589355" calcext:value-type="float">
            <text:p>112.7573165894</text:p>
          </table:table-cell>
          <table:table-cell/>
          <table:table-cell table:formula="of:=[.A573]-[.C573]" office:value-type="float" office:value="0" calcext:value-type="float">
            <text:p>0</text:p>
          </table:table-cell>
          <table:table-cell table:formula="of:=([.A573]-[.B573])^2" office:value-type="float" office:value="17.4078106317535" calcext:value-type="float">
            <text:p>17.4078106318</text:p>
          </table:table-cell>
          <table:table-cell table:formula="of:=([.C573]-[.D573])^2" office:value-type="float" office:value="19.2485468552337" calcext:value-type="float">
            <text:p>19.2485468552</text:p>
          </table:table-cell>
          <table:table-cell table:formula="of:=[.G573]-[.H573]" office:value-type="float" office:value="-1.8407362234802" calcext:value-type="float">
            <text:p>-1.8407362235</text:p>
          </table:table-cell>
          <table:table-cell table:formula="of:=([.A573]-(([.B573]+[.D573])/2))^2" office:value-type="float" office:value="18.3166171454323" calcext:value-type="float">
            <text:p>18.3166171454</text:p>
          </table:table-cell>
          <table:table-cell table:formula="of:=([.A573]-100.04)^2" office:value-type="float" office:value="69.3889" calcext:value-type="float">
            <text:p>69.3889</text:p>
          </table:table-cell>
        </table:table-row>
        <table:table-row table:style-name="ro1">
          <table:table-cell office:value-type="float" office:value="108.37" calcext:value-type="float">
            <text:p>108.37</text:p>
          </table:table-cell>
          <table:table-cell office:value-type="float" office:value="111.478218078613" calcext:value-type="float">
            <text:p>111.4782180786</text:p>
          </table:table-cell>
          <table:table-cell office:value-type="float" office:value="108.37" calcext:value-type="float">
            <text:p>108.37</text:p>
          </table:table-cell>
          <table:table-cell office:value-type="float" office:value="111.653846740723" calcext:value-type="float">
            <text:p>111.6538467407</text:p>
          </table:table-cell>
          <table:table-cell/>
          <table:table-cell table:formula="of:=[.A574]-[.C574]" office:value-type="float" office:value="0" calcext:value-type="float">
            <text:p>0</text:p>
          </table:table-cell>
          <table:table-cell table:formula="of:=([.A574]-[.B574])^2" office:value-type="float" office:value="9.66101962421841" calcext:value-type="float">
            <text:p>9.6610196242</text:p>
          </table:table-cell>
          <table:table-cell table:formula="of:=([.C574]-[.D574])^2" office:value-type="float" office:value="10.7836494165548" calcext:value-type="float">
            <text:p>10.7836494166</text:p>
          </table:table-cell>
          <table:table-cell table:formula="of:=[.G574]-[.H574]" office:value-type="float" office:value="-1.12262979233637" calcext:value-type="float">
            <text:p>-1.1226297923</text:p>
          </table:table-cell>
          <table:table-cell table:formula="of:=([.A574]-(([.B574]+[.D574])/2))^2" office:value-type="float" office:value="10.214623163648" calcext:value-type="float">
            <text:p>10.2146231636</text:p>
          </table:table-cell>
          <table:table-cell table:formula="of:=([.A574]-100.04)^2" office:value-type="float" office:value="69.3889" calcext:value-type="float">
            <text:p>69.3889</text:p>
          </table:table-cell>
        </table:table-row>
        <table:table-row table:style-name="ro1">
          <table:table-cell office:value-type="float" office:value="108.42" calcext:value-type="float">
            <text:p>108.42</text:p>
          </table:table-cell>
          <table:table-cell office:value-type="float" office:value="111.675720214844" calcext:value-type="float">
            <text:p>111.6757202148</text:p>
          </table:table-cell>
          <table:table-cell office:value-type="float" office:value="108.42" calcext:value-type="float">
            <text:p>108.42</text:p>
          </table:table-cell>
          <table:table-cell office:value-type="float" office:value="108.024200439453" calcext:value-type="float">
            <text:p>108.0242004395</text:p>
          </table:table-cell>
          <table:table-cell/>
          <table:table-cell table:formula="of:=[.A575]-[.C575]" office:value-type="float" office:value="0" calcext:value-type="float">
            <text:p>0</text:p>
          </table:table-cell>
          <table:table-cell table:formula="of:=([.A575]-[.B575])^2" office:value-type="float" office:value="10.5997141173422" calcext:value-type="float">
            <text:p>10.5997141173</text:p>
          </table:table-cell>
          <table:table-cell table:formula="of:=([.C575]-[.D575])^2" office:value-type="float" office:value="0.156657292129101" calcext:value-type="float">
            <text:p>0.1566572921</text:p>
          </table:table-cell>
          <table:table-cell table:formula="of:=[.G575]-[.H575]" office:value-type="float" office:value="10.4430568252131" calcext:value-type="float">
            <text:p>10.4430568252</text:p>
          </table:table-cell>
          <table:table-cell table:formula="of:=([.A575]-(([.B575]+[.D575])/2))^2" office:value-type="float" office:value="2.04478653721846" calcext:value-type="float">
            <text:p>2.0447865372</text:p>
          </table:table-cell>
          <table:table-cell table:formula="of:=([.A575]-100.04)^2" office:value-type="float" office:value="70.2243999999999" calcext:value-type="float">
            <text:p>70.2244</text:p>
          </table:table-cell>
        </table:table-row>
        <table:table-row table:style-name="ro1">
          <table:table-cell office:value-type="float" office:value="108.42" calcext:value-type="float">
            <text:p>108.42</text:p>
          </table:table-cell>
          <table:table-cell office:value-type="float" office:value="111.838775634766" calcext:value-type="float">
            <text:p>111.8387756348</text:p>
          </table:table-cell>
          <table:table-cell office:value-type="float" office:value="108.42" calcext:value-type="float">
            <text:p>108.42</text:p>
          </table:table-cell>
          <table:table-cell office:value-type="float" office:value="108.696632385254" calcext:value-type="float">
            <text:p>108.6966323853</text:p>
          </table:table-cell>
          <table:table-cell/>
          <table:table-cell table:formula="of:=[.A576]-[.C576]" office:value-type="float" office:value="0" calcext:value-type="float">
            <text:p>0</text:p>
          </table:table-cell>
          <table:table-cell table:formula="of:=([.A576]-[.B576])^2" office:value-type="float" office:value="11.6880268408671" calcext:value-type="float">
            <text:p>11.6880268409</text:p>
          </table:table-cell>
          <table:table-cell table:formula="of:=([.C576]-[.D576])^2" office:value-type="float" office:value="0.0765254765712647" calcext:value-type="float">
            <text:p>0.0765254766</text:p>
          </table:table-cell>
          <table:table-cell table:formula="of:=[.G576]-[.H576]" office:value-type="float" office:value="11.6115013642958" calcext:value-type="float">
            <text:p>11.6115013643</text:p>
          </table:table-cell>
          <table:table-cell table:formula="of:=([.A576]-(([.B576]+[.D576])/2))^2" office:value-type="float" office:value="3.41401010860616" calcext:value-type="float">
            <text:p>3.4140101086</text:p>
          </table:table-cell>
          <table:table-cell table:formula="of:=([.A576]-100.04)^2" office:value-type="float" office:value="70.2243999999999" calcext:value-type="float">
            <text:p>70.2244</text:p>
          </table:table-cell>
        </table:table-row>
        <table:table-row table:style-name="ro1">
          <table:table-cell office:value-type="float" office:value="108.47" calcext:value-type="float">
            <text:p>108.47</text:p>
          </table:table-cell>
          <table:table-cell office:value-type="float" office:value="112.858749389648" calcext:value-type="float">
            <text:p>112.8587493896</text:p>
          </table:table-cell>
          <table:table-cell office:value-type="float" office:value="108.47" calcext:value-type="float">
            <text:p>108.47</text:p>
          </table:table-cell>
          <table:table-cell office:value-type="float" office:value="111.707092285156" calcext:value-type="float">
            <text:p>111.7070922852</text:p>
          </table:table-cell>
          <table:table-cell/>
          <table:table-cell table:formula="of:=[.A577]-[.C577]" office:value-type="float" office:value="0" calcext:value-type="float">
            <text:p>0</text:p>
          </table:table-cell>
          <table:table-cell table:formula="of:=([.A577]-[.B577])^2" office:value-type="float" office:value="19.2611212051395" calcext:value-type="float">
            <text:p>19.2611212051</text:p>
          </table:table-cell>
          <table:table-cell table:formula="of:=([.C577]-[.D577])^2" office:value-type="float" office:value="10.4787664626181" calcext:value-type="float">
            <text:p>10.4787664626</text:p>
          </table:table-cell>
          <table:table-cell table:formula="of:=[.G577]-[.H577]" office:value-type="float" office:value="8.78235474252142" calcext:value-type="float">
            <text:p>8.7823547425</text:p>
          </table:table-cell>
          <table:table-cell table:formula="of:=([.A577]-(([.B577]+[.D577])/2))^2" office:value-type="float" office:value="14.538365312297" calcext:value-type="float">
            <text:p>14.5383653123</text:p>
          </table:table-cell>
          <table:table-cell table:formula="of:=([.A577]-100.04)^2" office:value-type="float" office:value="71.0648999999999" calcext:value-type="float">
            <text:p>71.0649</text:p>
          </table:table-cell>
        </table:table-row>
        <table:table-row table:style-name="ro1">
          <table:table-cell office:value-type="float" office:value="108.51" calcext:value-type="float">
            <text:p>108.51</text:p>
          </table:table-cell>
          <table:table-cell office:value-type="float" office:value="112.93669128418" calcext:value-type="float">
            <text:p>112.9366912842</text:p>
          </table:table-cell>
          <table:table-cell office:value-type="float" office:value="108.51" calcext:value-type="float">
            <text:p>108.51</text:p>
          </table:table-cell>
          <table:table-cell office:value-type="float" office:value="113.466003417969" calcext:value-type="float">
            <text:p>113.466003418</text:p>
          </table:table-cell>
          <table:table-cell/>
          <table:table-cell table:formula="of:=[.A578]-[.C578]" office:value-type="float" office:value="0" calcext:value-type="float">
            <text:p>0</text:p>
          </table:table-cell>
          <table:table-cell table:formula="of:=([.A578]-[.B578])^2" office:value-type="float" office:value="19.5955957254324" calcext:value-type="float">
            <text:p>19.5955957254</text:p>
          </table:table-cell>
          <table:table-cell table:formula="of:=([.C578]-[.D578])^2" office:value-type="float" office:value="24.5619698789179" calcext:value-type="float">
            <text:p>24.5619698789</text:p>
          </table:table-cell>
          <table:table-cell table:formula="of:=[.G578]-[.H578]" office:value-type="float" office:value="-4.96637415348552" calcext:value-type="float">
            <text:p>-4.9663741535</text:p>
          </table:table-cell>
          <table:table-cell table:formula="of:=([.A578]-(([.B578]+[.D578])/2))^2" office:value-type="float" office:value="22.008739968431" calcext:value-type="float">
            <text:p>22.0087399684</text:p>
          </table:table-cell>
          <table:table-cell table:formula="of:=([.A578]-100.04)^2" office:value-type="float" office:value="71.7409" calcext:value-type="float">
            <text:p>71.7409</text:p>
          </table:table-cell>
        </table:table-row>
        <table:table-row table:style-name="ro1">
          <table:table-cell office:value-type="float" office:value="108.52" calcext:value-type="float">
            <text:p>108.52</text:p>
          </table:table-cell>
          <table:table-cell office:value-type="float" office:value="113.330390930176" calcext:value-type="float">
            <text:p>113.3303909302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0.948280334473" calcext:value-type="float">
            <text:p>110.9482803345</text:p>
          </table:table-cell>
          <table:table-cell/>
          <table:table-cell table:formula="of:=[.A579]-[.C579]" office:value-type="float" office:value="0" calcext:value-type="float">
            <text:p>0</text:p>
          </table:table-cell>
          <table:table-cell table:formula="of:=([.A579]-[.B579])^2" office:value-type="float" office:value="23.1398609011175" calcext:value-type="float">
            <text:p>23.1398609011</text:p>
          </table:table-cell>
          <table:table-cell table:formula="of:=([.C579]-[.D579])^2" office:value-type="float" office:value="5.89654538278665" calcext:value-type="float">
            <text:p>5.8965453828</text:p>
          </table:table-cell>
          <table:table-cell table:formula="of:=[.G579]-[.H579]" office:value-type="float" office:value="17.2433155183308" calcext:value-type="float">
            <text:p>17.2433155183</text:p>
          </table:table-cell>
          <table:table-cell table:formula="of:=([.A579]-(([.B579]+[.D579])/2))^2" office:value-type="float" office:value="13.0995904194118" calcext:value-type="float">
            <text:p>13.0995904194</text:p>
          </table:table-cell>
          <table:table-cell table:formula="of:=([.A579]-100.04)^2" office:value-type="float" office:value="71.9103999999998" calcext:value-type="float">
            <text:p>71.9104</text:p>
          </table:table-cell>
        </table:table-row>
        <table:table-row table:style-name="ro1">
          <table:table-cell office:value-type="float" office:value="108.53" calcext:value-type="float">
            <text:p>108.53</text:p>
          </table:table-cell>
          <table:table-cell office:value-type="float" office:value="111.340423583984" calcext:value-type="float">
            <text:p>111.340423584</text:p>
          </table:table-cell>
          <table:table-cell office:value-type="float" office:value="108.53" calcext:value-type="float">
            <text:p>108.53</text:p>
          </table:table-cell>
          <table:table-cell office:value-type="float" office:value="108.329734802246" calcext:value-type="float">
            <text:p>108.3297348022</text:p>
          </table:table-cell>
          <table:table-cell/>
          <table:table-cell table:formula="of:=[.A580]-[.C580]" office:value-type="float" office:value="0" calcext:value-type="float">
            <text:p>0</text:p>
          </table:table-cell>
          <table:table-cell table:formula="of:=([.A580]-[.B580])^2" office:value-type="float" office:value="7.89848072141557" calcext:value-type="float">
            <text:p>7.8984807214</text:p>
          </table:table-cell>
          <table:table-cell table:formula="of:=([.C580]-[.D580])^2" office:value-type="float" office:value="0.0401061494314116" calcext:value-type="float">
            <text:p>0.0401061494</text:p>
          </table:table-cell>
          <table:table-cell table:formula="of:=[.G580]-[.H580]" office:value-type="float" office:value="7.85837457198416" calcext:value-type="float">
            <text:p>7.858374572</text:p>
          </table:table-cell>
          <table:table-cell table:formula="of:=([.A580]-(([.B580]+[.D580])/2))^2" office:value-type="float" office:value="1.70323170030231" calcext:value-type="float">
            <text:p>1.7032317003</text:p>
          </table:table-cell>
          <table:table-cell table:formula="of:=([.A580]-100.04)^2" office:value-type="float" office:value="72.0800999999999" calcext:value-type="float">
            <text:p>72.0801</text:p>
          </table:table-cell>
        </table:table-row>
        <table:table-row table:style-name="ro1">
          <table:table-cell office:value-type="float" office:value="108.53" calcext:value-type="float">
            <text:p>108.53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08.53" calcext:value-type="float">
            <text:p>108.53</text:p>
          </table:table-cell>
          <table:table-cell office:value-type="float" office:value="108.318206787109" calcext:value-type="float">
            <text:p>108.3182067871</text:p>
          </table:table-cell>
          <table:table-cell/>
          <table:table-cell table:formula="of:=[.A581]-[.C581]" office:value-type="float" office:value="0" calcext:value-type="float">
            <text:p>0</text:p>
          </table:table-cell>
          <table:table-cell table:formula="of:=([.A581]-[.B581])^2" office:value-type="float" office:value="10.0886803805843" calcext:value-type="float">
            <text:p>10.0886803806</text:p>
          </table:table-cell>
          <table:table-cell table:formula="of:=([.C581]-[.D581])^2" office:value-type="float" office:value="0.0448563650265341" calcext:value-type="float">
            <text:p>0.044856365</text:p>
          </table:table-cell>
          <table:table-cell table:formula="of:=[.G581]-[.H581]" office:value-type="float" office:value="10.0438240155578" calcext:value-type="float">
            <text:p>10.0438240156</text:p>
          </table:table-cell>
          <table:table-cell table:formula="of:=([.A581]-(([.B581]+[.D581])/2))^2" office:value-type="float" office:value="2.197028151156" calcext:value-type="float">
            <text:p>2.1970281512</text:p>
          </table:table-cell>
          <table:table-cell table:formula="of:=([.A581]-100.04)^2" office:value-type="float" office:value="72.0800999999999" calcext:value-type="float">
            <text:p>72.0801</text:p>
          </table:table-cell>
        </table:table-row>
        <table:table-row table:style-name="ro1">
          <table:table-cell office:value-type="float" office:value="108.54" calcext:value-type="float">
            <text:p>108.54</text:p>
          </table:table-cell>
          <table:table-cell office:value-type="float" office:value="103.385597229004" calcext:value-type="float">
            <text:p>103.385597229</text:p>
          </table:table-cell>
          <table:table-cell office:value-type="float" office:value="108.54" calcext:value-type="float">
            <text:p>108.54</text:p>
          </table:table-cell>
          <table:table-cell office:value-type="float" office:value="103.492767333984" calcext:value-type="float">
            <text:p>103.492767334</text:p>
          </table:table-cell>
          <table:table-cell/>
          <table:table-cell table:formula="of:=[.A582]-[.C582]" office:value-type="float" office:value="0" calcext:value-type="float">
            <text:p>0</text:p>
          </table:table-cell>
          <table:table-cell table:formula="of:=([.A582]-[.B582])^2" office:value-type="float" office:value="26.5678679256523" calcext:value-type="float">
            <text:p>26.5678679257</text:p>
          </table:table-cell>
          <table:table-cell table:formula="of:=([.C582]-[.D582])^2" office:value-type="float" office:value="25.4745575848953" calcext:value-type="float">
            <text:p>25.4745575849</text:p>
          </table:table-cell>
          <table:table-cell table:formula="of:=[.G582]-[.H582]" office:value-type="float" office:value="1.09331034075701" calcext:value-type="float">
            <text:p>1.0933103408</text:p>
          </table:table-cell>
          <table:table-cell table:formula="of:=([.A582]-(([.B582]+[.D582])/2))^2" office:value-type="float" office:value="26.0183413974234" calcext:value-type="float">
            <text:p>26.0183413974</text:p>
          </table:table-cell>
          <table:table-cell table:formula="of:=([.A582]-100.04)^2" office:value-type="float" office:value="72.25" calcext:value-type="float">
            <text:p>72.25</text:p>
          </table:table-cell>
        </table:table-row>
        <table:table-row table:style-name="ro1">
          <table:table-cell office:value-type="float" office:value="108.57" calcext:value-type="float">
            <text:p>108.57</text:p>
          </table:table-cell>
          <table:table-cell office:value-type="float" office:value="112.279563903809" calcext:value-type="float">
            <text:p>112.2795639038</text:p>
          </table:table-cell>
          <table:table-cell office:value-type="float" office:value="108.57" calcext:value-type="float">
            <text:p>108.57</text:p>
          </table:table-cell>
          <table:table-cell office:value-type="float" office:value="108.165954589844" calcext:value-type="float">
            <text:p>108.1659545898</text:p>
          </table:table-cell>
          <table:table-cell/>
          <table:table-cell table:formula="of:=[.A583]-[.C583]" office:value-type="float" office:value="0" calcext:value-type="float">
            <text:p>0</text:p>
          </table:table-cell>
          <table:table-cell table:formula="of:=([.A583]-[.B583])^2" office:value-type="float" office:value="13.7608643564397" calcext:value-type="float">
            <text:p>13.7608643564</text:p>
          </table:table-cell>
          <table:table-cell table:formula="of:=([.C583]-[.D583])^2" office:value-type="float" office:value="0.163252693468327" calcext:value-type="float">
            <text:p>0.1632526935</text:p>
          </table:table-cell>
          <table:table-cell table:formula="of:=[.G583]-[.H583]" office:value-type="float" office:value="13.5976116629714" calcext:value-type="float">
            <text:p>13.597611663</text:p>
          </table:table-cell>
          <table:table-cell table:formula="of:=([.A583]-(([.B583]+[.D583])/2))^2" office:value-type="float" office:value="2.73161312796944" calcext:value-type="float">
            <text:p>2.731613128</text:p>
          </table:table-cell>
          <table:table-cell table:formula="of:=([.A583]-100.04)^2" office:value-type="float" office:value="72.7608999999998" calcext:value-type="float">
            <text:p>72.7609</text:p>
          </table:table-cell>
        </table:table-row>
        <table:table-row table:style-name="ro1">
          <table:table-cell office:value-type="float" office:value="108.57" calcext:value-type="float">
            <text:p>108.57</text:p>
          </table:table-cell>
          <table:table-cell office:value-type="float" office:value="110.987167358398" calcext:value-type="float">
            <text:p>110.9871673584</text:p>
          </table:table-cell>
          <table:table-cell office:value-type="float" office:value="108.57" calcext:value-type="float">
            <text:p>108.57</text:p>
          </table:table-cell>
          <table:table-cell office:value-type="float" office:value="101.289840698242" calcext:value-type="float">
            <text:p>101.2898406982</text:p>
          </table:table-cell>
          <table:table-cell/>
          <table:table-cell table:formula="of:=[.A584]-[.C584]" office:value-type="float" office:value="0" calcext:value-type="float">
            <text:p>0</text:p>
          </table:table-cell>
          <table:table-cell table:formula="of:=([.A584]-[.B584])^2" office:value-type="float" office:value="5.84269803850691" calcext:value-type="float">
            <text:p>5.8426980385</text:p>
          </table:table-cell>
          <table:table-cell table:formula="of:=([.C584]-[.D584])^2" office:value-type="float" office:value="53.0007194589707" calcext:value-type="float">
            <text:p>53.000719459</text:p>
          </table:table-cell>
          <table:table-cell table:formula="of:=[.G584]-[.H584]" office:value-type="float" office:value="-47.1580214204638" calcext:value-type="float">
            <text:p>-47.1580214205</text:p>
          </table:table-cell>
          <table:table-cell table:formula="of:=([.A584]-(([.B584]+[.D584])/2))^2" office:value-type="float" office:value="5.91217266029451" calcext:value-type="float">
            <text:p>5.9121726603</text:p>
          </table:table-cell>
          <table:table-cell table:formula="of:=([.A584]-100.04)^2" office:value-type="float" office:value="72.7608999999998" calcext:value-type="float">
            <text:p>72.7609</text:p>
          </table:table-cell>
        </table:table-row>
        <table:table-row table:style-name="ro1">
          <table:table-cell office:value-type="float" office:value="108.58" calcext:value-type="float">
            <text:p>108.58</text:p>
          </table:table-cell>
          <table:table-cell office:value-type="float" office:value="111.825759887695" calcext:value-type="float">
            <text:p>111.8257598877</text:p>
          </table:table-cell>
          <table:table-cell office:value-type="float" office:value="108.58" calcext:value-type="float">
            <text:p>108.58</text:p>
          </table:table-cell>
          <table:table-cell office:value-type="float" office:value="110.996047973633" calcext:value-type="float">
            <text:p>110.9960479736</text:p>
          </table:table-cell>
          <table:table-cell/>
          <table:table-cell table:formula="of:=[.A585]-[.C585]" office:value-type="float" office:value="0" calcext:value-type="float">
            <text:p>0</text:p>
          </table:table-cell>
          <table:table-cell table:formula="of:=([.A585]-[.B585])^2" office:value-type="float" office:value="10.5349572485719" calcext:value-type="float">
            <text:p>10.5349572486</text:p>
          </table:table-cell>
          <table:table-cell table:formula="of:=([.C585]-[.D585])^2" office:value-type="float" office:value="5.83728781089523" calcext:value-type="float">
            <text:p>5.8372878109</text:p>
          </table:table-cell>
          <table:table-cell table:formula="of:=[.G585]-[.H585]" office:value-type="float" office:value="4.69766943767667" calcext:value-type="float">
            <text:p>4.6976694377</text:p>
          </table:table-cell>
          <table:table-cell table:formula="of:=([.A585]-(([.B585]+[.D585])/2))^2" office:value-type="float" office:value="8.01401706464925" calcext:value-type="float">
            <text:p>8.0140170646</text:p>
          </table:table-cell>
          <table:table-cell table:formula="of:=([.A585]-100.04)^2" office:value-type="float" office:value="72.9315999999999" calcext:value-type="float">
            <text:p>72.9316</text:p>
          </table:table-cell>
        </table:table-row>
        <table:table-row table:style-name="ro1">
          <table:table-cell office:value-type="float" office:value="108.64" calcext:value-type="float">
            <text:p>108.64</text:p>
          </table:table-cell>
          <table:table-cell office:value-type="float" office:value="93.8146591186523" calcext:value-type="float">
            <text:p>93.8146591187</text:p>
          </table:table-cell>
          <table:table-cell office:value-type="float" office:value="108.64" calcext:value-type="float">
            <text:p>108.64</text:p>
          </table:table-cell>
          <table:table-cell office:value-type="float" office:value="95.3634414672852" calcext:value-type="float">
            <text:p>95.3634414673</text:p>
          </table:table-cell>
          <table:table-cell/>
          <table:table-cell table:formula="of:=[.A586]-[.C586]" office:value-type="float" office:value="0" calcext:value-type="float">
            <text:p>0</text:p>
          </table:table-cell>
          <table:table-cell table:formula="of:=([.A586]-[.B586])^2" office:value-type="float" office:value="219.790732248158" calcext:value-type="float">
            <text:p>219.7907322482</text:p>
          </table:table-cell>
          <table:table-cell table:formula="of:=([.C586]-[.D586])^2" office:value-type="float" office:value="176.267006472603" calcext:value-type="float">
            <text:p>176.2670064726</text:p>
          </table:table-cell>
          <table:table-cell table:formula="of:=[.G586]-[.H586]" office:value-type="float" office:value="43.5237257755548" calcext:value-type="float">
            <text:p>43.5237257756</text:p>
          </table:table-cell>
          <table:table-cell table:formula="of:=([.A586]-(([.B586]+[.D586])/2))^2" office:value-type="float" office:value="197.429187669522" calcext:value-type="float">
            <text:p>197.4291876695</text:p>
          </table:table-cell>
          <table:table-cell table:formula="of:=([.A586]-100.04)^2" office:value-type="float" office:value="73.9599999999999" calcext:value-type="float">
            <text:p>73.96</text:p>
          </table:table-cell>
        </table:table-row>
        <table:table-row table:style-name="ro1">
          <table:table-cell office:value-type="float" office:value="108.71" calcext:value-type="float">
            <text:p>108.71</text:p>
          </table:table-cell>
          <table:table-cell office:value-type="float" office:value="111.444114685059" calcext:value-type="float">
            <text:p>111.4441146851</text:p>
          </table:table-cell>
          <table:table-cell office:value-type="float" office:value="108.71" calcext:value-type="float">
            <text:p>108.71</text:p>
          </table:table-cell>
          <table:table-cell office:value-type="float" office:value="98.9776077270508" calcext:value-type="float">
            <text:p>98.9776077271</text:p>
          </table:table-cell>
          <table:table-cell/>
          <table:table-cell table:formula="of:=[.A587]-[.C587]" office:value-type="float" office:value="0" calcext:value-type="float">
            <text:p>0</text:p>
          </table:table-cell>
          <table:table-cell table:formula="of:=([.A587]-[.B587])^2" office:value-type="float" office:value="7.47538311105309" calcext:value-type="float">
            <text:p>7.4753831111</text:p>
          </table:table-cell>
          <table:table-cell table:formula="of:=([.C587]-[.D587])^2" office:value-type="float" office:value="94.7194593545615" calcext:value-type="float">
            <text:p>94.7194593546</text:p>
          </table:table-cell>
          <table:table-cell table:formula="of:=[.G587]-[.H587]" office:value-type="float" office:value="-87.2440762435084" calcext:value-type="float">
            <text:p>-87.2440762435</text:p>
          </table:table-cell>
          <table:table-cell table:formula="of:=([.A587]-(([.B587]+[.D587])/2))^2" office:value-type="float" office:value="12.243972299293" calcext:value-type="float">
            <text:p>12.2439722993</text:p>
          </table:table-cell>
          <table:table-cell table:formula="of:=([.A587]-100.04)^2" office:value-type="float" office:value="75.1688999999998" calcext:value-type="float">
            <text:p>75.1689</text:p>
          </table:table-cell>
        </table:table-row>
        <table:table-row table:style-name="ro1">
          <table:table-cell office:value-type="float" office:value="108.77" calcext:value-type="float">
            <text:p>108.77</text:p>
          </table:table-cell>
          <table:table-cell office:value-type="float" office:value="110.130432128906" calcext:value-type="float">
            <text:p>110.1304321289</text:p>
          </table:table-cell>
          <table:table-cell office:value-type="float" office:value="108.77" calcext:value-type="float">
            <text:p>108.77</text:p>
          </table:table-cell>
          <table:table-cell office:value-type="float" office:value="109.644584655762" calcext:value-type="float">
            <text:p>109.6445846558</text:p>
          </table:table-cell>
          <table:table-cell/>
          <table:table-cell table:formula="of:=[.A588]-[.C588]" office:value-type="float" office:value="0" calcext:value-type="float">
            <text:p>0</text:p>
          </table:table-cell>
          <table:table-cell table:formula="of:=([.A588]-[.B588])^2" office:value-type="float" office:value="1.8507755773604" calcext:value-type="float">
            <text:p>1.8507755774</text:p>
          </table:table-cell>
          <table:table-cell table:formula="of:=([.C588]-[.D588])^2" office:value-type="float" office:value="0.764898320093851" calcext:value-type="float">
            <text:p>0.7648983201</text:p>
          </table:table-cell>
          <table:table-cell table:formula="of:=[.G588]-[.H588]" office:value-type="float" office:value="1.08587725726655" calcext:value-type="float">
            <text:p>1.0858772573</text:p>
          </table:table-cell>
          <table:table-cell table:formula="of:=([.A588]-(([.B588]+[.D588])/2))^2" office:value-type="float" office:value="1.2488250069369" calcext:value-type="float">
            <text:p>1.2488250069</text:p>
          </table:table-cell>
          <table:table-cell table:formula="of:=([.A588]-100.04)^2" office:value-type="float" office:value="76.2128999999998" calcext:value-type="float">
            <text:p>76.2129</text:p>
          </table:table-cell>
        </table:table-row>
        <table:table-row table:style-name="ro1">
          <table:table-cell office:value-type="float" office:value="108.79" calcext:value-type="float">
            <text:p>108.79</text:p>
          </table:table-cell>
          <table:table-cell office:value-type="float" office:value="96.2255020141602" calcext:value-type="float">
            <text:p>96.2255020142</text:p>
          </table:table-cell>
          <table:table-cell office:value-type="float" office:value="108.79" calcext:value-type="float">
            <text:p>108.79</text:p>
          </table:table-cell>
          <table:table-cell office:value-type="float" office:value="91.8561325073242" calcext:value-type="float">
            <text:p>91.8561325073</text:p>
          </table:table-cell>
          <table:table-cell/>
          <table:table-cell table:formula="of:=[.A589]-[.C589]" office:value-type="float" office:value="0" calcext:value-type="float">
            <text:p>0</text:p>
          </table:table-cell>
          <table:table-cell table:formula="of:=([.A589]-[.B589])^2" office:value-type="float" office:value="157.866609636174" calcext:value-type="float">
            <text:p>157.8666096362</text:p>
          </table:table-cell>
          <table:table-cell table:formula="of:=([.C589]-[.D589])^2" office:value-type="float" office:value="286.755868259502" calcext:value-type="float">
            <text:p>286.7558682595</text:p>
          </table:table-cell>
          <table:table-cell table:formula="of:=[.G589]-[.H589]" office:value-type="float" office:value="-128.889258623328" calcext:value-type="float">
            <text:p>-128.8892586233</text:p>
          </table:table-cell>
          <table:table-cell table:formula="of:=([.A589]-(([.B589]+[.D589])/2))^2" office:value-type="float" office:value="217.538391476021" calcext:value-type="float">
            <text:p>217.538391476</text:p>
          </table:table-cell>
          <table:table-cell table:formula="of:=([.A589]-100.04)^2" office:value-type="float" office:value="76.5625" calcext:value-type="float">
            <text:p>76.5625</text:p>
          </table:table-cell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112.568801879883" calcext:value-type="float">
            <text:p>112.5688018799</text:p>
          </table:table-cell>
          <table:table-cell office:value-type="float" office:value="108.8" calcext:value-type="float">
            <text:p>108.8</text:p>
          </table:table-cell>
          <table:table-cell office:value-type="float" office:value="110.255157470703" calcext:value-type="float">
            <text:p>110.2551574707</text:p>
          </table:table-cell>
          <table:table-cell/>
          <table:table-cell table:formula="of:=[.A590]-[.C590]" office:value-type="float" office:value="0" calcext:value-type="float">
            <text:p>0</text:p>
          </table:table-cell>
          <table:table-cell table:formula="of:=([.A590]-[.B590])^2" office:value-type="float" office:value="14.2038676098082" calcext:value-type="float">
            <text:p>14.2038676098</text:p>
          </table:table-cell>
          <table:table-cell table:formula="of:=([.C590]-[.D590])^2" office:value-type="float" office:value="2.11748326454312" calcext:value-type="float">
            <text:p>2.1174832645</text:p>
          </table:table-cell>
          <table:table-cell table:formula="of:=[.G590]-[.H590]" office:value-type="float" office:value="12.0863843452651" calcext:value-type="float">
            <text:p>12.0863843453</text:p>
          </table:table-cell>
          <table:table-cell table:formula="of:=([.A590]-(([.B590]+[.D590])/2))^2" office:value-type="float" office:value="6.82243782414358" calcext:value-type="float">
            <text:p>6.8224378241</text:p>
          </table:table-cell>
          <table:table-cell table:formula="of:=([.A590]-100.04)^2" office:value-type="float" office:value="76.7375999999998" calcext:value-type="float">
            <text:p>76.7376</text:p>
          </table:table-cell>
        </table:table-row>
        <table:table-row table:style-name="ro1">
          <table:table-cell office:value-type="float" office:value="108.85" calcext:value-type="float">
            <text:p>108.85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08.85" calcext:value-type="float">
            <text:p>108.85</text:p>
          </table:table-cell>
          <table:table-cell office:value-type="float" office:value="110.519538879395" calcext:value-type="float">
            <text:p>110.5195388794</text:p>
          </table:table-cell>
          <table:table-cell/>
          <table:table-cell table:formula="of:=[.A591]-[.C591]" office:value-type="float" office:value="0" calcext:value-type="float">
            <text:p>0</text:p>
          </table:table-cell>
          <table:table-cell table:formula="of:=([.A591]-[.B591])^2" office:value-type="float" office:value="10.1850154162292" calcext:value-type="float">
            <text:p>10.1850154162</text:p>
          </table:table-cell>
          <table:table-cell table:formula="of:=([.C591]-[.D591])^2" office:value-type="float" office:value="2.78736006980997" calcext:value-type="float">
            <text:p>2.7873600698</text:p>
          </table:table-cell>
          <table:table-cell table:formula="of:=[.G591]-[.H591]" office:value-type="float" office:value="7.39765534641921" calcext:value-type="float">
            <text:p>7.3976553464</text:p>
          </table:table-cell>
          <table:table-cell table:formula="of:=([.A591]-(([.B591]+[.D591])/2))^2" office:value-type="float" office:value="5.90717463612617" calcext:value-type="float">
            <text:p>5.9071746361</text:p>
          </table:table-cell>
          <table:table-cell table:formula="of:=([.A591]-100.04)^2" office:value-type="float" office:value="77.6160999999998" calcext:value-type="float">
            <text:p>77.6161</text:p>
          </table:table-cell>
        </table:table-row>
        <table:table-row table:style-name="ro1">
          <table:table-cell office:value-type="float" office:value="108.85" calcext:value-type="float">
            <text:p>108.85</text:p>
          </table:table-cell>
          <table:table-cell office:value-type="float" office:value="112.457061767578" calcext:value-type="float">
            <text:p>112.4570617676</text:p>
          </table:table-cell>
          <table:table-cell office:value-type="float" office:value="108.85" calcext:value-type="float">
            <text:p>108.85</text:p>
          </table:table-cell>
          <table:table-cell office:value-type="float" office:value="107.985214233398" calcext:value-type="float">
            <text:p>107.9852142334</text:p>
          </table:table-cell>
          <table:table-cell/>
          <table:table-cell table:formula="of:=[.A592]-[.C592]" office:value-type="float" office:value="0" calcext:value-type="float">
            <text:p>0</text:p>
          </table:table-cell>
          <table:table-cell table:formula="of:=([.A592]-[.B592])^2" office:value-type="float" office:value="13.0108945951239" calcext:value-type="float">
            <text:p>13.0108945951</text:p>
          </table:table-cell>
          <table:table-cell table:formula="of:=([.C592]-[.D592])^2" office:value-type="float" office:value="0.747854422116642" calcext:value-type="float">
            <text:p>0.7478544221</text:p>
          </table:table-cell>
          <table:table-cell table:formula="of:=[.G592]-[.H592]" office:value-type="float" office:value="12.2630401730072" calcext:value-type="float">
            <text:p>12.263040173</text:p>
          </table:table-cell>
          <table:table-cell table:formula="of:=([.A592]-(([.B592]+[.D592])/2))^2" office:value-type="float" office:value="1.88001941638302" calcext:value-type="float">
            <text:p>1.8800194164</text:p>
          </table:table-cell>
          <table:table-cell table:formula="of:=([.A592]-100.04)^2" office:value-type="float" office:value="77.6160999999998" calcext:value-type="float">
            <text:p>77.6161</text:p>
          </table:table-cell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08.9" calcext:value-type="float">
            <text:p>108.9</text:p>
          </table:table-cell>
          <table:table-cell office:value-type="float" office:value="107.913108825684" calcext:value-type="float">
            <text:p>107.9131088257</text:p>
          </table:table-cell>
          <table:table-cell/>
          <table:table-cell table:formula="of:=[.A593]-[.C593]" office:value-type="float" office:value="0" calcext:value-type="float">
            <text:p>0</text:p>
          </table:table-cell>
          <table:table-cell table:formula="of:=([.A593]-[.B593])^2" office:value-type="float" office:value="7.87514183077958" calcext:value-type="float">
            <text:p>7.8751418308</text:p>
          </table:table-cell>
          <table:table-cell table:formula="of:=([.C593]-[.D593])^2" office:value-type="float" office:value="0.973954189943627" calcext:value-type="float">
            <text:p>0.9739541899</text:p>
          </table:table-cell>
          <table:table-cell table:formula="of:=[.G593]-[.H593]" office:value-type="float" office:value="6.90118764083595" calcext:value-type="float">
            <text:p>6.9011876408</text:p>
          </table:table-cell>
          <table:table-cell table:formula="of:=([.A593]-(([.B593]+[.D593])/2))^2" office:value-type="float" office:value="0.827533290959535" calcext:value-type="float">
            <text:p>0.827533291</text:p>
          </table:table-cell>
          <table:table-cell table:formula="of:=([.A593]-100.04)^2" office:value-type="float" office:value="78.4996" calcext:value-type="float">
            <text:p>78.4996</text:p>
          </table:table-cell>
        </table:table-row>
        <table:table-row table:style-name="ro1">
          <table:table-cell office:value-type="float" office:value="108.94" calcext:value-type="float">
            <text:p>108.94</text:p>
          </table:table-cell>
          <table:table-cell office:value-type="float" office:value="111.838775634766" calcext:value-type="float">
            <text:p>111.8387756348</text:p>
          </table:table-cell>
          <table:table-cell office:value-type="float" office:value="108.94" calcext:value-type="float">
            <text:p>108.94</text:p>
          </table:table-cell>
          <table:table-cell office:value-type="float" office:value="111.311660766602" calcext:value-type="float">
            <text:p>111.3116607666</text:p>
          </table:table-cell>
          <table:table-cell/>
          <table:table-cell table:formula="of:=[.A594]-[.C594]" office:value-type="float" office:value="0" calcext:value-type="float">
            <text:p>0</text:p>
          </table:table-cell>
          <table:table-cell table:formula="of:=([.A594]-[.B594])^2" office:value-type="float" office:value="8.40290018071087" calcext:value-type="float">
            <text:p>8.4029001807</text:p>
          </table:table-cell>
          <table:table-cell table:formula="of:=([.C594]-[.D594])^2" office:value-type="float" office:value="5.62477479183712" calcext:value-type="float">
            <text:p>5.6247747918</text:p>
          </table:table-cell>
          <table:table-cell table:formula="of:=[.G594]-[.H594]" office:value-type="float" office:value="2.77812538887374" calcext:value-type="float">
            <text:p>2.7781253889</text:p>
          </table:table-cell>
          <table:table-cell table:formula="of:=([.A594]-(([.B594]+[.D594])/2))^2" office:value-type="float" office:value="6.94437496521409" calcext:value-type="float">
            <text:p>6.9443749652</text:p>
          </table:table-cell>
          <table:table-cell table:formula="of:=([.A594]-100.04)^2" office:value-type="float" office:value="79.2099999999999" calcext:value-type="float">
            <text:p>79.21</text:p>
          </table:table-cell>
        </table:table-row>
        <table:table-row table:style-name="ro1">
          <table:table-cell office:value-type="float" office:value="109.01" calcext:value-type="float">
            <text:p>109.01</text:p>
          </table:table-cell>
          <table:table-cell office:value-type="float" office:value="112.333984375" calcext:value-type="float">
            <text:p>112.333984375</text:p>
          </table:table-cell>
          <table:table-cell office:value-type="float" office:value="109.01" calcext:value-type="float">
            <text:p>109.01</text:p>
          </table:table-cell>
          <table:table-cell office:value-type="float" office:value="108.920059204102" calcext:value-type="float">
            <text:p>108.9200592041</text:p>
          </table:table-cell>
          <table:table-cell/>
          <table:table-cell table:formula="of:=[.A595]-[.C595]" office:value-type="float" office:value="0" calcext:value-type="float">
            <text:p>0</text:p>
          </table:table-cell>
          <table:table-cell table:formula="of:=([.A595]-[.B595])^2" office:value-type="float" office:value="11.0488721252441" calcext:value-type="float">
            <text:p>11.0488721252</text:p>
          </table:table-cell>
          <table:table-cell table:formula="of:=([.C595]-[.D595])^2" office:value-type="float" office:value="0.00808934676684531" calcext:value-type="float">
            <text:p>0.0080893468</text:p>
          </table:table-cell>
          <table:table-cell table:formula="of:=[.G595]-[.H595]" office:value-type="float" office:value="11.0407827784773" calcext:value-type="float">
            <text:p>11.0407827785</text:p>
          </table:table-cell>
          <table:table-cell table:formula="of:=([.A595]-(([.B595]+[.D595])/2))^2" office:value-type="float" office:value="2.61475946788199" calcext:value-type="float">
            <text:p>2.6147594679</text:p>
          </table:table-cell>
          <table:table-cell table:formula="of:=([.A595]-100.04)^2" office:value-type="float" office:value="80.4609" calcext:value-type="float">
            <text:p>80.4609</text:p>
          </table:table-cell>
        </table:table-row>
        <table:table-row table:style-name="ro1">
          <table:table-cell office:value-type="float" office:value="109.02" calcext:value-type="float">
            <text:p>109.02</text:p>
          </table:table-cell>
          <table:table-cell office:value-type="float" office:value="111.215217590332" calcext:value-type="float">
            <text:p>111.2152175903</text:p>
          </table:table-cell>
          <table:table-cell office:value-type="float" office:value="109.02" calcext:value-type="float">
            <text:p>109.02</text:p>
          </table:table-cell>
          <table:table-cell office:value-type="float" office:value="104.389228820801" calcext:value-type="float">
            <text:p>104.3892288208</text:p>
          </table:table-cell>
          <table:table-cell/>
          <table:table-cell table:formula="of:=[.A596]-[.C596]" office:value-type="float" office:value="0" calcext:value-type="float">
            <text:p>0</text:p>
          </table:table-cell>
          <table:table-cell table:formula="of:=([.A596]-[.B596])^2" office:value-type="float" office:value="4.81898026890319" calcext:value-type="float">
            <text:p>4.8189802689</text:p>
          </table:table-cell>
          <table:table-cell table:formula="of:=([.C596]-[.D596])^2" office:value-type="float" office:value="21.4440417141021" calcext:value-type="float">
            <text:p>21.4440417141</text:p>
          </table:table-cell>
          <table:table-cell table:formula="of:=[.G596]-[.H596]" office:value-type="float" office:value="-16.6250614451989" calcext:value-type="float">
            <text:p>-16.6250614452</text:p>
          </table:table-cell>
          <table:table-cell table:formula="of:=([.A596]-(([.B596]+[.D596])/2))^2" office:value-type="float" office:value="1.48298032106095" calcext:value-type="float">
            <text:p>1.4829803211</text:p>
          </table:table-cell>
          <table:table-cell table:formula="of:=([.A596]-100.04)^2" office:value-type="float" office:value="80.6403999999998" calcext:value-type="float">
            <text:p>80.6404</text:p>
          </table:table-cell>
        </table:table-row>
        <table:table-row table:style-name="ro1">
          <table:table-cell office:value-type="float" office:value="109.03" calcext:value-type="float">
            <text:p>109.03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09.03" calcext:value-type="float">
            <text:p>109.03</text:p>
          </table:table-cell>
          <table:table-cell office:value-type="float" office:value="108.036598205566" calcext:value-type="float">
            <text:p>108.0365982056</text:p>
          </table:table-cell>
          <table:table-cell/>
          <table:table-cell table:formula="of:=[.A597]-[.C597]" office:value-type="float" office:value="0" calcext:value-type="float">
            <text:p>0</text:p>
          </table:table-cell>
          <table:table-cell table:formula="of:=([.A597]-[.B597])^2" office:value-type="float" office:value="7.16241207003742" calcext:value-type="float">
            <text:p>7.16241207</text:p>
          </table:table-cell>
          <table:table-cell table:formula="of:=([.C597]-[.D597])^2" office:value-type="float" office:value="0.986847125183886" calcext:value-type="float">
            <text:p>0.9868471252</text:p>
          </table:table-cell>
          <table:table-cell table:formula="of:=[.G597]-[.H597]" office:value-type="float" office:value="6.17556494485353" calcext:value-type="float">
            <text:p>6.1755649449</text:p>
          </table:table-cell>
          <table:table-cell table:formula="of:=([.A597]-(([.B597]+[.D597])/2))^2" office:value-type="float" office:value="0.708009927763811" calcext:value-type="float">
            <text:p>0.7080099278</text:p>
          </table:table-cell>
          <table:table-cell table:formula="of:=([.A597]-100.04)^2" office:value-type="float" office:value="80.8200999999999" calcext:value-type="float">
            <text:p>80.8201</text:p>
          </table:table-cell>
        </table:table-row>
        <table:table-row table:style-name="ro1">
          <table:table-cell office:value-type="float" office:value="109.05" calcext:value-type="float">
            <text:p>109.05</text:p>
          </table:table-cell>
          <table:table-cell office:value-type="float" office:value="111.838775634766" calcext:value-type="float">
            <text:p>111.8387756348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1.428916931152" calcext:value-type="float">
            <text:p>111.4289169312</text:p>
          </table:table-cell>
          <table:table-cell/>
          <table:table-cell table:formula="of:=[.A598]-[.C598]" office:value-type="float" office:value="0" calcext:value-type="float">
            <text:p>0</text:p>
          </table:table-cell>
          <table:table-cell table:formula="of:=([.A598]-[.B598])^2" office:value-type="float" office:value="7.77726954106243" calcext:value-type="float">
            <text:p>7.7772695411</text:p>
          </table:table-cell>
          <table:table-cell table:formula="of:=([.C598]-[.D598])^2" office:value-type="float" office:value="5.6592457653233" calcext:value-type="float">
            <text:p>5.6592457653</text:p>
          </table:table-cell>
          <table:table-cell table:formula="of:=[.G598]-[.H598]" office:value-type="float" office:value="2.11802377573913" calcext:value-type="float">
            <text:p>2.1180237757</text:p>
          </table:table-cell>
          <table:table-cell table:formula="of:=([.A598]-(([.B598]+[.D598])/2))^2" office:value-type="float" office:value="6.67626161396098" calcext:value-type="float">
            <text:p>6.676261614</text:p>
          </table:table-cell>
          <table:table-cell table:formula="of:=([.A598]-100.04)^2" office:value-type="float" office:value="81.1800999999998" calcext:value-type="float">
            <text:p>81.1801</text:p>
          </table:table-cell>
        </table:table-row>
        <table:table-row table:style-name="ro1">
          <table:table-cell office:value-type="float" office:value="109.11" calcext:value-type="float">
            <text:p>109.11</text:p>
          </table:table-cell>
          <table:table-cell office:value-type="float" office:value="116.339134216309" calcext:value-type="float">
            <text:p>116.3391342163</text:p>
          </table:table-cell>
          <table:table-cell office:value-type="float" office:value="109.11" calcext:value-type="float">
            <text:p>109.11</text:p>
          </table:table-cell>
          <table:table-cell office:value-type="float" office:value="114.338500976563" calcext:value-type="float">
            <text:p>114.3385009766</text:p>
          </table:table-cell>
          <table:table-cell/>
          <table:table-cell table:formula="of:=[.A599]-[.C599]" office:value-type="float" office:value="0" calcext:value-type="float">
            <text:p>0</text:p>
          </table:table-cell>
          <table:table-cell table:formula="of:=([.A599]-[.B599])^2" office:value-type="float" office:value="52.2603815174037" calcext:value-type="float">
            <text:p>52.2603815174</text:p>
          </table:table-cell>
          <table:table-cell table:formula="of:=([.C599]-[.D599])^2" office:value-type="float" office:value="27.337222461915" calcext:value-type="float">
            <text:p>27.3372224619</text:p>
          </table:table-cell>
          <table:table-cell table:formula="of:=[.G599]-[.H599]" office:value-type="float" office:value="24.9231590554886" calcext:value-type="float">
            <text:p>24.9231590555</text:p>
          </table:table-cell>
          <table:table-cell table:formula="of:=([.A599]-(([.B599]+[.D599])/2))^2" office:value-type="float" office:value="38.7981686496651" calcext:value-type="float">
            <text:p>38.7981686497</text:p>
          </table:table-cell>
          <table:table-cell table:formula="of:=([.A599]-100.04)^2" office:value-type="float" office:value="82.2648999999999" calcext:value-type="float">
            <text:p>82.2649</text:p>
          </table:table-cell>
        </table:table-row>
        <table:table-row table:style-name="ro1">
          <table:table-cell office:value-type="float" office:value="109.11" calcext:value-type="float">
            <text:p>109.11</text:p>
          </table:table-cell>
          <table:table-cell office:value-type="float" office:value="111.743659973145" calcext:value-type="float">
            <text:p>111.7436599731</text:p>
          </table:table-cell>
          <table:table-cell office:value-type="float" office:value="109.11" calcext:value-type="float">
            <text:p>109.11</text:p>
          </table:table-cell>
          <table:table-cell office:value-type="float" office:value="114.777214050293" calcext:value-type="float">
            <text:p>114.7772140503</text:p>
          </table:table-cell>
          <table:table-cell/>
          <table:table-cell table:formula="of:=[.A600]-[.C600]" office:value-type="float" office:value="0" calcext:value-type="float">
            <text:p>0</text:p>
          </table:table-cell>
          <table:table-cell table:formula="of:=([.A600]-[.B600])^2" office:value-type="float" office:value="6.93616485414366" calcext:value-type="float">
            <text:p>6.9361648541</text:p>
          </table:table-cell>
          <table:table-cell table:formula="of:=([.C600]-[.D600])^2" office:value-type="float" office:value="32.117315091838" calcext:value-type="float">
            <text:p>32.1173150918</text:p>
          </table:table-cell>
          <table:table-cell table:formula="of:=[.G600]-[.H600]" office:value-type="float" office:value="-25.1811502376944" calcext:value-type="float">
            <text:p>-25.1811502377</text:p>
          </table:table-cell>
          <table:table-cell table:formula="of:=([.A600]-(([.B600]+[.D600])/2))^2" office:value-type="float" office:value="17.2261273882449" calcext:value-type="float">
            <text:p>17.2261273882</text:p>
          </table:table-cell>
          <table:table-cell table:formula="of:=([.A600]-100.04)^2" office:value-type="float" office:value="82.2648999999999" calcext:value-type="float">
            <text:p>82.2649</text:p>
          </table:table-cell>
        </table:table-row>
        <table:table-row table:style-name="ro1">
          <table:table-cell office:value-type="float" office:value="109.11" calcext:value-type="float">
            <text:p>109.11</text:p>
          </table:table-cell>
          <table:table-cell office:value-type="float" office:value="104.61141204834" calcext:value-type="float">
            <text:p>104.6114120483</text:p>
          </table:table-cell>
          <table:table-cell office:value-type="float" office:value="109.11" calcext:value-type="float">
            <text:p>109.11</text:p>
          </table:table-cell>
          <table:table-cell office:value-type="float" office:value="106.467864990234" calcext:value-type="float">
            <text:p>106.4678649902</text:p>
          </table:table-cell>
          <table:table-cell/>
          <table:table-cell table:formula="of:=[.A601]-[.C601]" office:value-type="float" office:value="0" calcext:value-type="float">
            <text:p>0</text:p>
          </table:table-cell>
          <table:table-cell table:formula="of:=([.A601]-[.B601])^2" office:value-type="float" office:value="20.2372935588219" calcext:value-type="float">
            <text:p>20.2372935588</text:p>
          </table:table-cell>
          <table:table-cell table:formula="of:=([.C601]-[.D601])^2" office:value-type="float" office:value="6.9808774098292" calcext:value-type="float">
            <text:p>6.9808774098</text:p>
          </table:table-cell>
          <table:table-cell table:formula="of:=[.G601]-[.H601]" office:value-type="float" office:value="13.2564161489927" calcext:value-type="float">
            <text:p>13.256416149</text:p>
          </table:table-cell>
          <table:table-cell table:formula="of:=([.A601]-(([.B601]+[.D601])/2))^2" office:value-type="float" office:value="12.7474811029583" calcext:value-type="float">
            <text:p>12.747481103</text:p>
          </table:table-cell>
          <table:table-cell table:formula="of:=([.A601]-100.04)^2" office:value-type="float" office:value="82.2648999999999" calcext:value-type="float">
            <text:p>82.2649</text:p>
          </table:table-cell>
        </table:table-row>
        <table:table-row table:style-name="ro1">
          <table:table-cell office:value-type="float" office:value="109.12" calcext:value-type="float">
            <text:p>109.12</text:p>
          </table:table-cell>
          <table:table-cell office:value-type="float" office:value="111.478218078613" calcext:value-type="float">
            <text:p>111.4782180786</text:p>
          </table:table-cell>
          <table:table-cell office:value-type="float" office:value="109.12" calcext:value-type="float">
            <text:p>109.12</text:p>
          </table:table-cell>
          <table:table-cell office:value-type="float" office:value="109.93913269043" calcext:value-type="float">
            <text:p>109.9391326904</text:p>
          </table:table-cell>
          <table:table-cell/>
          <table:table-cell table:formula="of:=[.A602]-[.C602]" office:value-type="float" office:value="0" calcext:value-type="float">
            <text:p>0</text:p>
          </table:table-cell>
          <table:table-cell table:formula="of:=([.A602]-[.B602])^2" office:value-type="float" office:value="5.5611925062985" calcext:value-type="float">
            <text:p>5.5611925063</text:p>
          </table:table-cell>
          <table:table-cell table:formula="of:=([.C602]-[.D602])^2" office:value-type="float" office:value="0.670978364530571" calcext:value-type="float">
            <text:p>0.6709783645</text:p>
          </table:table-cell>
          <table:table-cell table:formula="of:=[.G602]-[.H602]" office:value-type="float" office:value="4.89021414176792" calcext:value-type="float">
            <text:p>4.8902141418</text:p>
          </table:table-cell>
          <table:table-cell table:formula="of:=([.A602]-(([.B602]+[.D602])/2))^2" office:value-type="float" office:value="2.52388947738447" calcext:value-type="float">
            <text:p>2.5238894774</text:p>
          </table:table-cell>
          <table:table-cell table:formula="of:=([.A602]-100.04)^2" office:value-type="float" office:value="82.4464" calcext:value-type="float">
            <text:p>82.4464</text:p>
          </table:table-cell>
        </table:table-row>
        <table:table-row table:style-name="ro1">
          <table:table-cell office:value-type="float" office:value="109.16" calcext:value-type="float">
            <text:p>109.16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09.16" calcext:value-type="float">
            <text:p>109.16</text:p>
          </table:table-cell>
          <table:table-cell office:value-type="float" office:value="109.094032287598" calcext:value-type="float">
            <text:p>109.0940322876</text:p>
          </table:table-cell>
          <table:table-cell/>
          <table:table-cell table:formula="of:=[.A603]-[.C603]" office:value-type="float" office:value="0" calcext:value-type="float">
            <text:p>0</text:p>
          </table:table-cell>
          <table:table-cell table:formula="of:=([.A603]-[.B603])^2" office:value-type="float" office:value="6.48348230929526" calcext:value-type="float">
            <text:p>6.4834823093</text:p>
          </table:table-cell>
          <table:table-cell table:formula="of:=([.C603]-[.D603])^2" office:value-type="float" office:value="0.00435173907959789" calcext:value-type="float">
            <text:p>0.0043517391</text:p>
          </table:table-cell>
          <table:table-cell table:formula="of:=[.G603]-[.H603]" office:value-type="float" office:value="6.47913057021566" calcext:value-type="float">
            <text:p>6.4791305702</text:p>
          </table:table-cell>
          <table:table-cell table:formula="of:=([.A603]-(([.B603]+[.D603])/2))^2" office:value-type="float" office:value="1.53797276428904" calcext:value-type="float">
            <text:p>1.5379727643</text:p>
          </table:table-cell>
          <table:table-cell table:formula="of:=([.A603]-100.04)^2" office:value-type="float" office:value="83.1743999999998" calcext:value-type="float">
            <text:p>83.1744</text:p>
          </table:table-cell>
        </table:table-row>
        <table:table-row table:style-name="ro1">
          <table:table-cell office:value-type="float" office:value="109.22" calcext:value-type="float">
            <text:p>109.22</text:p>
          </table:table-cell>
          <table:table-cell office:value-type="float" office:value="111.670387268066" calcext:value-type="float">
            <text:p>111.6703872681</text:p>
          </table:table-cell>
          <table:table-cell office:value-type="float" office:value="109.22" calcext:value-type="float">
            <text:p>109.22</text:p>
          </table:table-cell>
          <table:table-cell office:value-type="float" office:value="111.500450134277" calcext:value-type="float">
            <text:p>111.5004501343</text:p>
          </table:table-cell>
          <table:table-cell/>
          <table:table-cell table:formula="of:=[.A604]-[.C604]" office:value-type="float" office:value="0" calcext:value-type="float">
            <text:p>0</text:p>
          </table:table-cell>
          <table:table-cell table:formula="of:=([.A604]-[.B604])^2" office:value-type="float" office:value="6.00439776350195" calcext:value-type="float">
            <text:p>6.0043977635</text:p>
          </table:table-cell>
          <table:table-cell table:formula="of:=([.C604]-[.D604])^2" office:value-type="float" office:value="5.20045281492556" calcext:value-type="float">
            <text:p>5.2004528149</text:p>
          </table:table-cell>
          <table:table-cell table:formula="of:=[.G604]-[.H604]" office:value-type="float" office:value="0.803944948576391" calcext:value-type="float">
            <text:p>0.8039449486</text:p>
          </table:table-cell>
          <table:table-cell table:formula="of:=([.A604]-(([.B604]+[.D604])/2))^2" office:value-type="float" office:value="5.59520563185365" calcext:value-type="float">
            <text:p>5.5952056319</text:p>
          </table:table-cell>
          <table:table-cell table:formula="of:=([.A604]-100.04)^2" office:value-type="float" office:value="84.2723999999999" calcext:value-type="float">
            <text:p>84.2724</text:p>
          </table:table-cell>
        </table:table-row>
        <table:table-row table:style-name="ro1">
          <table:table-cell office:value-type="float" office:value="109.25" calcext:value-type="float">
            <text:p>109.25</text:p>
          </table:table-cell>
          <table:table-cell office:value-type="float" office:value="113.73070526123" calcext:value-type="float">
            <text:p>113.7307052612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5.512481689453" calcext:value-type="float">
            <text:p>105.5124816895</text:p>
          </table:table-cell>
          <table:table-cell/>
          <table:table-cell table:formula="of:=[.A605]-[.C605]" office:value-type="float" office:value="0" calcext:value-type="float">
            <text:p>0</text:p>
          </table:table-cell>
          <table:table-cell table:formula="of:=([.A605]-[.B605])^2" office:value-type="float" office:value="20.0767196380184" calcext:value-type="float">
            <text:p>20.076719638</text:p>
          </table:table-cell>
          <table:table-cell table:formula="of:=([.C605]-[.D605])^2" office:value-type="float" office:value="13.9690431216732" calcext:value-type="float">
            <text:p>13.9690431217</text:p>
          </table:table-cell>
          <table:table-cell table:formula="of:=[.G605]-[.H605]" office:value-type="float" office:value="6.10767651634524" calcext:value-type="float">
            <text:p>6.1076765163</text:p>
          </table:table-cell>
          <table:table-cell table:formula="of:=([.A605]-(([.B605]+[.D605])/2))^2" office:value-type="float" office:value="0.138081710916595" calcext:value-type="float">
            <text:p>0.1380817109</text:p>
          </table:table-cell>
          <table:table-cell table:formula="of:=([.A605]-100.04)^2" office:value-type="float" office:value="84.8240999999999" calcext:value-type="float">
            <text:p>84.8241</text:p>
          </table:table-cell>
        </table:table-row>
        <table:table-row table:style-name="ro1">
          <table:table-cell office:value-type="float" office:value="109.29" calcext:value-type="float">
            <text:p>109.29</text:p>
          </table:table-cell>
          <table:table-cell office:value-type="float" office:value="112.654273986816" calcext:value-type="float">
            <text:p>112.6542739868</text:p>
          </table:table-cell>
          <table:table-cell office:value-type="float" office:value="109.29" calcext:value-type="float">
            <text:p>109.29</text:p>
          </table:table-cell>
          <table:table-cell office:value-type="float" office:value="110.356956481934" calcext:value-type="float">
            <text:p>110.3569564819</text:p>
          </table:table-cell>
          <table:table-cell/>
          <table:table-cell table:formula="of:=[.A606]-[.C606]" office:value-type="float" office:value="0" calcext:value-type="float">
            <text:p>0</text:p>
          </table:table-cell>
          <table:table-cell table:formula="of:=([.A606]-[.B606])^2" office:value-type="float" office:value="11.3183394583695" calcext:value-type="float">
            <text:p>11.3183394584</text:p>
          </table:table-cell>
          <table:table-cell table:formula="of:=([.C606]-[.D606])^2" office:value-type="float" office:value="1.1383961343401" calcext:value-type="float">
            <text:p>1.1383961343</text:p>
          </table:table-cell>
          <table:table-cell table:formula="of:=[.G606]-[.H606]" office:value-type="float" office:value="10.1799433240294" calcext:value-type="float">
            <text:p>10.179943324</text:p>
          </table:table-cell>
          <table:table-cell table:formula="of:=([.A606]-(([.B606]+[.D606])/2))^2" office:value-type="float" office:value="4.90895086679456" calcext:value-type="float">
            <text:p>4.9089508668</text:p>
          </table:table-cell>
          <table:table-cell table:formula="of:=([.A606]-100.04)^2" office:value-type="float" office:value="85.5625" calcext:value-type="float">
            <text:p>85.5625</text:p>
          </table:table-cell>
        </table:table-row>
        <table:table-row table:style-name="ro1">
          <table:table-cell office:value-type="float" office:value="109.34" calcext:value-type="float">
            <text:p>109.34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09.34" calcext:value-type="float">
            <text:p>109.34</text:p>
          </table:table-cell>
          <table:table-cell office:value-type="float" office:value="104.901191711426" calcext:value-type="float">
            <text:p>104.9011917114</text:p>
          </table:table-cell>
          <table:table-cell/>
          <table:table-cell table:formula="of:=[.A607]-[.C607]" office:value-type="float" office:value="0" calcext:value-type="float">
            <text:p>0</text:p>
          </table:table-cell>
          <table:table-cell table:formula="of:=([.A607]-[.B607])^2" office:value-type="float" office:value="7.29754626339709" calcext:value-type="float">
            <text:p>7.2975462634</text:p>
          </table:table-cell>
          <table:table-cell table:formula="of:=([.C607]-[.D607])^2" office:value-type="float" office:value="19.7030190227152" calcext:value-type="float">
            <text:p>19.7030190227</text:p>
          </table:table-cell>
          <table:table-cell table:formula="of:=[.G607]-[.H607]" office:value-type="float" office:value="-12.4054727593181" calcext:value-type="float">
            <text:p>-12.4054727593</text:p>
          </table:table-cell>
          <table:table-cell table:formula="of:=([.A607]-(([.B607]+[.D607])/2))^2" office:value-type="float" office:value="0.75464941412679" calcext:value-type="float">
            <text:p>0.7546494141</text:p>
          </table:table-cell>
          <table:table-cell table:formula="of:=([.A607]-100.04)^2" office:value-type="float" office:value="86.49" calcext:value-type="float">
            <text:p>86.49</text:p>
          </table:table-cell>
        </table:table-row>
        <table:table-row table:style-name="ro1">
          <table:table-cell office:value-type="float" office:value="109.37" calcext:value-type="float">
            <text:p>109.37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09.37" calcext:value-type="float">
            <text:p>109.37</text:p>
          </table:table-cell>
          <table:table-cell office:value-type="float" office:value="103.484924316406" calcext:value-type="float">
            <text:p>103.4849243164</text:p>
          </table:table-cell>
          <table:table-cell/>
          <table:table-cell table:formula="of:=[.A608]-[.C608]" office:value-type="float" office:value="0" calcext:value-type="float">
            <text:p>0</text:p>
          </table:table-cell>
          <table:table-cell table:formula="of:=([.A608]-[.B608])^2" office:value-type="float" office:value="33.7741274489725" calcext:value-type="float">
            <text:p>33.774127449</text:p>
          </table:table-cell>
          <table:table-cell table:formula="of:=([.C608]-[.D608])^2" office:value-type="float" office:value="34.6341158016265" calcext:value-type="float">
            <text:p>34.6341158016</text:p>
          </table:table-cell>
          <table:table-cell table:formula="of:=[.G608]-[.H608]" office:value-type="float" office:value="-0.859988352654042" calcext:value-type="float">
            <text:p>-0.8599883527</text:p>
          </table:table-cell>
          <table:table-cell table:formula="of:=([.A608]-(([.B608]+[.D608])/2))^2" office:value-type="float" office:value="34.2027701631899" calcext:value-type="float">
            <text:p>34.2027701632</text:p>
          </table:table-cell>
          <table:table-cell table:formula="of:=([.A608]-100.04)^2" office:value-type="float" office:value="87.0489" calcext:value-type="float">
            <text:p>87.0489</text:p>
          </table:table-cell>
        </table:table-row>
        <table:table-row table:style-name="ro1">
          <table:table-cell office:value-type="float" office:value="109.45" calcext:value-type="float">
            <text:p>109.45</text:p>
          </table:table-cell>
          <table:table-cell office:value-type="float" office:value="112.339645385742" calcext:value-type="float">
            <text:p>112.3396453857</text:p>
          </table:table-cell>
          <table:table-cell office:value-type="float" office:value="109.45" calcext:value-type="float">
            <text:p>109.45</text:p>
          </table:table-cell>
          <table:table-cell office:value-type="float" office:value="111.847633361816" calcext:value-type="float">
            <text:p>111.8476333618</text:p>
          </table:table-cell>
          <table:table-cell/>
          <table:table-cell table:formula="of:=[.A609]-[.C609]" office:value-type="float" office:value="0" calcext:value-type="float">
            <text:p>0</text:p>
          </table:table-cell>
          <table:table-cell table:formula="of:=([.A609]-[.B609])^2" office:value-type="float" office:value="8.3500504553411" calcext:value-type="float">
            <text:p>8.3500504553</text:p>
          </table:table-cell>
          <table:table-cell table:formula="of:=([.C609]-[.D609])^2" office:value-type="float" office:value="5.74864573769503" calcext:value-type="float">
            <text:p>5.7486457377</text:p>
          </table:table-cell>
          <table:table-cell table:formula="of:=[.G609]-[.H609]" office:value-type="float" office:value="2.60140471764607" calcext:value-type="float">
            <text:p>2.6014047176</text:p>
          </table:table-cell>
          <table:table-cell table:formula="of:=([.A609]-(([.B609]+[.D609])/2))^2" office:value-type="float" office:value="6.98882913859618" calcext:value-type="float">
            <text:p>6.9888291386</text:p>
          </table:table-cell>
          <table:table-cell table:formula="of:=([.A609]-100.04)^2" office:value-type="float" office:value="88.5480999999999" calcext:value-type="float">
            <text:p>88.5481</text:p>
          </table:table-cell>
        </table:table-row>
        <table:table-row table:style-name="ro1">
          <table:table-cell office:value-type="float" office:value="109.59" calcext:value-type="float">
            <text:p>109.59</text:p>
          </table:table-cell>
          <table:table-cell office:value-type="float" office:value="112.148643493652" calcext:value-type="float">
            <text:p>112.1486434937</text:p>
          </table:table-cell>
          <table:table-cell office:value-type="float" office:value="109.59" calcext:value-type="float">
            <text:p>109.59</text:p>
          </table:table-cell>
          <table:table-cell office:value-type="float" office:value="108.107009887695" calcext:value-type="float">
            <text:p>108.1070098877</text:p>
          </table:table-cell>
          <table:table-cell/>
          <table:table-cell table:formula="of:=[.A610]-[.C610]" office:value-type="float" office:value="0" calcext:value-type="float">
            <text:p>0</text:p>
          </table:table-cell>
          <table:table-cell table:formula="of:=([.A610]-[.B610])^2" office:value-type="float" office:value="6.54665652760945" calcext:value-type="float">
            <text:p>6.5466565276</text:p>
          </table:table-cell>
          <table:table-cell table:formula="of:=([.C610]-[.D610])^2" office:value-type="float" office:value="2.19925967319348" calcext:value-type="float">
            <text:p>2.1992596732</text:p>
          </table:table-cell>
          <table:table-cell table:formula="of:=[.G610]-[.H610]" office:value-type="float" office:value="4.34739685441597" calcext:value-type="float">
            <text:p>4.3473968544</text:p>
          </table:table-cell>
          <table:table-cell table:formula="of:=([.A610]-(([.B610]+[.D610])/2))^2" office:value-type="float" office:value="0.289257549201158" calcext:value-type="float">
            <text:p>0.2892575492</text:p>
          </table:table-cell>
          <table:table-cell table:formula="of:=([.A610]-100.04)^2" office:value-type="float" office:value="91.2025" calcext:value-type="float">
            <text:p>91.2025</text:p>
          </table:table-cell>
        </table:table-row>
        <table:table-row table:style-name="ro1">
          <table:table-cell office:value-type="float" office:value="109.61" calcext:value-type="float">
            <text:p>109.61</text:p>
          </table:table-cell>
          <table:table-cell office:value-type="float" office:value="111.838775634766" calcext:value-type="float">
            <text:p>111.8387756348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1.635353088379" calcext:value-type="float">
            <text:p>111.6353530884</text:p>
          </table:table-cell>
          <table:table-cell/>
          <table:table-cell table:formula="of:=[.A611]-[.C611]" office:value-type="float" office:value="0" calcext:value-type="float">
            <text:p>0</text:p>
          </table:table-cell>
          <table:table-cell table:formula="of:=([.A611]-[.B611])^2" office:value-type="float" office:value="4.96744083012492" calcext:value-type="float">
            <text:p>4.9674408301</text:p>
          </table:table-cell>
          <table:table-cell table:formula="of:=([.C611]-[.D611])^2" office:value-type="float" office:value="4.10205513260598" calcext:value-type="float">
            <text:p>4.1020551326</text:p>
          </table:table-cell>
          <table:table-cell table:formula="of:=[.G611]-[.H611]" office:value-type="float" office:value="0.865385697518941" calcext:value-type="float">
            <text:p>0.8653856975</text:p>
          </table:table-cell>
          <table:table-cell table:formula="of:=([.A611]-(([.B611]+[.D611])/2))^2" office:value-type="float" office:value="4.52440279827083" calcext:value-type="float">
            <text:p>4.5244027983</text:p>
          </table:table-cell>
          <table:table-cell table:formula="of:=([.A611]-100.04)^2" office:value-type="float" office:value="91.5848999999999" calcext:value-type="float">
            <text:p>91.5849</text:p>
          </table:table-cell>
        </table:table-row>
        <table:table-row table:style-name="ro1">
          <table:table-cell office:value-type="float" office:value="109.64" calcext:value-type="float">
            <text:p>109.64</text:p>
          </table:table-cell>
          <table:table-cell office:value-type="float" office:value="94.866828918457" calcext:value-type="float">
            <text:p>94.8668289185</text:p>
          </table:table-cell>
          <table:table-cell office:value-type="float" office:value="109.64" calcext:value-type="float">
            <text:p>109.64</text:p>
          </table:table-cell>
          <table:table-cell office:value-type="float" office:value="99.0051803588867" calcext:value-type="float">
            <text:p>99.0051803589</text:p>
          </table:table-cell>
          <table:table-cell/>
          <table:table-cell table:formula="of:=[.A612]-[.C612]" office:value-type="float" office:value="0" calcext:value-type="float">
            <text:p>0</text:p>
          </table:table-cell>
          <table:table-cell table:formula="of:=([.A612]-[.B612])^2" office:value-type="float" office:value="218.246583804537" calcext:value-type="float">
            <text:p>218.2465838045</text:p>
          </table:table-cell>
          <table:table-cell table:formula="of:=([.C612]-[.D612])^2" office:value-type="float" office:value="113.099388799009" calcext:value-type="float">
            <text:p>113.099388799</text:p>
          </table:table-cell>
          <table:table-cell table:formula="of:=[.G612]-[.H612]" office:value-type="float" office:value="105.147195005529" calcext:value-type="float">
            <text:p>105.1471950055</text:p>
          </table:table-cell>
          <table:table-cell table:formula="of:=([.A612]-(([.B612]+[.D612])/2))^2" office:value-type="float" office:value="161.391498140647" calcext:value-type="float">
            <text:p>161.3914981406</text:p>
          </table:table-cell>
          <table:table-cell table:formula="of:=([.A612]-100.04)^2" office:value-type="float" office:value="92.1599999999999" calcext:value-type="float">
            <text:p>92.16</text:p>
          </table:table-cell>
        </table:table-row>
        <table:table-row table:style-name="ro1">
          <table:table-cell office:value-type="float" office:value="109.66" calcext:value-type="float">
            <text:p>109.66</text:p>
          </table:table-cell>
          <table:table-cell office:value-type="float" office:value="111.439102172852" calcext:value-type="float">
            <text:p>111.4391021729</text:p>
          </table:table-cell>
          <table:table-cell office:value-type="float" office:value="109.66" calcext:value-type="float">
            <text:p>109.66</text:p>
          </table:table-cell>
          <table:table-cell office:value-type="float" office:value="111.171005249023" calcext:value-type="float">
            <text:p>111.171005249</text:p>
          </table:table-cell>
          <table:table-cell/>
          <table:table-cell table:formula="of:=[.A613]-[.C613]" office:value-type="float" office:value="0" calcext:value-type="float">
            <text:p>0</text:p>
          </table:table-cell>
          <table:table-cell table:formula="of:=([.A613]-[.B613])^2" office:value-type="float" office:value="3.16520454144516" calcext:value-type="float">
            <text:p>3.1652045414</text:p>
          </table:table-cell>
          <table:table-cell table:formula="of:=([.C613]-[.D613])^2" office:value-type="float" office:value="2.28313686257639" calcext:value-type="float">
            <text:p>2.2831368626</text:p>
          </table:table-cell>
          <table:table-cell table:formula="of:=[.G613]-[.H613]" office:value-type="float" office:value="0.882067678868772" calcext:value-type="float">
            <text:p>0.8820676789</text:p>
          </table:table-cell>
          <table:table-cell table:formula="of:=([.A613]-(([.B613]+[.D613])/2))^2" office:value-type="float" office:value="2.70620171186925" calcext:value-type="float">
            <text:p>2.7062017119</text:p>
          </table:table-cell>
          <table:table-cell table:formula="of:=([.A613]-100.04)^2" office:value-type="float" office:value="92.5443999999998" calcext:value-type="float">
            <text:p>92.5444</text:p>
          </table:table-cell>
        </table:table-row>
        <table:table-row table:style-name="ro1">
          <table:table-cell office:value-type="float" office:value="109.66" calcext:value-type="float">
            <text:p>109.66</text:p>
          </table:table-cell>
          <table:table-cell office:value-type="float" office:value="111.205909729004" calcext:value-type="float">
            <text:p>111.205909729</text:p>
          </table:table-cell>
          <table:table-cell office:value-type="float" office:value="109.66" calcext:value-type="float">
            <text:p>109.66</text:p>
          </table:table-cell>
          <table:table-cell office:value-type="float" office:value="107.43628692627" calcext:value-type="float">
            <text:p>107.4362869263</text:p>
          </table:table-cell>
          <table:table-cell/>
          <table:table-cell table:formula="of:=[.A614]-[.C614]" office:value-type="float" office:value="0" calcext:value-type="float">
            <text:p>0</text:p>
          </table:table-cell>
          <table:table-cell table:formula="of:=([.A614]-[.B614])^2" office:value-type="float" office:value="2.38983689022894" calcext:value-type="float">
            <text:p>2.3898368902</text:p>
          </table:table-cell>
          <table:table-cell table:formula="of:=([.C614]-[.D614])^2" office:value-type="float" office:value="4.94489983427979" calcext:value-type="float">
            <text:p>4.9448998343</text:p>
          </table:table-cell>
          <table:table-cell table:formula="of:=[.G614]-[.H614]" office:value-type="float" office:value="-2.55506294405085" calcext:value-type="float">
            <text:p>-2.5550629441</text:p>
          </table:table-cell>
          <table:table-cell table:formula="of:=([.A614]-(([.B614]+[.D614])/2))^2" office:value-type="float" office:value="0.114854343530627" calcext:value-type="float">
            <text:p>0.1148543435</text:p>
          </table:table-cell>
          <table:table-cell table:formula="of:=([.A614]-100.04)^2" office:value-type="float" office:value="92.5443999999998" calcext:value-type="float">
            <text:p>92.5444</text:p>
          </table:table-cell>
        </table:table-row>
        <table:table-row table:style-name="ro1">
          <table:table-cell office:value-type="float" office:value="109.72" calcext:value-type="float">
            <text:p>109.72</text:p>
          </table:table-cell>
          <table:table-cell office:value-type="float" office:value="111.340423583984" calcext:value-type="float">
            <text:p>111.340423584</text:p>
          </table:table-cell>
          <table:table-cell office:value-type="float" office:value="109.72" calcext:value-type="float">
            <text:p>109.72</text:p>
          </table:table-cell>
          <table:table-cell office:value-type="float" office:value="109.315956115723" calcext:value-type="float">
            <text:p>109.3159561157</text:p>
          </table:table-cell>
          <table:table-cell/>
          <table:table-cell table:formula="of:=[.A615]-[.C615]" office:value-type="float" office:value="0" calcext:value-type="float">
            <text:p>0</text:p>
          </table:table-cell>
          <table:table-cell table:formula="of:=([.A615]-[.B615])^2" office:value-type="float" office:value="2.62577259153277" calcext:value-type="float">
            <text:p>2.6257725915</text:p>
          </table:table-cell>
          <table:table-cell table:formula="of:=([.C615]-[.D615])^2" office:value-type="float" office:value="0.163251460421923" calcext:value-type="float">
            <text:p>0.1632514604</text:p>
          </table:table-cell>
          <table:table-cell table:formula="of:=[.G615]-[.H615]" office:value-type="float" office:value="2.46252113111085" calcext:value-type="float">
            <text:p>2.4625211311</text:p>
          </table:table-cell>
          <table:table-cell table:formula="of:=([.A615]-(([.B615]+[.D615])/2))^2" office:value-type="float" office:value="0.369894893464843" calcext:value-type="float">
            <text:p>0.3698948935</text:p>
          </table:table-cell>
          <table:table-cell table:formula="of:=([.A615]-100.04)^2" office:value-type="float" office:value="93.7023999999999" calcext:value-type="float">
            <text:p>93.7024</text:p>
          </table:table-cell>
        </table:table-row>
        <table:table-row table:style-name="ro1">
          <table:table-cell office:value-type="float" office:value="109.73" calcext:value-type="float">
            <text:p>109.73</text:p>
          </table:table-cell>
          <table:table-cell office:value-type="float" office:value="112.48218536377" calcext:value-type="float">
            <text:p>112.4821853638</text:p>
          </table:table-cell>
          <table:table-cell office:value-type="float" office:value="109.73" calcext:value-type="float">
            <text:p>109.73</text:p>
          </table:table-cell>
          <table:table-cell office:value-type="float" office:value="109.105484008789" calcext:value-type="float">
            <text:p>109.1054840088</text:p>
          </table:table-cell>
          <table:table-cell/>
          <table:table-cell table:formula="of:=[.A616]-[.C616]" office:value-type="float" office:value="0" calcext:value-type="float">
            <text:p>0</text:p>
          </table:table-cell>
          <table:table-cell table:formula="of:=([.A616]-[.B616])^2" office:value-type="float" office:value="7.57452427654721" calcext:value-type="float">
            <text:p>7.5745242765</text:p>
          </table:table-cell>
          <table:table-cell table:formula="of:=([.C616]-[.D616])^2" office:value-type="float" office:value="0.390020223278185" calcext:value-type="float">
            <text:p>0.3900202233</text:p>
          </table:table-cell>
          <table:table-cell table:formula="of:=[.G616]-[.H616]" office:value-type="float" office:value="7.18450405326902" calcext:value-type="float">
            <text:p>7.1845040533</text:p>
          </table:table-cell>
          <table:table-cell table:formula="of:=([.A616]-(([.B616]+[.D616])/2))^2" office:value-type="float" office:value="1.13174423973096" calcext:value-type="float">
            <text:p>1.1317442397</text:p>
          </table:table-cell>
          <table:table-cell table:formula="of:=([.A616]-100.04)^2" office:value-type="float" office:value="93.8961" calcext:value-type="float">
            <text:p>93.8961</text:p>
          </table:table-cell>
        </table:table-row>
        <table:table-row table:style-name="ro1">
          <table:table-cell office:value-type="float" office:value="109.79" calcext:value-type="float">
            <text:p>109.79</text:p>
          </table:table-cell>
          <table:table-cell office:value-type="float" office:value="112.331344604492" calcext:value-type="float">
            <text:p>112.3313446045</text:p>
          </table:table-cell>
          <table:table-cell office:value-type="float" office:value="109.79" calcext:value-type="float">
            <text:p>109.79</text:p>
          </table:table-cell>
          <table:table-cell office:value-type="float" office:value="113.679168701172" calcext:value-type="float">
            <text:p>113.6791687012</text:p>
          </table:table-cell>
          <table:table-cell/>
          <table:table-cell table:formula="of:=[.A617]-[.C617]" office:value-type="float" office:value="0" calcext:value-type="float">
            <text:p>0</text:p>
          </table:table-cell>
          <table:table-cell table:formula="of:=([.A617]-[.B617])^2" office:value-type="float" office:value="6.45843239878152" calcext:value-type="float">
            <text:p>6.4584323988</text:p>
          </table:table-cell>
          <table:table-cell table:formula="of:=([.C617]-[.D617])^2" office:value-type="float" office:value="15.1256331861749" calcext:value-type="float">
            <text:p>15.1256331862</text:p>
          </table:table-cell>
          <table:table-cell table:formula="of:=[.G617]-[.H617]" office:value-type="float" office:value="-8.66720078739336" calcext:value-type="float">
            <text:p>-8.6672007874</text:p>
          </table:table-cell>
          <table:table-cell table:formula="of:=([.A617]-(([.B617]+[.D617])/2))^2" office:value-type="float" office:value="10.3378753435806" calcext:value-type="float">
            <text:p>10.3378753436</text:p>
          </table:table-cell>
          <table:table-cell table:formula="of:=([.A617]-100.04)^2" office:value-type="float" office:value="95.0625" calcext:value-type="float">
            <text:p>95.0625</text:p>
          </table:table-cell>
        </table:table-row>
        <table:table-row table:style-name="ro1">
          <table:table-cell office:value-type="float" office:value="110.07" calcext:value-type="float">
            <text:p>110.07</text:p>
          </table:table-cell>
          <table:table-cell office:value-type="float" office:value="112.438591003418" calcext:value-type="float">
            <text:p>112.4385910034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9.871101379395" calcext:value-type="float">
            <text:p>109.8711013794</text:p>
          </table:table-cell>
          <table:table-cell/>
          <table:table-cell table:formula="of:=[.A618]-[.C618]" office:value-type="float" office:value="0" calcext:value-type="float">
            <text:p>0</text:p>
          </table:table-cell>
          <table:table-cell table:formula="of:=([.A618]-[.B618])^2" office:value-type="float" office:value="5.61022334147257" calcext:value-type="float">
            <text:p>5.6102233415</text:p>
          </table:table-cell>
          <table:table-cell table:formula="of:=([.C618]-[.D618])^2" office:value-type="float" office:value="0.0395606612787555" calcext:value-type="float">
            <text:p>0.0395606613</text:p>
          </table:table-cell>
          <table:table-cell table:formula="of:=[.G618]-[.H618]" office:value-type="float" office:value="5.57066268019382" calcext:value-type="float">
            <text:p>5.5706626802</text:p>
          </table:table-cell>
          <table:table-cell table:formula="of:=([.A618]-(([.B618]+[.D618])/2))^2" office:value-type="float" office:value="1.17689125900866" calcext:value-type="float">
            <text:p>1.176891259</text:p>
          </table:table-cell>
          <table:table-cell table:formula="of:=([.A618]-100.04)^2" office:value-type="float" office:value="100.6009" calcext:value-type="float">
            <text:p>100.6009</text:p>
          </table:table-cell>
        </table:table-row>
        <table:table-row table:style-name="ro1">
          <table:table-cell office:value-type="float" office:value="110.12" calcext:value-type="float">
            <text:p>110.12</text:p>
          </table:table-cell>
          <table:table-cell office:value-type="float" office:value="113.158172607422" calcext:value-type="float">
            <text:p>113.1581726074</text:p>
          </table:table-cell>
          <table:table-cell office:value-type="float" office:value="110.12" calcext:value-type="float">
            <text:p>110.12</text:p>
          </table:table-cell>
          <table:table-cell office:value-type="float" office:value="116.774574279785" calcext:value-type="float">
            <text:p>116.7745742798</text:p>
          </table:table-cell>
          <table:table-cell/>
          <table:table-cell table:formula="of:=[.A619]-[.C619]" office:value-type="float" office:value="0" calcext:value-type="float">
            <text:p>0</text:p>
          </table:table-cell>
          <table:table-cell table:formula="of:=([.A619]-[.B619])^2" office:value-type="float" office:value="9.23049279248861" calcext:value-type="float">
            <text:p>9.2304927925</text:p>
          </table:table-cell>
          <table:table-cell table:formula="of:=([.C619]-[.D619])^2" office:value-type="float" office:value="44.2833588451781" calcext:value-type="float">
            <text:p>44.2833588452</text:p>
          </table:table-cell>
          <table:table-cell table:formula="of:=[.G619]-[.H619]" office:value-type="float" office:value="-35.0528660526895" calcext:value-type="float">
            <text:p>-35.0528660527</text:p>
          </table:table-cell>
          <table:table-cell table:formula="of:=([.A619]-(([.B619]+[.D619])/2))^2" office:value-type="float" office:value="23.4873355548654" calcext:value-type="float">
            <text:p>23.4873355549</text:p>
          </table:table-cell>
          <table:table-cell table:formula="of:=([.A619]-100.04)^2" office:value-type="float" office:value="101.6064" calcext:value-type="float">
            <text:p>101.6064</text:p>
          </table:table-cell>
        </table:table-row>
        <table:table-row table:style-name="ro1">
          <table:table-cell office:value-type="float" office:value="110.15" calcext:value-type="float">
            <text:p>110.15</text:p>
          </table:table-cell>
          <table:table-cell office:value-type="float" office:value="112.331344604492" calcext:value-type="float">
            <text:p>112.3313446045</text:p>
          </table:table-cell>
          <table:table-cell office:value-type="float" office:value="110.15" calcext:value-type="float">
            <text:p>110.15</text:p>
          </table:table-cell>
          <table:table-cell office:value-type="float" office:value="112.876609802246" calcext:value-type="float">
            <text:p>112.8766098022</text:p>
          </table:table-cell>
          <table:table-cell/>
          <table:table-cell table:formula="of:=[.A620]-[.C620]" office:value-type="float" office:value="0" calcext:value-type="float">
            <text:p>0</text:p>
          </table:table-cell>
          <table:table-cell table:formula="of:=([.A620]-[.B620])^2" office:value-type="float" office:value="4.75826428354715" calcext:value-type="float">
            <text:p>4.7582642835</text:p>
          </table:table-cell>
          <table:table-cell table:formula="of:=([.C620]-[.D620])^2" office:value-type="float" office:value="7.43440101370445" calcext:value-type="float">
            <text:p>7.4344010137</text:p>
          </table:table-cell>
          <table:table-cell table:formula="of:=[.G620]-[.H620]" office:value-type="float" office:value="-2.6761367301573" calcext:value-type="float">
            <text:p>-2.6761367302</text:p>
          </table:table-cell>
          <table:table-cell table:formula="of:=([.A620]-(([.B620]+[.D620])/2))^2" office:value-type="float" office:value="6.0220041146554" calcext:value-type="float">
            <text:p>6.0220041147</text:p>
          </table:table-cell>
          <table:table-cell table:formula="of:=([.A620]-100.04)^2" office:value-type="float" office:value="102.2121" calcext:value-type="float">
            <text:p>102.2121</text:p>
          </table:table-cell>
        </table:table-row>
        <table:table-row table:style-name="ro1">
          <table:table-cell office:value-type="float" office:value="110.16" calcext:value-type="float">
            <text:p>110.16</text:p>
          </table:table-cell>
          <table:table-cell office:value-type="float" office:value="112.223342895508" calcext:value-type="float">
            <text:p>112.2233428955</text:p>
          </table:table-cell>
          <table:table-cell office:value-type="float" office:value="110.16" calcext:value-type="float">
            <text:p>110.16</text:p>
          </table:table-cell>
          <table:table-cell office:value-type="float" office:value="105.081161499023" calcext:value-type="float">
            <text:p>105.081161499</text:p>
          </table:table-cell>
          <table:table-cell/>
          <table:table-cell table:formula="of:=[.A621]-[.C621]" office:value-type="float" office:value="0" calcext:value-type="float">
            <text:p>0</text:p>
          </table:table-cell>
          <table:table-cell table:formula="of:=([.A621]-[.B621])^2" office:value-type="float" office:value="4.25738390444258" calcext:value-type="float">
            <text:p>4.2573839044</text:p>
          </table:table-cell>
          <table:table-cell table:formula="of:=([.C621]-[.D621])^2" office:value-type="float" office:value="25.7946005190018" calcext:value-type="float">
            <text:p>25.794600519</text:p>
          </table:table-cell>
          <table:table-cell table:formula="of:=[.G621]-[.H621]" office:value-type="float" office:value="-21.5372166145592" calcext:value-type="float">
            <text:p>-21.5372166146</text:p>
          </table:table-cell>
          <table:table-cell table:formula="of:=([.A621]-(([.B621]+[.D621])/2))^2" office:value-type="float" office:value="2.27330343665033" calcext:value-type="float">
            <text:p>2.2733034367</text:p>
          </table:table-cell>
          <table:table-cell table:formula="of:=([.A621]-100.04)^2" office:value-type="float" office:value="102.4144" calcext:value-type="float">
            <text:p>102.4144</text:p>
          </table:table-cell>
        </table:table-row>
        <table:table-row table:style-name="ro1">
          <table:table-cell office:value-type="float" office:value="110.21" calcext:value-type="float">
            <text:p>110.21</text:p>
          </table:table-cell>
          <table:table-cell office:value-type="float" office:value="104.169929504395" calcext:value-type="float">
            <text:p>104.1699295044</text:p>
          </table:table-cell>
          <table:table-cell office:value-type="float" office:value="110.21" calcext:value-type="float">
            <text:p>110.21</text:p>
          </table:table-cell>
          <table:table-cell office:value-type="float" office:value="100.885963439941" calcext:value-type="float">
            <text:p>100.8859634399</text:p>
          </table:table-cell>
          <table:table-cell/>
          <table:table-cell table:formula="of:=[.A622]-[.C622]" office:value-type="float" office:value="0" calcext:value-type="float">
            <text:p>0</text:p>
          </table:table-cell>
          <table:table-cell table:formula="of:=([.A622]-[.B622])^2" office:value-type="float" office:value="36.4824515918836" calcext:value-type="float">
            <text:p>36.4824515919</text:p>
          </table:table-cell>
          <table:table-cell table:formula="of:=([.C622]-[.D622])^2" office:value-type="float" office:value="86.9376577733092" calcext:value-type="float">
            <text:p>86.9376577733</text:p>
          </table:table-cell>
          <table:table-cell table:formula="of:=[.G622]-[.H622]" office:value-type="float" office:value="-50.4552061814256" calcext:value-type="float">
            <text:p>-50.4552061814</text:p>
          </table:table-cell>
          <table:table-cell table:formula="of:=([.A622]-(([.B622]+[.D622])/2))^2" office:value-type="float" office:value="59.0139464044765" calcext:value-type="float">
            <text:p>59.0139464045</text:p>
          </table:table-cell>
          <table:table-cell table:formula="of:=([.A622]-100.04)^2" office:value-type="float" office:value="103.4289" calcext:value-type="float">
            <text:p>103.4289</text:p>
          </table:table-cell>
        </table:table-row>
        <table:table-row table:style-name="ro1">
          <table:table-cell office:value-type="float" office:value="110.23" calcext:value-type="float">
            <text:p>110.23</text:p>
          </table:table-cell>
          <table:table-cell office:value-type="float" office:value="112.014686584473" calcext:value-type="float">
            <text:p>112.0146865845</text:p>
          </table:table-cell>
          <table:table-cell office:value-type="float" office:value="110.23" calcext:value-type="float">
            <text:p>110.23</text:p>
          </table:table-cell>
          <table:table-cell office:value-type="float" office:value="108.076141357422" calcext:value-type="float">
            <text:p>108.0761413574</text:p>
          </table:table-cell>
          <table:table-cell/>
          <table:table-cell table:formula="of:=[.A623]-[.C623]" office:value-type="float" office:value="0" calcext:value-type="float">
            <text:p>0</text:p>
          </table:table-cell>
          <table:table-cell table:formula="of:=([.A623]-[.B623])^2" office:value-type="float" office:value="3.18510620479666" calcext:value-type="float">
            <text:p>3.1851062048</text:p>
          </table:table-cell>
          <table:table-cell table:formula="of:=([.C623]-[.D623])^2" office:value-type="float" office:value="4.6391070522085" calcext:value-type="float">
            <text:p>4.6391070522</text:p>
          </table:table-cell>
          <table:table-cell table:formula="of:=[.G623]-[.H623]" office:value-type="float" office:value="-1.45400084741184" calcext:value-type="float">
            <text:p>-1.4540008474</text:p>
          </table:table-cell>
          <table:table-cell table:formula="of:=([.A623]-(([.B623]+[.D623])/2))^2" office:value-type="float" office:value="0.0340720021214584" calcext:value-type="float">
            <text:p>0.0340720021</text:p>
          </table:table-cell>
          <table:table-cell table:formula="of:=([.A623]-100.04)^2" office:value-type="float" office:value="103.8361" calcext:value-type="float">
            <text:p>103.8361</text:p>
          </table:table-cell>
        </table:table-row>
        <table:table-row table:style-name="ro1">
          <table:table-cell office:value-type="float" office:value="110.32" calcext:value-type="float">
            <text:p>110.32</text:p>
          </table:table-cell>
          <table:table-cell office:value-type="float" office:value="103.055503845215" calcext:value-type="float">
            <text:p>103.0555038452</text:p>
          </table:table-cell>
          <table:table-cell office:value-type="float" office:value="110.32" calcext:value-type="float">
            <text:p>110.32</text:p>
          </table:table-cell>
          <table:table-cell office:value-type="float" office:value="105.237648010254" calcext:value-type="float">
            <text:p>105.2376480103</text:p>
          </table:table-cell>
          <table:table-cell/>
          <table:table-cell table:formula="of:=[.A624]-[.C624]" office:value-type="float" office:value="0" calcext:value-type="float">
            <text:p>0</text:p>
          </table:table-cell>
          <table:table-cell table:formula="of:=([.A624]-[.B624])^2" office:value-type="float" office:value="52.7729043828882" calcext:value-type="float">
            <text:p>52.7729043829</text:p>
          </table:table-cell>
          <table:table-cell table:formula="of:=([.C624]-[.D624])^2" office:value-type="float" office:value="25.830301747676" calcext:value-type="float">
            <text:p>25.8303017477</text:p>
          </table:table-cell>
          <table:table-cell table:formula="of:=[.G624]-[.H624]" office:value-type="float" office:value="26.9426026352122" calcext:value-type="float">
            <text:p>26.9426026352</text:p>
          </table:table-cell>
          <table:table-cell table:formula="of:=([.A624]-(([.B624]+[.D624])/2))^2" office:value-type="float" office:value="38.1111647760286" calcext:value-type="float">
            <text:p>38.111164776</text:p>
          </table:table-cell>
          <table:table-cell table:formula="of:=([.A624]-100.04)^2" office:value-type="float" office:value="105.6784" calcext:value-type="float">
            <text:p>105.6784</text:p>
          </table:table-cell>
        </table:table-row>
        <table:table-row table:style-name="ro1">
          <table:table-cell office:value-type="float" office:value="110.35" calcext:value-type="float">
            <text:p>110.35</text:p>
          </table:table-cell>
          <table:table-cell office:value-type="float" office:value="111.25399017334" calcext:value-type="float">
            <text:p>111.2539901733</text:p>
          </table:table-cell>
          <table:table-cell office:value-type="float" office:value="110.35" calcext:value-type="float">
            <text:p>110.35</text:p>
          </table:table-cell>
          <table:table-cell office:value-type="float" office:value="108.063102722168" calcext:value-type="float">
            <text:p>108.0631027222</text:p>
          </table:table-cell>
          <table:table-cell/>
          <table:table-cell table:formula="of:=[.A625]-[.C625]" office:value-type="float" office:value="0" calcext:value-type="float">
            <text:p>0</text:p>
          </table:table-cell>
          <table:table-cell table:formula="of:=([.A625]-[.B625])^2" office:value-type="float" office:value="0.817198233495011" calcext:value-type="float">
            <text:p>0.8171982335</text:p>
          </table:table-cell>
          <table:table-cell table:formula="of:=([.C625]-[.D625])^2" office:value-type="float" office:value="5.22989915935553" calcext:value-type="float">
            <text:p>5.2298991594</text:p>
          </table:table-cell>
          <table:table-cell table:formula="of:=[.G625]-[.H625]" office:value-type="float" office:value="-4.41270092586052" calcext:value-type="float">
            <text:p>-4.4127009259</text:p>
          </table:table-cell>
          <table:table-cell table:formula="of:=([.A625]-(([.B625]+[.D625])/2))^2" office:value-type="float" office:value="0.478108014913734" calcext:value-type="float">
            <text:p>0.4781080149</text:p>
          </table:table-cell>
          <table:table-cell table:formula="of:=([.A625]-100.04)^2" office:value-type="float" office:value="106.2961" calcext:value-type="float">
            <text:p>106.2961</text:p>
          </table:table-cell>
        </table:table-row>
        <table:table-row table:style-name="ro1">
          <table:table-cell office:value-type="float" office:value="110.43" calcext:value-type="float">
            <text:p>110.43</text:p>
          </table:table-cell>
          <table:table-cell office:value-type="float" office:value="95.532341003418" calcext:value-type="float">
            <text:p>95.5323410034</text:p>
          </table:table-cell>
          <table:table-cell office:value-type="float" office:value="110.43" calcext:value-type="float">
            <text:p>110.43</text:p>
          </table:table-cell>
          <table:table-cell office:value-type="float" office:value="92.5427398681641" calcext:value-type="float">
            <text:p>92.5427398682</text:p>
          </table:table-cell>
          <table:table-cell/>
          <table:table-cell table:formula="of:=[.A626]-[.C626]" office:value-type="float" office:value="0" calcext:value-type="float">
            <text:p>0</text:p>
          </table:table-cell>
          <table:table-cell table:formula="of:=([.A626]-[.B626])^2" office:value-type="float" office:value="221.940243578442" calcext:value-type="float">
            <text:p>221.9402435784</text:p>
          </table:table-cell>
          <table:table-cell table:formula="of:=([.C626]-[.D626])^2" office:value-type="float" office:value="319.954075023968" calcext:value-type="float">
            <text:p>319.954075024</text:p>
          </table:table-cell>
          <table:table-cell table:formula="of:=[.G626]-[.H626]" office:value-type="float" office:value="-98.0138314455259" calcext:value-type="float">
            <text:p>-98.0138314455</text:p>
          </table:table-cell>
          <table:table-cell table:formula="of:=([.A626]-(([.B626]+[.D626])/2))^2" office:value-type="float" office:value="268.712730564227" calcext:value-type="float">
            <text:p>268.7127305642</text:p>
          </table:table-cell>
          <table:table-cell table:formula="of:=([.A626]-100.04)^2" office:value-type="float" office:value="107.9521" calcext:value-type="float">
            <text:p>107.9521</text:p>
          </table:table-cell>
        </table:table-row>
        <table:table-row table:style-name="ro1">
          <table:table-cell office:value-type="float" office:value="110.47" calcext:value-type="float">
            <text:p>110.47</text:p>
          </table:table-cell>
          <table:table-cell office:value-type="float" office:value="112.995018005371" calcext:value-type="float">
            <text:p>112.9950180054</text:p>
          </table:table-cell>
          <table:table-cell office:value-type="float" office:value="110.47" calcext:value-type="float">
            <text:p>110.47</text:p>
          </table:table-cell>
          <table:table-cell office:value-type="float" office:value="112.885292053223" calcext:value-type="float">
            <text:p>112.8852920532</text:p>
          </table:table-cell>
          <table:table-cell/>
          <table:table-cell table:formula="of:=[.A627]-[.C627]" office:value-type="float" office:value="0" calcext:value-type="float">
            <text:p>0</text:p>
          </table:table-cell>
          <table:table-cell table:formula="of:=([.A627]-[.B627])^2" office:value-type="float" office:value="6.37571592744822" calcext:value-type="float">
            <text:p>6.3757159274</text:p>
          </table:table-cell>
          <table:table-cell table:formula="of:=([.C627]-[.D627])^2" office:value-type="float" office:value="5.83363570236052" calcext:value-type="float">
            <text:p>5.8336357024</text:p>
          </table:table-cell>
          <table:table-cell table:formula="of:=[.G627]-[.H627]" office:value-type="float" office:value="0.542080225087703" calcext:value-type="float">
            <text:p>0.5420802251</text:p>
          </table:table-cell>
          <table:table-cell table:formula="of:=([.A627]-(([.B627]+[.D627])/2))^2" office:value-type="float" office:value="6.10166586876065" calcext:value-type="float">
            <text:p>6.1016658688</text:p>
          </table:table-cell>
          <table:table-cell table:formula="of:=([.A627]-100.04)^2" office:value-type="float" office:value="108.7849" calcext:value-type="float">
            <text:p>108.7849</text:p>
          </table:table-cell>
        </table:table-row>
        <table:table-row table:style-name="ro1">
          <table:table-cell office:value-type="float" office:value="110.49" calcext:value-type="float">
            <text:p>110.49</text:p>
          </table:table-cell>
          <table:table-cell office:value-type="float" office:value="114.330764770508" calcext:value-type="float">
            <text:p>114.3307647705</text:p>
          </table:table-cell>
          <table:table-cell office:value-type="float" office:value="110.49" calcext:value-type="float">
            <text:p>110.49</text:p>
          </table:table-cell>
          <table:table-cell office:value-type="float" office:value="102.549194335938" calcext:value-type="float">
            <text:p>102.5491943359</text:p>
          </table:table-cell>
          <table:table-cell/>
          <table:table-cell table:formula="of:=[.A628]-[.C628]" office:value-type="float" office:value="0" calcext:value-type="float">
            <text:p>0</text:p>
          </table:table-cell>
          <table:table-cell table:formula="of:=([.A628]-[.B628])^2" office:value-type="float" office:value="14.751474022374" calcext:value-type="float">
            <text:p>14.7514740224</text:p>
          </table:table-cell>
          <table:table-cell table:formula="of:=([.C628]-[.D628])^2" office:value-type="float" office:value="63.056394594407" calcext:value-type="float">
            <text:p>63.0563945944</text:p>
          </table:table-cell>
          <table:table-cell table:formula="of:=[.G628]-[.H628]" office:value-type="float" office:value="-48.304920572033" calcext:value-type="float">
            <text:p>-48.304920572</text:p>
          </table:table-cell>
          <table:table-cell table:formula="of:=([.A628]-(([.B628]+[.D628])/2))^2" office:value-type="float" office:value="4.20258383220516" calcext:value-type="float">
            <text:p>4.2025838322</text:p>
          </table:table-cell>
          <table:table-cell table:formula="of:=([.A628]-100.04)^2" office:value-type="float" office:value="109.2025" calcext:value-type="float">
            <text:p>109.2025</text:p>
          </table:table-cell>
        </table:table-row>
        <table:table-row table:style-name="ro1">
          <table:table-cell office:value-type="float" office:value="110.55" calcext:value-type="float">
            <text:p>110.55</text:p>
          </table:table-cell>
          <table:table-cell office:value-type="float" office:value="114.533386230469" calcext:value-type="float">
            <text:p>114.5333862305</text:p>
          </table:table-cell>
          <table:table-cell office:value-type="float" office:value="110.55" calcext:value-type="float">
            <text:p>110.55</text:p>
          </table:table-cell>
          <table:table-cell office:value-type="float" office:value="101.770332336426" calcext:value-type="float">
            <text:p>101.7703323364</text:p>
          </table:table-cell>
          <table:table-cell/>
          <table:table-cell table:formula="of:=[.A629]-[.C629]" office:value-type="float" office:value="0" calcext:value-type="float">
            <text:p>0</text:p>
          </table:table-cell>
          <table:table-cell table:formula="of:=([.A629]-[.B629])^2" office:value-type="float" office:value="15.8673658610881" calcext:value-type="float">
            <text:p>15.8673658611</text:p>
          </table:table-cell>
          <table:table-cell table:formula="of:=([.C629]-[.D629])^2" office:value-type="float" office:value="77.0825642828107" calcext:value-type="float">
            <text:p>77.0825642828</text:p>
          </table:table-cell>
          <table:table-cell table:formula="of:=[.G629]-[.H629]" office:value-type="float" office:value="-61.2151984217227" calcext:value-type="float">
            <text:p>-61.2151984217</text:p>
          </table:table-cell>
          <table:table-cell table:formula="of:=([.A629]-(([.B629]+[.D629])/2))^2" office:value-type="float" office:value="5.75107889638805" calcext:value-type="float">
            <text:p>5.7510788964</text:p>
          </table:table-cell>
          <table:table-cell table:formula="of:=([.A629]-100.04)^2" office:value-type="float" office:value="110.4601" calcext:value-type="float">
            <text:p>110.4601</text:p>
          </table:table-cell>
        </table:table-row>
        <table:table-row table:style-name="ro1">
          <table:table-cell office:value-type="float" office:value="110.58" calcext:value-type="float">
            <text:p>110.58</text:p>
          </table:table-cell>
          <table:table-cell office:value-type="float" office:value="103.580474853516" calcext:value-type="float">
            <text:p>103.5804748535</text:p>
          </table:table-cell>
          <table:table-cell office:value-type="float" office:value="110.58" calcext:value-type="float">
            <text:p>110.58</text:p>
          </table:table-cell>
          <table:table-cell office:value-type="float" office:value="104.076347351074" calcext:value-type="float">
            <text:p>104.0763473511</text:p>
          </table:table-cell>
          <table:table-cell/>
          <table:table-cell table:formula="of:=[.A630]-[.C630]" office:value-type="float" office:value="0" calcext:value-type="float">
            <text:p>0</text:p>
          </table:table-cell>
          <table:table-cell table:formula="of:=([.A630]-[.B630])^2" office:value-type="float" office:value="48.9933522762671" calcext:value-type="float">
            <text:p>48.9933522763</text:p>
          </table:table-cell>
          <table:table-cell table:formula="of:=([.C630]-[.D630])^2" office:value-type="float" office:value="42.2974977778793" calcext:value-type="float">
            <text:p>42.2974977779</text:p>
          </table:table-cell>
          <table:table-cell table:formula="of:=[.G630]-[.H630]" office:value-type="float" office:value="6.69585449838778" calcext:value-type="float">
            <text:p>6.6958544984</text:p>
          </table:table-cell>
          <table:table-cell table:formula="of:=([.A630]-(([.B630]+[.D630])/2))^2" office:value-type="float" office:value="45.5839526436145" calcext:value-type="float">
            <text:p>45.5839526436</text:p>
          </table:table-cell>
          <table:table-cell table:formula="of:=([.A630]-100.04)^2" office:value-type="float" office:value="111.0916" calcext:value-type="float">
            <text:p>111.0916</text:p>
          </table:table-cell>
        </table:table-row>
        <table:table-row table:style-name="ro1">
          <table:table-cell office:value-type="float" office:value="110.58" calcext:value-type="float">
            <text:p>110.58</text:p>
          </table:table-cell>
          <table:table-cell office:value-type="float" office:value="112.189231872559" calcext:value-type="float">
            <text:p>112.1892318726</text:p>
          </table:table-cell>
          <table:table-cell office:value-type="float" office:value="110.58" calcext:value-type="float">
            <text:p>110.58</text:p>
          </table:table-cell>
          <table:table-cell office:value-type="float" office:value="110.931648254395" calcext:value-type="float">
            <text:p>110.9316482544</text:p>
          </table:table-cell>
          <table:table-cell/>
          <table:table-cell table:formula="of:=[.A631]-[.C631]" office:value-type="float" office:value="0" calcext:value-type="float">
            <text:p>0</text:p>
          </table:table-cell>
          <table:table-cell table:formula="of:=([.A631]-[.B631])^2" office:value-type="float" office:value="2.58962721965844" calcext:value-type="float">
            <text:p>2.5896272197</text:p>
          </table:table-cell>
          <table:table-cell table:formula="of:=([.C631]-[.D631])^2" office:value-type="float" office:value="0.123656494818722" calcext:value-type="float">
            <text:p>0.1236564948</text:p>
          </table:table-cell>
          <table:table-cell table:formula="of:=[.G631]-[.H631]" office:value-type="float" office:value="2.46597072483972" calcext:value-type="float">
            <text:p>2.4659707248</text:p>
          </table:table-cell>
          <table:table-cell table:formula="of:=([.A631]-(([.B631]+[.D631])/2))^2" office:value-type="float" office:value="0.961262718069929" calcext:value-type="float">
            <text:p>0.9612627181</text:p>
          </table:table-cell>
          <table:table-cell table:formula="of:=([.A631]-100.04)^2" office:value-type="float" office:value="111.0916" calcext:value-type="float">
            <text:p>111.0916</text:p>
          </table:table-cell>
        </table:table-row>
        <table:table-row table:style-name="ro1">
          <table:table-cell office:value-type="float" office:value="110.58" calcext:value-type="float">
            <text:p>110.58</text:p>
          </table:table-cell>
          <table:table-cell office:value-type="float" office:value="112.664131164551" calcext:value-type="float">
            <text:p>112.6641311646</text:p>
          </table:table-cell>
          <table:table-cell office:value-type="float" office:value="110.58" calcext:value-type="float">
            <text:p>110.58</text:p>
          </table:table-cell>
          <table:table-cell office:value-type="float" office:value="108.697090148926" calcext:value-type="float">
            <text:p>108.6970901489</text:p>
          </table:table-cell>
          <table:table-cell/>
          <table:table-cell table:formula="of:=[.A632]-[.C632]" office:value-type="float" office:value="0" calcext:value-type="float">
            <text:p>0</text:p>
          </table:table-cell>
          <table:table-cell table:formula="of:=([.A632]-[.B632])^2" office:value-type="float" office:value="4.3436027110518" calcext:value-type="float">
            <text:p>4.3436027111</text:p>
          </table:table-cell>
          <table:table-cell table:formula="of:=([.C632]-[.D632])^2" office:value-type="float" office:value="3.54534950727233" calcext:value-type="float">
            <text:p>3.5453495073</text:p>
          </table:table-cell>
          <table:table-cell table:formula="of:=[.G632]-[.H632]" office:value-type="float" office:value="0.798253203779473" calcext:value-type="float">
            <text:p>0.7982532038</text:p>
          </table:table-cell>
          <table:table-cell table:formula="of:=([.A632]-(([.B632]+[.D632])/2))^2" office:value-type="float" office:value="0.0101225042493086" calcext:value-type="float">
            <text:p>0.0101225042</text:p>
          </table:table-cell>
          <table:table-cell table:formula="of:=([.A632]-100.04)^2" office:value-type="float" office:value="111.0916" calcext:value-type="float">
            <text:p>111.0916</text:p>
          </table:table-cell>
        </table:table-row>
        <table:table-row table:style-name="ro1">
          <table:table-cell office:value-type="float" office:value="110.595" calcext:value-type="float">
            <text:p>110.595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10.595" calcext:value-type="float">
            <text:p>110.595</text:p>
          </table:table-cell>
          <table:table-cell office:value-type="float" office:value="103.458808898926" calcext:value-type="float">
            <text:p>103.4588088989</text:p>
          </table:table-cell>
          <table:table-cell/>
          <table:table-cell table:formula="of:=[.A633]-[.C633]" office:value-type="float" office:value="0" calcext:value-type="float">
            <text:p>0</text:p>
          </table:table-cell>
          <table:table-cell table:formula="of:=([.A633]-[.B633])^2" office:value-type="float" office:value="49.5130529097878" calcext:value-type="float">
            <text:p>49.5130529098</text:p>
          </table:table-cell>
          <table:table-cell table:formula="of:=([.C633]-[.D633])^2" office:value-type="float" office:value="50.9252234310509" calcext:value-type="float">
            <text:p>50.9252234311</text:p>
          </table:table-cell>
          <table:table-cell table:formula="of:=[.G633]-[.H633]" office:value-type="float" office:value="-1.41217052126303" calcext:value-type="float">
            <text:p>-1.4121705213</text:p>
          </table:table-cell>
          <table:table-cell table:formula="of:=([.A633]-(([.B633]+[.D633])/2))^2" office:value-type="float" office:value="50.2166561433711" calcext:value-type="float">
            <text:p>50.2166561434</text:p>
          </table:table-cell>
          <table:table-cell table:formula="of:=([.A633]-100.04)^2" office:value-type="float" office:value="111.408025" calcext:value-type="float">
            <text:p>111.408025</text:p>
          </table:table-cell>
        </table:table-row>
        <table:table-row table:style-name="ro1">
          <table:table-cell office:value-type="float" office:value="110.63" calcext:value-type="float">
            <text:p>110.63</text:p>
          </table:table-cell>
          <table:table-cell office:value-type="float" office:value="112.020767211914" calcext:value-type="float">
            <text:p>112.0207672119</text:p>
          </table:table-cell>
          <table:table-cell office:value-type="float" office:value="110.63" calcext:value-type="float">
            <text:p>110.63</text:p>
          </table:table-cell>
          <table:table-cell office:value-type="float" office:value="111.879661560059" calcext:value-type="float">
            <text:p>111.8796615601</text:p>
          </table:table-cell>
          <table:table-cell/>
          <table:table-cell table:formula="of:=[.A634]-[.C634]" office:value-type="float" office:value="0" calcext:value-type="float">
            <text:p>0</text:p>
          </table:table-cell>
          <table:table-cell table:formula="of:=([.A634]-[.B634])^2" office:value-type="float" office:value="1.93423343773523" calcext:value-type="float">
            <text:p>1.9342334377</text:p>
          </table:table-cell>
          <table:table-cell table:formula="of:=([.C634]-[.D634])^2" office:value-type="float" office:value="1.56165401468809" calcext:value-type="float">
            <text:p>1.5616540147</text:p>
          </table:table-cell>
          <table:table-cell table:formula="of:=[.G634]-[.H634]" office:value-type="float" office:value="0.372579423047138" calcext:value-type="float">
            <text:p>0.372579423</text:p>
          </table:table-cell>
          <table:table-cell table:formula="of:=([.A634]-(([.B634]+[.D634])/2))^2" office:value-type="float" office:value="1.74296602496527" calcext:value-type="float">
            <text:p>1.742966025</text:p>
          </table:table-cell>
          <table:table-cell table:formula="of:=([.A634]-100.04)^2" office:value-type="float" office:value="112.1481" calcext:value-type="float">
            <text:p>112.1481</text:p>
          </table:table-cell>
        </table:table-row>
        <table:table-row table:style-name="ro1">
          <table:table-cell office:value-type="float" office:value="110.66" calcext:value-type="float">
            <text:p>110.66</text:p>
          </table:table-cell>
          <table:table-cell office:value-type="float" office:value="110.758560180664" calcext:value-type="float">
            <text:p>110.7585601807</text:p>
          </table:table-cell>
          <table:table-cell office:value-type="float" office:value="110.66" calcext:value-type="float">
            <text:p>110.66</text:p>
          </table:table-cell>
          <table:table-cell office:value-type="float" office:value="108.724578857422" calcext:value-type="float">
            <text:p>108.7245788574</text:p>
          </table:table-cell>
          <table:table-cell/>
          <table:table-cell table:formula="of:=[.A635]-[.C635]" office:value-type="float" office:value="0" calcext:value-type="float">
            <text:p>0</text:p>
          </table:table-cell>
          <table:table-cell table:formula="of:=([.A635]-[.B635])^2" office:value-type="float" office:value="0.00971410921253331" calcext:value-type="float">
            <text:p>0.0097141092</text:p>
          </table:table-cell>
          <table:table-cell table:formula="of:=([.C635]-[.D635])^2" office:value-type="float" office:value="3.7458549991384" calcext:value-type="float">
            <text:p>3.7458549991</text:p>
          </table:table-cell>
          <table:table-cell table:formula="of:=[.G635]-[.H635]" office:value-type="float" office:value="-3.73614088992587" calcext:value-type="float">
            <text:p>-3.7361408899</text:p>
          </table:table-cell>
          <table:table-cell table:formula="of:=([.A635]-(([.B635]+[.D635])/2))^2" office:value-type="float" office:value="0.843514548350957" calcext:value-type="float">
            <text:p>0.8435145484</text:p>
          </table:table-cell>
          <table:table-cell table:formula="of:=([.A635]-100.04)^2" office:value-type="float" office:value="112.7844" calcext:value-type="float">
            <text:p>112.7844</text:p>
          </table:table-cell>
        </table:table-row>
        <table:table-row table:style-name="ro1">
          <table:table-cell office:value-type="float" office:value="110.71" calcext:value-type="float">
            <text:p>110.71</text:p>
          </table:table-cell>
          <table:table-cell office:value-type="float" office:value="110.708251953125" calcext:value-type="float">
            <text:p>110.7082519531</text:p>
          </table:table-cell>
          <table:table-cell office:value-type="float" office:value="110.71" calcext:value-type="float">
            <text:p>110.71</text:p>
          </table:table-cell>
          <table:table-cell office:value-type="float" office:value="109.479766845703" calcext:value-type="float">
            <text:p>109.4797668457</text:p>
          </table:table-cell>
          <table:table-cell/>
          <table:table-cell table:formula="of:=[.A636]-[.C636]" office:value-type="float" office:value="0" calcext:value-type="float">
            <text:p>0</text:p>
          </table:table-cell>
          <table:table-cell table:formula="of:=([.A636]-[.B636])^2" office:value-type="float" office:value="0.00000305566787717541" calcext:value-type="float">
            <text:p>3.05566787717541E-06</text:p>
          </table:table-cell>
          <table:table-cell table:formula="of:=([.C636]-[.D636])^2" office:value-type="float" office:value="1.51347361393122" calcext:value-type="float">
            <text:p>1.5134736139</text:p>
          </table:table-cell>
          <table:table-cell table:formula="of:=[.G636]-[.H636]" office:value-type="float" office:value="-1.51347055826335" calcext:value-type="float">
            <text:p>-1.5134705583</text:p>
          </table:table-cell>
          <table:table-cell table:formula="of:=([.A636]-(([.B636]+[.D636])/2))^2" office:value-type="float" office:value="0.379444420010216" calcext:value-type="float">
            <text:p>0.37944442</text:p>
          </table:table-cell>
          <table:table-cell table:formula="of:=([.A636]-100.04)^2" office:value-type="float" office:value="113.8489" calcext:value-type="float">
            <text:p>113.8489</text:p>
          </table:table-cell>
        </table:table-row>
        <table:table-row table:style-name="ro1">
          <table:table-cell office:value-type="float" office:value="110.76" calcext:value-type="float">
            <text:p>110.76</text:p>
          </table:table-cell>
          <table:table-cell office:value-type="float" office:value="111.84587097168" calcext:value-type="float">
            <text:p>111.8458709717</text:p>
          </table:table-cell>
          <table:table-cell office:value-type="float" office:value="110.76" calcext:value-type="float">
            <text:p>110.76</text:p>
          </table:table-cell>
          <table:table-cell office:value-type="float" office:value="105.672134399414" calcext:value-type="float">
            <text:p>105.6721343994</text:p>
          </table:table-cell>
          <table:table-cell/>
          <table:table-cell table:formula="of:=[.A637]-[.C637]" office:value-type="float" office:value="0" calcext:value-type="float">
            <text:p>0</text:p>
          </table:table-cell>
          <table:table-cell table:formula="of:=([.A637]-[.B637])^2" office:value-type="float" office:value="1.17911576713658" calcext:value-type="float">
            <text:p>1.1791157671</text:p>
          </table:table-cell>
          <table:table-cell table:formula="of:=([.C637]-[.D637])^2" office:value-type="float" office:value="25.8863763696258" calcext:value-type="float">
            <text:p>25.8863763696</text:p>
          </table:table-cell>
          <table:table-cell table:formula="of:=[.G637]-[.H637]" office:value-type="float" office:value="-24.7072606024892" calcext:value-type="float">
            <text:p>-24.7072606025</text:p>
          </table:table-cell>
          <table:table-cell table:formula="of:=([.A637]-(([.B637]+[.D637])/2))^2" office:value-type="float" office:value="4.00399025244864" calcext:value-type="float">
            <text:p>4.0039902524</text:p>
          </table:table-cell>
          <table:table-cell table:formula="of:=([.A637]-100.04)^2" office:value-type="float" office:value="114.9184" calcext:value-type="float">
            <text:p>114.9184</text:p>
          </table:table-cell>
        </table:table-row>
        <table:table-row table:style-name="ro1">
          <table:table-cell office:value-type="float" office:value="110.83" calcext:value-type="float">
            <text:p>110.83</text:p>
          </table:table-cell>
          <table:table-cell office:value-type="float" office:value="114.150466918945" calcext:value-type="float">
            <text:p>114.1504669189</text:p>
          </table:table-cell>
          <table:table-cell office:value-type="float" office:value="110.83" calcext:value-type="float">
            <text:p>110.83</text:p>
          </table:table-cell>
          <table:table-cell office:value-type="float" office:value="114.485565185547" calcext:value-type="float">
            <text:p>114.4855651855</text:p>
          </table:table-cell>
          <table:table-cell/>
          <table:table-cell table:formula="of:=[.A638]-[.C638]" office:value-type="float" office:value="0" calcext:value-type="float">
            <text:p>0</text:p>
          </table:table-cell>
          <table:table-cell table:formula="of:=([.A638]-[.B638])^2" office:value-type="float" office:value="11.0255005598102" calcext:value-type="float">
            <text:p>11.0255005598</text:p>
          </table:table-cell>
          <table:table-cell table:formula="of:=([.C638]-[.D638])^2" office:value-type="float" office:value="13.3631568257824" calcext:value-type="float">
            <text:p>13.3631568258</text:p>
          </table:table-cell>
          <table:table-cell table:formula="of:=[.G638]-[.H638]" office:value-type="float" office:value="-2.33765626597218" calcext:value-type="float">
            <text:p>-2.337656266</text:p>
          </table:table-cell>
          <table:table-cell table:formula="of:=([.A638]-(([.B638]+[.D638])/2))^2" office:value-type="float" office:value="12.1662559807264" calcext:value-type="float">
            <text:p>12.1662559807</text:p>
          </table:table-cell>
          <table:table-cell table:formula="of:=([.A638]-100.04)^2" office:value-type="float" office:value="116.4241" calcext:value-type="float">
            <text:p>116.4241</text:p>
          </table:table-cell>
        </table:table-row>
        <table:table-row table:style-name="ro1">
          <table:table-cell office:value-type="float" office:value="110.88" calcext:value-type="float">
            <text:p>110.88</text:p>
          </table:table-cell>
          <table:table-cell office:value-type="float" office:value="110.91748046875" calcext:value-type="float">
            <text:p>110.9174804688</text:p>
          </table:table-cell>
          <table:table-cell office:value-type="float" office:value="110.88" calcext:value-type="float">
            <text:p>110.88</text:p>
          </table:table-cell>
          <table:table-cell office:value-type="float" office:value="104.865646362305" calcext:value-type="float">
            <text:p>104.8656463623</text:p>
          </table:table-cell>
          <table:table-cell/>
          <table:table-cell table:formula="of:=[.A639]-[.C639]" office:value-type="float" office:value="0" calcext:value-type="float">
            <text:p>0</text:p>
          </table:table-cell>
          <table:table-cell table:formula="of:=([.A639]-[.B639])^2" office:value-type="float" office:value="0.00140478553772007" calcext:value-type="float">
            <text:p>0.0014047855</text:p>
          </table:table-cell>
          <table:table-cell table:formula="of:=([.C639]-[.D639])^2" office:value-type="float" office:value="36.1724496792588" calcext:value-type="float">
            <text:p>36.1724496793</text:p>
          </table:table-cell>
          <table:table-cell table:formula="of:=[.G639]-[.H639]" office:value-type="float" office:value="-36.1710448937211" calcext:value-type="float">
            <text:p>-36.1710448937</text:p>
          </table:table-cell>
          <table:table-cell table:formula="of:=([.A639]-(([.B639]+[.D639])/2))^2" office:value-type="float" office:value="8.93075321941457" calcext:value-type="float">
            <text:p>8.9307532194</text:p>
          </table:table-cell>
          <table:table-cell table:formula="of:=([.A639]-100.04)^2" office:value-type="float" office:value="117.5056" calcext:value-type="float">
            <text:p>117.5056</text:p>
          </table:table-cell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94.883415222168" calcext:value-type="float">
            <text:p>94.8834152222</text:p>
          </table:table-cell>
          <table:table-cell office:value-type="float" office:value="110.9" calcext:value-type="float">
            <text:p>110.9</text:p>
          </table:table-cell>
          <table:table-cell office:value-type="float" office:value="95.219612121582" calcext:value-type="float">
            <text:p>95.2196121216</text:p>
          </table:table-cell>
          <table:table-cell/>
          <table:table-cell table:formula="of:=[.A640]-[.C640]" office:value-type="float" office:value="0" calcext:value-type="float">
            <text:p>0</text:p>
          </table:table-cell>
          <table:table-cell table:formula="of:=([.A640]-[.B640])^2" office:value-type="float" office:value="256.530987945481" calcext:value-type="float">
            <text:p>256.5309879455</text:p>
          </table:table-cell>
          <table:table-cell table:formula="of:=([.C640]-[.D640])^2" office:value-type="float" office:value="245.874564017637" calcext:value-type="float">
            <text:p>245.8745640176</text:p>
          </table:table-cell>
          <table:table-cell table:formula="of:=[.G640]-[.H640]" office:value-type="float" office:value="10.6564239278436" calcext:value-type="float">
            <text:p>10.6564239278</text:p>
          </table:table-cell>
          <table:table-cell table:formula="of:=([.A640]-(([.B640]+[.D640])/2))^2" office:value-type="float" office:value="251.174518892765" calcext:value-type="float">
            <text:p>251.1745188928</text:p>
          </table:table-cell>
          <table:table-cell table:formula="of:=([.A640]-100.04)^2" office:value-type="float" office:value="117.9396" calcext:value-type="float">
            <text:p>117.9396</text:p>
          </table:table-cell>
        </table:table-row>
        <table:table-row table:style-name="ro1">
          <table:table-cell office:value-type="float" office:value="110.95" calcext:value-type="float">
            <text:p>110.95</text:p>
          </table:table-cell>
          <table:table-cell office:value-type="float" office:value="116.299324035645" calcext:value-type="float">
            <text:p>116.2993240356</text:p>
          </table:table-cell>
          <table:table-cell office:value-type="float" office:value="110.95" calcext:value-type="float">
            <text:p>110.95</text:p>
          </table:table-cell>
          <table:table-cell office:value-type="float" office:value="114.166229248047" calcext:value-type="float">
            <text:p>114.166229248</text:p>
          </table:table-cell>
          <table:table-cell/>
          <table:table-cell table:formula="of:=[.A641]-[.C641]" office:value-type="float" office:value="0" calcext:value-type="float">
            <text:p>0</text:p>
          </table:table-cell>
          <table:table-cell table:formula="of:=([.A641]-[.B641])^2" office:value-type="float" office:value="28.6152676383243" calcext:value-type="float">
            <text:p>28.6152676383</text:p>
          </table:table-cell>
          <table:table-cell table:formula="of:=([.C641]-[.D641])^2" office:value-type="float" office:value="10.3441305759921" calcext:value-type="float">
            <text:p>10.344130576</text:p>
          </table:table-cell>
          <table:table-cell table:formula="of:=[.G641]-[.H641]" office:value-type="float" office:value="18.2711370623321" calcext:value-type="float">
            <text:p>18.2711370623</text:p>
          </table:table-cell>
          <table:table-cell table:formula="of:=([.A641]-(([.B641]+[.D641])/2))^2" office:value-type="float" office:value="18.3421757639391" calcext:value-type="float">
            <text:p>18.3421757639</text:p>
          </table:table-cell>
          <table:table-cell table:formula="of:=([.A641]-100.04)^2" office:value-type="float" office:value="119.0281" calcext:value-type="float">
            <text:p>119.0281</text:p>
          </table:table-cell>
        </table:table-row>
        <table:table-row table:style-name="ro1">
          <table:table-cell office:value-type="float" office:value="110.96" calcext:value-type="float">
            <text:p>110.96</text:p>
          </table:table-cell>
          <table:table-cell office:value-type="float" office:value="112.659889221191" calcext:value-type="float">
            <text:p>112.6598892212</text:p>
          </table:table-cell>
          <table:table-cell office:value-type="float" office:value="110.96" calcext:value-type="float">
            <text:p>110.96</text:p>
          </table:table-cell>
          <table:table-cell office:value-type="float" office:value="112.288703918457" calcext:value-type="float">
            <text:p>112.2887039185</text:p>
          </table:table-cell>
          <table:table-cell/>
          <table:table-cell table:formula="of:=[.A642]-[.C642]" office:value-type="float" office:value="0" calcext:value-type="float">
            <text:p>0</text:p>
          </table:table-cell>
          <table:table-cell table:formula="of:=([.A642]-[.B642])^2" office:value-type="float" office:value="2.88962336432275" calcext:value-type="float">
            <text:p>2.8896233643</text:p>
          </table:table-cell>
          <table:table-cell table:formula="of:=([.C642]-[.D642])^2" office:value-type="float" office:value="1.76545410292309" calcext:value-type="float">
            <text:p>1.7654541029</text:p>
          </table:table-cell>
          <table:table-cell table:formula="of:=[.G642]-[.H642]" office:value-type="float" office:value="1.12416926139966" calcext:value-type="float">
            <text:p>1.1241692614</text:p>
          </table:table-cell>
          <table:table-cell table:formula="of:=([.A642]-(([.B642]+[.D642])/2))^2" office:value-type="float" office:value="2.29309410138141" calcext:value-type="float">
            <text:p>2.2930941014</text:p>
          </table:table-cell>
          <table:table-cell table:formula="of:=([.A642]-100.04)^2" office:value-type="float" office:value="119.2464" calcext:value-type="float">
            <text:p>119.2464</text:p>
          </table:table-cell>
        </table:table-row>
        <table:table-row table:style-name="ro1">
          <table:table-cell office:value-type="float" office:value="111.04" calcext:value-type="float">
            <text:p>111.04</text:p>
          </table:table-cell>
          <table:table-cell office:value-type="float" office:value="112.98046875" calcext:value-type="float">
            <text:p>112.98046875</text:p>
          </table:table-cell>
          <table:table-cell office:value-type="float" office:value="111.04" calcext:value-type="float">
            <text:p>111.04</text:p>
          </table:table-cell>
          <table:table-cell office:value-type="float" office:value="111.476295471191" calcext:value-type="float">
            <text:p>111.4762954712</text:p>
          </table:table-cell>
          <table:table-cell/>
          <table:table-cell table:formula="of:=[.A643]-[.C643]" office:value-type="float" office:value="0" calcext:value-type="float">
            <text:p>0</text:p>
          </table:table-cell>
          <table:table-cell table:formula="of:=([.A643]-[.B643])^2" office:value-type="float" office:value="3.76541896972654" calcext:value-type="float">
            <text:p>3.7654189697</text:p>
          </table:table-cell>
          <table:table-cell table:formula="of:=([.C643]-[.D643])^2" office:value-type="float" office:value="0.190353738182126" calcext:value-type="float">
            <text:p>0.1903537382</text:p>
          </table:table-cell>
          <table:table-cell table:formula="of:=[.G643]-[.H643]" office:value-type="float" office:value="3.57506523154441" calcext:value-type="float">
            <text:p>3.5750652315</text:p>
          </table:table-cell>
          <table:table-cell table:formula="of:=([.A643]-(([.B643]+[.D643])/2))^2" office:value-type="float" office:value="1.41225204078388" calcext:value-type="float">
            <text:p>1.4122520408</text:p>
          </table:table-cell>
          <table:table-cell table:formula="of:=([.A643]-100.04)^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1.16" calcext:value-type="float">
            <text:p>111.16</text:p>
          </table:table-cell>
          <table:table-cell office:value-type="float" office:value="111.051628112793" calcext:value-type="float">
            <text:p>111.0516281128</text:p>
          </table:table-cell>
          <table:table-cell office:value-type="float" office:value="111.16" calcext:value-type="float">
            <text:p>111.16</text:p>
          </table:table-cell>
          <table:table-cell office:value-type="float" office:value="103.393409729004" calcext:value-type="float">
            <text:p>103.393409729</text:p>
          </table:table-cell>
          <table:table-cell/>
          <table:table-cell table:formula="of:=[.A644]-[.C644]" office:value-type="float" office:value="0" calcext:value-type="float">
            <text:p>0</text:p>
          </table:table-cell>
          <table:table-cell table:formula="of:=([.A644]-[.B644])^2" office:value-type="float" office:value="0.0117444659368128" calcext:value-type="float">
            <text:p>0.0117444659</text:p>
          </table:table-cell>
          <table:table-cell table:formula="of:=([.C644]-[.D644])^2" office:value-type="float" office:value="60.3199244375311" calcext:value-type="float">
            <text:p>60.3199244375</text:p>
          </table:table-cell>
          <table:table-cell table:formula="of:=[.G644]-[.H644]" office:value-type="float" office:value="-60.3081799715943" calcext:value-type="float">
            <text:p>-60.3081799716</text:p>
          </table:table-cell>
          <table:table-cell table:formula="of:=([.A644]-(([.B644]+[.D644])/2))^2" office:value-type="float" office:value="15.5037572482828" calcext:value-type="float">
            <text:p>15.5037572483</text:p>
          </table:table-cell>
          <table:table-cell table:formula="of:=([.A644]-100.04)^2" office:value-type="float" office:value="123.6544" calcext:value-type="float">
            <text:p>123.6544</text:p>
          </table:table-cell>
        </table:table-row>
        <table:table-row table:style-name="ro1">
          <table:table-cell office:value-type="float" office:value="111.21" calcext:value-type="float">
            <text:p>111.21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11.21" calcext:value-type="float">
            <text:p>111.21</text:p>
          </table:table-cell>
          <table:table-cell office:value-type="float" office:value="109.74095916748" calcext:value-type="float">
            <text:p>109.7409591675</text:p>
          </table:table-cell>
          <table:table-cell/>
          <table:table-cell table:formula="of:=[.A645]-[.C645]" office:value-type="float" office:value="0" calcext:value-type="float">
            <text:p>0</text:p>
          </table:table-cell>
          <table:table-cell table:formula="of:=([.A645]-[.B645])^2" office:value-type="float" office:value="0.691221129119779" calcext:value-type="float">
            <text:p>0.6912211291</text:p>
          </table:table-cell>
          <table:table-cell table:formula="of:=([.C645]-[.D645])^2" office:value-type="float" office:value="2.15808096760966" calcext:value-type="float">
            <text:p>2.1580809676</text:p>
          </table:table-cell>
          <table:table-cell table:formula="of:=[.G645]-[.H645]" office:value-type="float" office:value="-1.46685983848988" calcext:value-type="float">
            <text:p>-1.4668598385</text:p>
          </table:table-cell>
          <table:table-cell table:formula="of:=([.A645]-(([.B645]+[.D645])/2))^2" office:value-type="float" office:value="0.101647384086643" calcext:value-type="float">
            <text:p>0.1016473841</text:p>
          </table:table-cell>
          <table:table-cell table:formula="of:=([.A645]-100.04)^2" office:value-type="float" office:value="124.7689" calcext:value-type="float">
            <text:p>124.7689</text:p>
          </table:table-cell>
        </table:table-row>
        <table:table-row table:style-name="ro1">
          <table:table-cell office:value-type="float" office:value="111.25" calcext:value-type="float">
            <text:p>111.25</text:p>
          </table:table-cell>
          <table:table-cell office:value-type="float" office:value="111.838775634766" calcext:value-type="float">
            <text:p>111.8387756348</text:p>
          </table:table-cell>
          <table:table-cell office:value-type="float" office:value="111.25" calcext:value-type="float">
            <text:p>111.25</text:p>
          </table:table-cell>
          <table:table-cell office:value-type="float" office:value="111.432373046875" calcext:value-type="float">
            <text:p>111.4323730469</text:p>
          </table:table-cell>
          <table:table-cell/>
          <table:table-cell table:formula="of:=[.A646]-[.C646]" office:value-type="float" office:value="0" calcext:value-type="float">
            <text:p>0</text:p>
          </table:table-cell>
          <table:table-cell table:formula="of:=([.A646]-[.B646])^2" office:value-type="float" office:value="0.346656748093665" calcext:value-type="float">
            <text:p>0.3466567481</text:p>
          </table:table-cell>
          <table:table-cell table:formula="of:=([.C646]-[.D646])^2" office:value-type="float" office:value="0.0332599282264709" calcext:value-type="float">
            <text:p>0.0332599282</text:p>
          </table:table-cell>
          <table:table-cell table:formula="of:=[.G646]-[.H646]" office:value-type="float" office:value="0.313396819867194" calcext:value-type="float">
            <text:p>0.3133968199</text:p>
          </table:table-cell>
          <table:table-cell table:formula="of:=([.A646]-(([.B646]+[.D646])/2))^2" office:value-type="float" office:value="0.148667572299019" calcext:value-type="float">
            <text:p>0.1486675723</text:p>
          </table:table-cell>
          <table:table-cell table:formula="of:=([.A646]-100.04)^2" office:value-type="float" office:value="125.6641" calcext:value-type="float">
            <text:p>125.6641</text:p>
          </table:table-cell>
        </table:table-row>
        <table:table-row table:style-name="ro1">
          <table:table-cell office:value-type="float" office:value="111.33" calcext:value-type="float">
            <text:p>111.33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11.33" calcext:value-type="float">
            <text:p>111.33</text:p>
          </table:table-cell>
          <table:table-cell office:value-type="float" office:value="106.285789489746" calcext:value-type="float">
            <text:p>106.2857894897</text:p>
          </table:table-cell>
          <table:table-cell/>
          <table:table-cell table:formula="of:=[.A647]-[.C647]" office:value-type="float" office:value="0" calcext:value-type="float">
            <text:p>0</text:p>
          </table:table-cell>
          <table:table-cell table:formula="of:=([.A647]-[.B647])^2" office:value-type="float" office:value="0.506085826385396" calcext:value-type="float">
            <text:p>0.5060858264</text:p>
          </table:table-cell>
          <table:table-cell table:formula="of:=([.C647]-[.D647])^2" office:value-type="float" office:value="25.444059671756" calcext:value-type="float">
            <text:p>25.4440596718</text:p>
          </table:table-cell>
          <table:table-cell table:formula="of:=[.G647]-[.H647]" office:value-type="float" office:value="-24.9379738453706" calcext:value-type="float">
            <text:p>-24.9379738454</text:p>
          </table:table-cell>
          <table:table-cell table:formula="of:=([.A647]-(([.B647]+[.D647])/2))^2" office:value-type="float" office:value="4.69331802344342" calcext:value-type="float">
            <text:p>4.6933180234</text:p>
          </table:table-cell>
          <table:table-cell table:formula="of:=([.A647]-100.04)^2" office:value-type="float" office:value="127.4641" calcext:value-type="float">
            <text:p>127.4641</text:p>
          </table:table-cell>
        </table:table-row>
        <table:table-row table:style-name="ro1">
          <table:table-cell office:value-type="float" office:value="111.34" calcext:value-type="float">
            <text:p>111.34</text:p>
          </table:table-cell>
          <table:table-cell office:value-type="float" office:value="112.218872070313" calcext:value-type="float">
            <text:p>112.2188720703</text:p>
          </table:table-cell>
          <table:table-cell office:value-type="float" office:value="111.34" calcext:value-type="float">
            <text:p>111.34</text:p>
          </table:table-cell>
          <table:table-cell office:value-type="float" office:value="108.833076477051" calcext:value-type="float">
            <text:p>108.8330764771</text:p>
          </table:table-cell>
          <table:table-cell/>
          <table:table-cell table:formula="of:=[.A648]-[.C648]" office:value-type="float" office:value="0" calcext:value-type="float">
            <text:p>0</text:p>
          </table:table-cell>
          <table:table-cell table:formula="of:=([.A648]-[.B648])^2" office:value-type="float" office:value="0.772416115975374" calcext:value-type="float">
            <text:p>0.772416116</text:p>
          </table:table-cell>
          <table:table-cell table:formula="of:=([.C648]-[.D648])^2" office:value-type="float" office:value="6.28466554991614" calcext:value-type="float">
            <text:p>6.2846655499</text:p>
          </table:table-cell>
          <table:table-cell table:formula="of:=[.G648]-[.H648]" office:value-type="float" office:value="-5.51224943394077" calcext:value-type="float">
            <text:p>-5.5122494339</text:p>
          </table:table-cell>
          <table:table-cell table:formula="of:=([.A648]-(([.B648]+[.D648])/2))^2" office:value-type="float" office:value="0.662637883108138" calcext:value-type="float">
            <text:p>0.6626378831</text:p>
          </table:table-cell>
          <table:table-cell table:formula="of:=([.A648]-100.04)^2" office:value-type="float" office:value="127.69" calcext:value-type="float">
            <text:p>127.69</text:p>
          </table:table-cell>
        </table:table-row>
        <table:table-row table:style-name="ro1">
          <table:table-cell office:value-type="float" office:value="111.44" calcext:value-type="float">
            <text:p>111.44</text:p>
          </table:table-cell>
          <table:table-cell office:value-type="float" office:value="102.922569274902" calcext:value-type="float">
            <text:p>102.9225692749</text:p>
          </table:table-cell>
          <table:table-cell office:value-type="float" office:value="111.44" calcext:value-type="float">
            <text:p>111.44</text:p>
          </table:table-cell>
          <table:table-cell office:value-type="float" office:value="101.388626098633" calcext:value-type="float">
            <text:p>101.3886260986</text:p>
          </table:table-cell>
          <table:table-cell/>
          <table:table-cell table:formula="of:=[.A649]-[.C649]" office:value-type="float" office:value="0" calcext:value-type="float">
            <text:p>0</text:p>
          </table:table-cell>
          <table:table-cell table:formula="of:=([.A649]-[.B649])^2" office:value-type="float" office:value="72.5466261568375" calcext:value-type="float">
            <text:p>72.5466261568</text:p>
          </table:table-cell>
          <table:table-cell table:formula="of:=([.C649]-[.D649])^2" office:value-type="float" office:value="101.030117305085" calcext:value-type="float">
            <text:p>101.0301173051</text:p>
          </table:table-cell>
          <table:table-cell table:formula="of:=[.G649]-[.H649]" office:value-type="float" office:value="-28.4834911482478" calcext:value-type="float">
            <text:p>-28.4834911482</text:p>
          </table:table-cell>
          <table:table-cell table:formula="of:=([.A649]-(([.B649]+[.D649])/2))^2" office:value-type="float" office:value="86.2001263139555" calcext:value-type="float">
            <text:p>86.200126314</text:p>
          </table:table-cell>
          <table:table-cell table:formula="of:=([.A649]-100.04)^2" office:value-type="float" office:value="129.96" calcext:value-type="float">
            <text:p>129.96</text:p>
          </table:table-cell>
        </table:table-row>
        <table:table-row table:style-name="ro1">
          <table:table-cell office:value-type="float" office:value="111.48" calcext:value-type="float">
            <text:p>111.48</text:p>
          </table:table-cell>
          <table:table-cell office:value-type="float" office:value="112.995018005371" calcext:value-type="float">
            <text:p>112.9950180054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4.593299865723" calcext:value-type="float">
            <text:p>114.5932998657</text:p>
          </table:table-cell>
          <table:table-cell/>
          <table:table-cell table:formula="of:=[.A650]-[.C650]" office:value-type="float" office:value="0" calcext:value-type="float">
            <text:p>0</text:p>
          </table:table-cell>
          <table:table-cell table:formula="of:=([.A650]-[.B650])^2" office:value-type="float" office:value="2.29527955659864" calcext:value-type="float">
            <text:p>2.2952795566</text:p>
          </table:table-cell>
          <table:table-cell table:formula="of:=([.C650]-[.D650])^2" office:value-type="float" office:value="9.69263605390877" calcext:value-type="float">
            <text:p>9.6926360539</text:p>
          </table:table-cell>
          <table:table-cell table:formula="of:=[.G650]-[.H650]" office:value-type="float" office:value="-7.39735649731013" calcext:value-type="float">
            <text:p>-7.3973564973</text:p>
          </table:table-cell>
          <table:table-cell table:formula="of:=([.A650]-(([.B650]+[.D650])/2))^2" office:value-type="float" office:value="5.35533157897149" calcext:value-type="float">
            <text:p>5.355331579</text:p>
          </table:table-cell>
          <table:table-cell table:formula="of:=([.A650]-100.04)^2" office:value-type="float" office:value="130.8736" calcext:value-type="float">
            <text:p>130.8736</text:p>
          </table:table-cell>
        </table:table-row>
        <table:table-row table:style-name="ro1">
          <table:table-cell office:value-type="float" office:value="111.48" calcext:value-type="float">
            <text:p>111.48</text:p>
          </table:table-cell>
          <table:table-cell office:value-type="float" office:value="112.989402770996" calcext:value-type="float">
            <text:p>112.989402771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3.92463684082" calcext:value-type="float">
            <text:p>113.9246368408</text:p>
          </table:table-cell>
          <table:table-cell/>
          <table:table-cell table:formula="of:=[.A651]-[.C651]" office:value-type="float" office:value="0" calcext:value-type="float">
            <text:p>0</text:p>
          </table:table-cell>
          <table:table-cell table:formula="of:=([.A651]-[.B651])^2" office:value-type="float" office:value="2.27829672509067" calcext:value-type="float">
            <text:p>2.2782967251</text:p>
          </table:table-cell>
          <table:table-cell table:formula="of:=([.C651]-[.D651])^2" office:value-type="float" office:value="5.9762492834959" calcext:value-type="float">
            <text:p>5.9762492835</text:p>
          </table:table-cell>
          <table:table-cell table:formula="of:=[.G651]-[.H651]" office:value-type="float" office:value="-3.69795255840522" calcext:value-type="float">
            <text:p>-3.6979525584</text:p>
          </table:table-cell>
          <table:table-cell table:formula="of:=([.A651]-(([.B651]+[.D651])/2))^2" office:value-type="float" office:value="3.90860731295329" calcext:value-type="float">
            <text:p>3.908607313</text:p>
          </table:table-cell>
          <table:table-cell table:formula="of:=([.A651]-100.04)^2" office:value-type="float" office:value="130.8736" calcext:value-type="float">
            <text:p>130.8736</text:p>
          </table:table-cell>
        </table:table-row>
        <table:table-row table:style-name="ro1">
          <table:table-cell office:value-type="float" office:value="111.48" calcext:value-type="float">
            <text:p>111.48</text:p>
          </table:table-cell>
          <table:table-cell office:value-type="float" office:value="111.472930908203" calcext:value-type="float">
            <text:p>111.4729309082</text:p>
          </table:table-cell>
          <table:table-cell office:value-type="float" office:value="111.48" calcext:value-type="float">
            <text:p>111.48</text:p>
          </table:table-cell>
          <table:table-cell office:value-type="float" office:value="110.241020202637" calcext:value-type="float">
            <text:p>110.2410202026</text:p>
          </table:table-cell>
          <table:table-cell/>
          <table:table-cell table:formula="of:=[.A652]-[.C652]" office:value-type="float" office:value="0" calcext:value-type="float">
            <text:p>0</text:p>
          </table:table-cell>
          <table:table-cell table:formula="of:=([.A652]-[.B652])^2" office:value-type="float" office:value="0.0000499720588327017" calcext:value-type="float">
            <text:p>4.99720588327017E-05</text:p>
          </table:table-cell>
          <table:table-cell table:formula="of:=([.C652]-[.D652])^2" office:value-type="float" office:value="1.53507093827437" calcext:value-type="float">
            <text:p>1.5350709383</text:p>
          </table:table-cell>
          <table:table-cell table:formula="of:=[.G652]-[.H652]" office:value-type="float" office:value="-1.53502096621553" calcext:value-type="float">
            <text:p>-1.5350209662</text:p>
          </table:table-cell>
          <table:table-cell table:formula="of:=([.A652]-(([.B652]+[.D652])/2))^2" office:value-type="float" office:value="0.38815945854432" calcext:value-type="float">
            <text:p>0.3881594585</text:p>
          </table:table-cell>
          <table:table-cell table:formula="of:=([.A652]-100.04)^2" office:value-type="float" office:value="130.8736" calcext:value-type="float">
            <text:p>130.8736</text:p>
          </table:table-cell>
        </table:table-row>
        <table:table-row table:style-name="ro1">
          <table:table-cell office:value-type="float" office:value="111.49" calcext:value-type="float">
            <text:p>111.49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111.49" calcext:value-type="float">
            <text:p>111.49</text:p>
          </table:table-cell>
          <table:table-cell office:value-type="float" office:value="95.9849319458008" calcext:value-type="float">
            <text:p>95.9849319458</text:p>
          </table:table-cell>
          <table:table-cell/>
          <table:table-cell table:formula="of:=[.A653]-[.C653]" office:value-type="float" office:value="0" calcext:value-type="float">
            <text:p>0</text:p>
          </table:table-cell>
          <table:table-cell table:formula="of:=([.A653]-[.B653])^2" office:value-type="float" office:value="287.453015100048" calcext:value-type="float">
            <text:p>287.4530151</text:p>
          </table:table-cell>
          <table:table-cell table:formula="of:=([.C653]-[.D653])^2" office:value-type="float" office:value="240.407135365349" calcext:value-type="float">
            <text:p>240.4071353653</text:p>
          </table:table-cell>
          <table:table-cell table:formula="of:=[.G653]-[.H653]" office:value-type="float" office:value="47.0458797346987" calcext:value-type="float">
            <text:p>47.0458797347</text:p>
          </table:table-cell>
          <table:table-cell table:formula="of:=([.A653]-(([.B653]+[.D653])/2))^2" office:value-type="float" office:value="263.404905913924" calcext:value-type="float">
            <text:p>263.4049059139</text:p>
          </table:table-cell>
          <table:table-cell table:formula="of:=([.A653]-100.04)^2" office:value-type="float" office:value="131.1025" calcext:value-type="float">
            <text:p>131.1025</text:p>
          </table:table-cell>
        </table:table-row>
        <table:table-row table:style-name="ro1">
          <table:table-cell office:value-type="float" office:value="111.64" calcext:value-type="float">
            <text:p>111.64</text:p>
          </table:table-cell>
          <table:table-cell office:value-type="float" office:value="112.034233093262" calcext:value-type="float">
            <text:p>112.0342330933</text:p>
          </table:table-cell>
          <table:table-cell office:value-type="float" office:value="111.64" calcext:value-type="float">
            <text:p>111.64</text:p>
          </table:table-cell>
          <table:table-cell office:value-type="float" office:value="107.628486633301" calcext:value-type="float">
            <text:p>107.6284866333</text:p>
          </table:table-cell>
          <table:table-cell/>
          <table:table-cell table:formula="of:=[.A654]-[.C654]" office:value-type="float" office:value="0" calcext:value-type="float">
            <text:p>0</text:p>
          </table:table-cell>
          <table:table-cell table:formula="of:=([.A654]-[.B654])^2" office:value-type="float" office:value="0.155419731822703" calcext:value-type="float">
            <text:p>0.1554197318</text:p>
          </table:table-cell>
          <table:table-cell table:formula="of:=([.C654]-[.D654])^2" office:value-type="float" office:value="16.0922394912065" calcext:value-type="float">
            <text:p>16.0922394912</text:p>
          </table:table-cell>
          <table:table-cell table:formula="of:=[.G654]-[.H654]" office:value-type="float" office:value="-15.9368197593838" calcext:value-type="float">
            <text:p>-15.9368197594</text:p>
          </table:table-cell>
          <table:table-cell table:formula="of:=([.A654]-(([.B654]+[.D654])/2))^2" office:value-type="float" office:value="3.27117914415002" calcext:value-type="float">
            <text:p>3.2711791442</text:p>
          </table:table-cell>
          <table:table-cell table:formula="of:=([.A654]-100.04)^2" office:value-type="float" office:value="134.56" calcext:value-type="float">
            <text:p>134.56</text:p>
          </table:table-cell>
        </table:table-row>
        <table:table-row table:style-name="ro1">
          <table:table-cell office:value-type="float" office:value="111.68" calcext:value-type="float">
            <text:p>111.68</text:p>
          </table:table-cell>
          <table:table-cell office:value-type="float" office:value="103.605903625488" calcext:value-type="float">
            <text:p>103.6059036255</text:p>
          </table:table-cell>
          <table:table-cell office:value-type="float" office:value="111.68" calcext:value-type="float">
            <text:p>111.68</text:p>
          </table:table-cell>
          <table:table-cell office:value-type="float" office:value="103.669776916504" calcext:value-type="float">
            <text:p>103.6697769165</text:p>
          </table:table-cell>
          <table:table-cell/>
          <table:table-cell table:formula="of:=[.A655]-[.C655]" office:value-type="float" office:value="0" calcext:value-type="float">
            <text:p>0</text:p>
          </table:table-cell>
          <table:table-cell table:formula="of:=([.A655]-[.B655])^2" office:value-type="float" office:value="65.1910322649034" calcext:value-type="float">
            <text:p>65.1910322649</text:p>
          </table:table-cell>
          <table:table-cell table:formula="of:=([.C655]-[.D655])^2" office:value-type="float" office:value="64.1636738473738" calcext:value-type="float">
            <text:p>64.1636738474</text:p>
          </table:table-cell>
          <table:table-cell table:formula="of:=[.G655]-[.H655]" office:value-type="float" office:value="1.02735841752961" calcext:value-type="float">
            <text:p>1.0273584175</text:p>
          </table:table-cell>
          <table:table-cell table:formula="of:=([.A655]-(([.B655]+[.D655])/2))^2" office:value-type="float" office:value="64.6763331068123" calcext:value-type="float">
            <text:p>64.6763331068</text:p>
          </table:table-cell>
          <table:table-cell table:formula="of:=([.A655]-100.04)^2" office:value-type="float" office:value="135.4896" calcext:value-type="float">
            <text:p>135.4896</text:p>
          </table:table-cell>
        </table:table-row>
        <table:table-row table:style-name="ro1">
          <table:table-cell office:value-type="float" office:value="111.74" calcext:value-type="float">
            <text:p>111.74</text:p>
          </table:table-cell>
          <table:table-cell office:value-type="float" office:value="115.695381164551" calcext:value-type="float">
            <text:p>115.6953811646</text:p>
          </table:table-cell>
          <table:table-cell office:value-type="float" office:value="111.74" calcext:value-type="float">
            <text:p>111.74</text:p>
          </table:table-cell>
          <table:table-cell office:value-type="float" office:value="115.172180175781" calcext:value-type="float">
            <text:p>115.1721801758</text:p>
          </table:table-cell>
          <table:table-cell/>
          <table:table-cell table:formula="of:=[.A656]-[.C656]" office:value-type="float" office:value="0" calcext:value-type="float">
            <text:p>0</text:p>
          </table:table-cell>
          <table:table-cell table:formula="of:=([.A656]-[.B656])^2" office:value-type="float" office:value="15.6450401568831" calcext:value-type="float">
            <text:p>15.6450401569</text:p>
          </table:table-cell>
          <table:table-cell table:formula="of:=([.C656]-[.D656])^2" office:value-type="float" office:value="11.7798607590258" calcext:value-type="float">
            <text:p>11.779860759</text:p>
          </table:table-cell>
          <table:table-cell table:formula="of:=[.G656]-[.H656]" office:value-type="float" office:value="3.86517939785729" calcext:value-type="float">
            <text:p>3.8651793979</text:p>
          </table:table-cell>
          <table:table-cell table:formula="of:=([.A656]-(([.B656]+[.D656])/2))^2" office:value-type="float" office:value="13.6440156392921" calcext:value-type="float">
            <text:p>13.6440156393</text:p>
          </table:table-cell>
          <table:table-cell table:formula="of:=([.A656]-100.04)^2" office:value-type="float" office:value="136.89" calcext:value-type="float">
            <text:p>136.89</text:p>
          </table:table-cell>
        </table:table-row>
        <table:table-row table:style-name="ro1">
          <table:table-cell office:value-type="float" office:value="111.74" calcext:value-type="float">
            <text:p>111.74</text:p>
          </table:table-cell>
          <table:table-cell office:value-type="float" office:value="112.213485717773" calcext:value-type="float">
            <text:p>112.2134857178</text:p>
          </table:table-cell>
          <table:table-cell office:value-type="float" office:value="111.74" calcext:value-type="float">
            <text:p>111.74</text:p>
          </table:table-cell>
          <table:table-cell office:value-type="float" office:value="111.584297180176" calcext:value-type="float">
            <text:p>111.5842971802</text:p>
          </table:table-cell>
          <table:table-cell/>
          <table:table-cell table:formula="of:=[.A657]-[.C657]" office:value-type="float" office:value="0" calcext:value-type="float">
            <text:p>0</text:p>
          </table:table-cell>
          <table:table-cell table:formula="of:=([.A657]-[.B657])^2" office:value-type="float" office:value="0.224188724935432" calcext:value-type="float">
            <text:p>0.2241887249</text:p>
          </table:table-cell>
          <table:table-cell table:formula="of:=([.C657]-[.D657])^2" office:value-type="float" office:value="0.0242433681012115" calcext:value-type="float">
            <text:p>0.0242433681</text:p>
          </table:table-cell>
          <table:table-cell table:formula="of:=[.G657]-[.H657]" office:value-type="float" office:value="0.199945356834221" calcext:value-type="float">
            <text:p>0.1999453568</text:p>
          </table:table-cell>
          <table:table-cell table:formula="of:=([.A657]-(([.B657]+[.D657])/2))^2" office:value-type="float" office:value="0.0252464925572525" calcext:value-type="float">
            <text:p>0.0252464926</text:p>
          </table:table-cell>
          <table:table-cell table:formula="of:=([.A657]-100.04)^2" office:value-type="float" office:value="136.89" calcext:value-type="float">
            <text:p>136.89</text:p>
          </table:table-cell>
        </table:table-row>
        <table:table-row table:style-name="ro1">
          <table:table-cell office:value-type="float" office:value="111.74" calcext:value-type="float">
            <text:p>111.74</text:p>
          </table:table-cell>
          <table:table-cell office:value-type="float" office:value="103.773399353027" calcext:value-type="float">
            <text:p>103.773399353</text:p>
          </table:table-cell>
          <table:table-cell office:value-type="float" office:value="111.74" calcext:value-type="float">
            <text:p>111.74</text:p>
          </table:table-cell>
          <table:table-cell office:value-type="float" office:value="98.2090682983398" calcext:value-type="float">
            <text:p>98.2090682983</text:p>
          </table:table-cell>
          <table:table-cell/>
          <table:table-cell table:formula="of:=[.A658]-[.C658]" office:value-type="float" office:value="0" calcext:value-type="float">
            <text:p>0</text:p>
          </table:table-cell>
          <table:table-cell table:formula="of:=([.A658]-[.B658])^2" office:value-type="float" office:value="63.4667258683451" calcext:value-type="float">
            <text:p>63.4667258683</text:p>
          </table:table-cell>
          <table:table-cell table:formula="of:=([.C658]-[.D658])^2" office:value-type="float" office:value="183.086112714992" calcext:value-type="float">
            <text:p>183.086112715</text:p>
          </table:table-cell>
          <table:table-cell table:formula="of:=[.G658]-[.H658]" office:value-type="float" office:value="-119.619386846647" calcext:value-type="float">
            <text:p>-119.6193868466</text:p>
          </table:table-cell>
          <table:table-cell table:formula="of:=([.A658]-(([.B658]+[.D658])/2))^2" office:value-type="float" office:value="115.535974270128" calcext:value-type="float">
            <text:p>115.5359742701</text:p>
          </table:table-cell>
          <table:table-cell table:formula="of:=([.A658]-100.04)^2" office:value-type="float" office:value="136.89" calcext:value-type="float">
            <text:p>136.89</text:p>
          </table:table-cell>
        </table:table-row>
        <table:table-row table:style-name="ro1">
          <table:table-cell office:value-type="float" office:value="111.836666666667" calcext:value-type="float">
            <text:p>111.8366666667</text:p>
          </table:table-cell>
          <table:table-cell office:value-type="float" office:value="103.558448791504" calcext:value-type="float">
            <text:p>103.5584487915</text:p>
          </table:table-cell>
          <table:table-cell office:value-type="float" office:value="111.836666666667" calcext:value-type="float">
            <text:p>111.8366666667</text:p>
          </table:table-cell>
          <table:table-cell office:value-type="float" office:value="103.515151977539" calcext:value-type="float">
            <text:p>103.5151519775</text:p>
          </table:table-cell>
          <table:table-cell/>
          <table:table-cell table:formula="of:=[.A659]-[.C659]" office:value-type="float" office:value="0" calcext:value-type="float">
            <text:p>0</text:p>
          </table:table-cell>
          <table:table-cell table:formula="of:=([.A659]-[.B659])^2" office:value-type="float" office:value="68.5288911886641" calcext:value-type="float">
            <text:p>68.5288911887</text:p>
          </table:table-cell>
          <table:table-cell table:formula="of:=([.C659]-[.D659])^2" office:value-type="float" office:value="69.2476067213664" calcext:value-type="float">
            <text:p>69.2476067214</text:p>
          </table:table-cell>
          <table:table-cell table:formula="of:=[.G659]-[.H659]" office:value-type="float" office:value="-0.718715532702234" calcext:value-type="float">
            <text:p>-0.7187155327</text:p>
          </table:table-cell>
          <table:table-cell table:formula="of:=([.A659]-(([.B659]+[.D659])/2))^2" office:value-type="float" office:value="68.8877803014904" calcext:value-type="float">
            <text:p>68.8877803015</text:p>
          </table:table-cell>
          <table:table-cell table:formula="of:=([.A659]-100.04)^2" office:value-type="float" office:value="139.161344444444" calcext:value-type="float">
            <text:p>139.1613444444</text:p>
          </table:table-cell>
        </table:table-row>
        <table:table-row table:style-name="ro1">
          <table:table-cell office:value-type="float" office:value="111.86" calcext:value-type="float">
            <text:p>111.86</text:p>
          </table:table-cell>
          <table:table-cell office:value-type="float" office:value="109.871643066406" calcext:value-type="float">
            <text:p>109.8716430664</text:p>
          </table:table-cell>
          <table:table-cell office:value-type="float" office:value="111.86" calcext:value-type="float">
            <text:p>111.86</text:p>
          </table:table-cell>
          <table:table-cell office:value-type="float" office:value="109.294998168945" calcext:value-type="float">
            <text:p>109.2949981689</text:p>
          </table:table-cell>
          <table:table-cell/>
          <table:table-cell table:formula="of:=[.A660]-[.C660]" office:value-type="float" office:value="0" calcext:value-type="float">
            <text:p>0</text:p>
          </table:table-cell>
          <table:table-cell table:formula="of:=([.A660]-[.B660])^2" office:value-type="float" office:value="3.95356329537034" calcext:value-type="float">
            <text:p>3.9535632954</text:p>
          </table:table-cell>
          <table:table-cell table:formula="of:=([.C660]-[.D660])^2" office:value-type="float" office:value="6.5792343933139" calcext:value-type="float">
            <text:p>6.5792343933</text:p>
          </table:table-cell>
          <table:table-cell table:formula="of:=[.G660]-[.H660]" office:value-type="float" office:value="-2.62567109794356" calcext:value-type="float">
            <text:p>-2.6256710979</text:p>
          </table:table-cell>
          <table:table-cell table:formula="of:=([.A660]-(([.B660]+[.D660])/2))^2" office:value-type="float" office:value="5.18326900990018" calcext:value-type="float">
            <text:p>5.1832690099</text:p>
          </table:table-cell>
          <table:table-cell table:formula="of:=([.A660]-100.04)^2" office:value-type="float" office:value="139.7124" calcext:value-type="float">
            <text:p>139.7124</text:p>
          </table:table-cell>
        </table:table-row>
        <table:table-row table:style-name="ro1">
          <table:table-cell office:value-type="float" office:value="111.88" calcext:value-type="float">
            <text:p>111.88</text:p>
          </table:table-cell>
          <table:table-cell office:value-type="float" office:value="113.330390930176" calcext:value-type="float">
            <text:p>113.3303909302</text:p>
          </table:table-cell>
          <table:table-cell office:value-type="float" office:value="111.88" calcext:value-type="float">
            <text:p>111.88</text:p>
          </table:table-cell>
          <table:table-cell office:value-type="float" office:value="110.948280334473" calcext:value-type="float">
            <text:p>110.9482803345</text:p>
          </table:table-cell>
          <table:table-cell/>
          <table:table-cell table:formula="of:=[.A661]-[.C661]" office:value-type="float" office:value="0" calcext:value-type="float">
            <text:p>0</text:p>
          </table:table-cell>
          <table:table-cell table:formula="of:=([.A661]-[.B661])^2" office:value-type="float" office:value="2.10363385033618" calcext:value-type="float">
            <text:p>2.1036338503</text:p>
          </table:table-cell>
          <table:table-cell table:formula="of:=([.C661]-[.D661])^2" office:value-type="float" office:value="0.868101535130377" calcext:value-type="float">
            <text:p>0.8681015351</text:p>
          </table:table-cell>
          <table:table-cell table:formula="of:=[.G661]-[.H661]" office:value-type="float" office:value="1.2355323152058" calcext:value-type="float">
            <text:p>1.2355323152</text:p>
          </table:table-cell>
          <table:table-cell table:formula="of:=([.A661]-(([.B661]+[.D661])/2))^2" office:value-type="float" office:value="0.0672549701930047" calcext:value-type="float">
            <text:p>0.0672549702</text:p>
          </table:table-cell>
          <table:table-cell table:formula="of:=([.A661]-100.04)^2" office:value-type="float" office:value="140.1856" calcext:value-type="float">
            <text:p>140.1856</text:p>
          </table:table-cell>
        </table:table-row>
        <table:table-row table:style-name="ro1">
          <table:table-cell office:value-type="float" office:value="111.92" calcext:value-type="float">
            <text:p>111.92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11.92" calcext:value-type="float">
            <text:p>111.92</text:p>
          </table:table-cell>
          <table:table-cell office:value-type="float" office:value="109.351005554199" calcext:value-type="float">
            <text:p>109.3510055542</text:p>
          </table:table-cell>
          <table:table-cell/>
          <table:table-cell table:formula="of:=[.A662]-[.C662]" office:value-type="float" office:value="0" calcext:value-type="float">
            <text:p>0</text:p>
          </table:table-cell>
          <table:table-cell table:formula="of:=([.A662]-[.B662])^2" office:value-type="float" office:value="0.0456812350764878" calcext:value-type="float">
            <text:p>0.0456812351</text:p>
          </table:table-cell>
          <table:table-cell table:formula="of:=([.C662]-[.D662])^2" office:value-type="float" office:value="6.59973246255527" calcext:value-type="float">
            <text:p>6.5997324626</text:p>
          </table:table-cell>
          <table:table-cell table:formula="of:=[.G662]-[.H662]" office:value-type="float" office:value="-6.55405122747878" calcext:value-type="float">
            <text:p>-6.5540512275</text:p>
          </table:table-cell>
          <table:table-cell table:formula="of:=([.A662]-(([.B662]+[.D662])/2))^2" office:value-type="float" office:value="1.93589118595629" calcext:value-type="float">
            <text:p>1.935891186</text:p>
          </table:table-cell>
          <table:table-cell table:formula="of:=([.A662]-100.04)^2" office:value-type="float" office:value="141.1344" calcext:value-type="float">
            <text:p>141.1344</text:p>
          </table:table-cell>
        </table:table-row>
        <table:table-row table:style-name="ro1">
          <table:table-cell office:value-type="float" office:value="111.9625" calcext:value-type="float">
            <text:p>111.9625</text:p>
          </table:table-cell>
          <table:table-cell office:value-type="float" office:value="111.340423583984" calcext:value-type="float">
            <text:p>111.340423584</text:p>
          </table:table-cell>
          <table:table-cell office:value-type="float" office:value="111.9625" calcext:value-type="float">
            <text:p>111.9625</text:p>
          </table:table-cell>
          <table:table-cell office:value-type="float" office:value="110.205177307129" calcext:value-type="float">
            <text:p>110.2051773071</text:p>
          </table:table-cell>
          <table:table-cell/>
          <table:table-cell table:formula="of:=[.A663]-[.C663]" office:value-type="float" office:value="0" calcext:value-type="float">
            <text:p>0</text:p>
          </table:table-cell>
          <table:table-cell table:formula="of:=([.A663]-[.B663])^2" office:value-type="float" office:value="0.386979067362852" calcext:value-type="float">
            <text:p>0.3869790674</text:p>
          </table:table-cell>
          <table:table-cell table:formula="of:=([.C663]-[.D663])^2" office:value-type="float" office:value="3.08818304687973" calcext:value-type="float">
            <text:p>3.0881830469</text:p>
          </table:table-cell>
          <table:table-cell table:formula="of:=[.G663]-[.H663]" office:value-type="float" office:value="-2.70120397951688" calcext:value-type="float">
            <text:p>-2.7012039795</text:p>
          </table:table-cell>
          <table:table-cell table:formula="of:=([.A663]-(([.B663]+[.D663])/2))^2" office:value-type="float" office:value="1.41538502984274" calcext:value-type="float">
            <text:p>1.4153850298</text:p>
          </table:table-cell>
          <table:table-cell table:formula="of:=([.A663]-100.04)^2" office:value-type="float" office:value="142.14600625" calcext:value-type="float">
            <text:p>142.146006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.677711486816" calcext:value-type="float">
            <text:p>113.6777114868</text:p>
          </table:table-cell>
          <table:table-cell office:value-type="float" office:value="112" calcext:value-type="float">
            <text:p>112</text:p>
          </table:table-cell>
          <table:table-cell office:value-type="float" office:value="101.714157104492" calcext:value-type="float">
            <text:p>101.7141571045</text:p>
          </table:table-cell>
          <table:table-cell/>
          <table:table-cell table:formula="of:=[.A664]-[.C664]" office:value-type="float" office:value="0" calcext:value-type="float">
            <text:p>0</text:p>
          </table:table-cell>
          <table:table-cell table:formula="of:=([.A664]-[.B664])^2" office:value-type="float" office:value="2.81471583299572" calcext:value-type="float">
            <text:p>2.814715833</text:p>
          </table:table-cell>
          <table:table-cell table:formula="of:=([.C664]-[.D664])^2" office:value-type="float" office:value="105.798564071069" calcext:value-type="float">
            <text:p>105.7985640711</text:p>
          </table:table-cell>
          <table:table-cell table:formula="of:=[.G664]-[.H664]" office:value-type="float" office:value="-102.983848238073" calcext:value-type="float">
            <text:p>-102.9838482381</text:p>
          </table:table-cell>
          <table:table-cell table:formula="of:=([.A664]-(([.B664]+[.D664])/2))^2" office:value-type="float" office:value="18.5249815873249" calcext:value-type="float">
            <text:p>18.5249815873</text:p>
          </table:table-cell>
          <table:table-cell table:formula="of:=([.A664]-100.04)^2" office:value-type="float" office:value="143.0416" calcext:value-type="float">
            <text:p>143.0416</text:p>
          </table:table-cell>
        </table:table-row>
        <table:table-row table:style-name="ro1">
          <table:table-cell office:value-type="float" office:value="112.04" calcext:value-type="float">
            <text:p>112.04</text:p>
          </table:table-cell>
          <table:table-cell office:value-type="float" office:value="111.894683837891" calcext:value-type="float">
            <text:p>111.8946838379</text:p>
          </table:table-cell>
          <table:table-cell office:value-type="float" office:value="112.04" calcext:value-type="float">
            <text:p>112.04</text:p>
          </table:table-cell>
          <table:table-cell office:value-type="float" office:value="109.210731506348" calcext:value-type="float">
            <text:p>109.2107315063</text:p>
          </table:table-cell>
          <table:table-cell/>
          <table:table-cell table:formula="of:=[.A665]-[.C665]" office:value-type="float" office:value="0" calcext:value-type="float">
            <text:p>0</text:p>
          </table:table-cell>
          <table:table-cell table:formula="of:=([.A665]-[.B665])^2" office:value-type="float" office:value="0.0211167869702" calcext:value-type="float">
            <text:p>0.021116787</text:p>
          </table:table-cell>
          <table:table-cell table:formula="of:=([.C665]-[.D665])^2" office:value-type="float" office:value="8.00476020917384" calcext:value-type="float">
            <text:p>8.0047602092</text:p>
          </table:table-cell>
          <table:table-cell table:formula="of:=[.G665]-[.H665]" office:value-type="float" office:value="-7.98364342220364" calcext:value-type="float">
            <text:p>-7.9836434222</text:p>
          </table:table-cell>
          <table:table-cell table:formula="of:=([.A665]-(([.B665]+[.D665])/2))^2" office:value-type="float" office:value="2.21203846857328" calcext:value-type="float">
            <text:p>2.2120384686</text:p>
          </table:table-cell>
          <table:table-cell table:formula="of:=([.A665]-100.04)^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2.08" calcext:value-type="float">
            <text:p>112.08</text:p>
          </table:table-cell>
          <table:table-cell office:value-type="float" office:value="111.492538452148" calcext:value-type="float">
            <text:p>111.4925384521</text:p>
          </table:table-cell>
          <table:table-cell office:value-type="float" office:value="112.08" calcext:value-type="float">
            <text:p>112.08</text:p>
          </table:table-cell>
          <table:table-cell office:value-type="float" office:value="107.587837219238" calcext:value-type="float">
            <text:p>107.5878372192</text:p>
          </table:table-cell>
          <table:table-cell/>
          <table:table-cell table:formula="of:=[.A666]-[.C666]" office:value-type="float" office:value="0" calcext:value-type="float">
            <text:p>0</text:p>
          </table:table-cell>
          <table:table-cell table:formula="of:=([.A666]-[.B666])^2" office:value-type="float" office:value="0.345111070204152" calcext:value-type="float">
            <text:p>0.3451110702</text:p>
          </table:table-cell>
          <table:table-cell table:formula="of:=([.C666]-[.D666])^2" office:value-type="float" office:value="20.1795264488608" calcext:value-type="float">
            <text:p>20.1795264489</text:p>
          </table:table-cell>
          <table:table-cell table:formula="of:=[.G666]-[.H666]" office:value-type="float" office:value="-19.8344153786567" calcext:value-type="float">
            <text:p>-19.8344153787</text:p>
          </table:table-cell>
          <table:table-cell table:formula="of:=([.A666]-(([.B666]+[.D666])/2))^2" office:value-type="float" office:value="6.45064582995997" calcext:value-type="float">
            <text:p>6.45064583</text:p>
          </table:table-cell>
          <table:table-cell table:formula="of:=([.A666]-100.04)^2" office:value-type="float" office:value="144.9616" calcext:value-type="float">
            <text:p>144.9616</text:p>
          </table:table-cell>
        </table:table-row>
        <table:table-row table:style-name="ro1">
          <table:table-cell office:value-type="float" office:value="112.09" calcext:value-type="float">
            <text:p>112.09</text:p>
          </table:table-cell>
          <table:table-cell office:value-type="float" office:value="112.274726867676" calcext:value-type="float">
            <text:p>112.2747268677</text:p>
          </table:table-cell>
          <table:table-cell office:value-type="float" office:value="112.09" calcext:value-type="float">
            <text:p>112.09</text:p>
          </table:table-cell>
          <table:table-cell office:value-type="float" office:value="108.743225097656" calcext:value-type="float">
            <text:p>108.7432250977</text:p>
          </table:table-cell>
          <table:table-cell/>
          <table:table-cell table:formula="of:=[.A667]-[.C667]" office:value-type="float" office:value="0" calcext:value-type="float">
            <text:p>0</text:p>
          </table:table-cell>
          <table:table-cell table:formula="of:=([.A667]-[.B667])^2" office:value-type="float" office:value="0.0341240156413043" calcext:value-type="float">
            <text:p>0.0341240156</text:p>
          </table:table-cell>
          <table:table-cell table:formula="of:=([.C667]-[.D667])^2" office:value-type="float" office:value="11.200902246958" calcext:value-type="float">
            <text:p>11.200902247</text:p>
          </table:table-cell>
          <table:table-cell table:formula="of:=[.G667]-[.H667]" office:value-type="float" office:value="-11.1667782313167" calcext:value-type="float">
            <text:p>-11.1667782313</text:p>
          </table:table-cell>
          <table:table-cell table:formula="of:=([.A667]-(([.B667]+[.D667])/2))^2" office:value-type="float" office:value="2.4996369433869" calcext:value-type="float">
            <text:p>2.4996369434</text:p>
          </table:table-cell>
          <table:table-cell table:formula="of:=([.A667]-100.04)^2" office:value-type="float" office:value="145.2025" calcext:value-type="float">
            <text:p>145.2025</text:p>
          </table:table-cell>
        </table:table-row>
        <table:table-row table:style-name="ro1">
          <table:table-cell office:value-type="float" office:value="112.12" calcext:value-type="float">
            <text:p>112.12</text:p>
          </table:table-cell>
          <table:table-cell office:value-type="float" office:value="111.460739135742" calcext:value-type="float">
            <text:p>111.4607391357</text:p>
          </table:table-cell>
          <table:table-cell office:value-type="float" office:value="112.12" calcext:value-type="float">
            <text:p>112.12</text:p>
          </table:table-cell>
          <table:table-cell office:value-type="float" office:value="107.649810791016" calcext:value-type="float">
            <text:p>107.649810791</text:p>
          </table:table-cell>
          <table:table-cell/>
          <table:table-cell table:formula="of:=[.A668]-[.C668]" office:value-type="float" office:value="0" calcext:value-type="float">
            <text:p>0</text:p>
          </table:table-cell>
          <table:table-cell table:formula="of:=([.A668]-[.B668])^2" office:value-type="float" office:value="0.434624887141964" calcext:value-type="float">
            <text:p>0.4346248871</text:p>
          </table:table-cell>
          <table:table-cell table:formula="of:=([.C668]-[.D668])^2" office:value-type="float" office:value="19.9825915641204" calcext:value-type="float">
            <text:p>19.9825915641</text:p>
          </table:table-cell>
          <table:table-cell table:formula="of:=[.G668]-[.H668]" office:value-type="float" office:value="-19.5479666769784" calcext:value-type="float">
            <text:p>-19.547966677</text:p>
          </table:table-cell>
          <table:table-cell table:formula="of:=([.A668]-(([.B668]+[.D668])/2))^2" office:value-type="float" office:value="6.57781451347109" calcext:value-type="float">
            <text:p>6.5778145135</text:p>
          </table:table-cell>
          <table:table-cell table:formula="of:=([.A668]-100.04)^2" office:value-type="float" office:value="145.9264" calcext:value-type="float">
            <text:p>145.9264</text:p>
          </table:table-cell>
        </table:table-row>
        <table:table-row table:style-name="ro1">
          <table:table-cell office:value-type="float" office:value="112.26" calcext:value-type="float">
            <text:p>112.26</text:p>
          </table:table-cell>
          <table:table-cell office:value-type="float" office:value="111.62459564209" calcext:value-type="float">
            <text:p>111.6245956421</text:p>
          </table:table-cell>
          <table:table-cell office:value-type="float" office:value="112.26" calcext:value-type="float">
            <text:p>112.26</text:p>
          </table:table-cell>
          <table:table-cell office:value-type="float" office:value="105.691360473633" calcext:value-type="float">
            <text:p>105.6913604736</text:p>
          </table:table-cell>
          <table:table-cell/>
          <table:table-cell table:formula="of:=[.A669]-[.C669]" office:value-type="float" office:value="0" calcext:value-type="float">
            <text:p>0</text:p>
          </table:table-cell>
          <table:table-cell table:formula="of:=([.A669]-[.B669])^2" office:value-type="float" office:value="0.403738698051224" calcext:value-type="float">
            <text:p>0.4037386981</text:p>
          </table:table-cell>
          <table:table-cell table:formula="of:=([.C669]-[.D669])^2" office:value-type="float" office:value="43.1470252273534" calcext:value-type="float">
            <text:p>43.1470252274</text:p>
          </table:table-cell>
          <table:table-cell table:formula="of:=[.G669]-[.H669]" office:value-type="float" office:value="-42.7432865293022" calcext:value-type="float">
            <text:p>-42.7432865293</text:p>
          </table:table-cell>
          <table:table-cell table:formula="of:=([.A669]-(([.B669]+[.D669])/2))^2" office:value-type="float" office:value="12.9745620716485" calcext:value-type="float">
            <text:p>12.9745620716</text:p>
          </table:table-cell>
          <table:table-cell table:formula="of:=([.A669]-100.04)^2" office:value-type="float" office:value="149.3284" calcext:value-type="float">
            <text:p>149.3284</text:p>
          </table:table-cell>
        </table:table-row>
        <table:table-row table:style-name="ro1">
          <table:table-cell office:value-type="float" office:value="112.32" calcext:value-type="float">
            <text:p>112.32</text:p>
          </table:table-cell>
          <table:table-cell office:value-type="float" office:value="111.832084655762" calcext:value-type="float">
            <text:p>111.8320846558</text:p>
          </table:table-cell>
          <table:table-cell office:value-type="float" office:value="112.32" calcext:value-type="float">
            <text:p>112.32</text:p>
          </table:table-cell>
          <table:table-cell office:value-type="float" office:value="110.948280334473" calcext:value-type="float">
            <text:p>110.9482803345</text:p>
          </table:table-cell>
          <table:table-cell/>
          <table:table-cell table:formula="of:=[.A670]-[.C670]" office:value-type="float" office:value="0" calcext:value-type="float">
            <text:p>0</text:p>
          </table:table-cell>
          <table:table-cell table:formula="of:=([.A670]-[.B670])^2" office:value-type="float" office:value="0.238061383143154" calcext:value-type="float">
            <text:p>0.2380613831</text:p>
          </table:table-cell>
          <table:table-cell table:formula="of:=([.C670]-[.D670])^2" office:value-type="float" office:value="1.88161484079443" calcext:value-type="float">
            <text:p>1.8816148408</text:p>
          </table:table-cell>
          <table:table-cell table:formula="of:=[.G670]-[.H670]" office:value-type="float" office:value="-1.64355345765128" calcext:value-type="float">
            <text:p>-1.6435534577</text:p>
          </table:table-cell>
          <table:table-cell table:formula="of:=([.A670]-(([.B670]+[.D670])/2))^2" office:value-type="float" office:value="0.864560592386486" calcext:value-type="float">
            <text:p>0.8645605924</text:p>
          </table:table-cell>
          <table:table-cell table:formula="of:=([.A670]-100.04)^2" office:value-type="float" office:value="150.7984" calcext:value-type="float">
            <text:p>150.7984</text:p>
          </table:table-cell>
        </table:table-row>
        <table:table-row table:style-name="ro1">
          <table:table-cell office:value-type="float" office:value="112.35" calcext:value-type="float">
            <text:p>112.35</text:p>
          </table:table-cell>
          <table:table-cell office:value-type="float" office:value="112.995018005371" calcext:value-type="float">
            <text:p>112.9950180054</text:p>
          </table:table-cell>
          <table:table-cell office:value-type="float" office:value="112.35" calcext:value-type="float">
            <text:p>112.35</text:p>
          </table:table-cell>
          <table:table-cell office:value-type="float" office:value="112.283355712891" calcext:value-type="float">
            <text:p>112.2833557129</text:p>
          </table:table-cell>
          <table:table-cell/>
          <table:table-cell table:formula="of:=[.A671]-[.C671]" office:value-type="float" office:value="0" calcext:value-type="float">
            <text:p>0</text:p>
          </table:table-cell>
          <table:table-cell table:formula="of:=([.A671]-[.B671])^2" office:value-type="float" office:value="0.416048227252912" calcext:value-type="float">
            <text:p>0.4160482273</text:p>
          </table:table-cell>
          <table:table-cell table:formula="of:=([.C671]-[.D671])^2" office:value-type="float" office:value="0.00444146100431605" calcext:value-type="float">
            <text:p>0.004441461</text:p>
          </table:table-cell>
          <table:table-cell table:formula="of:=[.G671]-[.H671]" office:value-type="float" office:value="0.411606766248596" calcext:value-type="float">
            <text:p>0.4116067662</text:p>
          </table:table-cell>
          <table:table-cell table:formula="of:=([.A671]-(([.B671]+[.D671])/2))^2" office:value-type="float" office:value="0.0836290394939748" calcext:value-type="float">
            <text:p>0.0836290395</text:p>
          </table:table-cell>
          <table:table-cell table:formula="of:=([.A671]-100.04)^2" office:value-type="float" office:value="151.5361" calcext:value-type="float">
            <text:p>151.5361</text:p>
          </table:table-cell>
        </table:table-row>
        <table:table-row table:style-name="ro1">
          <table:table-cell office:value-type="float" office:value="112.38" calcext:value-type="float">
            <text:p>112.38</text:p>
          </table:table-cell>
          <table:table-cell office:value-type="float" office:value="111.97908782959" calcext:value-type="float">
            <text:p>111.9790878296</text:p>
          </table:table-cell>
          <table:table-cell office:value-type="float" office:value="112.38" calcext:value-type="float">
            <text:p>112.38</text:p>
          </table:table-cell>
          <table:table-cell office:value-type="float" office:value="108.023681640625" calcext:value-type="float">
            <text:p>108.0236816406</text:p>
          </table:table-cell>
          <table:table-cell/>
          <table:table-cell table:formula="of:=[.A672]-[.C672]" office:value-type="float" office:value="0" calcext:value-type="float">
            <text:p>0</text:p>
          </table:table-cell>
          <table:table-cell table:formula="of:=([.A672]-[.B672])^2" office:value-type="float" office:value="0.160730568382979" calcext:value-type="float">
            <text:p>0.1607305684</text:p>
          </table:table-cell>
          <table:table-cell table:formula="of:=([.C672]-[.D672])^2" office:value-type="float" office:value="18.9775096482277" calcext:value-type="float">
            <text:p>18.9775096482</text:p>
          </table:table-cell>
          <table:table-cell table:formula="of:=[.G672]-[.H672]" office:value-type="float" office:value="-18.8167790798447" calcext:value-type="float">
            <text:p>-18.8167790798</text:p>
          </table:table-cell>
          <table:table-cell table:formula="of:=([.A672]-(([.B672]+[.D672])/2))^2" office:value-type="float" office:value="5.65781057837997" calcext:value-type="float">
            <text:p>5.6578105784</text:p>
          </table:table-cell>
          <table:table-cell table:formula="of:=([.A672]-100.04)^2" office:value-type="float" office:value="152.2756" calcext:value-type="float">
            <text:p>152.2756</text:p>
          </table:table-cell>
        </table:table-row>
        <table:table-row table:style-name="ro1">
          <table:table-cell office:value-type="float" office:value="112.39" calcext:value-type="float">
            <text:p>112.39</text:p>
          </table:table-cell>
          <table:table-cell office:value-type="float" office:value="111.946022033691" calcext:value-type="float">
            <text:p>111.9460220337</text:p>
          </table:table-cell>
          <table:table-cell office:value-type="float" office:value="112.39" calcext:value-type="float">
            <text:p>112.39</text:p>
          </table:table-cell>
          <table:table-cell office:value-type="float" office:value="111.818466186523" calcext:value-type="float">
            <text:p>111.8184661865</text:p>
          </table:table-cell>
          <table:table-cell/>
          <table:table-cell table:formula="of:=[.A673]-[.C673]" office:value-type="float" office:value="0" calcext:value-type="float">
            <text:p>0</text:p>
          </table:table-cell>
          <table:table-cell table:formula="of:=([.A673]-[.B673])^2" office:value-type="float" office:value="0.197116434567515" calcext:value-type="float">
            <text:p>0.1971164346</text:p>
          </table:table-cell>
          <table:table-cell table:formula="of:=([.C673]-[.D673])^2" office:value-type="float" office:value="0.326650899947063" calcext:value-type="float">
            <text:p>0.3266508999</text:p>
          </table:table-cell>
          <table:table-cell table:formula="of:=[.G673]-[.H673]" office:value-type="float" office:value="-0.129534465379548" calcext:value-type="float">
            <text:p>-0.1295344654</text:p>
          </table:table-cell>
          <table:table-cell table:formula="of:=([.A673]-(([.B673]+[.D673])/2))^2" office:value-type="float" office:value="0.257816043720605" calcext:value-type="float">
            <text:p>0.2578160437</text:p>
          </table:table-cell>
          <table:table-cell table:formula="of:=([.A673]-100.04)^2" office:value-type="float" office:value="152.5225" calcext:value-type="float">
            <text:p>152.5225</text:p>
          </table:table-cell>
        </table:table-row>
        <table:table-row table:style-name="ro1">
          <table:table-cell office:value-type="float" office:value="112.49" calcext:value-type="float">
            <text:p>112.49</text:p>
          </table:table-cell>
          <table:table-cell office:value-type="float" office:value="113.913230895996" calcext:value-type="float">
            <text:p>113.913230896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2.184501647949" calcext:value-type="float">
            <text:p>112.184501648</text:p>
          </table:table-cell>
          <table:table-cell/>
          <table:table-cell table:formula="of:=[.A674]-[.C674]" office:value-type="float" office:value="0" calcext:value-type="float">
            <text:p>0</text:p>
          </table:table-cell>
          <table:table-cell table:formula="of:=([.A674]-[.B674])^2" office:value-type="float" office:value="2.02558618331786" calcext:value-type="float">
            <text:p>2.0255861833</text:p>
          </table:table-cell>
          <table:table-cell table:formula="of:=([.C674]-[.D674])^2" office:value-type="float" office:value="0.09332924310574" calcext:value-type="float">
            <text:p>0.0933292431</text:p>
          </table:table-cell>
          <table:table-cell table:formula="of:=[.G674]-[.H674]" office:value-type="float" office:value="1.93225694021212" calcext:value-type="float">
            <text:p>1.9322569402</text:p>
          </table:table-cell>
          <table:table-cell table:formula="of:=([.A674]-(([.B674]+[.D674])/2))^2" office:value-type="float" office:value="0.312331509948621" calcext:value-type="float">
            <text:p>0.3123315099</text:p>
          </table:table-cell>
          <table:table-cell table:formula="of:=([.A674]-100.04)^2" office:value-type="float" office:value="155.0025" calcext:value-type="float">
            <text:p>155.0025</text:p>
          </table:table-cell>
        </table:table-row>
        <table:table-row table:style-name="ro1">
          <table:table-cell office:value-type="float" office:value="112.67" calcext:value-type="float">
            <text:p>112.67</text:p>
          </table:table-cell>
          <table:table-cell office:value-type="float" office:value="112.509078979492" calcext:value-type="float">
            <text:p>112.5090789795</text:p>
          </table:table-cell>
          <table:table-cell office:value-type="float" office:value="112.67" calcext:value-type="float">
            <text:p>112.67</text:p>
          </table:table-cell>
          <table:table-cell office:value-type="float" office:value="114.223617553711" calcext:value-type="float">
            <text:p>114.2236175537</text:p>
          </table:table-cell>
          <table:table-cell/>
          <table:table-cell table:formula="of:=[.A675]-[.C675]" office:value-type="float" office:value="0" calcext:value-type="float">
            <text:p>0</text:p>
          </table:table-cell>
          <table:table-cell table:formula="of:=([.A675]-[.B675])^2" office:value-type="float" office:value="0.0258955748412764" calcext:value-type="float">
            <text:p>0.0258955748</text:p>
          </table:table-cell>
          <table:table-cell table:formula="of:=([.C675]-[.D675])^2" office:value-type="float" office:value="2.41372750319875" calcext:value-type="float">
            <text:p>2.4137275032</text:p>
          </table:table-cell>
          <table:table-cell table:formula="of:=[.G675]-[.H675]" office:value-type="float" office:value="-2.38783192835748" calcext:value-type="float">
            <text:p>-2.3878319284</text:p>
          </table:table-cell>
          <table:table-cell table:formula="of:=([.A675]-(([.B675]+[.D675])/2))^2" office:value-type="float" office:value="0.484900908398998" calcext:value-type="float">
            <text:p>0.4849009084</text:p>
          </table:table-cell>
          <table:table-cell table:formula="of:=([.A675]-100.04)^2" office:value-type="float" office:value="159.5169" calcext:value-type="float">
            <text:p>159.5169</text:p>
          </table:table-cell>
        </table:table-row>
        <table:table-row table:style-name="ro1">
          <table:table-cell office:value-type="float" office:value="112.76" calcext:value-type="float">
            <text:p>112.76</text:p>
          </table:table-cell>
          <table:table-cell office:value-type="float" office:value="102.852882385254" calcext:value-type="float">
            <text:p>102.8528823853</text:p>
          </table:table-cell>
          <table:table-cell office:value-type="float" office:value="112.76" calcext:value-type="float">
            <text:p>112.76</text:p>
          </table:table-cell>
          <table:table-cell office:value-type="float" office:value="100.959205627441" calcext:value-type="float">
            <text:p>100.9592056274</text:p>
          </table:table-cell>
          <table:table-cell/>
          <table:table-cell table:formula="of:=[.A676]-[.C676]" office:value-type="float" office:value="0" calcext:value-type="float">
            <text:p>0</text:p>
          </table:table-cell>
          <table:table-cell table:formula="of:=([.A676]-[.B676])^2" office:value-type="float" office:value="98.1509794324124" calcext:value-type="float">
            <text:p>98.1509794324</text:p>
          </table:table-cell>
          <table:table-cell table:formula="of:=([.C676]-[.D676])^2" office:value-type="float" office:value="139.258747823411" calcext:value-type="float">
            <text:p>139.2587478234</text:p>
          </table:table-cell>
          <table:table-cell table:formula="of:=[.G676]-[.H676]" office:value-type="float" office:value="-41.1077683909983" calcext:value-type="float">
            <text:p>-41.107768391</text:p>
          </table:table-cell>
          <table:table-cell table:formula="of:=([.A676]-(([.B676]+[.D676])/2))^2" office:value-type="float" office:value="117.808360712142" calcext:value-type="float">
            <text:p>117.8083607121</text:p>
          </table:table-cell>
          <table:table-cell table:formula="of:=([.A676]-100.04)^2" office:value-type="float" office:value="161.7984" calcext:value-type="float">
            <text:p>161.7984</text:p>
          </table:table-cell>
        </table:table-row>
        <table:table-row table:style-name="ro1">
          <table:table-cell office:value-type="float" office:value="112.78" calcext:value-type="float">
            <text:p>112.78</text:p>
          </table:table-cell>
          <table:table-cell office:value-type="float" office:value="115.695381164551" calcext:value-type="float">
            <text:p>115.6953811646</text:p>
          </table:table-cell>
          <table:table-cell office:value-type="float" office:value="112.78" calcext:value-type="float">
            <text:p>112.78</text:p>
          </table:table-cell>
          <table:table-cell office:value-type="float" office:value="115.249549865723" calcext:value-type="float">
            <text:p>115.2495498657</text:p>
          </table:table-cell>
          <table:table-cell/>
          <table:table-cell table:formula="of:=[.A677]-[.C677]" office:value-type="float" office:value="0" calcext:value-type="float">
            <text:p>0</text:p>
          </table:table-cell>
          <table:table-cell table:formula="of:=([.A677]-[.B677])^2" office:value-type="float" office:value="8.49944733461746" calcext:value-type="float">
            <text:p>8.4994473346</text:p>
          </table:table-cell>
          <table:table-cell table:formula="of:=([.C677]-[.D677])^2" office:value-type="float" office:value="6.09867653929078" calcext:value-type="float">
            <text:p>6.0986765393</text:p>
          </table:table-cell>
          <table:table-cell table:formula="of:=[.G677]-[.H677]" office:value-type="float" office:value="2.40077079532668" calcext:value-type="float">
            <text:p>2.4007707953</text:p>
          </table:table-cell>
          <table:table-cell table:formula="of:=([.A677]-(([.B677]+[.D677])/2))^2" office:value-type="float" office:value="7.24937055020043" calcext:value-type="float">
            <text:p>7.2493705502</text:p>
          </table:table-cell>
          <table:table-cell table:formula="of:=([.A677]-100.04)^2" office:value-type="float" office:value="162.3076" calcext:value-type="float">
            <text:p>162.3076</text:p>
          </table:table-cell>
        </table:table-row>
        <table:table-row table:style-name="ro1">
          <table:table-cell office:value-type="float" office:value="112.82" calcext:value-type="float">
            <text:p>112.82</text:p>
          </table:table-cell>
          <table:table-cell office:value-type="float" office:value="103.353240966797" calcext:value-type="float">
            <text:p>103.3532409668</text:p>
          </table:table-cell>
          <table:table-cell office:value-type="float" office:value="112.82" calcext:value-type="float">
            <text:p>112.82</text:p>
          </table:table-cell>
          <table:table-cell office:value-type="float" office:value="103.980812072754" calcext:value-type="float">
            <text:p>103.9808120728</text:p>
          </table:table-cell>
          <table:table-cell/>
          <table:table-cell table:formula="of:=[.A678]-[.C678]" office:value-type="float" office:value="0" calcext:value-type="float">
            <text:p>0</text:p>
          </table:table-cell>
          <table:table-cell table:formula="of:=([.A678]-[.B678])^2" office:value-type="float" office:value="89.6195265927328" calcext:value-type="float">
            <text:p>89.6195265927</text:p>
          </table:table-cell>
          <table:table-cell table:formula="of:=([.C678]-[.D678])^2" office:value-type="float" office:value="78.131243213173" calcext:value-type="float">
            <text:p>78.1312432132</text:p>
          </table:table-cell>
          <table:table-cell table:formula="of:=[.G678]-[.H678]" office:value-type="float" office:value="11.4882833795599" calcext:value-type="float">
            <text:p>11.4882833796</text:p>
          </table:table-cell>
          <table:table-cell table:formula="of:=([.A678]-(([.B678]+[.D678])/2))^2" office:value-type="float" office:value="83.7769235296949" calcext:value-type="float">
            <text:p>83.7769235297</text:p>
          </table:table-cell>
          <table:table-cell table:formula="of:=([.A678]-100.04)^2" office:value-type="float" office:value="163.3284" calcext:value-type="float">
            <text:p>163.3284</text:p>
          </table:table-cell>
        </table:table-row>
        <table:table-row table:style-name="ro1">
          <table:table-cell office:value-type="float" office:value="112.86" calcext:value-type="float">
            <text:p>112.86</text:p>
          </table:table-cell>
          <table:table-cell office:value-type="float" office:value="94.3393402099609" calcext:value-type="float">
            <text:p>94.33934021</text:p>
          </table:table-cell>
          <table:table-cell office:value-type="float" office:value="112.86" calcext:value-type="float">
            <text:p>112.86</text:p>
          </table:table-cell>
          <table:table-cell office:value-type="float" office:value="91.8057479858399" calcext:value-type="float">
            <text:p>91.8057479858</text:p>
          </table:table-cell>
          <table:table-cell/>
          <table:table-cell table:formula="of:=[.A679]-[.C679]" office:value-type="float" office:value="0" calcext:value-type="float">
            <text:p>0</text:p>
          </table:table-cell>
          <table:table-cell table:formula="of:=([.A679]-[.B679])^2" office:value-type="float" office:value="343.01483905837" calcext:value-type="float">
            <text:p>343.0148390584</text:p>
          </table:table-cell>
          <table:table-cell table:formula="of:=([.C679]-[.D679])^2" office:value-type="float" office:value="443.281527875767" calcext:value-type="float">
            <text:p>443.2815278758</text:p>
          </table:table-cell>
          <table:table-cell table:formula="of:=[.G679]-[.H679]" office:value-type="float" office:value="-100.266688817397" calcext:value-type="float">
            <text:p>-100.2666888174</text:p>
          </table:table-cell>
          <table:table-cell table:formula="of:=([.A679]-(([.B679]+[.D679])/2))^2" office:value-type="float" office:value="391.543411077537" calcext:value-type="float">
            <text:p>391.5434110775</text:p>
          </table:table-cell>
          <table:table-cell table:formula="of:=([.A679]-100.04)^2" office:value-type="float" office:value="164.3524" calcext:value-type="float">
            <text:p>164.3524</text:p>
          </table:table-cell>
        </table:table-row>
        <table:table-row table:style-name="ro1">
          <table:table-cell office:value-type="float" office:value="112.94" calcext:value-type="float">
            <text:p>112.94</text:p>
          </table:table-cell>
          <table:table-cell office:value-type="float" office:value="115.387336730957" calcext:value-type="float">
            <text:p>115.387336731</text:p>
          </table:table-cell>
          <table:table-cell office:value-type="float" office:value="112.94" calcext:value-type="float">
            <text:p>112.94</text:p>
          </table:table-cell>
          <table:table-cell office:value-type="float" office:value="112.158821105957" calcext:value-type="float">
            <text:p>112.158821106</text:p>
          </table:table-cell>
          <table:table-cell/>
          <table:table-cell table:formula="of:=[.A680]-[.C680]" office:value-type="float" office:value="0" calcext:value-type="float">
            <text:p>0</text:p>
          </table:table-cell>
          <table:table-cell table:formula="of:=([.A680]-[.B680])^2" office:value-type="float" office:value="5.98945707469146" calcext:value-type="float">
            <text:p>5.9894570747</text:p>
          </table:table-cell>
          <table:table-cell table:formula="of:=([.C680]-[.D680])^2" office:value-type="float" office:value="0.610240464498192" calcext:value-type="float">
            <text:p>0.6102404645</text:p>
          </table:table-cell>
          <table:table-cell table:formula="of:=[.G680]-[.H680]" office:value-type="float" office:value="5.37921661019327" calcext:value-type="float">
            <text:p>5.3792166102</text:p>
          </table:table-cell>
          <table:table-cell table:formula="of:=([.A680]-(([.B680]+[.D680])/2))^2" office:value-type="float" office:value="0.694020484377541" calcext:value-type="float">
            <text:p>0.6940204844</text:p>
          </table:table-cell>
          <table:table-cell table:formula="of:=([.A680]-100.04)^2" office:value-type="float" office:value="166.41" calcext:value-type="float">
            <text:p>166.41</text:p>
          </table:table-cell>
        </table:table-row>
        <table:table-row table:style-name="ro1">
          <table:table-cell office:value-type="float" office:value="113.01" calcext:value-type="float">
            <text:p>113.01</text:p>
          </table:table-cell>
          <table:table-cell office:value-type="float" office:value="112.29630279541" calcext:value-type="float">
            <text:p>112.2963027954</text:p>
          </table:table-cell>
          <table:table-cell office:value-type="float" office:value="113.01" calcext:value-type="float">
            <text:p>113.01</text:p>
          </table:table-cell>
          <table:table-cell office:value-type="float" office:value="112.098342895508" calcext:value-type="float">
            <text:p>112.0983428955</text:p>
          </table:table-cell>
          <table:table-cell/>
          <table:table-cell table:formula="of:=[.A681]-[.C681]" office:value-type="float" office:value="0" calcext:value-type="float">
            <text:p>0</text:p>
          </table:table-cell>
          <table:table-cell table:formula="of:=([.A681]-[.B681])^2" office:value-type="float" office:value="0.509363699839365" calcext:value-type="float">
            <text:p>0.5093636998</text:p>
          </table:table-cell>
          <table:table-cell table:formula="of:=([.C681]-[.D681])^2" office:value-type="float" office:value="0.831118676171089" calcext:value-type="float">
            <text:p>0.8311186762</text:p>
          </table:table-cell>
          <table:table-cell table:formula="of:=[.G681]-[.H681]" office:value-type="float" office:value="-0.321754976331724" calcext:value-type="float">
            <text:p>-0.3217549763</text:p>
          </table:table-cell>
          <table:table-cell table:formula="of:=([.A681]-(([.B681]+[.D681])/2))^2" office:value-type="float" office:value="0.66044415751289" calcext:value-type="float">
            <text:p>0.6604441575</text:p>
          </table:table-cell>
          <table:table-cell table:formula="of:=([.A681]-100.04)^2" office:value-type="float" office:value="168.2209" calcext:value-type="float">
            <text:p>168.2209</text:p>
          </table:table-cell>
        </table:table-row>
        <table:table-row table:style-name="ro1">
          <table:table-cell office:value-type="float" office:value="113.24" calcext:value-type="float">
            <text:p>113.24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13.24" calcext:value-type="float">
            <text:p>113.24</text:p>
          </table:table-cell>
          <table:table-cell office:value-type="float" office:value="108.090492248535" calcext:value-type="float">
            <text:p>108.0904922485</text:p>
          </table:table-cell>
          <table:table-cell/>
          <table:table-cell table:formula="of:=[.A682]-[.C682]" office:value-type="float" office:value="0" calcext:value-type="float">
            <text:p>0</text:p>
          </table:table-cell>
          <table:table-cell table:formula="of:=([.A682]-[.B682])^2" office:value-type="float" office:value="2.35233289523272" calcext:value-type="float">
            <text:p>2.3523328952</text:p>
          </table:table-cell>
          <table:table-cell table:formula="of:=([.C682]-[.D682])^2" office:value-type="float" office:value="26.5174300823965" calcext:value-type="float">
            <text:p>26.5174300824</text:p>
          </table:table-cell>
          <table:table-cell table:formula="of:=[.G682]-[.H682]" office:value-type="float" office:value="-24.1650971871637" calcext:value-type="float">
            <text:p>-24.1650971872</text:p>
          </table:table-cell>
          <table:table-cell table:formula="of:=([.A682]-(([.B682]+[.D682])/2))^2" office:value-type="float" office:value="11.1664223561603" calcext:value-type="float">
            <text:p>11.1664223562</text:p>
          </table:table-cell>
          <table:table-cell table:formula="of:=([.A682]-100.04)^2" office:value-type="float" office:value="174.24" calcext:value-type="float">
            <text:p>174.24</text:p>
          </table:table-cell>
        </table:table-row>
        <table:table-row table:style-name="ro1">
          <table:table-cell office:value-type="float" office:value="113.28" calcext:value-type="float">
            <text:p>113.28</text:p>
          </table:table-cell>
          <table:table-cell office:value-type="float" office:value="103.808525085449" calcext:value-type="float">
            <text:p>103.8085250855</text:p>
          </table:table-cell>
          <table:table-cell office:value-type="float" office:value="113.28" calcext:value-type="float">
            <text:p>113.28</text:p>
          </table:table-cell>
          <table:table-cell office:value-type="float" office:value="105.089729309082" calcext:value-type="float">
            <text:p>105.0897293091</text:p>
          </table:table-cell>
          <table:table-cell/>
          <table:table-cell table:formula="of:=[.A683]-[.C683]" office:value-type="float" office:value="0" calcext:value-type="float">
            <text:p>0</text:p>
          </table:table-cell>
          <table:table-cell table:formula="of:=([.A683]-[.B683])^2" office:value-type="float" office:value="89.7088370569648" calcext:value-type="float">
            <text:p>89.708837057</text:p>
          </table:table-cell>
          <table:table-cell table:formula="of:=([.C683]-[.D683])^2" office:value-type="float" office:value="67.0805339905099" calcext:value-type="float">
            <text:p>67.0805339905</text:p>
          </table:table-cell>
          <table:table-cell table:formula="of:=[.G683]-[.H683]" office:value-type="float" office:value="22.6283030664548" calcext:value-type="float">
            <text:p>22.6283030665</text:p>
          </table:table-cell>
          <table:table-cell table:formula="of:=([.A683]-(([.B683]+[.D683])/2))^2" office:value-type="float" office:value="77.9843144580737" calcext:value-type="float">
            <text:p>77.9843144581</text:p>
          </table:table-cell>
          <table:table-cell table:formula="of:=([.A683]-100.04)^2" office:value-type="float" office:value="175.2976" calcext:value-type="float">
            <text:p>175.2976</text:p>
          </table:table-cell>
        </table:table-row>
        <table:table-row table:style-name="ro1">
          <table:table-cell office:value-type="float" office:value="113.36" calcext:value-type="float">
            <text:p>113.36</text:p>
          </table:table-cell>
          <table:table-cell office:value-type="float" office:value="111.903602600098" calcext:value-type="float">
            <text:p>111.9036026001</text:p>
          </table:table-cell>
          <table:table-cell office:value-type="float" office:value="113.36" calcext:value-type="float">
            <text:p>113.36</text:p>
          </table:table-cell>
          <table:table-cell office:value-type="float" office:value="113.763038635254" calcext:value-type="float">
            <text:p>113.7630386353</text:p>
          </table:table-cell>
          <table:table-cell/>
          <table:table-cell table:formula="of:=[.A684]-[.C684]" office:value-type="float" office:value="0" calcext:value-type="float">
            <text:p>0</text:p>
          </table:table-cell>
          <table:table-cell table:formula="of:=([.A684]-[.B684])^2" office:value-type="float" office:value="2.12109338644235" calcext:value-type="float">
            <text:p>2.1210933864</text:p>
          </table:table-cell>
          <table:table-cell table:formula="of:=([.C684]-[.D684])^2" office:value-type="float" office:value="0.16244014150732" calcext:value-type="float">
            <text:p>0.1624401415</text:p>
          </table:table-cell>
          <table:table-cell table:formula="of:=[.G684]-[.H684]" office:value-type="float" office:value="1.95865324493503" calcext:value-type="float">
            <text:p>1.9586532449</text:p>
          </table:table-cell>
          <table:table-cell table:formula="of:=([.A684]-(([.B684]+[.D684])/2))^2" office:value-type="float" office:value="0.277391171765435" calcext:value-type="float">
            <text:p>0.2773911718</text:p>
          </table:table-cell>
          <table:table-cell table:formula="of:=([.A684]-100.04)^2" office:value-type="float" office:value="177.4224" calcext:value-type="float">
            <text:p>177.4224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111.340423583984" calcext:value-type="float">
            <text:p>111.340423584</text:p>
          </table:table-cell>
          <table:table-cell office:value-type="float" office:value="113.4" calcext:value-type="float">
            <text:p>113.4</text:p>
          </table:table-cell>
          <table:table-cell office:value-type="float" office:value="108.517135620117" calcext:value-type="float">
            <text:p>108.5171356201</text:p>
          </table:table-cell>
          <table:table-cell/>
          <table:table-cell table:formula="of:=[.A685]-[.C685]" office:value-type="float" office:value="0" calcext:value-type="float">
            <text:p>0</text:p>
          </table:table-cell>
          <table:table-cell table:formula="of:=([.A685]-[.B685])^2" office:value-type="float" office:value="4.24185501340779" calcext:value-type="float">
            <text:p>4.2418550134</text:p>
          </table:table-cell>
          <table:table-cell table:formula="of:=([.C685]-[.D685])^2" office:value-type="float" office:value="23.8423645523284" calcext:value-type="float">
            <text:p>23.8423645523</text:p>
          </table:table-cell>
          <table:table-cell table:formula="of:=[.G685]-[.H685]" office:value-type="float" office:value="-19.6005095389206" calcext:value-type="float">
            <text:p>-19.6005095389</text:p>
          </table:table-cell>
          <table:table-cell table:formula="of:=([.A685]-(([.B685]+[.D685])/2))^2" office:value-type="float" office:value="12.0493710511388" calcext:value-type="float">
            <text:p>12.0493710511</text:p>
          </table:table-cell>
          <table:table-cell table:formula="of:=([.A685]-100.04)^2" office:value-type="float" office:value="178.4896" calcext:value-type="float">
            <text:p>178.4896</text:p>
          </table:table-cell>
        </table:table-row>
        <table:table-row table:style-name="ro1">
          <table:table-cell office:value-type="float" office:value="113.43" calcext:value-type="float">
            <text:p>113.43</text:p>
          </table:table-cell>
          <table:table-cell office:value-type="float" office:value="115.536155700684" calcext:value-type="float">
            <text:p>115.5361557007</text:p>
          </table:table-cell>
          <table:table-cell office:value-type="float" office:value="113.43" calcext:value-type="float">
            <text:p>113.43</text:p>
          </table:table-cell>
          <table:table-cell office:value-type="float" office:value="107.411773681641" calcext:value-type="float">
            <text:p>107.4117736816</text:p>
          </table:table-cell>
          <table:table-cell/>
          <table:table-cell table:formula="of:=[.A686]-[.C686]" office:value-type="float" office:value="0" calcext:value-type="float">
            <text:p>0</text:p>
          </table:table-cell>
          <table:table-cell table:formula="of:=([.A686]-[.B686])^2" office:value-type="float" office:value="4.43589183552197" calcext:value-type="float">
            <text:p>4.4358918355</text:p>
          </table:table-cell>
          <table:table-cell table:formula="of:=([.C686]-[.D686])^2" office:value-type="float" office:value="36.2190480189935" calcext:value-type="float">
            <text:p>36.219048019</text:p>
          </table:table-cell>
          <table:table-cell table:formula="of:=[.G686]-[.H686]" office:value-type="float" office:value="-31.7831561834715" calcext:value-type="float">
            <text:p>-31.7831561835</text:p>
          </table:table-cell>
          <table:table-cell table:formula="of:=([.A686]-(([.B686]+[.D686])/2))^2" office:value-type="float" office:value="3.82607412942057" calcext:value-type="float">
            <text:p>3.8260741294</text:p>
          </table:table-cell>
          <table:table-cell table:formula="of:=([.A686]-100.04)^2" office:value-type="float" office:value="179.2921" calcext:value-type="float">
            <text:p>179.2921</text:p>
          </table:table-cell>
        </table:table-row>
        <table:table-row table:style-name="ro1">
          <table:table-cell office:value-type="float" office:value="113.67" calcext:value-type="float">
            <text:p>113.67</text:p>
          </table:table-cell>
          <table:table-cell office:value-type="float" office:value="111.991470336914" calcext:value-type="float">
            <text:p>111.9914703369</text:p>
          </table:table-cell>
          <table:table-cell office:value-type="float" office:value="113.67" calcext:value-type="float">
            <text:p>113.67</text:p>
          </table:table-cell>
          <table:table-cell office:value-type="float" office:value="109.93913269043" calcext:value-type="float">
            <text:p>109.9391326904</text:p>
          </table:table-cell>
          <table:table-cell/>
          <table:table-cell table:formula="of:=[.A687]-[.C687]" office:value-type="float" office:value="0" calcext:value-type="float">
            <text:p>0</text:p>
          </table:table-cell>
          <table:table-cell table:formula="of:=([.A687]-[.B687])^2" office:value-type="float" office:value="2.8174618298594" calcext:value-type="float">
            <text:p>2.8174618299</text:p>
          </table:table-cell>
          <table:table-cell table:formula="of:=([.C687]-[.D687])^2" office:value-type="float" office:value="13.9193708816204" calcext:value-type="float">
            <text:p>13.9193708816</text:p>
          </table:table-cell>
          <table:table-cell table:formula="of:=[.G687]-[.H687]" office:value-type="float" office:value="-11.101909051761" calcext:value-type="float">
            <text:p>-11.1019090518</text:p>
          </table:table-cell>
          <table:table-cell table:formula="of:=([.A687]-(([.B687]+[.D687])/2))^2" office:value-type="float" office:value="7.31539390194566" calcext:value-type="float">
            <text:p>7.3153939019</text:p>
          </table:table-cell>
          <table:table-cell table:formula="of:=([.A687]-100.04)^2" office:value-type="float" office:value="185.7769" calcext:value-type="float">
            <text:p>185.7769</text:p>
          </table:table-cell>
        </table:table-row>
        <table:table-row table:style-name="ro1">
          <table:table-cell office:value-type="float" office:value="113.74" calcext:value-type="float">
            <text:p>113.74</text:p>
          </table:table-cell>
          <table:table-cell office:value-type="float" office:value="106.014137268066" calcext:value-type="float">
            <text:p>106.0141372681</text:p>
          </table:table-cell>
          <table:table-cell office:value-type="float" office:value="113.74" calcext:value-type="float">
            <text:p>113.74</text:p>
          </table:table-cell>
          <table:table-cell office:value-type="float" office:value="104.353454589844" calcext:value-type="float">
            <text:p>104.3534545898</text:p>
          </table:table-cell>
          <table:table-cell/>
          <table:table-cell table:formula="of:=[.A688]-[.C688]" office:value-type="float" office:value="0" calcext:value-type="float">
            <text:p>0</text:p>
          </table:table-cell>
          <table:table-cell table:formula="of:=([.A688]-[.B688])^2" office:value-type="float" office:value="59.6889549526803" calcext:value-type="float">
            <text:p>59.6889549527</text:p>
          </table:table-cell>
          <table:table-cell table:formula="of:=([.C688]-[.D688])^2" office:value-type="float" office:value="88.1072347369253" calcext:value-type="float">
            <text:p>88.1072347369</text:p>
          </table:table-cell>
          <table:table-cell table:formula="of:=[.G688]-[.H688]" office:value-type="float" office:value="-28.4182797842449" calcext:value-type="float">
            <text:p>-28.4182797842</text:p>
          </table:table-cell>
          <table:table-cell table:formula="of:=([.A688]-(([.B688]+[.D688])/2))^2" office:value-type="float" office:value="73.2086281053656" calcext:value-type="float">
            <text:p>73.2086281054</text:p>
          </table:table-cell>
          <table:table-cell table:formula="of:=([.A688]-100.04)^2" office:value-type="float" office:value="187.69" calcext:value-type="float">
            <text:p>187.69</text:p>
          </table:table-cell>
        </table:table-row>
        <table:table-row table:style-name="ro1">
          <table:table-cell office:value-type="float" office:value="113.75" calcext:value-type="float">
            <text:p>113.75</text:p>
          </table:table-cell>
          <table:table-cell office:value-type="float" office:value="116.919258117676" calcext:value-type="float">
            <text:p>116.9192581177</text:p>
          </table:table-cell>
          <table:table-cell office:value-type="float" office:value="113.75" calcext:value-type="float">
            <text:p>113.75</text:p>
          </table:table-cell>
          <table:table-cell office:value-type="float" office:value="109.086845397949" calcext:value-type="float">
            <text:p>109.086845398</text:p>
          </table:table-cell>
          <table:table-cell/>
          <table:table-cell table:formula="of:=[.A689]-[.C689]" office:value-type="float" office:value="0" calcext:value-type="float">
            <text:p>0</text:p>
          </table:table-cell>
          <table:table-cell table:formula="of:=([.A689]-[.B689])^2" office:value-type="float" office:value="10.0441970164538" calcext:value-type="float">
            <text:p>10.0441970165</text:p>
          </table:table-cell>
          <table:table-cell table:formula="of:=([.C689]-[.D689])^2" office:value-type="float" office:value="21.7450108426274" calcext:value-type="float">
            <text:p>21.7450108426</text:p>
          </table:table-cell>
          <table:table-cell table:formula="of:=[.G689]-[.H689]" office:value-type="float" office:value="-11.7008138261735" calcext:value-type="float">
            <text:p>-11.7008138262</text:p>
          </table:table-cell>
          <table:table-cell table:formula="of:=([.A689]-(([.B689]+[.D689])/2))^2" office:value-type="float" office:value="0.557931676506996" calcext:value-type="float">
            <text:p>0.5579316765</text:p>
          </table:table-cell>
          <table:table-cell table:formula="of:=([.A689]-100.04)^2" office:value-type="float" office:value="187.9641" calcext:value-type="float">
            <text:p>187.9641</text:p>
          </table:table-cell>
        </table:table-row>
        <table:table-row table:style-name="ro1">
          <table:table-cell office:value-type="float" office:value="113.75" calcext:value-type="float">
            <text:p>113.75</text:p>
          </table:table-cell>
          <table:table-cell office:value-type="float" office:value="115.695381164551" calcext:value-type="float">
            <text:p>115.6953811646</text:p>
          </table:table-cell>
          <table:table-cell office:value-type="float" office:value="113.75" calcext:value-type="float">
            <text:p>113.75</text:p>
          </table:table-cell>
          <table:table-cell office:value-type="float" office:value="115.172180175781" calcext:value-type="float">
            <text:p>115.1721801758</text:p>
          </table:table-cell>
          <table:table-cell/>
          <table:table-cell table:formula="of:=[.A690]-[.C690]" office:value-type="float" office:value="0" calcext:value-type="float">
            <text:p>0</text:p>
          </table:table-cell>
          <table:table-cell table:formula="of:=([.A690]-[.B690])^2" office:value-type="float" office:value="3.78450787538895" calcext:value-type="float">
            <text:p>3.7845078754</text:p>
          </table:table-cell>
          <table:table-cell table:formula="of:=([.C690]-[.D690])^2" office:value-type="float" office:value="2.02259645238519" calcext:value-type="float">
            <text:p>2.0225964524</text:p>
          </table:table-cell>
          <table:table-cell table:formula="of:=[.G690]-[.H690]" office:value-type="float" office:value="1.76191142300377" calcext:value-type="float">
            <text:p>1.761911423</text:p>
          </table:table-cell>
          <table:table-cell table:formula="of:=([.A690]-(([.B690]+[.D690])/2))^2" office:value-type="float" office:value="2.83511734522472" calcext:value-type="float">
            <text:p>2.8351173452</text:p>
          </table:table-cell>
          <table:table-cell table:formula="of:=([.A690]-100.04)^2" office:value-type="float" office:value="187.9641" calcext:value-type="float">
            <text:p>187.9641</text:p>
          </table:table-cell>
        </table:table-row>
        <table:table-row table:style-name="ro1">
          <table:table-cell office:value-type="float" office:value="113.93" calcext:value-type="float">
            <text:p>113.93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13.93" calcext:value-type="float">
            <text:p>113.93</text:p>
          </table:table-cell>
          <table:table-cell office:value-type="float" office:value="108.00798034668" calcext:value-type="float">
            <text:p>108.0079803467</text:p>
          </table:table-cell>
          <table:table-cell/>
          <table:table-cell table:formula="of:=[.A691]-[.C691]" office:value-type="float" office:value="0" calcext:value-type="float">
            <text:p>0</text:p>
          </table:table-cell>
          <table:table-cell table:formula="of:=([.A691]-[.B691])^2" office:value-type="float" office:value="3.56682093380729" calcext:value-type="float">
            <text:p>3.5668209338</text:p>
          </table:table-cell>
          <table:table-cell table:formula="of:=([.C691]-[.D691])^2" office:value-type="float" office:value="35.0703167743121" calcext:value-type="float">
            <text:p>35.0703167743</text:p>
          </table:table-cell>
          <table:table-cell table:formula="of:=[.G691]-[.H691]" office:value-type="float" office:value="-31.5034958405048" calcext:value-type="float">
            <text:p>-31.5034958405</text:p>
          </table:table-cell>
          <table:table-cell table:formula="of:=([.A691]-(([.B691]+[.D691])/2))^2" office:value-type="float" office:value="15.2514561882035" calcext:value-type="float">
            <text:p>15.2514561882</text:p>
          </table:table-cell>
          <table:table-cell table:formula="of:=([.A691]-100.04)^2" office:value-type="float" office:value="192.9321" calcext:value-type="float">
            <text:p>192.9321</text:p>
          </table:table-cell>
        </table:table-row>
        <table:table-row table:style-name="ro1">
          <table:table-cell office:value-type="float" office:value="113.99" calcext:value-type="float">
            <text:p>113.99</text:p>
          </table:table-cell>
          <table:table-cell office:value-type="float" office:value="111.946022033691" calcext:value-type="float">
            <text:p>111.9460220337</text:p>
          </table:table-cell>
          <table:table-cell office:value-type="float" office:value="113.99" calcext:value-type="float">
            <text:p>113.99</text:p>
          </table:table-cell>
          <table:table-cell office:value-type="float" office:value="109.902740478516" calcext:value-type="float">
            <text:p>109.9027404785</text:p>
          </table:table-cell>
          <table:table-cell/>
          <table:table-cell table:formula="of:=[.A692]-[.C692]" office:value-type="float" office:value="0" calcext:value-type="float">
            <text:p>0</text:p>
          </table:table-cell>
          <table:table-cell table:formula="of:=([.A692]-[.B692])^2" office:value-type="float" office:value="4.17784592675499" calcext:value-type="float">
            <text:p>4.1778459268</text:p>
          </table:table-cell>
          <table:table-cell table:formula="of:=([.C692]-[.D692])^2" office:value-type="float" office:value="16.7056903959646" calcext:value-type="float">
            <text:p>16.705690396</text:p>
          </table:table-cell>
          <table:table-cell table:formula="of:=[.G692]-[.H692]" office:value-type="float" office:value="-12.5278444692096" calcext:value-type="float">
            <text:p>-12.5278444692</text:p>
          </table:table-cell>
          <table:table-cell table:formula="of:=([.A692]-(([.B692]+[.D692])/2))^2" office:value-type="float" office:value="9.39801828292943" calcext:value-type="float">
            <text:p>9.3980182829</text:p>
          </table:table-cell>
          <table:table-cell table:formula="of:=([.A692]-100.04)^2" office:value-type="float" office:value="194.6025" calcext:value-type="float">
            <text:p>194.6025</text:p>
          </table:table-cell>
        </table:table-row>
        <table:table-row table:style-name="ro1">
          <table:table-cell office:value-type="float" office:value="114.01" calcext:value-type="float">
            <text:p>114.01</text:p>
          </table:table-cell>
          <table:table-cell office:value-type="float" office:value="111.685852050781" calcext:value-type="float">
            <text:p>111.6858520508</text:p>
          </table:table-cell>
          <table:table-cell office:value-type="float" office:value="114.01" calcext:value-type="float">
            <text:p>114.01</text:p>
          </table:table-cell>
          <table:table-cell office:value-type="float" office:value="108.870674133301" calcext:value-type="float">
            <text:p>108.8706741333</text:p>
          </table:table-cell>
          <table:table-cell/>
          <table:table-cell table:formula="of:=[.A693]-[.C693]" office:value-type="float" office:value="0" calcext:value-type="float">
            <text:p>0</text:p>
          </table:table-cell>
          <table:table-cell table:formula="of:=([.A693]-[.B693])^2" office:value-type="float" office:value="5.40166368985775" calcext:value-type="float">
            <text:p>5.4016636899</text:p>
          </table:table-cell>
          <table:table-cell table:formula="of:=([.C693]-[.D693])^2" office:value-type="float" office:value="26.4126703641237" calcext:value-type="float">
            <text:p>26.4126703641</text:p>
          </table:table-cell>
          <table:table-cell table:formula="of:=[.G693]-[.H693]" office:value-type="float" office:value="-21.011006674266" calcext:value-type="float">
            <text:p>-21.0110066743</text:p>
          </table:table-cell>
          <table:table-cell table:formula="of:=([.A693]-(([.B693]+[.D693])/2))^2" office:value-type="float" office:value="13.9258603502233" calcext:value-type="float">
            <text:p>13.9258603502</text:p>
          </table:table-cell>
          <table:table-cell table:formula="of:=([.A693]-100.04)^2" office:value-type="float" office:value="195.1609" calcext:value-type="float">
            <text:p>195.1609</text:p>
          </table:table-cell>
        </table:table-row>
        <table:table-row table:style-name="ro1">
          <table:table-cell office:value-type="float" office:value="114.16" calcext:value-type="float">
            <text:p>114.16</text:p>
          </table:table-cell>
          <table:table-cell office:value-type="float" office:value="97.320556640625" calcext:value-type="float">
            <text:p>97.3205566406</text:p>
          </table:table-cell>
          <table:table-cell office:value-type="float" office:value="114.16" calcext:value-type="float">
            <text:p>114.16</text:p>
          </table:table-cell>
          <table:table-cell office:value-type="float" office:value="102.605972290039" calcext:value-type="float">
            <text:p>102.60597229</text:p>
          </table:table-cell>
          <table:table-cell/>
          <table:table-cell table:formula="of:=[.A694]-[.C694]" office:value-type="float" office:value="0" calcext:value-type="float">
            <text:p>0</text:p>
          </table:table-cell>
          <table:table-cell table:formula="of:=([.A694]-[.B694])^2" office:value-type="float" office:value="283.566852653599" calcext:value-type="float">
            <text:p>283.5668526536</text:p>
          </table:table-cell>
          <table:table-cell table:formula="of:=([.C694]-[.D694])^2" office:value-type="float" office:value="133.495556322545" calcext:value-type="float">
            <text:p>133.4955563225</text:p>
          </table:table-cell>
          <table:table-cell table:formula="of:=[.G694]-[.H694]" office:value-type="float" office:value="150.071296331054" calcext:value-type="float">
            <text:p>150.0712963311</text:p>
          </table:table-cell>
          <table:table-cell table:formula="of:=([.A694]-(([.B694]+[.D694])/2))^2" office:value-type="float" office:value="201.547299841304" calcext:value-type="float">
            <text:p>201.5472998413</text:p>
          </table:table-cell>
          <table:table-cell table:formula="of:=([.A694]-100.04)^2" office:value-type="float" office:value="199.3744" calcext:value-type="float">
            <text:p>199.3744</text:p>
          </table:table-cell>
        </table:table-row>
        <table:table-row table:style-name="ro1">
          <table:table-cell office:value-type="float" office:value="114.29" calcext:value-type="float">
            <text:p>114.29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14.29" calcext:value-type="float">
            <text:p>114.29</text:p>
          </table:table-cell>
          <table:table-cell office:value-type="float" office:value="108.755729675293" calcext:value-type="float">
            <text:p>108.7557296753</text:p>
          </table:table-cell>
          <table:table-cell/>
          <table:table-cell table:formula="of:=[.A695]-[.C695]" office:value-type="float" office:value="0" calcext:value-type="float">
            <text:p>0</text:p>
          </table:table-cell>
          <table:table-cell table:formula="of:=([.A695]-[.B695])^2" office:value-type="float" office:value="6.67566944308433" calcext:value-type="float">
            <text:p>6.6756694431</text:p>
          </table:table-cell>
          <table:table-cell table:formula="of:=([.C695]-[.D695])^2" office:value-type="float" office:value="30.6281480269329" calcext:value-type="float">
            <text:p>30.6281480269</text:p>
          </table:table-cell>
          <table:table-cell table:formula="of:=[.G695]-[.H695]" office:value-type="float" office:value="-23.9524785838486" calcext:value-type="float">
            <text:p>-23.9524785838</text:p>
          </table:table-cell>
          <table:table-cell table:formula="of:=([.A695]-(([.B695]+[.D695])/2))^2" office:value-type="float" office:value="16.4754891754771" calcext:value-type="float">
            <text:p>16.4754891755</text:p>
          </table:table-cell>
          <table:table-cell table:formula="of:=([.A695]-100.04)^2" office:value-type="float" office:value="203.0625" calcext:value-type="float">
            <text:p>203.0625</text:p>
          </table:table-cell>
        </table:table-row>
        <table:table-row table:style-name="ro1">
          <table:table-cell office:value-type="float" office:value="114.33" calcext:value-type="float">
            <text:p>114.33</text:p>
          </table:table-cell>
          <table:table-cell office:value-type="float" office:value="112.106239318848" calcext:value-type="float">
            <text:p>112.1062393188</text:p>
          </table:table-cell>
          <table:table-cell office:value-type="float" office:value="114.33" calcext:value-type="float">
            <text:p>114.33</text:p>
          </table:table-cell>
          <table:table-cell office:value-type="float" office:value="110.776527404785" calcext:value-type="float">
            <text:p>110.7765274048</text:p>
          </table:table-cell>
          <table:table-cell/>
          <table:table-cell table:formula="of:=[.A696]-[.C696]" office:value-type="float" office:value="0" calcext:value-type="float">
            <text:p>0</text:p>
          </table:table-cell>
          <table:table-cell table:formula="of:=([.A696]-[.B696])^2" office:value-type="float" office:value="4.94511156703913" calcext:value-type="float">
            <text:p>4.945111567</text:p>
          </table:table-cell>
          <table:table-cell table:formula="of:=([.C696]-[.D696])^2" office:value-type="float" office:value="12.6271674849429" calcext:value-type="float">
            <text:p>12.6271674849</text:p>
          </table:table-cell>
          <table:table-cell table:formula="of:=[.G696]-[.H696]" office:value-type="float" office:value="-7.68205591790378" calcext:value-type="float">
            <text:p>-7.6820559179</text:p>
          </table:table-cell>
          <table:table-cell table:formula="of:=([.A696]-(([.B696]+[.D696])/2))^2" office:value-type="float" office:value="8.34410608239108" calcext:value-type="float">
            <text:p>8.3441060824</text:p>
          </table:table-cell>
          <table:table-cell table:formula="of:=([.A696]-100.04)^2" office:value-type="float" office:value="204.2041" calcext:value-type="float">
            <text:p>204.2041</text:p>
          </table:table-cell>
        </table:table-row>
        <table:table-row table:style-name="ro1">
          <table:table-cell office:value-type="float" office:value="114.35" calcext:value-type="float">
            <text:p>114.35</text:p>
          </table:table-cell>
          <table:table-cell office:value-type="float" office:value="112.453742980957" calcext:value-type="float">
            <text:p>112.453742981</text:p>
          </table:table-cell>
          <table:table-cell office:value-type="float" office:value="114.35" calcext:value-type="float">
            <text:p>114.35</text:p>
          </table:table-cell>
          <table:table-cell office:value-type="float" office:value="105.766510009766" calcext:value-type="float">
            <text:p>105.7665100098</text:p>
          </table:table-cell>
          <table:table-cell/>
          <table:table-cell table:formula="of:=[.A697]-[.C697]" office:value-type="float" office:value="0" calcext:value-type="float">
            <text:p>0</text:p>
          </table:table-cell>
          <table:table-cell table:formula="of:=([.A697]-[.B697])^2" office:value-type="float" office:value="3.5957906822697" calcext:value-type="float">
            <text:p>3.5957906823</text:p>
          </table:table-cell>
          <table:table-cell table:formula="of:=([.C697]-[.D697])^2" office:value-type="float" office:value="73.6763004124536" calcext:value-type="float">
            <text:p>73.6763004125</text:p>
          </table:table-cell>
          <table:table-cell table:formula="of:=[.G697]-[.H697]" office:value-type="float" office:value="-70.0805097301839" calcext:value-type="float">
            <text:p>-70.0805097302</text:p>
          </table:table-cell>
          <table:table-cell table:formula="of:=([.A697]-(([.B697]+[.D697])/2))^2" office:value-type="float" office:value="27.4562743446143" calcext:value-type="float">
            <text:p>27.4562743446</text:p>
          </table:table-cell>
          <table:table-cell table:formula="of:=([.A697]-100.04)^2" office:value-type="float" office:value="204.7761" calcext:value-type="float">
            <text:p>204.7761</text:p>
          </table:table-cell>
        </table:table-row>
        <table:table-row table:style-name="ro1">
          <table:table-cell office:value-type="float" office:value="114.44" calcext:value-type="float">
            <text:p>114.44</text:p>
          </table:table-cell>
          <table:table-cell office:value-type="float" office:value="103.975959777832" calcext:value-type="float">
            <text:p>103.9759597778</text:p>
          </table:table-cell>
          <table:table-cell office:value-type="float" office:value="114.44" calcext:value-type="float">
            <text:p>114.44</text:p>
          </table:table-cell>
          <table:table-cell office:value-type="float" office:value="103.111961364746" calcext:value-type="float">
            <text:p>103.1119613647</text:p>
          </table:table-cell>
          <table:table-cell/>
          <table:table-cell table:formula="of:=[.A698]-[.C698]" office:value-type="float" office:value="0" calcext:value-type="float">
            <text:p>0</text:p>
          </table:table-cell>
          <table:table-cell table:formula="of:=([.A698]-[.B698])^2" office:value-type="float" office:value="109.496137771149" calcext:value-type="float">
            <text:p>109.4961377711</text:p>
          </table:table-cell>
          <table:table-cell table:formula="of:=([.C698]-[.D698])^2" office:value-type="float" office:value="128.324459321805" calcext:value-type="float">
            <text:p>128.3244593218</text:p>
          </table:table-cell>
          <table:table-cell table:formula="of:=[.G698]-[.H698]" office:value-type="float" office:value="-18.8283215506561" calcext:value-type="float">
            <text:p>-18.8283215507</text:p>
          </table:table-cell>
          <table:table-cell table:formula="of:=([.A698]-(([.B698]+[.D698])/2))^2" office:value-type="float" office:value="118.723675232023" calcext:value-type="float">
            <text:p>118.723675232</text:p>
          </table:table-cell>
          <table:table-cell table:formula="of:=([.A698]-100.04)^2" office:value-type="float" office:value="207.36" calcext:value-type="float">
            <text:p>207.36</text:p>
          </table:table-cell>
        </table:table-row>
        <table:table-row table:style-name="ro1">
          <table:table-cell office:value-type="float" office:value="114.58" calcext:value-type="float">
            <text:p>114.58</text:p>
          </table:table-cell>
          <table:table-cell office:value-type="float" office:value="110.028442382813" calcext:value-type="float">
            <text:p>110.0284423828</text:p>
          </table:table-cell>
          <table:table-cell office:value-type="float" office:value="114.58" calcext:value-type="float">
            <text:p>114.58</text:p>
          </table:table-cell>
          <table:table-cell office:value-type="float" office:value="108.845153808594" calcext:value-type="float">
            <text:p>108.8451538086</text:p>
          </table:table-cell>
          <table:table-cell/>
          <table:table-cell table:formula="of:=[.A699]-[.C699]" office:value-type="float" office:value="0" calcext:value-type="float">
            <text:p>0</text:p>
          </table:table-cell>
          <table:table-cell table:formula="of:=([.A699]-[.B699])^2" office:value-type="float" office:value="20.7166767425775" calcext:value-type="float">
            <text:p>20.7166767426</text:p>
          </table:table-cell>
          <table:table-cell table:formula="of:=([.C699]-[.D699])^2" office:value-type="float" office:value="32.8884608390868" calcext:value-type="float">
            <text:p>32.8884608391</text:p>
          </table:table-cell>
          <table:table-cell table:formula="of:=[.G699]-[.H699]" office:value-type="float" office:value="-12.1717840965092" calcext:value-type="float">
            <text:p>-12.1717840965</text:p>
          </table:table-cell>
          <table:table-cell table:formula="of:=([.A699]-(([.B699]+[.D699])/2))^2" office:value-type="float" office:value="26.452525828363" calcext:value-type="float">
            <text:p>26.4525258284</text:p>
          </table:table-cell>
          <table:table-cell table:formula="of:=([.A699]-100.04)^2" office:value-type="float" office:value="211.4116" calcext:value-type="float">
            <text:p>211.4116</text:p>
          </table:table-cell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114.6" calcext:value-type="float">
            <text:p>114.6</text:p>
          </table:table-cell>
          <table:table-cell office:value-type="float" office:value="93.9950942993164" calcext:value-type="float">
            <text:p>93.9950942993</text:p>
          </table:table-cell>
          <table:table-cell/>
          <table:table-cell table:formula="of:=[.A700]-[.C700]" office:value-type="float" office:value="0" calcext:value-type="float">
            <text:p>0</text:p>
          </table:table-cell>
          <table:table-cell table:formula="of:=([.A700]-[.B700])^2" office:value-type="float" office:value="404.899310262585" calcext:value-type="float">
            <text:p>404.8993102626</text:p>
          </table:table-cell>
          <table:table-cell table:formula="of:=([.C700]-[.D700])^2" office:value-type="float" office:value="424.562138934063" calcext:value-type="float">
            <text:p>424.5621389341</text:p>
          </table:table-cell>
          <table:table-cell table:formula="of:=[.G700]-[.H700]" office:value-type="float" office:value="-19.6628286714782" calcext:value-type="float">
            <text:p>-19.6628286715</text:p>
          </table:table-cell>
          <table:table-cell table:formula="of:=([.A700]-(([.B700]+[.D700])/2))^2" office:value-type="float" office:value="414.672451672638" calcext:value-type="float">
            <text:p>414.6724516726</text:p>
          </table:table-cell>
          <table:table-cell table:formula="of:=([.A700]-100.04)^2" office:value-type="float" office:value="211.9936" calcext:value-type="float">
            <text:p>211.9936</text:p>
          </table:table-cell>
        </table:table-row>
        <table:table-row table:style-name="ro1">
          <table:table-cell office:value-type="float" office:value="114.61" calcext:value-type="float">
            <text:p>114.61</text:p>
          </table:table-cell>
          <table:table-cell office:value-type="float" office:value="111.215217590332" calcext:value-type="float">
            <text:p>111.2152175903</text:p>
          </table:table-cell>
          <table:table-cell office:value-type="float" office:value="114.61" calcext:value-type="float">
            <text:p>114.61</text:p>
          </table:table-cell>
          <table:table-cell office:value-type="float" office:value="103.709671020508" calcext:value-type="float">
            <text:p>103.7096710205</text:p>
          </table:table-cell>
          <table:table-cell/>
          <table:table-cell table:formula="of:=[.A701]-[.C701]" office:value-type="float" office:value="0" calcext:value-type="float">
            <text:p>0</text:p>
          </table:table-cell>
          <table:table-cell table:formula="of:=([.A701]-[.B701])^2" office:value-type="float" office:value="11.5245476089911" calcext:value-type="float">
            <text:p>11.524547609</text:p>
          </table:table-cell>
          <table:table-cell table:formula="of:=([.C701]-[.D701])^2" office:value-type="float" office:value="118.817171861157" calcext:value-type="float">
            <text:p>118.8171718612</text:p>
          </table:table-cell>
          <table:table-cell table:formula="of:=[.G701]-[.H701]" office:value-type="float" office:value="-107.292624252166" calcext:value-type="float">
            <text:p>-107.2926242522</text:p>
          </table:table-cell>
          <table:table-cell table:formula="of:=([.A701]-(([.B701]+[.D701])/2))^2" office:value-type="float" office:value="51.0875524071241" calcext:value-type="float">
            <text:p>51.0875524071</text:p>
          </table:table-cell>
          <table:table-cell table:formula="of:=([.A701]-100.04)^2" office:value-type="float" office:value="212.2849" calcext:value-type="float">
            <text:p>212.2849</text:p>
          </table:table-cell>
        </table:table-row>
        <table:table-row table:style-name="ro1">
          <table:table-cell office:value-type="float" office:value="114.63" calcext:value-type="float">
            <text:p>114.63</text:p>
          </table:table-cell>
          <table:table-cell office:value-type="float" office:value="111.503646850586" calcext:value-type="float">
            <text:p>111.5036468506</text:p>
          </table:table-cell>
          <table:table-cell office:value-type="float" office:value="114.63" calcext:value-type="float">
            <text:p>114.63</text:p>
          </table:table-cell>
          <table:table-cell office:value-type="float" office:value="108.892959594727" calcext:value-type="float">
            <text:p>108.8929595947</text:p>
          </table:table-cell>
          <table:table-cell/>
          <table:table-cell table:formula="of:=[.A702]-[.C702]" office:value-type="float" office:value="0" calcext:value-type="float">
            <text:p>0</text:p>
          </table:table-cell>
          <table:table-cell table:formula="of:=([.A702]-[.B702])^2" office:value-type="float" office:value="9.7740840148512" calcext:value-type="float">
            <text:p>9.7740840149</text:p>
          </table:table-cell>
          <table:table-cell table:formula="of:=([.C702]-[.D702])^2" office:value-type="float" office:value="32.91363261174" calcext:value-type="float">
            <text:p>32.9136326117</text:p>
          </table:table-cell>
          <table:table-cell table:formula="of:=[.G702]-[.H702]" office:value-type="float" office:value="-23.1395485968888" calcext:value-type="float">
            <text:p>-23.1395485969</text:p>
          </table:table-cell>
          <table:table-cell table:formula="of:=([.A702]-(([.B702]+[.D702])/2))^2" office:value-type="float" office:value="19.6399363263189" calcext:value-type="float">
            <text:p>19.6399363263</text:p>
          </table:table-cell>
          <table:table-cell table:formula="of:=([.A702]-100.04)^2" office:value-type="float" office:value="212.8681" calcext:value-type="float">
            <text:p>212.8681</text:p>
          </table:table-cell>
        </table:table-row>
        <table:table-row table:style-name="ro1">
          <table:table-cell office:value-type="float" office:value="114.88" calcext:value-type="float">
            <text:p>114.88</text:p>
          </table:table-cell>
          <table:table-cell office:value-type="float" office:value="111.610725402832" calcext:value-type="float">
            <text:p>111.6107254028</text:p>
          </table:table-cell>
          <table:table-cell office:value-type="float" office:value="114.88" calcext:value-type="float">
            <text:p>114.88</text:p>
          </table:table-cell>
          <table:table-cell office:value-type="float" office:value="111.691070556641" calcext:value-type="float">
            <text:p>111.6910705566</text:p>
          </table:table-cell>
          <table:table-cell/>
          <table:table-cell table:formula="of:=[.A703]-[.C703]" office:value-type="float" office:value="0" calcext:value-type="float">
            <text:p>0</text:p>
          </table:table-cell>
          <table:table-cell table:formula="of:=([.A703]-[.B703])^2" office:value-type="float" office:value="10.6881563916878" calcext:value-type="float">
            <text:p>10.6881563917</text:p>
          </table:table-cell>
          <table:table-cell table:formula="of:=([.C703]-[.D703])^2" office:value-type="float" office:value="10.1692709947243" calcext:value-type="float">
            <text:p>10.1692709947</text:p>
          </table:table-cell>
          <table:table-cell table:formula="of:=[.G703]-[.H703]" office:value-type="float" office:value="0.518885396963452" calcext:value-type="float">
            <text:p>0.518885397</text:p>
          </table:table-cell>
          <table:table-cell table:formula="of:=([.A703]-(([.B703]+[.D703])/2))^2" office:value-type="float" office:value="10.4270998572709" calcext:value-type="float">
            <text:p>10.4270998573</text:p>
          </table:table-cell>
          <table:table-cell table:formula="of:=([.A703]-100.04)^2" office:value-type="float" office:value="220.2256" calcext:value-type="float">
            <text:p>220.2256</text:p>
          </table:table-cell>
        </table:table-row>
        <table:table-row table:style-name="ro1">
          <table:table-cell office:value-type="float" office:value="114.91" calcext:value-type="float">
            <text:p>114.91</text:p>
          </table:table-cell>
          <table:table-cell office:value-type="float" office:value="112.204551696777" calcext:value-type="float">
            <text:p>112.2045516968</text:p>
          </table:table-cell>
          <table:table-cell office:value-type="float" office:value="114.91" calcext:value-type="float">
            <text:p>114.91</text:p>
          </table:table-cell>
          <table:table-cell office:value-type="float" office:value="105.854339599609" calcext:value-type="float">
            <text:p>105.8543395996</text:p>
          </table:table-cell>
          <table:table-cell/>
          <table:table-cell table:formula="of:=[.A704]-[.C704]" office:value-type="float" office:value="0" calcext:value-type="float">
            <text:p>0</text:p>
          </table:table-cell>
          <table:table-cell table:formula="of:=([.A704]-[.B704])^2" office:value-type="float" office:value="7.31945052141033" calcext:value-type="float">
            <text:p>7.3194505214</text:p>
          </table:table-cell>
          <table:table-cell table:formula="of:=([.C704]-[.D704])^2" office:value-type="float" office:value="82.0049852872028" calcext:value-type="float">
            <text:p>82.0049852872</text:p>
          </table:table-cell>
          <table:table-cell table:formula="of:=[.G704]-[.H704]" office:value-type="float" office:value="-74.6855347657925" calcext:value-type="float">
            <text:p>-74.6855347658</text:p>
          </table:table-cell>
          <table:table-cell table:formula="of:=([.A704]-(([.B704]+[.D704])/2))^2" office:value-type="float" office:value="34.580919484552" calcext:value-type="float">
            <text:p>34.5809194846</text:p>
          </table:table-cell>
          <table:table-cell table:formula="of:=([.A704]-100.04)^2" office:value-type="float" office:value="221.1169" calcext:value-type="float">
            <text:p>221.1169</text:p>
          </table:table-cell>
        </table:table-row>
        <table:table-row table:style-name="ro1">
          <table:table-cell office:value-type="float" office:value="114.91" calcext:value-type="float">
            <text:p>114.91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14.91" calcext:value-type="float">
            <text:p>114.91</text:p>
          </table:table-cell>
          <table:table-cell office:value-type="float" office:value="109.820571899414" calcext:value-type="float">
            <text:p>109.8205718994</text:p>
          </table:table-cell>
          <table:table-cell/>
          <table:table-cell table:formula="of:=[.A705]-[.C705]" office:value-type="float" office:value="0" calcext:value-type="float">
            <text:p>0</text:p>
          </table:table-cell>
          <table:table-cell table:formula="of:=([.A705]-[.B705])^2" office:value-type="float" office:value="8.22888262814319" calcext:value-type="float">
            <text:p>8.2288826281</text:p>
          </table:table-cell>
          <table:table-cell table:formula="of:=([.C705]-[.D705])^2" office:value-type="float" office:value="25.9022783910337" calcext:value-type="float">
            <text:p>25.902278391</text:p>
          </table:table-cell>
          <table:table-cell table:formula="of:=[.G705]-[.H705]" office:value-type="float" office:value="-17.6733957628906" calcext:value-type="float">
            <text:p>-17.6733957629</text:p>
          </table:table-cell>
          <table:table-cell table:formula="of:=([.A705]-(([.B705]+[.D705])/2))^2" office:value-type="float" office:value="15.8325643725548" calcext:value-type="float">
            <text:p>15.8325643726</text:p>
          </table:table-cell>
          <table:table-cell table:formula="of:=([.A705]-100.04)^2" office:value-type="float" office:value="221.1169" calcext:value-type="float">
            <text:p>221.1169</text:p>
          </table:table-cell>
        </table:table-row>
        <table:table-row table:style-name="ro1">
          <table:table-cell office:value-type="float" office:value="114.92" calcext:value-type="float">
            <text:p>114.92</text:p>
          </table:table-cell>
          <table:table-cell office:value-type="float" office:value="112.123497009277" calcext:value-type="float">
            <text:p>112.1234970093</text:p>
          </table:table-cell>
          <table:table-cell office:value-type="float" office:value="114.92" calcext:value-type="float">
            <text:p>114.92</text:p>
          </table:table-cell>
          <table:table-cell office:value-type="float" office:value="108.588882446289" calcext:value-type="float">
            <text:p>108.5888824463</text:p>
          </table:table-cell>
          <table:table-cell/>
          <table:table-cell table:formula="of:=[.A706]-[.C706]" office:value-type="float" office:value="0" calcext:value-type="float">
            <text:p>0</text:p>
          </table:table-cell>
          <table:table-cell table:formula="of:=([.A706]-[.B706])^2" office:value-type="float" office:value="7.82042897712077" calcext:value-type="float">
            <text:p>7.8204289771</text:p>
          </table:table-cell>
          <table:table-cell table:formula="of:=([.C706]-[.D706])^2" office:value-type="float" office:value="40.0830494789068" calcext:value-type="float">
            <text:p>40.0830494789</text:p>
          </table:table-cell>
          <table:table-cell table:formula="of:=[.G706]-[.H706]" office:value-type="float" office:value="-32.262620501786" calcext:value-type="float">
            <text:p>-32.2626205018</text:p>
          </table:table-cell>
          <table:table-cell table:formula="of:=([.A706]-(([.B706]+[.D706])/2))^2" office:value-type="float" office:value="20.8283642007916" calcext:value-type="float">
            <text:p>20.8283642008</text:p>
          </table:table-cell>
          <table:table-cell table:formula="of:=([.A706]-100.04)^2" office:value-type="float" office:value="221.4144" calcext:value-type="float">
            <text:p>221.4144</text:p>
          </table:table-cell>
        </table:table-row>
        <table:table-row table:style-name="ro1">
          <table:table-cell office:value-type="float" office:value="115.07" calcext:value-type="float">
            <text:p>115.07</text:p>
          </table:table-cell>
          <table:table-cell office:value-type="float" office:value="94.2015151977539" calcext:value-type="float">
            <text:p>94.2015151978</text:p>
          </table:table-cell>
          <table:table-cell office:value-type="float" office:value="115.07" calcext:value-type="float">
            <text:p>115.07</text:p>
          </table:table-cell>
          <table:table-cell office:value-type="float" office:value="95.9320983886719" calcext:value-type="float">
            <text:p>95.9320983887</text:p>
          </table:table-cell>
          <table:table-cell/>
          <table:table-cell table:formula="of:=[.A707]-[.C707]" office:value-type="float" office:value="0" calcext:value-type="float">
            <text:p>0</text:p>
          </table:table-cell>
          <table:table-cell table:formula="of:=([.A707]-[.B707])^2" office:value-type="float" office:value="435.493657941576" calcext:value-type="float">
            <text:p>435.4936579416</text:p>
          </table:table-cell>
          <table:table-cell table:formula="of:=([.C707]-[.D707])^2" office:value-type="float" office:value="366.259278084875" calcext:value-type="float">
            <text:p>366.2592780849</text:p>
          </table:table-cell>
          <table:table-cell table:formula="of:=[.G707]-[.H707]" office:value-type="float" office:value="69.2343798567005" calcext:value-type="float">
            <text:p>69.2343798567</text:p>
          </table:table-cell>
          <table:table-cell table:formula="of:=([.A707]-(([.B707]+[.D707])/2))^2" office:value-type="float" office:value="400.127738468054" calcext:value-type="float">
            <text:p>400.1277384681</text:p>
          </table:table-cell>
          <table:table-cell table:formula="of:=([.A707]-100.04)^2" office:value-type="float" office:value="225.9009" calcext:value-type="float">
            <text:p>225.9009</text:p>
          </table:table-cell>
        </table:table-row>
        <table:table-row table:style-name="ro1">
          <table:table-cell office:value-type="float" office:value="115.14" calcext:value-type="float">
            <text:p>115.14</text:p>
          </table:table-cell>
          <table:table-cell office:value-type="float" office:value="109.871643066406" calcext:value-type="float">
            <text:p>109.8716430664</text:p>
          </table:table-cell>
          <table:table-cell office:value-type="float" office:value="115.14" calcext:value-type="float">
            <text:p>115.14</text:p>
          </table:table-cell>
          <table:table-cell office:value-type="float" office:value="108.065071105957" calcext:value-type="float">
            <text:p>108.065071106</text:p>
          </table:table-cell>
          <table:table-cell/>
          <table:table-cell table:formula="of:=[.A708]-[.C708]" office:value-type="float" office:value="0" calcext:value-type="float">
            <text:p>0</text:p>
          </table:table-cell>
          <table:table-cell table:formula="of:=([.A708]-[.B708])^2" office:value-type="float" office:value="27.7555847797453" calcext:value-type="float">
            <text:p>27.7555847797</text:p>
          </table:table-cell>
          <table:table-cell table:formula="of:=([.C708]-[.D708])^2" office:value-type="float" office:value="50.0546188557641" calcext:value-type="float">
            <text:p>50.0546188558</text:p>
          </table:table-cell>
          <table:table-cell table:formula="of:=[.G708]-[.H708]" office:value-type="float" office:value="-22.2990340760187" calcext:value-type="float">
            <text:p>-22.299034076</text:p>
          </table:table-cell>
          <table:table-cell table:formula="of:=([.A708]-(([.B708]+[.D708])/2))^2" office:value-type="float" office:value="38.0891762556844" calcext:value-type="float">
            <text:p>38.0891762557</text:p>
          </table:table-cell>
          <table:table-cell table:formula="of:=([.A708]-100.04)^2" office:value-type="float" office:value="228.01" calcext:value-type="float">
            <text:p>228.01</text:p>
          </table:table-cell>
        </table:table-row>
        <table:table-row table:style-name="ro1">
          <table:table-cell office:value-type="float" office:value="115.15" calcext:value-type="float">
            <text:p>115.15</text:p>
          </table:table-cell>
          <table:table-cell office:value-type="float" office:value="92.5031356811524" calcext:value-type="float">
            <text:p>92.5031356812</text:p>
          </table:table-cell>
          <table:table-cell office:value-type="float" office:value="115.15" calcext:value-type="float">
            <text:p>115.15</text:p>
          </table:table-cell>
          <table:table-cell office:value-type="float" office:value="90.8426055908203" calcext:value-type="float">
            <text:p>90.8426055908</text:p>
          </table:table-cell>
          <table:table-cell/>
          <table:table-cell table:formula="of:=[.A709]-[.C709]" office:value-type="float" office:value="0" calcext:value-type="float">
            <text:p>0</text:p>
          </table:table-cell>
          <table:table-cell table:formula="of:=([.A709]-[.B709])^2" office:value-type="float" office:value="512.880463476295" calcext:value-type="float">
            <text:p>512.8804634763</text:p>
          </table:table-cell>
          <table:table-cell table:formula="of:=([.C709]-[.D709])^2" office:value-type="float" office:value="590.84942296342" calcext:value-type="float">
            <text:p>590.8494229634</text:p>
          </table:table-cell>
          <table:table-cell table:formula="of:=[.G709]-[.H709]" office:value-type="float" office:value="-77.9689594871248" calcext:value-type="float">
            <text:p>-77.9689594871</text:p>
          </table:table-cell>
          <table:table-cell table:formula="of:=([.A709]-(([.B709]+[.D709])/2))^2" office:value-type="float" office:value="551.175603174633" calcext:value-type="float">
            <text:p>551.1756031746</text:p>
          </table:table-cell>
          <table:table-cell table:formula="of:=([.A709]-100.04)^2" office:value-type="float" office:value="228.3121" calcext:value-type="float">
            <text:p>228.3121</text:p>
          </table:table-cell>
        </table:table-row>
        <table:table-row table:style-name="ro1">
          <table:table-cell office:value-type="float" office:value="115.155" calcext:value-type="float">
            <text:p>115.155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15.155" calcext:value-type="float">
            <text:p>115.155</text:p>
          </table:table-cell>
          <table:table-cell office:value-type="float" office:value="107.753173828125" calcext:value-type="float">
            <text:p>107.7531738281</text:p>
          </table:table-cell>
          <table:table-cell/>
          <table:table-cell table:formula="of:=[.A710]-[.C710]" office:value-type="float" office:value="0" calcext:value-type="float">
            <text:p>0</text:p>
          </table:table-cell>
          <table:table-cell table:formula="of:=([.A710]-[.B710])^2" office:value-type="float" office:value="11.8937502658382" calcext:value-type="float">
            <text:p>11.8937502658</text:p>
          </table:table-cell>
          <table:table-cell table:formula="of:=([.C710]-[.D710])^2" office:value-type="float" office:value="54.7870306786537" calcext:value-type="float">
            <text:p>54.7870306787</text:p>
          </table:table-cell>
          <table:table-cell table:formula="of:=[.G710]-[.H710]" office:value-type="float" office:value="-42.8932804128155" calcext:value-type="float">
            <text:p>-42.8932804128</text:p>
          </table:table-cell>
          <table:table-cell table:formula="of:=([.A710]-(([.B710]+[.D710])/2))^2" office:value-type="float" office:value="29.4336514755074" calcext:value-type="float">
            <text:p>29.4336514755</text:p>
          </table:table-cell>
          <table:table-cell table:formula="of:=([.A710]-100.04)^2" office:value-type="float" office:value="228.463225" calcext:value-type="float">
            <text:p>228.463225</text:p>
          </table:table-cell>
        </table:table-row>
        <table:table-row table:style-name="ro1">
          <table:table-cell office:value-type="float" office:value="115.18" calcext:value-type="float">
            <text:p>115.18</text:p>
          </table:table-cell>
          <table:table-cell office:value-type="float" office:value="111.107971191406" calcext:value-type="float">
            <text:p>111.1079711914</text:p>
          </table:table-cell>
          <table:table-cell office:value-type="float" office:value="115.18" calcext:value-type="float">
            <text:p>115.18</text:p>
          </table:table-cell>
          <table:table-cell office:value-type="float" office:value="101.751953125" calcext:value-type="float">
            <text:p>101.751953125</text:p>
          </table:table-cell>
          <table:table-cell/>
          <table:table-cell table:formula="of:=[.A711]-[.C711]" office:value-type="float" office:value="0" calcext:value-type="float">
            <text:p>0</text:p>
          </table:table-cell>
          <table:table-cell table:formula="of:=([.A711]-[.B711])^2" office:value-type="float" office:value="16.5814186180175" calcext:value-type="float">
            <text:p>16.581418618</text:p>
          </table:table-cell>
          <table:table-cell table:formula="of:=([.C711]-[.D711])^2" office:value-type="float" office:value="180.312442877197" calcext:value-type="float">
            <text:p>180.3124428772</text:p>
          </table:table-cell>
          <table:table-cell table:formula="of:=[.G711]-[.H711]" office:value-type="float" office:value="-163.73102425918" calcext:value-type="float">
            <text:p>-163.7310242592</text:p>
          </table:table-cell>
          <table:table-cell table:formula="of:=([.A711]-(([.B711]+[.D711])/2))^2" office:value-type="float" office:value="76.5631622328774" calcext:value-type="float">
            <text:p>76.5631622329</text:p>
          </table:table-cell>
          <table:table-cell table:formula="of:=([.A711]-100.04)^2" office:value-type="float" office:value="229.2196" calcext:value-type="float">
            <text:p>229.2196</text:p>
          </table:table-cell>
        </table:table-row>
        <table:table-row table:style-name="ro1">
          <table:table-cell office:value-type="float" office:value="115.19" calcext:value-type="float">
            <text:p>115.19</text:p>
          </table:table-cell>
          <table:table-cell office:value-type="float" office:value="117.098335266113" calcext:value-type="float">
            <text:p>117.0983352661</text:p>
          </table:table-cell>
          <table:table-cell office:value-type="float" office:value="115.19" calcext:value-type="float">
            <text:p>115.19</text:p>
          </table:table-cell>
          <table:table-cell office:value-type="float" office:value="114.159889221191" calcext:value-type="float">
            <text:p>114.1598892212</text:p>
          </table:table-cell>
          <table:table-cell/>
          <table:table-cell table:formula="of:=[.A712]-[.C712]" office:value-type="float" office:value="0" calcext:value-type="float">
            <text:p>0</text:p>
          </table:table-cell>
          <table:table-cell table:formula="of:=([.A712]-[.B712])^2" office:value-type="float" office:value="3.64174348789166" calcext:value-type="float">
            <text:p>3.6417434879</text:p>
          </table:table-cell>
          <table:table-cell table:formula="of:=([.C712]-[.D712])^2" office:value-type="float" office:value="1.06112821661764" calcext:value-type="float">
            <text:p>1.0611282166</text:p>
          </table:table-cell>
          <table:table-cell table:formula="of:=[.G712]-[.H712]" office:value-type="float" office:value="2.58061527127401" calcext:value-type="float">
            <text:p>2.5806152713</text:p>
          </table:table-cell>
          <table:table-cell table:formula="of:=([.A712]-(([.B712]+[.D712])/2))^2" office:value-type="float" office:value="0.192819562525397" calcext:value-type="float">
            <text:p>0.1928195625</text:p>
          </table:table-cell>
          <table:table-cell table:formula="of:=([.A712]-100.04)^2" office:value-type="float" office:value="229.5225" calcext:value-type="float">
            <text:p>229.5225</text:p>
          </table:table-cell>
        </table:table-row>
        <table:table-row table:style-name="ro1">
          <table:table-cell office:value-type="float" office:value="115.24" calcext:value-type="float">
            <text:p>115.24</text:p>
          </table:table-cell>
          <table:table-cell office:value-type="float" office:value="112.654273986816" calcext:value-type="float">
            <text:p>112.6542739868</text:p>
          </table:table-cell>
          <table:table-cell office:value-type="float" office:value="115.24" calcext:value-type="float">
            <text:p>115.24</text:p>
          </table:table-cell>
          <table:table-cell office:value-type="float" office:value="111.86930847168" calcext:value-type="float">
            <text:p>111.8693084717</text:p>
          </table:table-cell>
          <table:table-cell/>
          <table:table-cell table:formula="of:=[.A713]-[.C713]" office:value-type="float" office:value="0" calcext:value-type="float">
            <text:p>0</text:p>
          </table:table-cell>
          <table:table-cell table:formula="of:=([.A713]-[.B713])^2" office:value-type="float" office:value="6.6859790152543" calcext:value-type="float">
            <text:p>6.6859790153</text:p>
          </table:table-cell>
          <table:table-cell table:formula="of:=([.C713]-[.D713])^2" office:value-type="float" office:value="11.3615613790903" calcext:value-type="float">
            <text:p>11.3615613791</text:p>
          </table:table-cell>
          <table:table-cell table:formula="of:=[.G713]-[.H713]" office:value-type="float" office:value="-4.67558236383599" calcext:value-type="float">
            <text:p>-4.6755823638</text:p>
          </table:table-cell>
          <table:table-cell table:formula="of:=([.A713]-(([.B713]+[.D713])/2))^2" office:value-type="float" office:value="8.86972748218383" calcext:value-type="float">
            <text:p>8.8697274822</text:p>
          </table:table-cell>
          <table:table-cell table:formula="of:=([.A713]-100.04)^2" office:value-type="float" office:value="231.04" calcext:value-type="float">
            <text:p>231.04</text:p>
          </table:table-cell>
        </table:table-row>
        <table:table-row table:style-name="ro1">
          <table:table-cell office:value-type="float" office:value="115.41" calcext:value-type="float">
            <text:p>115.41</text:p>
          </table:table-cell>
          <table:table-cell office:value-type="float" office:value="110.206771850586" calcext:value-type="float">
            <text:p>110.2067718506</text:p>
          </table:table-cell>
          <table:table-cell office:value-type="float" office:value="115.41" calcext:value-type="float">
            <text:p>115.41</text:p>
          </table:table-cell>
          <table:table-cell office:value-type="float" office:value="111.305801391602" calcext:value-type="float">
            <text:p>111.3058013916</text:p>
          </table:table-cell>
          <table:table-cell/>
          <table:table-cell table:formula="of:=[.A714]-[.C714]" office:value-type="float" office:value="0" calcext:value-type="float">
            <text:p>0</text:p>
          </table:table-cell>
          <table:table-cell table:formula="of:=([.A714]-[.B714])^2" office:value-type="float" office:value="27.0735831748549" calcext:value-type="float">
            <text:p>27.0735831749</text:p>
          </table:table-cell>
          <table:table-cell table:formula="of:=([.C714]-[.D714])^2" office:value-type="float" office:value="16.8444462171796" calcext:value-type="float">
            <text:p>16.8444462172</text:p>
          </table:table-cell>
          <table:table-cell table:formula="of:=[.G714]-[.H714]" office:value-type="float" office:value="10.2291369576752" calcext:value-type="float">
            <text:p>10.2291369577</text:p>
          </table:table-cell>
          <table:table-cell table:formula="of:=([.A714]-(([.B714]+[.D714])/2))^2" office:value-type="float" office:value="21.657048213011" calcext:value-type="float">
            <text:p>21.657048213</text:p>
          </table:table-cell>
          <table:table-cell table:formula="of:=([.A714]-100.04)^2" office:value-type="float" office:value="236.2369" calcext:value-type="float">
            <text:p>236.2369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112.267318725586" calcext:value-type="float">
            <text:p>112.2673187256</text:p>
          </table:table-cell>
          <table:table-cell office:value-type="float" office:value="115.5" calcext:value-type="float">
            <text:p>115.5</text:p>
          </table:table-cell>
          <table:table-cell office:value-type="float" office:value="103.075630187988" calcext:value-type="float">
            <text:p>103.075630188</text:p>
          </table:table-cell>
          <table:table-cell/>
          <table:table-cell table:formula="of:=[.A715]-[.C715]" office:value-type="float" office:value="0" calcext:value-type="float">
            <text:p>0</text:p>
          </table:table-cell>
          <table:table-cell table:formula="of:=([.A715]-[.B715])^2" office:value-type="float" office:value="10.4502282219473" calcext:value-type="float">
            <text:p>10.4502282219</text:p>
          </table:table-cell>
          <table:table-cell table:formula="of:=([.C715]-[.D715])^2" office:value-type="float" office:value="154.364965225628" calcext:value-type="float">
            <text:p>154.3649652256</text:p>
          </table:table-cell>
          <table:table-cell table:formula="of:=[.G715]-[.H715]" office:value-type="float" office:value="-143.914737003681" calcext:value-type="float">
            <text:p>-143.9147370037</text:p>
          </table:table-cell>
          <table:table-cell table:formula="of:=([.A715]-(([.B715]+[.D715])/2))^2" office:value-type="float" office:value="61.2858121807367" calcext:value-type="float">
            <text:p>61.2858121807</text:p>
          </table:table-cell>
          <table:table-cell table:formula="of:=([.A715]-100.04)^2" office:value-type="float" office:value="239.0116" calcext:value-type="float">
            <text:p>239.0116</text:p>
          </table:table-cell>
        </table:table-row>
        <table:table-row table:style-name="ro1">
          <table:table-cell office:value-type="float" office:value="115.69" calcext:value-type="float">
            <text:p>115.69</text:p>
          </table:table-cell>
          <table:table-cell office:value-type="float" office:value="112.574890136719" calcext:value-type="float">
            <text:p>112.5748901367</text:p>
          </table:table-cell>
          <table:table-cell office:value-type="float" office:value="115.69" calcext:value-type="float">
            <text:p>115.69</text:p>
          </table:table-cell>
          <table:table-cell office:value-type="float" office:value="110.265396118164" calcext:value-type="float">
            <text:p>110.2653961182</text:p>
          </table:table-cell>
          <table:table-cell/>
          <table:table-cell table:formula="of:=[.A716]-[.C716]" office:value-type="float" office:value="0" calcext:value-type="float">
            <text:p>0</text:p>
          </table:table-cell>
          <table:table-cell table:formula="of:=([.A716]-[.B716])^2" office:value-type="float" office:value="9.70390946031211" calcext:value-type="float">
            <text:p>9.7039094603</text:p>
          </table:table-cell>
          <table:table-cell table:formula="of:=([.C716]-[.D716])^2" office:value-type="float" office:value="29.4263272748295" calcext:value-type="float">
            <text:p>29.4263272748</text:p>
          </table:table-cell>
          <table:table-cell table:formula="of:=[.G716]-[.H716]" office:value-type="float" office:value="-19.7224178145174" calcext:value-type="float">
            <text:p>-19.7224178145</text:p>
          </table:table-cell>
          <table:table-cell table:formula="of:=([.A716]-(([.B716]+[.D716])/2))^2" office:value-type="float" office:value="18.2316777121358" calcext:value-type="float">
            <text:p>18.2316777121</text:p>
          </table:table-cell>
          <table:table-cell table:formula="of:=([.A716]-100.04)^2" office:value-type="float" office:value="244.9225" calcext:value-type="float">
            <text:p>244.9225</text:p>
          </table:table-cell>
        </table:table-row>
        <table:table-row table:style-name="ro1">
          <table:table-cell office:value-type="float" office:value="115.72" calcext:value-type="float">
            <text:p>115.72</text:p>
          </table:table-cell>
          <table:table-cell office:value-type="float" office:value="111.813346862793" calcext:value-type="float">
            <text:p>111.8133468628</text:p>
          </table:table-cell>
          <table:table-cell office:value-type="float" office:value="115.72" calcext:value-type="float">
            <text:p>115.72</text:p>
          </table:table-cell>
          <table:table-cell office:value-type="float" office:value="112.296005249023" calcext:value-type="float">
            <text:p>112.296005249</text:p>
          </table:table-cell>
          <table:table-cell/>
          <table:table-cell table:formula="of:=[.A717]-[.C717]" office:value-type="float" office:value="0" calcext:value-type="float">
            <text:p>0</text:p>
          </table:table-cell>
          <table:table-cell table:formula="of:=([.A717]-[.B717])^2" office:value-type="float" office:value="15.2619387344495" calcext:value-type="float">
            <text:p>15.2619387344</text:p>
          </table:table-cell>
          <table:table-cell table:formula="of:=([.C717]-[.D717])^2" office:value-type="float" office:value="11.723740054715" calcext:value-type="float">
            <text:p>11.7237400547</text:p>
          </table:table-cell>
          <table:table-cell table:formula="of:=[.G717]-[.H717]" office:value-type="float" office:value="3.53819867973449" calcext:value-type="float">
            <text:p>3.5381986797</text:p>
          </table:table-cell>
          <table:table-cell table:formula="of:=([.A717]-(([.B717]+[.D717])/2))^2" office:value-type="float" office:value="13.4345996151326" calcext:value-type="float">
            <text:p>13.4345996151</text:p>
          </table:table-cell>
          <table:table-cell table:formula="of:=([.A717]-100.04)^2" office:value-type="float" office:value="245.8624" calcext:value-type="float">
            <text:p>245.8624</text:p>
          </table:table-cell>
        </table:table-row>
        <table:table-row table:style-name="ro1">
          <table:table-cell office:value-type="float" office:value="115.72" calcext:value-type="float">
            <text:p>115.72</text:p>
          </table:table-cell>
          <table:table-cell office:value-type="float" office:value="111.759796142578" calcext:value-type="float">
            <text:p>111.7597961426</text:p>
          </table:table-cell>
          <table:table-cell office:value-type="float" office:value="115.72" calcext:value-type="float">
            <text:p>115.72</text:p>
          </table:table-cell>
          <table:table-cell office:value-type="float" office:value="110.325698852539" calcext:value-type="float">
            <text:p>110.3256988525</text:p>
          </table:table-cell>
          <table:table-cell/>
          <table:table-cell table:formula="of:=[.A718]-[.C718]" office:value-type="float" office:value="0" calcext:value-type="float">
            <text:p>0</text:p>
          </table:table-cell>
          <table:table-cell table:formula="of:=([.A718]-[.B718])^2" office:value-type="float" office:value="15.6832145923391" calcext:value-type="float">
            <text:p>15.6832145923</text:p>
          </table:table-cell>
          <table:table-cell table:formula="of:=([.C718]-[.D718])^2" office:value-type="float" office:value="29.0984848694984" calcext:value-type="float">
            <text:p>29.0984848695</text:p>
          </table:table-cell>
          <table:table-cell table:formula="of:=[.G718]-[.H718]" office:value-type="float" office:value="-13.4152702771593" calcext:value-type="float">
            <text:p>-13.4152702772</text:p>
          </table:table-cell>
          <table:table-cell table:formula="of:=([.A718]-(([.B718]+[.D718])/2))^2" office:value-type="float" office:value="21.8766909715944" calcext:value-type="float">
            <text:p>21.8766909716</text:p>
          </table:table-cell>
          <table:table-cell table:formula="of:=([.A718]-100.04)^2" office:value-type="float" office:value="245.8624" calcext:value-type="float">
            <text:p>245.8624</text:p>
          </table:table-cell>
        </table:table-row>
        <table:table-row table:style-name="ro1">
          <table:table-cell office:value-type="float" office:value="115.75" calcext:value-type="float">
            <text:p>115.75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15.75" calcext:value-type="float">
            <text:p>115.75</text:p>
          </table:table-cell>
          <table:table-cell office:value-type="float" office:value="106.932975769043" calcext:value-type="float">
            <text:p>106.932975769</text:p>
          </table:table-cell>
          <table:table-cell/>
          <table:table-cell table:formula="of:=[.A719]-[.C719]" office:value-type="float" office:value="0" calcext:value-type="float">
            <text:p>0</text:p>
          </table:table-cell>
          <table:table-cell table:formula="of:=([.A719]-[.B719])^2" office:value-type="float" office:value="13.7537355090026" calcext:value-type="float">
            <text:p>13.753735509</text:p>
          </table:table-cell>
          <table:table-cell table:formula="of:=([.C719]-[.D719])^2" office:value-type="float" office:value="77.7399162892834" calcext:value-type="float">
            <text:p>77.7399162893</text:p>
          </table:table-cell>
          <table:table-cell table:formula="of:=[.G719]-[.H719]" office:value-type="float" office:value="-63.9861807802808" calcext:value-type="float">
            <text:p>-63.9861807803</text:p>
          </table:table-cell>
          <table:table-cell table:formula="of:=([.A719]-(([.B719]+[.D719])/2))^2" office:value-type="float" office:value="39.2228337889683" calcext:value-type="float">
            <text:p>39.222833789</text:p>
          </table:table-cell>
          <table:table-cell table:formula="of:=([.A719]-100.04)^2" office:value-type="float" office:value="246.8041" calcext:value-type="float">
            <text:p>246.8041</text:p>
          </table:table-cell>
        </table:table-row>
        <table:table-row table:style-name="ro1">
          <table:table-cell office:value-type="float" office:value="115.82" calcext:value-type="float">
            <text:p>115.82</text:p>
          </table:table-cell>
          <table:table-cell office:value-type="float" office:value="112.014686584473" calcext:value-type="float">
            <text:p>112.0146865845</text:p>
          </table:table-cell>
          <table:table-cell office:value-type="float" office:value="115.82" calcext:value-type="float">
            <text:p>115.82</text:p>
          </table:table-cell>
          <table:table-cell office:value-type="float" office:value="105.976448059082" calcext:value-type="float">
            <text:p>105.9764480591</text:p>
          </table:table-cell>
          <table:table-cell/>
          <table:table-cell table:formula="of:=[.A720]-[.C720]" office:value-type="float" office:value="0" calcext:value-type="float">
            <text:p>0</text:p>
          </table:table-cell>
          <table:table-cell table:formula="of:=([.A720]-[.B720])^2" office:value-type="float" office:value="14.4804101903923" calcext:value-type="float">
            <text:p>14.4804101904</text:p>
          </table:table-cell>
          <table:table-cell table:formula="of:=([.C720]-[.D720])^2" office:value-type="float" office:value="96.8955148135498" calcext:value-type="float">
            <text:p>96.8955148135</text:p>
          </table:table-cell>
          <table:table-cell table:formula="of:=[.G720]-[.H720]" office:value-type="float" office:value="-82.4151046231575" calcext:value-type="float">
            <text:p>-82.4151046232</text:p>
          </table:table-cell>
          <table:table-cell table:formula="of:=([.A720]-(([.B720]+[.D720])/2))^2" office:value-type="float" office:value="46.5728813795932" calcext:value-type="float">
            <text:p>46.5728813796</text:p>
          </table:table-cell>
          <table:table-cell table:formula="of:=([.A720]-100.04)^2" office:value-type="float" office:value="249.0084" calcext:value-type="float">
            <text:p>249.0084</text:p>
          </table:table-cell>
        </table:table-row>
        <table:table-row table:style-name="ro1">
          <table:table-cell office:value-type="float" office:value="115.94" calcext:value-type="float">
            <text:p>115.94</text:p>
          </table:table-cell>
          <table:table-cell office:value-type="float" office:value="104.673667907715" calcext:value-type="float">
            <text:p>104.6736679077</text:p>
          </table:table-cell>
          <table:table-cell office:value-type="float" office:value="115.94" calcext:value-type="float">
            <text:p>115.94</text:p>
          </table:table-cell>
          <table:table-cell office:value-type="float" office:value="103.981071472168" calcext:value-type="float">
            <text:p>103.9810714722</text:p>
          </table:table-cell>
          <table:table-cell/>
          <table:table-cell table:formula="of:=[.A721]-[.C721]" office:value-type="float" office:value="0" calcext:value-type="float">
            <text:p>0</text:p>
          </table:table-cell>
          <table:table-cell table:formula="of:=([.A721]-[.B721])^2" office:value-type="float" office:value="126.930238813654" calcext:value-type="float">
            <text:p>126.9302388137</text:p>
          </table:table-cell>
          <table:table-cell table:formula="of:=([.C721]-[.D721])^2" office:value-type="float" office:value="143.015971533795" calcext:value-type="float">
            <text:p>143.0159715338</text:p>
          </table:table-cell>
          <table:table-cell table:formula="of:=[.G721]-[.H721]" office:value-type="float" office:value="-16.0857327201404" calcext:value-type="float">
            <text:p>-16.0857327201</text:p>
          </table:table-cell>
          <table:table-cell table:formula="of:=([.A721]-(([.B721]+[.D721])/2))^2" office:value-type="float" office:value="134.853182718091" calcext:value-type="float">
            <text:p>134.8531827181</text:p>
          </table:table-cell>
          <table:table-cell table:formula="of:=([.A721]-100.04)^2" office:value-type="float" office:value="252.81" calcext:value-type="float">
            <text:p>252.81</text:p>
          </table:table-cell>
        </table:table-row>
        <table:table-row table:style-name="ro1">
          <table:table-cell office:value-type="float" office:value="115.95" calcext:value-type="float">
            <text:p>115.95</text:p>
          </table:table-cell>
          <table:table-cell office:value-type="float" office:value="94.2436065673828" calcext:value-type="float">
            <text:p>94.2436065674</text:p>
          </table:table-cell>
          <table:table-cell office:value-type="float" office:value="115.95" calcext:value-type="float">
            <text:p>115.95</text:p>
          </table:table-cell>
          <table:table-cell office:value-type="float" office:value="92.9860458374023" calcext:value-type="float">
            <text:p>92.9860458374</text:p>
          </table:table-cell>
          <table:table-cell/>
          <table:table-cell table:formula="of:=[.A722]-[.C722]" office:value-type="float" office:value="0" calcext:value-type="float">
            <text:p>0</text:p>
          </table:table-cell>
          <table:table-cell table:formula="of:=([.A722]-[.B722])^2" office:value-type="float" office:value="471.167515851567" calcext:value-type="float">
            <text:p>471.1675158516</text:p>
          </table:table-cell>
          <table:table-cell table:formula="of:=([.C722]-[.D722])^2" office:value-type="float" office:value="527.343190781886" calcext:value-type="float">
            <text:p>527.3431907819</text:p>
          </table:table-cell>
          <table:table-cell table:formula="of:=[.G722]-[.H722]" office:value-type="float" office:value="-56.1756749303197" calcext:value-type="float">
            <text:p>-56.1756749303</text:p>
          </table:table-cell>
          <table:table-cell table:formula="of:=([.A722]-(([.B722]+[.D722])/2))^2" office:value-type="float" office:value="498.859988569329" calcext:value-type="float">
            <text:p>498.8599885693</text:p>
          </table:table-cell>
          <table:table-cell table:formula="of:=([.A722]-100.04)^2" office:value-type="float" office:value="253.1281" calcext:value-type="float">
            <text:p>253.1281</text:p>
          </table:table-cell>
        </table:table-row>
        <table:table-row table:style-name="ro1">
          <table:table-cell office:value-type="float" office:value="116.13" calcext:value-type="float">
            <text:p>116.13</text:p>
          </table:table-cell>
          <table:table-cell office:value-type="float" office:value="115.397644042969" calcext:value-type="float">
            <text:p>115.397644043</text:p>
          </table:table-cell>
          <table:table-cell office:value-type="float" office:value="116.13" calcext:value-type="float">
            <text:p>116.13</text:p>
          </table:table-cell>
          <table:table-cell office:value-type="float" office:value="115.217880249023" calcext:value-type="float">
            <text:p>115.217880249</text:p>
          </table:table-cell>
          <table:table-cell/>
          <table:table-cell table:formula="of:=[.A723]-[.C723]" office:value-type="float" office:value="0" calcext:value-type="float">
            <text:p>0</text:p>
          </table:table-cell>
          <table:table-cell table:formula="of:=([.A723]-[.B723])^2" office:value-type="float" office:value="0.536345247799151" calcext:value-type="float">
            <text:p>0.5363452478</text:p>
          </table:table-cell>
          <table:table-cell table:formula="of:=([.C723]-[.D723])^2" office:value-type="float" office:value="0.831962440121538" calcext:value-type="float">
            <text:p>0.8319624401</text:p>
          </table:table-cell>
          <table:table-cell table:formula="of:=[.G723]-[.H723]" office:value-type="float" office:value="-0.295617192322387" calcext:value-type="float">
            <text:p>-0.2956171923</text:p>
          </table:table-cell>
          <table:table-cell table:formula="of:=([.A723]-(([.B723]+[.D723])/2))^2" office:value-type="float" office:value="0.676075088556942" calcext:value-type="float">
            <text:p>0.6760750886</text:p>
          </table:table-cell>
          <table:table-cell table:formula="of:=([.A723]-100.04)^2" office:value-type="float" office:value="258.8881" calcext:value-type="float">
            <text:p>258.8881</text:p>
          </table:table-cell>
        </table:table-row>
        <table:table-row table:style-name="ro1">
          <table:table-cell office:value-type="float" office:value="116.28" calcext:value-type="float">
            <text:p>116.28</text:p>
          </table:table-cell>
          <table:table-cell office:value-type="float" office:value="111.665222167969" calcext:value-type="float">
            <text:p>111.665222168</text:p>
          </table:table-cell>
          <table:table-cell office:value-type="float" office:value="116.28" calcext:value-type="float">
            <text:p>116.28</text:p>
          </table:table-cell>
          <table:table-cell office:value-type="float" office:value="110.83576965332" calcext:value-type="float">
            <text:p>110.8357696533</text:p>
          </table:table-cell>
          <table:table-cell/>
          <table:table-cell table:formula="of:=[.A724]-[.C724]" office:value-type="float" office:value="0" calcext:value-type="float">
            <text:p>0</text:p>
          </table:table-cell>
          <table:table-cell table:formula="of:=([.A724]-[.B724])^2" office:value-type="float" office:value="21.2961744390071" calcext:value-type="float">
            <text:p>21.296174439</text:p>
          </table:table-cell>
          <table:table-cell table:formula="of:=([.C724]-[.D724])^2" office:value-type="float" office:value="29.639644067708" calcext:value-type="float">
            <text:p>29.6396440677</text:p>
          </table:table-cell>
          <table:table-cell table:formula="of:=[.G724]-[.H724]" office:value-type="float" office:value="-8.34346962870099" calcext:value-type="float">
            <text:p>-8.3434696287</text:p>
          </table:table-cell>
          <table:table-cell table:formula="of:=([.A724]-(([.B724]+[.D724])/2))^2" office:value-type="float" office:value="25.2959113848434" calcext:value-type="float">
            <text:p>25.2959113848</text:p>
          </table:table-cell>
          <table:table-cell table:formula="of:=([.A724]-100.04)^2" office:value-type="float" office:value="263.7376" calcext:value-type="float">
            <text:p>263.7376</text:p>
          </table:table-cell>
        </table:table-row>
        <table:table-row table:style-name="ro1">
          <table:table-cell office:value-type="float" office:value="116.36" calcext:value-type="float">
            <text:p>116.36</text:p>
          </table:table-cell>
          <table:table-cell office:value-type="float" office:value="115.387336730957" calcext:value-type="float">
            <text:p>115.387336731</text:p>
          </table:table-cell>
          <table:table-cell office:value-type="float" office:value="116.36" calcext:value-type="float">
            <text:p>116.36</text:p>
          </table:table-cell>
          <table:table-cell office:value-type="float" office:value="112.403739929199" calcext:value-type="float">
            <text:p>112.4037399292</text:p>
          </table:table-cell>
          <table:table-cell/>
          <table:table-cell table:formula="of:=[.A725]-[.C725]" office:value-type="float" office:value="0" calcext:value-type="float">
            <text:p>0</text:p>
          </table:table-cell>
          <table:table-cell table:formula="of:=([.A725]-[.B725])^2" office:value-type="float" office:value="0.946073834945353" calcext:value-type="float">
            <text:p>0.9460738349</text:p>
          </table:table-cell>
          <table:table-cell table:formula="of:=([.C725]-[.D725])^2" office:value-type="float" office:value="15.6519937478126" calcext:value-type="float">
            <text:p>15.6519937478</text:p>
          </table:table-cell>
          <table:table-cell table:formula="of:=[.G725]-[.H725]" office:value-type="float" office:value="-14.7059199128672" calcext:value-type="float">
            <text:p>-14.7059199129</text:p>
          </table:table-cell>
          <table:table-cell table:formula="of:=([.A725]-(([.B725]+[.D725])/2))^2" office:value-type="float" office:value="6.07357132251411" calcext:value-type="float">
            <text:p>6.0735713225</text:p>
          </table:table-cell>
          <table:table-cell table:formula="of:=([.A725]-100.04)^2" office:value-type="float" office:value="266.3424" calcext:value-type="float">
            <text:p>266.3424</text:p>
          </table:table-cell>
        </table:table-row>
        <table:table-row table:style-name="ro1">
          <table:table-cell office:value-type="float" office:value="116.37" calcext:value-type="float">
            <text:p>116.37</text:p>
          </table:table-cell>
          <table:table-cell office:value-type="float" office:value="113.330131530762" calcext:value-type="float">
            <text:p>113.3301315308</text:p>
          </table:table-cell>
          <table:table-cell office:value-type="float" office:value="116.37" calcext:value-type="float">
            <text:p>116.37</text:p>
          </table:table-cell>
          <table:table-cell office:value-type="float" office:value="109.711822509766" calcext:value-type="float">
            <text:p>109.7118225098</text:p>
          </table:table-cell>
          <table:table-cell/>
          <table:table-cell table:formula="of:=[.A726]-[.C726]" office:value-type="float" office:value="0" calcext:value-type="float">
            <text:p>0</text:p>
          </table:table-cell>
          <table:table-cell table:formula="of:=([.A726]-[.B726])^2" office:value-type="float" office:value="9.24080031026912" calcext:value-type="float">
            <text:p>9.2408003103</text:p>
          </table:table-cell>
          <table:table-cell table:formula="of:=([.C726]-[.D726])^2" office:value-type="float" office:value="44.3313274914638" calcext:value-type="float">
            <text:p>44.3313274915</text:p>
          </table:table-cell>
          <table:table-cell table:formula="of:=[.G726]-[.H726]" office:value-type="float" office:value="-35.0905271811947" calcext:value-type="float">
            <text:p>-35.0905271812</text:p>
          </table:table-cell>
          <table:table-cell table:formula="of:=([.A726]-(([.B726]+[.D726])/2))^2" office:value-type="float" office:value="23.513023858011" calcext:value-type="float">
            <text:p>23.513023858</text:p>
          </table:table-cell>
          <table:table-cell table:formula="of:=([.A726]-100.04)^2" office:value-type="float" office:value="266.6689" calcext:value-type="float">
            <text:p>266.6689</text:p>
          </table:table-cell>
        </table:table-row>
        <table:table-row table:style-name="ro1">
          <table:table-cell office:value-type="float" office:value="116.59" calcext:value-type="float">
            <text:p>116.59</text:p>
          </table:table-cell>
          <table:table-cell office:value-type="float" office:value="111.838775634766" calcext:value-type="float">
            <text:p>111.8387756348</text:p>
          </table:table-cell>
          <table:table-cell office:value-type="float" office:value="116.59" calcext:value-type="float">
            <text:p>116.59</text:p>
          </table:table-cell>
          <table:table-cell office:value-type="float" office:value="107.98738861084" calcext:value-type="float">
            <text:p>107.9873886108</text:p>
          </table:table-cell>
          <table:table-cell/>
          <table:table-cell table:formula="of:=[.A727]-[.C727]" office:value-type="float" office:value="0" calcext:value-type="float">
            <text:p>0</text:p>
          </table:table-cell>
          <table:table-cell table:formula="of:=([.A727]-[.B727])^2" office:value-type="float" office:value="22.5741329687968" calcext:value-type="float">
            <text:p>22.5741329688</text:p>
          </table:table-cell>
          <table:table-cell table:formula="of:=([.C727]-[.D727])^2" office:value-type="float" office:value="74.0049227129081" calcext:value-type="float">
            <text:p>74.0049227129</text:p>
          </table:table-cell>
          <table:table-cell table:formula="of:=[.G727]-[.H727]" office:value-type="float" office:value="-51.4307897441113" calcext:value-type="float">
            <text:p>-51.4307897441</text:p>
          </table:table-cell>
          <table:table-cell table:formula="of:=([.A727]-(([.B727]+[.D727])/2))^2" office:value-type="float" office:value="44.5812323388365" calcext:value-type="float">
            <text:p>44.5812323388</text:p>
          </table:table-cell>
          <table:table-cell table:formula="of:=([.A727]-100.04)^2" office:value-type="float" office:value="273.9025" calcext:value-type="float">
            <text:p>273.9025</text:p>
          </table:table-cell>
        </table:table-row>
        <table:table-row table:style-name="ro1">
          <table:table-cell office:value-type="float" office:value="117.26" calcext:value-type="float">
            <text:p>117.26</text:p>
          </table:table-cell>
          <table:table-cell office:value-type="float" office:value="115.751289367676" calcext:value-type="float">
            <text:p>115.7512893677</text:p>
          </table:table-cell>
          <table:table-cell office:value-type="float" office:value="117.26" calcext:value-type="float">
            <text:p>117.26</text:p>
          </table:table-cell>
          <table:table-cell office:value-type="float" office:value="115.217880249023" calcext:value-type="float">
            <text:p>115.217880249</text:p>
          </table:table-cell>
          <table:table-cell/>
          <table:table-cell table:formula="of:=[.A728]-[.C728]" office:value-type="float" office:value="0" calcext:value-type="float">
            <text:p>0</text:p>
          </table:table-cell>
          <table:table-cell table:formula="of:=([.A728]-[.B728])^2" office:value-type="float" office:value="2.27620777208816" calcext:value-type="float">
            <text:p>2.2762077721</text:p>
          </table:table-cell>
          <table:table-cell table:formula="of:=([.C728]-[.D728])^2" office:value-type="float" office:value="4.1702530773286" calcext:value-type="float">
            <text:p>4.1702530773</text:p>
          </table:table-cell>
          <table:table-cell table:formula="of:=[.G728]-[.H728]" office:value-type="float" office:value="-1.89404530524044" calcext:value-type="float">
            <text:p>-1.8940453052</text:p>
          </table:table-cell>
          <table:table-cell table:formula="of:=([.A728]-(([.B728]+[.D728])/2))^2" office:value-type="float" office:value="3.15209910274301" calcext:value-type="float">
            <text:p>3.1520991027</text:p>
          </table:table-cell>
          <table:table-cell table:formula="of:=([.A728]-100.04)^2" office:value-type="float" office:value="296.5284" calcext:value-type="float">
            <text:p>296.5284</text:p>
          </table:table-cell>
        </table:table-row>
        <table:table-row table:style-name="ro1">
          <table:table-cell office:value-type="float" office:value="117.36" calcext:value-type="float">
            <text:p>117.36</text:p>
          </table:table-cell>
          <table:table-cell office:value-type="float" office:value="111.883743286133" calcext:value-type="float">
            <text:p>111.8837432861</text:p>
          </table:table-cell>
          <table:table-cell office:value-type="float" office:value="117.36" calcext:value-type="float">
            <text:p>117.36</text:p>
          </table:table-cell>
          <table:table-cell office:value-type="float" office:value="111.002296447754" calcext:value-type="float">
            <text:p>111.0022964478</text:p>
          </table:table-cell>
          <table:table-cell/>
          <table:table-cell table:formula="of:=[.A729]-[.C729]" office:value-type="float" office:value="0" calcext:value-type="float">
            <text:p>0</text:p>
          </table:table-cell>
          <table:table-cell table:formula="of:=([.A729]-[.B729])^2" office:value-type="float" office:value="29.9893875961754" calcext:value-type="float">
            <text:p>29.9893875962</text:p>
          </table:table-cell>
          <table:table-cell table:formula="of:=([.C729]-[.D729])^2" office:value-type="float" office:value="40.4203944582426" calcext:value-type="float">
            <text:p>40.4203944582</text:p>
          </table:table-cell>
          <table:table-cell table:formula="of:=[.G729]-[.H729]" office:value-type="float" office:value="-10.4310068620672" calcext:value-type="float">
            <text:p>-10.4310068621</text:p>
          </table:table-cell>
          <table:table-cell table:formula="of:=([.A729]-(([.B729]+[.D729])/2))^2" office:value-type="float" office:value="35.010653894987" calcext:value-type="float">
            <text:p>35.010653895</text:p>
          </table:table-cell>
          <table:table-cell table:formula="of:=([.A729]-100.04)^2" office:value-type="float" office:value="299.9824" calcext:value-type="float">
            <text:p>299.9824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110.213928222656" calcext:value-type="float">
            <text:p>110.2139282227</text:p>
          </table:table-cell>
          <table:table-cell office:value-type="float" office:value="117.4" calcext:value-type="float">
            <text:p>117.4</text:p>
          </table:table-cell>
          <table:table-cell office:value-type="float" office:value="108.579383850098" calcext:value-type="float">
            <text:p>108.5793838501</text:p>
          </table:table-cell>
          <table:table-cell/>
          <table:table-cell table:formula="of:=[.A730]-[.C730]" office:value-type="float" office:value="0" calcext:value-type="float">
            <text:p>0</text:p>
          </table:table-cell>
          <table:table-cell table:formula="of:=([.A730]-[.B730])^2" office:value-type="float" office:value="51.6396275891364" calcext:value-type="float">
            <text:p>51.6396275891</text:p>
          </table:table-cell>
          <table:table-cell table:formula="of:=([.C730]-[.D730])^2" office:value-type="float" office:value="77.8032692639181" calcext:value-type="float">
            <text:p>77.8032692639</text:p>
          </table:table-cell>
          <table:table-cell table:formula="of:=[.G730]-[.H730]" office:value-type="float" office:value="-26.1636416747817" calcext:value-type="float">
            <text:p>-26.1636416748</text:p>
          </table:table-cell>
          <table:table-cell table:formula="of:=([.A730]-(([.B730]+[.D730])/2))^2" office:value-type="float" office:value="64.0535146000615" calcext:value-type="float">
            <text:p>64.0535146001</text:p>
          </table:table-cell>
          <table:table-cell table:formula="of:=([.A730]-100.04)^2" office:value-type="float" office:value="301.3696" calcext:value-type="float">
            <text:p>301.3696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111.245513916016" calcext:value-type="float">
            <text:p>111.245513916</text:p>
          </table:table-cell>
          <table:table-cell office:value-type="float" office:value="117.4" calcext:value-type="float">
            <text:p>117.4</text:p>
          </table:table-cell>
          <table:table-cell office:value-type="float" office:value="99.6020736694336" calcext:value-type="float">
            <text:p>99.6020736694</text:p>
          </table:table-cell>
          <table:table-cell/>
          <table:table-cell table:formula="of:=[.A731]-[.C731]" office:value-type="float" office:value="0" calcext:value-type="float">
            <text:p>0</text:p>
          </table:table-cell>
          <table:table-cell table:formula="of:=([.A731]-[.B731])^2" office:value-type="float" office:value="37.8776989579574" calcext:value-type="float">
            <text:p>37.877698958</text:p>
          </table:table-cell>
          <table:table-cell table:formula="of:=([.C731]-[.D731])^2" office:value-type="float" office:value="316.766181668269" calcext:value-type="float">
            <text:p>316.7661816683</text:p>
          </table:table-cell>
          <table:table-cell table:formula="of:=[.G731]-[.H731]" office:value-type="float" office:value="-278.888482710312" calcext:value-type="float">
            <text:p>-278.8884827103</text:p>
          </table:table-cell>
          <table:table-cell table:formula="of:=([.A731]-(([.B731]+[.D731])/2))^2" office:value-type="float" office:value="143.429515119182" calcext:value-type="float">
            <text:p>143.4295151192</text:p>
          </table:table-cell>
          <table:table-cell table:formula="of:=([.A731]-100.04)^2" office:value-type="float" office:value="301.3696" calcext:value-type="float">
            <text:p>301.3696</text:p>
          </table:table-cell>
        </table:table-row>
        <table:table-row table:style-name="ro1">
          <table:table-cell office:value-type="float" office:value="117.71" calcext:value-type="float">
            <text:p>117.71</text:p>
          </table:table-cell>
          <table:table-cell office:value-type="float" office:value="114.74626159668" calcext:value-type="float">
            <text:p>114.7462615967</text:p>
          </table:table-cell>
          <table:table-cell office:value-type="float" office:value="117.71" calcext:value-type="float">
            <text:p>117.71</text:p>
          </table:table-cell>
          <table:table-cell office:value-type="float" office:value="113.674827575684" calcext:value-type="float">
            <text:p>113.6748275757</text:p>
          </table:table-cell>
          <table:table-cell/>
          <table:table-cell table:formula="of:=[.A732]-[.C732]" office:value-type="float" office:value="0" calcext:value-type="float">
            <text:p>0</text:p>
          </table:table-cell>
          <table:table-cell table:formula="of:=([.A732]-[.B732])^2" office:value-type="float" office:value="8.7837453233156" calcext:value-type="float">
            <text:p>8.7837453233</text:p>
          </table:table-cell>
          <table:table-cell table:formula="of:=([.C732]-[.D732])^2" office:value-type="float" office:value="16.2826164939635" calcext:value-type="float">
            <text:p>16.282616494</text:p>
          </table:table-cell>
          <table:table-cell table:formula="of:=[.G732]-[.H732]" office:value-type="float" office:value="-7.49887117064789" calcext:value-type="float">
            <text:p>-7.4988711706</text:p>
          </table:table-cell>
          <table:table-cell table:formula="of:=([.A732]-(([.B732]+[.D732])/2))^2" office:value-type="float" office:value="12.2461881933026" calcext:value-type="float">
            <text:p>12.2461881933</text:p>
          </table:table-cell>
          <table:table-cell table:formula="of:=([.A732]-100.04)^2" office:value-type="float" office:value="312.2289" calcext:value-type="float">
            <text:p>312.2289</text:p>
          </table:table-cell>
        </table:table-row>
        <table:table-row table:style-name="ro1">
          <table:table-cell office:value-type="float" office:value="117.81" calcext:value-type="float">
            <text:p>117.81</text:p>
          </table:table-cell>
          <table:table-cell office:value-type="float" office:value="111.862785339355" calcext:value-type="float">
            <text:p>111.8627853394</text:p>
          </table:table-cell>
          <table:table-cell office:value-type="float" office:value="117.81" calcext:value-type="float">
            <text:p>117.81</text:p>
          </table:table-cell>
          <table:table-cell office:value-type="float" office:value="107.285278320313" calcext:value-type="float">
            <text:p>107.2852783203</text:p>
          </table:table-cell>
          <table:table-cell/>
          <table:table-cell table:formula="of:=[.A733]-[.C733]" office:value-type="float" office:value="0" calcext:value-type="float">
            <text:p>0</text:p>
          </table:table-cell>
          <table:table-cell table:formula="of:=([.A733]-[.B733])^2" office:value-type="float" office:value="35.3693622197853" calcext:value-type="float">
            <text:p>35.3693622198</text:p>
          </table:table-cell>
          <table:table-cell table:formula="of:=([.C733]-[.D733])^2" office:value-type="float" office:value="110.769766434884" calcext:value-type="float">
            <text:p>110.7697664349</text:p>
          </table:table-cell>
          <table:table-cell table:formula="of:=[.G733]-[.H733]" office:value-type="float" office:value="-75.4004042150988" calcext:value-type="float">
            <text:p>-75.4004042151</text:p>
          </table:table-cell>
          <table:table-cell table:formula="of:=([.A733]-(([.B733]+[.D733])/2))^2" office:value-type="float" office:value="67.8311716999878" calcext:value-type="float">
            <text:p>67.8311717</text:p>
          </table:table-cell>
          <table:table-cell table:formula="of:=([.A733]-100.04)^2" office:value-type="float" office:value="315.7729" calcext:value-type="float">
            <text:p>315.7729</text:p>
          </table:table-cell>
        </table:table-row>
        <table:table-row table:style-name="ro1">
          <table:table-cell office:value-type="float" office:value="118.02" calcext:value-type="float">
            <text:p>118.02</text:p>
          </table:table-cell>
          <table:table-cell office:value-type="float" office:value="113.694206237793" calcext:value-type="float">
            <text:p>113.6942062378</text:p>
          </table:table-cell>
          <table:table-cell office:value-type="float" office:value="118.02" calcext:value-type="float">
            <text:p>118.02</text:p>
          </table:table-cell>
          <table:table-cell office:value-type="float" office:value="112.929649353027" calcext:value-type="float">
            <text:p>112.929649353</text:p>
          </table:table-cell>
          <table:table-cell/>
          <table:table-cell table:formula="of:=[.A734]-[.C734]" office:value-type="float" office:value="0" calcext:value-type="float">
            <text:p>0</text:p>
          </table:table-cell>
          <table:table-cell table:formula="of:=([.A734]-[.B734])^2" office:value-type="float" office:value="18.7124916731492" calcext:value-type="float">
            <text:p>18.7124916731</text:p>
          </table:table-cell>
          <table:table-cell table:formula="of:=([.C734]-[.D734])^2" office:value-type="float" office:value="25.9116697091349" calcext:value-type="float">
            <text:p>25.9116697091</text:p>
          </table:table-cell>
          <table:table-cell table:formula="of:=[.G734]-[.H734]" office:value-type="float" office:value="-7.19917803598567" calcext:value-type="float">
            <text:p>-7.199178036</text:p>
          </table:table-cell>
          <table:table-cell table:formula="of:=([.A734]-(([.B734]+[.D734])/2))^2" office:value-type="float" office:value="22.1659438836314" calcext:value-type="float">
            <text:p>22.1659438836</text:p>
          </table:table-cell>
          <table:table-cell table:formula="of:=([.A734]-100.04)^2" office:value-type="float" office:value="323.2804" calcext:value-type="float">
            <text:p>323.2804</text:p>
          </table:table-cell>
        </table:table-row>
        <table:table-row table:style-name="ro1">
          <table:table-cell office:value-type="float" office:value="118.23" calcext:value-type="float">
            <text:p>118.23</text:p>
          </table:table-cell>
          <table:table-cell office:value-type="float" office:value="103.533302307129" calcext:value-type="float">
            <text:p>103.5333023071</text:p>
          </table:table-cell>
          <table:table-cell office:value-type="float" office:value="118.23" calcext:value-type="float">
            <text:p>118.23</text:p>
          </table:table-cell>
          <table:table-cell office:value-type="float" office:value="106.776588439941" calcext:value-type="float">
            <text:p>106.7765884399</text:p>
          </table:table-cell>
          <table:table-cell/>
          <table:table-cell table:formula="of:=[.A735]-[.C735]" office:value-type="float" office:value="0" calcext:value-type="float">
            <text:p>0</text:p>
          </table:table-cell>
          <table:table-cell table:formula="of:=([.A735]-[.B735])^2" office:value-type="float" office:value="215.992923075643" calcext:value-type="float">
            <text:p>215.9929230756</text:p>
          </table:table-cell>
          <table:table-cell table:formula="of:=([.C735]-[.D735])^2" office:value-type="float" office:value="131.180636364084" calcext:value-type="float">
            <text:p>131.1806363641</text:p>
          </table:table-cell>
          <table:table-cell table:formula="of:=[.G735]-[.H735]" office:value-type="float" office:value="84.8122867115587" calcext:value-type="float">
            <text:p>84.8122867116</text:p>
          </table:table-cell>
          <table:table-cell table:formula="of:=([.A735]-(([.B735]+[.D735])/2))^2" office:value-type="float" office:value="170.95705348504" calcext:value-type="float">
            <text:p>170.957053485</text:p>
          </table:table-cell>
          <table:table-cell table:formula="of:=([.A735]-100.04)^2" office:value-type="float" office:value="330.8761" calcext:value-type="float">
            <text:p>330.8761</text:p>
          </table:table-cell>
        </table:table-row>
        <table:table-row table:style-name="ro1">
          <table:table-cell office:value-type="float" office:value="118.27" calcext:value-type="float">
            <text:p>118.27</text:p>
          </table:table-cell>
          <table:table-cell office:value-type="float" office:value="112.062789916992" calcext:value-type="float">
            <text:p>112.062789917</text:p>
          </table:table-cell>
          <table:table-cell office:value-type="float" office:value="118.27" calcext:value-type="float">
            <text:p>118.27</text:p>
          </table:table-cell>
          <table:table-cell office:value-type="float" office:value="107.018127441406" calcext:value-type="float">
            <text:p>107.0181274414</text:p>
          </table:table-cell>
          <table:table-cell/>
          <table:table-cell table:formula="of:=[.A736]-[.C736]" office:value-type="float" office:value="0" calcext:value-type="float">
            <text:p>0</text:p>
          </table:table-cell>
          <table:table-cell table:formula="of:=([.A736]-[.B736])^2" office:value-type="float" office:value="38.5294570145938" calcext:value-type="float">
            <text:p>38.5294570146</text:p>
          </table:table-cell>
          <table:table-cell table:formula="of:=([.C736]-[.D736])^2" office:value-type="float" office:value="126.604636074835" calcext:value-type="float">
            <text:p>126.6046360748</text:p>
          </table:table-cell>
          <table:table-cell table:formula="of:=[.G736]-[.H736]" office:value-type="float" office:value="-88.0751790602412" calcext:value-type="float">
            <text:p>-88.0751790602</text:p>
          </table:table-cell>
          <table:table-cell table:formula="of:=([.A736]-(([.B736]+[.D736])/2))^2" office:value-type="float" office:value="76.2048916715682" calcext:value-type="float">
            <text:p>76.2048916716</text:p>
          </table:table-cell>
          <table:table-cell table:formula="of:=([.A736]-100.04)^2" office:value-type="float" office:value="332.3329" calcext:value-type="float">
            <text:p>332.3329</text:p>
          </table:table-cell>
        </table:table-row>
        <table:table-row table:style-name="ro1">
          <table:table-cell office:value-type="float" office:value="118.31" calcext:value-type="float">
            <text:p>118.31</text:p>
          </table:table-cell>
          <table:table-cell office:value-type="float" office:value="113.164543151855" calcext:value-type="float">
            <text:p>113.1645431519</text:p>
          </table:table-cell>
          <table:table-cell office:value-type="float" office:value="118.31" calcext:value-type="float">
            <text:p>118.31</text:p>
          </table:table-cell>
          <table:table-cell office:value-type="float" office:value="103.214096069336" calcext:value-type="float">
            <text:p>103.2140960693</text:p>
          </table:table-cell>
          <table:table-cell/>
          <table:table-cell table:formula="of:=[.A737]-[.C737]" office:value-type="float" office:value="0" calcext:value-type="float">
            <text:p>0</text:p>
          </table:table-cell>
          <table:table-cell table:formula="of:=([.A737]-[.B737])^2" office:value-type="float" office:value="26.4757261761175" calcext:value-type="float">
            <text:p>26.4757261761</text:p>
          </table:table-cell>
          <table:table-cell table:formula="of:=([.C737]-[.D737])^2" office:value-type="float" office:value="227.886315483839" calcext:value-type="float">
            <text:p>227.8863154838</text:p>
          </table:table-cell>
          <table:table-cell table:formula="of:=[.G737]-[.H737]" office:value-type="float" office:value="-201.410589307721" calcext:value-type="float">
            <text:p>-201.4105893077</text:p>
          </table:table-cell>
          <table:table-cell table:formula="of:=([.A737]-(([.B737]+[.D737])/2))^2" office:value-type="float" office:value="102.428171544473" calcext:value-type="float">
            <text:p>102.4281715445</text:p>
          </table:table-cell>
          <table:table-cell table:formula="of:=([.A737]-100.04)^2" office:value-type="float" office:value="333.7929" calcext:value-type="float">
            <text:p>333.7929</text:p>
          </table:table-cell>
        </table:table-row>
        <table:table-row table:style-name="ro1">
          <table:table-cell office:value-type="float" office:value="118.41" calcext:value-type="float">
            <text:p>118.41</text:p>
          </table:table-cell>
          <table:table-cell office:value-type="float" office:value="102.815826416016" calcext:value-type="float">
            <text:p>102.815826416</text:p>
          </table:table-cell>
          <table:table-cell office:value-type="float" office:value="118.41" calcext:value-type="float">
            <text:p>118.41</text:p>
          </table:table-cell>
          <table:table-cell office:value-type="float" office:value="105.342041015625" calcext:value-type="float">
            <text:p>105.3420410156</text:p>
          </table:table-cell>
          <table:table-cell/>
          <table:table-cell table:formula="of:=[.A738]-[.C738]" office:value-type="float" office:value="0" calcext:value-type="float">
            <text:p>0</text:p>
          </table:table-cell>
          <table:table-cell table:formula="of:=([.A738]-[.B738])^2" office:value-type="float" office:value="243.178249767436" calcext:value-type="float">
            <text:p>243.1782497674</text:p>
          </table:table-cell>
          <table:table-cell table:formula="of:=([.C738]-[.D738])^2" office:value-type="float" office:value="170.771552017307" calcext:value-type="float">
            <text:p>170.7715520173</text:p>
          </table:table-cell>
          <table:table-cell table:formula="of:=[.G738]-[.H738]" office:value-type="float" office:value="72.4066977501288" calcext:value-type="float">
            <text:p>72.4066977501</text:p>
          </table:table-cell>
          <table:table-cell table:formula="of:=([.A738]-(([.B738]+[.D738])/2))^2" office:value-type="float" office:value="205.379460841552" calcext:value-type="float">
            <text:p>205.3794608416</text:p>
          </table:table-cell>
          <table:table-cell table:formula="of:=([.A738]-100.04)^2" office:value-type="float" office:value="337.4569" calcext:value-type="float">
            <text:p>337.4569</text:p>
          </table:table-cell>
        </table:table-row>
        <table:table-row table:style-name="ro1">
          <table:table-cell office:value-type="float" office:value="118.44" calcext:value-type="float">
            <text:p>118.44</text:p>
          </table:table-cell>
          <table:table-cell office:value-type="float" office:value="115.397644042969" calcext:value-type="float">
            <text:p>115.397644043</text:p>
          </table:table-cell>
          <table:table-cell office:value-type="float" office:value="118.44" calcext:value-type="float">
            <text:p>118.44</text:p>
          </table:table-cell>
          <table:table-cell office:value-type="float" office:value="115.172180175781" calcext:value-type="float">
            <text:p>115.1721801758</text:p>
          </table:table-cell>
          <table:table-cell/>
          <table:table-cell table:formula="of:=[.A739]-[.C739]" office:value-type="float" office:value="0" calcext:value-type="float">
            <text:p>0</text:p>
          </table:table-cell>
          <table:table-cell table:formula="of:=([.A739]-[.B739])^2" office:value-type="float" office:value="9.25592976928352" calcext:value-type="float">
            <text:p>9.2559297693</text:p>
          </table:table-cell>
          <table:table-cell table:formula="of:=([.C739]-[.D739])^2" office:value-type="float" office:value="10.678646403557" calcext:value-type="float">
            <text:p>10.6786464036</text:p>
          </table:table-cell>
          <table:table-cell table:formula="of:=[.G739]-[.H739]" office:value-type="float" office:value="-1.42271663427353" calcext:value-type="float">
            <text:p>-1.4227166343</text:p>
          </table:table-cell>
          <table:table-cell table:formula="of:=([.A739]-(([.B739]+[.D739])/2))^2" office:value-type="float" office:value="9.9545795975685" calcext:value-type="float">
            <text:p>9.9545795976</text:p>
          </table:table-cell>
          <table:table-cell table:formula="of:=([.A739]-100.04)^2" office:value-type="float" office:value="338.56" calcext:value-type="float">
            <text:p>338.56</text:p>
          </table:table-cell>
        </table:table-row>
        <table:table-row table:style-name="ro1">
          <table:table-cell office:value-type="float" office:value="118.45" calcext:value-type="float">
            <text:p>118.45</text:p>
          </table:table-cell>
          <table:table-cell office:value-type="float" office:value="94.2170181274414" calcext:value-type="float">
            <text:p>94.2170181274</text:p>
          </table:table-cell>
          <table:table-cell office:value-type="float" office:value="118.45" calcext:value-type="float">
            <text:p>118.45</text:p>
          </table:table-cell>
          <table:table-cell office:value-type="float" office:value="96.6165771484375" calcext:value-type="float">
            <text:p>96.6165771484</text:p>
          </table:table-cell>
          <table:table-cell/>
          <table:table-cell table:formula="of:=[.A740]-[.C740]" office:value-type="float" office:value="0" calcext:value-type="float">
            <text:p>0</text:p>
          </table:table-cell>
          <table:table-cell table:formula="of:=([.A740]-[.B740])^2" office:value-type="float" office:value="587.237410435754" calcext:value-type="float">
            <text:p>587.2374104358</text:p>
          </table:table-cell>
          <table:table-cell table:formula="of:=([.C740]-[.D740])^2" office:value-type="float" office:value="476.698353415132" calcext:value-type="float">
            <text:p>476.6983534151</text:p>
          </table:table-cell>
          <table:table-cell table:formula="of:=[.G740]-[.H740]" office:value-type="float" office:value="110.539057020622" calcext:value-type="float">
            <text:p>110.5390570206</text:p>
          </table:table-cell>
          <table:table-cell table:formula="of:=([.A740]-(([.B740]+[.D740])/2))^2" office:value-type="float" office:value="530.528411051632" calcext:value-type="float">
            <text:p>530.5284110516</text:p>
          </table:table-cell>
          <table:table-cell table:formula="of:=([.A740]-100.04)^2" office:value-type="float" office:value="338.9281" calcext:value-type="float">
            <text:p>338.9281</text:p>
          </table:table-cell>
        </table:table-row>
        <table:table-row table:style-name="ro1">
          <table:table-cell office:value-type="float" office:value="118.77" calcext:value-type="float">
            <text:p>118.77</text:p>
          </table:table-cell>
          <table:table-cell office:value-type="float" office:value="111.0107421875" calcext:value-type="float">
            <text:p>111.0107421875</text:p>
          </table:table-cell>
          <table:table-cell office:value-type="float" office:value="118.77" calcext:value-type="float">
            <text:p>118.77</text:p>
          </table:table-cell>
          <table:table-cell office:value-type="float" office:value="101.133316040039" calcext:value-type="float">
            <text:p>101.13331604</text:p>
          </table:table-cell>
          <table:table-cell/>
          <table:table-cell table:formula="of:=[.A741]-[.C741]" office:value-type="float" office:value="0" calcext:value-type="float">
            <text:p>0</text:p>
          </table:table-cell>
          <table:table-cell table:formula="of:=([.A741]-[.B741])^2" office:value-type="float" office:value="60.2060818008422" calcext:value-type="float">
            <text:p>60.2060818008</text:p>
          </table:table-cell>
          <table:table-cell table:formula="of:=([.C741]-[.D741])^2" office:value-type="float" office:value="311.052621103543" calcext:value-type="float">
            <text:p>311.0526211035</text:p>
          </table:table-cell>
          <table:table-cell table:formula="of:=[.G741]-[.H741]" office:value-type="float" office:value="-250.846539302701" calcext:value-type="float">
            <text:p>-250.8465393027</text:p>
          </table:table-cell>
          <table:table-cell table:formula="of:=([.A741]-(([.B741]+[.D741])/2))^2" office:value-type="float" office:value="161.238464627556" calcext:value-type="float">
            <text:p>161.2384646276</text:p>
          </table:table-cell>
          <table:table-cell table:formula="of:=([.A741]-100.04)^2" office:value-type="float" office:value="350.8129" calcext:value-type="float">
            <text:p>350.8129</text:p>
          </table:table-cell>
        </table:table-row>
        <table:table-row table:style-name="ro1">
          <table:table-cell office:value-type="float" office:value="118.83" calcext:value-type="float">
            <text:p>118.83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18.83" calcext:value-type="float">
            <text:p>118.83</text:p>
          </table:table-cell>
          <table:table-cell office:value-type="float" office:value="107.939575195313" calcext:value-type="float">
            <text:p>107.9395751953</text:p>
          </table:table-cell>
          <table:table-cell/>
          <table:table-cell table:formula="of:=[.A742]-[.C742]" office:value-type="float" office:value="0" calcext:value-type="float">
            <text:p>0</text:p>
          </table:table-cell>
          <table:table-cell table:formula="of:=([.A742]-[.B742])^2" office:value-type="float" office:value="46.0851294054869" calcext:value-type="float">
            <text:p>46.0851294055</text:p>
          </table:table-cell>
          <table:table-cell table:formula="of:=([.C742]-[.D742])^2" office:value-type="float" office:value="118.601352426553" calcext:value-type="float">
            <text:p>118.6013524266</text:p>
          </table:table-cell>
          <table:table-cell table:formula="of:=[.G742]-[.H742]" office:value-type="float" office:value="-72.5162230210658" calcext:value-type="float">
            <text:p>-72.5162230211</text:p>
          </table:table-cell>
          <table:table-cell table:formula="of:=([.A742]-(([.B742]+[.D742])/2))^2" office:value-type="float" office:value="78.1370051923916" calcext:value-type="float">
            <text:p>78.1370051924</text:p>
          </table:table-cell>
          <table:table-cell table:formula="of:=([.A742]-100.04)^2" office:value-type="float" office:value="353.0641" calcext:value-type="float">
            <text:p>353.0641</text:p>
          </table:table-cell>
        </table:table-row>
        <table:table-row table:style-name="ro1">
          <table:table-cell office:value-type="float" office:value="118.85" calcext:value-type="float">
            <text:p>118.85</text:p>
          </table:table-cell>
          <table:table-cell office:value-type="float" office:value="116.15470123291" calcext:value-type="float">
            <text:p>116.1547012329</text:p>
          </table:table-cell>
          <table:table-cell office:value-type="float" office:value="118.85" calcext:value-type="float">
            <text:p>118.85</text:p>
          </table:table-cell>
          <table:table-cell office:value-type="float" office:value="114.069869995117" calcext:value-type="float">
            <text:p>114.0698699951</text:p>
          </table:table-cell>
          <table:table-cell/>
          <table:table-cell table:formula="of:=[.A743]-[.C743]" office:value-type="float" office:value="0" calcext:value-type="float">
            <text:p>0</text:p>
          </table:table-cell>
          <table:table-cell table:formula="of:=([.A743]-[.B743])^2" office:value-type="float" office:value="7.264635443876" calcext:value-type="float">
            <text:p>7.2646354439</text:p>
          </table:table-cell>
          <table:table-cell table:formula="of:=([.C743]-[.D743])^2" office:value-type="float" office:value="22.8496428635809" calcext:value-type="float">
            <text:p>22.8496428636</text:p>
          </table:table-cell>
          <table:table-cell table:formula="of:=[.G743]-[.H743]" office:value-type="float" office:value="-15.5850074197049" calcext:value-type="float">
            <text:p>-15.5850074197</text:p>
          </table:table-cell>
          <table:table-cell table:formula="of:=([.A743]-(([.B743]+[.D743])/2))^2" office:value-type="float" office:value="13.9705088312091" calcext:value-type="float">
            <text:p>13.9705088312</text:p>
          </table:table-cell>
          <table:table-cell table:formula="of:=([.A743]-100.04)^2" office:value-type="float" office:value="353.8161" calcext:value-type="float">
            <text:p>353.8161</text:p>
          </table:table-cell>
        </table:table-row>
        <table:table-row table:style-name="ro1">
          <table:table-cell office:value-type="float" office:value="119.02" calcext:value-type="float">
            <text:p>119.02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19.02" calcext:value-type="float">
            <text:p>119.02</text:p>
          </table:table-cell>
          <table:table-cell office:value-type="float" office:value="109.820571899414" calcext:value-type="float">
            <text:p>109.8205718994</text:p>
          </table:table-cell>
          <table:table-cell/>
          <table:table-cell table:formula="of:=[.A744]-[.C744]" office:value-type="float" office:value="0" calcext:value-type="float">
            <text:p>0</text:p>
          </table:table-cell>
          <table:table-cell table:formula="of:=([.A744]-[.B744])^2" office:value-type="float" office:value="48.7008985094908" calcext:value-type="float">
            <text:p>48.7008985095</text:p>
          </table:table-cell>
          <table:table-cell table:formula="of:=([.C744]-[.D744])^2" office:value-type="float" office:value="84.6294773778501" calcext:value-type="float">
            <text:p>84.6294773779</text:p>
          </table:table-cell>
          <table:table-cell table:formula="of:=[.G744]-[.H744]" office:value-type="float" office:value="-35.9285788683593" calcext:value-type="float">
            <text:p>-35.9285788684</text:p>
          </table:table-cell>
          <table:table-cell table:formula="of:=([.A744]-(([.B744]+[.D744])/2))^2" office:value-type="float" office:value="65.4321718066368" calcext:value-type="float">
            <text:p>65.4321718066</text:p>
          </table:table-cell>
          <table:table-cell table:formula="of:=([.A744]-100.04)^2" office:value-type="float" office:value="360.2404" calcext:value-type="float">
            <text:p>360.2404</text:p>
          </table:table-cell>
        </table:table-row>
        <table:table-row table:style-name="ro1">
          <table:table-cell office:value-type="float" office:value="119.44" calcext:value-type="float">
            <text:p>119.44</text:p>
          </table:table-cell>
          <table:table-cell office:value-type="float" office:value="116.24341583252" calcext:value-type="float">
            <text:p>116.2434158325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5.519577026367" calcext:value-type="float">
            <text:p>115.5195770264</text:p>
          </table:table-cell>
          <table:table-cell/>
          <table:table-cell table:formula="of:=[.A745]-[.C745]" office:value-type="float" office:value="0" calcext:value-type="float">
            <text:p>0</text:p>
          </table:table-cell>
          <table:table-cell table:formula="of:=([.A745]-[.B745])^2" office:value-type="float" office:value="10.2181503397868" calcext:value-type="float">
            <text:p>10.2181503398</text:p>
          </table:table-cell>
          <table:table-cell table:formula="of:=([.C745]-[.D745])^2" office:value-type="float" office:value="15.3697162921879" calcext:value-type="float">
            <text:p>15.3697162922</text:p>
          </table:table-cell>
          <table:table-cell table:formula="of:=[.G745]-[.H745]" office:value-type="float" office:value="-5.15156595240114" calcext:value-type="float">
            <text:p>-5.1515659524</text:p>
          </table:table-cell>
          <table:table-cell table:formula="of:=([.A745]-(([.B745]+[.D745])/2))^2" office:value-type="float" office:value="12.6629476616643" calcext:value-type="float">
            <text:p>12.6629476617</text:p>
          </table:table-cell>
          <table:table-cell table:formula="of:=([.A745]-100.04)^2" office:value-type="float" office:value="376.36" calcext:value-type="float">
            <text:p>376.36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94.8218612670899" calcext:value-type="float">
            <text:p>94.8218612671</text:p>
          </table:table-cell>
          <table:table-cell office:value-type="float" office:value="119.5" calcext:value-type="float">
            <text:p>119.5</text:p>
          </table:table-cell>
          <table:table-cell office:value-type="float" office:value="98.6016006469727" calcext:value-type="float">
            <text:p>98.601600647</text:p>
          </table:table-cell>
          <table:table-cell/>
          <table:table-cell table:formula="of:=[.A746]-[.C746]" office:value-type="float" office:value="0" calcext:value-type="float">
            <text:p>0</text:p>
          </table:table-cell>
          <table:table-cell table:formula="of:=([.A746]-[.B746])^2" office:value-type="float" office:value="609.010531320761" calcext:value-type="float">
            <text:p>609.0105313208</text:p>
          </table:table-cell>
          <table:table-cell table:formula="of:=([.C746]-[.D746])^2" office:value-type="float" office:value="436.743095518614" calcext:value-type="float">
            <text:p>436.7430955186</text:p>
          </table:table-cell>
          <table:table-cell table:formula="of:=[.G746]-[.H746]" office:value-type="float" office:value="172.267435802147" calcext:value-type="float">
            <text:p>172.2674358021</text:p>
          </table:table-cell>
          <table:table-cell table:formula="of:=([.A746]-(([.B746]+[.D746])/2))^2" office:value-type="float" office:value="519.305205974728" calcext:value-type="float">
            <text:p>519.3052059747</text:p>
          </table:table-cell>
          <table:table-cell table:formula="of:=([.A746]-100.04)^2" office:value-type="float" office:value="378.6916" calcext:value-type="float">
            <text:p>378.6916</text:p>
          </table:table-cell>
        </table:table-row>
        <table:table-row table:style-name="ro1">
          <table:table-cell office:value-type="float" office:value="119.71" calcext:value-type="float">
            <text:p>119.71</text:p>
          </table:table-cell>
          <table:table-cell office:value-type="float" office:value="112.073753356934" calcext:value-type="float">
            <text:p>112.0737533569</text:p>
          </table:table-cell>
          <table:table-cell office:value-type="float" office:value="119.71" calcext:value-type="float">
            <text:p>119.71</text:p>
          </table:table-cell>
          <table:table-cell office:value-type="float" office:value="109.820571899414" calcext:value-type="float">
            <text:p>109.8205718994</text:p>
          </table:table-cell>
          <table:table-cell/>
          <table:table-cell table:formula="of:=[.A747]-[.C747]" office:value-type="float" office:value="0" calcext:value-type="float">
            <text:p>0</text:p>
          </table:table-cell>
          <table:table-cell table:formula="of:=([.A747]-[.B747])^2" office:value-type="float" office:value="58.3122627937429" calcext:value-type="float">
            <text:p>58.3122627937</text:p>
          </table:table-cell>
          <table:table-cell table:formula="of:=([.C747]-[.D747])^2" office:value-type="float" office:value="97.8007881566587" calcext:value-type="float">
            <text:p>97.8007881567</text:p>
          </table:table-cell>
          <table:table-cell table:formula="of:=[.G747]-[.H747]" office:value-type="float" office:value="-39.4885253629158" calcext:value-type="float">
            <text:p>-39.4885253629</text:p>
          </table:table-cell>
          <table:table-cell table:formula="of:=([.A747]-(([.B747]+[.D747])/2))^2" office:value-type="float" office:value="76.7873188050733" calcext:value-type="float">
            <text:p>76.7873188051</text:p>
          </table:table-cell>
          <table:table-cell table:formula="of:=([.A747]-100.04)^2" office:value-type="float" office:value="386.908899999999" calcext:value-type="float">
            <text:p>386.9089</text:p>
          </table:table-cell>
        </table:table-row>
        <table:table-row table:style-name="ro1">
          <table:table-cell office:value-type="float" office:value="119.72" calcext:value-type="float">
            <text:p>119.72</text:p>
          </table:table-cell>
          <table:table-cell office:value-type="float" office:value="111.869255065918" calcext:value-type="float">
            <text:p>111.8692550659</text:p>
          </table:table-cell>
          <table:table-cell office:value-type="float" office:value="119.72" calcext:value-type="float">
            <text:p>119.72</text:p>
          </table:table-cell>
          <table:table-cell office:value-type="float" office:value="109.59122467041" calcext:value-type="float">
            <text:p>109.5912246704</text:p>
          </table:table-cell>
          <table:table-cell/>
          <table:table-cell table:formula="of:=[.A748]-[.C748]" office:value-type="float" office:value="0" calcext:value-type="float">
            <text:p>0</text:p>
          </table:table-cell>
          <table:table-cell table:formula="of:=([.A748]-[.B748])^2" office:value-type="float" office:value="61.6341960200147" calcext:value-type="float">
            <text:p>61.63419602</text:p>
          </table:table-cell>
          <table:table-cell table:formula="of:=([.C748]-[.D748])^2" office:value-type="float" office:value="102.592089677308" calcext:value-type="float">
            <text:p>102.5920896773</text:p>
          </table:table-cell>
          <table:table-cell table:formula="of:=[.G748]-[.H748]" office:value-type="float" office:value="-40.9578936572932" calcext:value-type="float">
            <text:p>-40.9578936573</text:p>
          </table:table-cell>
          <table:table-cell table:formula="of:=([.A748]-(([.B748]+[.D748])/2))^2" office:value-type="float" office:value="80.8157872279469" calcext:value-type="float">
            <text:p>80.8157872279</text:p>
          </table:table-cell>
          <table:table-cell table:formula="of:=([.A748]-100.04)^2" office:value-type="float" office:value="387.3024" calcext:value-type="float">
            <text:p>387.3024</text:p>
          </table:table-cell>
        </table:table-row>
        <table:table-row table:style-name="ro1">
          <table:table-cell office:value-type="float" office:value="119.87" calcext:value-type="float">
            <text:p>119.87</text:p>
          </table:table-cell>
          <table:table-cell office:value-type="float" office:value="111.838775634766" calcext:value-type="float">
            <text:p>111.8387756348</text:p>
          </table:table-cell>
          <table:table-cell office:value-type="float" office:value="119.87" calcext:value-type="float">
            <text:p>119.87</text:p>
          </table:table-cell>
          <table:table-cell office:value-type="float" office:value="111.287612915039" calcext:value-type="float">
            <text:p>111.287612915</text:p>
          </table:table-cell>
          <table:table-cell/>
          <table:table-cell table:formula="of:=[.A749]-[.C749]" office:value-type="float" office:value="0" calcext:value-type="float">
            <text:p>0</text:p>
          </table:table-cell>
          <table:table-cell table:formula="of:=([.A749]-[.B749])^2" office:value-type="float" office:value="64.5005648047344" calcext:value-type="float">
            <text:p>64.5005648047</text:p>
          </table:table-cell>
          <table:table-cell table:formula="of:=([.C749]-[.D749])^2" office:value-type="float" office:value="73.6573680761044" calcext:value-type="float">
            <text:p>73.6573680761</text:p>
          </table:table-cell>
          <table:table-cell table:formula="of:=[.G749]-[.H749]" office:value-type="float" office:value="-9.15680327137001" calcext:value-type="float">
            <text:p>-9.1568032714</text:p>
          </table:table-cell>
          <table:table-cell table:formula="of:=([.A749]-(([.B749]+[.D749])/2))^2" office:value-type="float" office:value="69.0030213545153" calcext:value-type="float">
            <text:p>69.0030213545</text:p>
          </table:table-cell>
          <table:table-cell table:formula="of:=([.A749]-100.04)^2" office:value-type="float" office:value="393.2289" calcext:value-type="float">
            <text:p>393.2289</text:p>
          </table:table-cell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104.071701049805" calcext:value-type="float">
            <text:p>104.0717010498</text:p>
          </table:table-cell>
          <table:table-cell office:value-type="float" office:value="120.1" calcext:value-type="float">
            <text:p>120.1</text:p>
          </table:table-cell>
          <table:table-cell office:value-type="float" office:value="103.373847961426" calcext:value-type="float">
            <text:p>103.3738479614</text:p>
          </table:table-cell>
          <table:table-cell/>
          <table:table-cell table:formula="of:=[.A750]-[.C750]" office:value-type="float" office:value="0" calcext:value-type="float">
            <text:p>0</text:p>
          </table:table-cell>
          <table:table-cell table:formula="of:=([.A750]-[.B750])^2" office:value-type="float" office:value="256.906367236832" calcext:value-type="float">
            <text:p>256.9063672368</text:p>
          </table:table-cell>
          <table:table-cell table:formula="of:=([.C750]-[.D750])^2" office:value-type="float" office:value="279.7641620175" calcext:value-type="float">
            <text:p>279.7641620175</text:p>
          </table:table-cell>
          <table:table-cell table:formula="of:=[.G750]-[.H750]" office:value-type="float" office:value="-22.8577947806684" calcext:value-type="float">
            <text:p>-22.8577947807</text:p>
          </table:table-cell>
          <table:table-cell table:formula="of:=([.A750]-(([.B750]+[.D750])/2))^2" office:value-type="float" office:value="268.213514893926" calcext:value-type="float">
            <text:p>268.2135148939</text:p>
          </table:table-cell>
          <table:table-cell table:formula="of:=([.A750]-100.04)^2" office:value-type="float" office:value="402.4036" calcext:value-type="float">
            <text:p>402.4036</text:p>
          </table:table-cell>
        </table:table-row>
        <table:table-row table:style-name="ro1">
          <table:table-cell office:value-type="float" office:value="120.12" calcext:value-type="float">
            <text:p>120.12</text:p>
          </table:table-cell>
          <table:table-cell office:value-type="float" office:value="112.682731628418" calcext:value-type="float">
            <text:p>112.6827316284</text:p>
          </table:table-cell>
          <table:table-cell office:value-type="float" office:value="120.12" calcext:value-type="float">
            <text:p>120.12</text:p>
          </table:table-cell>
          <table:table-cell office:value-type="float" office:value="110.913940429688" calcext:value-type="float">
            <text:p>110.9139404297</text:p>
          </table:table-cell>
          <table:table-cell/>
          <table:table-cell table:formula="of:=[.A751]-[.C751]" office:value-type="float" office:value="0" calcext:value-type="float">
            <text:p>0</text:p>
          </table:table-cell>
          <table:table-cell table:formula="of:=([.A751]-[.B751])^2" office:value-type="float" office:value="55.3129608309345" calcext:value-type="float">
            <text:p>55.3129608309</text:p>
          </table:table-cell>
          <table:table-cell table:formula="of:=([.C751]-[.D751])^2" office:value-type="float" office:value="84.7515328121425" calcext:value-type="float">
            <text:p>84.7515328121</text:p>
          </table:table-cell>
          <table:table-cell table:formula="of:=[.G751]-[.H751]" office:value-type="float" office:value="-29.4385719812079" calcext:value-type="float">
            <text:p>-29.4385719812</text:p>
          </table:table-cell>
          <table:table-cell table:formula="of:=([.A751]-(([.B751]+[.D751])/2))^2" office:value-type="float" office:value="69.2500912453619" calcext:value-type="float">
            <text:p>69.2500912454</text:p>
          </table:table-cell>
          <table:table-cell table:formula="of:=([.A751]-100.04)^2" office:value-type="float" office:value="403.2064" calcext:value-type="float">
            <text:p>403.2064</text:p>
          </table:table-cell>
        </table:table-row>
        <table:table-row table:style-name="ro1">
          <table:table-cell office:value-type="float" office:value="121.06" calcext:value-type="float">
            <text:p>121.06</text:p>
          </table:table-cell>
          <table:table-cell office:value-type="float" office:value="94.1882934570313" calcext:value-type="float">
            <text:p>94.188293457</text:p>
          </table:table-cell>
          <table:table-cell office:value-type="float" office:value="121.06" calcext:value-type="float">
            <text:p>121.06</text:p>
          </table:table-cell>
          <table:table-cell office:value-type="float" office:value="94.9623718261719" calcext:value-type="float">
            <text:p>94.9623718262</text:p>
          </table:table-cell>
          <table:table-cell/>
          <table:table-cell table:formula="of:=[.A752]-[.C752]" office:value-type="float" office:value="0" calcext:value-type="float">
            <text:p>0</text:p>
          </table:table-cell>
          <table:table-cell table:formula="of:=([.A752]-[.B752])^2" office:value-type="float" office:value="722.08861253143" calcext:value-type="float">
            <text:p>722.0886125314</text:p>
          </table:table-cell>
          <table:table-cell table:formula="of:=([.C752]-[.D752])^2" office:value-type="float" office:value="681.086196299388" calcext:value-type="float">
            <text:p>681.0861962994</text:p>
          </table:table-cell>
          <table:table-cell table:formula="of:=[.G752]-[.H752]" office:value-type="float" office:value="41.002416232042" calcext:value-type="float">
            <text:p>41.002416232</text:p>
          </table:table-cell>
          <table:table-cell table:formula="of:=([.A752]-(([.B752]+[.D752])/2))^2" office:value-type="float" office:value="701.437605085016" calcext:value-type="float">
            <text:p>701.437605085</text:p>
          </table:table-cell>
          <table:table-cell table:formula="of:=([.A752]-100.04)^2" office:value-type="float" office:value="441.8404" calcext:value-type="float">
            <text:p>441.8404</text:p>
          </table:table-cell>
        </table:table-row>
        <table:table-row table:style-name="ro1">
          <table:table-cell office:value-type="float" office:value="121.11" calcext:value-type="float">
            <text:p>121.11</text:p>
          </table:table-cell>
          <table:table-cell office:value-type="float" office:value="104.780914306641" calcext:value-type="float">
            <text:p>104.7809143066</text:p>
          </table:table-cell>
          <table:table-cell office:value-type="float" office:value="121.11" calcext:value-type="float">
            <text:p>121.11</text:p>
          </table:table-cell>
          <table:table-cell office:value-type="float" office:value="105.563133239746" calcext:value-type="float">
            <text:p>105.5631332397</text:p>
          </table:table-cell>
          <table:table-cell/>
          <table:table-cell table:formula="of:=[.A753]-[.C753]" office:value-type="float" office:value="0" calcext:value-type="float">
            <text:p>0</text:p>
          </table:table-cell>
          <table:table-cell table:formula="of:=([.A753]-[.B753])^2" office:value-type="float" office:value="266.639039581074" calcext:value-type="float">
            <text:p>266.6390395811</text:p>
          </table:table-cell>
          <table:table-cell table:formula="of:=([.C753]-[.D753])^2" office:value-type="float" office:value="241.705066061088" calcext:value-type="float">
            <text:p>241.7050660611</text:p>
          </table:table-cell>
          <table:table-cell table:formula="of:=[.G753]-[.H753]" office:value-type="float" office:value="24.933973519986" calcext:value-type="float">
            <text:p>24.93397352</text:p>
          </table:table-cell>
          <table:table-cell table:formula="of:=([.A753]-(([.B753]+[.D753])/2))^2" office:value-type="float" office:value="254.019086206254" calcext:value-type="float">
            <text:p>254.0190862063</text:p>
          </table:table-cell>
          <table:table-cell table:formula="of:=([.A753]-100.04)^2" office:value-type="float" office:value="443.9449" calcext:value-type="float">
            <text:p>443.9449</text:p>
          </table:table-cell>
        </table:table-row>
        <table:table-row table:style-name="ro1">
          <table:table-cell office:value-type="float" office:value="121.165" calcext:value-type="float">
            <text:p>121.165</text:p>
          </table:table-cell>
          <table:table-cell office:value-type="float" office:value="112.350112915039" calcext:value-type="float">
            <text:p>112.350112915</text:p>
          </table:table-cell>
          <table:table-cell office:value-type="float" office:value="121.165" calcext:value-type="float">
            <text:p>121.165</text:p>
          </table:table-cell>
          <table:table-cell office:value-type="float" office:value="112.691131591797" calcext:value-type="float">
            <text:p>112.6911315918</text:p>
          </table:table-cell>
          <table:table-cell/>
          <table:table-cell table:formula="of:=[.A754]-[.C754]" office:value-type="float" office:value="0" calcext:value-type="float">
            <text:p>0</text:p>
          </table:table-cell>
          <table:table-cell table:formula="of:=([.A754]-[.B754])^2" office:value-type="float" office:value="77.702234320611" calcext:value-type="float">
            <text:p>77.7022343206</text:p>
          </table:table-cell>
          <table:table-cell table:formula="of:=([.C754]-[.D754])^2" office:value-type="float" office:value="71.8064457995428" calcext:value-type="float">
            <text:p>71.8064457995</text:p>
          </table:table-cell>
          <table:table-cell table:formula="of:=[.G754]-[.H754]" office:value-type="float" office:value="5.89578852106817" calcext:value-type="float">
            <text:p>5.8957885211</text:p>
          </table:table-cell>
          <table:table-cell table:formula="of:=([.A754]-(([.B754]+[.D754])/2))^2" office:value-type="float" office:value="74.7252666256025" calcext:value-type="float">
            <text:p>74.7252666256</text:p>
          </table:table-cell>
          <table:table-cell table:formula="of:=([.A754]-100.04)^2" office:value-type="float" office:value="446.265624999999" calcext:value-type="float">
            <text:p>446.265625</text:p>
          </table:table-cell>
        </table:table-row>
        <table:table-row table:style-name="ro1">
          <table:table-cell office:value-type="float" office:value="121.22" calcext:value-type="float">
            <text:p>121.22</text:p>
          </table:table-cell>
          <table:table-cell office:value-type="float" office:value="110.374626159668" calcext:value-type="float">
            <text:p>110.3746261597</text:p>
          </table:table-cell>
          <table:table-cell office:value-type="float" office:value="121.22" calcext:value-type="float">
            <text:p>121.22</text:p>
          </table:table-cell>
          <table:table-cell office:value-type="float" office:value="108.081352233887" calcext:value-type="float">
            <text:p>108.0813522339</text:p>
          </table:table-cell>
          <table:table-cell/>
          <table:table-cell table:formula="of:=[.A755]-[.C755]" office:value-type="float" office:value="0" calcext:value-type="float">
            <text:p>0</text:p>
          </table:table-cell>
          <table:table-cell table:formula="of:=([.A755]-[.B755])^2" office:value-type="float" office:value="117.622133736558" calcext:value-type="float">
            <text:p>117.6221337366</text:p>
          </table:table-cell>
          <table:table-cell table:formula="of:=([.C755]-[.D755])^2" office:value-type="float" office:value="172.624065121993" calcext:value-type="float">
            <text:p>172.624065122</text:p>
          </table:table-cell>
          <table:table-cell table:formula="of:=[.G755]-[.H755]" office:value-type="float" office:value="-55.0019313854352" calcext:value-type="float">
            <text:p>-55.0019313854</text:p>
          </table:table-cell>
          <table:table-cell table:formula="of:=([.A755]-(([.B755]+[.D755])/2))^2" office:value-type="float" office:value="143.808323104609" calcext:value-type="float">
            <text:p>143.8083231046</text:p>
          </table:table-cell>
          <table:table-cell table:formula="of:=([.A755]-100.04)^2" office:value-type="float" office:value="448.5924" calcext:value-type="float">
            <text:p>448.5924</text:p>
          </table:table-cell>
        </table:table-row>
        <table:table-row table:style-name="ro1">
          <table:table-cell office:value-type="float" office:value="121.23" calcext:value-type="float">
            <text:p>121.23</text:p>
          </table:table-cell>
          <table:table-cell office:value-type="float" office:value="111.503646850586" calcext:value-type="float">
            <text:p>111.5036468506</text:p>
          </table:table-cell>
          <table:table-cell office:value-type="float" office:value="121.23" calcext:value-type="float">
            <text:p>121.23</text:p>
          </table:table-cell>
          <table:table-cell office:value-type="float" office:value="108.408889770508" calcext:value-type="float">
            <text:p>108.4088897705</text:p>
          </table:table-cell>
          <table:table-cell/>
          <table:table-cell table:formula="of:=[.A756]-[.C756]" office:value-type="float" office:value="0" calcext:value-type="float">
            <text:p>0</text:p>
          </table:table-cell>
          <table:table-cell table:formula="of:=([.A756]-[.B756])^2" office:value-type="float" office:value="94.6019455871169" calcext:value-type="float">
            <text:p>94.6019455871</text:p>
          </table:table-cell>
          <table:table-cell table:formula="of:=([.C756]-[.D756])^2" office:value-type="float" office:value="164.380867516789" calcext:value-type="float">
            <text:p>164.3808675168</text:p>
          </table:table-cell>
          <table:table-cell table:formula="of:=[.G756]-[.H756]" office:value-type="float" office:value="-69.7789219296724" calcext:value-type="float">
            <text:p>-69.7789219297</text:p>
          </table:table-cell>
          <table:table-cell table:formula="of:=([.A756]-(([.B756]+[.D756])/2))^2" office:value-type="float" office:value="127.09702620578" calcext:value-type="float">
            <text:p>127.0970262058</text:p>
          </table:table-cell>
          <table:table-cell table:formula="of:=([.A756]-100.04)^2" office:value-type="float" office:value="449.0161" calcext:value-type="float">
            <text:p>449.0161</text:p>
          </table:table-cell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112.041397094727" calcext:value-type="float">
            <text:p>112.0413970947</text:p>
          </table:table-cell>
          <table:table-cell office:value-type="float" office:value="121.6" calcext:value-type="float">
            <text:p>121.6</text:p>
          </table:table-cell>
          <table:table-cell office:value-type="float" office:value="105.851776123047" calcext:value-type="float">
            <text:p>105.851776123</text:p>
          </table:table-cell>
          <table:table-cell/>
          <table:table-cell table:formula="of:=[.A757]-[.C757]" office:value-type="float" office:value="0" calcext:value-type="float">
            <text:p>0</text:p>
          </table:table-cell>
          <table:table-cell table:formula="of:=([.A757]-[.B757])^2" office:value-type="float" office:value="91.3668895007017" calcext:value-type="float">
            <text:p>91.3668895007</text:p>
          </table:table-cell>
          <table:table-cell table:formula="of:=([.C757]-[.D757])^2" office:value-type="float" office:value="248.006555278636" calcext:value-type="float">
            <text:p>248.0065552786</text:p>
          </table:table-cell>
          <table:table-cell table:formula="of:=[.G757]-[.H757]" office:value-type="float" office:value="-156.639665777935" calcext:value-type="float">
            <text:p>-156.6396657779</text:p>
          </table:table-cell>
          <table:table-cell table:formula="of:=([.A757]-(([.B757]+[.D757])/2))^2" office:value-type="float" office:value="160.108870446405" calcext:value-type="float">
            <text:p>160.1088704464</text:p>
          </table:table-cell>
          <table:table-cell table:formula="of:=([.A757]-100.04)^2" office:value-type="float" office:value="464.8336" calcext:value-type="float">
            <text:p>464.8336</text:p>
          </table:table-cell>
        </table:table-row>
        <table:table-row table:style-name="ro1">
          <table:table-cell office:value-type="float" office:value="121.84" calcext:value-type="float">
            <text:p>121.84</text:p>
          </table:table-cell>
          <table:table-cell office:value-type="float" office:value="111.762176513672" calcext:value-type="float">
            <text:p>111.7621765137</text:p>
          </table:table-cell>
          <table:table-cell office:value-type="float" office:value="121.84" calcext:value-type="float">
            <text:p>121.84</text:p>
          </table:table-cell>
          <table:table-cell office:value-type="float" office:value="108.341117858887" calcext:value-type="float">
            <text:p>108.3411178589</text:p>
          </table:table-cell>
          <table:table-cell/>
          <table:table-cell table:formula="of:=[.A758]-[.C758]" office:value-type="float" office:value="0" calcext:value-type="float">
            <text:p>0</text:p>
          </table:table-cell>
          <table:table-cell table:formula="of:=([.A758]-[.B758])^2" office:value-type="float" office:value="101.562526221587" calcext:value-type="float">
            <text:p>101.5625262216</text:p>
          </table:table-cell>
          <table:table-cell table:formula="of:=([.C758]-[.D758])^2" office:value-type="float" office:value="182.219819059667" calcext:value-type="float">
            <text:p>182.2198190597</text:p>
          </table:table-cell>
          <table:table-cell table:formula="of:=[.G758]-[.H758]" office:value-type="float" office:value="-80.6572928380803" calcext:value-type="float">
            <text:p>-80.6572928381</text:p>
          </table:table-cell>
          <table:table-cell table:formula="of:=([.A758]-(([.B758]+[.D758])/2))^2" office:value-type="float" office:value="138.965262060757" calcext:value-type="float">
            <text:p>138.9652620608</text:p>
          </table:table-cell>
          <table:table-cell table:formula="of:=([.A758]-100.04)^2" office:value-type="float" office:value="475.24" calcext:value-type="float">
            <text:p>475.24</text:p>
          </table:table-cell>
        </table:table-row>
        <table:table-row table:style-name="ro1">
          <table:table-cell office:value-type="float" office:value="121.84" calcext:value-type="float">
            <text:p>121.84</text:p>
          </table:table-cell>
          <table:table-cell office:value-type="float" office:value="110.1533203125" calcext:value-type="float">
            <text:p>110.1533203125</text:p>
          </table:table-cell>
          <table:table-cell office:value-type="float" office:value="121.84" calcext:value-type="float">
            <text:p>121.84</text:p>
          </table:table-cell>
          <table:table-cell office:value-type="float" office:value="105.802406311035" calcext:value-type="float">
            <text:p>105.802406311</text:p>
          </table:table-cell>
          <table:table-cell/>
          <table:table-cell table:formula="of:=[.A759]-[.C759]" office:value-type="float" office:value="0" calcext:value-type="float">
            <text:p>0</text:p>
          </table:table-cell>
          <table:table-cell table:formula="of:=([.A759]-[.B759])^2" office:value-type="float" office:value="136.578482118225" calcext:value-type="float">
            <text:p>136.5784821182</text:p>
          </table:table-cell>
          <table:table-cell table:formula="of:=([.C759]-[.D759])^2" office:value-type="float" office:value="257.204411332325" calcext:value-type="float">
            <text:p>257.2044113323</text:p>
          </table:table-cell>
          <table:table-cell table:formula="of:=[.G759]-[.H759]" office:value-type="float" office:value="-120.6259292141" calcext:value-type="float">
            <text:p>-120.6259292141</text:p>
          </table:table-cell>
          <table:table-cell table:formula="of:=([.A759]-(([.B759]+[.D759])/2))^2" office:value-type="float" office:value="192.158833563239" calcext:value-type="float">
            <text:p>192.1588335632</text:p>
          </table:table-cell>
          <table:table-cell table:formula="of:=([.A759]-100.04)^2" office:value-type="float" office:value="475.24" calcext:value-type="float">
            <text:p>475.24</text:p>
          </table:table-cell>
        </table:table-row>
        <table:table-row table:style-name="ro1">
          <table:table-cell office:value-type="float" office:value="121.92" calcext:value-type="float">
            <text:p>121.92</text:p>
          </table:table-cell>
          <table:table-cell office:value-type="float" office:value="111.86742401123" calcext:value-type="float">
            <text:p>111.8674240112</text:p>
          </table:table-cell>
          <table:table-cell office:value-type="float" office:value="121.92" calcext:value-type="float">
            <text:p>121.92</text:p>
          </table:table-cell>
          <table:table-cell office:value-type="float" office:value="110.794273376465" calcext:value-type="float">
            <text:p>110.7942733765</text:p>
          </table:table-cell>
          <table:table-cell/>
          <table:table-cell table:formula="of:=[.A760]-[.C760]" office:value-type="float" office:value="0" calcext:value-type="float">
            <text:p>0</text:p>
          </table:table-cell>
          <table:table-cell table:formula="of:=([.A760]-[.B760])^2" office:value-type="float" office:value="101.054284009986" calcext:value-type="float">
            <text:p>101.05428401</text:p>
          </table:table-cell>
          <table:table-cell table:formula="of:=([.C760]-[.D760])^2" office:value-type="float" office:value="123.781792901639" calcext:value-type="float">
            <text:p>123.7817929016</text:p>
          </table:table-cell>
          <table:table-cell table:formula="of:=[.G760]-[.H760]" office:value-type="float" office:value="-22.7275088916533" calcext:value-type="float">
            <text:p>-22.7275088917</text:p>
          </table:table-cell>
          <table:table-cell table:formula="of:=([.A760]-(([.B760]+[.D760])/2))^2" office:value-type="float" office:value="112.130125384588" calcext:value-type="float">
            <text:p>112.1301253846</text:p>
          </table:table-cell>
          <table:table-cell table:formula="of:=([.A760]-100.04)^2" office:value-type="float" office:value="478.7344" calcext:value-type="float">
            <text:p>478.7344</text:p>
          </table:table-cell>
        </table:table-row>
        <table:table-row table:style-name="ro1">
          <table:table-cell office:value-type="float" office:value="122.01" calcext:value-type="float">
            <text:p>122.01</text:p>
          </table:table-cell>
          <table:table-cell office:value-type="float" office:value="112.98046875" calcext:value-type="float">
            <text:p>112.98046875</text:p>
          </table:table-cell>
          <table:table-cell office:value-type="float" office:value="122.01" calcext:value-type="float">
            <text:p>122.01</text:p>
          </table:table-cell>
          <table:table-cell office:value-type="float" office:value="111.895072937012" calcext:value-type="float">
            <text:p>111.895072937</text:p>
          </table:table-cell>
          <table:table-cell/>
          <table:table-cell table:formula="of:=[.A761]-[.C761]" office:value-type="float" office:value="0" calcext:value-type="float">
            <text:p>0</text:p>
          </table:table-cell>
          <table:table-cell table:formula="of:=([.A761]-[.B761])^2" office:value-type="float" office:value="81.5324345947267" calcext:value-type="float">
            <text:p>81.5324345947</text:p>
          </table:table-cell>
          <table:table-cell table:formula="of:=([.C761]-[.D761])^2" office:value-type="float" office:value="102.311749489573" calcext:value-type="float">
            <text:p>102.3117494896</text:p>
          </table:table-cell>
          <table:table-cell table:formula="of:=[.G761]-[.H761]" office:value-type="float" office:value="-20.7793148948462" calcext:value-type="float">
            <text:p>-20.7793148948</text:p>
          </table:table-cell>
          <table:table-cell table:formula="of:=([.A761]-(([.B761]+[.D761])/2))^2" office:value-type="float" office:value="91.6275710244366" calcext:value-type="float">
            <text:p>91.6275710244</text:p>
          </table:table-cell>
          <table:table-cell table:formula="of:=([.A761]-100.04)^2" office:value-type="float" office:value="482.6809" calcext:value-type="float">
            <text:p>482.6809</text:p>
          </table:table-cell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103.808525085449" calcext:value-type="float">
            <text:p>103.8085250855</text:p>
          </table:table-cell>
          <table:table-cell office:value-type="float" office:value="122.2" calcext:value-type="float">
            <text:p>122.2</text:p>
          </table:table-cell>
          <table:table-cell office:value-type="float" office:value="103.944458007813" calcext:value-type="float">
            <text:p>103.9444580078</text:p>
          </table:table-cell>
          <table:table-cell/>
          <table:table-cell table:formula="of:=[.A762]-[.C762]" office:value-type="float" office:value="0" calcext:value-type="float">
            <text:p>0</text:p>
          </table:table-cell>
          <table:table-cell table:formula="of:=([.A762]-[.B762])^2" office:value-type="float" office:value="338.246349532551" calcext:value-type="float">
            <text:p>338.2463495326</text:p>
          </table:table-cell>
          <table:table-cell table:formula="of:=([.C762]-[.D762])^2" office:value-type="float" office:value="333.264813428521" calcext:value-type="float">
            <text:p>333.2648134285</text:p>
          </table:table-cell>
          <table:table-cell table:formula="of:=[.G762]-[.H762]" office:value-type="float" office:value="4.98153610402949" calcext:value-type="float">
            <text:p>4.981536104</text:p>
          </table:table-cell>
          <table:table-cell table:formula="of:=([.A762]-(([.B762]+[.D762])/2))^2" office:value-type="float" office:value="335.75096204069" calcext:value-type="float">
            <text:p>335.7509620407</text:p>
          </table:table-cell>
          <table:table-cell table:formula="of:=([.A762]-100.04)^2" office:value-type="float" office:value="491.0656" calcext:value-type="float">
            <text:p>491.0656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115.483055114746" calcext:value-type="float">
            <text:p>115.4830551147</text:p>
          </table:table-cell>
          <table:table-cell office:value-type="float" office:value="122.4" calcext:value-type="float">
            <text:p>122.4</text:p>
          </table:table-cell>
          <table:table-cell office:value-type="float" office:value="112.184501647949" calcext:value-type="float">
            <text:p>112.184501648</text:p>
          </table:table-cell>
          <table:table-cell/>
          <table:table-cell table:formula="of:=[.A763]-[.C763]" office:value-type="float" office:value="0" calcext:value-type="float">
            <text:p>0</text:p>
          </table:table-cell>
          <table:table-cell table:formula="of:=([.A763]-[.B763])^2" office:value-type="float" office:value="47.8441265456403" calcext:value-type="float">
            <text:p>47.8441265456</text:p>
          </table:table-cell>
          <table:table-cell table:formula="of:=([.C763]-[.D763])^2" office:value-type="float" office:value="104.356406580752" calcext:value-type="float">
            <text:p>104.3564065808</text:p>
          </table:table-cell>
          <table:table-cell table:formula="of:=[.G763]-[.H763]" office:value-type="float" office:value="-56.5122800351121" calcext:value-type="float">
            <text:p>-56.5122800351</text:p>
          </table:table-cell>
          <table:table-cell table:formula="of:=([.A763]-(([.B763]+[.D763])/2))^2" office:value-type="float" office:value="73.3801528198669" calcext:value-type="float">
            <text:p>73.3801528199</text:p>
          </table:table-cell>
          <table:table-cell table:formula="of:=([.A763]-100.04)^2" office:value-type="float" office:value="499.9696" calcext:value-type="float">
            <text:p>499.9696</text:p>
          </table:table-cell>
        </table:table-row>
        <table:table-row table:style-name="ro1">
          <table:table-cell office:value-type="float" office:value="122.47" calcext:value-type="float">
            <text:p>122.47</text:p>
          </table:table-cell>
          <table:table-cell office:value-type="float" office:value="111.254898071289" calcext:value-type="float">
            <text:p>111.2548980713</text:p>
          </table:table-cell>
          <table:table-cell office:value-type="float" office:value="122.47" calcext:value-type="float">
            <text:p>122.47</text:p>
          </table:table-cell>
          <table:table-cell office:value-type="float" office:value="103.89624786377" calcext:value-type="float">
            <text:p>103.8962478638</text:p>
          </table:table-cell>
          <table:table-cell/>
          <table:table-cell table:formula="of:=[.A764]-[.C764]" office:value-type="float" office:value="0" calcext:value-type="float">
            <text:p>0</text:p>
          </table:table-cell>
          <table:table-cell table:formula="of:=([.A764]-[.B764])^2" office:value-type="float" office:value="125.778511271376" calcext:value-type="float">
            <text:p>125.7785112714</text:p>
          </table:table-cell>
          <table:table-cell table:formula="of:=([.C764]-[.D764])^2" office:value-type="float" office:value="344.984268418126" calcext:value-type="float">
            <text:p>344.9842684181</text:p>
          </table:table-cell>
          <table:table-cell table:formula="of:=[.G764]-[.H764]" office:value-type="float" office:value="-219.20575714675" calcext:value-type="float">
            <text:p>-219.2057571468</text:p>
          </table:table-cell>
          <table:table-cell table:formula="of:=([.A764]-(([.B764]+[.D764])/2))^2" office:value-type="float" office:value="221.843956625594" calcext:value-type="float">
            <text:p>221.8439566256</text:p>
          </table:table-cell>
          <table:table-cell table:formula="of:=([.A764]-100.04)^2" office:value-type="float" office:value="503.1049" calcext:value-type="float">
            <text:p>503.1049</text:p>
          </table:table-cell>
        </table:table-row>
        <table:table-row table:style-name="ro1">
          <table:table-cell office:value-type="float" office:value="124.31" calcext:value-type="float">
            <text:p>124.31</text:p>
          </table:table-cell>
          <table:table-cell office:value-type="float" office:value="103.896789550781" calcext:value-type="float">
            <text:p>103.8967895508</text:p>
          </table:table-cell>
          <table:table-cell office:value-type="float" office:value="124.31" calcext:value-type="float">
            <text:p>124.31</text:p>
          </table:table-cell>
          <table:table-cell office:value-type="float" office:value="104.689735412598" calcext:value-type="float">
            <text:p>104.6897354126</text:p>
          </table:table-cell>
          <table:table-cell/>
          <table:table-cell table:formula="of:=[.A765]-[.C765]" office:value-type="float" office:value="0" calcext:value-type="float">
            <text:p>0</text:p>
          </table:table-cell>
          <table:table-cell table:formula="of:=([.A765]-[.B765])^2" office:value-type="float" office:value="416.699160844094" calcext:value-type="float">
            <text:p>416.6991608441</text:p>
          </table:table-cell>
          <table:table-cell table:formula="of:=([.C765]-[.D765])^2" office:value-type="float" office:value="384.954782479675" calcext:value-type="float">
            <text:p>384.9547824797</text:p>
          </table:table-cell>
          <table:table-cell table:formula="of:=[.G765]-[.H765]" office:value-type="float" office:value="31.744378364419" calcext:value-type="float">
            <text:p>31.7443783644</text:p>
          </table:table-cell>
          <table:table-cell table:formula="of:=([.A765]-(([.B765]+[.D765])/2))^2" office:value-type="float" office:value="400.669780876941" calcext:value-type="float">
            <text:p>400.6697808769</text:p>
          </table:table-cell>
          <table:table-cell table:formula="of:=([.A765]-100.04)^2" office:value-type="float" office:value="589.0329" calcext:value-type="float">
            <text:p>589.0329</text:p>
          </table:table-cell>
        </table:table-row>
        <table:table-row table:style-name="ro1">
          <table:table-cell office:value-type="float" office:value="126.95" calcext:value-type="float">
            <text:p>126.95</text:p>
          </table:table-cell>
          <table:table-cell office:value-type="float" office:value="94.564208984375" calcext:value-type="float">
            <text:p>94.5642089844</text:p>
          </table:table-cell>
          <table:table-cell office:value-type="float" office:value="126.95" calcext:value-type="float">
            <text:p>126.95</text:p>
          </table:table-cell>
          <table:table-cell office:value-type="float" office:value="95.9294128417969" calcext:value-type="float">
            <text:p>95.9294128418</text:p>
          </table:table-cell>
          <table:table-cell/>
          <table:table-cell table:formula="of:=[.A766]-[.C766]" office:value-type="float" office:value="0" calcext:value-type="float">
            <text:p>0</text:p>
          </table:table-cell>
          <table:table-cell table:formula="of:=([.A766]-[.B766])^2" office:value-type="float" office:value="1048.83945970774" calcext:value-type="float">
            <text:p>1048.8394597077</text:p>
          </table:table-cell>
          <table:table-cell table:formula="of:=([.C766]-[.D766])^2" office:value-type="float" office:value="962.276827639677" calcext:value-type="float">
            <text:p>962.2768276397</text:p>
          </table:table-cell>
          <table:table-cell table:formula="of:=[.G766]-[.H766]" office:value-type="float" office:value="86.5626320680605" calcext:value-type="float">
            <text:p>86.5626320681</text:p>
          </table:table-cell>
          <table:table-cell table:formula="of:=([.A766]-(([.B766]+[.D766])/2))^2" office:value-type="float" office:value="1005.09219828063" calcext:value-type="float">
            <text:p>1005.0921982806</text:p>
          </table:table-cell>
          <table:table-cell table:formula="of:=([.A766]-100.04)^2" office:value-type="float" office:value="724.1481" calcext:value-type="float">
            <text:p>724.1481</text:p>
          </table:table-cell>
        </table:table-row>
        <table:table-row table:style-name="ro1">
          <table:table-cell office:value-type="float" office:value="127.06" calcext:value-type="float">
            <text:p>127.06</text:p>
          </table:table-cell>
          <table:table-cell office:value-type="float" office:value="115.695381164551" calcext:value-type="float">
            <text:p>115.6953811646</text:p>
          </table:table-cell>
          <table:table-cell office:value-type="float" office:value="127.06" calcext:value-type="float">
            <text:p>127.06</text:p>
          </table:table-cell>
          <table:table-cell office:value-type="float" office:value="115.391418457031" calcext:value-type="float">
            <text:p>115.391418457</text:p>
          </table:table-cell>
          <table:table-cell/>
          <table:table-cell table:formula="of:=[.A767]-[.C767]" office:value-type="float" office:value="0" calcext:value-type="float">
            <text:p>0</text:p>
          </table:table-cell>
          <table:table-cell table:formula="of:=([.A767]-[.B767])^2" office:value-type="float" office:value="129.154561275047" calcext:value-type="float">
            <text:p>129.154561275</text:p>
          </table:table-cell>
          <table:table-cell table:formula="of:=([.C767]-[.D767])^2" office:value-type="float" office:value="136.155795224911" calcext:value-type="float">
            <text:p>136.1557952249</text:p>
          </table:table-cell>
          <table:table-cell table:formula="of:=[.G767]-[.H767]" office:value-type="float" office:value="-7.00123394986383" calcext:value-type="float">
            <text:p>-7.0012339499</text:p>
          </table:table-cell>
          <table:table-cell table:formula="of:=([.A767]-(([.B767]+[.D767])/2))^2" office:value-type="float" office:value="132.632079918088" calcext:value-type="float">
            <text:p>132.6320799181</text:p>
          </table:table-cell>
          <table:table-cell table:formula="of:=([.A767]-100.04)^2" office:value-type="float" office:value="730.0804" calcext:value-type="float">
            <text:p>730.0804</text:p>
          </table:table-cell>
        </table:table-row>
        <table:table-row table:style-name="ro1">
          <table:table-cell office:value-type="float" office:value="127.91" calcext:value-type="float">
            <text:p>127.91</text:p>
          </table:table-cell>
          <table:table-cell office:value-type="float" office:value="113.233276367188" calcext:value-type="float">
            <text:p>113.2332763672</text:p>
          </table:table-cell>
          <table:table-cell office:value-type="float" office:value="127.91" calcext:value-type="float">
            <text:p>127.91</text:p>
          </table:table-cell>
          <table:table-cell office:value-type="float" office:value="111.180335998535" calcext:value-type="float">
            <text:p>111.1803359985</text:p>
          </table:table-cell>
          <table:table-cell/>
          <table:table-cell table:formula="of:=[.A768]-[.C768]" office:value-type="float" office:value="0" calcext:value-type="float">
            <text:p>0</text:p>
          </table:table-cell>
          <table:table-cell table:formula="of:=([.A768]-[.B768])^2" office:value-type="float" office:value="215.406216593957" calcext:value-type="float">
            <text:p>215.406216594</text:p>
          </table:table-cell>
          <table:table-cell table:formula="of:=([.C768]-[.D768])^2" office:value-type="float" office:value="279.881657601909" calcext:value-type="float">
            <text:p>279.8816576019</text:p>
          </table:table-cell>
          <table:table-cell table:formula="of:=[.G768]-[.H768]" office:value-type="float" office:value="-64.4754410079517" calcext:value-type="float">
            <text:p>-64.475441008</text:p>
          </table:table-cell>
          <table:table-cell table:formula="of:=([.A768]-(([.B768]+[.D768])/2))^2" office:value-type="float" office:value="246.590296058622" calcext:value-type="float">
            <text:p>246.5902960586</text:p>
          </table:table-cell>
          <table:table-cell table:formula="of:=([.A768]-100.04)^2" office:value-type="float" office:value="776.736899999999" calcext:value-type="float">
            <text:p>776.7369</text:p>
          </table:table-cell>
        </table:table-row>
        <table:table-row table:style-name="ro1">
          <table:table-cell office:value-type="float" office:value="128.25" calcext:value-type="float">
            <text:p>128.25</text:p>
          </table:table-cell>
          <table:table-cell office:value-type="float" office:value="94.5355606079102" calcext:value-type="float">
            <text:p>94.5355606079</text:p>
          </table:table-cell>
          <table:table-cell office:value-type="float" office:value="128.25" calcext:value-type="float">
            <text:p>128.25</text:p>
          </table:table-cell>
          <table:table-cell office:value-type="float" office:value="94.5134048461914" calcext:value-type="float">
            <text:p>94.5134048462</text:p>
          </table:table-cell>
          <table:table-cell/>
          <table:table-cell table:formula="of:=[.A769]-[.C769]" office:value-type="float" office:value="0" calcext:value-type="float">
            <text:p>0</text:p>
          </table:table-cell>
          <table:table-cell table:formula="of:=([.A769]-[.B769])^2" office:value-type="float" office:value="1136.6634235229" calcext:value-type="float">
            <text:p>1136.6634235229</text:p>
          </table:table-cell>
          <table:table-cell table:formula="of:=([.C769]-[.D769])^2" office:value-type="float" office:value="1138.15785257198" calcext:value-type="float">
            <text:p>1138.157852572</text:p>
          </table:table-cell>
          <table:table-cell table:formula="of:=[.G769]-[.H769]" office:value-type="float" office:value="-1.4944290490821" calcext:value-type="float">
            <text:p>-1.4944290491</text:p>
          </table:table-cell>
          <table:table-cell table:formula="of:=([.A769]-(([.B769]+[.D769])/2))^2" office:value-type="float" office:value="1137.410515328" calcext:value-type="float">
            <text:p>1137.410515328</text:p>
          </table:table-cell>
          <table:table-cell table:formula="of:=([.A769]-100.04)^2" office:value-type="float" office:value="795.8041" calcext:value-type="float">
            <text:p>795.8041</text:p>
          </table:table-cell>
        </table:table-row>
        <table:table-row table:style-name="ro1">
          <table:table-cell office:value-type="float" office:value="128.78" calcext:value-type="float">
            <text:p>128.78</text:p>
          </table:table-cell>
          <table:table-cell office:value-type="float" office:value="117.599090576172" calcext:value-type="float">
            <text:p>117.5990905762</text:p>
          </table:table-cell>
          <table:table-cell office:value-type="float" office:value="128.78" calcext:value-type="float">
            <text:p>128.78</text:p>
          </table:table-cell>
          <table:table-cell office:value-type="float" office:value="100.024070739746" calcext:value-type="float">
            <text:p>100.0240707397</text:p>
          </table:table-cell>
          <table:table-cell/>
          <table:table-cell table:formula="of:=[.A770]-[.C770]" office:value-type="float" office:value="0" calcext:value-type="float">
            <text:p>0</text:p>
          </table:table-cell>
          <table:table-cell table:formula="of:=([.A770]-[.B770])^2" office:value-type="float" office:value="125.012735543849" calcext:value-type="float">
            <text:p>125.0127355438</text:p>
          </table:table-cell>
          <table:table-cell table:formula="of:=([.C770]-[.D770])^2" office:value-type="float" office:value="826.903467620727" calcext:value-type="float">
            <text:p>826.9034676207</text:p>
          </table:table-cell>
          <table:table-cell table:formula="of:=[.G770]-[.H770]" office:value-type="float" office:value="-701.890732076878" calcext:value-type="float">
            <text:p>-701.8907320769</text:p>
          </table:table-cell>
          <table:table-cell table:formula="of:=([.A770]-(([.B770]+[.D770])/2))^2" office:value-type="float" office:value="398.737771019598" calcext:value-type="float">
            <text:p>398.7377710196</text:p>
          </table:table-cell>
          <table:table-cell table:formula="of:=([.A770]-100.04)^2" office:value-type="float" office:value="825.9876" calcext:value-type="float">
            <text:p>825.9876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115.397644042969" calcext:value-type="float">
            <text:p>115.397644043</text:p>
          </table:table-cell>
          <table:table-cell office:value-type="float" office:value="128.8" calcext:value-type="float">
            <text:p>128.8</text:p>
          </table:table-cell>
          <table:table-cell office:value-type="float" office:value="114.873985290527" calcext:value-type="float">
            <text:p>114.8739852905</text:p>
          </table:table-cell>
          <table:table-cell/>
          <table:table-cell table:formula="of:=[.A771]-[.C771]" office:value-type="float" office:value="0" calcext:value-type="float">
            <text:p>0</text:p>
          </table:table-cell>
          <table:table-cell table:formula="of:=([.A771]-[.B771])^2" office:value-type="float" office:value="179.623145198971" calcext:value-type="float">
            <text:p>179.623145199</text:p>
          </table:table-cell>
          <table:table-cell table:formula="of:=([.C771]-[.D771])^2" office:value-type="float" office:value="193.933885688449" calcext:value-type="float">
            <text:p>193.9338856884</text:p>
          </table:table-cell>
          <table:table-cell table:formula="of:=[.G771]-[.H771]" office:value-type="float" office:value="-14.3107404894778" calcext:value-type="float">
            <text:p>-14.3107404895</text:p>
          </table:table-cell>
          <table:table-cell table:formula="of:=([.A771]-(([.B771]+[.D771])/2))^2" office:value-type="float" office:value="186.709960821458" calcext:value-type="float">
            <text:p>186.7099608215</text:p>
          </table:table-cell>
          <table:table-cell table:formula="of:=([.A771]-100.04)^2" office:value-type="float" office:value="827.1376" calcext:value-type="float">
            <text:p>827.1376</text:p>
          </table:table-cell>
        </table:table-row>
        <table:table-row table:style-name="ro1">
          <table:table-cell office:value-type="float" office:value="131.69" calcext:value-type="float">
            <text:p>131.69</text:p>
          </table:table-cell>
          <table:table-cell office:value-type="float" office:value="95.2811813354492" calcext:value-type="float">
            <text:p>95.2811813354</text:p>
          </table:table-cell>
          <table:table-cell office:value-type="float" office:value="131.69" calcext:value-type="float">
            <text:p>131.69</text:p>
          </table:table-cell>
          <table:table-cell office:value-type="float" office:value="100.555038452148" calcext:value-type="float">
            <text:p>100.5550384521</text:p>
          </table:table-cell>
          <table:table-cell/>
          <table:table-cell table:formula="of:=[.A772]-[.C772]" office:value-type="float" office:value="0" calcext:value-type="float">
            <text:p>0</text:p>
          </table:table-cell>
          <table:table-cell table:formula="of:=([.A772]-[.B772])^2" office:value-type="float" office:value="1325.60207654814" calcext:value-type="float">
            <text:p>1325.6020765482</text:p>
          </table:table-cell>
          <table:table-cell table:formula="of:=([.C772]-[.D772])^2" office:value-type="float" office:value="969.385830586195" calcext:value-type="float">
            <text:p>969.3858305862</text:p>
          </table:table-cell>
          <table:table-cell table:formula="of:=[.G772]-[.H772]" office:value-type="float" office:value="356.216245961946" calcext:value-type="float">
            <text:p>356.2162459619</text:p>
          </table:table-cell>
          <table:table-cell table:formula="of:=([.A772]-(([.B772]+[.D772])/2))^2" office:value-type="float" office:value="1140.54056134533" calcext:value-type="float">
            <text:p>1140.5405613453</text:p>
          </table:table-cell>
          <table:table-cell table:formula="of:=([.A772]-100.04)^2" office:value-type="float" office:value="1001.7225" calcext:value-type="float">
            <text:p>1001.7225</text:p>
          </table:table-cell>
        </table:table-row>
        <table:table-row table:style-name="ro1">
          <table:table-cell office:value-type="float" office:value="131.98" calcext:value-type="float">
            <text:p>131.98</text:p>
          </table:table-cell>
          <table:table-cell office:value-type="float" office:value="112.836486816406" calcext:value-type="float">
            <text:p>112.8364868164</text:p>
          </table:table-cell>
          <table:table-cell office:value-type="float" office:value="131.98" calcext:value-type="float">
            <text:p>131.98</text:p>
          </table:table-cell>
          <table:table-cell office:value-type="float" office:value="111.637168884277" calcext:value-type="float">
            <text:p>111.6371688843</text:p>
          </table:table-cell>
          <table:table-cell/>
          <table:table-cell table:formula="of:=[.A773]-[.C773]" office:value-type="float" office:value="0" calcext:value-type="float">
            <text:p>0</text:p>
          </table:table-cell>
          <table:table-cell table:formula="of:=([.A773]-[.B773])^2" office:value-type="float" office:value="366.474097010427" calcext:value-type="float">
            <text:p>366.4740970104</text:p>
          </table:table-cell>
          <table:table-cell table:formula="of:=([.C773]-[.D773])^2" office:value-type="float" office:value="413.830777802813" calcext:value-type="float">
            <text:p>413.8307778028</text:p>
          </table:table-cell>
          <table:table-cell table:formula="of:=[.G773]-[.H773]" office:value-type="float" office:value="-47.3566807923862" calcext:value-type="float">
            <text:p>-47.3566807924</text:p>
          </table:table-cell>
          <table:table-cell table:formula="of:=([.A773]-(([.B773]+[.D773])/2))^2" office:value-type="float" office:value="389.792846531039" calcext:value-type="float">
            <text:p>389.792846531</text:p>
          </table:table-cell>
          <table:table-cell table:formula="of:=([.A773]-100.04)^2" office:value-type="float" office:value="1020.1636" calcext:value-type="float">
            <text:p>1020.1636</text:p>
          </table:table-cell>
        </table:table-row>
        <table:table-row table:style-name="ro1">
          <table:table-cell office:value-type="float" office:value="132.1" calcext:value-type="float">
            <text:p>132.1</text:p>
          </table:table-cell>
          <table:table-cell office:value-type="float" office:value="111.685638427734" calcext:value-type="float">
            <text:p>111.6856384277</text:p>
          </table:table-cell>
          <table:table-cell office:value-type="float" office:value="132.1" calcext:value-type="float">
            <text:p>132.1</text:p>
          </table:table-cell>
          <table:table-cell office:value-type="float" office:value="109.639915466309" calcext:value-type="float">
            <text:p>109.6399154663</text:p>
          </table:table-cell>
          <table:table-cell/>
          <table:table-cell table:formula="of:=[.A774]-[.C774]" office:value-type="float" office:value="0" calcext:value-type="float">
            <text:p>0</text:p>
          </table:table-cell>
          <table:table-cell table:formula="of:=([.A774]-[.B774])^2" office:value-type="float" office:value="416.746158403195" calcext:value-type="float">
            <text:p>416.7461584032</text:p>
          </table:table-cell>
          <table:table-cell table:formula="of:=([.C774]-[.D774])^2" office:value-type="float" office:value="504.455397260564" calcext:value-type="float">
            <text:p>504.4553972606</text:p>
          </table:table-cell>
          <table:table-cell table:formula="of:=[.G774]-[.H774]" office:value-type="float" office:value="-87.7092388573685" calcext:value-type="float">
            <text:p>-87.7092388574</text:p>
          </table:table-cell>
          <table:table-cell table:formula="of:=([.A774]-(([.B774]+[.D774])/2))^2" office:value-type="float" office:value="459.554532223153" calcext:value-type="float">
            <text:p>459.5545322232</text:p>
          </table:table-cell>
          <table:table-cell table:formula="of:=([.A774]-100.04)^2" office:value-type="float" office:value="1027.8436" calcext:value-type="float">
            <text:p>1027.8436</text:p>
          </table:table-cell>
        </table:table-row>
        <table:table-row table:style-name="ro1">
          <table:table-cell office:value-type="float" office:value="132.65" calcext:value-type="float">
            <text:p>132.65</text:p>
          </table:table-cell>
          <table:table-cell office:value-type="float" office:value="103.962211608887" calcext:value-type="float">
            <text:p>103.9622116089</text:p>
          </table:table-cell>
          <table:table-cell office:value-type="float" office:value="132.65" calcext:value-type="float">
            <text:p>132.65</text:p>
          </table:table-cell>
          <table:table-cell office:value-type="float" office:value="103.565841674805" calcext:value-type="float">
            <text:p>103.5658416748</text:p>
          </table:table-cell>
          <table:table-cell/>
          <table:table-cell table:formula="of:=[.A775]-[.C775]" office:value-type="float" office:value="0" calcext:value-type="float">
            <text:p>0</text:p>
          </table:table-cell>
          <table:table-cell table:formula="of:=([.A775]-[.B775])^2" office:value-type="float" office:value="822.989202773294" calcext:value-type="float">
            <text:p>822.9892027733</text:p>
          </table:table-cell>
          <table:table-cell table:formula="of:=([.C775]-[.D775])^2" office:value-type="float" office:value="845.888265485028" calcext:value-type="float">
            <text:p>845.888265485</text:p>
          </table:table-cell>
          <table:table-cell table:formula="of:=[.G775]-[.H775]" office:value-type="float" office:value="-22.8990627117338" calcext:value-type="float">
            <text:p>-22.8990627117</text:p>
          </table:table-cell>
          <table:table-cell table:formula="of:=([.A775]-(([.B775]+[.D775])/2))^2" office:value-type="float" office:value="834.399456848" calcext:value-type="float">
            <text:p>834.399456848</text:p>
          </table:table-cell>
          <table:table-cell table:formula="of:=([.A775]-100.04)^2" office:value-type="float" office:value="1063.4121" calcext:value-type="float">
            <text:p>1063.4121</text:p>
          </table:table-cell>
        </table:table-row>
        <table:table-row table:style-name="ro1">
          <table:table-cell office:value-type="float" office:value="133.55" calcext:value-type="float">
            <text:p>133.55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33.55" calcext:value-type="float">
            <text:p>133.55</text:p>
          </table:table-cell>
          <table:table-cell office:value-type="float" office:value="109.970314025879" calcext:value-type="float">
            <text:p>109.9703140259</text:p>
          </table:table-cell>
          <table:table-cell/>
          <table:table-cell table:formula="of:=[.A776]-[.C776]" office:value-type="float" office:value="0" calcext:value-type="float">
            <text:p>0</text:p>
          </table:table-cell>
          <table:table-cell table:formula="of:=([.A776]-[.B776])^2" office:value-type="float" office:value="477.148614120819" calcext:value-type="float">
            <text:p>477.1486141208</text:p>
          </table:table-cell>
          <table:table-cell table:formula="of:=([.C776]-[.D776])^2" office:value-type="float" office:value="556.001590638164" calcext:value-type="float">
            <text:p>556.0015906382</text:p>
          </table:table-cell>
          <table:table-cell table:formula="of:=[.G776]-[.H776]" office:value-type="float" office:value="-78.8529765173444" calcext:value-type="float">
            <text:p>-78.8529765173</text:p>
          </table:table-cell>
          <table:table-cell table:formula="of:=([.A776]-(([.B776]+[.D776])/2))^2" office:value-type="float" office:value="515.821718059877" calcext:value-type="float">
            <text:p>515.8217180599</text:p>
          </table:table-cell>
          <table:table-cell table:formula="of:=([.A776]-100.04)^2" office:value-type="float" office:value="1122.9201" calcext:value-type="float">
            <text:p>1122.9201</text:p>
          </table:table-cell>
        </table:table-row>
        <table:table-row table:style-name="ro1">
          <table:table-cell office:value-type="float" office:value="135.13" calcext:value-type="float">
            <text:p>135.13</text:p>
          </table:table-cell>
          <table:table-cell office:value-type="float" office:value="94.4778900146484" calcext:value-type="float">
            <text:p>94.4778900146</text:p>
          </table:table-cell>
          <table:table-cell office:value-type="float" office:value="135.13" calcext:value-type="float">
            <text:p>135.13</text:p>
          </table:table-cell>
          <table:table-cell office:value-type="float" office:value="95.9881439208984" calcext:value-type="float">
            <text:p>95.9881439209</text:p>
          </table:table-cell>
          <table:table-cell/>
          <table:table-cell table:formula="of:=[.A777]-[.C777]" office:value-type="float" office:value="0" calcext:value-type="float">
            <text:p>0</text:p>
          </table:table-cell>
          <table:table-cell table:formula="of:=([.A777]-[.B777])^2" office:value-type="float" office:value="1652.59404626112" calcext:value-type="float">
            <text:p>1652.5940462611</text:p>
          </table:table-cell>
          <table:table-cell table:formula="of:=([.C777]-[.D777])^2" office:value-type="float" office:value="1532.0848973171" calcext:value-type="float">
            <text:p>1532.0848973171</text:p>
          </table:table-cell>
          <table:table-cell table:formula="of:=[.G777]-[.H777]" office:value-type="float" office:value="120.50914894402" calcext:value-type="float">
            <text:p>120.509148944</text:p>
          </table:table-cell>
          <table:table-cell table:formula="of:=([.A777]-(([.B777]+[.D777])/2))^2" office:value-type="float" office:value="1591.76925507377" calcext:value-type="float">
            <text:p>1591.7692550738</text:p>
          </table:table-cell>
          <table:table-cell table:formula="of:=([.A777]-100.04)^2" office:value-type="float" office:value="1231.3081" calcext:value-type="float">
            <text:p>1231.3081</text:p>
          </table:table-cell>
        </table:table-row>
        <table:table-row table:style-name="ro1">
          <table:table-cell office:value-type="float" office:value="135.14" calcext:value-type="float">
            <text:p>135.14</text:p>
          </table:table-cell>
          <table:table-cell office:value-type="float" office:value="112.124145507813" calcext:value-type="float">
            <text:p>112.1241455078</text:p>
          </table:table-cell>
          <table:table-cell office:value-type="float" office:value="135.14" calcext:value-type="float">
            <text:p>135.14</text:p>
          </table:table-cell>
          <table:table-cell office:value-type="float" office:value="110.092666625977" calcext:value-type="float">
            <text:p>110.092666626</text:p>
          </table:table-cell>
          <table:table-cell/>
          <table:table-cell table:formula="of:=[.A778]-[.C778]" office:value-type="float" office:value="0" calcext:value-type="float">
            <text:p>0</text:p>
          </table:table-cell>
          <table:table-cell table:formula="of:=([.A778]-[.B778])^2" office:value-type="float" office:value="529.729558005547" calcext:value-type="float">
            <text:p>529.7295580055</text:p>
          </table:table-cell>
          <table:table-cell table:formula="of:=([.C778]-[.D778])^2" office:value-type="float" office:value="627.368909149468" calcext:value-type="float">
            <text:p>627.3689091495</text:p>
          </table:table-cell>
          <table:table-cell table:formula="of:=[.G778]-[.H778]" office:value-type="float" office:value="-97.6393511439207" calcext:value-type="float">
            <text:p>-97.6393511439</text:p>
          </table:table-cell>
          <table:table-cell table:formula="of:=([.A778]-(([.B778]+[.D778])/2))^2" office:value-type="float" office:value="577.517506965671" calcext:value-type="float">
            <text:p>577.5175069657</text:p>
          </table:table-cell>
          <table:table-cell table:formula="of:=([.A778]-100.04)^2" office:value-type="float" office:value="1232.01" calcext:value-type="float">
            <text:p>1232.01</text:p>
          </table:table-cell>
        </table:table-row>
        <table:table-row table:style-name="ro1">
          <table:table-cell office:value-type="float" office:value="136.24" calcext:value-type="float">
            <text:p>136.24</text:p>
          </table:table-cell>
          <table:table-cell office:value-type="float" office:value="104.506454467773" calcext:value-type="float">
            <text:p>104.5064544678</text:p>
          </table:table-cell>
          <table:table-cell office:value-type="float" office:value="136.24" calcext:value-type="float">
            <text:p>136.24</text:p>
          </table:table-cell>
          <table:table-cell office:value-type="float" office:value="104.080276489258" calcext:value-type="float">
            <text:p>104.0802764893</text:p>
          </table:table-cell>
          <table:table-cell/>
          <table:table-cell table:formula="of:=[.A779]-[.C779]" office:value-type="float" office:value="0" calcext:value-type="float">
            <text:p>0</text:p>
          </table:table-cell>
          <table:table-cell table:formula="of:=([.A779]-[.B779])^2" office:value-type="float" office:value="1007.0179120459" calcext:value-type="float">
            <text:p>1007.0179120459</text:p>
          </table:table-cell>
          <table:table-cell table:formula="of:=([.C779]-[.D779])^2" office:value-type="float" office:value="1034.24781628738" calcext:value-type="float">
            <text:p>1034.2478162874</text:p>
          </table:table-cell>
          <table:table-cell table:formula="of:=[.G779]-[.H779]" office:value-type="float" office:value="-27.2299042414875" calcext:value-type="float">
            <text:p>-27.2299042415</text:p>
          </table:table-cell>
          <table:table-cell table:formula="of:=([.A779]-(([.B779]+[.D779])/2))^2" office:value-type="float" office:value="1020.5874572493" calcext:value-type="float">
            <text:p>1020.5874572493</text:p>
          </table:table-cell>
          <table:table-cell table:formula="of:=([.A779]-100.04)^2" office:value-type="float" office:value="1310.44" calcext:value-type="float">
            <text:p>1310.44</text:p>
          </table:table-cell>
        </table:table-row>
        <table:table-row table:style-name="ro1">
          <table:table-cell office:value-type="float" office:value="136.41" calcext:value-type="float">
            <text:p>136.41</text:p>
          </table:table-cell>
          <table:table-cell office:value-type="float" office:value="111.706268310547" calcext:value-type="float">
            <text:p>111.7062683105</text:p>
          </table:table-cell>
          <table:table-cell office:value-type="float" office:value="136.41" calcext:value-type="float">
            <text:p>136.41</text:p>
          </table:table-cell>
          <table:table-cell office:value-type="float" office:value="107.95085144043" calcext:value-type="float">
            <text:p>107.9508514404</text:p>
          </table:table-cell>
          <table:table-cell/>
          <table:table-cell table:formula="of:=[.A780]-[.C780]" office:value-type="float" office:value="0" calcext:value-type="float">
            <text:p>0</text:p>
          </table:table-cell>
          <table:table-cell table:formula="of:=([.A780]-[.B780])^2" office:value-type="float" office:value="610.27435938449" calcext:value-type="float">
            <text:p>610.2743593845</text:p>
          </table:table-cell>
          <table:table-cell table:formula="of:=([.C780]-[.D780])^2" office:value-type="float" office:value="809.923136735693" calcext:value-type="float">
            <text:p>809.9231367357</text:p>
          </table:table-cell>
          <table:table-cell table:formula="of:=[.G780]-[.H780]" office:value-type="float" office:value="-199.648777351202" calcext:value-type="float">
            <text:p>-199.6487773512</text:p>
          </table:table-cell>
          <table:table-cell table:formula="of:=([.A780]-(([.B780]+[.D780])/2))^2" office:value-type="float" office:value="706.572959093001" calcext:value-type="float">
            <text:p>706.572959093</text:p>
          </table:table-cell>
          <table:table-cell table:formula="of:=([.A780]-100.04)^2" office:value-type="float" office:value="1322.7769" calcext:value-type="float">
            <text:p>1322.7769</text:p>
          </table:table-cell>
        </table:table-row>
        <table:table-row table:style-name="ro1">
          <table:table-cell office:value-type="float" office:value="137.49" calcext:value-type="float">
            <text:p>137.49</text:p>
          </table:table-cell>
          <table:table-cell office:value-type="float" office:value="112.095474243164" calcext:value-type="float">
            <text:p>112.0954742432</text:p>
          </table:table-cell>
          <table:table-cell office:value-type="float" office:value="137.49" calcext:value-type="float">
            <text:p>137.49</text:p>
          </table:table-cell>
          <table:table-cell office:value-type="float" office:value="110.083198547363" calcext:value-type="float">
            <text:p>110.0831985474</text:p>
          </table:table-cell>
          <table:table-cell/>
          <table:table-cell table:formula="of:=[.A781]-[.C781]" office:value-type="float" office:value="0" calcext:value-type="float">
            <text:p>0</text:p>
          </table:table-cell>
          <table:table-cell table:formula="of:=([.A781]-[.B781])^2" office:value-type="float" office:value="644.881938414604" calcext:value-type="float">
            <text:p>644.8819384146</text:p>
          </table:table-cell>
          <table:table-cell table:formula="of:=([.C781]-[.D781])^2" office:value-type="float" office:value="751.132765864251" calcext:value-type="float">
            <text:p>751.1327658643</text:p>
          </table:table-cell>
          <table:table-cell table:formula="of:=[.G781]-[.H781]" office:value-type="float" office:value="-106.250827449646" calcext:value-type="float">
            <text:p>-106.2508274496</text:p>
          </table:table-cell>
          <table:table-cell table:formula="of:=([.A781]-(([.B781]+[.D781])/2))^2" office:value-type="float" office:value="696.99503877045" calcext:value-type="float">
            <text:p>696.9950387705</text:p>
          </table:table-cell>
          <table:table-cell table:formula="of:=([.A781]-100.04)^2" office:value-type="float" office:value="1402.5025" calcext:value-type="float">
            <text:p>1402.5025</text:p>
          </table:table-cell>
        </table:table-row>
        <table:table-row table:style-name="ro1">
          <table:table-cell office:value-type="float" office:value="141.09" calcext:value-type="float">
            <text:p>141.09</text:p>
          </table:table-cell>
          <table:table-cell office:value-type="float" office:value="111.427955627441" calcext:value-type="float">
            <text:p>111.4279556274</text:p>
          </table:table-cell>
          <table:table-cell office:value-type="float" office:value="141.09" calcext:value-type="float">
            <text:p>141.09</text:p>
          </table:table-cell>
          <table:table-cell office:value-type="float" office:value="102.346794128418" calcext:value-type="float">
            <text:p>102.3467941284</text:p>
          </table:table-cell>
          <table:table-cell/>
          <table:table-cell table:formula="of:=[.A782]-[.C782]" office:value-type="float" office:value="0" calcext:value-type="float">
            <text:p>0</text:p>
          </table:table-cell>
          <table:table-cell table:formula="of:=([.A782]-[.B782])^2" office:value-type="float" office:value="879.836876359635" calcext:value-type="float">
            <text:p>879.8368763596</text:p>
          </table:table-cell>
          <table:table-cell table:formula="of:=([.C782]-[.D782])^2" office:value-type="float" office:value="1501.03600120779" calcext:value-type="float">
            <text:p>1501.0360012078</text:p>
          </table:table-cell>
          <table:table-cell table:formula="of:=[.G782]-[.H782]" office:value-type="float" office:value="-621.199124848153" calcext:value-type="float">
            <text:p>-621.1991248482</text:p>
          </table:table-cell>
          <table:table-cell table:formula="of:=([.A782]-(([.B782]+[.D782])/2))^2" office:value-type="float" office:value="1169.81956524088" calcext:value-type="float">
            <text:p>1169.8195652409</text:p>
          </table:table-cell>
          <table:table-cell table:formula="of:=([.A782]-100.04)^2" office:value-type="float" office:value="1685.1025" calcext:value-type="float">
            <text:p>1685.1025</text:p>
          </table:table-cell>
        </table:table-row>
        <table:table-row table:style-name="ro1">
          <table:table-cell office:value-type="float" office:value="147.22" calcext:value-type="float">
            <text:p>147.22</text:p>
          </table:table-cell>
          <table:table-cell office:value-type="float" office:value="102.922569274902" calcext:value-type="float">
            <text:p>102.9225692749</text:p>
          </table:table-cell>
          <table:table-cell office:value-type="float" office:value="147.22" calcext:value-type="float">
            <text:p>147.22</text:p>
          </table:table-cell>
          <table:table-cell office:value-type="float" office:value="102.390808105469" calcext:value-type="float">
            <text:p>102.3908081055</text:p>
          </table:table-cell>
          <table:table-cell/>
          <table:table-cell table:formula="of:=[.A783]-[.C783]" office:value-type="float" office:value="0" calcext:value-type="float">
            <text:p>0</text:p>
          </table:table-cell>
          <table:table-cell table:formula="of:=([.A783]-[.B783])^2" office:value-type="float" office:value="1962.26236884483" calcext:value-type="float">
            <text:p>1962.2623688448</text:p>
          </table:table-cell>
          <table:table-cell table:formula="of:=([.C783]-[.D783])^2" office:value-type="float" office:value="2009.65644591671" calcext:value-type="float">
            <text:p>2009.6564459167</text:p>
          </table:table-cell>
          <table:table-cell table:formula="of:=[.G783]-[.H783]" office:value-type="float" office:value="-47.3940770718805" calcext:value-type="float">
            <text:p>-47.3940770719</text:p>
          </table:table-cell>
          <table:table-cell table:formula="of:=([.A783]-(([.B783]+[.D783])/2))^2" office:value-type="float" office:value="1985.88871489544" calcext:value-type="float">
            <text:p>1985.8887148954</text:p>
          </table:table-cell>
          <table:table-cell table:formula="of:=([.A783]-100.04)^2" office:value-type="float" office:value="2225.9524" calcext:value-type="float">
            <text:p>2225.9524</text:p>
          </table:table-cell>
        </table:table-row>
        <table:table-row table:style-name="ro1">
          <table:table-cell office:value-type="float" office:value="153.51" calcext:value-type="float">
            <text:p>153.51</text:p>
          </table:table-cell>
          <table:table-cell office:value-type="float" office:value="111.762176513672" calcext:value-type="float">
            <text:p>111.7621765137</text:p>
          </table:table-cell>
          <table:table-cell office:value-type="float" office:value="153.51" calcext:value-type="float">
            <text:p>153.51</text:p>
          </table:table-cell>
          <table:table-cell office:value-type="float" office:value="108.027275085449" calcext:value-type="float">
            <text:p>108.0272750855</text:p>
          </table:table-cell>
          <table:table-cell/>
          <table:table-cell table:formula="of:=[.A784]-[.C784]" office:value-type="float" office:value="0" calcext:value-type="float">
            <text:p>0</text:p>
          </table:table-cell>
          <table:table-cell table:formula="of:=([.A784]-[.B784])^2" office:value-type="float" office:value="1742.88076584561" calcext:value-type="float">
            <text:p>1742.8807658456</text:p>
          </table:table-cell>
          <table:table-cell table:formula="of:=([.C784]-[.D784])^2" office:value-type="float" office:value="2068.6782656527" calcext:value-type="float">
            <text:p>2068.6782656527</text:p>
          </table:table-cell>
          <table:table-cell table:formula="of:=[.G784]-[.H784]" office:value-type="float" office:value="-325.797499807088" calcext:value-type="float">
            <text:p>-325.7974998071</text:p>
          </table:table-cell>
          <table:table-cell table:formula="of:=([.A784]-(([.B784]+[.D784])/2))^2" office:value-type="float" office:value="1902.29214357952" calcext:value-type="float">
            <text:p>1902.2921435795</text:p>
          </table:table-cell>
          <table:table-cell table:formula="of:=([.A784]-100.04)^2" office:value-type="float" office:value="2859.0409" calcext:value-type="float">
            <text:p>2859.0409</text:p>
          </table:table-cell>
        </table:table-row>
        <table:table-row table:style-name="ro1">
          <table:table-cell table:formula="of:=SUM([.A2:.A784])" office:value-type="float" office:value="78335.6247380952" calcext:value-type="float">
            <text:p>78335.6247380952</text:p>
          </table:table-cell>
          <table:table-cell table:number-columns-repeated="5"/>
          <table:table-cell table:formula="of:=SUM([.G2:.G784])" office:value-type="float" office:value="39750.3169140171" calcext:value-type="float">
            <text:p>39750.3169140171</text:p>
          </table:table-cell>
          <table:table-cell table:formula="of:=SUM([.H2:.H784])" office:value-type="float" office:value="52561.901274343" calcext:value-type="float">
            <text:p>52561.901274343</text:p>
          </table:table-cell>
          <table:table-cell table:formula="of:=SUM([.I2:.I784])" office:value-type="float" office:value="-12811.5843603258" calcext:value-type="float">
            <text:p>-12811.5843603258</text:p>
          </table:table-cell>
          <table:table-cell table:formula="of:=SUM([.J2:.J784])" office:value-type="float" office:value="43967.0575939034" calcext:value-type="float">
            <text:p>43967.0575939034</text:p>
          </table:table-cell>
          <table:table-cell table:formula="of:=SUM([.K2:.K784])" office:value-type="float" office:value="114216.485867894" calcext:value-type="float">
            <text:p>114216.485867894</text:p>
          </table:table-cell>
        </table:table-row>
        <table:table-row table:style-name="ro1">
          <table:table-cell table:formula="of:=[.A785]/783" office:value-type="float" office:value="100.045497749802" calcext:value-type="float">
            <text:p>100.045497749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pca_r2</text:p>
          </table:table-cell>
          <table:table-cell table:formula="of:=1-([.H785]/[.K785])" office:value-type="float" office:value="0.539804601105154" calcext:value-type="float">
            <text:p>0.5398046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normal_r2</text:p>
          </table:table-cell>
          <table:table-cell table:formula="of:=1-([.G785]/[.K785])" office:value-type="float" office:value="0.651973910666509" calcext:value-type="float">
            <text:p>0.65197391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avg_r2</text:p>
          </table:table-cell>
          <table:table-cell table:formula="of:=1-([.J785]/[.K785])" office:value-type="float" office:value="0.615055066177076" calcext:value-type="float">
            <text:p>0.615055066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xgb_val.F1:xgb_val.I7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9T13:45:45.013624164</dc:date>
    <meta:editing-duration>PT21M13S</meta:editing-duration>
    <meta:editing-cycles>5</meta:editing-cycles>
    <meta:generator>LibreOffice/5.1.6.2$Linux_X86_64 LibreOffice_project/10m0$Build-2</meta:generator>
    <meta:document-statistic meta:table-count="1" meta:cell-count="7853" meta:object-count="0"/>
  </office:meta>
</office:document-meta>
</file>